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105.76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4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Ballymore" table:style-name="ta2">
        <table:table-column table:style-name="co20" table:default-cell-style-name="Default"/>
        <table:table-column table:style-name="co2" table:number-columns-repeated="3" table:default-cell-style-name="ce89"/>
        <table:table-column table:style-name="co19" table:default-cell-style-name="ce89"/>
        <table:table-column table:style-name="co16" table:default-cell-style-name="ce89"/>
        <table:table-column table:style-name="co16" table:number-columns-repeated="2" table:default-cell-style-name="Default"/>
        <table:table-row table:style-name="ro25">
          <table:table-cell table:style-name="ce1" office:value-type="string" calcext:value-type="string">
            <text:p>Ballymor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50 Degree Walk Down Ladder - Expanded Metal Trea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W524-X</text:p>
          </table:table-cell>
          <table:table-cell table:style-name="ce8" office:value-type="currency" office:currency="USD" office:value="442" calcext:value-type="currency">
            <text:p>$442.00</text:p>
          </table:table-cell>
          <table:table-cell table:style-name="ce64" office:value-type="currency" office:currency="USD" office:value="596" calcext:value-type="currency">
            <text:p>$596.00</text:p>
          </table:table-cell>
          <table:table-cell table:style-name="ce64" table:formula="of:=[.C5]*0.54" office:value-type="currency" office:currency="USD" office:value="321.84" calcext:value-type="currency">
            <text:p>$321.84</text:p>
          </table:table-cell>
          <table:table-cell table:style-name="ce64" office:value-type="currency" office:currency="USD" office:value="451.76" calcext:value-type="currency">
            <text:p>$451.76</text:p>
          </table:table-cell>
          <table:table-cell table:style-name="ce64" table:formula="of:=[.E5]-[.B5]" office:value-type="currency" office:currency="USD" office:value="9.75999999999999" calcext:value-type="currency">
            <text:p>$9.76</text:p>
          </table:table-cell>
          <table:table-cell table:style-name="ce17" table:formula="of:=[.E5]/[.D5]" office:value-type="float" office:value="1.40367884663187" calcext:value-type="float">
            <text:p>1.4036788466318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24-X</text:p>
          </table:table-cell>
          <table:table-cell table:style-name="ce8" office:value-type="currency" office:currency="USD" office:value="519" calcext:value-type="currency">
            <text:p>$519.00</text:p>
          </table:table-cell>
          <table:table-cell table:style-name="ce64" office:value-type="currency" office:currency="USD" office:value="696" calcext:value-type="currency">
            <text:p>$696.00</text:p>
          </table:table-cell>
          <table:table-cell table:style-name="ce64" table:formula="of:=[.C6]*0.54" office:value-type="currency" office:currency="USD" office:value="375.84" calcext:value-type="currency">
            <text:p>$375.84</text:p>
          </table:table-cell>
          <table:table-cell table:style-name="ce64" office:value-type="currency" office:currency="USD" office:value="527.4" calcext:value-type="currency">
            <text:p>$527.40</text:p>
          </table:table-cell>
          <table:table-cell table:style-name="ce64" table:formula="of:=[.E6]-[.B6]" office:value-type="currency" office:currency="USD" office:value="8.39999999999998" calcext:value-type="currency">
            <text:p>$8.40</text:p>
          </table:table-cell>
          <table:table-cell table:style-name="ce17" table:formula="of:=[.E6]/[.D6]" office:value-type="float" office:value="1.40325670498084" calcext:value-type="float">
            <text:p>1.403256704980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24-X</text:p>
          </table:table-cell>
          <table:table-cell table:style-name="ce8" office:value-type="currency" office:currency="USD" office:value="557" calcext:value-type="currency">
            <text:p>$557.00</text:p>
          </table:table-cell>
          <table:table-cell table:style-name="ce64" office:value-type="currency" office:currency="USD" office:value="746" calcext:value-type="currency">
            <text:p>$746.00</text:p>
          </table:table-cell>
          <table:table-cell table:style-name="ce64" table:formula="of:=[.C7]*0.54" office:value-type="currency" office:currency="USD" office:value="402.84" calcext:value-type="currency">
            <text:p>$402.84</text:p>
          </table:table-cell>
          <table:table-cell table:style-name="ce64" office:value-type="currency" office:currency="USD" office:value="564.18" calcext:value-type="currency">
            <text:p>$564.18</text:p>
          </table:table-cell>
          <table:table-cell table:style-name="ce64" table:formula="of:=[.E7]-[.B7]" office:value-type="currency" office:currency="USD" office:value="7.17999999999995" calcext:value-type="currency">
            <text:p>$7.18</text:p>
          </table:table-cell>
          <table:table-cell table:style-name="ce17" table:formula="of:=[.E7]/[.D7]" office:value-type="float" office:value="1.40050640452785" calcext:value-type="float">
            <text:p>1.4005064045278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24-X</text:p>
          </table:table-cell>
          <table:table-cell table:style-name="ce8" office:value-type="currency" office:currency="USD" office:value="662" calcext:value-type="currency">
            <text:p>$662.00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C8]*0.54" office:value-type="currency" office:currency="USD" office:value="480.6" calcext:value-type="currency">
            <text:p>$480.60</text:p>
          </table:table-cell>
          <table:table-cell table:style-name="ce64" office:value-type="currency" office:currency="USD" office:value="673.45" calcext:value-type="currency">
            <text:p>$673.45</text:p>
          </table:table-cell>
          <table:table-cell table:style-name="ce64" table:formula="of:=[.E8]-[.B8]" office:value-type="currency" office:currency="USD" office:value="11.45" calcext:value-type="currency">
            <text:p>$11.45</text:p>
          </table:table-cell>
          <table:table-cell table:style-name="ce17" table:formula="of:=[.E8]/[.D8]" office:value-type="float" office:value="1.40126924677486" calcext:value-type="float">
            <text:p>1.401269246774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532-X</text:p>
          </table:table-cell>
          <table:table-cell table:style-name="ce8" office:value-type="currency" office:currency="USD" office:value="477" calcext:value-type="currency">
            <text:p>$477.00</text:p>
          </table:table-cell>
          <table:table-cell table:style-name="ce64" office:value-type="currency" office:currency="USD" office:value="639" calcext:value-type="currency">
            <text:p>$639.00</text:p>
          </table:table-cell>
          <table:table-cell table:style-name="ce64" table:formula="of:=[.C9]*0.54" office:value-type="currency" office:currency="USD" office:value="345.06" calcext:value-type="currency">
            <text:p>$345.06</text:p>
          </table:table-cell>
          <table:table-cell table:style-name="ce64" office:value-type="currency" office:currency="USD" office:value="483.27" calcext:value-type="currency">
            <text:p>$483.27</text:p>
          </table:table-cell>
          <table:table-cell table:style-name="ce64" table:formula="of:=[.E9]-[.B9]" office:value-type="currency" office:currency="USD" office:value="6.26999999999998" calcext:value-type="currency">
            <text:p>$6.27</text:p>
          </table:table-cell>
          <table:table-cell table:style-name="ce17" table:formula="of:=[.E9]/[.D9]" office:value-type="float" office:value="1.40053903668927" calcext:value-type="float">
            <text:p>1.4005390366892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32-X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table:formula="of:=[.C10]*0.54" office:value-type="currency" office:currency="USD" office:value="410.4" calcext:value-type="currency">
            <text:p>$410.40</text:p>
          </table:table-cell>
          <table:table-cell table:style-name="ce64" office:value-type="currency" office:currency="USD" office:value="575.72" calcext:value-type="currency">
            <text:p>$575.72</text:p>
          </table:table-cell>
          <table:table-cell table:style-name="ce64" table:formula="of:=[.E10]-[.B10]" office:value-type="currency" office:currency="USD" office:value="11.72" calcext:value-type="currency">
            <text:p>$11.72</text:p>
          </table:table-cell>
          <table:table-cell table:style-name="ce17" table:formula="of:=[.E10]/[.D10]" office:value-type="float" office:value="1.40282651072125" calcext:value-type="float">
            <text:p>1.4028265107212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32-X</text:p>
          </table:table-cell>
          <table:table-cell table:style-name="ce8" office:value-type="currency" office:currency="USD" office:value="614" calcext:value-type="currency">
            <text:p>$614.00</text:p>
          </table:table-cell>
          <table:table-cell table:style-name="ce64" office:value-type="currency" office:currency="USD" office:value="818" calcext:value-type="currency">
            <text:p>$818.00</text:p>
          </table:table-cell>
          <table:table-cell table:style-name="ce64" table:formula="of:=[.C11]*0.54" office:value-type="currency" office:currency="USD" office:value="441.72" calcext:value-type="currency">
            <text:p>$441.72</text:p>
          </table:table-cell>
          <table:table-cell table:style-name="ce64" office:value-type="currency" office:currency="USD" office:value="618.8" calcext:value-type="currency">
            <text:p>$618.80</text:p>
          </table:table-cell>
          <table:table-cell table:style-name="ce64" table:formula="of:=[.E11]-[.B11]" office:value-type="currency" office:currency="USD" office:value="4.79999999999995" calcext:value-type="currency">
            <text:p>$4.80</text:p>
          </table:table-cell>
          <table:table-cell table:style-name="ce17" table:formula="of:=[.E11]/[.D11]" office:value-type="float" office:value="1.40088744000724" calcext:value-type="float">
            <text:p>1.400887440007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32-X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942" calcext:value-type="currency">
            <text:p>$942.00</text:p>
          </table:table-cell>
          <table:table-cell table:style-name="ce64" table:formula="of:=[.C12]*0.54" office:value-type="currency" office:currency="USD" office:value="508.68" calcext:value-type="currency">
            <text:p>$508.68</text:p>
          </table:table-cell>
          <table:table-cell table:style-name="ce64" office:value-type="currency" office:currency="USD" office:value="705.03" calcext:value-type="currency">
            <text:p>$705.03</text:p>
          </table:table-cell>
          <table:table-cell table:style-name="ce64" table:formula="of:=[.E12]-[.B12]" office:value-type="currency" office:currency="USD" office:value="6.02999999999997" calcext:value-type="currency">
            <text:p>$6.03</text:p>
          </table:table-cell>
          <table:table-cell table:style-name="ce17" table:formula="of:=[.E12]/[.D12]" office:value-type="float" office:value="1.38599905638122" calcext:value-type="float">
            <text:p>1.3859990563812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932-X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1012" calcext:value-type="currency">
            <text:p>$1,012.00</text:p>
          </table:table-cell>
          <table:table-cell table:style-name="ce64" table:formula="of:=[.C13]*0.54" office:value-type="currency" office:currency="USD" office:value="546.48" calcext:value-type="currency">
            <text:p>$546.48</text:p>
          </table:table-cell>
          <table:table-cell table:style-name="ce64" office:value-type="currency" office:currency="USD" office:value="759.18" calcext:value-type="currency">
            <text:p>$759.18</text:p>
          </table:table-cell>
          <table:table-cell table:style-name="ce64" table:formula="of:=[.E13]-[.B13]" office:value-type="currency" office:currency="USD" office:value="60.18" calcext:value-type="currency">
            <text:p>$60.18</text:p>
          </table:table-cell>
          <table:table-cell table:style-name="ce17" table:formula="of:=[.E13]/[.D13]" office:value-type="float" office:value="1.38921826965305" calcext:value-type="float">
            <text:p>1.389218269653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032-X</text:p>
          </table:table-cell>
          <table:table-cell table:style-name="ce8" office:value-type="currency" office:currency="USD" office:value="769" calcext:value-type="currency">
            <text:p>$769.00</text:p>
          </table:table-cell>
          <table:table-cell table:style-name="ce64" office:value-type="currency" office:currency="USD" office:value="1103" calcext:value-type="currency">
            <text:p>$1,103.00</text:p>
          </table:table-cell>
          <table:table-cell table:style-name="ce64" table:formula="of:=[.C14]*0.54" office:value-type="currency" office:currency="USD" office:value="595.62" calcext:value-type="currency">
            <text:p>$595.62</text:p>
          </table:table-cell>
          <table:table-cell table:style-name="ce64" office:value-type="currency" office:currency="USD" office:value="821.27" calcext:value-type="currency">
            <text:p>$821.27</text:p>
          </table:table-cell>
          <table:table-cell table:style-name="ce64" table:formula="of:=[.E14]-[.B14]" office:value-type="currency" office:currency="USD" office:value="52.27" calcext:value-type="currency">
            <text:p>$52.27</text:p>
          </table:table-cell>
          <table:table-cell table:style-name="ce17" table:formula="of:=[.E14]/[.D14]" office:value-type="float" office:value="1.37884893052617" calcext:value-type="float">
            <text:p>1.3788489305261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132-X</text:p>
          </table:table-cell>
          <table:table-cell table:style-name="ce8" office:value-type="currency" office:currency="USD" office:value="829" calcext:value-type="currency">
            <text:p>$829.00</text:p>
          </table:table-cell>
          <table:table-cell table:style-name="ce64" office:value-type="currency" office:currency="USD" office:value="1200" calcext:value-type="currency">
            <text:p>$1,200.00</text:p>
          </table:table-cell>
          <table:table-cell table:style-name="ce64" table:formula="of:=[.C15]*0.54" office:value-type="currency" office:currency="USD" office:value="648" calcext:value-type="currency">
            <text:p>$648.00</text:p>
          </table:table-cell>
          <table:table-cell table:style-name="ce64" office:value-type="currency" office:currency="USD" office:value="891.45" calcext:value-type="currency">
            <text:p>$891.45</text:p>
          </table:table-cell>
          <table:table-cell table:style-name="ce64" table:formula="of:=[.E15]-[.B15]" office:value-type="currency" office:currency="USD" office:value="62.45" calcext:value-type="currency">
            <text:p>$62.45</text:p>
          </table:table-cell>
          <table:table-cell table:style-name="ce17" table:formula="of:=[.E15]/[.D15]" office:value-type="float" office:value="1.37569444444444" calcext:value-type="float">
            <text:p>1.375694444444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232-X</text:p>
          </table:table-cell>
          <table:table-cell table:style-name="ce8" office:value-type="currency" office:currency="USD" office:value="942" calcext:value-type="currency">
            <text:p>$942.00</text:p>
          </table:table-cell>
          <table:table-cell table:style-name="ce64" office:value-type="currency" office:currency="USD" office:value="1284" calcext:value-type="currency">
            <text:p>$1,284.00</text:p>
          </table:table-cell>
          <table:table-cell table:style-name="ce64" table:formula="of:=[.C16]*0.54" office:value-type="currency" office:currency="USD" office:value="693.36" calcext:value-type="currency">
            <text:p>$693.36</text:p>
          </table:table-cell>
          <table:table-cell table:style-name="ce64" office:value-type="currency" office:currency="USD" office:value="954.71" calcext:value-type="currency">
            <text:p>$954.71</text:p>
          </table:table-cell>
          <table:table-cell table:style-name="ce64" table:formula="of:=[.E16]-[.B16]" office:value-type="currency" office:currency="USD" office:value="12.71" calcext:value-type="currency">
            <text:p>$12.71</text:p>
          </table:table-cell>
          <table:table-cell table:style-name="ce17" table:formula="of:=[.E16]/[.D16]" office:value-type="float" office:value="1.37693261797623" calcext:value-type="float">
            <text:p>1.3769326179762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524-X-AD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771" calcext:value-type="currency">
            <text:p>$771.00</text:p>
          </table:table-cell>
          <table:table-cell table:style-name="ce64" table:formula="of:=[.C17]*0.54" office:value-type="currency" office:currency="USD" office:value="416.34" calcext:value-type="currency">
            <text:p>$416.34</text:p>
          </table:table-cell>
          <table:table-cell table:style-name="ce64"/>
          <table:table-cell table:style-name="ce64" table:formula="of:=[.E17]-[.B17]" office:value-type="currency" office:currency="USD" office:value="-699" calcext:value-type="currency">
            <text:p>-$699.00</text:p>
          </table:table-cell>
          <table:table-cell table:style-name="ce17" table:formula="of:=[.E17]/[.D1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624-X-AD</text:p>
          </table:table-cell>
          <table:table-cell table:style-name="ce8" office:value-type="currency" office:currency="USD" office:value="792" calcext:value-type="currency">
            <text:p>$792.00</text:p>
          </table:table-cell>
          <table:table-cell table:style-name="ce64" office:value-type="currency" office:currency="USD" office:value="871" calcext:value-type="currency">
            <text:p>$871.00</text:p>
          </table:table-cell>
          <table:table-cell table:style-name="ce64" table:formula="of:=[.C18]*0.54" office:value-type="currency" office:currency="USD" office:value="470.34" calcext:value-type="currency">
            <text:p>$470.34</text:p>
          </table:table-cell>
          <table:table-cell table:style-name="ce64"/>
          <table:table-cell table:style-name="ce64" table:formula="of:=[.E18]-[.B18]" office:value-type="currency" office:currency="USD" office:value="-792" calcext:value-type="currency">
            <text:p>-$792.00</text:p>
          </table:table-cell>
          <table:table-cell table:style-name="ce17" table:formula="of:=[.E18]/[.D1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724-X-AD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921" calcext:value-type="currency">
            <text:p>$921.00</text:p>
          </table:table-cell>
          <table:table-cell table:style-name="ce64" table:formula="of:=[.C19]*0.54" office:value-type="currency" office:currency="USD" office:value="497.34" calcext:value-type="currency">
            <text:p>$497.34</text:p>
          </table:table-cell>
          <table:table-cell table:style-name="ce64" office:value-type="currency" office:currency="USD" office:value="677.64" calcext:value-type="currency">
            <text:p>$677.64</text:p>
          </table:table-cell>
          <table:table-cell table:style-name="ce64" table:formula="of:=[.E19]-[.B19]" office:value-type="currency" office:currency="USD" office:value="38.64" calcext:value-type="currency">
            <text:p>$38.64</text:p>
          </table:table-cell>
          <table:table-cell table:style-name="ce17" table:formula="of:=[.E19]/[.D19]" office:value-type="float" office:value="1.36252865243093" calcext:value-type="float">
            <text:p>1.3625286524309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24-X-AD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64" office:value-type="currency" office:currency="USD" office:value="1065" calcext:value-type="currency">
            <text:p>$1,065.00</text:p>
          </table:table-cell>
          <table:table-cell table:style-name="ce64" table:formula="of:=[.C20]*0.54" office:value-type="currency" office:currency="USD" office:value="575.1" calcext:value-type="currency">
            <text:p>$575.10</text:p>
          </table:table-cell>
          <table:table-cell table:style-name="ce64"/>
          <table:table-cell table:style-name="ce64" table:formula="of:=[.E20]-[.B20]" office:value-type="currency" office:currency="USD" office:value="-799" calcext:value-type="currency">
            <text:p>-$799.00</text:p>
          </table:table-cell>
          <table:table-cell table:style-name="ce17" table:formula="of:=[.E20]/[.D2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532-X-AD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 office:value-type="currency" office:currency="USD" office:value="814" calcext:value-type="currency">
            <text:p>$814.00</text:p>
          </table:table-cell>
          <table:table-cell table:style-name="ce64" table:formula="of:=[.C21]*0.54" office:value-type="currency" office:currency="USD" office:value="439.56" calcext:value-type="currency">
            <text:p>$439.56</text:p>
          </table:table-cell>
          <table:table-cell table:style-name="ce64"/>
          <table:table-cell table:style-name="ce64" table:formula="of:=[.E21]-[.B21]" office:value-type="currency" office:currency="USD" office:value="-599" calcext:value-type="currency">
            <text:p>-$599.00</text:p>
          </table:table-cell>
          <table:table-cell table:style-name="ce17" table:formula="of:=[.E21]/[.D2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632-X-AD</text:p>
          </table:table-cell>
          <table:table-cell table:style-name="ce8" office:value-type="currency" office:currency="USD" office:value="759" calcext:value-type="currency">
            <text:p>$759.00</text:p>
          </table:table-cell>
          <table:table-cell table:style-name="ce64" office:value-type="currency" office:currency="USD" office:value="935" calcext:value-type="currency">
            <text:p>$935.00</text:p>
          </table:table-cell>
          <table:table-cell table:style-name="ce64" table:formula="of:=[.C22]*0.54" office:value-type="currency" office:currency="USD" office:value="504.9" calcext:value-type="currency">
            <text:p>$504.90</text:p>
          </table:table-cell>
          <table:table-cell table:style-name="ce64"/>
          <table:table-cell table:style-name="ce64" table:formula="of:=[.E22]-[.B22]" office:value-type="currency" office:currency="USD" office:value="-759" calcext:value-type="currency">
            <text:p>-$759.00</text:p>
          </table:table-cell>
          <table:table-cell table:style-name="ce17" table:formula="of:=[.E22]/[.D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732-X-AD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64" office:value-type="currency" office:currency="USD" office:value="993" calcext:value-type="currency">
            <text:p>$993.00</text:p>
          </table:table-cell>
          <table:table-cell table:style-name="ce64" table:formula="of:=[.C23]*0.54" office:value-type="currency" office:currency="USD" office:value="536.22" calcext:value-type="currency">
            <text:p>$536.22</text:p>
          </table:table-cell>
          <table:table-cell table:style-name="ce64"/>
          <table:table-cell table:style-name="ce64" table:formula="of:=[.E23]-[.B23]" office:value-type="currency" office:currency="USD" office:value="-799" calcext:value-type="currency">
            <text:p>-$799.00</text:p>
          </table:table-cell>
          <table:table-cell table:style-name="ce17" table:formula="of:=[.E23]/[.D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832-X-AD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64" office:value-type="currency" office:currency="USD" office:value="1117" calcext:value-type="currency">
            <text:p>$1,117.00</text:p>
          </table:table-cell>
          <table:table-cell table:style-name="ce64" table:formula="of:=[.C24]*0.54" office:value-type="currency" office:currency="USD" office:value="603.18" calcext:value-type="currency">
            <text:p>$603.18</text:p>
          </table:table-cell>
          <table:table-cell table:style-name="ce64"/>
          <table:table-cell table:style-name="ce64" table:formula="of:=[.E24]-[.B24]" office:value-type="currency" office:currency="USD" office:value="-899" calcext:value-type="currency">
            <text:p>-$899.00</text:p>
          </table:table-cell>
          <table:table-cell table:style-name="ce17" table:formula="of:=[.E24]/[.D2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932-X-AD</text:p>
          </table:table-cell>
          <table:table-cell table:style-name="ce8" office:value-type="currency" office:currency="USD" office:value="959" calcext:value-type="currency">
            <text:p>$959.00</text:p>
          </table:table-cell>
          <table:table-cell table:style-name="ce64" office:value-type="currency" office:currency="USD" office:value="1187" calcext:value-type="currency">
            <text:p>$1,187.00</text:p>
          </table:table-cell>
          <table:table-cell table:style-name="ce64" table:formula="of:=[.C25]*0.54" office:value-type="currency" office:currency="USD" office:value="640.98" calcext:value-type="currency">
            <text:p>$640.98</text:p>
          </table:table-cell>
          <table:table-cell table:style-name="ce64"/>
          <table:table-cell table:style-name="ce64" table:formula="of:=[.E25]-[.B25]" office:value-type="currency" office:currency="USD" office:value="-959" calcext:value-type="currency">
            <text:p>-$959.00</text:p>
          </table:table-cell>
          <table:table-cell table:style-name="ce17" table:formula="of:=[.E25]/[.D2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1032-X-AD</text:p>
          </table:table-cell>
          <table:table-cell table:style-name="ce8" office:value-type="currency" office:currency="USD" office:value="995" calcext:value-type="currency">
            <text:p>$995.00</text:p>
          </table:table-cell>
          <table:table-cell table:style-name="ce64" office:value-type="currency" office:currency="USD" office:value="1278" calcext:value-type="currency">
            <text:p>$1,278.00</text:p>
          </table:table-cell>
          <table:table-cell table:style-name="ce64" table:formula="of:=[.C26]*0.54" office:value-type="currency" office:currency="USD" office:value="690.12" calcext:value-type="currency">
            <text:p>$690.12</text:p>
          </table:table-cell>
          <table:table-cell table:style-name="ce64"/>
          <table:table-cell table:style-name="ce64" table:formula="of:=[.E26]-[.B26]" office:value-type="currency" office:currency="USD" office:value="-995" calcext:value-type="currency">
            <text:p>-$995.00</text:p>
          </table:table-cell>
          <table:table-cell table:style-name="ce17" table:formula="of:=[.E26]/[.D2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1132-X-AD</text:p>
          </table:table-cell>
          <table:table-cell table:style-name="ce8" office:value-type="currency" office:currency="USD" office:value="1089" calcext:value-type="currency">
            <text:p>$1,089.00</text:p>
          </table:table-cell>
          <table:table-cell table:style-name="ce64" office:value-type="currency" office:currency="USD" office:value="1375" calcext:value-type="currency">
            <text:p>$1,375.00</text:p>
          </table:table-cell>
          <table:table-cell table:style-name="ce64" table:formula="of:=[.C27]*0.54" office:value-type="currency" office:currency="USD" office:value="742.5" calcext:value-type="currency">
            <text:p>$742.50</text:p>
          </table:table-cell>
          <table:table-cell table:style-name="ce64"/>
          <table:table-cell table:style-name="ce64" table:formula="of:=[.E27]-[.B27]" office:value-type="currency" office:currency="USD" office:value="-1089" calcext:value-type="currency">
            <text:p>-$1,089.00</text:p>
          </table:table-cell>
          <table:table-cell table:style-name="ce17" table:formula="of:=[.E27]/[.D2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1232-X-AD</text:p>
          </table:table-cell>
          <table:table-cell table:style-name="ce8" office:value-type="currency" office:currency="USD" office:value="1149" calcext:value-type="currency">
            <text:p>$1,149.00</text:p>
          </table:table-cell>
          <table:table-cell table:style-name="ce64" office:value-type="currency" office:currency="USD" office:value="1459" calcext:value-type="currency">
            <text:p>$1,459.00</text:p>
          </table:table-cell>
          <table:table-cell table:style-name="ce64" table:formula="of:=[.C28]*0.54" office:value-type="currency" office:currency="USD" office:value="787.86" calcext:value-type="currency">
            <text:p>$787.86</text:p>
          </table:table-cell>
          <table:table-cell table:style-name="ce64"/>
          <table:table-cell table:style-name="ce64" table:formula="of:=[.E28]-[.B28]" office:value-type="currency" office:currency="USD" office:value="-1149" calcext:value-type="currency">
            <text:p>-$1,149.00</text:p>
          </table:table-cell>
          <table:table-cell table:style-name="ce17" table:formula="of:=[.E28]/[.D2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50 Degree Walk Down Ladder - Perforated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W524-P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545" calcext:value-type="currency">
            <text:p>$545.00</text:p>
          </table:table-cell>
          <table:table-cell table:style-name="ce64" table:formula="of:=[.C32]*0.54" office:value-type="currency" office:currency="USD" office:value="294.3" calcext:value-type="currency">
            <text:p>$294.30</text:p>
          </table:table-cell>
          <table:table-cell table:style-name="ce64" office:value-type="currency" office:currency="USD" office:value="412.88" calcext:value-type="currency">
            <text:p>$412.88</text:p>
          </table:table-cell>
          <table:table-cell table:style-name="ce64" table:formula="of:=[.E32]-[.B32]" office:value-type="currency" office:currency="USD" office:value="13.88" calcext:value-type="currency">
            <text:p>$13.88</text:p>
          </table:table-cell>
          <table:table-cell table:style-name="ce17" table:formula="of:=[.E32]/[.D32]" office:value-type="float" office:value="1.40292218824329" calcext:value-type="float">
            <text:p>1.4029221882432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24-P</text:p>
          </table:table-cell>
          <table:table-cell table:style-name="ce8" office:value-type="currency" office:currency="USD" office:value="475" calcext:value-type="currency">
            <text:p>$475.00</text:p>
          </table:table-cell>
          <table:table-cell table:style-name="ce64" office:value-type="currency" office:currency="USD" office:value="636" calcext:value-type="currency">
            <text:p>$636.00</text:p>
          </table:table-cell>
          <table:table-cell table:style-name="ce64" table:formula="of:=[.C33]*0.54" office:value-type="currency" office:currency="USD" office:value="343.44" calcext:value-type="currency">
            <text:p>$343.44</text:p>
          </table:table-cell>
          <table:table-cell table:style-name="ce64" office:value-type="currency" office:currency="USD" office:value="481.17" calcext:value-type="currency">
            <text:p>$481.17</text:p>
          </table:table-cell>
          <table:table-cell table:style-name="ce64" table:formula="of:=[.E33]-[.B33]" office:value-type="currency" office:currency="USD" office:value="6.17000000000002" calcext:value-type="currency">
            <text:p>$6.17</text:p>
          </table:table-cell>
          <table:table-cell table:style-name="ce17" table:formula="of:=[.E33]/[.D33]" office:value-type="float" office:value="1.40103074772886" calcext:value-type="float">
            <text:p>1.401030747728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24-P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 office:value-type="currency" office:currency="USD" office:value="682" calcext:value-type="currency">
            <text:p>$682.00</text:p>
          </table:table-cell>
          <table:table-cell table:style-name="ce64" table:formula="of:=[.C34]*0.54" office:value-type="currency" office:currency="USD" office:value="368.28" calcext:value-type="currency">
            <text:p>$368.28</text:p>
          </table:table-cell>
          <table:table-cell table:style-name="ce64" office:value-type="currency" office:currency="USD" office:value="515.84" calcext:value-type="currency">
            <text:p>$515.84</text:p>
          </table:table-cell>
          <table:table-cell table:style-name="ce64" table:formula="of:=[.E34]-[.B34]" office:value-type="currency" office:currency="USD" office:value="10.84" calcext:value-type="currency">
            <text:p>$10.84</text:p>
          </table:table-cell>
          <table:table-cell table:style-name="ce17" table:formula="of:=[.E34]/[.D34]" office:value-type="float" office:value="1.4006734006734" calcext:value-type="float">
            <text:p>1.400673400673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24-P</text:p>
          </table:table-cell>
          <table:table-cell table:style-name="ce8" office:value-type="currency" office:currency="USD" office:value="608" calcext:value-type="currency">
            <text:p>$608.00</text:p>
          </table:table-cell>
          <table:table-cell table:style-name="ce64" office:value-type="currency" office:currency="USD" office:value="813" calcext:value-type="currency">
            <text:p>$813.00</text:p>
          </table:table-cell>
          <table:table-cell table:style-name="ce64" table:formula="of:=[.C35]*0.54" office:value-type="currency" office:currency="USD" office:value="439.02" calcext:value-type="currency">
            <text:p>$439.02</text:p>
          </table:table-cell>
          <table:table-cell table:style-name="ce64" office:value-type="currency" office:currency="USD" office:value="614.58" calcext:value-type="currency">
            <text:p>$614.58</text:p>
          </table:table-cell>
          <table:table-cell table:style-name="ce64" table:formula="of:=[.E35]-[.B35]" office:value-type="currency" office:currency="USD" office:value="6.58000000000004" calcext:value-type="currency">
            <text:p>$6.58</text:p>
          </table:table-cell>
          <table:table-cell table:style-name="ce17" table:formula="of:=[.E35]/[.D35]" office:value-type="float" office:value="1.39989066557332" calcext:value-type="float">
            <text:p>1.3998906655733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532-P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 office:value-type="currency" office:currency="USD" office:value="585" calcext:value-type="currency">
            <text:p>$585.00</text:p>
          </table:table-cell>
          <table:table-cell table:style-name="ce64" table:formula="of:=[.C36]*0.54" office:value-type="currency" office:currency="USD" office:value="315.9" calcext:value-type="currency">
            <text:p>$315.90</text:p>
          </table:table-cell>
          <table:table-cell table:style-name="ce64" office:value-type="currency" office:currency="USD" office:value="443.35" calcext:value-type="currency">
            <text:p>$443.35</text:p>
          </table:table-cell>
          <table:table-cell table:style-name="ce64" table:formula="of:=[.E36]-[.B36]" office:value-type="currency" office:currency="USD" office:value="8.35000000000002" calcext:value-type="currency">
            <text:p>$8.35</text:p>
          </table:table-cell>
          <table:table-cell table:style-name="ce17" table:formula="of:=[.E36]/[.D36]" office:value-type="float" office:value="1.40345045900601" calcext:value-type="float">
            <text:p>1.4034504590060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32-P</text:p>
          </table:table-cell>
          <table:table-cell table:style-name="ce8" office:value-type="currency" office:currency="USD" office:value="519" calcext:value-type="currency">
            <text:p>$519.00</text:p>
          </table:table-cell>
          <table:table-cell table:style-name="ce64" office:value-type="currency" office:currency="USD" office:value="695" calcext:value-type="currency">
            <text:p>$695.00</text:p>
          </table:table-cell>
          <table:table-cell table:style-name="ce64" table:formula="of:=[.C37]*0.54" office:value-type="currency" office:currency="USD" office:value="375.3" calcext:value-type="currency">
            <text:p>$375.30</text:p>
          </table:table-cell>
          <table:table-cell table:style-name="ce64" office:value-type="currency" office:currency="USD" office:value="525.29" calcext:value-type="currency">
            <text:p>$525.29</text:p>
          </table:table-cell>
          <table:table-cell table:style-name="ce64" table:formula="of:=[.E37]-[.B37]" office:value-type="currency" office:currency="USD" office:value="6.28999999999996" calcext:value-type="currency">
            <text:p>$6.29</text:p>
          </table:table-cell>
          <table:table-cell table:style-name="ce17" table:formula="of:=[.E37]/[.D37]" office:value-type="float" office:value="1.39965361044498" calcext:value-type="float">
            <text:p>1.3996536104449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32-P</text:p>
          </table:table-cell>
          <table:table-cell table:style-name="ce8" office:value-type="currency" office:currency="USD" office:value="554" calcext:value-type="currency">
            <text:p>$554.00</text:p>
          </table:table-cell>
          <table:table-cell table:style-name="ce64" office:value-type="currency" office:currency="USD" office:value="747" calcext:value-type="currency">
            <text:p>$747.00</text:p>
          </table:table-cell>
          <table:table-cell table:style-name="ce64" table:formula="of:=[.C38]*0.54" office:value-type="currency" office:currency="USD" office:value="403.38" calcext:value-type="currency">
            <text:p>$403.38</text:p>
          </table:table-cell>
          <table:table-cell table:style-name="ce64" office:value-type="currency" office:currency="USD" office:value="565.24" calcext:value-type="currency">
            <text:p>$565.24</text:p>
          </table:table-cell>
          <table:table-cell table:style-name="ce64" table:formula="of:=[.E38]-[.B38]" office:value-type="currency" office:currency="USD" office:value="11.24" calcext:value-type="currency">
            <text:p>$11.24</text:p>
          </table:table-cell>
          <table:table-cell table:style-name="ce17" table:formula="of:=[.E38]/[.D38]" office:value-type="float" office:value="1.40125935842134" calcext:value-type="float">
            <text:p>1.4012593584213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32-P</text:p>
          </table:table-cell>
          <table:table-cell table:style-name="ce8" office:value-type="currency" office:currency="USD" office:value="642" calcext:value-type="currency">
            <text:p>$642.00</text:p>
          </table:table-cell>
          <table:table-cell table:style-name="ce64" office:value-type="currency" office:currency="USD" office:value="860" calcext:value-type="currency">
            <text:p>$860.00</text:p>
          </table:table-cell>
          <table:table-cell table:style-name="ce64" table:formula="of:=[.C39]*0.54" office:value-type="currency" office:currency="USD" office:value="464.4" calcext:value-type="currency">
            <text:p>$464.40</text:p>
          </table:table-cell>
          <table:table-cell table:style-name="ce64" office:value-type="currency" office:currency="USD" office:value="650.32" calcext:value-type="currency">
            <text:p>$650.32</text:p>
          </table:table-cell>
          <table:table-cell table:style-name="ce64" table:formula="of:=[.E39]-[.B39]" office:value-type="currency" office:currency="USD" office:value="8.32000000000005" calcext:value-type="currency">
            <text:p>$8.32</text:p>
          </table:table-cell>
          <table:table-cell table:style-name="ce17" table:formula="of:=[.E39]/[.D39]" office:value-type="float" office:value="1.40034453057709" calcext:value-type="float">
            <text:p>1.4003445305770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932-P</text:p>
          </table:table-cell>
          <table:table-cell table:style-name="ce8" office:value-type="currency" office:currency="USD" office:value="679" calcext:value-type="currency">
            <text:p>$679.00</text:p>
          </table:table-cell>
          <table:table-cell table:style-name="ce64" office:value-type="currency" office:currency="USD" office:value="923" calcext:value-type="currency">
            <text:p>$923.00</text:p>
          </table:table-cell>
          <table:table-cell table:style-name="ce64" table:formula="of:=[.C40]*0.54" office:value-type="currency" office:currency="USD" office:value="498.42" calcext:value-type="currency">
            <text:p>$498.42</text:p>
          </table:table-cell>
          <table:table-cell table:style-name="ce64" office:value-type="currency" office:currency="USD" office:value="693.58" calcext:value-type="currency">
            <text:p>$693.58</text:p>
          </table:table-cell>
          <table:table-cell table:style-name="ce64" table:formula="of:=[.E40]-[.B40]" office:value-type="currency" office:currency="USD" office:value="14.58" calcext:value-type="currency">
            <text:p>$14.58</text:p>
          </table:table-cell>
          <table:table-cell table:style-name="ce17" table:formula="of:=[.E40]/[.D40]" office:value-type="float" office:value="1.39155732113479" calcext:value-type="float">
            <text:p>1.3915573211347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032-P</text:p>
          </table:table-cell>
          <table:table-cell table:style-name="ce8" office:value-type="currency" office:currency="USD" office:value="739" calcext:value-type="currency">
            <text:p>$739.00</text:p>
          </table:table-cell>
          <table:table-cell table:style-name="ce64" office:value-type="currency" office:currency="USD" office:value="1007" calcext:value-type="currency">
            <text:p>$1,007.00</text:p>
          </table:table-cell>
          <table:table-cell table:style-name="ce64" table:formula="of:=[.C41]*0.54" office:value-type="currency" office:currency="USD" office:value="543.78" calcext:value-type="currency">
            <text:p>$543.78</text:p>
          </table:table-cell>
          <table:table-cell table:style-name="ce64" office:value-type="currency" office:currency="USD" office:value="755.72" calcext:value-type="currency">
            <text:p>$755.72</text:p>
          </table:table-cell>
          <table:table-cell table:style-name="ce64" table:formula="of:=[.E41]-[.B41]" office:value-type="currency" office:currency="USD" office:value="16.72" calcext:value-type="currency">
            <text:p>$16.72</text:p>
          </table:table-cell>
          <table:table-cell table:style-name="ce17" table:formula="of:=[.E41]/[.D41]" office:value-type="float" office:value="1.38975320901835" calcext:value-type="float">
            <text:p>1.3897532090183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132-P</text:p>
          </table:table-cell>
          <table:table-cell table:style-name="ce8" office:value-type="currency" office:currency="USD" office:value="779" calcext:value-type="currency">
            <text:p>$779.00</text:p>
          </table:table-cell>
          <table:table-cell table:style-name="ce64" office:value-type="currency" office:currency="USD" office:value="1095" calcext:value-type="currency">
            <text:p>$1,095.00</text:p>
          </table:table-cell>
          <table:table-cell table:style-name="ce64" table:formula="of:=[.C42]*0.54" office:value-type="currency" office:currency="USD" office:value="591.3" calcext:value-type="currency">
            <text:p>$591.30</text:p>
          </table:table-cell>
          <table:table-cell table:style-name="ce64" office:value-type="currency" office:currency="USD" office:value="810.94" calcext:value-type="currency">
            <text:p>$810.94</text:p>
          </table:table-cell>
          <table:table-cell table:style-name="ce64" table:formula="of:=[.E42]-[.B42]" office:value-type="currency" office:currency="USD" office:value="31.9400000000001" calcext:value-type="currency">
            <text:p>$31.94</text:p>
          </table:table-cell>
          <table:table-cell table:style-name="ce17" table:formula="of:=[.E42]/[.D42]" office:value-type="float" office:value="1.37145273127008" calcext:value-type="float">
            <text:p>1.371452731270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232-P</text:p>
          </table:table-cell>
          <table:table-cell table:style-name="ce8" office:value-type="currency" office:currency="USD" office:value="839" calcext:value-type="currency">
            <text:p>$839.00</text:p>
          </table:table-cell>
          <table:table-cell table:style-name="ce64" office:value-type="currency" office:currency="USD" office:value="1170" calcext:value-type="currency">
            <text:p>$1,170.00</text:p>
          </table:table-cell>
          <table:table-cell table:style-name="ce64" table:formula="of:=[.C43]*0.54" office:value-type="currency" office:currency="USD" office:value="631.8" calcext:value-type="currency">
            <text:p>$631.80</text:p>
          </table:table-cell>
          <table:table-cell table:style-name="ce64" office:value-type="currency" office:currency="USD" office:value="868.45" calcext:value-type="currency">
            <text:p>$868.45</text:p>
          </table:table-cell>
          <table:table-cell table:style-name="ce64" table:formula="of:=[.E43]-[.B43]" office:value-type="currency" office:currency="USD" office:value="29.45" calcext:value-type="currency">
            <text:p>$29.45</text:p>
          </table:table-cell>
          <table:table-cell table:style-name="ce17" table:formula="of:=[.E43]/[.D43]" office:value-type="float" office:value="1.37456473567585" calcext:value-type="float">
            <text:p>1.3745647356758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50 Degree Walk Down Ladder with Abrasive Mat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W524-R</text:p>
          </table:table-cell>
          <table:table-cell table:style-name="ce8" office:value-type="currency" office:currency="USD" office:value="439" calcext:value-type="currency">
            <text:p>$439.00</text:p>
          </table:table-cell>
          <table:table-cell table:style-name="ce64" office:value-type="currency" office:currency="USD" office:value="596" calcext:value-type="currency">
            <text:p>$596.00</text:p>
          </table:table-cell>
          <table:table-cell table:style-name="ce64" table:formula="of:=[.C47]*0.54" office:value-type="currency" office:currency="USD" office:value="321.84" calcext:value-type="currency">
            <text:p>$321.84</text:p>
          </table:table-cell>
          <table:table-cell table:style-name="ce64" office:value-type="currency" office:currency="USD" office:value="451.76" calcext:value-type="currency">
            <text:p>$451.76</text:p>
          </table:table-cell>
          <table:table-cell table:style-name="ce64" table:formula="of:=[.E47]-[.B47]" office:value-type="currency" office:currency="USD" office:value="12.76" calcext:value-type="currency">
            <text:p>$12.76</text:p>
          </table:table-cell>
          <table:table-cell table:style-name="ce17" table:formula="of:=[.E47]/[.D47]" office:value-type="float" office:value="1.40367884663187" calcext:value-type="float">
            <text:p>1.4036788466318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24-R</text:p>
          </table:table-cell>
          <table:table-cell table:style-name="ce8" office:value-type="currency" office:currency="USD" office:value="519" calcext:value-type="currency">
            <text:p>$519.00</text:p>
          </table:table-cell>
          <table:table-cell table:style-name="ce64" office:value-type="currency" office:currency="USD" office:value="696" calcext:value-type="currency">
            <text:p>$696.00</text:p>
          </table:table-cell>
          <table:table-cell table:style-name="ce64" table:formula="of:=[.C48]*0.54" office:value-type="currency" office:currency="USD" office:value="375.84" calcext:value-type="currency">
            <text:p>$375.84</text:p>
          </table:table-cell>
          <table:table-cell table:style-name="ce64" office:value-type="currency" office:currency="USD" office:value="527.4" calcext:value-type="currency">
            <text:p>$527.40</text:p>
          </table:table-cell>
          <table:table-cell table:style-name="ce64" table:formula="of:=[.E48]-[.B48]" office:value-type="currency" office:currency="USD" office:value="8.39999999999998" calcext:value-type="currency">
            <text:p>$8.40</text:p>
          </table:table-cell>
          <table:table-cell table:style-name="ce17" table:formula="of:=[.E48]/[.D48]" office:value-type="float" office:value="1.40325670498084" calcext:value-type="float">
            <text:p>1.403256704980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24-R</text:p>
          </table:table-cell>
          <table:table-cell table:style-name="ce8" office:value-type="currency" office:currency="USD" office:value="552" calcext:value-type="currency">
            <text:p>$552.00</text:p>
          </table:table-cell>
          <table:table-cell table:style-name="ce64" office:value-type="currency" office:currency="USD" office:value="746" calcext:value-type="currency">
            <text:p>$746.00</text:p>
          </table:table-cell>
          <table:table-cell table:style-name="ce64" table:formula="of:=[.C49]*0.54" office:value-type="currency" office:currency="USD" office:value="402.84" calcext:value-type="currency">
            <text:p>$402.84</text:p>
          </table:table-cell>
          <table:table-cell table:style-name="ce64" office:value-type="currency" office:currency="USD" office:value="564.18" calcext:value-type="currency">
            <text:p>$564.18</text:p>
          </table:table-cell>
          <table:table-cell table:style-name="ce64" table:formula="of:=[.E49]-[.B49]" office:value-type="currency" office:currency="USD" office:value="12.18" calcext:value-type="currency">
            <text:p>$12.18</text:p>
          </table:table-cell>
          <table:table-cell table:style-name="ce17" table:formula="of:=[.E49]/[.D49]" office:value-type="float" office:value="1.40050640452785" calcext:value-type="float">
            <text:p>1.4005064045278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24-R</text:p>
          </table:table-cell>
          <table:table-cell table:style-name="ce8" office:value-type="currency" office:currency="USD" office:value="662" calcext:value-type="currency">
            <text:p>$662.00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C50]*0.54" office:value-type="currency" office:currency="USD" office:value="480.6" calcext:value-type="currency">
            <text:p>$480.60</text:p>
          </table:table-cell>
          <table:table-cell table:style-name="ce64" office:value-type="currency" office:currency="USD" office:value="673.45" calcext:value-type="currency">
            <text:p>$673.45</text:p>
          </table:table-cell>
          <table:table-cell table:style-name="ce64" table:formula="of:=[.E50]-[.B50]" office:value-type="currency" office:currency="USD" office:value="11.45" calcext:value-type="currency">
            <text:p>$11.45</text:p>
          </table:table-cell>
          <table:table-cell table:style-name="ce17" table:formula="of:=[.E50]/[.D50]" office:value-type="float" office:value="1.40126924677486" calcext:value-type="float">
            <text:p>1.401269246774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532-R</text:p>
          </table:table-cell>
          <table:table-cell table:style-name="ce8" office:value-type="currency" office:currency="USD" office:value="475" calcext:value-type="currency">
            <text:p>$475.00</text:p>
          </table:table-cell>
          <table:table-cell table:style-name="ce64" office:value-type="currency" office:currency="USD" office:value="639" calcext:value-type="currency">
            <text:p>$639.00</text:p>
          </table:table-cell>
          <table:table-cell table:style-name="ce64" table:formula="of:=[.C51]*0.54" office:value-type="currency" office:currency="USD" office:value="345.06" calcext:value-type="currency">
            <text:p>$345.06</text:p>
          </table:table-cell>
          <table:table-cell table:style-name="ce64" office:value-type="currency" office:currency="USD" office:value="483.27" calcext:value-type="currency">
            <text:p>$483.27</text:p>
          </table:table-cell>
          <table:table-cell table:style-name="ce64" table:formula="of:=[.E51]-[.B51]" office:value-type="currency" office:currency="USD" office:value="8.26999999999998" calcext:value-type="currency">
            <text:p>$8.27</text:p>
          </table:table-cell>
          <table:table-cell table:style-name="ce17" table:formula="of:=[.E51]/[.D51]" office:value-type="float" office:value="1.40053903668927" calcext:value-type="float">
            <text:p>1.4005390366892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32-R</text:p>
          </table:table-cell>
          <table:table-cell table:style-name="ce8" office:value-type="currency" office:currency="USD" office:value="568" calcext:value-type="currency">
            <text:p>$568.0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table:formula="of:=[.C52]*0.54" office:value-type="currency" office:currency="USD" office:value="410.4" calcext:value-type="currency">
            <text:p>$410.40</text:p>
          </table:table-cell>
          <table:table-cell table:style-name="ce64" office:value-type="currency" office:currency="USD" office:value="575.72" calcext:value-type="currency">
            <text:p>$575.72</text:p>
          </table:table-cell>
          <table:table-cell table:style-name="ce64" table:formula="of:=[.E52]-[.B52]" office:value-type="currency" office:currency="USD" office:value="7.72000000000003" calcext:value-type="currency">
            <text:p>$7.72</text:p>
          </table:table-cell>
          <table:table-cell table:style-name="ce17" table:formula="of:=[.E52]/[.D52]" office:value-type="float" office:value="1.40282651072125" calcext:value-type="float">
            <text:p>1.4028265107212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32-R</text:p>
          </table:table-cell>
          <table:table-cell table:style-name="ce8" office:value-type="currency" office:currency="USD" office:value="612" calcext:value-type="currency">
            <text:p>$612.00</text:p>
          </table:table-cell>
          <table:table-cell table:style-name="ce64" office:value-type="currency" office:currency="USD" office:value="818" calcext:value-type="currency">
            <text:p>$818.00</text:p>
          </table:table-cell>
          <table:table-cell table:style-name="ce64" table:formula="of:=[.C53]*0.54" office:value-type="currency" office:currency="USD" office:value="441.72" calcext:value-type="currency">
            <text:p>$441.72</text:p>
          </table:table-cell>
          <table:table-cell table:style-name="ce64" office:value-type="currency" office:currency="USD" office:value="618.8" calcext:value-type="currency">
            <text:p>$618.80</text:p>
          </table:table-cell>
          <table:table-cell table:style-name="ce64" table:formula="of:=[.E53]-[.B53]" office:value-type="currency" office:currency="USD" office:value="6.79999999999995" calcext:value-type="currency">
            <text:p>$6.80</text:p>
          </table:table-cell>
          <table:table-cell table:style-name="ce17" table:formula="of:=[.E53]/[.D53]" office:value-type="float" office:value="1.40088744000724" calcext:value-type="float">
            <text:p>1.400887440007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32-R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942" calcext:value-type="currency">
            <text:p>$942.00</text:p>
          </table:table-cell>
          <table:table-cell table:style-name="ce64" table:formula="of:=[.C54]*0.54" office:value-type="currency" office:currency="USD" office:value="508.68" calcext:value-type="currency">
            <text:p>$508.68</text:p>
          </table:table-cell>
          <table:table-cell table:style-name="ce64" office:value-type="currency" office:currency="USD" office:value="713.35" calcext:value-type="currency">
            <text:p>$713.35</text:p>
          </table:table-cell>
          <table:table-cell table:style-name="ce64" table:formula="of:=[.E54]-[.B54]" office:value-type="currency" office:currency="USD" office:value="14.35" calcext:value-type="currency">
            <text:p>$14.35</text:p>
          </table:table-cell>
          <table:table-cell table:style-name="ce17" table:formula="of:=[.E54]/[.D54]" office:value-type="float" office:value="1.40235511520013" calcext:value-type="float">
            <text:p>1.402355115200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932-R</text:p>
          </table:table-cell>
          <table:table-cell table:style-name="ce8" office:value-type="currency" office:currency="USD" office:value="747" calcext:value-type="currency">
            <text:p>$747.00</text:p>
          </table:table-cell>
          <table:table-cell table:style-name="ce64" office:value-type="currency" office:currency="USD" office:value="1012" calcext:value-type="currency">
            <text:p>$1,012.00</text:p>
          </table:table-cell>
          <table:table-cell table:style-name="ce64" table:formula="of:=[.C55]*0.54" office:value-type="currency" office:currency="USD" office:value="546.48" calcext:value-type="currency">
            <text:p>$546.48</text:p>
          </table:table-cell>
          <table:table-cell table:style-name="ce64" office:value-type="currency" office:currency="USD" office:value="759.18" calcext:value-type="currency">
            <text:p>$759.18</text:p>
          </table:table-cell>
          <table:table-cell table:style-name="ce64" table:formula="of:=[.E55]-[.B55]" office:value-type="currency" office:currency="USD" office:value="12.18" calcext:value-type="currency">
            <text:p>$12.18</text:p>
          </table:table-cell>
          <table:table-cell table:style-name="ce17" table:formula="of:=[.E55]/[.D55]" office:value-type="float" office:value="1.38921826965305" calcext:value-type="float">
            <text:p>1.389218269653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032-R</text:p>
          </table:table-cell>
          <table:table-cell table:style-name="ce8" office:value-type="currency" office:currency="USD" office:value="815" calcext:value-type="currency">
            <text:p>$815.00</text:p>
          </table:table-cell>
          <table:table-cell table:style-name="ce64" office:value-type="currency" office:currency="USD" office:value="1103" calcext:value-type="currency">
            <text:p>$1,103.00</text:p>
          </table:table-cell>
          <table:table-cell table:style-name="ce64" table:formula="of:=[.C56]*0.54" office:value-type="currency" office:currency="USD" office:value="595.62" calcext:value-type="currency">
            <text:p>$595.62</text:p>
          </table:table-cell>
          <table:table-cell table:style-name="ce64" office:value-type="currency" office:currency="USD" office:value="821.27" calcext:value-type="currency">
            <text:p>$821.27</text:p>
          </table:table-cell>
          <table:table-cell table:style-name="ce64" table:formula="of:=[.E56]-[.B56]" office:value-type="currency" office:currency="USD" office:value="6.26999999999998" calcext:value-type="currency">
            <text:p>$6.27</text:p>
          </table:table-cell>
          <table:table-cell table:style-name="ce17" table:formula="of:=[.E56]/[.D56]" office:value-type="float" office:value="1.37884893052617" calcext:value-type="float">
            <text:p>1.3788489305261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132-R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 office:value-type="currency" office:currency="USD" office:value="1200" calcext:value-type="currency">
            <text:p>$1,200.00</text:p>
          </table:table-cell>
          <table:table-cell table:style-name="ce64" table:formula="of:=[.C57]*0.54" office:value-type="currency" office:currency="USD" office:value="648" calcext:value-type="currency">
            <text:p>$648.00</text:p>
          </table:table-cell>
          <table:table-cell table:style-name="ce64" office:value-type="currency" office:currency="USD" office:value="891.45" calcext:value-type="currency">
            <text:p>$891.45</text:p>
          </table:table-cell>
          <table:table-cell table:style-name="ce64" table:formula="of:=[.E57]-[.B57]" office:value-type="currency" office:currency="USD" office:value="16.45" calcext:value-type="currency">
            <text:p>$16.45</text:p>
          </table:table-cell>
          <table:table-cell table:style-name="ce17" table:formula="of:=[.E57]/[.D57]" office:value-type="float" office:value="1.37569444444444" calcext:value-type="float">
            <text:p>1.375694444444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232-R</text:p>
          </table:table-cell>
          <table:table-cell table:style-name="ce8" office:value-type="currency" office:currency="USD" office:value="939" calcext:value-type="currency">
            <text:p>$939.00</text:p>
          </table:table-cell>
          <table:table-cell table:style-name="ce64" office:value-type="currency" office:currency="USD" office:value="1284" calcext:value-type="currency">
            <text:p>$1,284.00</text:p>
          </table:table-cell>
          <table:table-cell table:style-name="ce64" table:formula="of:=[.C58]*0.54" office:value-type="currency" office:currency="USD" office:value="693.36" calcext:value-type="currency">
            <text:p>$693.36</text:p>
          </table:table-cell>
          <table:table-cell table:style-name="ce64" office:value-type="currency" office:currency="USD" office:value="954.71" calcext:value-type="currency">
            <text:p>$954.71</text:p>
          </table:table-cell>
          <table:table-cell table:style-name="ce64" table:formula="of:=[.E58]-[.B58]" office:value-type="currency" office:currency="USD" office:value="15.71" calcext:value-type="currency">
            <text:p>$15.71</text:p>
          </table:table-cell>
          <table:table-cell table:style-name="ce17" table:formula="of:=[.E58]/[.D58]" office:value-type="float" office:value="1.37693261797623" calcext:value-type="float">
            <text:p>1.3769326179762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50 Degree Walk Down Ladder with Serrated Grating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W524-G</text:p>
          </table:table-cell>
          <table:table-cell table:style-name="ce8" office:value-type="currency" office:currency="USD" office:value="537" calcext:value-type="currency">
            <text:p>$537.00</text:p>
          </table:table-cell>
          <table:table-cell table:style-name="ce64" office:value-type="currency" office:currency="USD" office:value="715" calcext:value-type="currency">
            <text:p>$715.00</text:p>
          </table:table-cell>
          <table:table-cell table:style-name="ce64" table:formula="of:=[.C62]*0.54" office:value-type="currency" office:currency="USD" office:value="386.1" calcext:value-type="currency">
            <text:p>$386.10</text:p>
          </table:table-cell>
          <table:table-cell table:style-name="ce64" office:value-type="currency" office:currency="USD" office:value="541.06" calcext:value-type="currency">
            <text:p>$541.06</text:p>
          </table:table-cell>
          <table:table-cell table:style-name="ce64" table:formula="of:=[.E62]-[.B62]" office:value-type="currency" office:currency="USD" office:value="4.05999999999995" calcext:value-type="currency">
            <text:p>$4.06</text:p>
          </table:table-cell>
          <table:table-cell table:style-name="ce17" table:formula="of:=[.E62]/[.D62]" office:value-type="float" office:value="1.4013468013468" calcext:value-type="float">
            <text:p>1.401346801346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24-G</text:p>
          </table:table-cell>
          <table:table-cell table:style-name="ce8" office:value-type="currency" office:currency="USD" office:value="627" calcext:value-type="currency">
            <text:p>$627.00</text:p>
          </table:table-cell>
          <table:table-cell table:style-name="ce64" office:value-type="currency" office:currency="USD" office:value="836" calcext:value-type="currency">
            <text:p>$836.00</text:p>
          </table:table-cell>
          <table:table-cell table:style-name="ce64" table:formula="of:=[.C63]*0.54" office:value-type="currency" office:currency="USD" office:value="451.44" calcext:value-type="currency">
            <text:p>$451.44</text:p>
          </table:table-cell>
          <table:table-cell table:style-name="ce64" office:value-type="currency" office:currency="USD" office:value="632.46" calcext:value-type="currency">
            <text:p>$632.46</text:p>
          </table:table-cell>
          <table:table-cell table:style-name="ce64" table:formula="of:=[.E63]-[.B63]" office:value-type="currency" office:currency="USD" office:value="5.46000000000004" calcext:value-type="currency">
            <text:p>$5.46</text:p>
          </table:table-cell>
          <table:table-cell table:style-name="ce17" table:formula="of:=[.E63]/[.D63]" office:value-type="float" office:value="1.40098351940457" calcext:value-type="float">
            <text:p>1.4009835194045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24-G</text:p>
          </table:table-cell>
          <table:table-cell table:style-name="ce8" office:value-type="currency" office:currency="USD" office:value="669" calcext:value-type="currency">
            <text:p>$669.00</text:p>
          </table:table-cell>
          <table:table-cell table:style-name="ce64" office:value-type="currency" office:currency="USD" office:value="896" calcext:value-type="currency">
            <text:p>$896.00</text:p>
          </table:table-cell>
          <table:table-cell table:style-name="ce64" table:formula="of:=[.C64]*0.54" office:value-type="currency" office:currency="USD" office:value="483.84" calcext:value-type="currency">
            <text:p>$483.84</text:p>
          </table:table-cell>
          <table:table-cell table:style-name="ce64" office:value-type="currency" office:currency="USD" office:value="677.64" calcext:value-type="currency">
            <text:p>$677.64</text:p>
          </table:table-cell>
          <table:table-cell table:style-name="ce64" table:formula="of:=[.E64]-[.B64]" office:value-type="currency" office:currency="USD" office:value="8.63999999999999" calcext:value-type="currency">
            <text:p>$8.64</text:p>
          </table:table-cell>
          <table:table-cell table:style-name="ce17" table:formula="of:=[.E64]/[.D64]" office:value-type="float" office:value="1.40054563492063" calcext:value-type="float">
            <text:p>1.4005456349206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24-G</text:p>
          </table:table-cell>
          <table:table-cell table:style-name="ce8" office:value-type="currency" office:currency="USD" office:value="794" calcext:value-type="currency">
            <text:p>$794.00</text:p>
          </table:table-cell>
          <table:table-cell table:style-name="ce64" office:value-type="currency" office:currency="USD" office:value="1068" calcext:value-type="currency">
            <text:p>$1,068.00</text:p>
          </table:table-cell>
          <table:table-cell table:style-name="ce64" table:formula="of:=[.C65]*0.54" office:value-type="currency" office:currency="USD" office:value="576.72" calcext:value-type="currency">
            <text:p>$576.72</text:p>
          </table:table-cell>
          <table:table-cell table:style-name="ce64" office:value-type="currency" office:currency="USD" office:value="807.9" calcext:value-type="currency">
            <text:p>$807.90</text:p>
          </table:table-cell>
          <table:table-cell table:style-name="ce64" table:formula="of:=[.E65]-[.B65]" office:value-type="currency" office:currency="USD" office:value="13.9" calcext:value-type="currency">
            <text:p>$13.90</text:p>
          </table:table-cell>
          <table:table-cell table:style-name="ce17" table:formula="of:=[.E65]/[.D65]" office:value-type="float" office:value="1.4008531002913" calcext:value-type="float">
            <text:p>1.40085310029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532-G</text:p>
          </table:table-cell>
          <table:table-cell table:style-name="ce8" office:value-type="currency" office:currency="USD" office:value="570" calcext:value-type="currency">
            <text:p>$570.00</text:p>
          </table:table-cell>
          <table:table-cell table:style-name="ce64" office:value-type="currency" office:currency="USD" office:value="767" calcext:value-type="currency">
            <text:p>$767.00</text:p>
          </table:table-cell>
          <table:table-cell table:style-name="ce64" table:formula="of:=[.C66]*0.54" office:value-type="currency" office:currency="USD" office:value="414.18" calcext:value-type="currency">
            <text:p>$414.18</text:p>
          </table:table-cell>
          <table:table-cell table:style-name="ce64" office:value-type="currency" office:currency="USD" office:value="580.97" calcext:value-type="currency">
            <text:p>$580.97</text:p>
          </table:table-cell>
          <table:table-cell table:style-name="ce64" table:formula="of:=[.E66]-[.B66]" office:value-type="currency" office:currency="USD" office:value="10.97" calcext:value-type="currency">
            <text:p>$10.97</text:p>
          </table:table-cell>
          <table:table-cell table:style-name="ce17" table:formula="of:=[.E66]/[.D66]" office:value-type="float" office:value="1.40269930947897" calcext:value-type="float">
            <text:p>1.4026993094789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632-G</text:p>
          </table:table-cell>
          <table:table-cell table:style-name="ce8" office:value-type="currency" office:currency="USD" office:value="679" calcext:value-type="currency">
            <text:p>$679.00</text:p>
          </table:table-cell>
          <table:table-cell table:style-name="ce64" office:value-type="currency" office:currency="USD" office:value="912" calcext:value-type="currency">
            <text:p>$912.00</text:p>
          </table:table-cell>
          <table:table-cell table:style-name="ce64" table:formula="of:=[.C67]*0.54" office:value-type="currency" office:currency="USD" office:value="492.48" calcext:value-type="currency">
            <text:p>$492.48</text:p>
          </table:table-cell>
          <table:table-cell table:style-name="ce64" office:value-type="currency" office:currency="USD" office:value="690.24" calcext:value-type="currency">
            <text:p>$690.24</text:p>
          </table:table-cell>
          <table:table-cell table:style-name="ce64" table:formula="of:=[.E67]-[.B67]" office:value-type="currency" office:currency="USD" office:value="11.24" calcext:value-type="currency">
            <text:p>$11.24</text:p>
          </table:table-cell>
          <table:table-cell table:style-name="ce17" table:formula="of:=[.E67]/[.D67]" office:value-type="float" office:value="1.40155945419103" calcext:value-type="float">
            <text:p>1.4015594541910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732-G</text:p>
          </table:table-cell>
          <table:table-cell table:style-name="ce8" office:value-type="currency" office:currency="USD" office:value="730" calcext:value-type="currency">
            <text:p>$730.00</text:p>
          </table:table-cell>
          <table:table-cell table:style-name="ce64" office:value-type="currency" office:currency="USD" office:value="981" calcext:value-type="currency">
            <text:p>$981.00</text:p>
          </table:table-cell>
          <table:table-cell table:style-name="ce64" table:formula="of:=[.C68]*0.54" office:value-type="currency" office:currency="USD" office:value="529.74" calcext:value-type="currency">
            <text:p>$529.74</text:p>
          </table:table-cell>
          <table:table-cell table:style-name="ce64" office:value-type="currency" office:currency="USD" office:value="742.77" calcext:value-type="currency">
            <text:p>$742.77</text:p>
          </table:table-cell>
          <table:table-cell table:style-name="ce64" table:formula="of:=[.E68]-[.B68]" office:value-type="currency" office:currency="USD" office:value="12.77" calcext:value-type="currency">
            <text:p>$12.77</text:p>
          </table:table-cell>
          <table:table-cell table:style-name="ce17" table:formula="of:=[.E68]/[.D68]" office:value-type="float" office:value="1.40214067278287" calcext:value-type="float">
            <text:p>1.4021406727828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832-G</text:p>
          </table:table-cell>
          <table:table-cell table:style-name="ce8" office:value-type="currency" office:currency="USD" office:value="849" calcext:value-type="currency">
            <text:p>$849.00</text:p>
          </table:table-cell>
          <table:table-cell table:style-name="ce64" office:value-type="currency" office:currency="USD" office:value="1131" calcext:value-type="currency">
            <text:p>$1,131.00</text:p>
          </table:table-cell>
          <table:table-cell table:style-name="ce64" table:formula="of:=[.C69]*0.54" office:value-type="currency" office:currency="USD" office:value="610.74" calcext:value-type="currency">
            <text:p>$610.74</text:p>
          </table:table-cell>
          <table:table-cell table:style-name="ce64" office:value-type="currency" office:currency="USD" office:value="856.24" calcext:value-type="currency">
            <text:p>$856.24</text:p>
          </table:table-cell>
          <table:table-cell table:style-name="ce64" table:formula="of:=[.E69]-[.B69]" office:value-type="currency" office:currency="USD" office:value="7.24000000000001" calcext:value-type="currency">
            <text:p>$7.24</text:p>
          </table:table-cell>
          <table:table-cell table:style-name="ce17" table:formula="of:=[.E69]/[.D69]" office:value-type="float" office:value="1.40197137898287" calcext:value-type="float">
            <text:p>1.4019713789828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932-G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64" office:value-type="currency" office:currency="USD" office:value="1214" calcext:value-type="currency">
            <text:p>$1,214.00</text:p>
          </table:table-cell>
          <table:table-cell table:style-name="ce64" table:formula="of:=[.C70]*0.54" office:value-type="currency" office:currency="USD" office:value="655.56" calcext:value-type="currency">
            <text:p>$655.56</text:p>
          </table:table-cell>
          <table:table-cell table:style-name="ce64" office:value-type="currency" office:currency="USD" office:value="910.99" calcext:value-type="currency">
            <text:p>$910.99</text:p>
          </table:table-cell>
          <table:table-cell table:style-name="ce64" table:formula="of:=[.E70]-[.B70]" office:value-type="currency" office:currency="USD" office:value="11.99" calcext:value-type="currency">
            <text:p>$11.99</text:p>
          </table:table-cell>
          <table:table-cell table:style-name="ce17" table:formula="of:=[.E70]/[.D70]" office:value-type="float" office:value="1.38963634144853" calcext:value-type="float">
            <text:p>1.3896363414485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032-G</text:p>
          </table:table-cell>
          <table:table-cell table:style-name="ce8" office:value-type="currency" office:currency="USD" office:value="969" calcext:value-type="currency">
            <text:p>$969.00</text:p>
          </table:table-cell>
          <table:table-cell table:style-name="ce64" office:value-type="currency" office:currency="USD" office:value="1324" calcext:value-type="currency">
            <text:p>$1,324.00</text:p>
          </table:table-cell>
          <table:table-cell table:style-name="ce64" table:formula="of:=[.C71]*0.54" office:value-type="currency" office:currency="USD" office:value="714.96" calcext:value-type="currency">
            <text:p>$714.96</text:p>
          </table:table-cell>
          <table:table-cell table:style-name="ce64" office:value-type="currency" office:currency="USD" office:value="983.47" calcext:value-type="currency">
            <text:p>$983.47</text:p>
          </table:table-cell>
          <table:table-cell table:style-name="ce64" table:formula="of:=[.E71]-[.B71]" office:value-type="currency" office:currency="USD" office:value="14.47" calcext:value-type="currency">
            <text:p>$14.47</text:p>
          </table:table-cell>
          <table:table-cell table:style-name="ce17" table:formula="of:=[.E71]/[.D71]" office:value-type="float" office:value="1.37555947185857" calcext:value-type="float">
            <text:p>1.3755594718585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132-G</text:p>
          </table:table-cell>
          <table:table-cell table:style-name="ce8" office:value-type="currency" office:currency="USD" office:value="1049" calcext:value-type="currency">
            <text:p>$1,049.00</text:p>
          </table:table-cell>
          <table:table-cell table:style-name="ce64" office:value-type="currency" office:currency="USD" office:value="1440" calcext:value-type="currency">
            <text:p>$1,440.00</text:p>
          </table:table-cell>
          <table:table-cell table:style-name="ce64" table:formula="of:=[.C72]*0.54" office:value-type="currency" office:currency="USD" office:value="777.6" calcext:value-type="currency">
            <text:p>$777.60</text:p>
          </table:table-cell>
          <table:table-cell table:style-name="ce64" office:value-type="currency" office:currency="USD" office:value="1069.74" calcext:value-type="currency">
            <text:p>$1,069.74</text:p>
          </table:table-cell>
          <table:table-cell table:style-name="ce64" table:formula="of:=[.E72]-[.B72]" office:value-type="currency" office:currency="USD" office:value="20.74" calcext:value-type="currency">
            <text:p>$20.74</text:p>
          </table:table-cell>
          <table:table-cell table:style-name="ce17" table:formula="of:=[.E72]/[.D72]" office:value-type="float" office:value="1.37569444444444" calcext:value-type="float">
            <text:p>1.375694444444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1232-G</text:p>
          </table:table-cell>
          <table:table-cell table:style-name="ce8" office:value-type="currency" office:currency="USD" office:value="1129" calcext:value-type="currency">
            <text:p>$1,129.00</text:p>
          </table:table-cell>
          <table:table-cell table:style-name="ce64" office:value-type="currency" office:currency="USD" office:value="1540" calcext:value-type="currency">
            <text:p>$1,540.00</text:p>
          </table:table-cell>
          <table:table-cell table:style-name="ce64" table:formula="of:=[.C73]*0.54" office:value-type="currency" office:currency="USD" office:value="831.6" calcext:value-type="currency">
            <text:p>$831.60</text:p>
          </table:table-cell>
          <table:table-cell table:style-name="ce64" office:value-type="currency" office:currency="USD" office:value="1144.51" calcext:value-type="currency">
            <text:p>$1,144.51</text:p>
          </table:table-cell>
          <table:table-cell table:style-name="ce64" table:formula="of:=[.E73]-[.B73]" office:value-type="currency" office:currency="USD" office:value="15.51" calcext:value-type="currency">
            <text:p>$15.51</text:p>
          </table:table-cell>
          <table:table-cell table:style-name="ce17" table:formula="of:=[.E73]/[.D73]" office:value-type="float" office:value="1.37627465127465" calcext:value-type="float">
            <text:p>1.3762746512746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W524-G-AD</text:p>
          </table:table-cell>
          <table:table-cell table:style-name="ce8" office:value-type="currency" office:currency="USD" office:value="849" calcext:value-type="currency">
            <text:p>$849.00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C74]*0.54" office:value-type="currency" office:currency="USD" office:value="480.6" calcext:value-type="currency">
            <text:p>$480.60</text:p>
          </table:table-cell>
          <table:table-cell table:style-name="ce64"/>
          <table:table-cell table:style-name="ce64" table:formula="of:=[.E74]-[.B74]" office:value-type="currency" office:currency="USD" office:value="-849" calcext:value-type="currency">
            <text:p>-$849.00</text:p>
          </table:table-cell>
          <table:table-cell table:style-name="ce17" table:formula="of:=[.E74]/[.D7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624-G-AD</text:p>
          </table:table-cell>
          <table:table-cell table:style-name="ce8" office:value-type="currency" office:currency="USD" office:value="930" calcext:value-type="currency">
            <text:p>$930.00</text:p>
          </table:table-cell>
          <table:table-cell table:style-name="ce64" office:value-type="currency" office:currency="USD" office:value="1011" calcext:value-type="currency">
            <text:p>$1,011.00</text:p>
          </table:table-cell>
          <table:table-cell table:style-name="ce64" table:formula="of:=[.C75]*0.54" office:value-type="currency" office:currency="USD" office:value="545.94" calcext:value-type="currency">
            <text:p>$545.94</text:p>
          </table:table-cell>
          <table:table-cell table:style-name="ce64"/>
          <table:table-cell table:style-name="ce64" table:formula="of:=[.E75]-[.B75]" office:value-type="currency" office:currency="USD" office:value="-930" calcext:value-type="currency">
            <text:p>-$930.00</text:p>
          </table:table-cell>
          <table:table-cell table:style-name="ce17" table:formula="of:=[.E75]/[.D7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724-G-AD</text:p>
          </table:table-cell>
          <table:table-cell table:style-name="ce8" office:value-type="currency" office:currency="USD" office:value="959" calcext:value-type="currency">
            <text:p>$959.00</text:p>
          </table:table-cell>
          <table:table-cell table:style-name="ce64" office:value-type="currency" office:currency="USD" office:value="1071" calcext:value-type="currency">
            <text:p>$1,071.00</text:p>
          </table:table-cell>
          <table:table-cell table:style-name="ce64" table:formula="of:=[.C76]*0.54" office:value-type="currency" office:currency="USD" office:value="578.34" calcext:value-type="currency">
            <text:p>$578.34</text:p>
          </table:table-cell>
          <table:table-cell table:style-name="ce64"/>
          <table:table-cell table:style-name="ce64" table:formula="of:=[.E76]-[.B76]" office:value-type="currency" office:currency="USD" office:value="-959" calcext:value-type="currency">
            <text:p>-$959.00</text:p>
          </table:table-cell>
          <table:table-cell table:style-name="ce17" table:formula="of:=[.E76]/[.D7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824-G-AD</text:p>
          </table:table-cell>
          <table:table-cell table:style-name="ce8" office:value-type="currency" office:currency="USD" office:value="1085" calcext:value-type="currency">
            <text:p>$1,085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table:formula="of:=[.C77]*0.54" office:value-type="currency" office:currency="USD" office:value="650.16" calcext:value-type="currency">
            <text:p>$650.16</text:p>
          </table:table-cell>
          <table:table-cell table:style-name="ce64"/>
          <table:table-cell table:style-name="ce64" table:formula="of:=[.E77]-[.B77]" office:value-type="currency" office:currency="USD" office:value="-1085" calcext:value-type="currency">
            <text:p>-$1,085.00</text:p>
          </table:table-cell>
          <table:table-cell table:style-name="ce17" table:formula="of:=[.E77]/[.D7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532-G-AD</text:p>
          </table:table-cell>
          <table:table-cell table:style-name="ce8" office:value-type="currency" office:currency="USD" office:value="868" calcext:value-type="currency">
            <text:p>$868.00</text:p>
          </table:table-cell>
          <table:table-cell table:style-name="ce64" office:value-type="currency" office:currency="USD" office:value="942" calcext:value-type="currency">
            <text:p>$942.00</text:p>
          </table:table-cell>
          <table:table-cell table:style-name="ce64" table:formula="of:=[.C78]*0.54" office:value-type="currency" office:currency="USD" office:value="508.68" calcext:value-type="currency">
            <text:p>$508.68</text:p>
          </table:table-cell>
          <table:table-cell table:style-name="ce64"/>
          <table:table-cell table:style-name="ce64" table:formula="of:=[.E78]-[.B78]" office:value-type="currency" office:currency="USD" office:value="-868" calcext:value-type="currency">
            <text:p>-$868.00</text:p>
          </table:table-cell>
          <table:table-cell table:style-name="ce17" table:formula="of:=[.E78]/[.D7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632-G-AD</text:p>
          </table:table-cell>
          <table:table-cell table:style-name="ce8" office:value-type="currency" office:currency="USD" office:value="977" calcext:value-type="currency">
            <text:p>$977.00</text:p>
          </table:table-cell>
          <table:table-cell table:style-name="ce64" office:value-type="currency" office:currency="USD" office:value="1087" calcext:value-type="currency">
            <text:p>$1,087.00</text:p>
          </table:table-cell>
          <table:table-cell table:style-name="ce64" table:formula="of:=[.C79]*0.54" office:value-type="currency" office:currency="USD" office:value="586.98" calcext:value-type="currency">
            <text:p>$586.98</text:p>
          </table:table-cell>
          <table:table-cell table:style-name="ce64"/>
          <table:table-cell table:style-name="ce64" table:formula="of:=[.E79]-[.B79]" office:value-type="currency" office:currency="USD" office:value="-977" calcext:value-type="currency">
            <text:p>-$977.00</text:p>
          </table:table-cell>
          <table:table-cell table:style-name="ce17" table:formula="of:=[.E79]/[.D7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732-G-AD</text:p>
          </table:table-cell>
          <table:table-cell table:style-name="ce8" office:value-type="currency" office:currency="USD" office:value="1019" calcext:value-type="currency">
            <text:p>$1,019.00</text:p>
          </table:table-cell>
          <table:table-cell table:style-name="ce64" office:value-type="currency" office:currency="USD" office:value="1156" calcext:value-type="currency">
            <text:p>$1,156.00</text:p>
          </table:table-cell>
          <table:table-cell table:style-name="ce64" table:formula="of:=[.C80]*0.54" office:value-type="currency" office:currency="USD" office:value="624.24" calcext:value-type="currency">
            <text:p>$624.24</text:p>
          </table:table-cell>
          <table:table-cell table:style-name="ce64"/>
          <table:table-cell table:style-name="ce64" table:formula="of:=[.E80]-[.B80]" office:value-type="currency" office:currency="USD" office:value="-1019" calcext:value-type="currency">
            <text:p>-$1,019.00</text:p>
          </table:table-cell>
          <table:table-cell table:style-name="ce17" table:formula="of:=[.E80]/[.D8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832-G-AD</text:p>
          </table:table-cell>
          <table:table-cell table:style-name="ce8" office:value-type="currency" office:currency="USD" office:value="1139" calcext:value-type="currency">
            <text:p>$1,139.00</text:p>
          </table:table-cell>
          <table:table-cell table:style-name="ce64" office:value-type="currency" office:currency="USD" office:value="1306" calcext:value-type="currency">
            <text:p>$1,306.00</text:p>
          </table:table-cell>
          <table:table-cell table:style-name="ce64" table:formula="of:=[.C81]*0.54" office:value-type="currency" office:currency="USD" office:value="705.24" calcext:value-type="currency">
            <text:p>$705.24</text:p>
          </table:table-cell>
          <table:table-cell table:style-name="ce64"/>
          <table:table-cell table:style-name="ce64" table:formula="of:=[.E81]-[.B81]" office:value-type="currency" office:currency="USD" office:value="-1139" calcext:value-type="currency">
            <text:p>-$1,139.00</text:p>
          </table:table-cell>
          <table:table-cell table:style-name="ce17" table:formula="of:=[.E81]/[.D8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932-G-AD</text:p>
          </table:table-cell>
          <table:table-cell table:style-name="ce8" office:value-type="currency" office:currency="USD" office:value="1179" calcext:value-type="currency">
            <text:p>$1,179.00</text:p>
          </table:table-cell>
          <table:table-cell table:style-name="ce64" office:value-type="currency" office:currency="USD" office:value="1389" calcext:value-type="currency">
            <text:p>$1,389.00</text:p>
          </table:table-cell>
          <table:table-cell table:style-name="ce64" table:formula="of:=[.C82]*0.54" office:value-type="currency" office:currency="USD" office:value="750.06" calcext:value-type="currency">
            <text:p>$750.06</text:p>
          </table:table-cell>
          <table:table-cell table:style-name="ce64"/>
          <table:table-cell table:style-name="ce64" table:formula="of:=[.E82]-[.B82]" office:value-type="currency" office:currency="USD" office:value="-1179" calcext:value-type="currency">
            <text:p>-$1,179.00</text:p>
          </table:table-cell>
          <table:table-cell table:style-name="ce17" table:formula="of:=[.E82]/[.D8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1032-G-AD</text:p>
          </table:table-cell>
          <table:table-cell table:style-name="ce8" office:value-type="currency" office:currency="USD" office:value="1265" calcext:value-type="currency">
            <text:p>$1,265.00</text:p>
          </table:table-cell>
          <table:table-cell table:style-name="ce64" office:value-type="currency" office:currency="USD" office:value="1207" calcext:value-type="currency">
            <text:p>$1,207.00</text:p>
          </table:table-cell>
          <table:table-cell table:style-name="ce64" table:formula="of:=[.C83]*0.54" office:value-type="currency" office:currency="USD" office:value="651.78" calcext:value-type="currency">
            <text:p>$651.78</text:p>
          </table:table-cell>
          <table:table-cell table:style-name="ce64"/>
          <table:table-cell table:style-name="ce64" table:formula="of:=[.E83]-[.B83]" office:value-type="currency" office:currency="USD" office:value="-1265" calcext:value-type="currency">
            <text:p>-$1,265.00</text:p>
          </table:table-cell>
          <table:table-cell table:style-name="ce17" table:formula="of:=[.E83]/[.D8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1132-G-AD</text:p>
          </table:table-cell>
          <table:table-cell table:style-name="ce8" office:value-type="currency" office:currency="USD" office:value="1350" calcext:value-type="currency">
            <text:p>$1,350.00</text:p>
          </table:table-cell>
          <table:table-cell table:style-name="ce64" office:value-type="currency" office:currency="USD" office:value="1615" calcext:value-type="currency">
            <text:p>$1,615.00</text:p>
          </table:table-cell>
          <table:table-cell table:style-name="ce64" table:formula="of:=[.C84]*0.54" office:value-type="currency" office:currency="USD" office:value="872.1" calcext:value-type="currency">
            <text:p>$872.10</text:p>
          </table:table-cell>
          <table:table-cell table:style-name="ce64"/>
          <table:table-cell table:style-name="ce64" table:formula="of:=[.E84]-[.B84]" office:value-type="currency" office:currency="USD" office:value="-1350" calcext:value-type="currency">
            <text:p>-$1,350.00</text:p>
          </table:table-cell>
          <table:table-cell table:style-name="ce17" table:formula="of:=[.E84]/[.D8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W1232-G-AD</text:p>
          </table:table-cell>
          <table:table-cell table:style-name="ce8" office:value-type="currency" office:currency="USD" office:value="1429" calcext:value-type="currency">
            <text:p>$1,429.00</text:p>
          </table:table-cell>
          <table:table-cell table:style-name="ce64" office:value-type="currency" office:currency="USD" office:value="1715" calcext:value-type="currency">
            <text:p>$1,715.00</text:p>
          </table:table-cell>
          <table:table-cell table:style-name="ce64" table:formula="of:=[.C85]*0.54" office:value-type="currency" office:currency="USD" office:value="926.1" calcext:value-type="currency">
            <text:p>$926.10</text:p>
          </table:table-cell>
          <table:table-cell table:style-name="ce64"/>
          <table:table-cell table:style-name="ce64" table:formula="of:=[.E85]-[.B85]" office:value-type="currency" office:currency="USD" office:value="-1429" calcext:value-type="currency">
            <text:p>-$1,429.00</text:p>
          </table:table-cell>
          <table:table-cell table:style-name="ce17" table:formula="of:=[.E85]/[.D8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Adjustable Height Steel Work Platform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WP5-2424</text:p>
          </table:table-cell>
          <table:table-cell table:style-name="ce8" office:value-type="currency" office:currency="USD" office:value="165" calcext:value-type="currency">
            <text:p>$165.00</text:p>
          </table:table-cell>
          <table:table-cell table:style-name="ce64" office:value-type="currency" office:currency="USD" office:value="233" calcext:value-type="currency">
            <text:p>$233.00</text:p>
          </table:table-cell>
          <table:table-cell table:style-name="ce64" table:formula="of:=[.C89]*0.6" office:value-type="currency" office:currency="USD" office:value="139.8" calcext:value-type="currency">
            <text:p>$139.80</text:p>
          </table:table-cell>
          <table:table-cell table:style-name="ce64" office:value-type="currency" office:currency="USD" office:value="174.82" calcext:value-type="currency">
            <text:p>$174.82</text:p>
          </table:table-cell>
          <table:table-cell table:style-name="ce64" table:formula="of:=[.E89]-[.B89]" office:value-type="currency" office:currency="USD" office:value="9.81999999999999" calcext:value-type="currency">
            <text:p>$9.82</text:p>
          </table:table-cell>
          <table:table-cell table:style-name="ce17" table:formula="of:=[.E89]/[.D89]" office:value-type="float" office:value="1.25050071530758" calcext:value-type="float">
            <text:p>1.2505007153075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5-2436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262" calcext:value-type="currency">
            <text:p>$262.00</text:p>
          </table:table-cell>
          <table:table-cell table:style-name="ce64" table:formula="of:=[.C90]*0.6" office:value-type="currency" office:currency="USD" office:value="157.2" calcext:value-type="currency">
            <text:p>$157.20</text:p>
          </table:table-cell>
          <table:table-cell table:style-name="ce64" office:value-type="currency" office:currency="USD" office:value="196.68" calcext:value-type="currency">
            <text:p>$196.68</text:p>
          </table:table-cell>
          <table:table-cell table:style-name="ce64" table:formula="of:=[.E90]-[.B90]" office:value-type="currency" office:currency="USD" office:value="1.68000000000001" calcext:value-type="currency">
            <text:p>$1.68</text:p>
          </table:table-cell>
          <table:table-cell table:style-name="ce17" table:formula="of:=[.E90]/[.D90]" office:value-type="float" office:value="1.25114503816794" calcext:value-type="float">
            <text:p>1.2511450381679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5-2448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298" calcext:value-type="currency">
            <text:p>$298.00</text:p>
          </table:table-cell>
          <table:table-cell table:style-name="ce64" table:formula="of:=[.C91]*0.6" office:value-type="currency" office:currency="USD" office:value="178.8" calcext:value-type="currency">
            <text:p>$178.80</text:p>
          </table:table-cell>
          <table:table-cell table:style-name="ce64" office:value-type="currency" office:currency="USD" office:value="223.14" calcext:value-type="currency">
            <text:p>$223.14</text:p>
          </table:table-cell>
          <table:table-cell table:style-name="ce64" table:formula="of:=[.E91]-[.B91]" office:value-type="currency" office:currency="USD" office:value="1.13999999999999" calcext:value-type="currency">
            <text:p>$1.14</text:p>
          </table:table-cell>
          <table:table-cell table:style-name="ce17" table:formula="of:=[.E91]/[.D91]" office:value-type="float" office:value="1.24798657718121" calcext:value-type="float">
            <text:p>1.247986577181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5-2459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64" office:value-type="currency" office:currency="USD" office:value="334" calcext:value-type="currency">
            <text:p>$334.00</text:p>
          </table:table-cell>
          <table:table-cell table:style-name="ce64" table:formula="of:=[.C92]*0.6" office:value-type="currency" office:currency="USD" office:value="200.4" calcext:value-type="currency">
            <text:p>$200.40</text:p>
          </table:table-cell>
          <table:table-cell table:style-name="ce64" office:value-type="currency" office:currency="USD" office:value="250.76" calcext:value-type="currency">
            <text:p>$250.76</text:p>
          </table:table-cell>
          <table:table-cell table:style-name="ce64" table:formula="of:=[.E92]-[.B92]" office:value-type="currency" office:currency="USD" office:value="11.76" calcext:value-type="currency">
            <text:p>$11.76</text:p>
          </table:table-cell>
          <table:table-cell table:style-name="ce17" table:formula="of:=[.E92]/[.D92]" office:value-type="float" office:value="1.25129740518962" calcext:value-type="float">
            <text:p>1.2512974051896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5-2471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384" calcext:value-type="currency">
            <text:p>$384.00</text:p>
          </table:table-cell>
          <table:table-cell table:style-name="ce64" table:formula="of:=[.C93]*0.6" office:value-type="currency" office:currency="USD" office:value="230.4" calcext:value-type="currency">
            <text:p>$230.40</text:p>
          </table:table-cell>
          <table:table-cell table:style-name="ce64" office:value-type="currency" office:currency="USD" office:value="288.72" calcext:value-type="currency">
            <text:p>$288.72</text:p>
          </table:table-cell>
          <table:table-cell table:style-name="ce64" table:formula="of:=[.E93]-[.B93]" office:value-type="currency" office:currency="USD" office:value="13.72" calcext:value-type="currency">
            <text:p>$13.72</text:p>
          </table:table-cell>
          <table:table-cell table:style-name="ce17" table:formula="of:=[.E93]/[.D93]" office:value-type="float" office:value="1.253125" calcext:value-type="float">
            <text:p>1.25312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5-2497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35" calcext:value-type="currency">
            <text:p>$435.00</text:p>
          </table:table-cell>
          <table:table-cell table:style-name="ce64" table:formula="of:=[.C94]*0.6" office:value-type="currency" office:currency="USD" office:value="261" calcext:value-type="currency">
            <text:p>$261.00</text:p>
          </table:table-cell>
          <table:table-cell table:style-name="ce64" office:value-type="currency" office:currency="USD" office:value="327.82" calcext:value-type="currency">
            <text:p>$327.82</text:p>
          </table:table-cell>
          <table:table-cell table:style-name="ce64" table:formula="of:=[.E94]-[.B94]" office:value-type="currency" office:currency="USD" office:value="12.82" calcext:value-type="currency">
            <text:p>$12.82</text:p>
          </table:table-cell>
          <table:table-cell table:style-name="ce17" table:formula="of:=[.E94]/[.D94]" office:value-type="float" office:value="1.2560153256705" calcext:value-type="float">
            <text:p>1.25601532567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9-2424</text:p>
          </table:table-cell>
          <table:table-cell table:style-name="ce8" office:value-type="currency" office:currency="USD" office:value="174" calcext:value-type="currency">
            <text:p>$174.00</text:p>
          </table:table-cell>
          <table:table-cell table:style-name="ce64" office:value-type="currency" office:currency="USD" office:value="245" calcext:value-type="currency">
            <text:p>$245.00</text:p>
          </table:table-cell>
          <table:table-cell table:style-name="ce64" table:formula="of:=[.C95]*0.6" office:value-type="currency" office:currency="USD" office:value="147" calcext:value-type="currency">
            <text:p>$147.00</text:p>
          </table:table-cell>
          <table:table-cell table:style-name="ce64" office:value-type="currency" office:currency="USD" office:value="184.02" calcext:value-type="currency">
            <text:p>$184.02</text:p>
          </table:table-cell>
          <table:table-cell table:style-name="ce64" table:formula="of:=[.E95]-[.B95]" office:value-type="currency" office:currency="USD" office:value="10.02" calcext:value-type="currency">
            <text:p>$10.02</text:p>
          </table:table-cell>
          <table:table-cell table:style-name="ce17" table:formula="of:=[.E95]/[.D95]" office:value-type="float" office:value="1.25183673469388" calcext:value-type="float">
            <text:p>1.2518367346938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9-2436</text:p>
          </table:table-cell>
          <table:table-cell table:style-name="ce8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74" calcext:value-type="currency">
            <text:p>$274.00</text:p>
          </table:table-cell>
          <table:table-cell table:style-name="ce64" table:formula="of:=[.C96]*0.6" office:value-type="currency" office:currency="USD" office:value="164.4" calcext:value-type="currency">
            <text:p>$164.40</text:p>
          </table:table-cell>
          <table:table-cell table:style-name="ce64" office:value-type="currency" office:currency="USD" office:value="205.9" calcext:value-type="currency">
            <text:p>$205.90</text:p>
          </table:table-cell>
          <table:table-cell table:style-name="ce64" table:formula="of:=[.E96]-[.B96]" office:value-type="currency" office:currency="USD" office:value="1.90000000000001" calcext:value-type="currency">
            <text:p>$1.90</text:p>
          </table:table-cell>
          <table:table-cell table:style-name="ce17" table:formula="of:=[.E96]/[.D96]" office:value-type="float" office:value="1.25243309002433" calcext:value-type="float">
            <text:p>1.2524330900243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9-2448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64" office:value-type="currency" office:currency="USD" office:value="310" calcext:value-type="currency">
            <text:p>$310.00</text:p>
          </table:table-cell>
          <table:table-cell table:style-name="ce64" table:formula="of:=[.C97]*0.6" office:value-type="currency" office:currency="USD" office:value="186" calcext:value-type="currency">
            <text:p>$186.00</text:p>
          </table:table-cell>
          <table:table-cell table:style-name="ce64" office:value-type="currency" office:currency="USD" office:value="232.34" calcext:value-type="currency">
            <text:p>$232.34</text:p>
          </table:table-cell>
          <table:table-cell table:style-name="ce64" table:formula="of:=[.E97]-[.B97]" office:value-type="currency" office:currency="USD" office:value="1.34" calcext:value-type="currency">
            <text:p>$1.34</text:p>
          </table:table-cell>
          <table:table-cell table:style-name="ce17" table:formula="of:=[.E97]/[.D97]" office:value-type="float" office:value="1.24913978494624" calcext:value-type="float">
            <text:p>1.249139784946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9-2459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64" office:value-type="currency" office:currency="USD" office:value="346" calcext:value-type="currency">
            <text:p>$346.00</text:p>
          </table:table-cell>
          <table:table-cell table:style-name="ce64" table:formula="of:=[.C98]*0.6" office:value-type="currency" office:currency="USD" office:value="207.6" calcext:value-type="currency">
            <text:p>$207.60</text:p>
          </table:table-cell>
          <table:table-cell table:style-name="ce64" office:value-type="currency" office:currency="USD" office:value="259.98" calcext:value-type="currency">
            <text:p>$259.98</text:p>
          </table:table-cell>
          <table:table-cell table:style-name="ce64" table:formula="of:=[.E98]-[.B98]" office:value-type="currency" office:currency="USD" office:value="10.98" calcext:value-type="currency">
            <text:p>$10.98</text:p>
          </table:table-cell>
          <table:table-cell table:style-name="ce17" table:formula="of:=[.E98]/[.D98]" office:value-type="float" office:value="1.25231213872832" calcext:value-type="float">
            <text:p>1.2523121387283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9-2471</text:p>
          </table:table-cell>
          <table:table-cell table:style-name="ce8" office:value-type="currency" office:currency="USD" office:value="285" calcext:value-type="currency">
            <text:p>$285.00</text:p>
          </table:table-cell>
          <table:table-cell table:style-name="ce64" office:value-type="currency" office:currency="USD" office:value="397" calcext:value-type="currency">
            <text:p>$397.00</text:p>
          </table:table-cell>
          <table:table-cell table:style-name="ce64" table:formula="of:=[.C99]*0.6" office:value-type="currency" office:currency="USD" office:value="238.2" calcext:value-type="currency">
            <text:p>$238.20</text:p>
          </table:table-cell>
          <table:table-cell table:style-name="ce64" office:value-type="currency" office:currency="USD" office:value="299.06" calcext:value-type="currency">
            <text:p>$299.06</text:p>
          </table:table-cell>
          <table:table-cell table:style-name="ce64" table:formula="of:=[.E99]-[.B99]" office:value-type="currency" office:currency="USD" office:value="14.06" calcext:value-type="currency">
            <text:p>$14.06</text:p>
          </table:table-cell>
          <table:table-cell table:style-name="ce17" table:formula="of:=[.E99]/[.D99]" office:value-type="float" office:value="1.25549958018472" calcext:value-type="float">
            <text:p>1.2554995801847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AWP9-2497</text:p>
          </table:table-cell>
          <table:table-cell table:style-name="ce8" office:value-type="currency" office:currency="USD" office:value="319" calcext:value-type="currency">
            <text:p>$319.00</text:p>
          </table:table-cell>
          <table:table-cell table:style-name="ce64" office:value-type="currency" office:currency="USD" office:value="446" calcext:value-type="currency">
            <text:p>$446.00</text:p>
          </table:table-cell>
          <table:table-cell table:style-name="ce64" table:formula="of:=[.C100]*0.6" office:value-type="currency" office:currency="USD" office:value="267.6" calcext:value-type="currency">
            <text:p>$267.60</text:p>
          </table:table-cell>
          <table:table-cell table:style-name="ce64" office:value-type="currency" office:currency="USD" office:value="334.73" calcext:value-type="currency">
            <text:p>$334.73</text:p>
          </table:table-cell>
          <table:table-cell table:style-name="ce64" table:formula="of:=[.E100]-[.B100]" office:value-type="currency" office:currency="USD" office:value="15.73" calcext:value-type="currency">
            <text:p>$15.73</text:p>
          </table:table-cell>
          <table:table-cell table:style-name="ce17" table:formula="of:=[.E100]/[.D100]" office:value-type="float" office:value="1.25085949177877" calcext:value-type="float">
            <text:p>1.2508594917787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All Direction Ladders - Expanded Metal Tread Model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IP-6-X</text:p>
          </table:table-cell>
          <table:table-cell table:style-name="ce8" office:value-type="currency" office:currency="USD" office:value="669" calcext:value-type="currency">
            <text:p>$669.00</text:p>
          </table:table-cell>
          <table:table-cell table:style-name="ce64" office:value-type="currency" office:currency="USD" office:value="718" calcext:value-type="currency">
            <text:p>$718.00</text:p>
          </table:table-cell>
          <table:table-cell table:style-name="ce64" table:formula="of:=[.C104]*0.54" office:value-type="currency" office:currency="USD" office:value="387.72" calcext:value-type="currency">
            <text:p>$387.72</text:p>
          </table:table-cell>
          <table:table-cell table:style-name="ce64" office:value-type="currency" office:currency="USD" office:value="696.46" calcext:value-type="currency">
            <text:p>$696.46</text:p>
          </table:table-cell>
          <table:table-cell table:style-name="ce64" table:formula="of:=[.E104]-[.B104]" office:value-type="currency" office:currency="USD" office:value="27.46" calcext:value-type="currency">
            <text:p>$27.46</text:p>
          </table:table-cell>
          <table:table-cell table:style-name="ce17" table:formula="of:=[.E104]/[.D104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7-X</text:p>
          </table:table-cell>
          <table:table-cell table:style-name="ce8" office:value-type="currency" office:currency="USD" office:value="719" calcext:value-type="currency">
            <text:p>$719.00</text:p>
          </table:table-cell>
          <table:table-cell table:style-name="ce64" office:value-type="currency" office:currency="USD" office:value="768" calcext:value-type="currency">
            <text:p>$768.00</text:p>
          </table:table-cell>
          <table:table-cell table:style-name="ce64" table:formula="of:=[.C105]*0.54" office:value-type="currency" office:currency="USD" office:value="414.72" calcext:value-type="currency">
            <text:p>$414.72</text:p>
          </table:table-cell>
          <table:table-cell table:style-name="ce64" office:value-type="currency" office:currency="USD" office:value="744.96" calcext:value-type="currency">
            <text:p>$744.96</text:p>
          </table:table-cell>
          <table:table-cell table:style-name="ce64" table:formula="of:=[.E105]-[.B105]" office:value-type="currency" office:currency="USD" office:value="25.96" calcext:value-type="currency">
            <text:p>$25.96</text:p>
          </table:table-cell>
          <table:table-cell table:style-name="ce17" table:formula="of:=[.E105]/[.D105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8-X</text:p>
          </table:table-cell>
          <table:table-cell table:style-name="ce8" office:value-type="currency" office:currency="USD" office:value="839" calcext:value-type="currency">
            <text:p>$839.00</text:p>
          </table:table-cell>
          <table:table-cell table:style-name="ce64" office:value-type="currency" office:currency="USD" office:value="912" calcext:value-type="currency">
            <text:p>$912.00</text:p>
          </table:table-cell>
          <table:table-cell table:style-name="ce64" table:formula="of:=[.C106]*0.54" office:value-type="currency" office:currency="USD" office:value="492.48" calcext:value-type="currency">
            <text:p>$492.48</text:p>
          </table:table-cell>
          <table:table-cell table:style-name="ce64" office:value-type="currency" office:currency="USD" office:value="884.64" calcext:value-type="currency">
            <text:p>$884.64</text:p>
          </table:table-cell>
          <table:table-cell table:style-name="ce64" table:formula="of:=[.E106]-[.B106]" office:value-type="currency" office:currency="USD" office:value="45.64" calcext:value-type="currency">
            <text:p>$45.64</text:p>
          </table:table-cell>
          <table:table-cell table:style-name="ce17" table:formula="of:=[.E106]/[.D106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6-32-X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782" calcext:value-type="currency">
            <text:p>$782.00</text:p>
          </table:table-cell>
          <table:table-cell table:style-name="ce64" table:formula="of:=[.C107]*0.54" office:value-type="currency" office:currency="USD" office:value="422.28" calcext:value-type="currency">
            <text:p>$422.28</text:p>
          </table:table-cell>
          <table:table-cell table:style-name="ce64" office:value-type="currency" office:currency="USD" office:value="722" calcext:value-type="currency">
            <text:p>$722.00</text:p>
          </table:table-cell>
          <table:table-cell table:style-name="ce64" table:formula="of:=[.E107]-[.B107]" office:value-type="currency" office:currency="USD" office:value="23" calcext:value-type="currency">
            <text:p>$23.00</text:p>
          </table:table-cell>
          <table:table-cell table:style-name="ce17" table:formula="of:=[.E107]/[.D107]" office:value-type="float" office:value="1.70976603201667" calcext:value-type="float">
            <text:p>1.7097660320166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7-32-X</text:p>
          </table:table-cell>
          <table:table-cell table:style-name="ce8" office:value-type="currency" office:currency="USD" office:value="777" calcext:value-type="currency">
            <text:p>$777.00</text:p>
          </table:table-cell>
          <table:table-cell table:style-name="ce64" office:value-type="currency" office:currency="USD" office:value="839" calcext:value-type="currency">
            <text:p>$839.00</text:p>
          </table:table-cell>
          <table:table-cell table:style-name="ce64" table:formula="of:=[.C108]*0.54" office:value-type="currency" office:currency="USD" office:value="453.06" calcext:value-type="currency">
            <text:p>$453.06</text:p>
          </table:table-cell>
          <table:table-cell table:style-name="ce64" office:value-type="currency" office:currency="USD" office:value="813.83" calcext:value-type="currency">
            <text:p>$813.83</text:p>
          </table:table-cell>
          <table:table-cell table:style-name="ce64" table:formula="of:=[.E108]-[.B108]" office:value-type="currency" office:currency="USD" office:value="36.83" calcext:value-type="currency">
            <text:p>$36.83</text:p>
          </table:table-cell>
          <table:table-cell table:style-name="ce17" table:formula="of:=[.E108]/[.D108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8-32-X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64" office:value-type="currency" office:currency="USD" office:value="964" calcext:value-type="currency">
            <text:p>$964.00</text:p>
          </table:table-cell>
          <table:table-cell table:style-name="ce64" table:formula="of:=[.C109]*0.54" office:value-type="currency" office:currency="USD" office:value="520.56" calcext:value-type="currency">
            <text:p>$520.56</text:p>
          </table:table-cell>
          <table:table-cell table:style-name="ce64" office:value-type="currency" office:currency="USD" office:value="935.08" calcext:value-type="currency">
            <text:p>$935.08</text:p>
          </table:table-cell>
          <table:table-cell table:style-name="ce64" table:formula="of:=[.E109]-[.B109]" office:value-type="currency" office:currency="USD" office:value="56.08" calcext:value-type="currency">
            <text:p>$56.08</text:p>
          </table:table-cell>
          <table:table-cell table:style-name="ce17" table:formula="of:=[.E109]/[.D109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9-X</text:p>
          </table:table-cell>
          <table:table-cell table:style-name="ce8" office:value-type="currency" office:currency="USD" office:value="978" calcext:value-type="currency">
            <text:p>$978.00</text:p>
          </table:table-cell>
          <table:table-cell table:style-name="ce64" office:value-type="currency" office:currency="USD" office:value="1033" calcext:value-type="currency">
            <text:p>$1,033.00</text:p>
          </table:table-cell>
          <table:table-cell table:style-name="ce64" table:formula="of:=[.C110]*0.54" office:value-type="currency" office:currency="USD" office:value="557.82" calcext:value-type="currency">
            <text:p>$557.82</text:p>
          </table:table-cell>
          <table:table-cell table:style-name="ce64" office:value-type="currency" office:currency="USD" office:value="1002.01" calcext:value-type="currency">
            <text:p>$1,002.01</text:p>
          </table:table-cell>
          <table:table-cell table:style-name="ce64" table:formula="of:=[.E110]-[.B110]" office:value-type="currency" office:currency="USD" office:value="24.01" calcext:value-type="currency">
            <text:p>$24.01</text:p>
          </table:table-cell>
          <table:table-cell table:style-name="ce17" table:formula="of:=[.E110]/[.D110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10-X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 office:value-type="currency" office:currency="USD" office:value="1125" calcext:value-type="currency">
            <text:p>$1,125.00</text:p>
          </table:table-cell>
          <table:table-cell table:style-name="ce64" table:formula="of:=[.C111]*0.54" office:value-type="currency" office:currency="USD" office:value="607.5" calcext:value-type="currency">
            <text:p>$607.50</text:p>
          </table:table-cell>
          <table:table-cell table:style-name="ce64" office:value-type="currency" office:currency="USD" office:value="1038" calcext:value-type="currency">
            <text:p>$1,038.00</text:p>
          </table:table-cell>
          <table:table-cell table:style-name="ce64" table:formula="of:=[.E111]-[.B111]" office:value-type="currency" office:currency="USD" office:value="39" calcext:value-type="currency">
            <text:p>$39.00</text:p>
          </table:table-cell>
          <table:table-cell table:style-name="ce17" table:formula="of:=[.E111]/[.D111]" office:value-type="float" office:value="1.70864197530864" calcext:value-type="float">
            <text:p>1.7086419753086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1-X</text:p>
          </table:table-cell>
          <table:table-cell table:style-name="ce8" office:value-type="currency" office:currency="USD" office:value="1090" calcext:value-type="currency">
            <text:p>$1,090.00</text:p>
          </table:table-cell>
          <table:table-cell table:style-name="ce64" office:value-type="currency" office:currency="USD" office:value="1222" calcext:value-type="currency">
            <text:p>$1,222.00</text:p>
          </table:table-cell>
          <table:table-cell table:style-name="ce64" table:formula="of:=[.C112]*0.54" office:value-type="currency" office:currency="USD" office:value="659.88" calcext:value-type="currency">
            <text:p>$659.88</text:p>
          </table:table-cell>
          <table:table-cell table:style-name="ce64" office:value-type="currency" office:currency="USD" office:value="1128" calcext:value-type="currency">
            <text:p>$1,128.00</text:p>
          </table:table-cell>
          <table:table-cell table:style-name="ce64" table:formula="of:=[.E112]-[.B112]" office:value-type="currency" office:currency="USD" office:value="38" calcext:value-type="currency">
            <text:p>$38.00</text:p>
          </table:table-cell>
          <table:table-cell table:style-name="ce17" table:formula="of:=[.E112]/[.D112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2-X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 office:value-type="currency" office:currency="USD" office:value="1305" calcext:value-type="currency">
            <text:p>$1,305.00</text:p>
          </table:table-cell>
          <table:table-cell table:style-name="ce64" table:formula="of:=[.C113]*0.54" office:value-type="currency" office:currency="USD" office:value="704.7" calcext:value-type="currency">
            <text:p>$704.70</text:p>
          </table:table-cell>
          <table:table-cell table:style-name="ce64" office:value-type="currency" office:currency="USD" office:value="1205" calcext:value-type="currency">
            <text:p>$1,205.00</text:p>
          </table:table-cell>
          <table:table-cell table:style-name="ce64" table:formula="of:=[.E113]-[.B113]" office:value-type="currency" office:currency="USD" office:value="206" calcext:value-type="currency">
            <text:p>$206.00</text:p>
          </table:table-cell>
          <table:table-cell table:style-name="ce17" table:formula="of:=[.E113]/[.D113]" office:value-type="float" office:value="1.70994749538811" calcext:value-type="float">
            <text:p>1.7099474953881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All Direction Ladders - Perfo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IP-6-P</text:p>
          </table:table-cell>
          <table:table-cell table:style-name="ce8" office:value-type="currency" office:currency="USD" office:value="627" calcext:value-type="currency">
            <text:p>$627.00</text:p>
          </table:table-cell>
          <table:table-cell table:style-name="ce64" office:value-type="currency" office:currency="USD" office:value="657" calcext:value-type="currency">
            <text:p>$657.00</text:p>
          </table:table-cell>
          <table:table-cell table:style-name="ce64" table:formula="of:=[.C117]*0.54" office:value-type="currency" office:currency="USD" office:value="354.78" calcext:value-type="currency">
            <text:p>$354.78</text:p>
          </table:table-cell>
          <table:table-cell table:style-name="ce64" office:value-type="currency" office:currency="USD" office:value="637.27" calcext:value-type="currency">
            <text:p>$637.27</text:p>
          </table:table-cell>
          <table:table-cell table:style-name="ce64" table:formula="of:=[.E117]-[.B117]" office:value-type="currency" office:currency="USD" office:value="10.27" calcext:value-type="currency">
            <text:p>$10.27</text:p>
          </table:table-cell>
          <table:table-cell table:style-name="ce17" table:formula="of:=[.E117]/[.D117]" office:value-type="float" office:value="1.79623992333277" calcext:value-type="float">
            <text:p>1.79623992333277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7-P</text:p>
          </table:table-cell>
          <table:table-cell table:style-name="ce8" office:value-type="currency" office:currency="USD" office:value="652" calcext:value-type="currency">
            <text:p>$652.00</text:p>
          </table:table-cell>
          <table:table-cell table:style-name="ce64" office:value-type="currency" office:currency="USD" office:value="703" calcext:value-type="currency">
            <text:p>$703.00</text:p>
          </table:table-cell>
          <table:table-cell table:style-name="ce64" table:formula="of:=[.C118]*0.54" office:value-type="currency" office:currency="USD" office:value="379.62" calcext:value-type="currency">
            <text:p>$379.62</text:p>
          </table:table-cell>
          <table:table-cell table:style-name="ce64" office:value-type="currency" office:currency="USD" office:value="681.91" calcext:value-type="currency">
            <text:p>$681.91</text:p>
          </table:table-cell>
          <table:table-cell table:style-name="ce64" table:formula="of:=[.E118]-[.B118]" office:value-type="currency" office:currency="USD" office:value="29.91" calcext:value-type="currency">
            <text:p>$29.91</text:p>
          </table:table-cell>
          <table:table-cell table:style-name="ce17" table:formula="of:=[.E118]/[.D118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8-P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table:formula="of:=[.C119]*0.54" office:value-type="currency" office:currency="USD" office:value="449.82" calcext:value-type="currency">
            <text:p>$449.82</text:p>
          </table:table-cell>
          <table:table-cell table:style-name="ce64" office:value-type="currency" office:currency="USD" office:value="637.29" calcext:value-type="currency">
            <text:p>$637.29</text:p>
          </table:table-cell>
          <table:table-cell table:style-name="ce64" table:formula="of:=[.E119]-[.B119]" office:value-type="currency" office:currency="USD" office:value="22.29" calcext:value-type="currency">
            <text:p>$22.29</text:p>
          </table:table-cell>
          <table:table-cell table:style-name="ce17" table:formula="of:=[.E119]/[.D119]" office:value-type="float" office:value="1.41676670668267" calcext:value-type="float">
            <text:p>1.41676670668267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6-32-P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 office:value-type="currency" office:currency="USD" office:value="715" calcext:value-type="currency">
            <text:p>$715.00</text:p>
          </table:table-cell>
          <table:table-cell table:style-name="ce64" table:formula="of:=[.C120]*0.54" office:value-type="currency" office:currency="USD" office:value="386.1" calcext:value-type="currency">
            <text:p>$386.10</text:p>
          </table:table-cell>
          <table:table-cell table:style-name="ce64" office:value-type="currency" office:currency="USD" office:value="660" calcext:value-type="currency">
            <text:p>$660.00</text:p>
          </table:table-cell>
          <table:table-cell table:style-name="ce64" table:formula="of:=[.E120]-[.B120]" office:value-type="currency" office:currency="USD" office:value="15" calcext:value-type="currency">
            <text:p>$15.00</text:p>
          </table:table-cell>
          <table:table-cell table:style-name="ce17" table:formula="of:=[.E120]/[.D120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7-32-P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64" office:value-type="currency" office:currency="USD" office:value="767" calcext:value-type="currency">
            <text:p>$767.00</text:p>
          </table:table-cell>
          <table:table-cell table:style-name="ce64" table:formula="of:=[.C121]*0.54" office:value-type="currency" office:currency="USD" office:value="414.18" calcext:value-type="currency">
            <text:p>$414.18</text:p>
          </table:table-cell>
          <table:table-cell table:style-name="ce64" office:value-type="currency" office:currency="USD" office:value="708" calcext:value-type="currency">
            <text:p>$708.00</text:p>
          </table:table-cell>
          <table:table-cell table:style-name="ce64" table:formula="of:=[.E121]-[.B121]" office:value-type="currency" office:currency="USD" office:value="19" calcext:value-type="currency">
            <text:p>$19.00</text:p>
          </table:table-cell>
          <table:table-cell table:style-name="ce17" table:formula="of:=[.E121]/[.D121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8-32-P</text:p>
          </table:table-cell>
          <table:table-cell table:style-name="ce8" office:value-type="currency" office:currency="USD" office:value="819" calcext:value-type="currency">
            <text:p>$819.00</text:p>
          </table:table-cell>
          <table:table-cell table:style-name="ce64" office:value-type="currency" office:currency="USD" office:value="881" calcext:value-type="currency">
            <text:p>$881.00</text:p>
          </table:table-cell>
          <table:table-cell table:style-name="ce64" table:formula="of:=[.C122]*0.54" office:value-type="currency" office:currency="USD" office:value="475.74" calcext:value-type="currency">
            <text:p>$475.74</text:p>
          </table:table-cell>
          <table:table-cell table:style-name="ce64" office:value-type="currency" office:currency="USD" office:value="854.57" calcext:value-type="currency">
            <text:p>$854.57</text:p>
          </table:table-cell>
          <table:table-cell table:style-name="ce64" table:formula="of:=[.E122]-[.B122]" office:value-type="currency" office:currency="USD" office:value="35.57" calcext:value-type="currency">
            <text:p>$35.57</text:p>
          </table:table-cell>
          <table:table-cell table:style-name="ce17" table:formula="of:=[.E122]/[.D122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9-P</text:p>
          </table:table-cell>
          <table:table-cell table:style-name="ce8" office:value-type="currency" office:currency="USD" office:value="829" calcext:value-type="currency">
            <text:p>$829.00</text:p>
          </table:table-cell>
          <table:table-cell table:style-name="ce64" office:value-type="currency" office:currency="USD" office:value="944" calcext:value-type="currency">
            <text:p>$944.00</text:p>
          </table:table-cell>
          <table:table-cell table:style-name="ce64" table:formula="of:=[.C123]*0.54" office:value-type="currency" office:currency="USD" office:value="509.76" calcext:value-type="currency">
            <text:p>$509.76</text:p>
          </table:table-cell>
          <table:table-cell table:style-name="ce64" office:value-type="currency" office:currency="USD" office:value="871" calcext:value-type="currency">
            <text:p>$871.00</text:p>
          </table:table-cell>
          <table:table-cell table:style-name="ce64" table:formula="of:=[.E123]-[.B123]" office:value-type="currency" office:currency="USD" office:value="42" calcext:value-type="currency">
            <text:p>$42.00</text:p>
          </table:table-cell>
          <table:table-cell table:style-name="ce17" table:formula="of:=[.E123]/[.D123]" office:value-type="float" office:value="1.70864720652856" calcext:value-type="float">
            <text:p>1.70864720652856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0-P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64" office:value-type="currency" office:currency="USD" office:value="1027" calcext:value-type="currency">
            <text:p>$1,027.00</text:p>
          </table:table-cell>
          <table:table-cell table:style-name="ce64" table:formula="of:=[.C124]*0.54" office:value-type="currency" office:currency="USD" office:value="554.58" calcext:value-type="currency">
            <text:p>$554.58</text:p>
          </table:table-cell>
          <table:table-cell table:style-name="ce64" office:value-type="currency" office:currency="USD" office:value="948" calcext:value-type="currency">
            <text:p>$948.00</text:p>
          </table:table-cell>
          <table:table-cell table:style-name="ce64" table:formula="of:=[.E124]-[.B124]" office:value-type="currency" office:currency="USD" office:value="69" calcext:value-type="currency">
            <text:p>$69.00</text:p>
          </table:table-cell>
          <table:table-cell table:style-name="ce17" table:formula="of:=[.E124]/[.D124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1-P</text:p>
          </table:table-cell>
          <table:table-cell table:style-name="ce8" office:value-type="currency" office:currency="USD" office:value="929" calcext:value-type="currency">
            <text:p>$929.00</text:p>
          </table:table-cell>
          <table:table-cell table:style-name="ce64" office:value-type="currency" office:currency="USD" office:value="1115" calcext:value-type="currency">
            <text:p>$1,115.00</text:p>
          </table:table-cell>
          <table:table-cell table:style-name="ce64" table:formula="of:=[.C125]*0.54" office:value-type="currency" office:currency="USD" office:value="602.1" calcext:value-type="currency">
            <text:p>$602.10</text:p>
          </table:table-cell>
          <table:table-cell table:style-name="ce64" office:value-type="currency" office:currency="USD" office:value="1030" calcext:value-type="currency">
            <text:p>$1,030.00</text:p>
          </table:table-cell>
          <table:table-cell table:style-name="ce64" table:formula="of:=[.E125]-[.B125]" office:value-type="currency" office:currency="USD" office:value="101" calcext:value-type="currency">
            <text:p>$101.00</text:p>
          </table:table-cell>
          <table:table-cell table:style-name="ce17" table:formula="of:=[.E125]/[.D125]" office:value-type="float" office:value="1.71067928915463" calcext:value-type="float">
            <text:p>1.71067928915463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2-P</text:p>
          </table:table-cell>
          <table:table-cell table:style-name="ce8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1191" calcext:value-type="currency">
            <text:p>$1,191.00</text:p>
          </table:table-cell>
          <table:table-cell table:style-name="ce64" table:formula="of:=[.C126]*0.54" office:value-type="currency" office:currency="USD" office:value="643.14" calcext:value-type="currency">
            <text:p>$643.14</text:p>
          </table:table-cell>
          <table:table-cell table:style-name="ce64" office:value-type="currency" office:currency="USD" office:value="1099" calcext:value-type="currency">
            <text:p>$1,099.00</text:p>
          </table:table-cell>
          <table:table-cell table:style-name="ce64" table:formula="of:=[.E126]-[.B126]" office:value-type="currency" office:currency="USD" office:value="149" calcext:value-type="currency">
            <text:p>$149.00</text:p>
          </table:table-cell>
          <table:table-cell table:style-name="ce17" table:formula="of:=[.E126]/[.D126]" office:value-type="float" office:value="1.7088036819355" calcext:value-type="float">
            <text:p>1.7088036819355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All Direction Ladders - Ser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IP-6-G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64" office:value-type="currency" office:currency="USD" office:value="861" calcext:value-type="currency">
            <text:p>$861.00</text:p>
          </table:table-cell>
          <table:table-cell table:style-name="ce64" table:formula="of:=[.C130]*0.54" office:value-type="currency" office:currency="USD" office:value="464.94" calcext:value-type="currency">
            <text:p>$464.94</text:p>
          </table:table-cell>
          <table:table-cell table:style-name="ce64" office:value-type="currency" office:currency="USD" office:value="835.17" calcext:value-type="currency">
            <text:p>$835.17</text:p>
          </table:table-cell>
          <table:table-cell table:style-name="ce64" table:formula="of:=[.E130]-[.B130]" office:value-type="currency" office:currency="USD" office:value="36.17" calcext:value-type="currency">
            <text:p>$36.17</text:p>
          </table:table-cell>
          <table:table-cell table:style-name="ce17" table:formula="of:=[.E130]/[.D130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7-G</text:p>
          </table:table-cell>
          <table:table-cell table:style-name="ce8" office:value-type="currency" office:currency="USD" office:value="824" calcext:value-type="currency">
            <text:p>$824.00</text:p>
          </table:table-cell>
          <table:table-cell table:style-name="ce64" office:value-type="currency" office:currency="USD" office:value="922" calcext:value-type="currency">
            <text:p>$922.00</text:p>
          </table:table-cell>
          <table:table-cell table:style-name="ce64" table:formula="of:=[.C131]*0.54" office:value-type="currency" office:currency="USD" office:value="497.88" calcext:value-type="currency">
            <text:p>$497.88</text:p>
          </table:table-cell>
          <table:table-cell table:style-name="ce64" office:value-type="currency" office:currency="USD" office:value="894.34" calcext:value-type="currency">
            <text:p>$894.34</text:p>
          </table:table-cell>
          <table:table-cell table:style-name="ce64" table:formula="of:=[.E131]-[.B131]" office:value-type="currency" office:currency="USD" office:value="70.34" calcext:value-type="currency">
            <text:p>$70.34</text:p>
          </table:table-cell>
          <table:table-cell table:style-name="ce17" table:formula="of:=[.E131]/[.D131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8-G</text:p>
          </table:table-cell>
          <table:table-cell table:style-name="ce8" office:value-type="currency" office:currency="USD" office:value="779" calcext:value-type="currency">
            <text:p>$779.00</text:p>
          </table:table-cell>
          <table:table-cell table:style-name="ce64" office:value-type="currency" office:currency="USD" office:value="1094" calcext:value-type="currency">
            <text:p>$1,094.00</text:p>
          </table:table-cell>
          <table:table-cell table:style-name="ce64" table:formula="of:=[.C132]*0.54" office:value-type="currency" office:currency="USD" office:value="590.76" calcext:value-type="currency">
            <text:p>$590.76</text:p>
          </table:table-cell>
          <table:table-cell table:style-name="ce64" office:value-type="currency" office:currency="USD" office:value="813.76" calcext:value-type="currency">
            <text:p>$813.76</text:p>
          </table:table-cell>
          <table:table-cell table:style-name="ce64" table:formula="of:=[.E132]-[.B132]" office:value-type="currency" office:currency="USD" office:value="34.76" calcext:value-type="currency">
            <text:p>$34.76</text:p>
          </table:table-cell>
          <table:table-cell table:style-name="ce17" table:formula="of:=[.E132]/[.D132]" office:value-type="float" office:value="1.37747985645609" calcext:value-type="float">
            <text:p>1.37747985645609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PIP-6-32-G</text:p>
          </table:table-cell>
          <table:table-cell table:style-name="ce8" office:value-type="currency" office:currency="USD" office:value="849" calcext:value-type="currency">
            <text:p>$849.00</text:p>
          </table:table-cell>
          <table:table-cell table:style-name="ce64" office:value-type="currency" office:currency="USD" office:value="938" calcext:value-type="currency">
            <text:p>$938.00</text:p>
          </table:table-cell>
          <table:table-cell table:style-name="ce64" table:formula="of:=[.C133]*0.54" office:value-type="currency" office:currency="USD" office:value="506.52" calcext:value-type="currency">
            <text:p>$506.52</text:p>
          </table:table-cell>
          <table:table-cell table:style-name="ce64" office:value-type="currency" office:currency="USD" office:value="866" calcext:value-type="currency">
            <text:p>$866.00</text:p>
          </table:table-cell>
          <table:table-cell table:style-name="ce64" table:formula="of:=[.E133]-[.B133]" office:value-type="currency" office:currency="USD" office:value="17" calcext:value-type="currency">
            <text:p>$17.00</text:p>
          </table:table-cell>
          <table:table-cell table:style-name="ce17" table:formula="of:=[.E133]/[.D133]" office:value-type="float" office:value="1.70970544104872" calcext:value-type="float">
            <text:p>1.7097054410487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7-32-G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64" office:value-type="currency" office:currency="USD" office:value="1007" calcext:value-type="currency">
            <text:p>$1,007.00</text:p>
          </table:table-cell>
          <table:table-cell table:style-name="ce64" table:formula="of:=[.C134]*0.54" office:value-type="currency" office:currency="USD" office:value="543.78" calcext:value-type="currency">
            <text:p>$543.78</text:p>
          </table:table-cell>
          <table:table-cell table:style-name="ce64" office:value-type="currency" office:currency="USD" office:value="930" calcext:value-type="currency">
            <text:p>$930.00</text:p>
          </table:table-cell>
          <table:table-cell table:style-name="ce64" table:formula="of:=[.E134]-[.B134]" office:value-type="currency" office:currency="USD" office:value="35" calcext:value-type="currency">
            <text:p>$35.00</text:p>
          </table:table-cell>
          <table:table-cell table:style-name="ce17" table:formula="of:=[.E134]/[.D134]" office:value-type="float" office:value="1.71025046893964" calcext:value-type="float">
            <text:p>1.7102504689396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8-32-G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 office:value-type="currency" office:currency="USD" office:value="1157" calcext:value-type="currency">
            <text:p>$1,157.00</text:p>
          </table:table-cell>
          <table:table-cell table:style-name="ce64" table:formula="of:=[.C135]*0.54" office:value-type="currency" office:currency="USD" office:value="624.78" calcext:value-type="currency">
            <text:p>$624.78</text:p>
          </table:table-cell>
          <table:table-cell table:style-name="ce64" office:value-type="currency" office:currency="USD" office:value="1122.29" calcext:value-type="currency">
            <text:p>$1,122.29</text:p>
          </table:table-cell>
          <table:table-cell table:style-name="ce64" table:formula="of:=[.E135]-[.B135]" office:value-type="currency" office:currency="USD" office:value="123.29" calcext:value-type="currency">
            <text:p>$123.29</text:p>
          </table:table-cell>
          <table:table-cell table:style-name="ce17" table:formula="of:=[.E135]/[.D135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9-G</text:p>
          </table:table-cell>
          <table:table-cell table:style-name="ce8" office:value-type="currency" office:currency="USD" office:value="1069" calcext:value-type="currency">
            <text:p>$1,069.00</text:p>
          </table:table-cell>
          <table:table-cell table:style-name="ce64" office:value-type="currency" office:currency="USD" office:value="1240" calcext:value-type="currency">
            <text:p>$1,240.00</text:p>
          </table:table-cell>
          <table:table-cell table:style-name="ce64" table:formula="of:=[.C136]*0.54" office:value-type="currency" office:currency="USD" office:value="669.6" calcext:value-type="currency">
            <text:p>$669.60</text:p>
          </table:table-cell>
          <table:table-cell table:style-name="ce64" office:value-type="currency" office:currency="USD" office:value="1144" calcext:value-type="currency">
            <text:p>$1,144.00</text:p>
          </table:table-cell>
          <table:table-cell table:style-name="ce64" table:formula="of:=[.E136]-[.B136]" office:value-type="currency" office:currency="USD" office:value="75" calcext:value-type="currency">
            <text:p>$75.00</text:p>
          </table:table-cell>
          <table:table-cell table:style-name="ce17" table:formula="of:=[.E136]/[.D136]" office:value-type="float" office:value="1.70848267622461" calcext:value-type="float">
            <text:p>1.7084826762246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0-G</text:p>
          </table:table-cell>
          <table:table-cell table:style-name="ce8" office:value-type="currency" office:currency="USD" office:value="1150" calcext:value-type="currency">
            <text:p>$1,150.00</text:p>
          </table:table-cell>
          <table:table-cell table:style-name="ce64" office:value-type="currency" office:currency="USD" office:value="1350" calcext:value-type="currency">
            <text:p>$1,350.00</text:p>
          </table:table-cell>
          <table:table-cell table:style-name="ce64" table:formula="of:=[.C137]*0.54" office:value-type="currency" office:currency="USD" office:value="729" calcext:value-type="currency">
            <text:p>$729.00</text:p>
          </table:table-cell>
          <table:table-cell table:style-name="ce64" office:value-type="currency" office:currency="USD" office:value="1246" calcext:value-type="currency">
            <text:p>$1,246.00</text:p>
          </table:table-cell>
          <table:table-cell table:style-name="ce64" table:formula="of:=[.E137]-[.B137]" office:value-type="currency" office:currency="USD" office:value="96" calcext:value-type="currency">
            <text:p>$96.00</text:p>
          </table:table-cell>
          <table:table-cell table:style-name="ce17" table:formula="of:=[.E137]/[.D137]" office:value-type="float" office:value="1.70919067215364" calcext:value-type="float">
            <text:p>1.7091906721536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1-G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64" office:value-type="currency" office:currency="USD" office:value="1466" calcext:value-type="currency">
            <text:p>$1,466.00</text:p>
          </table:table-cell>
          <table:table-cell table:style-name="ce64" table:formula="of:=[.C138]*0.54" office:value-type="currency" office:currency="USD" office:value="791.64" calcext:value-type="currency">
            <text:p>$791.64</text:p>
          </table:table-cell>
          <table:table-cell table:style-name="ce64" office:value-type="currency" office:currency="USD" office:value="1354" calcext:value-type="currency">
            <text:p>$1,354.00</text:p>
          </table:table-cell>
          <table:table-cell table:style-name="ce64" table:formula="of:=[.E138]-[.B138]" office:value-type="currency" office:currency="USD" office:value="155" calcext:value-type="currency">
            <text:p>$155.00</text:p>
          </table:table-cell>
          <table:table-cell table:style-name="ce17" table:formula="of:=[.E138]/[.D138]" office:value-type="float" office:value="1.71037340205144" calcext:value-type="float">
            <text:p>1.7103734020514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2-G</text:p>
          </table:table-cell>
          <table:table-cell table:style-name="ce8" office:value-type="currency" office:currency="USD" office:value="1290" calcext:value-type="currency">
            <text:p>$1,290.00</text:p>
          </table:table-cell>
          <table:table-cell table:style-name="ce64" office:value-type="currency" office:currency="USD" office:value="1566" calcext:value-type="currency">
            <text:p>$1,566.00</text:p>
          </table:table-cell>
          <table:table-cell table:style-name="ce64" table:formula="of:=[.C139]*0.54" office:value-type="currency" office:currency="USD" office:value="845.64" calcext:value-type="currency">
            <text:p>$845.64</text:p>
          </table:table-cell>
          <table:table-cell table:style-name="ce64" office:value-type="currency" office:currency="USD" office:value="1446" calcext:value-type="currency">
            <text:p>$1,446.00</text:p>
          </table:table-cell>
          <table:table-cell table:style-name="ce64" table:formula="of:=[.E139]-[.B139]" office:value-type="currency" office:currency="USD" office:value="156" calcext:value-type="currency">
            <text:p>$156.00</text:p>
          </table:table-cell>
          <table:table-cell table:style-name="ce17" table:formula="of:=[.E139]/[.D139]" office:value-type="float" office:value="1.70994749538811" calcext:value-type="float">
            <text:p>1.7099474953881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All Direction Ladders with Abrasive Mat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IP-6-R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 office:value-type="currency" office:currency="USD" office:value="718" calcext:value-type="currency">
            <text:p>$718.00</text:p>
          </table:table-cell>
          <table:table-cell table:style-name="ce64" table:formula="of:=[.C143]*0.54" office:value-type="currency" office:currency="USD" office:value="387.72" calcext:value-type="currency">
            <text:p>$387.72</text:p>
          </table:table-cell>
          <table:table-cell table:style-name="ce64" office:value-type="currency" office:currency="USD" office:value="676.46" calcext:value-type="currency">
            <text:p>$676.46</text:p>
          </table:table-cell>
          <table:table-cell table:style-name="ce64" table:formula="of:=[.E143]-[.B143]" office:value-type="currency" office:currency="USD" office:value="26.46" calcext:value-type="currency">
            <text:p>$26.46</text:p>
          </table:table-cell>
          <table:table-cell table:style-name="ce17" table:formula="of:=[.E143]/[.D143]" office:value-type="float" office:value="1.74471267925307" calcext:value-type="float">
            <text:p>1.74471267925307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7-R</text:p>
          </table:table-cell>
          <table:table-cell table:style-name="ce8" office:value-type="currency" office:currency="USD" office:value="725" calcext:value-type="currency">
            <text:p>$725.00</text:p>
          </table:table-cell>
          <table:table-cell table:style-name="ce64" office:value-type="currency" office:currency="USD" office:value="768" calcext:value-type="currency">
            <text:p>$768.00</text:p>
          </table:table-cell>
          <table:table-cell table:style-name="ce64" table:formula="of:=[.C144]*0.54" office:value-type="currency" office:currency="USD" office:value="414.72" calcext:value-type="currency">
            <text:p>$414.72</text:p>
          </table:table-cell>
          <table:table-cell table:style-name="ce64" office:value-type="currency" office:currency="USD" office:value="744.96" calcext:value-type="currency">
            <text:p>$744.96</text:p>
          </table:table-cell>
          <table:table-cell table:style-name="ce64" table:formula="of:=[.E144]-[.B144]" office:value-type="currency" office:currency="USD" office:value="19.96" calcext:value-type="currency">
            <text:p>$19.96</text:p>
          </table:table-cell>
          <table:table-cell table:style-name="ce17" table:formula="of:=[.E144]/[.D144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8-R</text:p>
          </table:table-cell>
          <table:table-cell table:style-name="ce8" office:value-type="currency" office:currency="USD" office:value="849" calcext:value-type="currency">
            <text:p>$849.00</text:p>
          </table:table-cell>
          <table:table-cell table:style-name="ce64" office:value-type="currency" office:currency="USD" office:value="912" calcext:value-type="currency">
            <text:p>$912.00</text:p>
          </table:table-cell>
          <table:table-cell table:style-name="ce64" table:formula="of:=[.C145]*0.54" office:value-type="currency" office:currency="USD" office:value="492.48" calcext:value-type="currency">
            <text:p>$492.48</text:p>
          </table:table-cell>
          <table:table-cell table:style-name="ce64" office:value-type="currency" office:currency="USD" office:value="884.64" calcext:value-type="currency">
            <text:p>$884.64</text:p>
          </table:table-cell>
          <table:table-cell table:style-name="ce64" table:formula="of:=[.E145]-[.B145]" office:value-type="currency" office:currency="USD" office:value="35.64" calcext:value-type="currency">
            <text:p>$35.64</text:p>
          </table:table-cell>
          <table:table-cell table:style-name="ce17" table:formula="of:=[.E145]/[.D145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PIP-6-32-R</text:p>
          </table:table-cell>
          <table:table-cell table:style-name="ce8" office:value-type="currency" office:currency="USD" office:value="690" calcext:value-type="currency">
            <text:p>$690.00</text:p>
          </table:table-cell>
          <table:table-cell table:style-name="ce64" office:value-type="currency" office:currency="USD" office:value="782" calcext:value-type="currency">
            <text:p>$782.00</text:p>
          </table:table-cell>
          <table:table-cell table:style-name="ce64" table:formula="of:=[.C146]*0.54" office:value-type="currency" office:currency="USD" office:value="422.28" calcext:value-type="currency">
            <text:p>$422.28</text:p>
          </table:table-cell>
          <table:table-cell table:style-name="ce64" office:value-type="currency" office:currency="USD" office:value="722" calcext:value-type="currency">
            <text:p>$722.00</text:p>
          </table:table-cell>
          <table:table-cell table:style-name="ce64" table:formula="of:=[.E146]-[.B146]" office:value-type="currency" office:currency="USD" office:value="32" calcext:value-type="currency">
            <text:p>$32.00</text:p>
          </table:table-cell>
          <table:table-cell table:style-name="ce17" table:formula="of:=[.E146]/[.D146]" office:value-type="float" office:value="1.70976603201667" calcext:value-type="float">
            <text:p>1.7097660320166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7-32-R</text:p>
          </table:table-cell>
          <table:table-cell table:style-name="ce8" office:value-type="currency" office:currency="USD" office:value="749" calcext:value-type="currency">
            <text:p>$749.00</text:p>
          </table:table-cell>
          <table:table-cell table:style-name="ce64" office:value-type="currency" office:currency="USD" office:value="839" calcext:value-type="currency">
            <text:p>$839.00</text:p>
          </table:table-cell>
          <table:table-cell table:style-name="ce64" table:formula="of:=[.C147]*0.54" office:value-type="currency" office:currency="USD" office:value="453.06" calcext:value-type="currency">
            <text:p>$453.06</text:p>
          </table:table-cell>
          <table:table-cell table:style-name="ce64" office:value-type="currency" office:currency="USD" office:value="775" calcext:value-type="currency">
            <text:p>$775.00</text:p>
          </table:table-cell>
          <table:table-cell table:style-name="ce64" table:formula="of:=[.E147]-[.B147]" office:value-type="currency" office:currency="USD" office:value="26" calcext:value-type="currency">
            <text:p>$26.00</text:p>
          </table:table-cell>
          <table:table-cell table:style-name="ce17" table:formula="of:=[.E147]/[.D147]" office:value-type="float" office:value="1.71059020880237" calcext:value-type="float">
            <text:p>1.7105902088023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8-32-R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 office:value-type="currency" office:currency="USD" office:value="964" calcext:value-type="currency">
            <text:p>$964.00</text:p>
          </table:table-cell>
          <table:table-cell table:style-name="ce64" table:formula="of:=[.C148]*0.54" office:value-type="currency" office:currency="USD" office:value="520.56" calcext:value-type="currency">
            <text:p>$520.56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E148]-[.B148]" office:value-type="currency" office:currency="USD" office:value="20" calcext:value-type="currency">
            <text:p>$20.00</text:p>
          </table:table-cell>
          <table:table-cell table:style-name="ce17" table:formula="of:=[.E148]/[.D148]" office:value-type="float" office:value="1.70969724911634" calcext:value-type="float">
            <text:p>1.7096972491163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9-R</text:p>
          </table:table-cell>
          <table:table-cell table:style-name="ce8" office:value-type="currency" office:currency="USD" office:value="929" calcext:value-type="currency">
            <text:p>$929.00</text:p>
          </table:table-cell>
          <table:table-cell table:style-name="ce64" office:value-type="currency" office:currency="USD" office:value="1033" calcext:value-type="currency">
            <text:p>$1,033.00</text:p>
          </table:table-cell>
          <table:table-cell table:style-name="ce64" table:formula="of:=[.C149]*0.54" office:value-type="currency" office:currency="USD" office:value="557.82" calcext:value-type="currency">
            <text:p>$557.82</text:p>
          </table:table-cell>
          <table:table-cell table:style-name="ce64" office:value-type="currency" office:currency="USD" office:value="954" calcext:value-type="currency">
            <text:p>$954.00</text:p>
          </table:table-cell>
          <table:table-cell table:style-name="ce64" table:formula="of:=[.E149]-[.B149]" office:value-type="currency" office:currency="USD" office:value="25" calcext:value-type="currency">
            <text:p>$25.00</text:p>
          </table:table-cell>
          <table:table-cell table:style-name="ce17" table:formula="of:=[.E149]/[.D149]" office:value-type="float" office:value="1.71022910616328" calcext:value-type="float">
            <text:p>1.71022910616328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0-R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 office:value-type="currency" office:currency="USD" office:value="1125" calcext:value-type="currency">
            <text:p>$1,125.00</text:p>
          </table:table-cell>
          <table:table-cell table:style-name="ce64" table:formula="of:=[.C150]*0.54" office:value-type="currency" office:currency="USD" office:value="607.5" calcext:value-type="currency">
            <text:p>$607.50</text:p>
          </table:table-cell>
          <table:table-cell table:style-name="ce64" office:value-type="currency" office:currency="USD" office:value="1038" calcext:value-type="currency">
            <text:p>$1,038.00</text:p>
          </table:table-cell>
          <table:table-cell table:style-name="ce64" table:formula="of:=[.E150]-[.B150]" office:value-type="currency" office:currency="USD" office:value="39" calcext:value-type="currency">
            <text:p>$39.00</text:p>
          </table:table-cell>
          <table:table-cell table:style-name="ce17" table:formula="of:=[.E150]/[.D150]" office:value-type="float" office:value="1.70864197530864" calcext:value-type="float">
            <text:p>1.7086419753086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1-R</text:p>
          </table:table-cell>
          <table:table-cell table:style-name="ce8" office:value-type="currency" office:currency="USD" office:value="1082" calcext:value-type="currency">
            <text:p>$1,082.00</text:p>
          </table:table-cell>
          <table:table-cell table:style-name="ce64" office:value-type="currency" office:currency="USD" office:value="1222" calcext:value-type="currency">
            <text:p>$1,222.00</text:p>
          </table:table-cell>
          <table:table-cell table:style-name="ce64" table:formula="of:=[.C151]*0.54" office:value-type="currency" office:currency="USD" office:value="659.88" calcext:value-type="currency">
            <text:p>$659.88</text:p>
          </table:table-cell>
          <table:table-cell table:style-name="ce64" office:value-type="currency" office:currency="USD" office:value="1128" calcext:value-type="currency">
            <text:p>$1,128.00</text:p>
          </table:table-cell>
          <table:table-cell table:style-name="ce64" table:formula="of:=[.E151]-[.B151]" office:value-type="currency" office:currency="USD" office:value="46" calcext:value-type="currency">
            <text:p>$46.00</text:p>
          </table:table-cell>
          <table:table-cell table:style-name="ce17" table:formula="of:=[.E151]/[.D151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PIP-12-R</text:p>
          </table:table-cell>
          <table:table-cell table:style-name="ce8" office:value-type="currency" office:currency="USD" office:value="1159" calcext:value-type="currency">
            <text:p>$1,159.00</text:p>
          </table:table-cell>
          <table:table-cell table:style-name="ce64" office:value-type="currency" office:currency="USD" office:value="1305" calcext:value-type="currency">
            <text:p>$1,305.00</text:p>
          </table:table-cell>
          <table:table-cell table:style-name="ce64" table:formula="of:=[.C152]*0.54" office:value-type="currency" office:currency="USD" office:value="704.7" calcext:value-type="currency">
            <text:p>$704.70</text:p>
          </table:table-cell>
          <table:table-cell table:style-name="ce64" office:value-type="currency" office:currency="USD" office:value="1205" calcext:value-type="currency">
            <text:p>$1,205.00</text:p>
          </table:table-cell>
          <table:table-cell table:style-name="ce64" table:formula="of:=[.E152]-[.B152]" office:value-type="currency" office:currency="USD" office:value="46" calcext:value-type="currency">
            <text:p>$46.00</text:p>
          </table:table-cell>
          <table:table-cell table:style-name="ce17" table:formula="of:=[.E152]/[.D152]" office:value-type="float" office:value="1.70994749538811" calcext:value-type="float">
            <text:p>1.7099474953881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Aluminum Ladders - Wheelbarrow Styl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LWB5G</text:p>
          </table:table-cell>
          <table:table-cell table:style-name="ce8" office:value-type="currency" office:currency="USD" office:value="673" calcext:value-type="currency">
            <text:p>$673.00</text:p>
          </table:table-cell>
          <table:table-cell table:style-name="ce64" office:value-type="currency" office:currency="USD" office:value="1099" calcext:value-type="currency">
            <text:p>$1,099.00</text:p>
          </table:table-cell>
          <table:table-cell table:style-name="ce64" table:formula="of:=[.C156]*0.54" office:value-type="currency" office:currency="USD" office:value="593.46" calcext:value-type="currency">
            <text:p>$593.46</text:p>
          </table:table-cell>
          <table:table-cell table:style-name="ce64" office:value-type="currency" office:currency="USD" office:value="681" calcext:value-type="currency">
            <text:p>$681.00</text:p>
          </table:table-cell>
          <table:table-cell table:style-name="ce64" table:formula="of:=[.E156]-[.B156]" office:value-type="currency" office:currency="USD" office:value="8" calcext:value-type="currency">
            <text:p>$8.00</text:p>
          </table:table-cell>
          <table:table-cell table:style-name="ce17" table:formula="of:=[.E156]/[.D156]" office:value-type="float" office:value="1.14750783540592" calcext:value-type="float">
            <text:p>1.147507835405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6G</text:p>
          </table:table-cell>
          <table:table-cell table:style-name="ce8" office:value-type="currency" office:currency="USD" office:value="765" calcext:value-type="currency">
            <text:p>$765.00</text:p>
          </table:table-cell>
          <table:table-cell table:style-name="ce64" office:value-type="currency" office:currency="USD" office:value="1231" calcext:value-type="currency">
            <text:p>$1,231.00</text:p>
          </table:table-cell>
          <table:table-cell table:style-name="ce64" table:formula="of:=[.C157]*0.54" office:value-type="currency" office:currency="USD" office:value="664.74" calcext:value-type="currency">
            <text:p>$664.74</text:p>
          </table:table-cell>
          <table:table-cell table:style-name="ce64" office:value-type="currency" office:currency="USD" office:value="774" calcext:value-type="currency">
            <text:p>$774.00</text:p>
          </table:table-cell>
          <table:table-cell table:style-name="ce64" table:formula="of:=[.E157]-[.B157]" office:value-type="currency" office:currency="USD" office:value="9" calcext:value-type="currency">
            <text:p>$9.00</text:p>
          </table:table-cell>
          <table:table-cell table:style-name="ce17" table:formula="of:=[.E157]/[.D157]" office:value-type="float" office:value="1.16436501489304" calcext:value-type="float">
            <text:p>1.1643650148930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7G</text:p>
          </table:table-cell>
          <table:table-cell table:style-name="ce8" office:value-type="currency" office:currency="USD" office:value="858" calcext:value-type="currency">
            <text:p>$858.00</text:p>
          </table:table-cell>
          <table:table-cell table:style-name="ce64" office:value-type="currency" office:currency="USD" office:value="1363" calcext:value-type="currency">
            <text:p>$1,363.00</text:p>
          </table:table-cell>
          <table:table-cell table:style-name="ce64" table:formula="of:=[.C158]*0.54" office:value-type="currency" office:currency="USD" office:value="736.02" calcext:value-type="currency">
            <text:p>$736.02</text:p>
          </table:table-cell>
          <table:table-cell table:style-name="ce64" office:value-type="currency" office:currency="USD" office:value="864" calcext:value-type="currency">
            <text:p>$864.00</text:p>
          </table:table-cell>
          <table:table-cell table:style-name="ce64" table:formula="of:=[.E158]-[.B158]" office:value-type="currency" office:currency="USD" office:value="6" calcext:value-type="currency">
            <text:p>$6.00</text:p>
          </table:table-cell>
          <table:table-cell table:style-name="ce17" table:formula="of:=[.E158]/[.D158]" office:value-type="float" office:value="1.17388114453412" calcext:value-type="float">
            <text:p>1.1738811445341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8G</text:p>
          </table:table-cell>
          <table:table-cell table:style-name="ce8" office:value-type="currency" office:currency="USD" office:value="939" calcext:value-type="currency">
            <text:p>$939.00</text:p>
          </table:table-cell>
          <table:table-cell table:style-name="ce64" office:value-type="currency" office:currency="USD" office:value="1495" calcext:value-type="currency">
            <text:p>$1,495.00</text:p>
          </table:table-cell>
          <table:table-cell table:style-name="ce64" table:formula="of:=[.C159]*0.54" office:value-type="currency" office:currency="USD" office:value="807.3" calcext:value-type="currency">
            <text:p>$807.30</text:p>
          </table:table-cell>
          <table:table-cell table:style-name="ce64" office:value-type="currency" office:currency="USD" office:value="947" calcext:value-type="currency">
            <text:p>$947.00</text:p>
          </table:table-cell>
          <table:table-cell table:style-name="ce64" table:formula="of:=[.E159]-[.B159]" office:value-type="currency" office:currency="USD" office:value="8" calcext:value-type="currency">
            <text:p>$8.00</text:p>
          </table:table-cell>
          <table:table-cell table:style-name="ce17" table:formula="of:=[.E159]/[.D159]" office:value-type="float" office:value="1.17304595565465" calcext:value-type="float">
            <text:p>1.173045955654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9G</text:p>
          </table:table-cell>
          <table:table-cell table:style-name="ce8" office:value-type="currency" office:currency="USD" office:value="989" calcext:value-type="currency">
            <text:p>$989.00</text:p>
          </table:table-cell>
          <table:table-cell table:style-name="ce64" office:value-type="currency" office:currency="USD" office:value="1627" calcext:value-type="currency">
            <text:p>$1,627.00</text:p>
          </table:table-cell>
          <table:table-cell table:style-name="ce64" table:formula="of:=[.C160]*0.54" office:value-type="currency" office:currency="USD" office:value="878.58" calcext:value-type="currency">
            <text:p>$878.58</text:p>
          </table:table-cell>
          <table:table-cell table:style-name="ce64" office:value-type="currency" office:currency="USD" office:value="998" calcext:value-type="currency">
            <text:p>$998.00</text:p>
          </table:table-cell>
          <table:table-cell table:style-name="ce64" table:formula="of:=[.E160]-[.B160]" office:value-type="currency" office:currency="USD" office:value="9" calcext:value-type="currency">
            <text:p>$9.00</text:p>
          </table:table-cell>
          <table:table-cell table:style-name="ce17" table:formula="of:=[.E160]/[.D160]" office:value-type="float" office:value="1.13592387716543" calcext:value-type="float">
            <text:p>1.1359238771654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10G</text:p>
          </table:table-cell>
          <table:table-cell table:style-name="ce8" office:value-type="currency" office:currency="USD" office:value="1099" calcext:value-type="currency">
            <text:p>$1,099.00</text:p>
          </table:table-cell>
          <table:table-cell table:style-name="ce64" office:value-type="currency" office:currency="USD" office:value="1759" calcext:value-type="currency">
            <text:p>$1,759.00</text:p>
          </table:table-cell>
          <table:table-cell table:style-name="ce64" table:formula="of:=[.C161]*0.54" office:value-type="currency" office:currency="USD" office:value="949.86" calcext:value-type="currency">
            <text:p>$949.86</text:p>
          </table:table-cell>
          <table:table-cell table:style-name="ce64" office:value-type="currency" office:currency="USD" office:value="1115" calcext:value-type="currency">
            <text:p>$1,115.00</text:p>
          </table:table-cell>
          <table:table-cell table:style-name="ce64" table:formula="of:=[.E161]-[.B161]" office:value-type="currency" office:currency="USD" office:value="16" calcext:value-type="currency">
            <text:p>$16.00</text:p>
          </table:table-cell>
          <table:table-cell table:style-name="ce17" table:formula="of:=[.E161]/[.D161]" office:value-type="float" office:value="1.17385720000842" calcext:value-type="float">
            <text:p>1.1738572000084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530G</text:p>
          </table:table-cell>
          <table:table-cell table:style-name="ce8" office:value-type="currency" office:currency="USD" office:value="719" calcext:value-type="currency">
            <text:p>$719.00</text:p>
          </table:table-cell>
          <table:table-cell table:style-name="ce64" office:value-type="currency" office:currency="USD" office:value="1143" calcext:value-type="currency">
            <text:p>$1,143.00</text:p>
          </table:table-cell>
          <table:table-cell table:style-name="ce64" table:formula="of:=[.C162]*0.54" office:value-type="currency" office:currency="USD" office:value="617.22" calcext:value-type="currency">
            <text:p>$617.22</text:p>
          </table:table-cell>
          <table:table-cell table:style-name="ce64" office:value-type="currency" office:currency="USD" office:value="725" calcext:value-type="currency">
            <text:p>$725.00</text:p>
          </table:table-cell>
          <table:table-cell table:style-name="ce64" table:formula="of:=[.E162]-[.B162]" office:value-type="currency" office:currency="USD" office:value="6" calcext:value-type="currency">
            <text:p>$6.00</text:p>
          </table:table-cell>
          <table:table-cell table:style-name="ce17" table:formula="of:=[.E162]/[.D162]" office:value-type="float" office:value="1.17462169080717" calcext:value-type="float">
            <text:p>1.1746216908071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630G</text:p>
          </table:table-cell>
          <table:table-cell table:style-name="ce8" office:value-type="currency" office:currency="USD" office:value="814" calcext:value-type="currency">
            <text:p>$814.00</text:p>
          </table:table-cell>
          <table:table-cell table:style-name="ce64" office:value-type="currency" office:currency="USD" office:value="1293" calcext:value-type="currency">
            <text:p>$1,293.00</text:p>
          </table:table-cell>
          <table:table-cell table:style-name="ce64" table:formula="of:=[.C163]*0.54" office:value-type="currency" office:currency="USD" office:value="698.22" calcext:value-type="currency">
            <text:p>$698.22</text:p>
          </table:table-cell>
          <table:table-cell table:style-name="ce64" office:value-type="currency" office:currency="USD" office:value="820" calcext:value-type="currency">
            <text:p>$820.00</text:p>
          </table:table-cell>
          <table:table-cell table:style-name="ce64" table:formula="of:=[.E163]-[.B163]" office:value-type="currency" office:currency="USD" office:value="6" calcext:value-type="currency">
            <text:p>$6.00</text:p>
          </table:table-cell>
          <table:table-cell table:style-name="ce17" table:formula="of:=[.E163]/[.D163]" office:value-type="float" office:value="1.17441494084959" calcext:value-type="float">
            <text:p>1.1744149408495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730G</text:p>
          </table:table-cell>
          <table:table-cell table:style-name="ce8" office:value-type="currency" office:currency="USD" office:value="909" calcext:value-type="currency">
            <text:p>$909.00</text:p>
          </table:table-cell>
          <table:table-cell table:style-name="ce64" office:value-type="currency" office:currency="USD" office:value="1442" calcext:value-type="currency">
            <text:p>$1,442.00</text:p>
          </table:table-cell>
          <table:table-cell table:style-name="ce64" table:formula="of:=[.C164]*0.54" office:value-type="currency" office:currency="USD" office:value="778.68" calcext:value-type="currency">
            <text:p>$778.68</text:p>
          </table:table-cell>
          <table:table-cell table:style-name="ce64" office:value-type="currency" office:currency="USD" office:value="914" calcext:value-type="currency">
            <text:p>$914.00</text:p>
          </table:table-cell>
          <table:table-cell table:style-name="ce64" table:formula="of:=[.E164]-[.B164]" office:value-type="currency" office:currency="USD" office:value="5" calcext:value-type="currency">
            <text:p>$5.00</text:p>
          </table:table-cell>
          <table:table-cell table:style-name="ce17" table:formula="of:=[.E164]/[.D164]" office:value-type="float" office:value="1.17378127086865" calcext:value-type="float">
            <text:p>1.173781270868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830G</text:p>
          </table:table-cell>
          <table:table-cell table:style-name="ce8" office:value-type="currency" office:currency="USD" office:value="975" calcext:value-type="currency">
            <text:p>$975.00</text:p>
          </table:table-cell>
          <table:table-cell table:style-name="ce64" office:value-type="currency" office:currency="USD" office:value="1592" calcext:value-type="currency">
            <text:p>$1,592.00</text:p>
          </table:table-cell>
          <table:table-cell table:style-name="ce64" table:formula="of:=[.C165]*0.54" office:value-type="currency" office:currency="USD" office:value="859.68" calcext:value-type="currency">
            <text:p>$859.68</text:p>
          </table:table-cell>
          <table:table-cell table:style-name="ce64" office:value-type="currency" office:currency="USD" office:value="985" calcext:value-type="currency">
            <text:p>$985.00</text:p>
          </table:table-cell>
          <table:table-cell table:style-name="ce64" table:formula="of:=[.E165]-[.B165]" office:value-type="currency" office:currency="USD" office:value="10" calcext:value-type="currency">
            <text:p>$10.00</text:p>
          </table:table-cell>
          <table:table-cell table:style-name="ce17" table:formula="of:=[.E165]/[.D165]" office:value-type="float" office:value="1.14577517215708" calcext:value-type="float">
            <text:p>1.1457751721570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930G</text:p>
          </table:table-cell>
          <table:table-cell table:style-name="ce8" office:value-type="currency" office:currency="USD" office:value="1094" calcext:value-type="currency">
            <text:p>$1,094.00</text:p>
          </table:table-cell>
          <table:table-cell table:style-name="ce64" office:value-type="currency" office:currency="USD" office:value="1741" calcext:value-type="currency">
            <text:p>$1,741.00</text:p>
          </table:table-cell>
          <table:table-cell table:style-name="ce64" table:formula="of:=[.C166]*0.54" office:value-type="currency" office:currency="USD" office:value="940.14" calcext:value-type="currency">
            <text:p>$940.14</text:p>
          </table:table-cell>
          <table:table-cell table:style-name="ce64" office:value-type="currency" office:currency="USD" office:value="1104" calcext:value-type="currency">
            <text:p>$1,104.00</text:p>
          </table:table-cell>
          <table:table-cell table:style-name="ce64" table:formula="of:=[.E166]-[.B166]" office:value-type="currency" office:currency="USD" office:value="10" calcext:value-type="currency">
            <text:p>$10.00</text:p>
          </table:table-cell>
          <table:table-cell table:style-name="ce17" table:formula="of:=[.E166]/[.D166]" office:value-type="float" office:value="1.1742931903759" calcext:value-type="float">
            <text:p>1.174293190375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1030G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 office:value-type="currency" office:currency="USD" office:value="1891" calcext:value-type="currency">
            <text:p>$1,891.00</text:p>
          </table:table-cell>
          <table:table-cell table:style-name="ce64" table:formula="of:=[.C167]*0.54" office:value-type="currency" office:currency="USD" office:value="1021.14" calcext:value-type="currency">
            <text:p>$1,021.14</text:p>
          </table:table-cell>
          <table:table-cell table:style-name="ce64" office:value-type="currency" office:currency="USD" office:value="1191" calcext:value-type="currency">
            <text:p>$1,191.00</text:p>
          </table:table-cell>
          <table:table-cell table:style-name="ce64" table:formula="of:=[.E167]-[.B167]" office:value-type="currency" office:currency="USD" office:value="6" calcext:value-type="currency">
            <text:p>$6.00</text:p>
          </table:table-cell>
          <table:table-cell table:style-name="ce17" table:formula="of:=[.E167]/[.D167]" office:value-type="float" office:value="1.16634349844292" calcext:value-type="float">
            <text:p>1.166343498442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5R</text:p>
          </table:table-cell>
          <table:table-cell table:style-name="ce8" office:value-type="currency" office:currency="USD" office:value="869" calcext:value-type="currency">
            <text:p>$869.00</text:p>
          </table:table-cell>
          <table:table-cell table:style-name="ce64" office:value-type="currency" office:currency="USD" office:value="1047" calcext:value-type="currency">
            <text:p>$1,047.00</text:p>
          </table:table-cell>
          <table:table-cell table:style-name="ce64" table:formula="of:=[.C168]*0.54" office:value-type="currency" office:currency="USD" office:value="565.38" calcext:value-type="currency">
            <text:p>$565.38</text:p>
          </table:table-cell>
          <table:table-cell table:style-name="ce64" office:value-type="currency" office:currency="USD" office:value="905" calcext:value-type="currency">
            <text:p>$905.00</text:p>
          </table:table-cell>
          <table:table-cell table:style-name="ce64" table:formula="of:=[.E168]-[.B168]" office:value-type="currency" office:currency="USD" office:value="36" calcext:value-type="currency">
            <text:p>$36.00</text:p>
          </table:table-cell>
          <table:table-cell table:style-name="ce17" table:formula="of:=[.E168]/[.D168]" office:value-type="float" office:value="1.60069333899324" calcext:value-type="float">
            <text:p>1.6006933389932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6R</text:p>
          </table:table-cell>
          <table:table-cell table:style-name="ce8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1172" calcext:value-type="currency">
            <text:p>$1,172.00</text:p>
          </table:table-cell>
          <table:table-cell table:style-name="ce64" table:formula="of:=[.C169]*0.54" office:value-type="currency" office:currency="USD" office:value="632.88" calcext:value-type="currency">
            <text:p>$632.88</text:p>
          </table:table-cell>
          <table:table-cell table:style-name="ce64" office:value-type="currency" office:currency="USD" office:value="1013" calcext:value-type="currency">
            <text:p>$1,013.00</text:p>
          </table:table-cell>
          <table:table-cell table:style-name="ce64" table:formula="of:=[.E169]-[.B169]" office:value-type="currency" office:currency="USD" office:value="23" calcext:value-type="currency">
            <text:p>$23.00</text:p>
          </table:table-cell>
          <table:table-cell table:style-name="ce17" table:formula="of:=[.E169]/[.D169]" office:value-type="float" office:value="1.60061939072178" calcext:value-type="float">
            <text:p>1.60061939072178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7R</text:p>
          </table:table-cell>
          <table:table-cell table:style-name="ce8" office:value-type="currency" office:currency="USD" office:value="1110" calcext:value-type="currency">
            <text:p>$1,110.00</text:p>
          </table:table-cell>
          <table:table-cell table:style-name="ce64" office:value-type="currency" office:currency="USD" office:value="1298" calcext:value-type="currency">
            <text:p>$1,298.00</text:p>
          </table:table-cell>
          <table:table-cell table:style-name="ce64" table:formula="of:=[.C170]*0.54" office:value-type="currency" office:currency="USD" office:value="700.92" calcext:value-type="currency">
            <text:p>$700.92</text:p>
          </table:table-cell>
          <table:table-cell table:style-name="ce64" office:value-type="currency" office:currency="USD" office:value="1124" calcext:value-type="currency">
            <text:p>$1,124.00</text:p>
          </table:table-cell>
          <table:table-cell table:style-name="ce64" table:formula="of:=[.E170]-[.B170]" office:value-type="currency" office:currency="USD" office:value="14" calcext:value-type="currency">
            <text:p>$14.00</text:p>
          </table:table-cell>
          <table:table-cell table:style-name="ce17" table:formula="of:=[.E170]/[.D170]" office:value-type="float" office:value="1.60360668835245" calcext:value-type="float">
            <text:p>1.60360668835245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8R</text:p>
          </table:table-cell>
          <table:table-cell table:style-name="ce8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1424" calcext:value-type="currency">
            <text:p>$1,424.00</text:p>
          </table:table-cell>
          <table:table-cell table:style-name="ce64" table:formula="of:=[.C171]*0.54" office:value-type="currency" office:currency="USD" office:value="768.96" calcext:value-type="currency">
            <text:p>$768.96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table:formula="of:=[.E171]-[.B171]" office:value-type="currency" office:currency="USD" office:value="17" calcext:value-type="currency">
            <text:p>$17.00</text:p>
          </table:table-cell>
          <table:table-cell table:style-name="ce17" table:formula="of:=[.E171]/[.D171]" office:value-type="float" office:value="1.60216396171452" calcext:value-type="float">
            <text:p>1.60216396171452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9R</text:p>
          </table:table-cell>
          <table:table-cell table:style-name="ce8" office:value-type="currency" office:currency="USD" office:value="1319" calcext:value-type="currency">
            <text:p>$1,319.00</text:p>
          </table:table-cell>
          <table:table-cell table:style-name="ce64" office:value-type="currency" office:currency="USD" office:value="1549" calcext:value-type="currency">
            <text:p>$1,549.00</text:p>
          </table:table-cell>
          <table:table-cell table:style-name="ce64" table:formula="of:=[.C172]*0.54" office:value-type="currency" office:currency="USD" office:value="836.46" calcext:value-type="currency">
            <text:p>$836.46</text:p>
          </table:table-cell>
          <table:table-cell table:style-name="ce64" office:value-type="currency" office:currency="USD" office:value="1341" calcext:value-type="currency">
            <text:p>$1,341.00</text:p>
          </table:table-cell>
          <table:table-cell table:style-name="ce64" table:formula="of:=[.E172]-[.B172]" office:value-type="currency" office:currency="USD" office:value="22" calcext:value-type="currency">
            <text:p>$22.00</text:p>
          </table:table-cell>
          <table:table-cell table:style-name="ce17" table:formula="of:=[.E172]/[.D172]" office:value-type="float" office:value="1.60318485044114" calcext:value-type="float">
            <text:p>1.6031848504411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10R</text:p>
          </table:table-cell>
          <table:table-cell table:style-name="ce8" office:value-type="currency" office:currency="USD" office:value="1432" calcext:value-type="currency">
            <text:p>$1,432.00</text:p>
          </table:table-cell>
          <table:table-cell table:style-name="ce64" office:value-type="currency" office:currency="USD" office:value="1675" calcext:value-type="currency">
            <text:p>$1,675.00</text:p>
          </table:table-cell>
          <table:table-cell table:style-name="ce64" table:formula="of:=[.C173]*0.54" office:value-type="currency" office:currency="USD" office:value="904.5" calcext:value-type="currency">
            <text:p>$904.50</text:p>
          </table:table-cell>
          <table:table-cell table:style-name="ce64" office:value-type="currency" office:currency="USD" office:value="1449" calcext:value-type="currency">
            <text:p>$1,449.00</text:p>
          </table:table-cell>
          <table:table-cell table:style-name="ce64" table:formula="of:=[.E173]-[.B173]" office:value-type="currency" office:currency="USD" office:value="17" calcext:value-type="currency">
            <text:p>$17.00</text:p>
          </table:table-cell>
          <table:table-cell table:style-name="ce17" table:formula="of:=[.E173]/[.D173]" office:value-type="float" office:value="1.60199004975124" calcext:value-type="float">
            <text:p>1.6019900497512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530R</text:p>
          </table:table-cell>
          <table:table-cell table:style-name="ce8" office:value-type="currency" office:currency="USD" office:value="969" calcext:value-type="currency">
            <text:p>$969.00</text:p>
          </table:table-cell>
          <table:table-cell table:style-name="ce64" office:value-type="currency" office:currency="USD" office:value="1089" calcext:value-type="currency">
            <text:p>$1,089.00</text:p>
          </table:table-cell>
          <table:table-cell table:style-name="ce64" table:formula="of:=[.C174]*0.54" office:value-type="currency" office:currency="USD" office:value="588.06" calcext:value-type="currency">
            <text:p>$588.06</text:p>
          </table:table-cell>
          <table:table-cell table:style-name="ce64" office:value-type="currency" office:currency="USD" office:value="983" calcext:value-type="currency">
            <text:p>$983.00</text:p>
          </table:table-cell>
          <table:table-cell table:style-name="ce64" table:formula="of:=[.E174]-[.B174]" office:value-type="currency" office:currency="USD" office:value="14" calcext:value-type="currency">
            <text:p>$14.00</text:p>
          </table:table-cell>
          <table:table-cell table:style-name="ce17" table:formula="of:=[.E174]/[.D174]" office:value-type="float" office:value="1.6715981362446" calcext:value-type="float">
            <text:p>1.6715981362446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630R</text:p>
          </table:table-cell>
          <table:table-cell table:style-name="ce8" office:value-type="currency" office:currency="USD" office:value="1049" calcext:value-type="currency">
            <text:p>$1,049.00</text:p>
          </table:table-cell>
          <table:table-cell table:style-name="ce64" office:value-type="currency" office:currency="USD" office:value="1231" calcext:value-type="currency">
            <text:p>$1,231.00</text:p>
          </table:table-cell>
          <table:table-cell table:style-name="ce64" table:formula="of:=[.C175]*0.54" office:value-type="currency" office:currency="USD" office:value="664.74" calcext:value-type="currency">
            <text:p>$664.74</text:p>
          </table:table-cell>
          <table:table-cell table:style-name="ce64" office:value-type="currency" office:currency="USD" office:value="1066" calcext:value-type="currency">
            <text:p>$1,066.00</text:p>
          </table:table-cell>
          <table:table-cell table:style-name="ce64" table:formula="of:=[.E175]-[.B175]" office:value-type="currency" office:currency="USD" office:value="17" calcext:value-type="currency">
            <text:p>$17.00</text:p>
          </table:table-cell>
          <table:table-cell table:style-name="ce17" table:formula="of:=[.E175]/[.D175]" office:value-type="float" office:value="1.60363450371574" calcext:value-type="float">
            <text:p>1.6036345037157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730R</text:p>
          </table:table-cell>
          <table:table-cell table:style-name="ce8" office:value-type="currency" office:currency="USD" office:value="1169" calcext:value-type="currency">
            <text:p>$1,169.00</text:p>
          </table:table-cell>
          <table:table-cell table:style-name="ce64" office:value-type="currency" office:currency="USD" office:value="1373" calcext:value-type="currency">
            <text:p>$1,373.00</text:p>
          </table:table-cell>
          <table:table-cell table:style-name="ce64" table:formula="of:=[.C176]*0.54" office:value-type="currency" office:currency="USD" office:value="741.42" calcext:value-type="currency">
            <text:p>$741.42</text:p>
          </table:table-cell>
          <table:table-cell table:style-name="ce64" office:value-type="currency" office:currency="USD" office:value="1187" calcext:value-type="currency">
            <text:p>$1,187.00</text:p>
          </table:table-cell>
          <table:table-cell table:style-name="ce64" table:formula="of:=[.E176]-[.B176]" office:value-type="currency" office:currency="USD" office:value="18" calcext:value-type="currency">
            <text:p>$18.00</text:p>
          </table:table-cell>
          <table:table-cell table:style-name="ce17" table:formula="of:=[.E176]/[.D176]" office:value-type="float" office:value="1.60098189959807" calcext:value-type="float">
            <text:p>1.60098189959807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830R</text:p>
          </table:table-cell>
          <table:table-cell table:style-name="ce8" office:value-type="currency" office:currency="USD" office:value="1290" calcext:value-type="currency">
            <text:p>$1,290.00</text:p>
          </table:table-cell>
          <table:table-cell table:style-name="ce64" office:value-type="currency" office:currency="USD" office:value="1516" calcext:value-type="currency">
            <text:p>$1,516.00</text:p>
          </table:table-cell>
          <table:table-cell table:style-name="ce64" table:formula="of:=[.C177]*0.54" office:value-type="currency" office:currency="USD" office:value="818.64" calcext:value-type="currency">
            <text:p>$818.64</text:p>
          </table:table-cell>
          <table:table-cell table:style-name="ce64" office:value-type="currency" office:currency="USD" office:value="1310" calcext:value-type="currency">
            <text:p>$1,310.00</text:p>
          </table:table-cell>
          <table:table-cell table:style-name="ce64" table:formula="of:=[.E177]-[.B177]" office:value-type="currency" office:currency="USD" office:value="20" calcext:value-type="currency">
            <text:p>$20.00</text:p>
          </table:table-cell>
          <table:table-cell table:style-name="ce17" table:formula="of:=[.E177]/[.D177]" office:value-type="float" office:value="1.60021499071631" calcext:value-type="float">
            <text:p>1.60021499071631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930R</text:p>
          </table:table-cell>
          <table:table-cell table:style-name="ce8" office:value-type="currency" office:currency="USD" office:value="1419" calcext:value-type="currency">
            <text:p>$1,419.00</text:p>
          </table:table-cell>
          <table:table-cell table:style-name="ce64" office:value-type="currency" office:currency="USD" office:value="1658" calcext:value-type="currency">
            <text:p>$1,658.00</text:p>
          </table:table-cell>
          <table:table-cell table:style-name="ce64" table:formula="of:=[.C178]*0.54" office:value-type="currency" office:currency="USD" office:value="895.32" calcext:value-type="currency">
            <text:p>$895.32</text:p>
          </table:table-cell>
          <table:table-cell table:style-name="ce64" office:value-type="currency" office:currency="USD" office:value="1434" calcext:value-type="currency">
            <text:p>$1,434.00</text:p>
          </table:table-cell>
          <table:table-cell table:style-name="ce64" table:formula="of:=[.E178]-[.B178]" office:value-type="currency" office:currency="USD" office:value="15" calcext:value-type="currency">
            <text:p>$15.00</text:p>
          </table:table-cell>
          <table:table-cell table:style-name="ce17" table:formula="of:=[.E178]/[.D178]" office:value-type="float" office:value="1.60166197560649" calcext:value-type="float">
            <text:p>1.60166197560649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1030R</text:p>
          </table:table-cell>
          <table:table-cell table:style-name="ce8" office:value-type="currency" office:currency="USD" office:value="1535" calcext:value-type="currency">
            <text:p>$1,535.00</text:p>
          </table:table-cell>
          <table:table-cell table:style-name="ce64" office:value-type="currency" office:currency="USD" office:value="1801" calcext:value-type="currency">
            <text:p>$1,801.00</text:p>
          </table:table-cell>
          <table:table-cell table:style-name="ce64" table:formula="of:=[.C179]*0.54" office:value-type="currency" office:currency="USD" office:value="972.54" calcext:value-type="currency">
            <text:p>$972.54</text:p>
          </table:table-cell>
          <table:table-cell table:style-name="ce64" office:value-type="currency" office:currency="USD" office:value="1556" calcext:value-type="currency">
            <text:p>$1,556.00</text:p>
          </table:table-cell>
          <table:table-cell table:style-name="ce64" table:formula="of:=[.E179]-[.B179]" office:value-type="currency" office:currency="USD" office:value="21" calcext:value-type="currency">
            <text:p>$21.00</text:p>
          </table:table-cell>
          <table:table-cell table:style-name="ce17" table:formula="of:=[.E179]/[.D179]" office:value-type="float" office:value="1.59993419293808" calcext:value-type="float">
            <text:p>1.59993419293808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Ballylift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BL-315</text:p>
          </table:table-cell>
          <table:table-cell table:style-name="ce8" office:value-type="currency" office:currency="USD" office:value="3699" calcext:value-type="currency">
            <text:p>$3,699.00</text:p>
          </table:table-cell>
          <table:table-cell table:style-name="ce64" office:value-type="currency" office:currency="USD" office:value="3881" calcext:value-type="currency">
            <text:p>$3,881.00</text:p>
          </table:table-cell>
          <table:table-cell table:style-name="ce64" table:formula="of:=[.C183]*0.75" office:value-type="currency" office:currency="USD" office:value="2910.75" calcext:value-type="currency">
            <text:p>$2,910.75</text:p>
          </table:table-cell>
          <table:table-cell table:style-name="ce64" office:value-type="currency" office:currency="USD" office:value="3783" calcext:value-type="currency">
            <text:p>$3,783.00</text:p>
          </table:table-cell>
          <table:table-cell table:style-name="ce64" table:formula="of:=[.E183]-[.B183]" office:value-type="currency" office:currency="USD" office:value="84" calcext:value-type="currency">
            <text:p>$84.00</text:p>
          </table:table-cell>
          <table:table-cell table:style-name="ce17" table:formula="of:=[.E183]/[.D183]" office:value-type="float" office:value="1.29966503478485" calcext:value-type="float">
            <text:p>1.2996650347848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BL-C14</text:p>
          </table:table-cell>
          <table:table-cell table:style-name="ce8" office:value-type="currency" office:currency="USD" office:value="4799" calcext:value-type="currency">
            <text:p>$4,799.00</text:p>
          </table:table-cell>
          <table:table-cell table:style-name="ce64" office:value-type="currency" office:currency="USD" office:value="5096" calcext:value-type="currency">
            <text:p>$5,096.00</text:p>
          </table:table-cell>
          <table:table-cell table:style-name="ce64" table:formula="of:=[.C184]*0.75" office:value-type="currency" office:currency="USD" office:value="3822" calcext:value-type="currency">
            <text:p>$3,822.00</text:p>
          </table:table-cell>
          <table:table-cell table:style-name="ce64" office:value-type="currency" office:currency="USD" office:value="4943.12" calcext:value-type="currency">
            <text:p>$4,943.12</text:p>
          </table:table-cell>
          <table:table-cell table:style-name="ce64" table:formula="of:=[.E184]-[.B184]" office:value-type="currency" office:currency="USD" office:value="144.12" calcext:value-type="currency">
            <text:p>$144.12</text:p>
          </table:table-cell>
          <table:table-cell table:style-name="ce17" table:formula="of:=[.E184]/[.D184]" office:value-type="float" office:value="1.29333333333333" calcext:value-type="float">
            <text:p>1.2933333333333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ouble Entry Mobile Work Platform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EP3-2448</text:p>
          </table:table-cell>
          <table:table-cell table:style-name="ce8" office:value-type="currency" office:currency="USD" office:value="930" calcext:value-type="currency">
            <text:p>$930.00</text:p>
          </table:table-cell>
          <table:table-cell table:style-name="ce64" office:value-type="currency" office:currency="USD" office:value="1256" calcext:value-type="currency">
            <text:p>$1,256.00</text:p>
          </table:table-cell>
          <table:table-cell table:style-name="ce64" table:formula="of:=[.C188]*0.6" office:value-type="currency" office:currency="USD" office:value="753.6" calcext:value-type="currency">
            <text:p>$753.60</text:p>
          </table:table-cell>
          <table:table-cell table:style-name="ce64" office:value-type="currency" office:currency="USD" office:value="994" calcext:value-type="currency">
            <text:p>$994.00</text:p>
          </table:table-cell>
          <table:table-cell table:style-name="ce64" table:formula="of:=[.E188]-[.B188]" office:value-type="currency" office:currency="USD" office:value="64" calcext:value-type="currency">
            <text:p>$64.00</text:p>
          </table:table-cell>
          <table:table-cell table:style-name="ce17" table:formula="of:=[.E188]/[.D188]" office:value-type="float" office:value="1.31900212314225" calcext:value-type="float">
            <text:p>1.3190021231422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DEP3-2460</text:p>
          </table:table-cell>
          <table:table-cell table:style-name="ce8" office:value-type="currency" office:currency="USD" office:value="975" calcext:value-type="currency">
            <text:p>$975.00</text:p>
          </table:table-cell>
          <table:table-cell table:style-name="ce64" office:value-type="currency" office:currency="USD" office:value="1293" calcext:value-type="currency">
            <text:p>$1,293.00</text:p>
          </table:table-cell>
          <table:table-cell table:style-name="ce64" table:formula="of:=[.C189]*0.6" office:value-type="currency" office:currency="USD" office:value="775.8" calcext:value-type="currency">
            <text:p>$775.80</text:p>
          </table:table-cell>
          <table:table-cell table:style-name="ce64" office:value-type="currency" office:currency="USD" office:value="1023" calcext:value-type="currency">
            <text:p>$1,023.00</text:p>
          </table:table-cell>
          <table:table-cell table:style-name="ce64" table:formula="of:=[.E189]-[.B189]" office:value-type="currency" office:currency="USD" office:value="48" calcext:value-type="currency">
            <text:p>$48.00</text:p>
          </table:table-cell>
          <table:table-cell table:style-name="ce17" table:formula="of:=[.E189]/[.D189]" office:value-type="float" office:value="1.31863882443929" calcext:value-type="float">
            <text:p>1.3186388244392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DEP3-3648</text:p>
          </table:table-cell>
          <table:table-cell table:style-name="ce8" office:value-type="currency" office:currency="USD" office:value="1065" calcext:value-type="currency">
            <text:p>$1,065.00</text:p>
          </table:table-cell>
          <table:table-cell table:style-name="ce64" office:value-type="currency" office:currency="USD" office:value="1534" calcext:value-type="currency">
            <text:p>$1,534.00</text:p>
          </table:table-cell>
          <table:table-cell table:style-name="ce64" table:formula="of:=[.C190]*0.6" office:value-type="currency" office:currency="USD" office:value="920.4" calcext:value-type="currency">
            <text:p>$920.40</text:p>
          </table:table-cell>
          <table:table-cell table:style-name="ce64" office:value-type="currency" office:currency="USD" office:value="1161" calcext:value-type="currency">
            <text:p>$1,161.00</text:p>
          </table:table-cell>
          <table:table-cell table:style-name="ce64" table:formula="of:=[.E190]-[.B190]" office:value-type="currency" office:currency="USD" office:value="96" calcext:value-type="currency">
            <text:p>$96.00</text:p>
          </table:table-cell>
          <table:table-cell table:style-name="ce17" table:formula="of:=[.E190]/[.D190]" office:value-type="float" office:value="1.26140808344198" calcext:value-type="float">
            <text:p>1.2614080834419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3-3660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1617" calcext:value-type="currency">
            <text:p>$1,617.00</text:p>
          </table:table-cell>
          <table:table-cell table:style-name="ce64" table:formula="of:=[.C191]*0.6" office:value-type="currency" office:currency="USD" office:value="970.2" calcext:value-type="currency">
            <text:p>$970.20</text:p>
          </table:table-cell>
          <table:table-cell table:style-name="ce64" office:value-type="currency" office:currency="USD" office:value="1223" calcext:value-type="currency">
            <text:p>$1,223.00</text:p>
          </table:table-cell>
          <table:table-cell table:style-name="ce64" table:formula="of:=[.E191]-[.B191]" office:value-type="currency" office:currency="USD" office:value="33" calcext:value-type="currency">
            <text:p>$33.00</text:p>
          </table:table-cell>
          <table:table-cell table:style-name="ce17" table:formula="of:=[.E191]/[.D191]" office:value-type="float" office:value="1.2605648319934" calcext:value-type="float">
            <text:p>1.260564831993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4-2448</text:p>
          </table:table-cell>
          <table:table-cell table:style-name="ce8" office:value-type="currency" office:currency="USD" office:value="1029" calcext:value-type="currency">
            <text:p>$1,029.00</text:p>
          </table:table-cell>
          <table:table-cell table:style-name="ce64" office:value-type="currency" office:currency="USD" office:value="1386" calcext:value-type="currency">
            <text:p>$1,386.00</text:p>
          </table:table-cell>
          <table:table-cell table:style-name="ce64" table:formula="of:=[.C192]*0.6" office:value-type="currency" office:currency="USD" office:value="831.6" calcext:value-type="currency">
            <text:p>$831.60</text:p>
          </table:table-cell>
          <table:table-cell table:style-name="ce64" office:value-type="currency" office:currency="USD" office:value="1048" calcext:value-type="currency">
            <text:p>$1,048.00</text:p>
          </table:table-cell>
          <table:table-cell table:style-name="ce64" table:formula="of:=[.E192]-[.B192]" office:value-type="currency" office:currency="USD" office:value="19" calcext:value-type="currency">
            <text:p>$19.00</text:p>
          </table:table-cell>
          <table:table-cell table:style-name="ce17" table:formula="of:=[.E192]/[.D192]" office:value-type="float" office:value="1.26022126022126" calcext:value-type="float">
            <text:p>1.2602212602212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4-2460</text:p>
          </table:table-cell>
          <table:table-cell table:style-name="ce8" office:value-type="currency" office:currency="USD" office:value="1079" calcext:value-type="currency">
            <text:p>$1,079.00</text:p>
          </table:table-cell>
          <table:table-cell table:style-name="ce64" office:value-type="currency" office:currency="USD" office:value="1472" calcext:value-type="currency">
            <text:p>$1,472.00</text:p>
          </table:table-cell>
          <table:table-cell table:style-name="ce64" table:formula="of:=[.C193]*0.6" office:value-type="currency" office:currency="USD" office:value="883.2" calcext:value-type="currency">
            <text:p>$883.20</text:p>
          </table:table-cell>
          <table:table-cell table:style-name="ce64" office:value-type="currency" office:currency="USD" office:value="1114" calcext:value-type="currency">
            <text:p>$1,114.00</text:p>
          </table:table-cell>
          <table:table-cell table:style-name="ce64" table:formula="of:=[.E193]-[.B193]" office:value-type="currency" office:currency="USD" office:value="35" calcext:value-type="currency">
            <text:p>$35.00</text:p>
          </table:table-cell>
          <table:table-cell table:style-name="ce17" table:formula="of:=[.E193]/[.D193]" office:value-type="float" office:value="1.26132246376812" calcext:value-type="float">
            <text:p>1.2613224637681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4-3648</text:p>
          </table:table-cell>
          <table:table-cell table:style-name="ce8" office:value-type="currency" office:currency="USD" office:value="1279" calcext:value-type="currency">
            <text:p>$1,279.00</text:p>
          </table:table-cell>
          <table:table-cell table:style-name="ce64" office:value-type="currency" office:currency="USD" office:value="1732" calcext:value-type="currency">
            <text:p>$1,732.00</text:p>
          </table:table-cell>
          <table:table-cell table:style-name="ce64" table:formula="of:=[.C194]*0.6" office:value-type="currency" office:currency="USD" office:value="1039.2" calcext:value-type="currency">
            <text:p>$1,039.20</text:p>
          </table:table-cell>
          <table:table-cell table:style-name="ce64" office:value-type="currency" office:currency="USD" office:value="1311" calcext:value-type="currency">
            <text:p>$1,311.00</text:p>
          </table:table-cell>
          <table:table-cell table:style-name="ce64" table:formula="of:=[.E194]-[.B194]" office:value-type="currency" office:currency="USD" office:value="32" calcext:value-type="currency">
            <text:p>$32.00</text:p>
          </table:table-cell>
          <table:table-cell table:style-name="ce17" table:formula="of:=[.E194]/[.D194]" office:value-type="float" office:value="1.26154734411085" calcext:value-type="float">
            <text:p>1.2615473441108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4-3660</text:p>
          </table:table-cell>
          <table:table-cell table:style-name="ce8" office:value-type="currency" office:currency="USD" office:value="1369" calcext:value-type="currency">
            <text:p>$1,369.00</text:p>
          </table:table-cell>
          <table:table-cell table:style-name="ce64" office:value-type="currency" office:currency="USD" office:value="1840" calcext:value-type="currency">
            <text:p>$1,840.00</text:p>
          </table:table-cell>
          <table:table-cell table:style-name="ce64" table:formula="of:=[.C195]*0.6" office:value-type="currency" office:currency="USD" office:value="1104" calcext:value-type="currency">
            <text:p>$1,104.00</text:p>
          </table:table-cell>
          <table:table-cell table:style-name="ce64" office:value-type="currency" office:currency="USD" office:value="1392" calcext:value-type="currency">
            <text:p>$1,392.00</text:p>
          </table:table-cell>
          <table:table-cell table:style-name="ce64" table:formula="of:=[.E195]-[.B195]" office:value-type="currency" office:currency="USD" office:value="23" calcext:value-type="currency">
            <text:p>$23.00</text:p>
          </table:table-cell>
          <table:table-cell table:style-name="ce17" table:formula="of:=[.E195]/[.D195]" office:value-type="float" office:value="1.26086956521739" calcext:value-type="float">
            <text:p>1.2608695652173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5-2448</text:p>
          </table:table-cell>
          <table:table-cell table:style-name="ce8" office:value-type="currency" office:currency="USD" office:value="1229" calcext:value-type="currency">
            <text:p>$1,229.00</text:p>
          </table:table-cell>
          <table:table-cell table:style-name="ce64" office:value-type="currency" office:currency="USD" office:value="1658" calcext:value-type="currency">
            <text:p>$1,658.00</text:p>
          </table:table-cell>
          <table:table-cell table:style-name="ce64" table:formula="of:=[.C196]*0.6" office:value-type="currency" office:currency="USD" office:value="994.8" calcext:value-type="currency">
            <text:p>$994.80</text:p>
          </table:table-cell>
          <table:table-cell table:style-name="ce64" office:value-type="currency" office:currency="USD" office:value="1254" calcext:value-type="currency">
            <text:p>$1,254.00</text:p>
          </table:table-cell>
          <table:table-cell table:style-name="ce64" table:formula="of:=[.E196]-[.B196]" office:value-type="currency" office:currency="USD" office:value="25" calcext:value-type="currency">
            <text:p>$25.00</text:p>
          </table:table-cell>
          <table:table-cell table:style-name="ce17" table:formula="of:=[.E196]/[.D196]" office:value-type="float" office:value="1.2605548854041" calcext:value-type="float">
            <text:p>1.260554885404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5-2460</text:p>
          </table:table-cell>
          <table:table-cell table:style-name="ce8" office:value-type="currency" office:currency="USD" office:value="1298" calcext:value-type="currency">
            <text:p>$1,298.00</text:p>
          </table:table-cell>
          <table:table-cell table:style-name="ce64" office:value-type="currency" office:currency="USD" office:value="1764" calcext:value-type="currency">
            <text:p>$1,764.00</text:p>
          </table:table-cell>
          <table:table-cell table:style-name="ce64" table:formula="of:=[.C197]*0.6" office:value-type="currency" office:currency="USD" office:value="1058.4" calcext:value-type="currency">
            <text:p>$1,058.40</text:p>
          </table:table-cell>
          <table:table-cell table:style-name="ce64" office:value-type="currency" office:currency="USD" office:value="1336" calcext:value-type="currency">
            <text:p>$1,336.00</text:p>
          </table:table-cell>
          <table:table-cell table:style-name="ce64" table:formula="of:=[.E197]-[.B197]" office:value-type="currency" office:currency="USD" office:value="38" calcext:value-type="currency">
            <text:p>$38.00</text:p>
          </table:table-cell>
          <table:table-cell table:style-name="ce17" table:formula="of:=[.E197]/[.D197]" office:value-type="float" office:value="1.26228269085412" calcext:value-type="float">
            <text:p>1.2622826908541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5-3648</text:p>
          </table:table-cell>
          <table:table-cell table:style-name="ce8" office:value-type="currency" office:currency="USD" office:value="1549" calcext:value-type="currency">
            <text:p>$1,549.00</text:p>
          </table:table-cell>
          <table:table-cell table:style-name="ce64" office:value-type="currency" office:currency="USD" office:value="2072" calcext:value-type="currency">
            <text:p>$2,072.00</text:p>
          </table:table-cell>
          <table:table-cell table:style-name="ce64" table:formula="of:=[.C198]*0.6" office:value-type="currency" office:currency="USD" office:value="1243.2" calcext:value-type="currency">
            <text:p>$1,243.20</text:p>
          </table:table-cell>
          <table:table-cell table:style-name="ce64" office:value-type="currency" office:currency="USD" office:value="1568" calcext:value-type="currency">
            <text:p>$1,568.00</text:p>
          </table:table-cell>
          <table:table-cell table:style-name="ce64" table:formula="of:=[.E198]-[.B198]" office:value-type="currency" office:currency="USD" office:value="19" calcext:value-type="currency">
            <text:p>$19.00</text:p>
          </table:table-cell>
          <table:table-cell table:style-name="ce17" table:formula="of:=[.E198]/[.D198]" office:value-type="float" office:value="1.26126126126126" calcext:value-type="float">
            <text:p>1.2612612612612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5-3660</text:p>
          </table:table-cell>
          <table:table-cell table:style-name="ce8" office:value-type="currency" office:currency="USD" office:value="1649" calcext:value-type="currency">
            <text:p>$1,649.00</text:p>
          </table:table-cell>
          <table:table-cell table:style-name="ce64" office:value-type="currency" office:currency="USD" office:value="2204" calcext:value-type="currency">
            <text:p>$2,204.00</text:p>
          </table:table-cell>
          <table:table-cell table:style-name="ce64" table:formula="of:=[.C199]*0.6" office:value-type="currency" office:currency="USD" office:value="1322.4" calcext:value-type="currency">
            <text:p>$1,322.40</text:p>
          </table:table-cell>
          <table:table-cell table:style-name="ce64" office:value-type="currency" office:currency="USD" office:value="1668" calcext:value-type="currency">
            <text:p>$1,668.00</text:p>
          </table:table-cell>
          <table:table-cell table:style-name="ce64" table:formula="of:=[.E199]-[.B199]" office:value-type="currency" office:currency="USD" office:value="19" calcext:value-type="currency">
            <text:p>$19.00</text:p>
          </table:table-cell>
          <table:table-cell table:style-name="ce17" table:formula="of:=[.E199]/[.D199]" office:value-type="float" office:value="1.26134301270417" calcext:value-type="float">
            <text:p>1.2613430127041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6-2448</text:p>
          </table:table-cell>
          <table:table-cell table:style-name="ce8" office:value-type="currency" office:currency="USD" office:value="1345" calcext:value-type="currency">
            <text:p>$1,345.00</text:p>
          </table:table-cell>
          <table:table-cell table:style-name="ce64" office:value-type="currency" office:currency="USD" office:value="1824" calcext:value-type="currency">
            <text:p>$1,824.00</text:p>
          </table:table-cell>
          <table:table-cell table:style-name="ce64" table:formula="of:=[.C200]*0.6" office:value-type="currency" office:currency="USD" office:value="1094.4" calcext:value-type="currency">
            <text:p>$1,094.40</text:p>
          </table:table-cell>
          <table:table-cell table:style-name="ce64" office:value-type="currency" office:currency="USD" office:value="1381" calcext:value-type="currency">
            <text:p>$1,381.00</text:p>
          </table:table-cell>
          <table:table-cell table:style-name="ce64" table:formula="of:=[.E200]-[.B200]" office:value-type="currency" office:currency="USD" office:value="36" calcext:value-type="currency">
            <text:p>$36.00</text:p>
          </table:table-cell>
          <table:table-cell table:style-name="ce17" table:formula="of:=[.E200]/[.D200]" office:value-type="float" office:value="1.26187865497076" calcext:value-type="float">
            <text:p>1.2618786549707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6-2460</text:p>
          </table:table-cell>
          <table:table-cell table:style-name="ce8" office:value-type="currency" office:currency="USD" office:value="1425" calcext:value-type="currency">
            <text:p>$1,425.00</text:p>
          </table:table-cell>
          <table:table-cell table:style-name="ce64" office:value-type="currency" office:currency="USD" office:value="1917" calcext:value-type="currency">
            <text:p>$1,917.00</text:p>
          </table:table-cell>
          <table:table-cell table:style-name="ce64" table:formula="of:=[.C201]*0.6" office:value-type="currency" office:currency="USD" office:value="1150.2" calcext:value-type="currency">
            <text:p>$1,150.20</text:p>
          </table:table-cell>
          <table:table-cell table:style-name="ce64" office:value-type="currency" office:currency="USD" office:value="1451" calcext:value-type="currency">
            <text:p>$1,451.00</text:p>
          </table:table-cell>
          <table:table-cell table:style-name="ce64" table:formula="of:=[.E201]-[.B201]" office:value-type="currency" office:currency="USD" office:value="26" calcext:value-type="currency">
            <text:p>$26.00</text:p>
          </table:table-cell>
          <table:table-cell table:style-name="ce17" table:formula="of:=[.E201]/[.D201]" office:value-type="float" office:value="1.26151973569814" calcext:value-type="float">
            <text:p>1.2615197356981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6-3648</text:p>
          </table:table-cell>
          <table:table-cell table:style-name="ce8" office:value-type="currency" office:currency="USD" office:value="1699" calcext:value-type="currency">
            <text:p>$1,699.00</text:p>
          </table:table-cell>
          <table:table-cell table:style-name="ce64" office:value-type="currency" office:currency="USD" office:value="2279" calcext:value-type="currency">
            <text:p>$2,279.00</text:p>
          </table:table-cell>
          <table:table-cell table:style-name="ce64" table:formula="of:=[.C202]*0.6" office:value-type="currency" office:currency="USD" office:value="1367.4" calcext:value-type="currency">
            <text:p>$1,367.40</text:p>
          </table:table-cell>
          <table:table-cell table:style-name="ce64" office:value-type="currency" office:currency="USD" office:value="1725" calcext:value-type="currency">
            <text:p>$1,725.00</text:p>
          </table:table-cell>
          <table:table-cell table:style-name="ce64" table:formula="of:=[.E202]-[.B202]" office:value-type="currency" office:currency="USD" office:value="26" calcext:value-type="currency">
            <text:p>$26.00</text:p>
          </table:table-cell>
          <table:table-cell table:style-name="ce17" table:formula="of:=[.E202]/[.D202]" office:value-type="float" office:value="1.26151820974111" calcext:value-type="float">
            <text:p>1.2615182097411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DEP6-3660</text:p>
          </table:table-cell>
          <table:table-cell table:style-name="ce8" office:value-type="currency" office:currency="USD" office:value="1790" calcext:value-type="currency">
            <text:p>$1,790.00</text:p>
          </table:table-cell>
          <table:table-cell table:style-name="ce64" office:value-type="currency" office:currency="USD" office:value="2395" calcext:value-type="currency">
            <text:p>$2,395.00</text:p>
          </table:table-cell>
          <table:table-cell table:style-name="ce64" table:formula="of:=[.C203]*0.6" office:value-type="currency" office:currency="USD" office:value="1437" calcext:value-type="currency">
            <text:p>$1,437.00</text:p>
          </table:table-cell>
          <table:table-cell table:style-name="ce64" office:value-type="currency" office:currency="USD" office:value="1813" calcext:value-type="currency">
            <text:p>$1,813.00</text:p>
          </table:table-cell>
          <table:table-cell table:style-name="ce64" table:formula="of:=[.E203]-[.B203]" office:value-type="currency" office:currency="USD" office:value="23" calcext:value-type="currency">
            <text:p>$23.00</text:p>
          </table:table-cell>
          <table:table-cell table:style-name="ce17" table:formula="of:=[.E203]/[.D203]" office:value-type="float" office:value="1.26165622825331" calcext:value-type="float">
            <text:p>1.2616562282533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Fold-N-Store Ladders with Expanded Tread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FAWL-5-X</text:p>
          </table:table-cell>
          <table:table-cell table:style-name="ce8" office:value-type="currency" office:currency="USD" office:value="519" calcext:value-type="currency">
            <text:p>$519.00</text:p>
          </table:table-cell>
          <table:table-cell table:style-name="ce64" office:value-type="currency" office:currency="USD" office:value="589" calcext:value-type="currency">
            <text:p>$589.00</text:p>
          </table:table-cell>
          <table:table-cell table:style-name="ce64" table:formula="of:=[.C207]*0.54" office:value-type="currency" office:currency="USD" office:value="318.06" calcext:value-type="currency">
            <text:p>$318.06</text:p>
          </table:table-cell>
          <table:table-cell table:style-name="ce64" office:value-type="currency" office:currency="USD" office:value="544" calcext:value-type="currency">
            <text:p>$544.00</text:p>
          </table:table-cell>
          <table:table-cell table:style-name="ce64" table:formula="of:=[.E207]-[.B207]" office:value-type="currency" office:currency="USD" office:value="25" calcext:value-type="currency">
            <text:p>$25.00</text:p>
          </table:table-cell>
          <table:table-cell table:style-name="ce17" table:formula="of:=[.E207]/[.D207]" office:value-type="float" office:value="1.71036911274602" calcext:value-type="float">
            <text:p>1.7103691127460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6-X</text:p>
          </table:table-cell>
          <table:table-cell table:style-name="ce8" office:value-type="currency" office:currency="USD" office:value="569" calcext:value-type="currency">
            <text:p>$569.00</text:p>
          </table:table-cell>
          <table:table-cell table:style-name="ce64" office:value-type="currency" office:currency="USD" office:value="639" calcext:value-type="currency">
            <text:p>$639.00</text:p>
          </table:table-cell>
          <table:table-cell table:style-name="ce64" table:formula="of:=[.C208]*0.54" office:value-type="currency" office:currency="USD" office:value="345.06" calcext:value-type="currency">
            <text:p>$345.06</text:p>
          </table:table-cell>
          <table:table-cell table:style-name="ce64" office:value-type="currency" office:currency="USD" office:value="590" calcext:value-type="currency">
            <text:p>$590.00</text:p>
          </table:table-cell>
          <table:table-cell table:style-name="ce64" table:formula="of:=[.E208]-[.B208]" office:value-type="currency" office:currency="USD" office:value="21" calcext:value-type="currency">
            <text:p>$21.00</text:p>
          </table:table-cell>
          <table:table-cell table:style-name="ce17" table:formula="of:=[.E208]/[.D208]" office:value-type="float" office:value="1.70984756274271" calcext:value-type="float">
            <text:p>1.709847562742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7-X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 office:value-type="currency" office:currency="USD" office:value="689" calcext:value-type="currency">
            <text:p>$689.00</text:p>
          </table:table-cell>
          <table:table-cell table:style-name="ce64" table:formula="of:=[.C209]*0.54" office:value-type="currency" office:currency="USD" office:value="372.06" calcext:value-type="currency">
            <text:p>$372.06</text:p>
          </table:table-cell>
          <table:table-cell table:style-name="ce64" office:value-type="currency" office:currency="USD" office:value="636" calcext:value-type="currency">
            <text:p>$636.00</text:p>
          </table:table-cell>
          <table:table-cell table:style-name="ce64" table:formula="of:=[.E209]-[.B209]" office:value-type="currency" office:currency="USD" office:value="41" calcext:value-type="currency">
            <text:p>$41.00</text:p>
          </table:table-cell>
          <table:table-cell table:style-name="ce17" table:formula="of:=[.E209]/[.D209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8-X</text:p>
          </table:table-cell>
          <table:table-cell table:style-name="ce8" office:value-type="currency" office:currency="USD" office:value="649" calcext:value-type="currency">
            <text:p>$649.00</text:p>
          </table:table-cell>
          <table:table-cell table:style-name="ce64" office:value-type="currency" office:currency="USD" office:value="738" calcext:value-type="currency">
            <text:p>$738.00</text:p>
          </table:table-cell>
          <table:table-cell table:style-name="ce64" table:formula="of:=[.C210]*0.54" office:value-type="currency" office:currency="USD" office:value="398.52" calcext:value-type="currency">
            <text:p>$398.52</text:p>
          </table:table-cell>
          <table:table-cell table:style-name="ce64" office:value-type="currency" office:currency="USD" office:value="681" calcext:value-type="currency">
            <text:p>$681.00</text:p>
          </table:table-cell>
          <table:table-cell table:style-name="ce64" table:formula="of:=[.E210]-[.B210]" office:value-type="currency" office:currency="USD" office:value="32" calcext:value-type="currency">
            <text:p>$32.00</text:p>
          </table:table-cell>
          <table:table-cell table:style-name="ce17" table:formula="of:=[.E210]/[.D210]" office:value-type="float" office:value="1.70882264378199" calcext:value-type="float">
            <text:p>1.70882264378199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9-X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64" office:value-type="currency" office:currency="USD" office:value="797" calcext:value-type="currency">
            <text:p>$797.00</text:p>
          </table:table-cell>
          <table:table-cell table:style-name="ce64" table:formula="of:=[.C211]*0.54" office:value-type="currency" office:currency="USD" office:value="430.38" calcext:value-type="currency">
            <text:p>$430.38</text:p>
          </table:table-cell>
          <table:table-cell table:style-name="ce64" office:value-type="currency" office:currency="USD" office:value="736" calcext:value-type="currency">
            <text:p>$736.00</text:p>
          </table:table-cell>
          <table:table-cell table:style-name="ce64" table:formula="of:=[.E211]-[.B211]" office:value-type="currency" office:currency="USD" office:value="47" calcext:value-type="currency">
            <text:p>$47.00</text:p>
          </table:table-cell>
          <table:table-cell table:style-name="ce17" table:formula="of:=[.E211]/[.D211]" office:value-type="float" office:value="1.71011664110786" calcext:value-type="float">
            <text:p>1.71011664110786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0-X</text:p>
          </table:table-cell>
          <table:table-cell table:style-name="ce8" office:value-type="currency" office:currency="USD" office:value="749" calcext:value-type="currency">
            <text:p>$749.00</text:p>
          </table:table-cell>
          <table:table-cell table:style-name="ce64" office:value-type="currency" office:currency="USD" office:value="858" calcext:value-type="currency">
            <text:p>$858.00</text:p>
          </table:table-cell>
          <table:table-cell table:style-name="ce64" table:formula="of:=[.C212]*0.54" office:value-type="currency" office:currency="USD" office:value="463.32" calcext:value-type="currency">
            <text:p>$463.32</text:p>
          </table:table-cell>
          <table:table-cell table:style-name="ce64" office:value-type="currency" office:currency="USD" office:value="790" calcext:value-type="currency">
            <text:p>$790.00</text:p>
          </table:table-cell>
          <table:table-cell table:style-name="ce64" table:formula="of:=[.E212]-[.B212]" office:value-type="currency" office:currency="USD" office:value="41" calcext:value-type="currency">
            <text:p>$41.00</text:p>
          </table:table-cell>
          <table:table-cell table:style-name="ce17" table:formula="of:=[.E212]/[.D212]" office:value-type="float" office:value="1.70508503841837" calcext:value-type="float">
            <text:p>1.7050850384183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1-X</text:p>
          </table:table-cell>
          <table:table-cell table:style-name="ce8" office:value-type="currency" office:currency="USD" office:value="778" calcext:value-type="currency">
            <text:p>$778.00</text:p>
          </table:table-cell>
          <table:table-cell table:style-name="ce64" office:value-type="currency" office:currency="USD" office:value="915" calcext:value-type="currency">
            <text:p>$915.00</text:p>
          </table:table-cell>
          <table:table-cell table:style-name="ce64" table:formula="of:=[.C213]*0.54" office:value-type="currency" office:currency="USD" office:value="494.1" calcext:value-type="currency">
            <text:p>$494.10</text:p>
          </table:table-cell>
          <table:table-cell table:style-name="ce64" office:value-type="currency" office:currency="USD" office:value="844" calcext:value-type="currency">
            <text:p>$844.00</text:p>
          </table:table-cell>
          <table:table-cell table:style-name="ce64" table:formula="of:=[.E213]-[.B213]" office:value-type="currency" office:currency="USD" office:value="66" calcext:value-type="currency">
            <text:p>$66.00</text:p>
          </table:table-cell>
          <table:table-cell table:style-name="ce17" table:formula="of:=[.E213]/[.D213]" office:value-type="float" office:value="1.70815624367537" calcext:value-type="float">
            <text:p>1.7081562436753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2-X</text:p>
          </table:table-cell>
          <table:table-cell table:style-name="ce8" office:value-type="currency" office:currency="USD" office:value="869" calcext:value-type="currency">
            <text:p>$869.00</text:p>
          </table:table-cell>
          <table:table-cell table:style-name="ce64" office:value-type="currency" office:currency="USD" office:value="1001" calcext:value-type="currency">
            <text:p>$1,001.00</text:p>
          </table:table-cell>
          <table:table-cell table:style-name="ce64" table:formula="of:=[.C214]*0.54" office:value-type="currency" office:currency="USD" office:value="540.54" calcext:value-type="currency">
            <text:p>$540.54</text:p>
          </table:table-cell>
          <table:table-cell table:style-name="ce64" office:value-type="currency" office:currency="USD" office:value="924" calcext:value-type="currency">
            <text:p>$924.00</text:p>
          </table:table-cell>
          <table:table-cell table:style-name="ce64" table:formula="of:=[.E214]-[.B214]" office:value-type="currency" office:currency="USD" office:value="55" calcext:value-type="currency">
            <text:p>$55.00</text:p>
          </table:table-cell>
          <table:table-cell table:style-name="ce17" table:formula="of:=[.E214]/[.D214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Fold-N-Store Ladders with Perforated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FAWL-5-P</text:p>
          </table:table-cell>
          <table:table-cell table:style-name="ce8" office:value-type="currency" office:currency="USD" office:value="479" calcext:value-type="currency">
            <text:p>$479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218]*0.54" office:value-type="currency" office:currency="USD" office:value="288.9" calcext:value-type="currency">
            <text:p>$288.90</text:p>
          </table:table-cell>
          <table:table-cell table:style-name="ce64" office:value-type="currency" office:currency="USD" office:value="494" calcext:value-type="currency">
            <text:p>$494.00</text:p>
          </table:table-cell>
          <table:table-cell table:style-name="ce64" table:formula="of:=[.E218]-[.B218]" office:value-type="currency" office:currency="USD" office:value="15" calcext:value-type="currency">
            <text:p>$15.00</text:p>
          </table:table-cell>
          <table:table-cell table:style-name="ce17" table:formula="of:=[.E218]/[.D218]" office:value-type="float" office:value="1.70993423329872" calcext:value-type="float">
            <text:p>1.7099342332987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6-P</text:p>
          </table:table-cell>
          <table:table-cell table:style-name="ce8" office:value-type="currency" office:currency="USD" office:value="519" calcext:value-type="currency">
            <text:p>$519.00</text:p>
          </table:table-cell>
          <table:table-cell table:style-name="ce64" office:value-type="currency" office:currency="USD" office:value="581" calcext:value-type="currency">
            <text:p>$581.00</text:p>
          </table:table-cell>
          <table:table-cell table:style-name="ce64" table:formula="of:=[.C219]*0.54" office:value-type="currency" office:currency="USD" office:value="313.74" calcext:value-type="currency">
            <text:p>$313.74</text:p>
          </table:table-cell>
          <table:table-cell table:style-name="ce64" office:value-type="currency" office:currency="USD" office:value="536" calcext:value-type="currency">
            <text:p>$536.00</text:p>
          </table:table-cell>
          <table:table-cell table:style-name="ce64" table:formula="of:=[.E219]-[.B219]" office:value-type="currency" office:currency="USD" office:value="17" calcext:value-type="currency">
            <text:p>$17.00</text:p>
          </table:table-cell>
          <table:table-cell table:style-name="ce17" table:formula="of:=[.E219]/[.D219]" office:value-type="float" office:value="1.70842098552942" calcext:value-type="float">
            <text:p>1.7084209855294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7-P</text:p>
          </table:table-cell>
          <table:table-cell table:style-name="ce8" office:value-type="currency" office:currency="USD" office:value="559" calcext:value-type="currency">
            <text:p>$559.00</text:p>
          </table:table-cell>
          <table:table-cell table:style-name="ce64" office:value-type="currency" office:currency="USD" office:value="627" calcext:value-type="currency">
            <text:p>$627.00</text:p>
          </table:table-cell>
          <table:table-cell table:style-name="ce64" table:formula="of:=[.C220]*0.54" office:value-type="currency" office:currency="USD" office:value="338.58" calcext:value-type="currency">
            <text:p>$338.58</text:p>
          </table:table-cell>
          <table:table-cell table:style-name="ce64" office:value-type="currency" office:currency="USD" office:value="579" calcext:value-type="currency">
            <text:p>$579.00</text:p>
          </table:table-cell>
          <table:table-cell table:style-name="ce64" table:formula="of:=[.E220]-[.B220]" office:value-type="currency" office:currency="USD" office:value="20" calcext:value-type="currency">
            <text:p>$20.00</text:p>
          </table:table-cell>
          <table:table-cell table:style-name="ce17" table:formula="of:=[.E220]/[.D220]" office:value-type="float" office:value="1.71008328903066" calcext:value-type="float">
            <text:p>1.71008328903066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8-P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64" office:value-type="currency" office:currency="USD" office:value="671" calcext:value-type="currency">
            <text:p>$671.00</text:p>
          </table:table-cell>
          <table:table-cell table:style-name="ce64" table:formula="of:=[.C221]*0.54" office:value-type="currency" office:currency="USD" office:value="362.34" calcext:value-type="currency">
            <text:p>$362.34</text:p>
          </table:table-cell>
          <table:table-cell table:style-name="ce64" office:value-type="currency" office:currency="USD" office:value="619" calcext:value-type="currency">
            <text:p>$619.00</text:p>
          </table:table-cell>
          <table:table-cell table:style-name="ce64" table:formula="of:=[.E221]-[.B221]" office:value-type="currency" office:currency="USD" office:value="34" calcext:value-type="currency">
            <text:p>$34.00</text:p>
          </table:table-cell>
          <table:table-cell table:style-name="ce17" table:formula="of:=[.E221]/[.D221]" office:value-type="float" office:value="1.7083402329304" calcext:value-type="float">
            <text:p>1.708340232930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9-P</text:p>
          </table:table-cell>
          <table:table-cell table:style-name="ce8" office:value-type="currency" office:currency="USD" office:value="649" calcext:value-type="currency">
            <text:p>$649.00</text:p>
          </table:table-cell>
          <table:table-cell table:style-name="ce64" office:value-type="currency" office:currency="USD" office:value="724" calcext:value-type="currency">
            <text:p>$724.00</text:p>
          </table:table-cell>
          <table:table-cell table:style-name="ce64" table:formula="of:=[.C222]*0.54" office:value-type="currency" office:currency="USD" office:value="390.96" calcext:value-type="currency">
            <text:p>$390.96</text:p>
          </table:table-cell>
          <table:table-cell table:style-name="ce64" office:value-type="currency" office:currency="USD" office:value="718" calcext:value-type="currency">
            <text:p>$718.00</text:p>
          </table:table-cell>
          <table:table-cell table:style-name="ce64" table:formula="of:=[.E222]-[.B222]" office:value-type="currency" office:currency="USD" office:value="69" calcext:value-type="currency">
            <text:p>$69.00</text:p>
          </table:table-cell>
          <table:table-cell table:style-name="ce17" table:formula="of:=[.E222]/[.D222]" office:value-type="float" office:value="1.83650501330059" calcext:value-type="float">
            <text:p>1.83650501330059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0-P</text:p>
          </table:table-cell>
          <table:table-cell table:style-name="ce8" office:value-type="currency" office:currency="USD" office:value="678" calcext:value-type="currency">
            <text:p>$678.00</text:p>
          </table:table-cell>
          <table:table-cell table:style-name="ce64" office:value-type="currency" office:currency="USD" office:value="778" calcext:value-type="currency">
            <text:p>$778.00</text:p>
          </table:table-cell>
          <table:table-cell table:style-name="ce64" table:formula="of:=[.C223]*0.54" office:value-type="currency" office:currency="USD" office:value="420.12" calcext:value-type="currency">
            <text:p>$420.12</text:p>
          </table:table-cell>
          <table:table-cell table:style-name="ce64" office:value-type="currency" office:currency="USD" office:value="718" calcext:value-type="currency">
            <text:p>$718.00</text:p>
          </table:table-cell>
          <table:table-cell table:style-name="ce64" table:formula="of:=[.E223]-[.B223]" office:value-type="currency" office:currency="USD" office:value="40" calcext:value-type="currency">
            <text:p>$40.00</text:p>
          </table:table-cell>
          <table:table-cell table:style-name="ce17" table:formula="of:=[.E223]/[.D223]" office:value-type="float" office:value="1.70903551366276" calcext:value-type="float">
            <text:p>1.70903551366276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1-P</text:p>
          </table:table-cell>
          <table:table-cell table:style-name="ce8" office:value-type="currency" office:currency="USD" office:value="729" calcext:value-type="currency">
            <text:p>$729.00</text:p>
          </table:table-cell>
          <table:table-cell table:style-name="ce64" office:value-type="currency" office:currency="USD" office:value="832" calcext:value-type="currency">
            <text:p>$832.00</text:p>
          </table:table-cell>
          <table:table-cell table:style-name="ce64" table:formula="of:=[.C224]*0.54" office:value-type="currency" office:currency="USD" office:value="449.28" calcext:value-type="currency">
            <text:p>$449.28</text:p>
          </table:table-cell>
          <table:table-cell table:style-name="ce64" office:value-type="currency" office:currency="USD" office:value="768" calcext:value-type="currency">
            <text:p>$768.00</text:p>
          </table:table-cell>
          <table:table-cell table:style-name="ce64" table:formula="of:=[.E224]-[.B224]" office:value-type="currency" office:currency="USD" office:value="39" calcext:value-type="currency">
            <text:p>$39.00</text:p>
          </table:table-cell>
          <table:table-cell table:style-name="ce17" table:formula="of:=[.E224]/[.D224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2-P</text:p>
          </table:table-cell>
          <table:table-cell table:style-name="ce8" office:value-type="currency" office:currency="USD" office:value="758" calcext:value-type="currency">
            <text:p>$758.00</text:p>
          </table:table-cell>
          <table:table-cell table:style-name="ce64" office:value-type="currency" office:currency="USD" office:value="910" calcext:value-type="currency">
            <text:p>$910.00</text:p>
          </table:table-cell>
          <table:table-cell table:style-name="ce64" table:formula="of:=[.C225]*0.54" office:value-type="currency" office:currency="USD" office:value="491.4" calcext:value-type="currency">
            <text:p>$491.40</text:p>
          </table:table-cell>
          <table:table-cell table:style-name="ce64" office:value-type="currency" office:currency="USD" office:value="840" calcext:value-type="currency">
            <text:p>$840.00</text:p>
          </table:table-cell>
          <table:table-cell table:style-name="ce64" table:formula="of:=[.E225]-[.B225]" office:value-type="currency" office:currency="USD" office:value="82" calcext:value-type="currency">
            <text:p>$82.00</text:p>
          </table:table-cell>
          <table:table-cell table:style-name="ce17" table:formula="of:=[.E225]/[.D225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Fold-N-Store Ladders with Serrated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FAWL-5-G</text:p>
          </table:table-cell>
          <table:table-cell table:style-name="ce8" office:value-type="currency" office:currency="USD" office:value="563" calcext:value-type="currency">
            <text:p>$563.00</text:p>
          </table:table-cell>
          <table:table-cell table:style-name="ce64" office:value-type="currency" office:currency="USD" office:value="707" calcext:value-type="currency">
            <text:p>$707.00</text:p>
          </table:table-cell>
          <table:table-cell table:style-name="ce64" table:formula="of:=[.C229]*0.54" office:value-type="currency" office:currency="USD" office:value="381.78" calcext:value-type="currency">
            <text:p>$381.78</text:p>
          </table:table-cell>
          <table:table-cell table:style-name="ce64" office:value-type="currency" office:currency="USD" office:value="579" calcext:value-type="currency">
            <text:p>$579.00</text:p>
          </table:table-cell>
          <table:table-cell table:style-name="ce64" table:formula="of:=[.E229]-[.B229]" office:value-type="currency" office:currency="USD" office:value="16" calcext:value-type="currency">
            <text:p>$16.00</text:p>
          </table:table-cell>
          <table:table-cell table:style-name="ce17" table:formula="of:=[.E229]/[.D229]" office:value-type="float" office:value="1.51658022945152" calcext:value-type="float">
            <text:p>1.5165802294515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FAWL-6-G</text:p>
          </table:table-cell>
          <table:table-cell table:style-name="ce8" office:value-type="currency" office:currency="USD" office:value="614" calcext:value-type="currency">
            <text:p>$614.00</text:p>
          </table:table-cell>
          <table:table-cell table:style-name="ce64" office:value-type="currency" office:currency="USD" office:value="767" calcext:value-type="currency">
            <text:p>$767.00</text:p>
          </table:table-cell>
          <table:table-cell table:style-name="ce64" table:formula="of:=[.C230]*0.54" office:value-type="currency" office:currency="USD" office:value="414.18" calcext:value-type="currency">
            <text:p>$414.18</text:p>
          </table:table-cell>
          <table:table-cell table:style-name="ce64" office:value-type="currency" office:currency="USD" office:value="628" calcext:value-type="currency">
            <text:p>$628.00</text:p>
          </table:table-cell>
          <table:table-cell table:style-name="ce64" table:formula="of:=[.E230]-[.B230]" office:value-type="currency" office:currency="USD" office:value="14" calcext:value-type="currency">
            <text:p>$14.00</text:p>
          </table:table-cell>
          <table:table-cell table:style-name="ce17" table:formula="of:=[.E230]/[.D230]" office:value-type="float" office:value="1.51624897387609" calcext:value-type="float">
            <text:p>1.5162489738760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FAWL-7-G</text:p>
          </table:table-cell>
          <table:table-cell table:style-name="ce8" office:value-type="currency" office:currency="USD" office:value="681" calcext:value-type="currency">
            <text:p>$681.00</text:p>
          </table:table-cell>
          <table:table-cell table:style-name="ce64" office:value-type="currency" office:currency="USD" office:value="827" calcext:value-type="currency">
            <text:p>$827.00</text:p>
          </table:table-cell>
          <table:table-cell table:style-name="ce64" table:formula="of:=[.C231]*0.54" office:value-type="currency" office:currency="USD" office:value="446.58" calcext:value-type="currency">
            <text:p>$446.58</text:p>
          </table:table-cell>
          <table:table-cell table:style-name="ce64" office:value-type="currency" office:currency="USD" office:value="695" calcext:value-type="currency">
            <text:p>$695.00</text:p>
          </table:table-cell>
          <table:table-cell table:style-name="ce64" table:formula="of:=[.E231]-[.B231]" office:value-type="currency" office:currency="USD" office:value="14" calcext:value-type="currency">
            <text:p>$14.00</text:p>
          </table:table-cell>
          <table:table-cell table:style-name="ce17" table:formula="of:=[.E231]/[.D231]" office:value-type="float" office:value="1.55627211249944" calcext:value-type="float">
            <text:p>1.556272112499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FAWL-8-G</text:p>
          </table:table-cell>
          <table:table-cell table:style-name="ce8" office:value-type="currency" office:currency="USD" office:value="765" calcext:value-type="currency">
            <text:p>$765.00</text:p>
          </table:table-cell>
          <table:table-cell table:style-name="ce64" office:value-type="currency" office:currency="USD" office:value="886" calcext:value-type="currency">
            <text:p>$886.00</text:p>
          </table:table-cell>
          <table:table-cell table:style-name="ce64" table:formula="of:=[.C232]*0.54" office:value-type="currency" office:currency="USD" office:value="478.44" calcext:value-type="currency">
            <text:p>$478.44</text:p>
          </table:table-cell>
          <table:table-cell table:style-name="ce64" office:value-type="currency" office:currency="USD" office:value="817" calcext:value-type="currency">
            <text:p>$817.00</text:p>
          </table:table-cell>
          <table:table-cell table:style-name="ce64" table:formula="of:=[.E232]-[.B232]" office:value-type="currency" office:currency="USD" office:value="52" calcext:value-type="currency">
            <text:p>$52.00</text:p>
          </table:table-cell>
          <table:table-cell table:style-name="ce17" table:formula="of:=[.E232]/[.D232]" office:value-type="float" office:value="1.70763314104172" calcext:value-type="float">
            <text:p>1.7076331410417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9-G</text:p>
          </table:table-cell>
          <table:table-cell table:style-name="ce8" office:value-type="currency" office:currency="USD" office:value="829" calcext:value-type="currency">
            <text:p>$829.00</text:p>
          </table:table-cell>
          <table:table-cell table:style-name="ce64" office:value-type="currency" office:currency="USD" office:value="956" calcext:value-type="currency">
            <text:p>$956.00</text:p>
          </table:table-cell>
          <table:table-cell table:style-name="ce64" table:formula="of:=[.C233]*0.54" office:value-type="currency" office:currency="USD" office:value="516.24" calcext:value-type="currency">
            <text:p>$516.24</text:p>
          </table:table-cell>
          <table:table-cell table:style-name="ce64" office:value-type="currency" office:currency="USD" office:value="883" calcext:value-type="currency">
            <text:p>$883.00</text:p>
          </table:table-cell>
          <table:table-cell table:style-name="ce64" table:formula="of:=[.E233]-[.B233]" office:value-type="currency" office:currency="USD" office:value="54" calcext:value-type="currency">
            <text:p>$54.00</text:p>
          </table:table-cell>
          <table:table-cell table:style-name="ce17" table:formula="of:=[.E233]/[.D233]" office:value-type="float" office:value="1.71044475437781" calcext:value-type="float">
            <text:p>1.7104447543778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0-G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style-name="ce64" office:value-type="currency" office:currency="USD" office:value="1027" calcext:value-type="currency">
            <text:p>$1,027.00</text:p>
          </table:table-cell>
          <table:table-cell table:style-name="ce64" table:formula="of:=[.C234]*0.54" office:value-type="currency" office:currency="USD" office:value="554.58" calcext:value-type="currency">
            <text:p>$554.58</text:p>
          </table:table-cell>
          <table:table-cell table:style-name="ce64" office:value-type="currency" office:currency="USD" office:value="948" calcext:value-type="currency">
            <text:p>$948.00</text:p>
          </table:table-cell>
          <table:table-cell table:style-name="ce64" table:formula="of:=[.E234]-[.B234]" office:value-type="currency" office:currency="USD" office:value="63" calcext:value-type="currency">
            <text:p>$63.00</text:p>
          </table:table-cell>
          <table:table-cell table:style-name="ce17" table:formula="of:=[.E234]/[.D234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1-G</text:p>
          </table:table-cell>
          <table:table-cell table:style-name="ce8" office:value-type="currency" office:currency="USD" office:value="935" calcext:value-type="currency">
            <text:p>$935.00</text:p>
          </table:table-cell>
          <table:table-cell table:style-name="ce64" office:value-type="currency" office:currency="USD" office:value="1098" calcext:value-type="currency">
            <text:p>$1,098.00</text:p>
          </table:table-cell>
          <table:table-cell table:style-name="ce64" table:formula="of:=[.C235]*0.54" office:value-type="currency" office:currency="USD" office:value="592.92" calcext:value-type="currency">
            <text:p>$592.92</text:p>
          </table:table-cell>
          <table:table-cell table:style-name="ce64" office:value-type="currency" office:currency="USD" office:value="1013" calcext:value-type="currency">
            <text:p>$1,013.00</text:p>
          </table:table-cell>
          <table:table-cell table:style-name="ce64" table:formula="of:=[.E235]-[.B235]" office:value-type="currency" office:currency="USD" office:value="78" calcext:value-type="currency">
            <text:p>$78.00</text:p>
          </table:table-cell>
          <table:table-cell table:style-name="ce17" table:formula="of:=[.E235]/[.D235]" office:value-type="float" office:value="1.70849355730959" calcext:value-type="float">
            <text:p>1.70849355730959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FAWL-12-G</text:p>
          </table:table-cell>
          <table:table-cell table:style-name="ce8" office:value-type="currency" office:currency="USD" office:value="1029" calcext:value-type="currency">
            <text:p>$1,029.00</text:p>
          </table:table-cell>
          <table:table-cell table:style-name="ce64" office:value-type="currency" office:currency="USD" office:value="1202" calcext:value-type="currency">
            <text:p>$1,202.00</text:p>
          </table:table-cell>
          <table:table-cell table:style-name="ce64" table:formula="of:=[.C236]*0.54" office:value-type="currency" office:currency="USD" office:value="649.08" calcext:value-type="currency">
            <text:p>$649.08</text:p>
          </table:table-cell>
          <table:table-cell table:style-name="ce64" office:value-type="currency" office:currency="USD" office:value="1109" calcext:value-type="currency">
            <text:p>$1,109.00</text:p>
          </table:table-cell>
          <table:table-cell table:style-name="ce64" table:formula="of:=[.E236]-[.B236]" office:value-type="currency" office:currency="USD" office:value="80" calcext:value-type="currency">
            <text:p>$80.00</text:p>
          </table:table-cell>
          <table:table-cell table:style-name="ce17" table:formula="of:=[.E236]/[.D236]" office:value-type="float" office:value="1.70857213286498" calcext:value-type="float">
            <text:p>1.70857213286498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Forklift Personnel Platform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FD-O-C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499" calcext:value-type="currency">
            <text:p>$499.00</text:p>
          </table:table-cell>
          <table:table-cell table:style-name="ce64" table:formula="of:=[.C240]*0.6" office:value-type="currency" office:currency="USD" office:value="299.4" calcext:value-type="currency">
            <text:p>$299.4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E240]-[.B240]" office:value-type="currency" office:currency="USD" office:value="5" calcext:value-type="currency">
            <text:p>$5.00</text:p>
          </table:table-cell>
          <table:table-cell table:style-name="ce17" table:formula="of:=[.E240]/[.D240]" office:value-type="float" office:value="1.33600534402138" calcext:value-type="float">
            <text:p>1.33600534402138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FD-48-C</text:p>
          </table:table-cell>
          <table:table-cell table:style-name="ce8" office:value-type="currency" office:currency="USD" office:value="469" calcext:value-type="currency">
            <text:p>$469.00</text:p>
          </table:table-cell>
          <table:table-cell table:style-name="ce64" office:value-type="currency" office:currency="USD" office:value="541" calcext:value-type="currency">
            <text:p>$541.00</text:p>
          </table:table-cell>
          <table:table-cell table:style-name="ce64" table:formula="of:=[.C241]*0.6" office:value-type="currency" office:currency="USD" office:value="324.6" calcext:value-type="currency">
            <text:p>$324.60</text:p>
          </table:table-cell>
          <table:table-cell table:style-name="ce64" office:value-type="currency" office:currency="USD" office:value="519" calcext:value-type="currency">
            <text:p>$519.00</text:p>
          </table:table-cell>
          <table:table-cell table:style-name="ce64" table:formula="of:=[.E241]-[.B241]" office:value-type="currency" office:currency="USD" office:value="50" calcext:value-type="currency">
            <text:p>$50.00</text:p>
          </table:table-cell>
          <table:table-cell table:style-name="ce17" table:formula="of:=[.E241]/[.D241]" office:value-type="float" office:value="1.59889094269871" calcext:value-type="float">
            <text:p>1.59889094269871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FD-40-4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 office:value-type="currency" office:currency="USD" office:value="559" calcext:value-type="currency">
            <text:p>$559.00</text:p>
          </table:table-cell>
          <table:table-cell table:style-name="ce64" table:formula="of:=[.C242]*0.6" office:value-type="currency" office:currency="USD" office:value="335.4" calcext:value-type="currency">
            <text:p>$335.40</text:p>
          </table:table-cell>
          <table:table-cell table:style-name="ce64" office:value-type="currency" office:currency="USD" office:value="698.75" calcext:value-type="currency">
            <text:p>$698.75</text:p>
          </table:table-cell>
          <table:table-cell table:style-name="ce64" table:formula="of:=[.E242]-[.B242]" office:value-type="currency" office:currency="USD" office:value="99.75" calcext:value-type="currency">
            <text:p>$99.75</text:p>
          </table:table-cell>
          <table:table-cell table:style-name="ce17" table:formula="of:=[.E242]/[.D242]" office:value-type="float" office:value="2.08333333333333" calcext:value-type="float">
            <text:p>2.08333333333333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Heavy Duty Stairway Slope Ladders - All Directional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DS-5AD-G</text:p>
          </table:table-cell>
          <table:table-cell table:style-name="ce8" office:value-type="currency" office:currency="USD" office:value="1029" calcext:value-type="currency">
            <text:p>$1,029.00</text:p>
          </table:table-cell>
          <table:table-cell table:style-name="ce64" office:value-type="currency" office:currency="USD" office:value="1064" calcext:value-type="currency">
            <text:p>$1,064.00</text:p>
          </table:table-cell>
          <table:table-cell table:style-name="ce64" table:formula="of:=[.C246]*0.54" office:value-type="currency" office:currency="USD" office:value="574.56" calcext:value-type="currency">
            <text:p>$574.56</text:p>
          </table:table-cell>
          <table:table-cell table:style-name="ce64"/>
          <table:table-cell table:style-name="ce64" table:formula="of:=[.E246]-[.B246]" office:value-type="currency" office:currency="USD" office:value="-1029" calcext:value-type="currency">
            <text:p>-$1,029.00</text:p>
          </table:table-cell>
          <table:table-cell table:style-name="ce17" table:formula="of:=[.E246]/[.D24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6AD-G</text:p>
          </table:table-cell>
          <table:table-cell table:style-name="ce8" office:value-type="currency" office:currency="USD" office:value="1125" calcext:value-type="currency">
            <text:p>$1,125.00</text:p>
          </table:table-cell>
          <table:table-cell table:style-name="ce64" office:value-type="currency" office:currency="USD" office:value="1187" calcext:value-type="currency">
            <text:p>$1,187.00</text:p>
          </table:table-cell>
          <table:table-cell table:style-name="ce64" table:formula="of:=[.C247]*0.54" office:value-type="currency" office:currency="USD" office:value="640.98" calcext:value-type="currency">
            <text:p>$640.98</text:p>
          </table:table-cell>
          <table:table-cell table:style-name="ce64"/>
          <table:table-cell table:style-name="ce64" table:formula="of:=[.E247]-[.B247]" office:value-type="currency" office:currency="USD" office:value="-1125" calcext:value-type="currency">
            <text:p>-$1,125.00</text:p>
          </table:table-cell>
          <table:table-cell table:style-name="ce17" table:formula="of:=[.E247]/[.D24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7AD-G</text:p>
          </table:table-cell>
          <table:table-cell table:style-name="ce8" office:value-type="currency" office:currency="USD" office:value="1280" calcext:value-type="currency">
            <text:p>$1,280.00</text:p>
          </table:table-cell>
          <table:table-cell table:style-name="ce64" office:value-type="currency" office:currency="USD" office:value="1339" calcext:value-type="currency">
            <text:p>$1,339.00</text:p>
          </table:table-cell>
          <table:table-cell table:style-name="ce64" table:formula="of:=[.C248]*0.54" office:value-type="currency" office:currency="USD" office:value="723.06" calcext:value-type="currency">
            <text:p>$723.06</text:p>
          </table:table-cell>
          <table:table-cell table:style-name="ce64"/>
          <table:table-cell table:style-name="ce64" table:formula="of:=[.E248]-[.B248]" office:value-type="currency" office:currency="USD" office:value="-1280" calcext:value-type="currency">
            <text:p>-$1,280.00</text:p>
          </table:table-cell>
          <table:table-cell table:style-name="ce17" table:formula="of:=[.E248]/[.D24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8AD-G</text:p>
          </table:table-cell>
          <table:table-cell table:style-name="ce8" office:value-type="currency" office:currency="USD" office:value="1425" calcext:value-type="currency">
            <text:p>$1,425.00</text:p>
          </table:table-cell>
          <table:table-cell table:style-name="ce64" office:value-type="currency" office:currency="USD" office:value="1555" calcext:value-type="currency">
            <text:p>$1,555.00</text:p>
          </table:table-cell>
          <table:table-cell table:style-name="ce64" table:formula="of:=[.C249]*0.54" office:value-type="currency" office:currency="USD" office:value="839.7" calcext:value-type="currency">
            <text:p>$839.70</text:p>
          </table:table-cell>
          <table:table-cell table:style-name="ce64"/>
          <table:table-cell table:style-name="ce64" table:formula="of:=[.E249]-[.B249]" office:value-type="currency" office:currency="USD" office:value="-1425" calcext:value-type="currency">
            <text:p>-$1,425.00</text:p>
          </table:table-cell>
          <table:table-cell table:style-name="ce17" table:formula="of:=[.E249]/[.D24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9AD-G</text:p>
          </table:table-cell>
          <table:table-cell table:style-name="ce8" office:value-type="currency" office:currency="USD" office:value="1525" calcext:value-type="currency">
            <text:p>$1,525.00</text:p>
          </table:table-cell>
          <table:table-cell table:style-name="ce64" office:value-type="currency" office:currency="USD" office:value="1723" calcext:value-type="currency">
            <text:p>$1,723.00</text:p>
          </table:table-cell>
          <table:table-cell table:style-name="ce64" table:formula="of:=[.C250]*0.54" office:value-type="currency" office:currency="USD" office:value="930.42" calcext:value-type="currency">
            <text:p>$930.42</text:p>
          </table:table-cell>
          <table:table-cell table:style-name="ce64"/>
          <table:table-cell table:style-name="ce64" table:formula="of:=[.E250]-[.B250]" office:value-type="currency" office:currency="USD" office:value="-1525" calcext:value-type="currency">
            <text:p>-$1,525.00</text:p>
          </table:table-cell>
          <table:table-cell table:style-name="ce17" table:formula="of:=[.E250]/[.D25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0AD-G</text:p>
          </table:table-cell>
          <table:table-cell table:style-name="ce8" office:value-type="currency" office:currency="USD" office:value="1579" calcext:value-type="currency">
            <text:p>$1,579.00</text:p>
          </table:table-cell>
          <table:table-cell table:style-name="ce64" office:value-type="currency" office:currency="USD" office:value="1806" calcext:value-type="currency">
            <text:p>$1,806.00</text:p>
          </table:table-cell>
          <table:table-cell table:style-name="ce64" table:formula="of:=[.C251]*0.54" office:value-type="currency" office:currency="USD" office:value="975.24" calcext:value-type="currency">
            <text:p>$975.24</text:p>
          </table:table-cell>
          <table:table-cell table:style-name="ce64"/>
          <table:table-cell table:style-name="ce64" table:formula="of:=[.E251]-[.B251]" office:value-type="currency" office:currency="USD" office:value="-1579" calcext:value-type="currency">
            <text:p>-$1,579.00</text:p>
          </table:table-cell>
          <table:table-cell table:style-name="ce17" table:formula="of:=[.E251]/[.D25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1AD-G</text:p>
          </table:table-cell>
          <table:table-cell table:style-name="ce8" office:value-type="currency" office:currency="USD" office:value="1885" calcext:value-type="currency">
            <text:p>$1,885.00</text:p>
          </table:table-cell>
          <table:table-cell table:style-name="ce64" office:value-type="currency" office:currency="USD" office:value="2231" calcext:value-type="currency">
            <text:p>$2,231.00</text:p>
          </table:table-cell>
          <table:table-cell table:style-name="ce64" table:formula="of:=[.C252]*0.54" office:value-type="currency" office:currency="USD" office:value="1204.74" calcext:value-type="currency">
            <text:p>$1,204.74</text:p>
          </table:table-cell>
          <table:table-cell table:style-name="ce64"/>
          <table:table-cell table:style-name="ce64" table:formula="of:=[.E252]-[.B252]" office:value-type="currency" office:currency="USD" office:value="-1885" calcext:value-type="currency">
            <text:p>-$1,885.00</text:p>
          </table:table-cell>
          <table:table-cell table:style-name="ce17" table:formula="of:=[.E252]/[.D25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2AD-G</text:p>
          </table:table-cell>
          <table:table-cell table:style-name="ce8" office:value-type="currency" office:currency="USD" office:value="1955" calcext:value-type="currency">
            <text:p>$1,955.00</text:p>
          </table:table-cell>
          <table:table-cell table:style-name="ce64" office:value-type="currency" office:currency="USD" office:value="2332" calcext:value-type="currency">
            <text:p>$2,332.00</text:p>
          </table:table-cell>
          <table:table-cell table:style-name="ce64" table:formula="of:=[.C253]*0.54" office:value-type="currency" office:currency="USD" office:value="1259.28" calcext:value-type="currency">
            <text:p>$1,259.28</text:p>
          </table:table-cell>
          <table:table-cell table:style-name="ce64"/>
          <table:table-cell table:style-name="ce64" table:formula="of:=[.E253]-[.B253]" office:value-type="currency" office:currency="USD" office:value="-1955" calcext:value-type="currency">
            <text:p>-$1,955.00</text:p>
          </table:table-cell>
          <table:table-cell table:style-name="ce17" table:formula="of:=[.E253]/[.D25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5AD-R</text:p>
          </table:table-cell>
          <table:table-cell table:style-name="ce8" office:value-type="currency" office:currency="USD" office:value="975" calcext:value-type="currency">
            <text:p>$975.00</text:p>
          </table:table-cell>
          <table:table-cell table:style-name="ce64" office:value-type="currency" office:currency="USD" office:value="887" calcext:value-type="currency">
            <text:p>$887.00</text:p>
          </table:table-cell>
          <table:table-cell table:style-name="ce64" table:formula="of:=[.C254]*0.54" office:value-type="currency" office:currency="USD" office:value="478.98" calcext:value-type="currency">
            <text:p>$478.98</text:p>
          </table:table-cell>
          <table:table-cell table:style-name="ce64"/>
          <table:table-cell table:style-name="ce64" table:formula="of:=[.E254]-[.B254]" office:value-type="currency" office:currency="USD" office:value="-975" calcext:value-type="currency">
            <text:p>-$975.00</text:p>
          </table:table-cell>
          <table:table-cell table:style-name="ce17" table:formula="of:=[.E254]/[.D25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6AD-R</text:p>
          </table:table-cell>
          <table:table-cell table:style-name="ce8" office:value-type="currency" office:currency="USD" office:value="1045" calcext:value-type="currency">
            <text:p>$1,045.00</text:p>
          </table:table-cell>
          <table:table-cell table:style-name="ce64" office:value-type="currency" office:currency="USD" office:value="989" calcext:value-type="currency">
            <text:p>$989.00</text:p>
          </table:table-cell>
          <table:table-cell table:style-name="ce64" table:formula="of:=[.C255]*0.54" office:value-type="currency" office:currency="USD" office:value="534.06" calcext:value-type="currency">
            <text:p>$534.06</text:p>
          </table:table-cell>
          <table:table-cell table:style-name="ce64"/>
          <table:table-cell table:style-name="ce64" table:formula="of:=[.E255]-[.B255]" office:value-type="currency" office:currency="USD" office:value="-1045" calcext:value-type="currency">
            <text:p>-$1,045.00</text:p>
          </table:table-cell>
          <table:table-cell table:style-name="ce17" table:formula="of:=[.E255]/[.D25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7AD-R</text:p>
          </table:table-cell>
          <table:table-cell table:style-name="ce8" office:value-type="currency" office:currency="USD" office:value="1130" calcext:value-type="currency">
            <text:p>$1,130.00</text:p>
          </table:table-cell>
          <table:table-cell table:style-name="ce64" office:value-type="currency" office:currency="USD" office:value="1116" calcext:value-type="currency">
            <text:p>$1,116.00</text:p>
          </table:table-cell>
          <table:table-cell table:style-name="ce64" table:formula="of:=[.C256]*0.54" office:value-type="currency" office:currency="USD" office:value="602.64" calcext:value-type="currency">
            <text:p>$602.64</text:p>
          </table:table-cell>
          <table:table-cell table:style-name="ce64"/>
          <table:table-cell table:style-name="ce64" table:formula="of:=[.E256]-[.B256]" office:value-type="currency" office:currency="USD" office:value="-1130" calcext:value-type="currency">
            <text:p>-$1,130.00</text:p>
          </table:table-cell>
          <table:table-cell table:style-name="ce17" table:formula="of:=[.E256]/[.D25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8AD-R</text:p>
          </table:table-cell>
          <table:table-cell table:style-name="ce8" office:value-type="currency" office:currency="USD" office:value="1255" calcext:value-type="currency">
            <text:p>$1,255.00</text:p>
          </table:table-cell>
          <table:table-cell table:style-name="ce64" office:value-type="currency" office:currency="USD" office:value="1296" calcext:value-type="currency">
            <text:p>$1,296.00</text:p>
          </table:table-cell>
          <table:table-cell table:style-name="ce64" table:formula="of:=[.C257]*0.54" office:value-type="currency" office:currency="USD" office:value="699.84" calcext:value-type="currency">
            <text:p>$699.84</text:p>
          </table:table-cell>
          <table:table-cell table:style-name="ce64"/>
          <table:table-cell table:style-name="ce64" table:formula="of:=[.E257]-[.B257]" office:value-type="currency" office:currency="USD" office:value="-1255" calcext:value-type="currency">
            <text:p>-$1,255.00</text:p>
          </table:table-cell>
          <table:table-cell table:style-name="ce17" table:formula="of:=[.E257]/[.D25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9AD-R</text:p>
          </table:table-cell>
          <table:table-cell table:style-name="ce8" office:value-type="currency" office:currency="USD" office:value="1350" calcext:value-type="currency">
            <text:p>$1,350.00</text:p>
          </table:table-cell>
          <table:table-cell table:style-name="ce64" office:value-type="currency" office:currency="USD" office:value="1436" calcext:value-type="currency">
            <text:p>$1,436.00</text:p>
          </table:table-cell>
          <table:table-cell table:style-name="ce64" table:formula="of:=[.C258]*0.54" office:value-type="currency" office:currency="USD" office:value="775.44" calcext:value-type="currency">
            <text:p>$775.44</text:p>
          </table:table-cell>
          <table:table-cell table:style-name="ce64"/>
          <table:table-cell table:style-name="ce64" table:formula="of:=[.E258]-[.B258]" office:value-type="currency" office:currency="USD" office:value="-1350" calcext:value-type="currency">
            <text:p>-$1,350.00</text:p>
          </table:table-cell>
          <table:table-cell table:style-name="ce17" table:formula="of:=[.E258]/[.D25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0AD-R</text:p>
          </table:table-cell>
          <table:table-cell table:style-name="ce8" office:value-type="currency" office:currency="USD" office:value="1395" calcext:value-type="currency">
            <text:p>$1,395.00</text:p>
          </table:table-cell>
          <table:table-cell table:style-name="ce64" office:value-type="currency" office:currency="USD" office:value="1505" calcext:value-type="currency">
            <text:p>$1,505.00</text:p>
          </table:table-cell>
          <table:table-cell table:style-name="ce64" table:formula="of:=[.C259]*0.54" office:value-type="currency" office:currency="USD" office:value="812.7" calcext:value-type="currency">
            <text:p>$812.70</text:p>
          </table:table-cell>
          <table:table-cell table:style-name="ce64"/>
          <table:table-cell table:style-name="ce64" table:formula="of:=[.E259]-[.B259]" office:value-type="currency" office:currency="USD" office:value="-1395" calcext:value-type="currency">
            <text:p>-$1,395.00</text:p>
          </table:table-cell>
          <table:table-cell table:style-name="ce17" table:formula="of:=[.E259]/[.D25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1AD-R</text:p>
          </table:table-cell>
          <table:table-cell table:style-name="ce8" office:value-type="currency" office:currency="USD" office:value="1635" calcext:value-type="currency">
            <text:p>$1,635.00</text:p>
          </table:table-cell>
          <table:table-cell table:style-name="ce64" office:value-type="currency" office:currency="USD" office:value="1859" calcext:value-type="currency">
            <text:p>$1,859.00</text:p>
          </table:table-cell>
          <table:table-cell table:style-name="ce64" table:formula="of:=[.C260]*0.54" office:value-type="currency" office:currency="USD" office:value="1003.86" calcext:value-type="currency">
            <text:p>$1,003.86</text:p>
          </table:table-cell>
          <table:table-cell table:style-name="ce64"/>
          <table:table-cell table:style-name="ce64" table:formula="of:=[.E260]-[.B260]" office:value-type="currency" office:currency="USD" office:value="-1635" calcext:value-type="currency">
            <text:p>-$1,635.00</text:p>
          </table:table-cell>
          <table:table-cell table:style-name="ce17" table:formula="of:=[.E260]/[.D26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2AD-R</text:p>
          </table:table-cell>
          <table:table-cell table:style-name="ce8" office:value-type="currency" office:currency="USD" office:value="1694" calcext:value-type="currency">
            <text:p>$1,694.00</text:p>
          </table:table-cell>
          <table:table-cell table:style-name="ce64" office:value-type="currency" office:currency="USD" office:value="1944" calcext:value-type="currency">
            <text:p>$1,944.00</text:p>
          </table:table-cell>
          <table:table-cell table:style-name="ce64" table:formula="of:=[.C261]*0.54" office:value-type="currency" office:currency="USD" office:value="1049.76" calcext:value-type="currency">
            <text:p>$1,049.76</text:p>
          </table:table-cell>
          <table:table-cell table:style-name="ce64"/>
          <table:table-cell table:style-name="ce64" table:formula="of:=[.E261]-[.B261]" office:value-type="currency" office:currency="USD" office:value="-1694" calcext:value-type="currency">
            <text:p>-$1,694.00</text:p>
          </table:table-cell>
          <table:table-cell table:style-name="ce17" table:formula="of:=[.E261]/[.D26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5AD-P</text:p>
          </table:table-cell>
          <table:table-cell table:style-name="ce8" office:value-type="currency" office:currency="USD" office:value="921" calcext:value-type="currency">
            <text:p>$921.00</text:p>
          </table:table-cell>
          <table:table-cell table:style-name="ce64" office:value-type="currency" office:currency="USD" office:value="806" calcext:value-type="currency">
            <text:p>$806.00</text:p>
          </table:table-cell>
          <table:table-cell table:style-name="ce64" table:formula="of:=[.C262]*0.54" office:value-type="currency" office:currency="USD" office:value="435.24" calcext:value-type="currency">
            <text:p>$435.24</text:p>
          </table:table-cell>
          <table:table-cell table:style-name="ce64"/>
          <table:table-cell table:style-name="ce64" table:formula="of:=[.E262]-[.B262]" office:value-type="currency" office:currency="USD" office:value="-921" calcext:value-type="currency">
            <text:p>-$921.00</text:p>
          </table:table-cell>
          <table:table-cell table:style-name="ce17" table:formula="of:=[.E262]/[.D26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6AD-P</text:p>
          </table:table-cell>
          <table:table-cell table:style-name="ce8" office:value-type="currency" office:currency="USD" office:value="994" calcext:value-type="currency">
            <text:p>$994.00</text:p>
          </table:table-cell>
          <table:table-cell table:style-name="ce64" office:value-type="currency" office:currency="USD" office:value="899" calcext:value-type="currency">
            <text:p>$899.00</text:p>
          </table:table-cell>
          <table:table-cell table:style-name="ce64" table:formula="of:=[.C263]*0.54" office:value-type="currency" office:currency="USD" office:value="485.46" calcext:value-type="currency">
            <text:p>$485.46</text:p>
          </table:table-cell>
          <table:table-cell table:style-name="ce64"/>
          <table:table-cell table:style-name="ce64" table:formula="of:=[.E263]-[.B263]" office:value-type="currency" office:currency="USD" office:value="-994" calcext:value-type="currency">
            <text:p>-$994.00</text:p>
          </table:table-cell>
          <table:table-cell table:style-name="ce17" table:formula="of:=[.E263]/[.D26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7AD-P</text:p>
          </table:table-cell>
          <table:table-cell table:style-name="ce8" office:value-type="currency" office:currency="USD" office:value="1065" calcext:value-type="currency">
            <text:p>$1,065.00</text:p>
          </table:table-cell>
          <table:table-cell table:style-name="ce64" office:value-type="currency" office:currency="USD" office:value="1014" calcext:value-type="currency">
            <text:p>$1,014.00</text:p>
          </table:table-cell>
          <table:table-cell table:style-name="ce64" table:formula="of:=[.C264]*0.54" office:value-type="currency" office:currency="USD" office:value="547.56" calcext:value-type="currency">
            <text:p>$547.56</text:p>
          </table:table-cell>
          <table:table-cell table:style-name="ce64"/>
          <table:table-cell table:style-name="ce64" table:formula="of:=[.E264]-[.B264]" office:value-type="currency" office:currency="USD" office:value="-1065" calcext:value-type="currency">
            <text:p>-$1,065.00</text:p>
          </table:table-cell>
          <table:table-cell table:style-name="ce17" table:formula="of:=[.E264]/[.D26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8AD-P</text:p>
          </table:table-cell>
          <table:table-cell table:style-name="ce8" office:value-type="currency" office:currency="USD" office:value="1175" calcext:value-type="currency">
            <text:p>$1,175.00</text:p>
          </table:table-cell>
          <table:table-cell table:style-name="ce64" office:value-type="currency" office:currency="USD" office:value="1178" calcext:value-type="currency">
            <text:p>$1,178.00</text:p>
          </table:table-cell>
          <table:table-cell table:style-name="ce64" table:formula="of:=[.C265]*0.54" office:value-type="currency" office:currency="USD" office:value="636.12" calcext:value-type="currency">
            <text:p>$636.12</text:p>
          </table:table-cell>
          <table:table-cell table:style-name="ce64"/>
          <table:table-cell table:style-name="ce64" table:formula="of:=[.E265]-[.B265]" office:value-type="currency" office:currency="USD" office:value="-1175" calcext:value-type="currency">
            <text:p>-$1,175.00</text:p>
          </table:table-cell>
          <table:table-cell table:style-name="ce17" table:formula="of:=[.E265]/[.D26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9AD-P</text:p>
          </table:table-cell>
          <table:table-cell table:style-name="ce8" office:value-type="currency" office:currency="USD" office:value="1260" calcext:value-type="currency">
            <text:p>$1,260.00</text:p>
          </table:table-cell>
          <table:table-cell table:style-name="ce64" office:value-type="currency" office:currency="USD" office:value="1306" calcext:value-type="currency">
            <text:p>$1,306.00</text:p>
          </table:table-cell>
          <table:table-cell table:style-name="ce64" table:formula="of:=[.C266]*0.54" office:value-type="currency" office:currency="USD" office:value="705.24" calcext:value-type="currency">
            <text:p>$705.24</text:p>
          </table:table-cell>
          <table:table-cell table:style-name="ce64"/>
          <table:table-cell table:style-name="ce64" table:formula="of:=[.E266]-[.B266]" office:value-type="currency" office:currency="USD" office:value="-1260" calcext:value-type="currency">
            <text:p>-$1,260.00</text:p>
          </table:table-cell>
          <table:table-cell table:style-name="ce17" table:formula="of:=[.E266]/[.D26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0AD-P</text:p>
          </table:table-cell>
          <table:table-cell table:style-name="ce8" office:value-type="currency" office:currency="USD" office:value="1307" calcext:value-type="currency">
            <text:p>$1,307.00</text:p>
          </table:table-cell>
          <table:table-cell table:style-name="ce64" office:value-type="currency" office:currency="USD" office:value="1369" calcext:value-type="currency">
            <text:p>$1,369.00</text:p>
          </table:table-cell>
          <table:table-cell table:style-name="ce64" table:formula="of:=[.C267]*0.54" office:value-type="currency" office:currency="USD" office:value="739.26" calcext:value-type="currency">
            <text:p>$739.26</text:p>
          </table:table-cell>
          <table:table-cell table:style-name="ce64"/>
          <table:table-cell table:style-name="ce64" table:formula="of:=[.E267]-[.B267]" office:value-type="currency" office:currency="USD" office:value="-1307" calcext:value-type="currency">
            <text:p>-$1,307.00</text:p>
          </table:table-cell>
          <table:table-cell table:style-name="ce17" table:formula="of:=[.E267]/[.D26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1AD-P</text:p>
          </table:table-cell>
          <table:table-cell table:style-name="ce8" office:value-type="currency" office:currency="USD" office:value="1521" calcext:value-type="currency">
            <text:p>$1,521.00</text:p>
          </table:table-cell>
          <table:table-cell table:style-name="ce64" office:value-type="currency" office:currency="USD" office:value="1690" calcext:value-type="currency">
            <text:p>$1,690.00</text:p>
          </table:table-cell>
          <table:table-cell table:style-name="ce64" table:formula="of:=[.C268]*0.54" office:value-type="currency" office:currency="USD" office:value="912.6" calcext:value-type="currency">
            <text:p>$912.60</text:p>
          </table:table-cell>
          <table:table-cell table:style-name="ce64"/>
          <table:table-cell table:style-name="ce64" table:formula="of:=[.E268]-[.B268]" office:value-type="currency" office:currency="USD" office:value="-1521" calcext:value-type="currency">
            <text:p>-$1,521.00</text:p>
          </table:table-cell>
          <table:table-cell table:style-name="ce17" table:formula="of:=[.E268]/[.D26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2AD-P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style-name="ce64" office:value-type="currency" office:currency="USD" office:value="1767" calcext:value-type="currency">
            <text:p>$1,767.00</text:p>
          </table:table-cell>
          <table:table-cell table:style-name="ce64" table:formula="of:=[.C269]*0.54" office:value-type="currency" office:currency="USD" office:value="954.18" calcext:value-type="currency">
            <text:p>$954.18</text:p>
          </table:table-cell>
          <table:table-cell table:style-name="ce64"/>
          <table:table-cell table:style-name="ce64" table:formula="of:=[.E269]-[.B269]" office:value-type="currency" office:currency="USD" office:value="-1573" calcext:value-type="currency">
            <text:p>-$1,573.00</text:p>
          </table:table-cell>
          <table:table-cell table:style-name="ce17" table:formula="of:=[.E269]/[.D26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5AD-X</text:p>
          </table:table-cell>
          <table:table-cell table:style-name="ce8" office:value-type="currency" office:currency="USD" office:value="983" calcext:value-type="currency">
            <text:p>$983.00</text:p>
          </table:table-cell>
          <table:table-cell table:style-name="ce64" office:value-type="currency" office:currency="USD" office:value="887" calcext:value-type="currency">
            <text:p>$887.00</text:p>
          </table:table-cell>
          <table:table-cell table:style-name="ce64" table:formula="of:=[.C270]*0.54" office:value-type="currency" office:currency="USD" office:value="478.98" calcext:value-type="currency">
            <text:p>$478.98</text:p>
          </table:table-cell>
          <table:table-cell table:style-name="ce64"/>
          <table:table-cell table:style-name="ce64" table:formula="of:=[.E270]-[.B270]" office:value-type="currency" office:currency="USD" office:value="-983" calcext:value-type="currency">
            <text:p>-$983.00</text:p>
          </table:table-cell>
          <table:table-cell table:style-name="ce17" table:formula="of:=[.E270]/[.D27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6AD-X</text:p>
          </table:table-cell>
          <table:table-cell table:style-name="ce8" office:value-type="currency" office:currency="USD" office:value="1053" calcext:value-type="currency">
            <text:p>$1,053.00</text:p>
          </table:table-cell>
          <table:table-cell table:style-name="ce64" office:value-type="currency" office:currency="USD" office:value="989" calcext:value-type="currency">
            <text:p>$989.00</text:p>
          </table:table-cell>
          <table:table-cell table:style-name="ce64" table:formula="of:=[.C271]*0.54" office:value-type="currency" office:currency="USD" office:value="534.06" calcext:value-type="currency">
            <text:p>$534.06</text:p>
          </table:table-cell>
          <table:table-cell table:style-name="ce64"/>
          <table:table-cell table:style-name="ce64" table:formula="of:=[.E271]-[.B271]" office:value-type="currency" office:currency="USD" office:value="-1053" calcext:value-type="currency">
            <text:p>-$1,053.00</text:p>
          </table:table-cell>
          <table:table-cell table:style-name="ce17" table:formula="of:=[.E271]/[.D27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7AD-X</text:p>
          </table:table-cell>
          <table:table-cell table:style-name="ce8" office:value-type="currency" office:currency="USD" office:value="1138" calcext:value-type="currency">
            <text:p>$1,138.00</text:p>
          </table:table-cell>
          <table:table-cell table:style-name="ce64" office:value-type="currency" office:currency="USD" office:value="1116" calcext:value-type="currency">
            <text:p>$1,116.00</text:p>
          </table:table-cell>
          <table:table-cell table:style-name="ce64" table:formula="of:=[.C272]*0.54" office:value-type="currency" office:currency="USD" office:value="602.64" calcext:value-type="currency">
            <text:p>$602.64</text:p>
          </table:table-cell>
          <table:table-cell table:style-name="ce64"/>
          <table:table-cell table:style-name="ce64" table:formula="of:=[.E272]-[.B272]" office:value-type="currency" office:currency="USD" office:value="-1138" calcext:value-type="currency">
            <text:p>-$1,138.00</text:p>
          </table:table-cell>
          <table:table-cell table:style-name="ce17" table:formula="of:=[.E272]/[.D27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8AD-X</text:p>
          </table:table-cell>
          <table:table-cell table:style-name="ce8" office:value-type="currency" office:currency="USD" office:value="1258" calcext:value-type="currency">
            <text:p>$1,258.00</text:p>
          </table:table-cell>
          <table:table-cell table:style-name="ce64" office:value-type="currency" office:currency="USD" office:value="1296" calcext:value-type="currency">
            <text:p>$1,296.00</text:p>
          </table:table-cell>
          <table:table-cell table:style-name="ce64" table:formula="of:=[.C273]*0.54" office:value-type="currency" office:currency="USD" office:value="699.84" calcext:value-type="currency">
            <text:p>$699.84</text:p>
          </table:table-cell>
          <table:table-cell table:style-name="ce64"/>
          <table:table-cell table:style-name="ce64" table:formula="of:=[.E273]-[.B273]" office:value-type="currency" office:currency="USD" office:value="-1258" calcext:value-type="currency">
            <text:p>-$1,258.00</text:p>
          </table:table-cell>
          <table:table-cell table:style-name="ce17" table:formula="of:=[.E273]/[.D27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9AD-X</text:p>
          </table:table-cell>
          <table:table-cell table:style-name="ce8" office:value-type="currency" office:currency="USD" office:value="1353" calcext:value-type="currency">
            <text:p>$1,353.00</text:p>
          </table:table-cell>
          <table:table-cell table:style-name="ce64" office:value-type="currency" office:currency="USD" office:value="1436" calcext:value-type="currency">
            <text:p>$1,436.00</text:p>
          </table:table-cell>
          <table:table-cell table:style-name="ce64" table:formula="of:=[.C274]*0.54" office:value-type="currency" office:currency="USD" office:value="775.44" calcext:value-type="currency">
            <text:p>$775.44</text:p>
          </table:table-cell>
          <table:table-cell table:style-name="ce64"/>
          <table:table-cell table:style-name="ce64" table:formula="of:=[.E274]-[.B274]" office:value-type="currency" office:currency="USD" office:value="-1353" calcext:value-type="currency">
            <text:p>-$1,353.00</text:p>
          </table:table-cell>
          <table:table-cell table:style-name="ce17" table:formula="of:=[.E274]/[.D27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0AD-X</text:p>
          </table:table-cell>
          <table:table-cell table:style-name="ce8" office:value-type="currency" office:currency="USD" office:value="1397" calcext:value-type="currency">
            <text:p>$1,397.00</text:p>
          </table:table-cell>
          <table:table-cell table:style-name="ce64" office:value-type="currency" office:currency="USD" office:value="1505" calcext:value-type="currency">
            <text:p>$1,505.00</text:p>
          </table:table-cell>
          <table:table-cell table:style-name="ce64" table:formula="of:=[.C275]*0.54" office:value-type="currency" office:currency="USD" office:value="812.7" calcext:value-type="currency">
            <text:p>$812.70</text:p>
          </table:table-cell>
          <table:table-cell table:style-name="ce64"/>
          <table:table-cell table:style-name="ce64" table:formula="of:=[.E275]-[.B275]" office:value-type="currency" office:currency="USD" office:value="-1397" calcext:value-type="currency">
            <text:p>-$1,397.00</text:p>
          </table:table-cell>
          <table:table-cell table:style-name="ce17" table:formula="of:=[.E275]/[.D27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1AD-X</text:p>
          </table:table-cell>
          <table:table-cell table:style-name="ce8" office:value-type="currency" office:currency="USD" office:value="1638" calcext:value-type="currency">
            <text:p>$1,638.00</text:p>
          </table:table-cell>
          <table:table-cell table:style-name="ce64" office:value-type="currency" office:currency="USD" office:value="1859" calcext:value-type="currency">
            <text:p>$1,859.00</text:p>
          </table:table-cell>
          <table:table-cell table:style-name="ce64" table:formula="of:=[.C276]*0.54" office:value-type="currency" office:currency="USD" office:value="1003.86" calcext:value-type="currency">
            <text:p>$1,003.86</text:p>
          </table:table-cell>
          <table:table-cell table:style-name="ce64"/>
          <table:table-cell table:style-name="ce64" table:formula="of:=[.E276]-[.B276]" office:value-type="currency" office:currency="USD" office:value="-1638" calcext:value-type="currency">
            <text:p>-$1,638.00</text:p>
          </table:table-cell>
          <table:table-cell table:style-name="ce17" table:formula="of:=[.E276]/[.D27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DS-12AD-X</text:p>
          </table:table-cell>
          <table:table-cell table:style-name="ce8" office:value-type="currency" office:currency="USD" office:value="1697" calcext:value-type="currency">
            <text:p>$1,697.00</text:p>
          </table:table-cell>
          <table:table-cell table:style-name="ce64" office:value-type="currency" office:currency="USD" office:value="1944" calcext:value-type="currency">
            <text:p>$1,944.00</text:p>
          </table:table-cell>
          <table:table-cell table:style-name="ce64" table:formula="of:=[.C277]*0.54" office:value-type="currency" office:currency="USD" office:value="1049.76" calcext:value-type="currency">
            <text:p>$1,049.76</text:p>
          </table:table-cell>
          <table:table-cell table:style-name="ce64"/>
          <table:table-cell table:style-name="ce64" table:formula="of:=[.E277]-[.B277]" office:value-type="currency" office:currency="USD" office:value="-1697" calcext:value-type="currency">
            <text:p>-$1,697.00</text:p>
          </table:table-cell>
          <table:table-cell table:style-name="ce17" table:formula="of:=[.E277]/[.D27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Heavy Duty Stairway Slope Ladders - Perfo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DS-5-R</text:p>
          </table:table-cell>
          <table:table-cell table:style-name="ce8" office:value-type="currency" office:currency="USD" office:value="809" calcext:value-type="currency">
            <text:p>$809.00</text:p>
          </table:table-cell>
          <table:table-cell table:style-name="ce64" office:value-type="currency" office:currency="USD" office:value="887" calcext:value-type="currency">
            <text:p>$887.00</text:p>
          </table:table-cell>
          <table:table-cell table:style-name="ce64" table:formula="of:=[.C281]*0.54" office:value-type="currency" office:currency="USD" office:value="478.98" calcext:value-type="currency">
            <text:p>$478.98</text:p>
          </table:table-cell>
          <table:table-cell table:style-name="ce64" office:value-type="currency" office:currency="USD" office:value="819" calcext:value-type="currency">
            <text:p>$819.00</text:p>
          </table:table-cell>
          <table:table-cell table:style-name="ce64" table:formula="of:=[.E281]-[.B281]" office:value-type="currency" office:currency="USD" office:value="10" calcext:value-type="currency">
            <text:p>$10.00</text:p>
          </table:table-cell>
          <table:table-cell table:style-name="ce17" table:formula="of:=[.E281]/[.D281]" office:value-type="float" office:value="1.70988350244269" calcext:value-type="float">
            <text:p>1.70988350244269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HDS-6-R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64" office:value-type="currency" office:currency="USD" office:value="989" calcext:value-type="currency">
            <text:p>$989.00</text:p>
          </table:table-cell>
          <table:table-cell table:style-name="ce64" table:formula="of:=[.C282]*0.54" office:value-type="currency" office:currency="USD" office:value="534.06" calcext:value-type="currency">
            <text:p>$534.06</text:p>
          </table:table-cell>
          <table:table-cell table:style-name="ce64" office:value-type="currency" office:currency="USD" office:value="913" calcext:value-type="currency">
            <text:p>$913.00</text:p>
          </table:table-cell>
          <table:table-cell table:style-name="ce64" table:formula="of:=[.E282]-[.B282]" office:value-type="currency" office:currency="USD" office:value="14" calcext:value-type="currency">
            <text:p>$14.00</text:p>
          </table:table-cell>
          <table:table-cell table:style-name="ce17" table:formula="of:=[.E282]/[.D282]" office:value-type="float" office:value="1.7095457439239" calcext:value-type="float">
            <text:p>1.7095457439239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HDS-7-R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 office:value-type="currency" office:currency="USD" office:value="1116" calcext:value-type="currency">
            <text:p>$1,116.00</text:p>
          </table:table-cell>
          <table:table-cell table:style-name="ce64" table:formula="of:=[.C283]*0.54" office:value-type="currency" office:currency="USD" office:value="602.64" calcext:value-type="currency">
            <text:p>$602.64</text:p>
          </table:table-cell>
          <table:table-cell table:style-name="ce64" office:value-type="currency" office:currency="USD" office:value="844.68" calcext:value-type="currency">
            <text:p>$844.68</text:p>
          </table:table-cell>
          <table:table-cell table:style-name="ce64" table:formula="of:=[.E283]-[.B283]" office:value-type="currency" office:currency="USD" office:value="19.68" calcext:value-type="currency">
            <text:p>$19.68</text:p>
          </table:table-cell>
          <table:table-cell table:style-name="ce17" table:formula="of:=[.E283]/[.D283]" office:value-type="float" office:value="1.40163281561131" calcext:value-type="float">
            <text:p>1.4016328156113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8-R</text:p>
          </table:table-cell>
          <table:table-cell table:style-name="ce8" office:value-type="currency" office:currency="USD" office:value="965" calcext:value-type="currency">
            <text:p>$965.00</text:p>
          </table:table-cell>
          <table:table-cell table:style-name="ce64" office:value-type="currency" office:currency="USD" office:value="1296" calcext:value-type="currency">
            <text:p>$1,296.00</text:p>
          </table:table-cell>
          <table:table-cell table:style-name="ce64" table:formula="of:=[.C284]*0.54" office:value-type="currency" office:currency="USD" office:value="699.84" calcext:value-type="currency">
            <text:p>$699.84</text:p>
          </table:table-cell>
          <table:table-cell table:style-name="ce64" office:value-type="currency" office:currency="USD" office:value="980.2" calcext:value-type="currency">
            <text:p>$980.20</text:p>
          </table:table-cell>
          <table:table-cell table:style-name="ce64" table:formula="of:=[.E284]-[.B284]" office:value-type="currency" office:currency="USD" office:value="15.2" calcext:value-type="currency">
            <text:p>$15.20</text:p>
          </table:table-cell>
          <table:table-cell table:style-name="ce17" table:formula="of:=[.E284]/[.D284]" office:value-type="float" office:value="1.40060585276635" calcext:value-type="float">
            <text:p>1.4006058527663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9-R</text:p>
          </table:table-cell>
          <table:table-cell table:style-name="ce8" office:value-type="currency" office:currency="USD" office:value="1066" calcext:value-type="currency">
            <text:p>$1,066.00</text:p>
          </table:table-cell>
          <table:table-cell table:style-name="ce64" office:value-type="currency" office:currency="USD" office:value="1436" calcext:value-type="currency">
            <text:p>$1,436.00</text:p>
          </table:table-cell>
          <table:table-cell table:style-name="ce64" table:formula="of:=[.C285]*0.54" office:value-type="currency" office:currency="USD" office:value="775.44" calcext:value-type="currency">
            <text:p>$775.44</text:p>
          </table:table-cell>
          <table:table-cell table:style-name="ce64" office:value-type="currency" office:currency="USD" office:value="1086.32" calcext:value-type="currency">
            <text:p>$1,086.32</text:p>
          </table:table-cell>
          <table:table-cell table:style-name="ce64" table:formula="of:=[.E285]-[.B285]" office:value-type="currency" office:currency="USD" office:value="20.3199999999999" calcext:value-type="currency">
            <text:p>$20.32</text:p>
          </table:table-cell>
          <table:table-cell table:style-name="ce17" table:formula="of:=[.E285]/[.D285]" office:value-type="float" office:value="1.40090787165996" calcext:value-type="float">
            <text:p>1.4009078716599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0-R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style-name="ce64" office:value-type="currency" office:currency="USD" office:value="1505" calcext:value-type="currency">
            <text:p>$1,505.00</text:p>
          </table:table-cell>
          <table:table-cell table:style-name="ce64" table:formula="of:=[.C286]*0.54" office:value-type="currency" office:currency="USD" office:value="812.7" calcext:value-type="currency">
            <text:p>$812.70</text:p>
          </table:table-cell>
          <table:table-cell table:style-name="ce64" office:value-type="currency" office:currency="USD" office:value="1138.85" calcext:value-type="currency">
            <text:p>$1,138.85</text:p>
          </table:table-cell>
          <table:table-cell table:style-name="ce64" table:formula="of:=[.E286]-[.B286]" office:value-type="currency" office:currency="USD" office:value="20.8499999999999" calcext:value-type="currency">
            <text:p>$20.85</text:p>
          </table:table-cell>
          <table:table-cell table:style-name="ce17" table:formula="of:=[.E286]/[.D286]" office:value-type="float" office:value="1.40131659899102" calcext:value-type="float">
            <text:p>1.4013165989910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1-R</text:p>
          </table:table-cell>
          <table:table-cell table:style-name="ce8" office:value-type="currency" office:currency="USD" office:value="1449" calcext:value-type="currency">
            <text:p>$1,449.00</text:p>
          </table:table-cell>
          <table:table-cell table:style-name="ce64" office:value-type="currency" office:currency="USD" office:value="1859" calcext:value-type="currency">
            <text:p>$1,859.00</text:p>
          </table:table-cell>
          <table:table-cell table:style-name="ce64" table:formula="of:=[.C287]*0.54" office:value-type="currency" office:currency="USD" office:value="1003.86" calcext:value-type="currency">
            <text:p>$1,003.86</text:p>
          </table:table-cell>
          <table:table-cell table:style-name="ce64" office:value-type="currency" office:currency="USD" office:value="1472.33" calcext:value-type="currency">
            <text:p>$1,472.33</text:p>
          </table:table-cell>
          <table:table-cell table:style-name="ce64" table:formula="of:=[.E287]-[.B287]" office:value-type="currency" office:currency="USD" office:value="23.3299999999999" calcext:value-type="currency">
            <text:p>$23.33</text:p>
          </table:table-cell>
          <table:table-cell table:style-name="ce17" table:formula="of:=[.E287]/[.D287]" office:value-type="float" office:value="1.46666865897635" calcext:value-type="float">
            <text:p>1.4666686589763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2-R</text:p>
          </table:table-cell>
          <table:table-cell table:style-name="ce8" office:value-type="currency" office:currency="USD" office:value="1504" calcext:value-type="currency">
            <text:p>$1,504.00</text:p>
          </table:table-cell>
          <table:table-cell table:style-name="ce64" office:value-type="currency" office:currency="USD" office:value="1944" calcext:value-type="currency">
            <text:p>$1,944.00</text:p>
          </table:table-cell>
          <table:table-cell table:style-name="ce64" table:formula="of:=[.C288]*0.54" office:value-type="currency" office:currency="USD" office:value="1049.76" calcext:value-type="currency">
            <text:p>$1,049.76</text:p>
          </table:table-cell>
          <table:table-cell table:style-name="ce64" office:value-type="currency" office:currency="USD" office:value="1524.08" calcext:value-type="currency">
            <text:p>$1,524.08</text:p>
          </table:table-cell>
          <table:table-cell table:style-name="ce64" table:formula="of:=[.E288]-[.B288]" office:value-type="currency" office:currency="USD" office:value="20.0799999999999" calcext:value-type="currency">
            <text:p>$20.08</text:p>
          </table:table-cell>
          <table:table-cell table:style-name="ce17" table:formula="of:=[.E288]/[.D288]" office:value-type="float" office:value="1.45183661027282" calcext:value-type="float">
            <text:p>1.4518366102728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Heavy Duty Stairway Slope Ladders - Ser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DS-5-G</text:p>
          </table:table-cell>
          <table:table-cell table:style-name="ce8" office:value-type="currency" office:currency="USD" office:value="790" calcext:value-type="currency">
            <text:p>$790.00</text:p>
          </table:table-cell>
          <table:table-cell table:style-name="ce64" office:value-type="currency" office:currency="USD" office:value="1064" calcext:value-type="currency">
            <text:p>$1,064.00</text:p>
          </table:table-cell>
          <table:table-cell table:style-name="ce64" table:formula="of:=[.C292]*0.54" office:value-type="currency" office:currency="USD" office:value="574.56" calcext:value-type="currency">
            <text:p>$574.56</text:p>
          </table:table-cell>
          <table:table-cell table:style-name="ce64" office:value-type="currency" office:currency="USD" office:value="804.76" calcext:value-type="currency">
            <text:p>$804.76</text:p>
          </table:table-cell>
          <table:table-cell table:style-name="ce64" table:formula="of:=[.E292]-[.B292]" office:value-type="currency" office:currency="USD" office:value="14.76" calcext:value-type="currency">
            <text:p>$14.76</text:p>
          </table:table-cell>
          <table:table-cell table:style-name="ce17" table:formula="of:=[.E292]/[.D292]" office:value-type="float" office:value="1.40065441381231" calcext:value-type="float">
            <text:p>1.4006544138123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6-G</text:p>
          </table:table-cell>
          <table:table-cell table:style-name="ce8" office:value-type="currency" office:currency="USD" office:value="878" calcext:value-type="currency">
            <text:p>$878.00</text:p>
          </table:table-cell>
          <table:table-cell table:style-name="ce64" office:value-type="currency" office:currency="USD" office:value="1187" calcext:value-type="currency">
            <text:p>$1,187.00</text:p>
          </table:table-cell>
          <table:table-cell table:style-name="ce64" table:formula="of:=[.C293]*0.54" office:value-type="currency" office:currency="USD" office:value="640.98" calcext:value-type="currency">
            <text:p>$640.98</text:p>
          </table:table-cell>
          <table:table-cell table:style-name="ce64" office:value-type="currency" office:currency="USD" office:value="898.25" calcext:value-type="currency">
            <text:p>$898.25</text:p>
          </table:table-cell>
          <table:table-cell table:style-name="ce64" table:formula="of:=[.E293]-[.B293]" office:value-type="currency" office:currency="USD" office:value="20.25" calcext:value-type="currency">
            <text:p>$20.25</text:p>
          </table:table-cell>
          <table:table-cell table:style-name="ce17" table:formula="of:=[.E293]/[.D293]" office:value-type="float" office:value="1.40136977752816" calcext:value-type="float">
            <text:p>1.4013697775281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7-G</text:p>
          </table:table-cell>
          <table:table-cell table:style-name="ce8" office:value-type="currency" office:currency="USD" office:value="993" calcext:value-type="currency">
            <text:p>$993.00</text:p>
          </table:table-cell>
          <table:table-cell table:style-name="ce64" office:value-type="currency" office:currency="USD" office:value="1339" calcext:value-type="currency">
            <text:p>$1,339.00</text:p>
          </table:table-cell>
          <table:table-cell table:style-name="ce64" table:formula="of:=[.C294]*0.54" office:value-type="currency" office:currency="USD" office:value="723.06" calcext:value-type="currency">
            <text:p>$723.06</text:p>
          </table:table-cell>
          <table:table-cell table:style-name="ce64" office:value-type="currency" office:currency="USD" office:value="1013.83" calcext:value-type="currency">
            <text:p>$1,013.83</text:p>
          </table:table-cell>
          <table:table-cell table:style-name="ce64" table:formula="of:=[.E294]-[.B294]" office:value-type="currency" office:currency="USD" office:value="20.83" calcext:value-type="currency">
            <text:p>$20.83</text:p>
          </table:table-cell>
          <table:table-cell table:style-name="ce17" table:formula="of:=[.E294]/[.D294]" office:value-type="float" office:value="1.40213813514784" calcext:value-type="float">
            <text:p>1.402138135147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8-G</text:p>
          </table:table-cell>
          <table:table-cell table:style-name="ce8" office:value-type="currency" office:currency="USD" office:value="1166" calcext:value-type="currency">
            <text:p>$1,166.00</text:p>
          </table:table-cell>
          <table:table-cell table:style-name="ce64" office:value-type="currency" office:currency="USD" office:value="1555" calcext:value-type="currency">
            <text:p>$1,555.00</text:p>
          </table:table-cell>
          <table:table-cell table:style-name="ce64" table:formula="of:=[.C295]*0.54" office:value-type="currency" office:currency="USD" office:value="839.7" calcext:value-type="currency">
            <text:p>$839.70</text:p>
          </table:table-cell>
          <table:table-cell table:style-name="ce64" office:value-type="currency" office:currency="USD" office:value="1176.65" calcext:value-type="currency">
            <text:p>$1,176.65</text:p>
          </table:table-cell>
          <table:table-cell table:style-name="ce64" table:formula="of:=[.E295]-[.B295]" office:value-type="currency" office:currency="USD" office:value="10.6500000000001" calcext:value-type="currency">
            <text:p>$10.65</text:p>
          </table:table-cell>
          <table:table-cell table:style-name="ce17" table:formula="of:=[.E295]/[.D295]" office:value-type="float" office:value="1.40127426461832" calcext:value-type="float">
            <text:p>1.4012742646183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9-G</text:p>
          </table:table-cell>
          <table:table-cell table:style-name="ce8" office:value-type="currency" office:currency="USD" office:value="1285" calcext:value-type="currency">
            <text:p>$1,285.00</text:p>
          </table:table-cell>
          <table:table-cell table:style-name="ce64" office:value-type="currency" office:currency="USD" office:value="1723" calcext:value-type="currency">
            <text:p>$1,723.00</text:p>
          </table:table-cell>
          <table:table-cell table:style-name="ce64" table:formula="of:=[.C296]*0.54" office:value-type="currency" office:currency="USD" office:value="930.42" calcext:value-type="currency">
            <text:p>$930.42</text:p>
          </table:table-cell>
          <table:table-cell table:style-name="ce64" office:value-type="currency" office:currency="USD" office:value="1302.73" calcext:value-type="currency">
            <text:p>$1,302.73</text:p>
          </table:table-cell>
          <table:table-cell table:style-name="ce64" table:formula="of:=[.E296]-[.B296]" office:value-type="currency" office:currency="USD" office:value="17.73" calcext:value-type="currency">
            <text:p>$17.73</text:p>
          </table:table-cell>
          <table:table-cell table:style-name="ce17" table:formula="of:=[.E296]/[.D296]" office:value-type="float" office:value="1.40015261924722" calcext:value-type="float">
            <text:p>1.4001526192472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0-G</text:p>
          </table:table-cell>
          <table:table-cell table:style-name="ce8" office:value-type="currency" office:currency="USD" office:value="1345" calcext:value-type="currency">
            <text:p>$1,345.00</text:p>
          </table:table-cell>
          <table:table-cell table:style-name="ce64" office:value-type="currency" office:currency="USD" office:value="1806" calcext:value-type="currency">
            <text:p>$1,806.00</text:p>
          </table:table-cell>
          <table:table-cell table:style-name="ce64" table:formula="of:=[.C297]*0.54" office:value-type="currency" office:currency="USD" office:value="975.24" calcext:value-type="currency">
            <text:p>$975.24</text:p>
          </table:table-cell>
          <table:table-cell table:style-name="ce64" office:value-type="currency" office:currency="USD" office:value="1365.77" calcext:value-type="currency">
            <text:p>$1,365.77</text:p>
          </table:table-cell>
          <table:table-cell table:style-name="ce64" table:formula="of:=[.E297]-[.B297]" office:value-type="currency" office:currency="USD" office:value="20.77" calcext:value-type="currency">
            <text:p>$20.77</text:p>
          </table:table-cell>
          <table:table-cell table:style-name="ce17" table:formula="of:=[.E297]/[.D297]" office:value-type="float" office:value="1.40044501866207" calcext:value-type="float">
            <text:p>1.4004450186620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1-G</text:p>
          </table:table-cell>
          <table:table-cell table:style-name="ce8" office:value-type="currency" office:currency="USD" office:value="1728" calcext:value-type="currency">
            <text:p>$1,728.00</text:p>
          </table:table-cell>
          <table:table-cell table:style-name="ce64" office:value-type="currency" office:currency="USD" office:value="2231" calcext:value-type="currency">
            <text:p>$2,231.00</text:p>
          </table:table-cell>
          <table:table-cell table:style-name="ce64" table:formula="of:=[.C298]*0.54" office:value-type="currency" office:currency="USD" office:value="1204.74" calcext:value-type="currency">
            <text:p>$1,204.74</text:p>
          </table:table-cell>
          <table:table-cell table:style-name="ce64" office:value-type="currency" office:currency="USD" office:value="1748.37" calcext:value-type="currency">
            <text:p>$1,748.37</text:p>
          </table:table-cell>
          <table:table-cell table:style-name="ce64" table:formula="of:=[.E298]-[.B298]" office:value-type="currency" office:currency="USD" office:value="20.3699999999999" calcext:value-type="currency">
            <text:p>$20.37</text:p>
          </table:table-cell>
          <table:table-cell table:style-name="ce17" table:formula="of:=[.E298]/[.D298]" office:value-type="float" office:value="1.45124259176254" calcext:value-type="float">
            <text:p>1.4512425917625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2-G</text:p>
          </table:table-cell>
          <table:table-cell table:style-name="ce8" office:value-type="currency" office:currency="USD" office:value="1799" calcext:value-type="currency">
            <text:p>$1,799.00</text:p>
          </table:table-cell>
          <table:table-cell table:style-name="ce64" office:value-type="currency" office:currency="USD" office:value="2332" calcext:value-type="currency">
            <text:p>$2,332.00</text:p>
          </table:table-cell>
          <table:table-cell table:style-name="ce64" table:formula="of:=[.C299]*0.54" office:value-type="currency" office:currency="USD" office:value="1259.28" calcext:value-type="currency">
            <text:p>$1,259.28</text:p>
          </table:table-cell>
          <table:table-cell table:style-name="ce64" office:value-type="currency" office:currency="USD" office:value="1817.41" calcext:value-type="currency">
            <text:p>$1,817.41</text:p>
          </table:table-cell>
          <table:table-cell table:style-name="ce64" table:formula="of:=[.E299]-[.B299]" office:value-type="currency" office:currency="USD" office:value="18.4100000000001" calcext:value-type="currency">
            <text:p>$18.41</text:p>
          </table:table-cell>
          <table:table-cell table:style-name="ce17" table:formula="of:=[.E299]/[.D299]" office:value-type="float" office:value="1.44321358236453" calcext:value-type="float">
            <text:p>1.4432135823645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Heavy Duty Stairway Slope Ladders - X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DS-5-X</text:p>
          </table:table-cell>
          <table:table-cell table:style-name="ce8" office:value-type="currency" office:currency="USD" office:value="651" calcext:value-type="currency">
            <text:p>$651.00</text:p>
          </table:table-cell>
          <table:table-cell table:style-name="ce64" office:value-type="currency" office:currency="USD" office:value="887" calcext:value-type="currency">
            <text:p>$887.00</text:p>
          </table:table-cell>
          <table:table-cell table:style-name="ce64" table:formula="of:=[.C303]*0.54" office:value-type="currency" office:currency="USD" office:value="478.98" calcext:value-type="currency">
            <text:p>$478.98</text:p>
          </table:table-cell>
          <table:table-cell table:style-name="ce64" office:value-type="currency" office:currency="USD" office:value="671.35" calcext:value-type="currency">
            <text:p>$671.35</text:p>
          </table:table-cell>
          <table:table-cell table:style-name="ce64" table:formula="of:=[.E303]-[.B303]" office:value-type="currency" office:currency="USD" office:value="20.35" calcext:value-type="currency">
            <text:p>$20.35</text:p>
          </table:table-cell>
          <table:table-cell table:style-name="ce17" table:formula="of:=[.E303]/[.D303]" office:value-type="float" office:value="1.40162428493883" calcext:value-type="float">
            <text:p>1.4016242849388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6-X</text:p>
          </table:table-cell>
          <table:table-cell table:style-name="ce8" office:value-type="currency" office:currency="USD" office:value="728" calcext:value-type="currency">
            <text:p>$728.00</text:p>
          </table:table-cell>
          <table:table-cell table:style-name="ce64" office:value-type="currency" office:currency="USD" office:value="989" calcext:value-type="currency">
            <text:p>$989.00</text:p>
          </table:table-cell>
          <table:table-cell table:style-name="ce64" table:formula="of:=[.C304]*0.54" office:value-type="currency" office:currency="USD" office:value="534.06" calcext:value-type="currency">
            <text:p>$534.06</text:p>
          </table:table-cell>
          <table:table-cell table:style-name="ce64" office:value-type="currency" office:currency="USD" office:value="748.02" calcext:value-type="currency">
            <text:p>$748.02</text:p>
          </table:table-cell>
          <table:table-cell table:style-name="ce64" table:formula="of:=[.E304]-[.B304]" office:value-type="currency" office:currency="USD" office:value="20.02" calcext:value-type="currency">
            <text:p>$20.02</text:p>
          </table:table-cell>
          <table:table-cell table:style-name="ce17" table:formula="of:=[.E304]/[.D304]" office:value-type="float" office:value="1.40062914279294" calcext:value-type="float">
            <text:p>1.4006291427929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7-X</text:p>
          </table:table-cell>
          <table:table-cell table:style-name="ce8" office:value-type="currency" office:currency="USD" office:value="824" calcext:value-type="currency">
            <text:p>$824.00</text:p>
          </table:table-cell>
          <table:table-cell table:style-name="ce64" office:value-type="currency" office:currency="USD" office:value="1116" calcext:value-type="currency">
            <text:p>$1,116.00</text:p>
          </table:table-cell>
          <table:table-cell table:style-name="ce64" table:formula="of:=[.C305]*0.54" office:value-type="currency" office:currency="USD" office:value="602.64" calcext:value-type="currency">
            <text:p>$602.64</text:p>
          </table:table-cell>
          <table:table-cell table:style-name="ce64" office:value-type="currency" office:currency="USD" office:value="844.68" calcext:value-type="currency">
            <text:p>$844.68</text:p>
          </table:table-cell>
          <table:table-cell table:style-name="ce64" table:formula="of:=[.E305]-[.B305]" office:value-type="currency" office:currency="USD" office:value="20.68" calcext:value-type="currency">
            <text:p>$20.68</text:p>
          </table:table-cell>
          <table:table-cell table:style-name="ce17" table:formula="of:=[.E305]/[.D305]" office:value-type="float" office:value="1.40163281561131" calcext:value-type="float">
            <text:p>1.4016328156113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8-X</text:p>
          </table:table-cell>
          <table:table-cell table:style-name="ce8" office:value-type="currency" office:currency="USD" office:value="960" calcext:value-type="currency">
            <text:p>$960.00</text:p>
          </table:table-cell>
          <table:table-cell table:style-name="ce64" office:value-type="currency" office:currency="USD" office:value="1296" calcext:value-type="currency">
            <text:p>$1,296.00</text:p>
          </table:table-cell>
          <table:table-cell table:style-name="ce64" table:formula="of:=[.C306]*0.54" office:value-type="currency" office:currency="USD" office:value="699.84" calcext:value-type="currency">
            <text:p>$699.84</text:p>
          </table:table-cell>
          <table:table-cell table:style-name="ce64" office:value-type="currency" office:currency="USD" office:value="980.2" calcext:value-type="currency">
            <text:p>$980.20</text:p>
          </table:table-cell>
          <table:table-cell table:style-name="ce64" table:formula="of:=[.E306]-[.B306]" office:value-type="currency" office:currency="USD" office:value="20.2" calcext:value-type="currency">
            <text:p>$20.20</text:p>
          </table:table-cell>
          <table:table-cell table:style-name="ce17" table:formula="of:=[.E306]/[.D306]" office:value-type="float" office:value="1.40060585276635" calcext:value-type="float">
            <text:p>1.4006058527663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9-X</text:p>
          </table:table-cell>
          <table:table-cell table:style-name="ce8" office:value-type="currency" office:currency="USD" office:value="1065" calcext:value-type="currency">
            <text:p>$1,065.00</text:p>
          </table:table-cell>
          <table:table-cell table:style-name="ce64" office:value-type="currency" office:currency="USD" office:value="1436" calcext:value-type="currency">
            <text:p>$1,436.00</text:p>
          </table:table-cell>
          <table:table-cell table:style-name="ce64" table:formula="of:=[.C307]*0.54" office:value-type="currency" office:currency="USD" office:value="775.44" calcext:value-type="currency">
            <text:p>$775.44</text:p>
          </table:table-cell>
          <table:table-cell table:style-name="ce64" office:value-type="currency" office:currency="USD" office:value="1086.32" calcext:value-type="currency">
            <text:p>$1,086.32</text:p>
          </table:table-cell>
          <table:table-cell table:style-name="ce64" table:formula="of:=[.E307]-[.B307]" office:value-type="currency" office:currency="USD" office:value="21.3199999999999" calcext:value-type="currency">
            <text:p>$21.32</text:p>
          </table:table-cell>
          <table:table-cell table:style-name="ce17" table:formula="of:=[.E307]/[.D307]" office:value-type="float" office:value="1.40090787165996" calcext:value-type="float">
            <text:p>1.4009078716599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0-X</text:p>
          </table:table-cell>
          <table:table-cell table:style-name="ce8" office:value-type="currency" office:currency="USD" office:value="1119" calcext:value-type="currency">
            <text:p>$1,119.00</text:p>
          </table:table-cell>
          <table:table-cell table:style-name="ce64" office:value-type="currency" office:currency="USD" office:value="1505" calcext:value-type="currency">
            <text:p>$1,505.00</text:p>
          </table:table-cell>
          <table:table-cell table:style-name="ce64" table:formula="of:=[.C308]*0.54" office:value-type="currency" office:currency="USD" office:value="812.7" calcext:value-type="currency">
            <text:p>$812.70</text:p>
          </table:table-cell>
          <table:table-cell table:style-name="ce64" office:value-type="currency" office:currency="USD" office:value="1138.85" calcext:value-type="currency">
            <text:p>$1,138.85</text:p>
          </table:table-cell>
          <table:table-cell table:style-name="ce64" table:formula="of:=[.E308]-[.B308]" office:value-type="currency" office:currency="USD" office:value="19.8499999999999" calcext:value-type="currency">
            <text:p>$19.85</text:p>
          </table:table-cell>
          <table:table-cell table:style-name="ce17" table:formula="of:=[.E308]/[.D308]" office:value-type="float" office:value="1.40131659899102" calcext:value-type="float">
            <text:p>1.4013165989910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1-X</text:p>
          </table:table-cell>
          <table:table-cell table:style-name="ce8" office:value-type="currency" office:currency="USD" office:value="1446" calcext:value-type="currency">
            <text:p>$1,446.00</text:p>
          </table:table-cell>
          <table:table-cell table:style-name="ce64" office:value-type="currency" office:currency="USD" office:value="1859" calcext:value-type="currency">
            <text:p>$1,859.00</text:p>
          </table:table-cell>
          <table:table-cell table:style-name="ce64" table:formula="of:=[.C309]*0.54" office:value-type="currency" office:currency="USD" office:value="1003.86" calcext:value-type="currency">
            <text:p>$1,003.86</text:p>
          </table:table-cell>
          <table:table-cell table:style-name="ce64" office:value-type="currency" office:currency="USD" office:value="1466.58" calcext:value-type="currency">
            <text:p>$1,466.58</text:p>
          </table:table-cell>
          <table:table-cell table:style-name="ce64" table:formula="of:=[.E309]-[.B309]" office:value-type="currency" office:currency="USD" office:value="20.5799999999999" calcext:value-type="currency">
            <text:p>$20.58</text:p>
          </table:table-cell>
          <table:table-cell table:style-name="ce17" table:formula="of:=[.E309]/[.D309]" office:value-type="float" office:value="1.46094076863308" calcext:value-type="float">
            <text:p>1.460940768633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2-X</text:p>
          </table:table-cell>
          <table:table-cell table:style-name="ce8" office:value-type="currency" office:currency="USD" office:value="1512" calcext:value-type="currency">
            <text:p>$1,512.00</text:p>
          </table:table-cell>
          <table:table-cell table:style-name="ce64" office:value-type="currency" office:currency="USD" office:value="1944" calcext:value-type="currency">
            <text:p>$1,944.00</text:p>
          </table:table-cell>
          <table:table-cell table:style-name="ce64" table:formula="of:=[.C310]*0.54" office:value-type="currency" office:currency="USD" office:value="1049.76" calcext:value-type="currency">
            <text:p>$1,049.76</text:p>
          </table:table-cell>
          <table:table-cell table:style-name="ce64" office:value-type="currency" office:currency="USD" office:value="1524.08" calcext:value-type="currency">
            <text:p>$1,524.08</text:p>
          </table:table-cell>
          <table:table-cell table:style-name="ce64" table:formula="of:=[.E310]-[.B310]" office:value-type="currency" office:currency="USD" office:value="12.0799999999999" calcext:value-type="currency">
            <text:p>$12.08</text:p>
          </table:table-cell>
          <table:table-cell table:style-name="ce17" table:formula="of:=[.E310]/[.D310]" office:value-type="float" office:value="1.45183661027282" calcext:value-type="float">
            <text:p>1.4518366102728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Heavy Duty Stairway Slope Ladders with Abrasive Mat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DS-5-P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 office:value-type="currency" office:currency="USD" office:value="806" calcext:value-type="currency">
            <text:p>$806.00</text:p>
          </table:table-cell>
          <table:table-cell table:style-name="ce64" table:formula="of:=[.C314]*0.54" office:value-type="currency" office:currency="USD" office:value="435.24" calcext:value-type="currency">
            <text:p>$435.24</text:p>
          </table:table-cell>
          <table:table-cell table:style-name="ce64" office:value-type="currency" office:currency="USD" office:value="609.34" calcext:value-type="currency">
            <text:p>$609.34</text:p>
          </table:table-cell>
          <table:table-cell table:style-name="ce64" table:formula="of:=[.E314]-[.B314]" office:value-type="currency" office:currency="USD" office:value="10.34" calcext:value-type="currency">
            <text:p>$10.34</text:p>
          </table:table-cell>
          <table:table-cell table:style-name="ce17" table:formula="of:=[.E314]/[.D314]" office:value-type="float" office:value="1.40000919033177" calcext:value-type="float">
            <text:p>1.4000091903317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6-P</text:p>
          </table:table-cell>
          <table:table-cell table:style-name="ce8" office:value-type="currency" office:currency="USD" office:value="659" calcext:value-type="currency">
            <text:p>$659.00</text:p>
          </table:table-cell>
          <table:table-cell table:style-name="ce64" office:value-type="currency" office:currency="USD" office:value="899" calcext:value-type="currency">
            <text:p>$899.00</text:p>
          </table:table-cell>
          <table:table-cell table:style-name="ce64" table:formula="of:=[.C315]*0.54" office:value-type="currency" office:currency="USD" office:value="485.46" calcext:value-type="currency">
            <text:p>$485.46</text:p>
          </table:table-cell>
          <table:table-cell table:style-name="ce64" office:value-type="currency" office:currency="USD" office:value="679.73" calcext:value-type="currency">
            <text:p>$679.73</text:p>
          </table:table-cell>
          <table:table-cell table:style-name="ce64" table:formula="of:=[.E315]-[.B315]" office:value-type="currency" office:currency="USD" office:value="20.73" calcext:value-type="currency">
            <text:p>$20.73</text:p>
          </table:table-cell>
          <table:table-cell table:style-name="ce17" table:formula="of:=[.E315]/[.D315]" office:value-type="float" office:value="1.40017715156759" calcext:value-type="float">
            <text:p>1.4001771515675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7-P</text:p>
          </table:table-cell>
          <table:table-cell table:style-name="ce8" office:value-type="currency" office:currency="USD" office:value="746" calcext:value-type="currency">
            <text:p>$746.00</text:p>
          </table:table-cell>
          <table:table-cell table:style-name="ce64" office:value-type="currency" office:currency="USD" office:value="1014" calcext:value-type="currency">
            <text:p>$1,014.00</text:p>
          </table:table-cell>
          <table:table-cell table:style-name="ce64" table:formula="of:=[.C316]*0.54" office:value-type="currency" office:currency="USD" office:value="547.56" calcext:value-type="currency">
            <text:p>$547.56</text:p>
          </table:table-cell>
          <table:table-cell table:style-name="ce64" office:value-type="currency" office:currency="USD" office:value="766.93" calcext:value-type="currency">
            <text:p>$766.93</text:p>
          </table:table-cell>
          <table:table-cell table:style-name="ce64" table:formula="of:=[.E316]-[.B316]" office:value-type="currency" office:currency="USD" office:value="20.9299999999999" calcext:value-type="currency">
            <text:p>$20.93</text:p>
          </table:table-cell>
          <table:table-cell table:style-name="ce17" table:formula="of:=[.E316]/[.D316]" office:value-type="float" office:value="1.40063189422164" calcext:value-type="float">
            <text:p>1.4006318942216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8-P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 office:value-type="currency" office:currency="USD" office:value="1178" calcext:value-type="currency">
            <text:p>$1,178.00</text:p>
          </table:table-cell>
          <table:table-cell table:style-name="ce64" table:formula="of:=[.C317]*0.54" office:value-type="currency" office:currency="USD" office:value="636.12" calcext:value-type="currency">
            <text:p>$636.12</text:p>
          </table:table-cell>
          <table:table-cell table:style-name="ce64" office:value-type="currency" office:currency="USD" office:value="890.91" calcext:value-type="currency">
            <text:p>$890.91</text:p>
          </table:table-cell>
          <table:table-cell table:style-name="ce64" table:formula="of:=[.E317]-[.B317]" office:value-type="currency" office:currency="USD" office:value="20.91" calcext:value-type="currency">
            <text:p>$20.91</text:p>
          </table:table-cell>
          <table:table-cell table:style-name="ce17" table:formula="of:=[.E317]/[.D317]" office:value-type="float" office:value="1.4005376344086" calcext:value-type="float">
            <text:p>1.40053763440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9-P</text:p>
          </table:table-cell>
          <table:table-cell table:style-name="ce8" office:value-type="currency" office:currency="USD" office:value="967" calcext:value-type="currency">
            <text:p>$967.00</text:p>
          </table:table-cell>
          <table:table-cell table:style-name="ce64" office:value-type="currency" office:currency="USD" office:value="1306" calcext:value-type="currency">
            <text:p>$1,306.00</text:p>
          </table:table-cell>
          <table:table-cell table:style-name="ce64" table:formula="of:=[.C318]*0.54" office:value-type="currency" office:currency="USD" office:value="705.24" calcext:value-type="currency">
            <text:p>$705.24</text:p>
          </table:table-cell>
          <table:table-cell table:style-name="ce64" office:value-type="currency" office:currency="USD" office:value="987.57" calcext:value-type="currency">
            <text:p>$987.57</text:p>
          </table:table-cell>
          <table:table-cell table:style-name="ce64" table:formula="of:=[.E318]-[.B318]" office:value-type="currency" office:currency="USD" office:value="20.57" calcext:value-type="currency">
            <text:p>$20.57</text:p>
          </table:table-cell>
          <table:table-cell table:style-name="ce17" table:formula="of:=[.E318]/[.D318]" office:value-type="float" office:value="1.40033180193977" calcext:value-type="float">
            <text:p>1.4003318019397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0-P</text:p>
          </table:table-cell>
          <table:table-cell table:style-name="ce8" office:value-type="currency" office:currency="USD" office:value="1012" calcext:value-type="currency">
            <text:p>$1,012.00</text:p>
          </table:table-cell>
          <table:table-cell table:style-name="ce64" office:value-type="currency" office:currency="USD" office:value="1369" calcext:value-type="currency">
            <text:p>$1,369.00</text:p>
          </table:table-cell>
          <table:table-cell table:style-name="ce64" table:formula="of:=[.C319]*0.54" office:value-type="currency" office:currency="USD" office:value="739.26" calcext:value-type="currency">
            <text:p>$739.26</text:p>
          </table:table-cell>
          <table:table-cell table:style-name="ce64" office:value-type="currency" office:currency="USD" office:value="1034.84" calcext:value-type="currency">
            <text:p>$1,034.84</text:p>
          </table:table-cell>
          <table:table-cell table:style-name="ce64" table:formula="of:=[.E319]-[.B319]" office:value-type="currency" office:currency="USD" office:value="22.8399999999999" calcext:value-type="currency">
            <text:p>$22.84</text:p>
          </table:table-cell>
          <table:table-cell table:style-name="ce17" table:formula="of:=[.E319]/[.D319]" office:value-type="float" office:value="1.39983226469713" calcext:value-type="float">
            <text:p>1.399832264697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1-P</text:p>
          </table:table-cell>
          <table:table-cell table:style-name="ce8" office:value-type="currency" office:currency="USD" office:value="1319" calcext:value-type="currency">
            <text:p>$1,319.00</text:p>
          </table:table-cell>
          <table:table-cell table:style-name="ce64" office:value-type="currency" office:currency="USD" office:value="1690" calcext:value-type="currency">
            <text:p>$1,690.00</text:p>
          </table:table-cell>
          <table:table-cell table:style-name="ce64" table:formula="of:=[.C320]*0.54" office:value-type="currency" office:currency="USD" office:value="912.6" calcext:value-type="currency">
            <text:p>$912.60</text:p>
          </table:table-cell>
          <table:table-cell table:style-name="ce64" office:value-type="currency" office:currency="USD" office:value="1340.04" calcext:value-type="currency">
            <text:p>$1,340.04</text:p>
          </table:table-cell>
          <table:table-cell table:style-name="ce64" table:formula="of:=[.E320]-[.B320]" office:value-type="currency" office:currency="USD" office:value="21.04" calcext:value-type="currency">
            <text:p>$21.04</text:p>
          </table:table-cell>
          <table:table-cell table:style-name="ce17" table:formula="of:=[.E320]/[.D320]" office:value-type="float" office:value="1.46837606837607" calcext:value-type="float">
            <text:p>1.4683760683760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DS-12-P</text:p>
          </table:table-cell>
          <table:table-cell table:style-name="ce8" office:value-type="currency" office:currency="USD" office:value="1375" calcext:value-type="currency">
            <text:p>$1,375.00</text:p>
          </table:table-cell>
          <table:table-cell table:style-name="ce64" office:value-type="currency" office:currency="USD" office:value="1767" calcext:value-type="currency">
            <text:p>$1,767.00</text:p>
          </table:table-cell>
          <table:table-cell table:style-name="ce64" table:formula="of:=[.C321]*0.54" office:value-type="currency" office:currency="USD" office:value="954.18" calcext:value-type="currency">
            <text:p>$954.18</text:p>
          </table:table-cell>
          <table:table-cell table:style-name="ce64" office:value-type="currency" office:currency="USD" office:value="1397.58" calcext:value-type="currency">
            <text:p>$1,397.58</text:p>
          </table:table-cell>
          <table:table-cell table:style-name="ce64" table:formula="of:=[.E321]-[.B321]" office:value-type="currency" office:currency="USD" office:value="22.5799999999999" calcext:value-type="currency">
            <text:p>$22.58</text:p>
          </table:table-cell>
          <table:table-cell table:style-name="ce17" table:formula="of:=[.E321]/[.D321]" office:value-type="float" office:value="1.46469219644092" calcext:value-type="float">
            <text:p>1.4646921964409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Hydraulic Powered Elevating Platform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W1-7</text:p>
          </table:table-cell>
          <table:table-cell table:style-name="ce8" office:value-type="currency" office:currency="USD" office:value="10489" calcext:value-type="currency">
            <text:p>$10,489.00</text:p>
          </table:table-cell>
          <table:table-cell table:style-name="ce64" office:value-type="currency" office:currency="USD" office:value="13426" calcext:value-type="currency">
            <text:p>$13,426.00</text:p>
          </table:table-cell>
          <table:table-cell table:style-name="ce64" table:formula="of:=[.C325]*0.6" office:value-type="currency" office:currency="USD" office:value="8055.6" calcext:value-type="currency">
            <text:p>$8,055.60</text:p>
          </table:table-cell>
          <table:table-cell table:style-name="ce64" office:value-type="currency" office:currency="USD" office:value="10604" calcext:value-type="currency">
            <text:p>$10,604.00</text:p>
          </table:table-cell>
          <table:table-cell table:style-name="ce64" table:formula="of:=[.E325]-[.B325]" office:value-type="currency" office:currency="USD" office:value="115" calcext:value-type="currency">
            <text:p>$115.00</text:p>
          </table:table-cell>
          <table:table-cell table:style-name="ce17" table:formula="of:=[.E325]/[.D325]" office:value-type="float" office:value="1.31635135806147" calcext:value-type="float">
            <text:p>1.3163513580614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1-10</text:p>
          </table:table-cell>
          <table:table-cell table:style-name="ce8" office:value-type="currency" office:currency="USD" office:value="11199" calcext:value-type="currency">
            <text:p>$11,199.00</text:p>
          </table:table-cell>
          <table:table-cell table:style-name="ce64" office:value-type="currency" office:currency="USD" office:value="14339" calcext:value-type="currency">
            <text:p>$14,339.00</text:p>
          </table:table-cell>
          <table:table-cell table:style-name="ce64" table:formula="of:=[.C326]*0.6" office:value-type="currency" office:currency="USD" office:value="8603.4" calcext:value-type="currency">
            <text:p>$8,603.40</text:p>
          </table:table-cell>
          <table:table-cell table:style-name="ce64" office:value-type="currency" office:currency="USD" office:value="11326" calcext:value-type="currency">
            <text:p>$11,326.00</text:p>
          </table:table-cell>
          <table:table-cell table:style-name="ce64" table:formula="of:=[.E326]-[.B326]" office:value-type="currency" office:currency="USD" office:value="127" calcext:value-type="currency">
            <text:p>$127.00</text:p>
          </table:table-cell>
          <table:table-cell table:style-name="ce17" table:formula="of:=[.E326]/[.D326]" office:value-type="float" office:value="1.31645628472464" calcext:value-type="float">
            <text:p>1.3164562847246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2-13</text:p>
          </table:table-cell>
          <table:table-cell table:style-name="ce8" office:value-type="currency" office:currency="USD" office:value="11900" calcext:value-type="currency">
            <text:p>$11,900.00</text:p>
          </table:table-cell>
          <table:table-cell table:style-name="ce64" office:value-type="currency" office:currency="USD" office:value="15253" calcext:value-type="currency">
            <text:p>$15,253.00</text:p>
          </table:table-cell>
          <table:table-cell table:style-name="ce64" table:formula="of:=[.C327]*0.6" office:value-type="currency" office:currency="USD" office:value="9151.8" calcext:value-type="currency">
            <text:p>$9,151.80</text:p>
          </table:table-cell>
          <table:table-cell table:style-name="ce64" office:value-type="currency" office:currency="USD" office:value="12048" calcext:value-type="currency">
            <text:p>$12,048.00</text:p>
          </table:table-cell>
          <table:table-cell table:style-name="ce64" table:formula="of:=[.E327]-[.B327]" office:value-type="currency" office:currency="USD" office:value="148" calcext:value-type="currency">
            <text:p>$148.00</text:p>
          </table:table-cell>
          <table:table-cell table:style-name="ce17" table:formula="of:=[.E327]/[.D327]" office:value-type="float" office:value="1.31646233527831" calcext:value-type="float">
            <text:p>1.3164623352783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2-16</text:p>
          </table:table-cell>
          <table:table-cell table:style-name="ce8" office:value-type="currency" office:currency="USD" office:value="13100" calcext:value-type="currency">
            <text:p>$13,100.00</text:p>
          </table:table-cell>
          <table:table-cell table:style-name="ce64" office:value-type="currency" office:currency="USD" office:value="16747" calcext:value-type="currency">
            <text:p>$16,747.00</text:p>
          </table:table-cell>
          <table:table-cell table:style-name="ce64" table:formula="of:=[.C328]*0.6" office:value-type="currency" office:currency="USD" office:value="10048.2" calcext:value-type="currency">
            <text:p>$10,048.20</text:p>
          </table:table-cell>
          <table:table-cell table:style-name="ce64" office:value-type="currency" office:currency="USD" office:value="13228" calcext:value-type="currency">
            <text:p>$13,228.00</text:p>
          </table:table-cell>
          <table:table-cell table:style-name="ce64" table:formula="of:=[.E328]-[.B328]" office:value-type="currency" office:currency="USD" office:value="128" calcext:value-type="currency">
            <text:p>$128.00</text:p>
          </table:table-cell>
          <table:table-cell table:style-name="ce17" table:formula="of:=[.E328]/[.D328]" office:value-type="float" office:value="1.3164546884019" calcext:value-type="float">
            <text:p>1.316454688401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3-19</text:p>
          </table:table-cell>
          <table:table-cell table:style-name="ce8" office:value-type="currency" office:currency="USD" office:value="15620" calcext:value-type="currency">
            <text:p>$15,620.00</text:p>
          </table:table-cell>
          <table:table-cell table:style-name="ce64" office:value-type="currency" office:currency="USD" office:value="19947" calcext:value-type="currency">
            <text:p>$19,947.00</text:p>
          </table:table-cell>
          <table:table-cell table:style-name="ce64" table:formula="of:=[.C329]*0.6" office:value-type="currency" office:currency="USD" office:value="11968.2" calcext:value-type="currency">
            <text:p>$11,968.20</text:p>
          </table:table-cell>
          <table:table-cell table:style-name="ce64" office:value-type="currency" office:currency="USD" office:value="15754" calcext:value-type="currency">
            <text:p>$15,754.00</text:p>
          </table:table-cell>
          <table:table-cell table:style-name="ce64" table:formula="of:=[.E329]-[.B329]" office:value-type="currency" office:currency="USD" office:value="134" calcext:value-type="currency">
            <text:p>$134.00</text:p>
          </table:table-cell>
          <table:table-cell table:style-name="ce17" table:formula="of:=[.E329]/[.D329]" office:value-type="float" office:value="1.316321585535" calcext:value-type="float">
            <text:p>1.31632158553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3-22</text:p>
          </table:table-cell>
          <table:table-cell table:style-name="ce8" office:value-type="currency" office:currency="USD" office:value="16640" calcext:value-type="currency">
            <text:p>$16,640.00</text:p>
          </table:table-cell>
          <table:table-cell table:style-name="ce64" office:value-type="currency" office:currency="USD" office:value="21235" calcext:value-type="currency">
            <text:p>$21,235.00</text:p>
          </table:table-cell>
          <table:table-cell table:style-name="ce64" table:formula="of:=[.C330]*0.6" office:value-type="currency" office:currency="USD" office:value="12741" calcext:value-type="currency">
            <text:p>$12,741.00</text:p>
          </table:table-cell>
          <table:table-cell table:style-name="ce64" office:value-type="currency" office:currency="USD" office:value="16772" calcext:value-type="currency">
            <text:p>$16,772.00</text:p>
          </table:table-cell>
          <table:table-cell table:style-name="ce64" table:formula="of:=[.E330]-[.B330]" office:value-type="currency" office:currency="USD" office:value="132" calcext:value-type="currency">
            <text:p>$132.00</text:p>
          </table:table-cell>
          <table:table-cell table:style-name="ce17" table:formula="of:=[.E330]/[.D330]" office:value-type="float" office:value="1.316380189938" calcext:value-type="float">
            <text:p>1.31638018993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4-24</text:p>
          </table:table-cell>
          <table:table-cell table:style-name="ce8" office:value-type="currency" office:currency="USD" office:value="17689" calcext:value-type="currency">
            <text:p>$17,689.00</text:p>
          </table:table-cell>
          <table:table-cell table:style-name="ce64" office:value-type="currency" office:currency="USD" office:value="22534" calcext:value-type="currency">
            <text:p>$22,534.00</text:p>
          </table:table-cell>
          <table:table-cell table:style-name="ce64" table:formula="of:=[.C331]*0.6" office:value-type="currency" office:currency="USD" office:value="13520.4" calcext:value-type="currency">
            <text:p>$13,520.40</text:p>
          </table:table-cell>
          <table:table-cell table:style-name="ce64" office:value-type="currency" office:currency="USD" office:value="17797" calcext:value-type="currency">
            <text:p>$17,797.00</text:p>
          </table:table-cell>
          <table:table-cell table:style-name="ce64" table:formula="of:=[.E331]-[.B331]" office:value-type="currency" office:currency="USD" office:value="108" calcext:value-type="currency">
            <text:p>$108.00</text:p>
          </table:table-cell>
          <table:table-cell table:style-name="ce17" table:formula="of:=[.E331]/[.D331]" office:value-type="float" office:value="1.31630720984586" calcext:value-type="float">
            <text:p>1.3163072098458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W4-27</text:p>
          </table:table-cell>
          <table:table-cell table:style-name="ce8" office:value-type="currency" office:currency="USD" office:value="18817" calcext:value-type="currency">
            <text:p>$18,817.00</text:p>
          </table:table-cell>
          <table:table-cell table:style-name="ce64" office:value-type="currency" office:currency="USD" office:value="23977" calcext:value-type="currency">
            <text:p>$23,977.00</text:p>
          </table:table-cell>
          <table:table-cell table:style-name="ce64" table:formula="of:=[.C332]*0.6" office:value-type="currency" office:currency="USD" office:value="14386.2" calcext:value-type="currency">
            <text:p>$14,386.20</text:p>
          </table:table-cell>
          <table:table-cell table:style-name="ce64" office:value-type="currency" office:currency="USD" office:value="18937" calcext:value-type="currency">
            <text:p>$18,937.00</text:p>
          </table:table-cell>
          <table:table-cell table:style-name="ce64" table:formula="of:=[.E332]-[.B332]" office:value-type="currency" office:currency="USD" office:value="120" calcext:value-type="currency">
            <text:p>$120.00</text:p>
          </table:table-cell>
          <table:table-cell table:style-name="ce17" table:formula="of:=[.E332]/[.D332]" office:value-type="float" office:value="1.31633092825068" calcext:value-type="float">
            <text:p>1.3163309282506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Industrial Crossover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CS227</text:p>
          </table:table-cell>
          <table:table-cell table:style-name="ce8" office:value-type="currency" office:currency="USD" office:value="1069" calcext:value-type="currency">
            <text:p>$1,069.00</text:p>
          </table:table-cell>
          <table:table-cell table:style-name="ce64" office:value-type="currency" office:currency="USD" office:value="1131" calcext:value-type="currency">
            <text:p>$1,131.00</text:p>
          </table:table-cell>
          <table:table-cell table:style-name="ce64" table:formula="of:=[.C336]*0.6" office:value-type="currency" office:currency="USD" office:value="678.6" calcext:value-type="currency">
            <text:p>$678.60</text:p>
          </table:table-cell>
          <table:table-cell table:style-name="ce64" office:value-type="currency" office:currency="USD" office:value="1093.89" calcext:value-type="currency">
            <text:p>$1,093.89</text:p>
          </table:table-cell>
          <table:table-cell table:style-name="ce64" table:formula="of:=[.E336]-[.B336]" office:value-type="currency" office:currency="USD" office:value="24.8900000000001" calcext:value-type="currency">
            <text:p>$24.89</text:p>
          </table:table-cell>
          <table:table-cell table:style-name="ce17" table:formula="of:=[.E336]/[.D336]" office:value-type="float" office:value="1.61198054818744" calcext:value-type="float">
            <text:p>1.611980548187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327</text:p>
          </table:table-cell>
          <table:table-cell table:style-name="ce8" office:value-type="currency" office:currency="USD" office:value="1419" calcext:value-type="currency">
            <text:p>$1,419.00</text:p>
          </table:table-cell>
          <table:table-cell table:style-name="ce64" office:value-type="currency" office:currency="USD" office:value="1495" calcext:value-type="currency">
            <text:p>$1,495.00</text:p>
          </table:table-cell>
          <table:table-cell table:style-name="ce64" table:formula="of:=[.C337]*0.6" office:value-type="currency" office:currency="USD" office:value="897" calcext:value-type="currency">
            <text:p>$897.00</text:p>
          </table:table-cell>
          <table:table-cell table:style-name="ce64" office:value-type="currency" office:currency="USD" office:value="1443.56" calcext:value-type="currency">
            <text:p>$1,443.56</text:p>
          </table:table-cell>
          <table:table-cell table:style-name="ce64" table:formula="of:=[.E337]-[.B337]" office:value-type="currency" office:currency="USD" office:value="24.5599999999999" calcext:value-type="currency">
            <text:p>$24.56</text:p>
          </table:table-cell>
          <table:table-cell table:style-name="ce17" table:formula="of:=[.E337]/[.D337]" office:value-type="float" office:value="1.60931995540691" calcext:value-type="float">
            <text:p>1.6093199554069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427</text:p>
          </table:table-cell>
          <table:table-cell table:style-name="ce8" office:value-type="currency" office:currency="USD" office:value="1698" calcext:value-type="currency">
            <text:p>$1,698.00</text:p>
          </table:table-cell>
          <table:table-cell table:style-name="ce64" office:value-type="currency" office:currency="USD" office:value="1863" calcext:value-type="currency">
            <text:p>$1,863.00</text:p>
          </table:table-cell>
          <table:table-cell table:style-name="ce64" table:formula="of:=[.C338]*0.6" office:value-type="currency" office:currency="USD" office:value="1117.8" calcext:value-type="currency">
            <text:p>$1,117.80</text:p>
          </table:table-cell>
          <table:table-cell table:style-name="ce64" office:value-type="currency" office:currency="USD" office:value="1800.14" calcext:value-type="currency">
            <text:p>$1,800.14</text:p>
          </table:table-cell>
          <table:table-cell table:style-name="ce64" table:formula="of:=[.E338]-[.B338]" office:value-type="currency" office:currency="USD" office:value="102.14" calcext:value-type="currency">
            <text:p>$102.14</text:p>
          </table:table-cell>
          <table:table-cell table:style-name="ce17" table:formula="of:=[.E338]/[.D338]" office:value-type="float" office:value="1.61043120415101" calcext:value-type="float">
            <text:p>1.6104312041510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527</text:p>
          </table:table-cell>
          <table:table-cell table:style-name="ce8" office:value-type="currency" office:currency="USD" office:value="2142" calcext:value-type="currency">
            <text:p>$2,142.00</text:p>
          </table:table-cell>
          <table:table-cell table:style-name="ce64" office:value-type="currency" office:currency="USD" office:value="2235" calcext:value-type="currency">
            <text:p>$2,235.00</text:p>
          </table:table-cell>
          <table:table-cell table:style-name="ce64" table:formula="of:=[.C339]*0.6" office:value-type="currency" office:currency="USD" office:value="1341" calcext:value-type="currency">
            <text:p>$1,341.00</text:p>
          </table:table-cell>
          <table:table-cell table:style-name="ce64" office:value-type="currency" office:currency="USD" office:value="2162" calcext:value-type="currency">
            <text:p>$2,162.00</text:p>
          </table:table-cell>
          <table:table-cell table:style-name="ce64" table:formula="of:=[.E339]-[.B339]" office:value-type="currency" office:currency="USD" office:value="20" calcext:value-type="currency">
            <text:p>$20.00</text:p>
          </table:table-cell>
          <table:table-cell table:style-name="ce17" table:formula="of:=[.E339]/[.D339]" office:value-type="float" office:value="1.61222967934377" calcext:value-type="float">
            <text:p>1.6122296793437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627</text:p>
          </table:table-cell>
          <table:table-cell table:style-name="ce8" office:value-type="currency" office:currency="USD" office:value="2543" calcext:value-type="currency">
            <text:p>$2,543.00</text:p>
          </table:table-cell>
          <table:table-cell table:style-name="ce64" office:value-type="currency" office:currency="USD" office:value="2629" calcext:value-type="currency">
            <text:p>$2,629.00</text:p>
          </table:table-cell>
          <table:table-cell table:style-name="ce64" table:formula="of:=[.C340]*0.6" office:value-type="currency" office:currency="USD" office:value="1577.4" calcext:value-type="currency">
            <text:p>$1,577.40</text:p>
          </table:table-cell>
          <table:table-cell table:style-name="ce64" office:value-type="currency" office:currency="USD" office:value="2543.2" calcext:value-type="currency">
            <text:p>$2,543.20</text:p>
          </table:table-cell>
          <table:table-cell table:style-name="ce64" table:formula="of:=[.E340]-[.B340]" office:value-type="currency" office:currency="USD" office:value="0.199999999999818" calcext:value-type="currency">
            <text:p>$0.20</text:p>
          </table:table-cell>
          <table:table-cell table:style-name="ce17" table:formula="of:=[.E340]/[.D340]" office:value-type="float" office:value="1.61227336122734" calcext:value-type="float">
            <text:p>1.6122733612273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727</text:p>
          </table:table-cell>
          <table:table-cell table:style-name="ce8" office:value-type="currency" office:currency="USD" office:value="2936" calcext:value-type="currency">
            <text:p>$2,936.00</text:p>
          </table:table-cell>
          <table:table-cell table:style-name="ce64" office:value-type="currency" office:currency="USD" office:value="3060" calcext:value-type="currency">
            <text:p>$3,060.00</text:p>
          </table:table-cell>
          <table:table-cell table:style-name="ce64" table:formula="of:=[.C341]*0.6" office:value-type="currency" office:currency="USD" office:value="1836" calcext:value-type="currency">
            <text:p>$1,836.00</text:p>
          </table:table-cell>
          <table:table-cell table:style-name="ce64" office:value-type="currency" office:currency="USD" office:value="2956.16" calcext:value-type="currency">
            <text:p>$2,956.16</text:p>
          </table:table-cell>
          <table:table-cell table:style-name="ce64" table:formula="of:=[.E341]-[.B341]" office:value-type="currency" office:currency="USD" office:value="20.1599999999999" calcext:value-type="currency">
            <text:p>$20.16</text:p>
          </table:table-cell>
          <table:table-cell table:style-name="ce17" table:formula="of:=[.E341]/[.D341]" office:value-type="float" office:value="1.61010893246187" calcext:value-type="float">
            <text:p>1.6101089324618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231</text:p>
          </table:table-cell>
          <table:table-cell table:style-name="ce8" office:value-type="currency" office:currency="USD" office:value="1222" calcext:value-type="currency">
            <text:p>$1,222.00</text:p>
          </table:table-cell>
          <table:table-cell table:style-name="ce64" office:value-type="currency" office:currency="USD" office:value="1288" calcext:value-type="currency">
            <text:p>$1,288.00</text:p>
          </table:table-cell>
          <table:table-cell table:style-name="ce64" table:formula="of:=[.C342]*0.6" office:value-type="currency" office:currency="USD" office:value="772.8" calcext:value-type="currency">
            <text:p>$772.80</text:p>
          </table:table-cell>
          <table:table-cell table:style-name="ce64" office:value-type="currency" office:currency="USD" office:value="1242.27" calcext:value-type="currency">
            <text:p>$1,242.27</text:p>
          </table:table-cell>
          <table:table-cell table:style-name="ce64" table:formula="of:=[.E342]-[.B342]" office:value-type="currency" office:currency="USD" office:value="20.27" calcext:value-type="currency">
            <text:p>$20.27</text:p>
          </table:table-cell>
          <table:table-cell table:style-name="ce17" table:formula="of:=[.E342]/[.D342]" office:value-type="float" office:value="1.60749223602484" calcext:value-type="float">
            <text:p>1.607492236024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331</text:p>
          </table:table-cell>
          <table:table-cell table:style-name="ce8" office:value-type="currency" office:currency="USD" office:value="1636" calcext:value-type="currency">
            <text:p>$1,636.00</text:p>
          </table:table-cell>
          <table:table-cell table:style-name="ce64" office:value-type="currency" office:currency="USD" office:value="1715" calcext:value-type="currency">
            <text:p>$1,715.00</text:p>
          </table:table-cell>
          <table:table-cell table:style-name="ce64" table:formula="of:=[.C343]*0.6" office:value-type="currency" office:currency="USD" office:value="1029" calcext:value-type="currency">
            <text:p>$1,029.00</text:p>
          </table:table-cell>
          <table:table-cell table:style-name="ce64" office:value-type="currency" office:currency="USD" office:value="1656.37" calcext:value-type="currency">
            <text:p>$1,656.37</text:p>
          </table:table-cell>
          <table:table-cell table:style-name="ce64" table:formula="of:=[.E343]-[.B343]" office:value-type="currency" office:currency="USD" office:value="20.3699999999999" calcext:value-type="currency">
            <text:p>$20.37</text:p>
          </table:table-cell>
          <table:table-cell table:style-name="ce17" table:formula="of:=[.E343]/[.D343]" office:value-type="float" office:value="1.60968901846453" calcext:value-type="float">
            <text:p>1.6096890184645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431</text:p>
          </table:table-cell>
          <table:table-cell table:style-name="ce8" office:value-type="currency" office:currency="USD" office:value="2056" calcext:value-type="currency">
            <text:p>$2,056.00</text:p>
          </table:table-cell>
          <table:table-cell table:style-name="ce64" office:value-type="currency" office:currency="USD" office:value="2146" calcext:value-type="currency">
            <text:p>$2,146.00</text:p>
          </table:table-cell>
          <table:table-cell table:style-name="ce64" table:formula="of:=[.C344]*0.6" office:value-type="currency" office:currency="USD" office:value="1287.6" calcext:value-type="currency">
            <text:p>$1,287.60</text:p>
          </table:table-cell>
          <table:table-cell table:style-name="ce64" office:value-type="currency" office:currency="USD" office:value="2076.2" calcext:value-type="currency">
            <text:p>$2,076.20</text:p>
          </table:table-cell>
          <table:table-cell table:style-name="ce64" table:formula="of:=[.E344]-[.B344]" office:value-type="currency" office:currency="USD" office:value="20.1999999999998" calcext:value-type="currency">
            <text:p>$20.20</text:p>
          </table:table-cell>
          <table:table-cell table:style-name="ce17" table:formula="of:=[.E344]/[.D344]" office:value-type="float" office:value="1.61245728487108" calcext:value-type="float">
            <text:p>1.612457284871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531</text:p>
          </table:table-cell>
          <table:table-cell table:style-name="ce8" office:value-type="currency" office:currency="USD" office:value="2610" calcext:value-type="currency">
            <text:p>$2,610.00</text:p>
          </table:table-cell>
          <table:table-cell table:style-name="ce64" office:value-type="currency" office:currency="USD" office:value="2576" calcext:value-type="currency">
            <text:p>$2,576.00</text:p>
          </table:table-cell>
          <table:table-cell table:style-name="ce64" table:formula="of:=[.C345]*0.6" office:value-type="currency" office:currency="USD" office:value="1545.6" calcext:value-type="currency">
            <text:p>$1,545.60</text:p>
          </table:table-cell>
          <table:table-cell table:style-name="ce64" office:value-type="currency" office:currency="USD" office:value="2630.36" calcext:value-type="currency">
            <text:p>$2,630.36</text:p>
          </table:table-cell>
          <table:table-cell table:style-name="ce64" table:formula="of:=[.E345]-[.B345]" office:value-type="currency" office:currency="USD" office:value="20.3600000000001" calcext:value-type="currency">
            <text:p>$20.36</text:p>
          </table:table-cell>
          <table:table-cell table:style-name="ce17" table:formula="of:=[.E345]/[.D345]" office:value-type="float" office:value="1.70183747412008" calcext:value-type="float">
            <text:p>1.701837474120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631</text:p>
          </table:table-cell>
          <table:table-cell table:style-name="ce8" office:value-type="currency" office:currency="USD" office:value="2913" calcext:value-type="currency">
            <text:p>$2,913.00</text:p>
          </table:table-cell>
          <table:table-cell table:style-name="ce64" office:value-type="currency" office:currency="USD" office:value="3035" calcext:value-type="currency">
            <text:p>$3,035.00</text:p>
          </table:table-cell>
          <table:table-cell table:style-name="ce64" table:formula="of:=[.C346]*0.6" office:value-type="currency" office:currency="USD" office:value="1821" calcext:value-type="currency">
            <text:p>$1,821.00</text:p>
          </table:table-cell>
          <table:table-cell table:style-name="ce64" office:value-type="currency" office:currency="USD" office:value="2933.14" calcext:value-type="currency">
            <text:p>$2,933.14</text:p>
          </table:table-cell>
          <table:table-cell table:style-name="ce64" table:formula="of:=[.E346]-[.B346]" office:value-type="currency" office:currency="USD" office:value="20.1399999999999" calcext:value-type="currency">
            <text:p>$20.14</text:p>
          </table:table-cell>
          <table:table-cell table:style-name="ce17" table:formula="of:=[.E346]/[.D346]" office:value-type="float" office:value="1.61073036792971" calcext:value-type="float">
            <text:p>1.6107303679297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731</text:p>
          </table:table-cell>
          <table:table-cell table:style-name="ce8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3534" calcext:value-type="currency">
            <text:p>$3,534.00</text:p>
          </table:table-cell>
          <table:table-cell table:style-name="ce64" table:formula="of:=[.C347]*0.6" office:value-type="currency" office:currency="USD" office:value="2120.4" calcext:value-type="currency">
            <text:p>$2,120.40</text:p>
          </table:table-cell>
          <table:table-cell table:style-name="ce64" office:value-type="currency" office:currency="USD" office:value="3416.25" calcext:value-type="currency">
            <text:p>$3,416.25</text:p>
          </table:table-cell>
          <table:table-cell table:style-name="ce64" table:formula="of:=[.E347]-[.B347]" office:value-type="currency" office:currency="USD" office:value="26.25" calcext:value-type="currency">
            <text:p>$26.25</text:p>
          </table:table-cell>
          <table:table-cell table:style-name="ce17" table:formula="of:=[.E347]/[.D347]" office:value-type="float" office:value="1.61113469156763" calcext:value-type="float">
            <text:p>1.6111346915676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238</text:p>
          </table:table-cell>
          <table:table-cell table:style-name="ce8" office:value-type="currency" office:currency="USD" office:value="1348" calcext:value-type="currency">
            <text:p>$1,348.00</text:p>
          </table:table-cell>
          <table:table-cell table:style-name="ce64" office:value-type="currency" office:currency="USD" office:value="1417" calcext:value-type="currency">
            <text:p>$1,417.00</text:p>
          </table:table-cell>
          <table:table-cell table:style-name="ce64" table:formula="of:=[.C348]*0.6" office:value-type="currency" office:currency="USD" office:value="850.2" calcext:value-type="currency">
            <text:p>$850.20</text:p>
          </table:table-cell>
          <table:table-cell table:style-name="ce64" office:value-type="currency" office:currency="USD" office:value="1368.81" calcext:value-type="currency">
            <text:p>$1,368.81</text:p>
          </table:table-cell>
          <table:table-cell table:style-name="ce64" table:formula="of:=[.E348]-[.B348]" office:value-type="currency" office:currency="USD" office:value="20.8099999999999" calcext:value-type="currency">
            <text:p>$20.81</text:p>
          </table:table-cell>
          <table:table-cell table:style-name="ce17" table:formula="of:=[.E348]/[.D348]" office:value-type="float" office:value="1.60998588567396" calcext:value-type="float">
            <text:p>1.6099858856739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338</text:p>
          </table:table-cell>
          <table:table-cell table:style-name="ce8" office:value-type="currency" office:currency="USD" office:value="1807" calcext:value-type="currency">
            <text:p>$1,807.00</text:p>
          </table:table-cell>
          <table:table-cell table:style-name="ce64" office:value-type="currency" office:currency="USD" office:value="1893" calcext:value-type="currency">
            <text:p>$1,893.00</text:p>
          </table:table-cell>
          <table:table-cell table:style-name="ce64" table:formula="of:=[.C349]*0.6" office:value-type="currency" office:currency="USD" office:value="1135.8" calcext:value-type="currency">
            <text:p>$1,135.80</text:p>
          </table:table-cell>
          <table:table-cell table:style-name="ce64" office:value-type="currency" office:currency="USD" office:value="1828.89" calcext:value-type="currency">
            <text:p>$1,828.89</text:p>
          </table:table-cell>
          <table:table-cell table:style-name="ce64" table:formula="of:=[.E349]-[.B349]" office:value-type="currency" office:currency="USD" office:value="21.8900000000001" calcext:value-type="currency">
            <text:p>$21.89</text:p>
          </table:table-cell>
          <table:table-cell table:style-name="ce17" table:formula="of:=[.E349]/[.D349]" office:value-type="float" office:value="1.61022187004754" calcext:value-type="float">
            <text:p>1.6102218700475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438</text:p>
          </table:table-cell>
          <table:table-cell table:style-name="ce8" office:value-type="currency" office:currency="USD" office:value="2319" calcext:value-type="currency">
            <text:p>$2,319.00</text:p>
          </table:table-cell>
          <table:table-cell table:style-name="ce64" office:value-type="currency" office:currency="USD" office:value="2424" calcext:value-type="currency">
            <text:p>$2,424.00</text:p>
          </table:table-cell>
          <table:table-cell table:style-name="ce64" table:formula="of:=[.C350]*0.6" office:value-type="currency" office:currency="USD" office:value="1454.4" calcext:value-type="currency">
            <text:p>$1,454.40</text:p>
          </table:table-cell>
          <table:table-cell table:style-name="ce64" office:value-type="currency" office:currency="USD" office:value="2340.77" calcext:value-type="currency">
            <text:p>$2,340.77</text:p>
          </table:table-cell>
          <table:table-cell table:style-name="ce64" table:formula="of:=[.E350]-[.B350]" office:value-type="currency" office:currency="USD" office:value="21.77" calcext:value-type="currency">
            <text:p>$21.77</text:p>
          </table:table-cell>
          <table:table-cell table:style-name="ce17" table:formula="of:=[.E350]/[.D350]" office:value-type="float" office:value="1.6094403190319" calcext:value-type="float">
            <text:p>1.609440319031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538</text:p>
          </table:table-cell>
          <table:table-cell table:style-name="ce8" office:value-type="currency" office:currency="USD" office:value="2739" calcext:value-type="currency">
            <text:p>$2,739.00</text:p>
          </table:table-cell>
          <table:table-cell table:style-name="ce64" office:value-type="currency" office:currency="USD" office:value="2857" calcext:value-type="currency">
            <text:p>$2,857.00</text:p>
          </table:table-cell>
          <table:table-cell table:style-name="ce64" table:formula="of:=[.C351]*0.6" office:value-type="currency" office:currency="USD" office:value="1714.2" calcext:value-type="currency">
            <text:p>$1,714.20</text:p>
          </table:table-cell>
          <table:table-cell table:style-name="ce64" office:value-type="currency" office:currency="USD" office:value="2760.6" calcext:value-type="currency">
            <text:p>$2,760.60</text:p>
          </table:table-cell>
          <table:table-cell table:style-name="ce64" table:formula="of:=[.E351]-[.B351]" office:value-type="currency" office:currency="USD" office:value="21.5999999999999" calcext:value-type="currency">
            <text:p>$21.60</text:p>
          </table:table-cell>
          <table:table-cell table:style-name="ce17" table:formula="of:=[.E351]/[.D351]" office:value-type="float" office:value="1.61043052152608" calcext:value-type="float">
            <text:p>1.610430521526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638</text:p>
          </table:table-cell>
          <table:table-cell table:style-name="ce8" office:value-type="currency" office:currency="USD" office:value="3239" calcext:value-type="currency">
            <text:p>$3,239.00</text:p>
          </table:table-cell>
          <table:table-cell table:style-name="ce64" office:value-type="currency" office:currency="USD" office:value="3372" calcext:value-type="currency">
            <text:p>$3,372.00</text:p>
          </table:table-cell>
          <table:table-cell table:style-name="ce64" table:formula="of:=[.C352]*0.6" office:value-type="currency" office:currency="USD" office:value="2023.2" calcext:value-type="currency">
            <text:p>$2,023.20</text:p>
          </table:table-cell>
          <table:table-cell table:style-name="ce64" office:value-type="currency" office:currency="USD" office:value="3260.97" calcext:value-type="currency">
            <text:p>$3,260.97</text:p>
          </table:table-cell>
          <table:table-cell table:style-name="ce64" table:formula="of:=[.E352]-[.B352]" office:value-type="currency" office:currency="USD" office:value="21.9699999999998" calcext:value-type="currency">
            <text:p>$21.97</text:p>
          </table:table-cell>
          <table:table-cell table:style-name="ce17" table:formula="of:=[.E352]/[.D352]" office:value-type="float" office:value="1.61178825622776" calcext:value-type="float">
            <text:p>1.6117882562277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S738</text:p>
          </table:table-cell>
          <table:table-cell table:style-name="ce8" office:value-type="currency" office:currency="USD" office:value="3775" calcext:value-type="currency">
            <text:p>$3,775.00</text:p>
          </table:table-cell>
          <table:table-cell table:style-name="ce64" office:value-type="currency" office:currency="USD" office:value="3924" calcext:value-type="currency">
            <text:p>$3,924.00</text:p>
          </table:table-cell>
          <table:table-cell table:style-name="ce64" table:formula="of:=[.C353]*0.6" office:value-type="currency" office:currency="USD" office:value="2354.4" calcext:value-type="currency">
            <text:p>$2,354.40</text:p>
          </table:table-cell>
          <table:table-cell table:style-name="ce64" office:value-type="currency" office:currency="USD" office:value="3795.84" calcext:value-type="currency">
            <text:p>$3,795.84</text:p>
          </table:table-cell>
          <table:table-cell table:style-name="ce64" table:formula="of:=[.E353]-[.B353]" office:value-type="currency" office:currency="USD" office:value="20.8400000000001" calcext:value-type="currency">
            <text:p>$20.84</text:p>
          </table:table-cell>
          <table:table-cell table:style-name="ce17" table:formula="of:=[.E353]/[.D353]" office:value-type="float" office:value="1.61223241590214" calcext:value-type="float">
            <text:p>1.6122324159021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227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C354]*0.6" office:value-type="currency" office:currency="USD" office:value="226.8" calcext:value-type="currency">
            <text:p>$226.80</text:p>
          </table:table-cell>
          <table:table-cell table:style-name="ce64" office:value-type="currency" office:currency="USD" office:value="364.63" calcext:value-type="currency">
            <text:p>$364.63</text:p>
          </table:table-cell>
          <table:table-cell table:style-name="ce64" table:formula="of:=[.E354]-[.B354]" office:value-type="currency" office:currency="USD" office:value="17.63" calcext:value-type="currency">
            <text:p>$17.63</text:p>
          </table:table-cell>
          <table:table-cell table:style-name="ce17" table:formula="of:=[.E354]/[.D354]" office:value-type="float" office:value="1.60771604938272" calcext:value-type="float">
            <text:p>1.6077160493827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327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style-name="ce64" office:value-type="currency" office:currency="USD" office:value="556" calcext:value-type="currency">
            <text:p>$556.00</text:p>
          </table:table-cell>
          <table:table-cell table:style-name="ce64" table:formula="of:=[.C355]*0.6" office:value-type="currency" office:currency="USD" office:value="333.6" calcext:value-type="currency">
            <text:p>$333.60</text:p>
          </table:table-cell>
          <table:table-cell table:style-name="ce64" office:value-type="currency" office:currency="USD" office:value="534.87" calcext:value-type="currency">
            <text:p>$534.87</text:p>
          </table:table-cell>
          <table:table-cell table:style-name="ce64" table:formula="of:=[.E355]-[.B355]" office:value-type="currency" office:currency="USD" office:value="20.87" calcext:value-type="currency">
            <text:p>$20.87</text:p>
          </table:table-cell>
          <table:table-cell table:style-name="ce17" table:formula="of:=[.E355]/[.D355]" office:value-type="float" office:value="1.6033273381295" calcext:value-type="float">
            <text:p>1.603327338129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427</text:p>
          </table:table-cell>
          <table:table-cell table:style-name="ce8" office:value-type="currency" office:currency="USD" office:value="609" calcext:value-type="currency">
            <text:p>$609.00</text:p>
          </table:table-cell>
          <table:table-cell table:style-name="ce64" office:value-type="currency" office:currency="USD" office:value="661" calcext:value-type="currency">
            <text:p>$661.00</text:p>
          </table:table-cell>
          <table:table-cell table:style-name="ce64" table:formula="of:=[.C356]*0.6" office:value-type="currency" office:currency="USD" office:value="396.6" calcext:value-type="currency">
            <text:p>$396.60</text:p>
          </table:table-cell>
          <table:table-cell table:style-name="ce64" office:value-type="currency" office:currency="USD" office:value="638.39" calcext:value-type="currency">
            <text:p>$638.39</text:p>
          </table:table-cell>
          <table:table-cell table:style-name="ce64" table:formula="of:=[.E356]-[.B356]" office:value-type="currency" office:currency="USD" office:value="29.39" calcext:value-type="currency">
            <text:p>$29.39</text:p>
          </table:table-cell>
          <table:table-cell table:style-name="ce17" table:formula="of:=[.E356]/[.D356]" office:value-type="float" office:value="1.60965708522441" calcext:value-type="float">
            <text:p>1.6096570852244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527</text:p>
          </table:table-cell>
          <table:table-cell table:style-name="ce8" office:value-type="currency" office:currency="USD" office:value="678" calcext:value-type="currency">
            <text:p>$678.00</text:p>
          </table:table-cell>
          <table:table-cell table:style-name="ce64" office:value-type="currency" office:currency="USD" office:value="744" calcext:value-type="currency">
            <text:p>$744.00</text:p>
          </table:table-cell>
          <table:table-cell table:style-name="ce64" table:formula="of:=[.C357]*0.6" office:value-type="currency" office:currency="USD" office:value="446.4" calcext:value-type="currency">
            <text:p>$446.40</text:p>
          </table:table-cell>
          <table:table-cell table:style-name="ce64" office:value-type="currency" office:currency="USD" office:value="718.93" calcext:value-type="currency">
            <text:p>$718.93</text:p>
          </table:table-cell>
          <table:table-cell table:style-name="ce64" table:formula="of:=[.E357]-[.B357]" office:value-type="currency" office:currency="USD" office:value="40.9299999999999" calcext:value-type="currency">
            <text:p>$40.93</text:p>
          </table:table-cell>
          <table:table-cell table:style-name="ce17" table:formula="of:=[.E357]/[.D357]" office:value-type="float" office:value="1.61050627240143" calcext:value-type="float">
            <text:p>1.6105062724014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627</text:p>
          </table:table-cell>
          <table:table-cell table:style-name="ce8" office:value-type="currency" office:currency="USD" office:value="767" calcext:value-type="currency">
            <text:p>$767.00</text:p>
          </table:table-cell>
          <table:table-cell table:style-name="ce64" office:value-type="currency" office:currency="USD" office:value="846" calcext:value-type="currency">
            <text:p>$846.00</text:p>
          </table:table-cell>
          <table:table-cell table:style-name="ce64" table:formula="of:=[.C358]*0.6" office:value-type="currency" office:currency="USD" office:value="507.6" calcext:value-type="currency">
            <text:p>$507.60</text:p>
          </table:table-cell>
          <table:table-cell table:style-name="ce64" office:value-type="currency" office:currency="USD" office:value="816.69" calcext:value-type="currency">
            <text:p>$816.69</text:p>
          </table:table-cell>
          <table:table-cell table:style-name="ce64" table:formula="of:=[.E358]-[.B358]" office:value-type="currency" office:currency="USD" office:value="49.6900000000001" calcext:value-type="currency">
            <text:p>$49.69</text:p>
          </table:table-cell>
          <table:table-cell table:style-name="ce17" table:formula="of:=[.E358]/[.D358]" office:value-type="float" office:value="1.6089243498818" calcext:value-type="float">
            <text:p>1.608924349881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231</text:p>
          </table:table-cell>
          <table:table-cell table:style-name="ce8" office:value-type="currency" office:currency="USD" office:value="473" calcext:value-type="currency">
            <text:p>$473.00</text:p>
          </table:table-cell>
          <table:table-cell table:style-name="ce64" office:value-type="currency" office:currency="USD" office:value="507" calcext:value-type="currency">
            <text:p>$507.00</text:p>
          </table:table-cell>
          <table:table-cell table:style-name="ce64" table:formula="of:=[.C359]*0.6" office:value-type="currency" office:currency="USD" office:value="304.2" calcext:value-type="currency">
            <text:p>$304.20</text:p>
          </table:table-cell>
          <table:table-cell table:style-name="ce64" office:value-type="currency" office:currency="USD" office:value="488.84" calcext:value-type="currency">
            <text:p>$488.84</text:p>
          </table:table-cell>
          <table:table-cell table:style-name="ce64" table:formula="of:=[.E359]-[.B359]" office:value-type="currency" office:currency="USD" office:value="15.84" calcext:value-type="currency">
            <text:p>$15.84</text:p>
          </table:table-cell>
          <table:table-cell table:style-name="ce17" table:formula="of:=[.E359]/[.D359]" office:value-type="float" office:value="1.60696909927679" calcext:value-type="float">
            <text:p>1.6069690992767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331</text:p>
          </table:table-cell>
          <table:table-cell table:style-name="ce8" office:value-type="currency" office:currency="USD" office:value="549" calcext:value-type="currency">
            <text:p>$549.00</text:p>
          </table:table-cell>
          <table:table-cell table:style-name="ce64" office:value-type="currency" office:currency="USD" office:value="602" calcext:value-type="currency">
            <text:p>$602.00</text:p>
          </table:table-cell>
          <table:table-cell table:style-name="ce64" table:formula="of:=[.C360]*0.6" office:value-type="currency" office:currency="USD" office:value="361.2" calcext:value-type="currency">
            <text:p>$361.20</text:p>
          </table:table-cell>
          <table:table-cell table:style-name="ce64" office:value-type="currency" office:currency="USD" office:value="582.02" calcext:value-type="currency">
            <text:p>$582.02</text:p>
          </table:table-cell>
          <table:table-cell table:style-name="ce64" table:formula="of:=[.E360]-[.B360]" office:value-type="currency" office:currency="USD" office:value="33.02" calcext:value-type="currency">
            <text:p>$33.02</text:p>
          </table:table-cell>
          <table:table-cell table:style-name="ce17" table:formula="of:=[.E360]/[.D360]" office:value-type="float" office:value="1.61135105204873" calcext:value-type="float">
            <text:p>1.6113510520487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431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 office:value-type="currency" office:currency="USD" office:value="700" calcext:value-type="currency">
            <text:p>$700.00</text:p>
          </table:table-cell>
          <table:table-cell table:style-name="ce64" table:formula="of:=[.C361]*0.6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672.91" calcext:value-type="currency">
            <text:p>$672.91</text:p>
          </table:table-cell>
          <table:table-cell table:style-name="ce64" table:formula="of:=[.E361]-[.B361]" office:value-type="currency" office:currency="USD" office:value="37.91" calcext:value-type="currency">
            <text:p>$37.91</text:p>
          </table:table-cell>
          <table:table-cell table:style-name="ce17" table:formula="of:=[.E361]/[.D361]" office:value-type="float" office:value="1.60216666666667" calcext:value-type="float">
            <text:p>1.6021666666666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531</text:p>
          </table:table-cell>
          <table:table-cell table:style-name="ce8" office:value-type="currency" office:currency="USD" office:value="718" calcext:value-type="currency">
            <text:p>$718.00</text:p>
          </table:table-cell>
          <table:table-cell table:style-name="ce64" office:value-type="currency" office:currency="USD" office:value="796" calcext:value-type="currency">
            <text:p>$796.00</text:p>
          </table:table-cell>
          <table:table-cell table:style-name="ce64" table:formula="of:=[.C362]*0.6" office:value-type="currency" office:currency="USD" office:value="477.6" calcext:value-type="currency">
            <text:p>$477.60</text:p>
          </table:table-cell>
          <table:table-cell table:style-name="ce64" office:value-type="currency" office:currency="USD" office:value="770.7" calcext:value-type="currency">
            <text:p>$770.70</text:p>
          </table:table-cell>
          <table:table-cell table:style-name="ce64" table:formula="of:=[.E362]-[.B362]" office:value-type="currency" office:currency="USD" office:value="52.7000000000001" calcext:value-type="currency">
            <text:p>$52.70</text:p>
          </table:table-cell>
          <table:table-cell table:style-name="ce17" table:formula="of:=[.E362]/[.D362]" office:value-type="float" office:value="1.61369346733668" calcext:value-type="float">
            <text:p>1.6136934673366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631</text:p>
          </table:table-cell>
          <table:table-cell table:style-name="ce8" office:value-type="currency" office:currency="USD" office:value="818" calcext:value-type="currency">
            <text:p>$818.00</text:p>
          </table:table-cell>
          <table:table-cell table:style-name="ce64" office:value-type="currency" office:currency="USD" office:value="911" calcext:value-type="currency">
            <text:p>$911.00</text:p>
          </table:table-cell>
          <table:table-cell table:style-name="ce64" table:formula="of:=[.C363]*0.6" office:value-type="currency" office:currency="USD" office:value="546.6" calcext:value-type="currency">
            <text:p>$546.60</text:p>
          </table:table-cell>
          <table:table-cell table:style-name="ce64" office:value-type="currency" office:currency="USD" office:value="879.96" calcext:value-type="currency">
            <text:p>$879.96</text:p>
          </table:table-cell>
          <table:table-cell table:style-name="ce64" table:formula="of:=[.E363]-[.B363]" office:value-type="currency" office:currency="USD" office:value="61.96" calcext:value-type="currency">
            <text:p>$61.96</text:p>
          </table:table-cell>
          <table:table-cell table:style-name="ce17" table:formula="of:=[.E363]/[.D363]" office:value-type="float" office:value="1.60987925356751" calcext:value-type="float">
            <text:p>1.6098792535675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238</text:p>
          </table:table-cell>
          <table:table-cell table:style-name="ce8" office:value-type="currency" office:currency="USD" office:value="503" calcext:value-type="currency">
            <text:p>$503.00</text:p>
          </table:table-cell>
          <table:table-cell table:style-name="ce64" office:value-type="currency" office:currency="USD" office:value="549" calcext:value-type="currency">
            <text:p>$549.00</text:p>
          </table:table-cell>
          <table:table-cell table:style-name="ce64" table:formula="of:=[.C364]*0.6" office:value-type="currency" office:currency="USD" office:value="329.4" calcext:value-type="currency">
            <text:p>$329.40</text:p>
          </table:table-cell>
          <table:table-cell table:style-name="ce64" office:value-type="currency" office:currency="USD" office:value="529.11" calcext:value-type="currency">
            <text:p>$529.11</text:p>
          </table:table-cell>
          <table:table-cell table:style-name="ce64" table:formula="of:=[.E364]-[.B364]" office:value-type="currency" office:currency="USD" office:value="26.11" calcext:value-type="currency">
            <text:p>$26.11</text:p>
          </table:table-cell>
          <table:table-cell table:style-name="ce17" table:formula="of:=[.E364]/[.D364]" office:value-type="float" office:value="1.60628415300546" calcext:value-type="float">
            <text:p>1.6062841530054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338</text:p>
          </table:table-cell>
          <table:table-cell table:style-name="ce8" office:value-type="currency" office:currency="USD" office:value="593" calcext:value-type="currency">
            <text:p>$593.00</text:p>
          </table:table-cell>
          <table:table-cell table:style-name="ce64" office:value-type="currency" office:currency="USD" office:value="652" calcext:value-type="currency">
            <text:p>$652.00</text:p>
          </table:table-cell>
          <table:table-cell table:style-name="ce64" table:formula="of:=[.C365]*0.6" office:value-type="currency" office:currency="USD" office:value="391.2" calcext:value-type="currency">
            <text:p>$391.20</text:p>
          </table:table-cell>
          <table:table-cell table:style-name="ce64" office:value-type="currency" office:currency="USD" office:value="632.63" calcext:value-type="currency">
            <text:p>$632.63</text:p>
          </table:table-cell>
          <table:table-cell table:style-name="ce64" table:formula="of:=[.E365]-[.B365]" office:value-type="currency" office:currency="USD" office:value="39.63" calcext:value-type="currency">
            <text:p>$39.63</text:p>
          </table:table-cell>
          <table:table-cell table:style-name="ce17" table:formula="of:=[.E365]/[.D365]" office:value-type="float" office:value="1.61715235173824" calcext:value-type="float">
            <text:p>1.617152351738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438</text:p>
          </table:table-cell>
          <table:table-cell table:style-name="ce8" office:value-type="currency" office:currency="USD" office:value="688" calcext:value-type="currency">
            <text:p>$688.0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table:formula="of:=[.C366]*0.6" office:value-type="currency" office:currency="USD" office:value="456" calcext:value-type="currency">
            <text:p>$456.00</text:p>
          </table:table-cell>
          <table:table-cell table:style-name="ce64" office:value-type="currency" office:currency="USD" office:value="730.41" calcext:value-type="currency">
            <text:p>$730.41</text:p>
          </table:table-cell>
          <table:table-cell table:style-name="ce64" table:formula="of:=[.E366]-[.B366]" office:value-type="currency" office:currency="USD" office:value="42.41" calcext:value-type="currency">
            <text:p>$42.41</text:p>
          </table:table-cell>
          <table:table-cell table:style-name="ce17" table:formula="of:=[.E366]/[.D366]" office:value-type="float" office:value="1.60177631578947" calcext:value-type="float">
            <text:p>1.6017763157894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538</text:p>
          </table:table-cell>
          <table:table-cell table:style-name="ce8" office:value-type="currency" office:currency="USD" office:value="801" calcext:value-type="currency">
            <text:p>$801.00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C367]*0.6" office:value-type="currency" office:currency="USD" office:value="534" calcext:value-type="currency">
            <text:p>$534.00</text:p>
          </table:table-cell>
          <table:table-cell table:style-name="ce64" office:value-type="currency" office:currency="USD" office:value="856.94" calcext:value-type="currency">
            <text:p>$856.94</text:p>
          </table:table-cell>
          <table:table-cell table:style-name="ce64" table:formula="of:=[.E367]-[.B367]" office:value-type="currency" office:currency="USD" office:value="55.9400000000001" calcext:value-type="currency">
            <text:p>$55.94</text:p>
          </table:table-cell>
          <table:table-cell table:style-name="ce17" table:formula="of:=[.E367]/[.D367]" office:value-type="float" office:value="1.60475655430712" calcext:value-type="float">
            <text:p>1.6047565543071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CB638</text:p>
          </table:table-cell>
          <table:table-cell table:style-name="ce8" office:value-type="currency" office:currency="USD" office:value="886" calcext:value-type="currency">
            <text:p>$886.00</text:p>
          </table:table-cell>
          <table:table-cell table:style-name="ce64" office:value-type="currency" office:currency="USD" office:value="989" calcext:value-type="currency">
            <text:p>$989.00</text:p>
          </table:table-cell>
          <table:table-cell table:style-name="ce64" table:formula="of:=[.C368]*0.6" office:value-type="currency" office:currency="USD" office:value="593.4" calcext:value-type="currency">
            <text:p>$593.40</text:p>
          </table:table-cell>
          <table:table-cell table:style-name="ce64" office:value-type="currency" office:currency="USD" office:value="960.46" calcext:value-type="currency">
            <text:p>$960.46</text:p>
          </table:table-cell>
          <table:table-cell table:style-name="ce64" table:formula="of:=[.E368]-[.B368]" office:value-type="currency" office:currency="USD" office:value="74.46" calcext:value-type="currency">
            <text:p>$74.46</text:p>
          </table:table-cell>
          <table:table-cell table:style-name="ce17" table:formula="of:=[.E368]/[.D368]" office:value-type="float" office:value="1.6185709470846" calcext:value-type="float">
            <text:p>1.618570947084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Lock-N-Stock and Modified Lock-N-Stock Step Ladder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LS2247</text:p>
          </table:table-cell>
          <table:table-cell table:style-name="ce8" office:value-type="currency" office:currency="USD" office:value="144" calcext:value-type="currency">
            <text:p>$144.00</text:p>
          </table:table-cell>
          <table:table-cell table:style-name="ce64" office:value-type="currency" office:currency="USD" office:value="229" calcext:value-type="currency">
            <text:p>$229.00</text:p>
          </table:table-cell>
          <table:table-cell table:style-name="ce64" table:formula="of:=[.C372]*0.54" office:value-type="currency" office:currency="USD" office:value="123.66" calcext:value-type="currency">
            <text:p>$123.66</text:p>
          </table:table-cell>
          <table:table-cell table:style-name="ce64" office:value-type="currency" office:currency="USD" office:value="148.95" calcext:value-type="currency">
            <text:p>$148.95</text:p>
          </table:table-cell>
          <table:table-cell table:style-name="ce64" table:formula="of:=[.E372]-[.B372]" office:value-type="currency" office:currency="USD" office:value="4.94999999999999" calcext:value-type="currency">
            <text:p>$4.95</text:p>
          </table:table-cell>
          <table:table-cell table:style-name="ce17" table:formula="of:=[.E372]/[.D372]" office:value-type="float" office:value="1.20451237263464" calcext:value-type="float">
            <text:p>1.2045123726346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LS3247</text:p>
          </table:table-cell>
          <table:table-cell table:style-name="ce8" office:value-type="currency" office:currency="USD" office:value="179" calcext:value-type="currency">
            <text:p>$179.00</text:p>
          </table:table-cell>
          <table:table-cell table:style-name="ce64" office:value-type="currency" office:currency="USD" office:value="297" calcext:value-type="currency">
            <text:p>$297.00</text:p>
          </table:table-cell>
          <table:table-cell table:style-name="ce64" table:formula="of:=[.C373]*0.54" office:value-type="currency" office:currency="USD" office:value="160.38" calcext:value-type="currency">
            <text:p>$160.38</text:p>
          </table:table-cell>
          <table:table-cell table:style-name="ce64" office:value-type="currency" office:currency="USD" office:value="184.95" calcext:value-type="currency">
            <text:p>$184.95</text:p>
          </table:table-cell>
          <table:table-cell table:style-name="ce64" table:formula="of:=[.E373]-[.B373]" office:value-type="currency" office:currency="USD" office:value="5.94999999999999" calcext:value-type="currency">
            <text:p>$5.95</text:p>
          </table:table-cell>
          <table:table-cell table:style-name="ce17" table:formula="of:=[.E373]/[.D373]" office:value-type="float" office:value="1.15319865319865" calcext:value-type="float">
            <text:p>1.153198653198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LS4247</text:p>
          </table:table-cell>
          <table:table-cell table:style-name="ce8" office:value-type="currency" office:currency="USD" office:value="219" calcext:value-type="currency">
            <text:p>$219.00</text:p>
          </table:table-cell>
          <table:table-cell table:style-name="ce64" office:value-type="currency" office:currency="USD" office:value="358" calcext:value-type="currency">
            <text:p>$358.00</text:p>
          </table:table-cell>
          <table:table-cell table:style-name="ce64" table:formula="of:=[.C374]*0.54" office:value-type="currency" office:currency="USD" office:value="193.32" calcext:value-type="currency">
            <text:p>$193.32</text:p>
          </table:table-cell>
          <table:table-cell table:style-name="ce64" office:value-type="currency" office:currency="USD" office:value="219.95" calcext:value-type="currency">
            <text:p>$219.95</text:p>
          </table:table-cell>
          <table:table-cell table:style-name="ce64" table:formula="of:=[.E374]-[.B374]" office:value-type="currency" office:currency="USD" office:value="0.949999999999989" calcext:value-type="currency">
            <text:p>$0.95</text:p>
          </table:table-cell>
          <table:table-cell table:style-name="ce17" table:formula="of:=[.E374]/[.D374]" office:value-type="float" office:value="1.13775087937099" calcext:value-type="float">
            <text:p>1.1377508793709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LS32410</text:p>
          </table:table-cell>
          <table:table-cell table:style-name="ce8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328" calcext:value-type="currency">
            <text:p>$328.00</text:p>
          </table:table-cell>
          <table:table-cell table:style-name="ce64" table:formula="of:=[.C375]*0.54" office:value-type="currency" office:currency="USD" office:value="177.12" calcext:value-type="currency">
            <text:p>$177.12</text:p>
          </table:table-cell>
          <table:table-cell table:style-name="ce64" office:value-type="currency" office:currency="USD" office:value="266.95" calcext:value-type="currency">
            <text:p>$266.95</text:p>
          </table:table-cell>
          <table:table-cell table:style-name="ce64" table:formula="of:=[.E375]-[.B375]" office:value-type="currency" office:currency="USD" office:value="11.95" calcext:value-type="currency">
            <text:p>$11.95</text:p>
          </table:table-cell>
          <table:table-cell table:style-name="ce17" table:formula="of:=[.E375]/[.D375]" office:value-type="float" office:value="1.50717028003613" calcext:value-type="float">
            <text:p>1.5071702800361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LS4241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389" calcext:value-type="currency">
            <text:p>$389.00</text:p>
          </table:table-cell>
          <table:table-cell table:style-name="ce64" table:formula="of:=[.C376]*0.54" office:value-type="currency" office:currency="USD" office:value="210.06" calcext:value-type="currency">
            <text:p>$210.06</text:p>
          </table:table-cell>
          <table:table-cell table:style-name="ce64" office:value-type="currency" office:currency="USD" office:value="313.95" calcext:value-type="currency">
            <text:p>$313.95</text:p>
          </table:table-cell>
          <table:table-cell table:style-name="ce64" table:formula="of:=[.E376]-[.B376]" office:value-type="currency" office:currency="USD" office:value="14.95" calcext:value-type="currency">
            <text:p>$14.95</text:p>
          </table:table-cell>
          <table:table-cell table:style-name="ce17" table:formula="of:=[.E376]/[.D376]" office:value-type="float" office:value="1.49457297914881" calcext:value-type="float">
            <text:p>1.4945729791488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M-2000 - G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052414-G</text:p>
          </table:table-cell>
          <table:table-cell table:style-name="ce8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611" calcext:value-type="currency">
            <text:p>$611.00</text:p>
          </table:table-cell>
          <table:table-cell table:style-name="ce64" table:formula="of:=[.C380]*0.54" office:value-type="currency" office:currency="USD" office:value="329.94" calcext:value-type="currency">
            <text:p>$329.94</text:p>
          </table:table-cell>
          <table:table-cell table:style-name="ce64" office:value-type="currency" office:currency="USD" office:value="468" calcext:value-type="currency">
            <text:p>$468.00</text:p>
          </table:table-cell>
          <table:table-cell table:style-name="ce64" table:formula="of:=[.E380]-[.B380]" office:value-type="currency" office:currency="USD" office:value="18" calcext:value-type="currency">
            <text:p>$18.00</text:p>
          </table:table-cell>
          <table:table-cell table:style-name="ce17" table:formula="of:=[.E380]/[.D380]" office:value-type="float" office:value="1.41843971631206" calcext:value-type="float">
            <text:p>1.4184397163120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2414-G</text:p>
          </table:table-cell>
          <table:table-cell table:style-name="ce8" office:value-type="currency" office:currency="USD" office:value="549" calcext:value-type="currency">
            <text:p>$549.00</text:p>
          </table:table-cell>
          <table:table-cell table:style-name="ce64" office:value-type="currency" office:currency="USD" office:value="732" calcext:value-type="currency">
            <text:p>$732.00</text:p>
          </table:table-cell>
          <table:table-cell table:style-name="ce64" table:formula="of:=[.C381]*0.54" office:value-type="currency" office:currency="USD" office:value="395.28" calcext:value-type="currency">
            <text:p>$395.28</text:p>
          </table:table-cell>
          <table:table-cell table:style-name="ce64" office:value-type="currency" office:currency="USD" office:value="562" calcext:value-type="currency">
            <text:p>$562.00</text:p>
          </table:table-cell>
          <table:table-cell table:style-name="ce64" table:formula="of:=[.E381]-[.B381]" office:value-type="currency" office:currency="USD" office:value="13" calcext:value-type="currency">
            <text:p>$13.00</text:p>
          </table:table-cell>
          <table:table-cell table:style-name="ce17" table:formula="of:=[.E381]/[.D381]" office:value-type="float" office:value="1.42177696822506" calcext:value-type="float">
            <text:p>1.4217769682250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2414-G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 office:value-type="currency" office:currency="USD" office:value="792" calcext:value-type="currency">
            <text:p>$792.00</text:p>
          </table:table-cell>
          <table:table-cell table:style-name="ce64" table:formula="of:=[.C382]*0.54" office:value-type="currency" office:currency="USD" office:value="427.68" calcext:value-type="currency">
            <text:p>$427.68</text:p>
          </table:table-cell>
          <table:table-cell table:style-name="ce64" office:value-type="currency" office:currency="USD" office:value="608" calcext:value-type="currency">
            <text:p>$608.00</text:p>
          </table:table-cell>
          <table:table-cell table:style-name="ce64" table:formula="of:=[.E382]-[.B382]" office:value-type="currency" office:currency="USD" office:value="13" calcext:value-type="currency">
            <text:p>$13.00</text:p>
          </table:table-cell>
          <table:table-cell table:style-name="ce17" table:formula="of:=[.E382]/[.D382]" office:value-type="float" office:value="1.42162364384587" calcext:value-type="float">
            <text:p>1.4216236438458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2414-G</text:p>
          </table:table-cell>
          <table:table-cell table:style-name="ce8" office:value-type="currency" office:currency="USD" office:value="729" calcext:value-type="currency">
            <text:p>$729.00</text:p>
          </table:table-cell>
          <table:table-cell table:style-name="ce64" office:value-type="currency" office:currency="USD" office:value="965" calcext:value-type="currency">
            <text:p>$965.00</text:p>
          </table:table-cell>
          <table:table-cell table:style-name="ce64" table:formula="of:=[.C383]*0.54" office:value-type="currency" office:currency="USD" office:value="521.1" calcext:value-type="currency">
            <text:p>$521.10</text:p>
          </table:table-cell>
          <table:table-cell table:style-name="ce64" office:value-type="currency" office:currency="USD" office:value="741" calcext:value-type="currency">
            <text:p>$741.00</text:p>
          </table:table-cell>
          <table:table-cell table:style-name="ce64" table:formula="of:=[.E383]-[.B383]" office:value-type="currency" office:currency="USD" office:value="12" calcext:value-type="currency">
            <text:p>$12.00</text:p>
          </table:table-cell>
          <table:table-cell table:style-name="ce17" table:formula="of:=[.E383]/[.D383]" office:value-type="float" office:value="1.42199194012666" calcext:value-type="float">
            <text:p>1.4219919401266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53214-G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663" calcext:value-type="currency">
            <text:p>$663.00</text:p>
          </table:table-cell>
          <table:table-cell table:style-name="ce64" table:formula="of:=[.C384]*0.54" office:value-type="currency" office:currency="USD" office:value="358.02" calcext:value-type="currency">
            <text:p>$358.02</text:p>
          </table:table-cell>
          <table:table-cell table:style-name="ce64" office:value-type="currency" office:currency="USD" office:value="508" calcext:value-type="currency">
            <text:p>$508.00</text:p>
          </table:table-cell>
          <table:table-cell table:style-name="ce64" table:formula="of:=[.E384]-[.B384]" office:value-type="currency" office:currency="USD" office:value="10" calcext:value-type="currency">
            <text:p>$10.00</text:p>
          </table:table-cell>
          <table:table-cell table:style-name="ce17" table:formula="of:=[.E384]/[.D384]" office:value-type="float" office:value="1.41891514440534" calcext:value-type="float">
            <text:p>1.4189151444053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3214-G</text:p>
          </table:table-cell>
          <table:table-cell table:style-name="ce8" office:value-type="currency" office:currency="USD" office:value="614" calcext:value-type="currency">
            <text:p>$614.00</text:p>
          </table:table-cell>
          <table:table-cell table:style-name="ce64" office:value-type="currency" office:currency="USD" office:value="809" calcext:value-type="currency">
            <text:p>$809.00</text:p>
          </table:table-cell>
          <table:table-cell table:style-name="ce64" table:formula="of:=[.C385]*0.54" office:value-type="currency" office:currency="USD" office:value="436.86" calcext:value-type="currency">
            <text:p>$436.86</text:p>
          </table:table-cell>
          <table:table-cell table:style-name="ce64" office:value-type="currency" office:currency="USD" office:value="621" calcext:value-type="currency">
            <text:p>$621.00</text:p>
          </table:table-cell>
          <table:table-cell table:style-name="ce64" table:formula="of:=[.E385]-[.B385]" office:value-type="currency" office:currency="USD" office:value="7" calcext:value-type="currency">
            <text:p>$7.00</text:p>
          </table:table-cell>
          <table:table-cell table:style-name="ce17" table:formula="of:=[.E385]/[.D385]" office:value-type="float" office:value="1.42150803461063" calcext:value-type="float">
            <text:p>1.4215080346106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3214-G</text:p>
          </table:table-cell>
          <table:table-cell table:style-name="ce8" office:value-type="currency" office:currency="USD" office:value="663" calcext:value-type="currency">
            <text:p>$663.00</text:p>
          </table:table-cell>
          <table:table-cell table:style-name="ce64" office:value-type="currency" office:currency="USD" office:value="877" calcext:value-type="currency">
            <text:p>$877.00</text:p>
          </table:table-cell>
          <table:table-cell table:style-name="ce64" table:formula="of:=[.C386]*0.54" office:value-type="currency" office:currency="USD" office:value="473.58" calcext:value-type="currency">
            <text:p>$473.58</text:p>
          </table:table-cell>
          <table:table-cell table:style-name="ce64" office:value-type="currency" office:currency="USD" office:value="673" calcext:value-type="currency">
            <text:p>$673.00</text:p>
          </table:table-cell>
          <table:table-cell table:style-name="ce64" table:formula="of:=[.E386]-[.B386]" office:value-type="currency" office:currency="USD" office:value="10" calcext:value-type="currency">
            <text:p>$10.00</text:p>
          </table:table-cell>
          <table:table-cell table:style-name="ce17" table:formula="of:=[.E386]/[.D386]" office:value-type="float" office:value="1.42109041766967" calcext:value-type="float">
            <text:p>1.4210904176696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3214-G</text:p>
          </table:table-cell>
          <table:table-cell table:style-name="ce8" office:value-type="currency" office:currency="USD" office:value="779" calcext:value-type="currency">
            <text:p>$779.00</text:p>
          </table:table-cell>
          <table:table-cell table:style-name="ce64" office:value-type="currency" office:currency="USD" office:value="1027" calcext:value-type="currency">
            <text:p>$1,027.00</text:p>
          </table:table-cell>
          <table:table-cell table:style-name="ce64" table:formula="of:=[.C387]*0.54" office:value-type="currency" office:currency="USD" office:value="554.58" calcext:value-type="currency">
            <text:p>$554.58</text:p>
          </table:table-cell>
          <table:table-cell table:style-name="ce64" office:value-type="currency" office:currency="USD" office:value="788" calcext:value-type="currency">
            <text:p>$788.00</text:p>
          </table:table-cell>
          <table:table-cell table:style-name="ce64" table:formula="of:=[.E387]-[.B387]" office:value-type="currency" office:currency="USD" office:value="9" calcext:value-type="currency">
            <text:p>$9.00</text:p>
          </table:table-cell>
          <table:table-cell table:style-name="ce17" table:formula="of:=[.E387]/[.D387]" office:value-type="float" office:value="1.42089509178117" calcext:value-type="float">
            <text:p>1.4208950917811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93214-G</text:p>
          </table:table-cell>
          <table:table-cell table:style-name="ce8" office:value-type="currency" office:currency="USD" office:value="846" calcext:value-type="currency">
            <text:p>$846.00</text:p>
          </table:table-cell>
          <table:table-cell table:style-name="ce64" office:value-type="currency" office:currency="USD" office:value="1110" calcext:value-type="currency">
            <text:p>$1,110.00</text:p>
          </table:table-cell>
          <table:table-cell table:style-name="ce64" table:formula="of:=[.C388]*0.54" office:value-type="currency" office:currency="USD" office:value="599.4" calcext:value-type="currency">
            <text:p>$599.40</text:p>
          </table:table-cell>
          <table:table-cell table:style-name="ce64" office:value-type="currency" office:currency="USD" office:value="852" calcext:value-type="currency">
            <text:p>$852.00</text:p>
          </table:table-cell>
          <table:table-cell table:style-name="ce64" table:formula="of:=[.E388]-[.B388]" office:value-type="currency" office:currency="USD" office:value="6" calcext:value-type="currency">
            <text:p>$6.00</text:p>
          </table:table-cell>
          <table:table-cell table:style-name="ce17" table:formula="of:=[.E388]/[.D388]" office:value-type="float" office:value="1.42142142142142" calcext:value-type="float">
            <text:p>1.4214214214214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03214-G</text:p>
          </table:table-cell>
          <table:table-cell table:style-name="ce8" office:value-type="currency" office:currency="USD" office:value="927" calcext:value-type="currency">
            <text:p>$927.00</text:p>
          </table:table-cell>
          <table:table-cell table:style-name="ce64" office:value-type="currency" office:currency="USD" office:value="1220" calcext:value-type="currency">
            <text:p>$1,220.00</text:p>
          </table:table-cell>
          <table:table-cell table:style-name="ce64" table:formula="of:=[.C389]*0.54" office:value-type="currency" office:currency="USD" office:value="658.8" calcext:value-type="currency">
            <text:p>$658.80</text:p>
          </table:table-cell>
          <table:table-cell table:style-name="ce64" office:value-type="currency" office:currency="USD" office:value="937" calcext:value-type="currency">
            <text:p>$937.00</text:p>
          </table:table-cell>
          <table:table-cell table:style-name="ce64" table:formula="of:=[.E389]-[.B389]" office:value-type="currency" office:currency="USD" office:value="10" calcext:value-type="currency">
            <text:p>$10.00</text:p>
          </table:table-cell>
          <table:table-cell table:style-name="ce17" table:formula="of:=[.E389]/[.D389]" office:value-type="float" office:value="1.42228293867638" calcext:value-type="float">
            <text:p>1.4222829386763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13214-G</text:p>
          </table:table-cell>
          <table:table-cell table:style-name="ce8" office:value-type="currency" office:currency="USD" office:value="997" calcext:value-type="currency">
            <text:p>$997.00</text:p>
          </table:table-cell>
          <table:table-cell table:style-name="ce64" office:value-type="currency" office:currency="USD" office:value="1337" calcext:value-type="currency">
            <text:p>$1,337.00</text:p>
          </table:table-cell>
          <table:table-cell table:style-name="ce64" table:formula="of:=[.C390]*0.54" office:value-type="currency" office:currency="USD" office:value="721.98" calcext:value-type="currency">
            <text:p>$721.98</text:p>
          </table:table-cell>
          <table:table-cell table:style-name="ce64" office:value-type="currency" office:currency="USD" office:value="1027" calcext:value-type="currency">
            <text:p>$1,027.00</text:p>
          </table:table-cell>
          <table:table-cell table:style-name="ce64" table:formula="of:=[.E390]-[.B390]" office:value-type="currency" office:currency="USD" office:value="30" calcext:value-type="currency">
            <text:p>$30.00</text:p>
          </table:table-cell>
          <table:table-cell table:style-name="ce17" table:formula="of:=[.E390]/[.D390]" office:value-type="float" office:value="1.42247707692734" calcext:value-type="float">
            <text:p>1.4224770769273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23214-G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64" office:value-type="currency" office:currency="USD" office:value="1436" calcext:value-type="currency">
            <text:p>$1,436.00</text:p>
          </table:table-cell>
          <table:table-cell table:style-name="ce64" table:formula="of:=[.C391]*0.54" office:value-type="currency" office:currency="USD" office:value="775.44" calcext:value-type="currency">
            <text:p>$775.44</text:p>
          </table:table-cell>
          <table:table-cell table:style-name="ce64" office:value-type="currency" office:currency="USD" office:value="1102" calcext:value-type="currency">
            <text:p>$1,102.00</text:p>
          </table:table-cell>
          <table:table-cell table:style-name="ce64" table:formula="of:=[.E391]-[.B391]" office:value-type="currency" office:currency="USD" office:value="32" calcext:value-type="currency">
            <text:p>$32.00</text:p>
          </table:table-cell>
          <table:table-cell table:style-name="ce17" table:formula="of:=[.E391]/[.D391]" office:value-type="float" office:value="1.42112864954091" calcext:value-type="float">
            <text:p>1.42112864954091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34014-G</text:p>
          </table:table-cell>
          <table:table-cell table:style-name="ce8" office:value-type="currency" office:currency="USD" office:value="1499" calcext:value-type="currency">
            <text:p>$1,499.00</text:p>
          </table:table-cell>
          <table:table-cell table:style-name="ce64" office:value-type="currency" office:currency="USD" office:value="1991" calcext:value-type="currency">
            <text:p>$1,991.00</text:p>
          </table:table-cell>
          <table:table-cell table:style-name="ce64" table:formula="of:=[.C392]*0.54" office:value-type="currency" office:currency="USD" office:value="1075.14" calcext:value-type="currency">
            <text:p>$1,075.14</text:p>
          </table:table-cell>
          <table:table-cell table:style-name="ce64" office:value-type="currency" office:currency="USD" office:value="1528" calcext:value-type="currency">
            <text:p>$1,528.00</text:p>
          </table:table-cell>
          <table:table-cell table:style-name="ce64" table:formula="of:=[.E392]-[.B392]" office:value-type="currency" office:currency="USD" office:value="29" calcext:value-type="currency">
            <text:p>$29.00</text:p>
          </table:table-cell>
          <table:table-cell table:style-name="ce17" table:formula="of:=[.E392]/[.D392]" office:value-type="float" office:value="1.42121026098927" calcext:value-type="float">
            <text:p>1.4212102609892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44014-G</text:p>
          </table:table-cell>
          <table:table-cell table:style-name="ce8" office:value-type="currency" office:currency="USD" office:value="1656" calcext:value-type="currency">
            <text:p>$1,656.00</text:p>
          </table:table-cell>
          <table:table-cell table:style-name="ce64" office:value-type="currency" office:currency="USD" office:value="2077" calcext:value-type="currency">
            <text:p>$2,077.00</text:p>
          </table:table-cell>
          <table:table-cell table:style-name="ce64" table:formula="of:=[.C393]*0.54" office:value-type="currency" office:currency="USD" office:value="1121.58" calcext:value-type="currency">
            <text:p>$1,121.58</text:p>
          </table:table-cell>
          <table:table-cell table:style-name="ce64" office:value-type="currency" office:currency="USD" office:value="1595" calcext:value-type="currency">
            <text:p>$1,595.00</text:p>
          </table:table-cell>
          <table:table-cell table:style-name="ce64" table:formula="of:=[.E393]-[.B393]" office:value-type="currency" office:currency="USD" office:value="-61" calcext:value-type="currency">
            <text:p>-$61.00</text:p>
          </table:table-cell>
          <table:table-cell table:style-name="ce17" table:formula="of:=[.E393]/[.D393]" office:value-type="float" office:value="1.4221009647105" calcext:value-type="float">
            <text:p>1.422100964710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54014-G</text:p>
          </table:table-cell>
          <table:table-cell table:style-name="ce8" office:value-type="currency" office:currency="USD" office:value="1630" calcext:value-type="currency">
            <text:p>$1,630.00</text:p>
          </table:table-cell>
          <table:table-cell table:style-name="ce64" office:value-type="currency" office:currency="USD" office:value="2162" calcext:value-type="currency">
            <text:p>$2,162.00</text:p>
          </table:table-cell>
          <table:table-cell table:style-name="ce64" table:formula="of:=[.C394]*0.54" office:value-type="currency" office:currency="USD" office:value="1167.48" calcext:value-type="currency">
            <text:p>$1,167.48</text:p>
          </table:table-cell>
          <table:table-cell table:style-name="ce64" office:value-type="currency" office:currency="USD" office:value="1660" calcext:value-type="currency">
            <text:p>$1,660.00</text:p>
          </table:table-cell>
          <table:table-cell table:style-name="ce64" table:formula="of:=[.E394]-[.B394]" office:value-type="currency" office:currency="USD" office:value="30" calcext:value-type="currency">
            <text:p>$30.00</text:p>
          </table:table-cell>
          <table:table-cell table:style-name="ce17" table:formula="of:=[.E394]/[.D394]" office:value-type="float" office:value="1.4218658992017" calcext:value-type="float">
            <text:p>1.421865899201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M-2000 - P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052414-P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64" office:value-type="currency" office:currency="USD" office:value="463" calcext:value-type="currency">
            <text:p>$463.00</text:p>
          </table:table-cell>
          <table:table-cell table:style-name="ce64" table:formula="of:=[.C398]*0.54" office:value-type="currency" office:currency="USD" office:value="250.02" calcext:value-type="currency">
            <text:p>$250.02</text:p>
          </table:table-cell>
          <table:table-cell table:style-name="ce64" office:value-type="currency" office:currency="USD" office:value="355" calcext:value-type="currency">
            <text:p>$355.00</text:p>
          </table:table-cell>
          <table:table-cell table:style-name="ce64" table:formula="of:=[.E398]-[.B398]" office:value-type="currency" office:currency="USD" office:value="16" calcext:value-type="currency">
            <text:p>$16.00</text:p>
          </table:table-cell>
          <table:table-cell table:style-name="ce17" table:formula="of:=[.E398]/[.D398]" office:value-type="float" office:value="1.41988640908727" calcext:value-type="float">
            <text:p>1.4198864090872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2414-P</text:p>
          </table:table-cell>
          <table:table-cell table:style-name="ce8" office:value-type="currency" office:currency="USD" office:value="411" calcext:value-type="currency">
            <text:p>$411.00</text:p>
          </table:table-cell>
          <table:table-cell table:style-name="ce64" office:value-type="currency" office:currency="USD" office:value="554" calcext:value-type="currency">
            <text:p>$554.00</text:p>
          </table:table-cell>
          <table:table-cell table:style-name="ce64" table:formula="of:=[.C399]*0.54" office:value-type="currency" office:currency="USD" office:value="299.16" calcext:value-type="currency">
            <text:p>$299.16</text:p>
          </table:table-cell>
          <table:table-cell table:style-name="ce64" office:value-type="currency" office:currency="USD" office:value="425" calcext:value-type="currency">
            <text:p>$425.00</text:p>
          </table:table-cell>
          <table:table-cell table:style-name="ce64" table:formula="of:=[.E399]-[.B399]" office:value-type="currency" office:currency="USD" office:value="14" calcext:value-type="currency">
            <text:p>$14.00</text:p>
          </table:table-cell>
          <table:table-cell table:style-name="ce17" table:formula="of:=[.E399]/[.D399]" office:value-type="float" office:value="1.42064447118599" calcext:value-type="float">
            <text:p>1.4206444711859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2414-P</text:p>
          </table:table-cell>
          <table:table-cell table:style-name="ce8" office:value-type="currency" office:currency="USD" office:value="444" calcext:value-type="currency">
            <text:p>$444.00</text:p>
          </table:table-cell>
          <table:table-cell table:style-name="ce64" office:value-type="currency" office:currency="USD" office:value="600" calcext:value-type="currency">
            <text:p>$600.00</text:p>
          </table:table-cell>
          <table:table-cell table:style-name="ce64" table:formula="of:=[.C400]*0.54" office:value-type="currency" office:currency="USD" office:value="324" calcext:value-type="currency">
            <text:p>$324.00</text:p>
          </table:table-cell>
          <table:table-cell table:style-name="ce64" office:value-type="currency" office:currency="USD" office:value="461" calcext:value-type="currency">
            <text:p>$461.00</text:p>
          </table:table-cell>
          <table:table-cell table:style-name="ce64" table:formula="of:=[.E400]-[.B400]" office:value-type="currency" office:currency="USD" office:value="17" calcext:value-type="currency">
            <text:p>$17.00</text:p>
          </table:table-cell>
          <table:table-cell table:style-name="ce17" table:formula="of:=[.E400]/[.D400]" office:value-type="float" office:value="1.42283950617284" calcext:value-type="float">
            <text:p>1.4228395061728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2414-P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style-name="ce64" office:value-type="currency" office:currency="USD" office:value="731" calcext:value-type="currency">
            <text:p>$731.00</text:p>
          </table:table-cell>
          <table:table-cell table:style-name="ce64" table:formula="of:=[.C401]*0.54" office:value-type="currency" office:currency="USD" office:value="394.74" calcext:value-type="currency">
            <text:p>$394.74</text:p>
          </table:table-cell>
          <table:table-cell table:style-name="ce64" office:value-type="currency" office:currency="USD" office:value="561" calcext:value-type="currency">
            <text:p>$561.00</text:p>
          </table:table-cell>
          <table:table-cell table:style-name="ce64" table:formula="of:=[.E401]-[.B401]" office:value-type="currency" office:currency="USD" office:value="16" calcext:value-type="currency">
            <text:p>$16.00</text:p>
          </table:table-cell>
          <table:table-cell table:style-name="ce17" table:formula="of:=[.E401]/[.D401]" office:value-type="float" office:value="1.42118863049096" calcext:value-type="float">
            <text:p>1.4211886304909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53214-P</text:p>
          </table:table-cell>
          <table:table-cell table:style-name="ce8" office:value-type="currency" office:currency="USD" office:value="369" calcext:value-type="currency">
            <text:p>$369.00</text:p>
          </table:table-cell>
          <table:table-cell table:style-name="ce64" office:value-type="currency" office:currency="USD" office:value="502" calcext:value-type="currency">
            <text:p>$502.00</text:p>
          </table:table-cell>
          <table:table-cell table:style-name="ce64" table:formula="of:=[.C402]*0.54" office:value-type="currency" office:currency="USD" office:value="271.08" calcext:value-type="currency">
            <text:p>$271.08</text:p>
          </table:table-cell>
          <table:table-cell table:style-name="ce64" office:value-type="currency" office:currency="USD" office:value="385" calcext:value-type="currency">
            <text:p>$385.00</text:p>
          </table:table-cell>
          <table:table-cell table:style-name="ce64" table:formula="of:=[.E402]-[.B402]" office:value-type="currency" office:currency="USD" office:value="16" calcext:value-type="currency">
            <text:p>$16.00</text:p>
          </table:table-cell>
          <table:table-cell table:style-name="ce17" table:formula="of:=[.E402]/[.D402]" office:value-type="float" office:value="1.42024494614136" calcext:value-type="float">
            <text:p>1.4202449461413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3214-P</text:p>
          </table:table-cell>
          <table:table-cell table:style-name="ce8" office:value-type="currency" office:currency="USD" office:value="456" calcext:value-type="currency">
            <text:p>$456.00</text:p>
          </table:table-cell>
          <table:table-cell table:style-name="ce64" office:value-type="currency" office:currency="USD" office:value="613" calcext:value-type="currency">
            <text:p>$613.00</text:p>
          </table:table-cell>
          <table:table-cell table:style-name="ce64" table:formula="of:=[.C403]*0.54" office:value-type="currency" office:currency="USD" office:value="331.02" calcext:value-type="currency">
            <text:p>$331.02</text:p>
          </table:table-cell>
          <table:table-cell table:style-name="ce64" office:value-type="currency" office:currency="USD" office:value="470" calcext:value-type="currency">
            <text:p>$470.00</text:p>
          </table:table-cell>
          <table:table-cell table:style-name="ce64" table:formula="of:=[.E403]-[.B403]" office:value-type="currency" office:currency="USD" office:value="14" calcext:value-type="currency">
            <text:p>$14.00</text:p>
          </table:table-cell>
          <table:table-cell table:style-name="ce17" table:formula="of:=[.E403]/[.D403]" office:value-type="float" office:value="1.41985378526977" calcext:value-type="float">
            <text:p>1.4198537852697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3214-P</text:p>
          </table:table-cell>
          <table:table-cell table:style-name="ce8" office:value-type="currency" office:currency="USD" office:value="491" calcext:value-type="currency">
            <text:p>$491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table:formula="of:=[.C404]*0.54" office:value-type="currency" office:currency="USD" office:value="359.1" calcext:value-type="currency">
            <text:p>$359.10</text:p>
          </table:table-cell>
          <table:table-cell table:style-name="ce64" office:value-type="currency" office:currency="USD" office:value="511" calcext:value-type="currency">
            <text:p>$511.00</text:p>
          </table:table-cell>
          <table:table-cell table:style-name="ce64" table:formula="of:=[.E404]-[.B404]" office:value-type="currency" office:currency="USD" office:value="20" calcext:value-type="currency">
            <text:p>$20.00</text:p>
          </table:table-cell>
          <table:table-cell table:style-name="ce17" table:formula="of:=[.E404]/[.D404]" office:value-type="float" office:value="1.42300194931774" calcext:value-type="float">
            <text:p>1.4230019493177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3214-P</text:p>
          </table:table-cell>
          <table:table-cell table:style-name="ce8" office:value-type="currency" office:currency="USD" office:value="577" calcext:value-type="currency">
            <text:p>$577.00</text:p>
          </table:table-cell>
          <table:table-cell table:style-name="ce64" office:value-type="currency" office:currency="USD" office:value="778" calcext:value-type="currency">
            <text:p>$778.00</text:p>
          </table:table-cell>
          <table:table-cell table:style-name="ce64" table:formula="of:=[.C405]*0.54" office:value-type="currency" office:currency="USD" office:value="420.12" calcext:value-type="currency">
            <text:p>$420.12</text:p>
          </table:table-cell>
          <table:table-cell table:style-name="ce64" office:value-type="currency" office:currency="USD" office:value="596" calcext:value-type="currency">
            <text:p>$596.00</text:p>
          </table:table-cell>
          <table:table-cell table:style-name="ce64" table:formula="of:=[.E405]-[.B405]" office:value-type="currency" office:currency="USD" office:value="19" calcext:value-type="currency">
            <text:p>$19.00</text:p>
          </table:table-cell>
          <table:table-cell table:style-name="ce17" table:formula="of:=[.E405]/[.D405]" office:value-type="float" office:value="1.41864229267828" calcext:value-type="float">
            <text:p>1.4186422926782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93214-P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841" calcext:value-type="currency">
            <text:p>$841.00</text:p>
          </table:table-cell>
          <table:table-cell table:style-name="ce64" table:formula="of:=[.C406]*0.54" office:value-type="currency" office:currency="USD" office:value="454.14" calcext:value-type="currency">
            <text:p>$454.14</text:p>
          </table:table-cell>
          <table:table-cell table:style-name="ce64" office:value-type="currency" office:currency="USD" office:value="645" calcext:value-type="currency">
            <text:p>$645.00</text:p>
          </table:table-cell>
          <table:table-cell table:style-name="ce64" table:formula="of:=[.E406]-[.B406]" office:value-type="currency" office:currency="USD" office:value="16" calcext:value-type="currency">
            <text:p>$16.00</text:p>
          </table:table-cell>
          <table:table-cell table:style-name="ce17" table:formula="of:=[.E406]/[.D406]" office:value-type="float" office:value="1.42026687805523" calcext:value-type="float">
            <text:p>1.4202668780552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03214-P</text:p>
          </table:table-cell>
          <table:table-cell table:style-name="ce8" office:value-type="currency" office:currency="USD" office:value="690" calcext:value-type="currency">
            <text:p>$690.00</text:p>
          </table:table-cell>
          <table:table-cell table:style-name="ce64" office:value-type="currency" office:currency="USD" office:value="924" calcext:value-type="currency">
            <text:p>$924.00</text:p>
          </table:table-cell>
          <table:table-cell table:style-name="ce64" table:formula="of:=[.C407]*0.54" office:value-type="currency" office:currency="USD" office:value="498.96" calcext:value-type="currency">
            <text:p>$498.96</text:p>
          </table:table-cell>
          <table:table-cell table:style-name="ce64" office:value-type="currency" office:currency="USD" office:value="709" calcext:value-type="currency">
            <text:p>$709.00</text:p>
          </table:table-cell>
          <table:table-cell table:style-name="ce64" table:formula="of:=[.E407]-[.B407]" office:value-type="currency" office:currency="USD" office:value="19" calcext:value-type="currency">
            <text:p>$19.00</text:p>
          </table:table-cell>
          <table:table-cell table:style-name="ce17" table:formula="of:=[.E407]/[.D407]" office:value-type="float" office:value="1.42095558762225" calcext:value-type="float">
            <text:p>1.4209555876222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13214-P</text:p>
          </table:table-cell>
          <table:table-cell table:style-name="ce8" office:value-type="currency" office:currency="USD" office:value="730" calcext:value-type="currency">
            <text:p>$730.00</text:p>
          </table:table-cell>
          <table:table-cell table:style-name="ce64" office:value-type="currency" office:currency="USD" office:value="1013" calcext:value-type="currency">
            <text:p>$1,013.00</text:p>
          </table:table-cell>
          <table:table-cell table:style-name="ce64" table:formula="of:=[.C408]*0.54" office:value-type="currency" office:currency="USD" office:value="547.02" calcext:value-type="currency">
            <text:p>$547.02</text:p>
          </table:table-cell>
          <table:table-cell table:style-name="ce64" office:value-type="currency" office:currency="USD" office:value="777" calcext:value-type="currency">
            <text:p>$777.00</text:p>
          </table:table-cell>
          <table:table-cell table:style-name="ce64" table:formula="of:=[.E408]-[.B408]" office:value-type="currency" office:currency="USD" office:value="47" calcext:value-type="currency">
            <text:p>$47.00</text:p>
          </table:table-cell>
          <table:table-cell table:style-name="ce17" table:formula="of:=[.E408]/[.D408]" office:value-type="float" office:value="1.42042338488538" calcext:value-type="float">
            <text:p>1.4204233848853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23214-P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64" office:value-type="currency" office:currency="USD" office:value="1088" calcext:value-type="currency">
            <text:p>$1,088.00</text:p>
          </table:table-cell>
          <table:table-cell table:style-name="ce64" table:formula="of:=[.C409]*0.54" office:value-type="currency" office:currency="USD" office:value="587.52" calcext:value-type="currency">
            <text:p>$587.52</text:p>
          </table:table-cell>
          <table:table-cell table:style-name="ce64" office:value-type="currency" office:currency="USD" office:value="835" calcext:value-type="currency">
            <text:p>$835.00</text:p>
          </table:table-cell>
          <table:table-cell table:style-name="ce64" table:formula="of:=[.E409]-[.B409]" office:value-type="currency" office:currency="USD" office:value="15" calcext:value-type="currency">
            <text:p>$15.00</text:p>
          </table:table-cell>
          <table:table-cell table:style-name="ce17" table:formula="of:=[.E409]/[.D409]" office:value-type="float" office:value="1.42122821350763" calcext:value-type="float">
            <text:p>1.4212282135076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34014-P</text:p>
          </table:table-cell>
          <table:table-cell table:style-name="ce8" office:value-type="currency" office:currency="USD" office:value="1139" calcext:value-type="currency">
            <text:p>$1,139.00</text:p>
          </table:table-cell>
          <table:table-cell table:style-name="ce64" office:value-type="currency" office:currency="USD" office:value="1509" calcext:value-type="currency">
            <text:p>$1,509.00</text:p>
          </table:table-cell>
          <table:table-cell table:style-name="ce64" table:formula="of:=[.C410]*0.54" office:value-type="currency" office:currency="USD" office:value="814.86" calcext:value-type="currency">
            <text:p>$814.86</text:p>
          </table:table-cell>
          <table:table-cell table:style-name="ce64" office:value-type="currency" office:currency="USD" office:value="1158" calcext:value-type="currency">
            <text:p>$1,158.00</text:p>
          </table:table-cell>
          <table:table-cell table:style-name="ce64" table:formula="of:=[.E410]-[.B410]" office:value-type="currency" office:currency="USD" office:value="19" calcext:value-type="currency">
            <text:p>$19.00</text:p>
          </table:table-cell>
          <table:table-cell table:style-name="ce17" table:formula="of:=[.E410]/[.D410]" office:value-type="float" office:value="1.42110301156027" calcext:value-type="float">
            <text:p>1.4211030115602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44014-P</text:p>
          </table:table-cell>
          <table:table-cell table:style-name="ce8" office:value-type="currency" office:currency="USD" office:value="1187" calcext:value-type="currency">
            <text:p>$1,187.00</text:p>
          </table:table-cell>
          <table:table-cell table:style-name="ce64" office:value-type="currency" office:currency="USD" office:value="1573" calcext:value-type="currency">
            <text:p>$1,573.00</text:p>
          </table:table-cell>
          <table:table-cell table:style-name="ce64" table:formula="of:=[.C411]*0.54" office:value-type="currency" office:currency="USD" office:value="849.42" calcext:value-type="currency">
            <text:p>$849.42</text:p>
          </table:table-cell>
          <table:table-cell table:style-name="ce64" office:value-type="currency" office:currency="USD" office:value="1207" calcext:value-type="currency">
            <text:p>$1,207.00</text:p>
          </table:table-cell>
          <table:table-cell table:style-name="ce64" table:formula="of:=[.E411]-[.B411]" office:value-type="currency" office:currency="USD" office:value="20" calcext:value-type="currency">
            <text:p>$20.00</text:p>
          </table:table-cell>
          <table:table-cell table:style-name="ce17" table:formula="of:=[.E411]/[.D411]" office:value-type="float" office:value="1.42096960278778" calcext:value-type="float">
            <text:p>1.4209696027877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54014-P</text:p>
          </table:table-cell>
          <table:table-cell table:style-name="ce8" office:value-type="currency" office:currency="USD" office:value="1235" calcext:value-type="currency">
            <text:p>$1,235.00</text:p>
          </table:table-cell>
          <table:table-cell table:style-name="ce64" office:value-type="currency" office:currency="USD" office:value="1638" calcext:value-type="currency">
            <text:p>$1,638.00</text:p>
          </table:table-cell>
          <table:table-cell table:style-name="ce64" table:formula="of:=[.C412]*0.54" office:value-type="currency" office:currency="USD" office:value="884.52" calcext:value-type="currency">
            <text:p>$884.52</text:p>
          </table:table-cell>
          <table:table-cell table:style-name="ce64" office:value-type="currency" office:currency="USD" office:value="1257" calcext:value-type="currency">
            <text:p>$1,257.00</text:p>
          </table:table-cell>
          <table:table-cell table:style-name="ce64" table:formula="of:=[.E412]-[.B412]" office:value-type="currency" office:currency="USD" office:value="22" calcext:value-type="currency">
            <text:p>$22.00</text:p>
          </table:table-cell>
          <table:table-cell table:style-name="ce17" table:formula="of:=[.E412]/[.D412]" office:value-type="float" office:value="1.42110975444309" calcext:value-type="float">
            <text:p>1.4211097544430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M-2000 - R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052414-R</text:p>
          </table:table-cell>
          <table:table-cell table:style-name="ce8" office:value-type="currency" office:currency="USD" office:value="377" calcext:value-type="currency">
            <text:p>$377.00</text:p>
          </table:table-cell>
          <table:table-cell table:style-name="ce64" office:value-type="currency" office:currency="USD" office:value="509" calcext:value-type="currency">
            <text:p>$509.00</text:p>
          </table:table-cell>
          <table:table-cell table:style-name="ce64" table:formula="of:=[.C416]*0.54" office:value-type="currency" office:currency="USD" office:value="274.86" calcext:value-type="currency">
            <text:p>$274.86</text:p>
          </table:table-cell>
          <table:table-cell table:style-name="ce64" office:value-type="currency" office:currency="USD" office:value="390" calcext:value-type="currency">
            <text:p>$390.00</text:p>
          </table:table-cell>
          <table:table-cell table:style-name="ce64" table:formula="of:=[.E416]-[.B416]" office:value-type="currency" office:currency="USD" office:value="13" calcext:value-type="currency">
            <text:p>$13.00</text:p>
          </table:table-cell>
          <table:table-cell table:style-name="ce17" table:formula="of:=[.E416]/[.D416]" office:value-type="float" office:value="1.41890416939533" calcext:value-type="float">
            <text:p>1.4189041693953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2414-R</text:p>
          </table:table-cell>
          <table:table-cell table:style-name="ce8" office:value-type="currency" office:currency="USD" office:value="452" calcext:value-type="currency">
            <text:p>$452.00</text:p>
          </table:table-cell>
          <table:table-cell table:style-name="ce64" office:value-type="currency" office:currency="USD" office:value="610" calcext:value-type="currency">
            <text:p>$610.00</text:p>
          </table:table-cell>
          <table:table-cell table:style-name="ce64" table:formula="of:=[.C417]*0.54" office:value-type="currency" office:currency="USD" office:value="329.4" calcext:value-type="currency">
            <text:p>$329.40</text:p>
          </table:table-cell>
          <table:table-cell table:style-name="ce64" office:value-type="currency" office:currency="USD" office:value="468" calcext:value-type="currency">
            <text:p>$468.00</text:p>
          </table:table-cell>
          <table:table-cell table:style-name="ce64" table:formula="of:=[.E417]-[.B417]" office:value-type="currency" office:currency="USD" office:value="16" calcext:value-type="currency">
            <text:p>$16.00</text:p>
          </table:table-cell>
          <table:table-cell table:style-name="ce17" table:formula="of:=[.E417]/[.D417]" office:value-type="float" office:value="1.4207650273224" calcext:value-type="float">
            <text:p>1.420765027322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2414-R</text:p>
          </table:table-cell>
          <table:table-cell table:style-name="ce8" office:value-type="currency" office:currency="USD" office:value="491" calcext:value-type="currency">
            <text:p>$491.00</text:p>
          </table:table-cell>
          <table:table-cell table:style-name="ce64" office:value-type="currency" office:currency="USD" office:value="660" calcext:value-type="currency">
            <text:p>$660.00</text:p>
          </table:table-cell>
          <table:table-cell table:style-name="ce64" table:formula="of:=[.C418]*0.54" office:value-type="currency" office:currency="USD" office:value="356.4" calcext:value-type="currency">
            <text:p>$356.40</text:p>
          </table:table-cell>
          <table:table-cell table:style-name="ce64" office:value-type="currency" office:currency="USD" office:value="507" calcext:value-type="currency">
            <text:p>$507.00</text:p>
          </table:table-cell>
          <table:table-cell table:style-name="ce64" table:formula="of:=[.E418]-[.B418]" office:value-type="currency" office:currency="USD" office:value="16" calcext:value-type="currency">
            <text:p>$16.00</text:p>
          </table:table-cell>
          <table:table-cell table:style-name="ce17" table:formula="of:=[.E418]/[.D418]" office:value-type="float" office:value="1.42255892255892" calcext:value-type="float">
            <text:p>1.4225589225589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2414-R</text:p>
          </table:table-cell>
          <table:table-cell table:style-name="ce8" office:value-type="currency" office:currency="USD" office:value="606" calcext:value-type="currency">
            <text:p>$606.00</text:p>
          </table:table-cell>
          <table:table-cell table:style-name="ce64" office:value-type="currency" office:currency="USD" office:value="804" calcext:value-type="currency">
            <text:p>$804.00</text:p>
          </table:table-cell>
          <table:table-cell table:style-name="ce64" table:formula="of:=[.C419]*0.54" office:value-type="currency" office:currency="USD" office:value="434.16" calcext:value-type="currency">
            <text:p>$434.16</text:p>
          </table:table-cell>
          <table:table-cell table:style-name="ce64" office:value-type="currency" office:currency="USD" office:value="617" calcext:value-type="currency">
            <text:p>$617.00</text:p>
          </table:table-cell>
          <table:table-cell table:style-name="ce64" table:formula="of:=[.E419]-[.B419]" office:value-type="currency" office:currency="USD" office:value="11" calcext:value-type="currency">
            <text:p>$11.00</text:p>
          </table:table-cell>
          <table:table-cell table:style-name="ce17" table:formula="of:=[.E419]/[.D419]" office:value-type="float" office:value="1.42113506541367" calcext:value-type="float">
            <text:p>1.4211350654136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53214-R</text:p>
          </table:table-cell>
          <table:table-cell table:style-name="ce8" office:value-type="currency" office:currency="USD" office:value="412" calcext:value-type="currency">
            <text:p>$412.00</text:p>
          </table:table-cell>
          <table:table-cell table:style-name="ce64" office:value-type="currency" office:currency="USD" office:value="553" calcext:value-type="currency">
            <text:p>$553.00</text:p>
          </table:table-cell>
          <table:table-cell table:style-name="ce64" table:formula="of:=[.C420]*0.54" office:value-type="currency" office:currency="USD" office:value="298.62" calcext:value-type="currency">
            <text:p>$298.62</text:p>
          </table:table-cell>
          <table:table-cell table:style-name="ce64" office:value-type="currency" office:currency="USD" office:value="424" calcext:value-type="currency">
            <text:p>$424.00</text:p>
          </table:table-cell>
          <table:table-cell table:style-name="ce64" table:formula="of:=[.E420]-[.B420]" office:value-type="currency" office:currency="USD" office:value="12" calcext:value-type="currency">
            <text:p>$12.00</text:p>
          </table:table-cell>
          <table:table-cell table:style-name="ce17" table:formula="of:=[.E420]/[.D420]" office:value-type="float" office:value="1.41986471100395" calcext:value-type="float">
            <text:p>1.4198647110039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3214-R</text:p>
          </table:table-cell>
          <table:table-cell table:style-name="ce8" office:value-type="currency" office:currency="USD" office:value="506" calcext:value-type="currency">
            <text:p>$506.00</text:p>
          </table:table-cell>
          <table:table-cell table:style-name="ce64" office:value-type="currency" office:currency="USD" office:value="674" calcext:value-type="currency">
            <text:p>$674.00</text:p>
          </table:table-cell>
          <table:table-cell table:style-name="ce64" table:formula="of:=[.C421]*0.54" office:value-type="currency" office:currency="USD" office:value="363.96" calcext:value-type="currency">
            <text:p>$363.96</text:p>
          </table:table-cell>
          <table:table-cell table:style-name="ce64" office:value-type="currency" office:currency="USD" office:value="517" calcext:value-type="currency">
            <text:p>$517.00</text:p>
          </table:table-cell>
          <table:table-cell table:style-name="ce64" table:formula="of:=[.E421]-[.B421]" office:value-type="currency" office:currency="USD" office:value="11" calcext:value-type="currency">
            <text:p>$11.00</text:p>
          </table:table-cell>
          <table:table-cell table:style-name="ce17" table:formula="of:=[.E421]/[.D421]" office:value-type="float" office:value="1.42048576766678" calcext:value-type="float">
            <text:p>1.4204857676667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3214-R</text:p>
          </table:table-cell>
          <table:table-cell table:style-name="ce8" office:value-type="currency" office:currency="USD" office:value="552" calcext:value-type="currency">
            <text:p>$552.00</text:p>
          </table:table-cell>
          <table:table-cell table:style-name="ce64" office:value-type="currency" office:currency="USD" office:value="731" calcext:value-type="currency">
            <text:p>$731.00</text:p>
          </table:table-cell>
          <table:table-cell table:style-name="ce64" table:formula="of:=[.C422]*0.54" office:value-type="currency" office:currency="USD" office:value="394.74" calcext:value-type="currency">
            <text:p>$394.74</text:p>
          </table:table-cell>
          <table:table-cell table:style-name="ce64" office:value-type="currency" office:currency="USD" office:value="561" calcext:value-type="currency">
            <text:p>$561.00</text:p>
          </table:table-cell>
          <table:table-cell table:style-name="ce64" table:formula="of:=[.E422]-[.B422]" office:value-type="currency" office:currency="USD" office:value="9" calcext:value-type="currency">
            <text:p>$9.00</text:p>
          </table:table-cell>
          <table:table-cell table:style-name="ce17" table:formula="of:=[.E422]/[.D422]" office:value-type="float" office:value="1.42118863049096" calcext:value-type="float">
            <text:p>1.4211886304909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3214-R</text:p>
          </table:table-cell>
          <table:table-cell table:style-name="ce8" office:value-type="currency" office:currency="USD" office:value="642" calcext:value-type="currency">
            <text:p>$642.00</text:p>
          </table:table-cell>
          <table:table-cell table:style-name="ce64" office:value-type="currency" office:currency="USD" office:value="856" calcext:value-type="currency">
            <text:p>$856.00</text:p>
          </table:table-cell>
          <table:table-cell table:style-name="ce64" table:formula="of:=[.C423]*0.54" office:value-type="currency" office:currency="USD" office:value="462.24" calcext:value-type="currency">
            <text:p>$462.24</text:p>
          </table:table-cell>
          <table:table-cell table:style-name="ce64" office:value-type="currency" office:currency="USD" office:value="657" calcext:value-type="currency">
            <text:p>$657.00</text:p>
          </table:table-cell>
          <table:table-cell table:style-name="ce64" table:formula="of:=[.E423]-[.B423]" office:value-type="currency" office:currency="USD" office:value="15" calcext:value-type="currency">
            <text:p>$15.00</text:p>
          </table:table-cell>
          <table:table-cell table:style-name="ce17" table:formula="of:=[.E423]/[.D423]" office:value-type="float" office:value="1.42133956386293" calcext:value-type="float">
            <text:p>1.4213395638629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93214-R</text:p>
          </table:table-cell>
          <table:table-cell table:style-name="ce8" office:value-type="currency" office:currency="USD" office:value="695" calcext:value-type="currency">
            <text:p>$695.00</text:p>
          </table:table-cell>
          <table:table-cell table:style-name="ce64" office:value-type="currency" office:currency="USD" office:value="925" calcext:value-type="currency">
            <text:p>$925.00</text:p>
          </table:table-cell>
          <table:table-cell table:style-name="ce64" table:formula="of:=[.C424]*0.54" office:value-type="currency" office:currency="USD" office:value="499.5" calcext:value-type="currency">
            <text:p>$499.50</text:p>
          </table:table-cell>
          <table:table-cell table:style-name="ce64" office:value-type="currency" office:currency="USD" office:value="710" calcext:value-type="currency">
            <text:p>$710.00</text:p>
          </table:table-cell>
          <table:table-cell table:style-name="ce64" table:formula="of:=[.E424]-[.B424]" office:value-type="currency" office:currency="USD" office:value="15" calcext:value-type="currency">
            <text:p>$15.00</text:p>
          </table:table-cell>
          <table:table-cell table:style-name="ce17" table:formula="of:=[.E424]/[.D424]" office:value-type="float" office:value="1.42142142142142" calcext:value-type="float">
            <text:p>1.4214214214214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03214-R</text:p>
          </table:table-cell>
          <table:table-cell table:style-name="ce8" office:value-type="currency" office:currency="USD" office:value="771" calcext:value-type="currency">
            <text:p>$771.00</text:p>
          </table:table-cell>
          <table:table-cell table:style-name="ce64" office:value-type="currency" office:currency="USD" office:value="1017" calcext:value-type="currency">
            <text:p>$1,017.00</text:p>
          </table:table-cell>
          <table:table-cell table:style-name="ce64" table:formula="of:=[.C425]*0.54" office:value-type="currency" office:currency="USD" office:value="549.18" calcext:value-type="currency">
            <text:p>$549.18</text:p>
          </table:table-cell>
          <table:table-cell table:style-name="ce64" office:value-type="currency" office:currency="USD" office:value="781" calcext:value-type="currency">
            <text:p>$781.00</text:p>
          </table:table-cell>
          <table:table-cell table:style-name="ce64" table:formula="of:=[.E425]-[.B425]" office:value-type="currency" office:currency="USD" office:value="10" calcext:value-type="currency">
            <text:p>$10.00</text:p>
          </table:table-cell>
          <table:table-cell table:style-name="ce17" table:formula="of:=[.E425]/[.D425]" office:value-type="float" office:value="1.42212025201209" calcext:value-type="float">
            <text:p>1.4221202520120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13214-R</text:p>
          </table:table-cell>
          <table:table-cell table:style-name="ce8" office:value-type="currency" office:currency="USD" office:value="846" calcext:value-type="currency">
            <text:p>$846.00</text:p>
          </table:table-cell>
          <table:table-cell table:style-name="ce64" office:value-type="currency" office:currency="USD" office:value="1114" calcext:value-type="currency">
            <text:p>$1,114.00</text:p>
          </table:table-cell>
          <table:table-cell table:style-name="ce64" table:formula="of:=[.C426]*0.54" office:value-type="currency" office:currency="USD" office:value="601.56" calcext:value-type="currency">
            <text:p>$601.56</text:p>
          </table:table-cell>
          <table:table-cell table:style-name="ce64" office:value-type="currency" office:currency="USD" office:value="855" calcext:value-type="currency">
            <text:p>$855.00</text:p>
          </table:table-cell>
          <table:table-cell table:style-name="ce64" table:formula="of:=[.E426]-[.B426]" office:value-type="currency" office:currency="USD" office:value="9" calcext:value-type="currency">
            <text:p>$9.00</text:p>
          </table:table-cell>
          <table:table-cell table:style-name="ce17" table:formula="of:=[.E426]/[.D426]" office:value-type="float" office:value="1.42130460801915" calcext:value-type="float">
            <text:p>1.4213046080191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23214-R</text:p>
          </table:table-cell>
          <table:table-cell table:style-name="ce8" office:value-type="currency" office:currency="USD" office:value="903" calcext:value-type="currency">
            <text:p>$903.00</text:p>
          </table:table-cell>
          <table:table-cell table:style-name="ce64" office:value-type="currency" office:currency="USD" office:value="1197" calcext:value-type="currency">
            <text:p>$1,197.00</text:p>
          </table:table-cell>
          <table:table-cell table:style-name="ce64" table:formula="of:=[.C427]*0.54" office:value-type="currency" office:currency="USD" office:value="646.38" calcext:value-type="currency">
            <text:p>$646.38</text:p>
          </table:table-cell>
          <table:table-cell table:style-name="ce64" office:value-type="currency" office:currency="USD" office:value="919" calcext:value-type="currency">
            <text:p>$919.00</text:p>
          </table:table-cell>
          <table:table-cell table:style-name="ce64" table:formula="of:=[.E427]-[.B427]" office:value-type="currency" office:currency="USD" office:value="16" calcext:value-type="currency">
            <text:p>$16.00</text:p>
          </table:table-cell>
          <table:table-cell table:style-name="ce17" table:formula="of:=[.E427]/[.D427]" office:value-type="float" office:value="1.42176428726136" calcext:value-type="float">
            <text:p>1.4217642872613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34014-R</text:p>
          </table:table-cell>
          <table:table-cell table:style-name="ce8" office:value-type="currency" office:currency="USD" office:value="1252" calcext:value-type="currency">
            <text:p>$1,252.00</text:p>
          </table:table-cell>
          <table:table-cell table:style-name="ce64" office:value-type="currency" office:currency="USD" office:value="1660" calcext:value-type="currency">
            <text:p>$1,660.00</text:p>
          </table:table-cell>
          <table:table-cell table:style-name="ce64" table:formula="of:=[.C428]*0.54" office:value-type="currency" office:currency="USD" office:value="896.4" calcext:value-type="currency">
            <text:p>$896.40</text:p>
          </table:table-cell>
          <table:table-cell table:style-name="ce64" office:value-type="currency" office:currency="USD" office:value="1275" calcext:value-type="currency">
            <text:p>$1,275.00</text:p>
          </table:table-cell>
          <table:table-cell table:style-name="ce64" table:formula="of:=[.E428]-[.B428]" office:value-type="currency" office:currency="USD" office:value="23" calcext:value-type="currency">
            <text:p>$23.00</text:p>
          </table:table-cell>
          <table:table-cell table:style-name="ce17" table:formula="of:=[.E428]/[.D428]" office:value-type="float" office:value="1.42235609103079" calcext:value-type="float">
            <text:p>1.4223560910307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44014-R</text:p>
          </table:table-cell>
          <table:table-cell table:style-name="ce8" office:value-type="currency" office:currency="USD" office:value="1311" calcext:value-type="currency">
            <text:p>$1,311.00</text:p>
          </table:table-cell>
          <table:table-cell table:style-name="ce64" office:value-type="currency" office:currency="USD" office:value="1731" calcext:value-type="currency">
            <text:p>$1,731.00</text:p>
          </table:table-cell>
          <table:table-cell table:style-name="ce64" table:formula="of:=[.C429]*0.54" office:value-type="currency" office:currency="USD" office:value="934.74" calcext:value-type="currency">
            <text:p>$934.74</text:p>
          </table:table-cell>
          <table:table-cell table:style-name="ce64" office:value-type="currency" office:currency="USD" office:value="1329" calcext:value-type="currency">
            <text:p>$1,329.00</text:p>
          </table:table-cell>
          <table:table-cell table:style-name="ce64" table:formula="of:=[.E429]-[.B429]" office:value-type="currency" office:currency="USD" office:value="18" calcext:value-type="currency">
            <text:p>$18.00</text:p>
          </table:table-cell>
          <table:table-cell table:style-name="ce17" table:formula="of:=[.E429]/[.D429]" office:value-type="float" office:value="1.42178573721035" calcext:value-type="float">
            <text:p>1.4217857372103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54014-R</text:p>
          </table:table-cell>
          <table:table-cell table:style-name="ce8" office:value-type="currency" office:currency="USD" office:value="1369" calcext:value-type="currency">
            <text:p>$1,369.00</text:p>
          </table:table-cell>
          <table:table-cell table:style-name="ce64" office:value-type="currency" office:currency="USD" office:value="1802" calcext:value-type="currency">
            <text:p>$1,802.00</text:p>
          </table:table-cell>
          <table:table-cell table:style-name="ce64" table:formula="of:=[.C430]*0.54" office:value-type="currency" office:currency="USD" office:value="973.08" calcext:value-type="currency">
            <text:p>$973.08</text:p>
          </table:table-cell>
          <table:table-cell table:style-name="ce64" office:value-type="currency" office:currency="USD" office:value="1384" calcext:value-type="currency">
            <text:p>$1,384.00</text:p>
          </table:table-cell>
          <table:table-cell table:style-name="ce64" table:formula="of:=[.E430]-[.B430]" office:value-type="currency" office:currency="USD" office:value="15" calcext:value-type="currency">
            <text:p>$15.00</text:p>
          </table:table-cell>
          <table:table-cell table:style-name="ce17" table:formula="of:=[.E430]/[.D430]" office:value-type="float" office:value="1.42228799276524" calcext:value-type="float">
            <text:p>1.4222879927652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M-2000 - X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052414-X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509" calcext:value-type="currency">
            <text:p>$509.00</text:p>
          </table:table-cell>
          <table:table-cell table:style-name="ce64" table:formula="of:=[.C434]*0.54" office:value-type="currency" office:currency="USD" office:value="274.86" calcext:value-type="currency">
            <text:p>$274.86</text:p>
          </table:table-cell>
          <table:table-cell table:style-name="ce64" office:value-type="currency" office:currency="USD" office:value="390" calcext:value-type="currency">
            <text:p>$390.00</text:p>
          </table:table-cell>
          <table:table-cell table:style-name="ce64" table:formula="of:=[.E434]-[.B434]" office:value-type="currency" office:currency="USD" office:value="10" calcext:value-type="currency">
            <text:p>$10.00</text:p>
          </table:table-cell>
          <table:table-cell table:style-name="ce17" table:formula="of:=[.E434]/[.D434]" office:value-type="float" office:value="1.41890416939533" calcext:value-type="float">
            <text:p>1.4189041693953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2414-X</text:p>
          </table:table-cell>
          <table:table-cell table:style-name="ce8" office:value-type="currency" office:currency="USD" office:value="454" calcext:value-type="currency">
            <text:p>$454.00</text:p>
          </table:table-cell>
          <table:table-cell table:style-name="ce64" office:value-type="currency" office:currency="USD" office:value="610" calcext:value-type="currency">
            <text:p>$610.00</text:p>
          </table:table-cell>
          <table:table-cell table:style-name="ce64" table:formula="of:=[.C435]*0.54" office:value-type="currency" office:currency="USD" office:value="329.4" calcext:value-type="currency">
            <text:p>$329.40</text:p>
          </table:table-cell>
          <table:table-cell table:style-name="ce64" office:value-type="currency" office:currency="USD" office:value="468" calcext:value-type="currency">
            <text:p>$468.00</text:p>
          </table:table-cell>
          <table:table-cell table:style-name="ce64" table:formula="of:=[.E435]-[.B435]" office:value-type="currency" office:currency="USD" office:value="14" calcext:value-type="currency">
            <text:p>$14.00</text:p>
          </table:table-cell>
          <table:table-cell table:style-name="ce17" table:formula="of:=[.E435]/[.D435]" office:value-type="float" office:value="1.4207650273224" calcext:value-type="float">
            <text:p>1.420765027322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2414-X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64" office:value-type="currency" office:currency="USD" office:value="660" calcext:value-type="currency">
            <text:p>$660.00</text:p>
          </table:table-cell>
          <table:table-cell table:style-name="ce64" table:formula="of:=[.C436]*0.54" office:value-type="currency" office:currency="USD" office:value="356.4" calcext:value-type="currency">
            <text:p>$356.40</text:p>
          </table:table-cell>
          <table:table-cell table:style-name="ce64" office:value-type="currency" office:currency="USD" office:value="507" calcext:value-type="currency">
            <text:p>$507.00</text:p>
          </table:table-cell>
          <table:table-cell table:style-name="ce64" table:formula="of:=[.E436]-[.B436]" office:value-type="currency" office:currency="USD" office:value="12" calcext:value-type="currency">
            <text:p>$12.00</text:p>
          </table:table-cell>
          <table:table-cell table:style-name="ce17" table:formula="of:=[.E436]/[.D436]" office:value-type="float" office:value="1.42255892255892" calcext:value-type="float">
            <text:p>1.4225589225589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2414-X</text:p>
          </table:table-cell>
          <table:table-cell table:style-name="ce8" office:value-type="currency" office:currency="USD" office:value="604" calcext:value-type="currency">
            <text:p>$604.00</text:p>
          </table:table-cell>
          <table:table-cell table:style-name="ce64" office:value-type="currency" office:currency="USD" office:value="804" calcext:value-type="currency">
            <text:p>$804.00</text:p>
          </table:table-cell>
          <table:table-cell table:style-name="ce64" table:formula="of:=[.C437]*0.54" office:value-type="currency" office:currency="USD" office:value="434.16" calcext:value-type="currency">
            <text:p>$434.16</text:p>
          </table:table-cell>
          <table:table-cell table:style-name="ce64" office:value-type="currency" office:currency="USD" office:value="617" calcext:value-type="currency">
            <text:p>$617.00</text:p>
          </table:table-cell>
          <table:table-cell table:style-name="ce64" table:formula="of:=[.E437]-[.B437]" office:value-type="currency" office:currency="USD" office:value="13" calcext:value-type="currency">
            <text:p>$13.00</text:p>
          </table:table-cell>
          <table:table-cell table:style-name="ce17" table:formula="of:=[.E437]/[.D437]" office:value-type="float" office:value="1.42113506541367" calcext:value-type="float">
            <text:p>1.4211350654136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53214-X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64" office:value-type="currency" office:currency="USD" office:value="553" calcext:value-type="currency">
            <text:p>$553.00</text:p>
          </table:table-cell>
          <table:table-cell table:style-name="ce64" table:formula="of:=[.C438]*0.54" office:value-type="currency" office:currency="USD" office:value="298.62" calcext:value-type="currency">
            <text:p>$298.62</text:p>
          </table:table-cell>
          <table:table-cell table:style-name="ce64" office:value-type="currency" office:currency="USD" office:value="424" calcext:value-type="currency">
            <text:p>$424.00</text:p>
          </table:table-cell>
          <table:table-cell table:style-name="ce64" table:formula="of:=[.E438]-[.B438]" office:value-type="currency" office:currency="USD" office:value="9" calcext:value-type="currency">
            <text:p>$9.00</text:p>
          </table:table-cell>
          <table:table-cell table:style-name="ce17" table:formula="of:=[.E438]/[.D438]" office:value-type="float" office:value="1.41986471100395" calcext:value-type="float">
            <text:p>1.4198647110039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63214-X</text:p>
          </table:table-cell>
          <table:table-cell table:style-name="ce8" office:value-type="currency" office:currency="USD" office:value="502" calcext:value-type="currency">
            <text:p>$502.00</text:p>
          </table:table-cell>
          <table:table-cell table:style-name="ce64" office:value-type="currency" office:currency="USD" office:value="674" calcext:value-type="currency">
            <text:p>$674.00</text:p>
          </table:table-cell>
          <table:table-cell table:style-name="ce64" table:formula="of:=[.C439]*0.54" office:value-type="currency" office:currency="USD" office:value="363.96" calcext:value-type="currency">
            <text:p>$363.96</text:p>
          </table:table-cell>
          <table:table-cell table:style-name="ce64" office:value-type="currency" office:currency="USD" office:value="517" calcext:value-type="currency">
            <text:p>$517.00</text:p>
          </table:table-cell>
          <table:table-cell table:style-name="ce64" table:formula="of:=[.E439]-[.B439]" office:value-type="currency" office:currency="USD" office:value="15" calcext:value-type="currency">
            <text:p>$15.00</text:p>
          </table:table-cell>
          <table:table-cell table:style-name="ce17" table:formula="of:=[.E439]/[.D439]" office:value-type="float" office:value="1.42048576766678" calcext:value-type="float">
            <text:p>1.4204857676667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73214-X</text:p>
          </table:table-cell>
          <table:table-cell table:style-name="ce8" office:value-type="currency" office:currency="USD" office:value="550" calcext:value-type="currency">
            <text:p>$550.00</text:p>
          </table:table-cell>
          <table:table-cell table:style-name="ce64" office:value-type="currency" office:currency="USD" office:value="731" calcext:value-type="currency">
            <text:p>$731.00</text:p>
          </table:table-cell>
          <table:table-cell table:style-name="ce64" table:formula="of:=[.C440]*0.54" office:value-type="currency" office:currency="USD" office:value="394.74" calcext:value-type="currency">
            <text:p>$394.74</text:p>
          </table:table-cell>
          <table:table-cell table:style-name="ce64" office:value-type="currency" office:currency="USD" office:value="561" calcext:value-type="currency">
            <text:p>$561.00</text:p>
          </table:table-cell>
          <table:table-cell table:style-name="ce64" table:formula="of:=[.E440]-[.B440]" office:value-type="currency" office:currency="USD" office:value="11" calcext:value-type="currency">
            <text:p>$11.00</text:p>
          </table:table-cell>
          <table:table-cell table:style-name="ce17" table:formula="of:=[.E440]/[.D440]" office:value-type="float" office:value="1.42118863049096" calcext:value-type="float">
            <text:p>1.4211886304909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83214-X</text:p>
          </table:table-cell>
          <table:table-cell table:style-name="ce8" office:value-type="currency" office:currency="USD" office:value="643" calcext:value-type="currency">
            <text:p>$643.00</text:p>
          </table:table-cell>
          <table:table-cell table:style-name="ce64" office:value-type="currency" office:currency="USD" office:value="856" calcext:value-type="currency">
            <text:p>$856.00</text:p>
          </table:table-cell>
          <table:table-cell table:style-name="ce64" table:formula="of:=[.C441]*0.54" office:value-type="currency" office:currency="USD" office:value="462.24" calcext:value-type="currency">
            <text:p>$462.24</text:p>
          </table:table-cell>
          <table:table-cell table:style-name="ce64" office:value-type="currency" office:currency="USD" office:value="657" calcext:value-type="currency">
            <text:p>$657.00</text:p>
          </table:table-cell>
          <table:table-cell table:style-name="ce64" table:formula="of:=[.E441]-[.B441]" office:value-type="currency" office:currency="USD" office:value="14" calcext:value-type="currency">
            <text:p>$14.00</text:p>
          </table:table-cell>
          <table:table-cell table:style-name="ce17" table:formula="of:=[.E441]/[.D441]" office:value-type="float" office:value="1.42133956386293" calcext:value-type="float">
            <text:p>1.4213395638629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093214-X</text:p>
          </table:table-cell>
          <table:table-cell table:style-name="ce8" office:value-type="currency" office:currency="USD" office:value="690" calcext:value-type="currency">
            <text:p>$690.00</text:p>
          </table:table-cell>
          <table:table-cell table:style-name="ce64" office:value-type="currency" office:currency="USD" office:value="925" calcext:value-type="currency">
            <text:p>$925.00</text:p>
          </table:table-cell>
          <table:table-cell table:style-name="ce64" table:formula="of:=[.C442]*0.54" office:value-type="currency" office:currency="USD" office:value="499.5" calcext:value-type="currency">
            <text:p>$499.50</text:p>
          </table:table-cell>
          <table:table-cell table:style-name="ce64" office:value-type="currency" office:currency="USD" office:value="710" calcext:value-type="currency">
            <text:p>$710.00</text:p>
          </table:table-cell>
          <table:table-cell table:style-name="ce64" table:formula="of:=[.E442]-[.B442]" office:value-type="currency" office:currency="USD" office:value="20" calcext:value-type="currency">
            <text:p>$20.00</text:p>
          </table:table-cell>
          <table:table-cell table:style-name="ce17" table:formula="of:=[.E442]/[.D442]" office:value-type="float" office:value="1.42142142142142" calcext:value-type="float">
            <text:p>1.4214214214214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03214-X</text:p>
          </table:table-cell>
          <table:table-cell table:style-name="ce8" office:value-type="currency" office:currency="USD" office:value="767" calcext:value-type="currency">
            <text:p>$767.00</text:p>
          </table:table-cell>
          <table:table-cell table:style-name="ce64" office:value-type="currency" office:currency="USD" office:value="1017" calcext:value-type="currency">
            <text:p>$1,017.00</text:p>
          </table:table-cell>
          <table:table-cell table:style-name="ce64" table:formula="of:=[.C443]*0.54" office:value-type="currency" office:currency="USD" office:value="549.18" calcext:value-type="currency">
            <text:p>$549.18</text:p>
          </table:table-cell>
          <table:table-cell table:style-name="ce64" office:value-type="currency" office:currency="USD" office:value="781" calcext:value-type="currency">
            <text:p>$781.00</text:p>
          </table:table-cell>
          <table:table-cell table:style-name="ce64" table:formula="of:=[.E443]-[.B443]" office:value-type="currency" office:currency="USD" office:value="14" calcext:value-type="currency">
            <text:p>$14.00</text:p>
          </table:table-cell>
          <table:table-cell table:style-name="ce17" table:formula="of:=[.E443]/[.D443]" office:value-type="float" office:value="1.42212025201209" calcext:value-type="float">
            <text:p>1.4221202520120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13214-X</text:p>
          </table:table-cell>
          <table:table-cell table:style-name="ce8" office:value-type="currency" office:currency="USD" office:value="839" calcext:value-type="currency">
            <text:p>$839.00</text:p>
          </table:table-cell>
          <table:table-cell table:style-name="ce64" office:value-type="currency" office:currency="USD" office:value="1114" calcext:value-type="currency">
            <text:p>$1,114.00</text:p>
          </table:table-cell>
          <table:table-cell table:style-name="ce64" table:formula="of:=[.C444]*0.54" office:value-type="currency" office:currency="USD" office:value="601.56" calcext:value-type="currency">
            <text:p>$601.56</text:p>
          </table:table-cell>
          <table:table-cell table:style-name="ce64" office:value-type="currency" office:currency="USD" office:value="855" calcext:value-type="currency">
            <text:p>$855.00</text:p>
          </table:table-cell>
          <table:table-cell table:style-name="ce64" table:formula="of:=[.E444]-[.B444]" office:value-type="currency" office:currency="USD" office:value="16" calcext:value-type="currency">
            <text:p>$16.00</text:p>
          </table:table-cell>
          <table:table-cell table:style-name="ce17" table:formula="of:=[.E444]/[.D444]" office:value-type="float" office:value="1.42130460801915" calcext:value-type="float">
            <text:p>1.4213046080191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23214-X</text:p>
          </table:table-cell>
          <table:table-cell table:style-name="ce8" office:value-type="currency" office:currency="USD" office:value="906" calcext:value-type="currency">
            <text:p>$906.00</text:p>
          </table:table-cell>
          <table:table-cell table:style-name="ce64" office:value-type="currency" office:currency="USD" office:value="1197" calcext:value-type="currency">
            <text:p>$1,197.00</text:p>
          </table:table-cell>
          <table:table-cell table:style-name="ce64" table:formula="of:=[.C445]*0.54" office:value-type="currency" office:currency="USD" office:value="646.38" calcext:value-type="currency">
            <text:p>$646.38</text:p>
          </table:table-cell>
          <table:table-cell table:style-name="ce64" office:value-type="currency" office:currency="USD" office:value="919" calcext:value-type="currency">
            <text:p>$919.00</text:p>
          </table:table-cell>
          <table:table-cell table:style-name="ce64" table:formula="of:=[.E445]-[.B445]" office:value-type="currency" office:currency="USD" office:value="13" calcext:value-type="currency">
            <text:p>$13.00</text:p>
          </table:table-cell>
          <table:table-cell table:style-name="ce17" table:formula="of:=[.E445]/[.D445]" office:value-type="float" office:value="1.42176428726136" calcext:value-type="float">
            <text:p>1.4217642872613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34014-X</text:p>
          </table:table-cell>
          <table:table-cell table:style-name="ce8" office:value-type="currency" office:currency="USD" office:value="1259" calcext:value-type="currency">
            <text:p>$1,259.00</text:p>
          </table:table-cell>
          <table:table-cell table:style-name="ce64" office:value-type="currency" office:currency="USD" office:value="1660" calcext:value-type="currency">
            <text:p>$1,660.00</text:p>
          </table:table-cell>
          <table:table-cell table:style-name="ce64" table:formula="of:=[.C446]*0.54" office:value-type="currency" office:currency="USD" office:value="896.4" calcext:value-type="currency">
            <text:p>$896.40</text:p>
          </table:table-cell>
          <table:table-cell table:style-name="ce64" office:value-type="currency" office:currency="USD" office:value="1275" calcext:value-type="currency">
            <text:p>$1,275.00</text:p>
          </table:table-cell>
          <table:table-cell table:style-name="ce64" table:formula="of:=[.E446]-[.B446]" office:value-type="currency" office:currency="USD" office:value="16" calcext:value-type="currency">
            <text:p>$16.00</text:p>
          </table:table-cell>
          <table:table-cell table:style-name="ce17" table:formula="of:=[.E446]/[.D446]" office:value-type="float" office:value="1.42235609103079" calcext:value-type="float">
            <text:p>1.4223560910307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44014-X</text:p>
          </table:table-cell>
          <table:table-cell table:style-name="ce8" office:value-type="currency" office:currency="USD" office:value="1314" calcext:value-type="currency">
            <text:p>$1,314.00</text:p>
          </table:table-cell>
          <table:table-cell table:style-name="ce64" office:value-type="currency" office:currency="USD" office:value="1731" calcext:value-type="currency">
            <text:p>$1,731.00</text:p>
          </table:table-cell>
          <table:table-cell table:style-name="ce64" table:formula="of:=[.C447]*0.54" office:value-type="currency" office:currency="USD" office:value="934.74" calcext:value-type="currency">
            <text:p>$934.74</text:p>
          </table:table-cell>
          <table:table-cell table:style-name="ce64" office:value-type="currency" office:currency="USD" office:value="1329" calcext:value-type="currency">
            <text:p>$1,329.00</text:p>
          </table:table-cell>
          <table:table-cell table:style-name="ce64" table:formula="of:=[.E447]-[.B447]" office:value-type="currency" office:currency="USD" office:value="15" calcext:value-type="currency">
            <text:p>$15.00</text:p>
          </table:table-cell>
          <table:table-cell table:style-name="ce17" table:formula="of:=[.E447]/[.D447]" office:value-type="float" office:value="1.42178573721035" calcext:value-type="float">
            <text:p>1.4217857372103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154014-X</text:p>
          </table:table-cell>
          <table:table-cell table:style-name="ce8" office:value-type="currency" office:currency="USD" office:value="1369" calcext:value-type="currency">
            <text:p>$1,369.00</text:p>
          </table:table-cell>
          <table:table-cell table:style-name="ce64" office:value-type="currency" office:currency="USD" office:value="1802" calcext:value-type="currency">
            <text:p>$1,802.00</text:p>
          </table:table-cell>
          <table:table-cell table:style-name="ce64" table:formula="of:=[.C448]*0.54" office:value-type="currency" office:currency="USD" office:value="973.08" calcext:value-type="currency">
            <text:p>$973.08</text:p>
          </table:table-cell>
          <table:table-cell table:style-name="ce64" office:value-type="currency" office:currency="USD" office:value="1384" calcext:value-type="currency">
            <text:p>$1,384.00</text:p>
          </table:table-cell>
          <table:table-cell table:style-name="ce64" table:formula="of:=[.E448]-[.B448]" office:value-type="currency" office:currency="USD" office:value="15" calcext:value-type="currency">
            <text:p>$15.00</text:p>
          </table:table-cell>
          <table:table-cell table:style-name="ce17" table:formula="of:=[.E448]/[.D448]" office:value-type="float" office:value="1.42228799276524" calcext:value-type="float">
            <text:p>1.4222879927652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Mini-Scissor Lift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MSL-10</text:p>
          </table:table-cell>
          <table:table-cell table:style-name="ce8" office:value-type="currency" office:currency="USD" office:value="6699" calcext:value-type="currency">
            <text:p>$6,699.00</text:p>
          </table:table-cell>
          <table:table-cell table:style-name="ce64" office:value-type="currency" office:currency="USD" office:value="7000" calcext:value-type="currency">
            <text:p>$7,000.00</text:p>
          </table:table-cell>
          <table:table-cell table:style-name="ce64" table:formula="of:=[.C452]*0.75" office:value-type="currency" office:currency="USD" office:value="5250" calcext:value-type="currency">
            <text:p>$5,250.00</text:p>
          </table:table-cell>
          <table:table-cell table:style-name="ce64" office:value-type="currency" office:currency="USD" office:value="6790" calcext:value-type="currency">
            <text:p>$6,790.00</text:p>
          </table:table-cell>
          <table:table-cell table:style-name="ce64" table:formula="of:=[.E452]-[.B452]" office:value-type="currency" office:currency="USD" office:value="91" calcext:value-type="currency">
            <text:p>$91.00</text:p>
          </table:table-cell>
          <table:table-cell table:style-name="ce17" table:formula="of:=[.E452]/[.D452]" office:value-type="float" office:value="1.29333333333333" calcext:value-type="float">
            <text:p>1.2933333333333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MSL-12</text:p>
          </table:table-cell>
          <table:table-cell table:style-name="ce8" office:value-type="currency" office:currency="USD" office:value="7599" calcext:value-type="currency">
            <text:p>$7,599.00</text:p>
          </table:table-cell>
          <table:table-cell table:style-name="ce64" office:value-type="currency" office:currency="USD" office:value="8400" calcext:value-type="currency">
            <text:p>$8,400.00</text:p>
          </table:table-cell>
          <table:table-cell table:style-name="ce64" table:formula="of:=[.C453]*0.75" office:value-type="currency" office:currency="USD" office:value="6300" calcext:value-type="currency">
            <text:p>$6,300.00</text:p>
          </table:table-cell>
          <table:table-cell table:style-name="ce64" office:value-type="currency" office:currency="USD" office:value="7759" calcext:value-type="currency">
            <text:p>$7,759.00</text:p>
          </table:table-cell>
          <table:table-cell table:style-name="ce64" table:formula="of:=[.E453]-[.B453]" office:value-type="currency" office:currency="USD" office:value="160" calcext:value-type="currency">
            <text:p>$160.00</text:p>
          </table:table-cell>
          <table:table-cell table:style-name="ce17" table:formula="of:=[.E453]/[.D453]" office:value-type="float" office:value="1.2315873015873" calcext:value-type="float">
            <text:p>1.2315873015873</text:p>
          </table:table-cell>
          <table:table-cell table:style-name="ce17" office:value-type="string" calcext:value-type="string">
            <text:p>hofequipmen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Monster Line Rolling Safety Ladder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ML063221-G</text:p>
          </table:table-cell>
          <table:table-cell table:style-name="ce8" office:value-type="currency" office:currency="USD" office:value="896" calcext:value-type="currency">
            <text:p>$896.00</text:p>
          </table:table-cell>
          <table:table-cell table:style-name="ce64" office:value-type="currency" office:currency="USD" office:value="1179" calcext:value-type="currency">
            <text:p>$1,179.00</text:p>
          </table:table-cell>
          <table:table-cell table:style-name="ce64" table:formula="of:=[.C457]*0.54" office:value-type="currency" office:currency="USD" office:value="636.66" calcext:value-type="currency">
            <text:p>$636.66</text:p>
          </table:table-cell>
          <table:table-cell table:style-name="ce64" office:value-type="currency" office:currency="USD" office:value="907" calcext:value-type="currency">
            <text:p>$907.00</text:p>
          </table:table-cell>
          <table:table-cell table:style-name="ce64" table:formula="of:=[.E457]-[.B457]" office:value-type="currency" office:currency="USD" office:value="11" calcext:value-type="currency">
            <text:p>$11.00</text:p>
          </table:table-cell>
          <table:table-cell table:style-name="ce17" table:formula="of:=[.E457]/[.D457]" office:value-type="float" office:value="1.42462224735338" calcext:value-type="float">
            <text:p>1.4246222473533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73221-G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 office:value-type="currency" office:currency="USD" office:value="1250" calcext:value-type="currency">
            <text:p>$1,250.00</text:p>
          </table:table-cell>
          <table:table-cell table:style-name="ce64" table:formula="of:=[.C458]*0.54" office:value-type="currency" office:currency="USD" office:value="675" calcext:value-type="currency">
            <text:p>$675.00</text:p>
          </table:table-cell>
          <table:table-cell table:style-name="ce64" office:value-type="currency" office:currency="USD" office:value="955" calcext:value-type="currency">
            <text:p>$955.00</text:p>
          </table:table-cell>
          <table:table-cell table:style-name="ce64" table:formula="of:=[.E458]-[.B458]" office:value-type="currency" office:currency="USD" office:value="10" calcext:value-type="currency">
            <text:p>$10.00</text:p>
          </table:table-cell>
          <table:table-cell table:style-name="ce17" table:formula="of:=[.E458]/[.D458]" office:value-type="float" office:value="1.41481481481481" calcext:value-type="float">
            <text:p>1.4148148148148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83221-G</text:p>
          </table:table-cell>
          <table:table-cell table:style-name="ce8" office:value-type="currency" office:currency="USD" office:value="976" calcext:value-type="currency">
            <text:p>$976.00</text:p>
          </table:table-cell>
          <table:table-cell table:style-name="ce64" office:value-type="currency" office:currency="USD" office:value="1403" calcext:value-type="currency">
            <text:p>$1,403.00</text:p>
          </table:table-cell>
          <table:table-cell table:style-name="ce64" table:formula="of:=[.C459]*0.54" office:value-type="currency" office:currency="USD" office:value="757.62" calcext:value-type="currency">
            <text:p>$757.62</text:p>
          </table:table-cell>
          <table:table-cell table:style-name="ce64" office:value-type="currency" office:currency="USD" office:value="986" calcext:value-type="currency">
            <text:p>$986.00</text:p>
          </table:table-cell>
          <table:table-cell table:style-name="ce64" table:formula="of:=[.E459]-[.B459]" office:value-type="currency" office:currency="USD" office:value="10" calcext:value-type="currency">
            <text:p>$10.00</text:p>
          </table:table-cell>
          <table:table-cell table:style-name="ce17" table:formula="of:=[.E459]/[.D459]" office:value-type="float" office:value="1.30144399567065" calcext:value-type="float">
            <text:p>1.301443995670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93221-G</text:p>
          </table:table-cell>
          <table:table-cell table:style-name="ce8" office:value-type="currency" office:currency="USD" office:value="1134" calcext:value-type="currency">
            <text:p>$1,134.00</text:p>
          </table:table-cell>
          <table:table-cell table:style-name="ce64" office:value-type="currency" office:currency="USD" office:value="1489" calcext:value-type="currency">
            <text:p>$1,489.00</text:p>
          </table:table-cell>
          <table:table-cell table:style-name="ce64" table:formula="of:=[.C460]*0.54" office:value-type="currency" office:currency="USD" office:value="804.06" calcext:value-type="currency">
            <text:p>$804.06</text:p>
          </table:table-cell>
          <table:table-cell table:style-name="ce64" office:value-type="currency" office:currency="USD" office:value="1147" calcext:value-type="currency">
            <text:p>$1,147.00</text:p>
          </table:table-cell>
          <table:table-cell table:style-name="ce64" table:formula="of:=[.E460]-[.B460]" office:value-type="currency" office:currency="USD" office:value="13" calcext:value-type="currency">
            <text:p>$13.00</text:p>
          </table:table-cell>
          <table:table-cell table:style-name="ce17" table:formula="of:=[.E460]/[.D460]" office:value-type="float" office:value="1.42651045941845" calcext:value-type="float">
            <text:p>1.4265104594184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03221-G</text:p>
          </table:table-cell>
          <table:table-cell table:style-name="ce8" office:value-type="currency" office:currency="USD" office:value="1221" calcext:value-type="currency">
            <text:p>$1,221.00</text:p>
          </table:table-cell>
          <table:table-cell table:style-name="ce64" office:value-type="currency" office:currency="USD" office:value="1604" calcext:value-type="currency">
            <text:p>$1,604.00</text:p>
          </table:table-cell>
          <table:table-cell table:style-name="ce64" table:formula="of:=[.C461]*0.54" office:value-type="currency" office:currency="USD" office:value="866.16" calcext:value-type="currency">
            <text:p>$866.16</text:p>
          </table:table-cell>
          <table:table-cell table:style-name="ce64" office:value-type="currency" office:currency="USD" office:value="1236" calcext:value-type="currency">
            <text:p>$1,236.00</text:p>
          </table:table-cell>
          <table:table-cell table:style-name="ce64" table:formula="of:=[.E461]-[.B461]" office:value-type="currency" office:currency="USD" office:value="15" calcext:value-type="currency">
            <text:p>$15.00</text:p>
          </table:table-cell>
          <table:table-cell table:style-name="ce17" table:formula="of:=[.E461]/[.D461]" office:value-type="float" office:value="1.4269880853422" calcext:value-type="float">
            <text:p>1.426988085342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13221-G</text:p>
          </table:table-cell>
          <table:table-cell table:style-name="ce8" office:value-type="currency" office:currency="USD" office:value="1314" calcext:value-type="currency">
            <text:p>$1,314.00</text:p>
          </table:table-cell>
          <table:table-cell table:style-name="ce64" office:value-type="currency" office:currency="USD" office:value="1724" calcext:value-type="currency">
            <text:p>$1,724.00</text:p>
          </table:table-cell>
          <table:table-cell table:style-name="ce64" table:formula="of:=[.C462]*0.54" office:value-type="currency" office:currency="USD" office:value="930.96" calcext:value-type="currency">
            <text:p>$930.96</text:p>
          </table:table-cell>
          <table:table-cell table:style-name="ce64" office:value-type="currency" office:currency="USD" office:value="1327" calcext:value-type="currency">
            <text:p>$1,327.00</text:p>
          </table:table-cell>
          <table:table-cell table:style-name="ce64" table:formula="of:=[.E462]-[.B462]" office:value-type="currency" office:currency="USD" office:value="13" calcext:value-type="currency">
            <text:p>$13.00</text:p>
          </table:table-cell>
          <table:table-cell table:style-name="ce17" table:formula="of:=[.E462]/[.D462]" office:value-type="float" office:value="1.42541032912263" calcext:value-type="float">
            <text:p>1.4254103291226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23221-G</text:p>
          </table:table-cell>
          <table:table-cell table:style-name="ce8" office:value-type="currency" office:currency="USD" office:value="1394" calcext:value-type="currency">
            <text:p>$1,394.00</text:p>
          </table:table-cell>
          <table:table-cell table:style-name="ce64" office:value-type="currency" office:currency="USD" office:value="1827" calcext:value-type="currency">
            <text:p>$1,827.00</text:p>
          </table:table-cell>
          <table:table-cell table:style-name="ce64" table:formula="of:=[.C463]*0.54" office:value-type="currency" office:currency="USD" office:value="986.58" calcext:value-type="currency">
            <text:p>$986.58</text:p>
          </table:table-cell>
          <table:table-cell table:style-name="ce64" office:value-type="currency" office:currency="USD" office:value="1407" calcext:value-type="currency">
            <text:p>$1,407.00</text:p>
          </table:table-cell>
          <table:table-cell table:style-name="ce64" table:formula="of:=[.E463]-[.B463]" office:value-type="currency" office:currency="USD" office:value="13" calcext:value-type="currency">
            <text:p>$13.00</text:p>
          </table:table-cell>
          <table:table-cell table:style-name="ce17" table:formula="of:=[.E463]/[.D463]" office:value-type="float" office:value="1.42613878246062" calcext:value-type="float">
            <text:p>1.4261387824606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34021-G</text:p>
          </table:table-cell>
          <table:table-cell table:style-name="ce8" office:value-type="currency" office:currency="USD" office:value="1482" calcext:value-type="currency">
            <text:p>$1,482.00</text:p>
          </table:table-cell>
          <table:table-cell table:style-name="ce64" office:value-type="currency" office:currency="USD" office:value="2400" calcext:value-type="currency">
            <text:p>$2,400.00</text:p>
          </table:table-cell>
          <table:table-cell table:style-name="ce64" table:formula="of:=[.C464]*0.54" office:value-type="currency" office:currency="USD" office:value="1296" calcext:value-type="currency">
            <text:p>$1,296.00</text:p>
          </table:table-cell>
          <table:table-cell table:style-name="ce64" office:value-type="currency" office:currency="USD" office:value="1487" calcext:value-type="currency">
            <text:p>$1,487.00</text:p>
          </table:table-cell>
          <table:table-cell table:style-name="ce64" table:formula="of:=[.E464]-[.B464]" office:value-type="currency" office:currency="USD" office:value="5" calcext:value-type="currency">
            <text:p>$5.00</text:p>
          </table:table-cell>
          <table:table-cell table:style-name="ce17" table:formula="of:=[.E464]/[.D464]" office:value-type="float" office:value="1.14737654320988" calcext:value-type="float">
            <text:p>1.1473765432098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44021-G</text:p>
          </table:table-cell>
          <table:table-cell table:style-name="ce8" office:value-type="currency" office:currency="USD" office:value="1885" calcext:value-type="currency">
            <text:p>$1,885.00</text:p>
          </table:table-cell>
          <table:table-cell table:style-name="ce64" office:value-type="currency" office:currency="USD" office:value="2488" calcext:value-type="currency">
            <text:p>$2,488.00</text:p>
          </table:table-cell>
          <table:table-cell table:style-name="ce64" table:formula="of:=[.C465]*0.54" office:value-type="currency" office:currency="USD" office:value="1343.52" calcext:value-type="currency">
            <text:p>$1,343.52</text:p>
          </table:table-cell>
          <table:table-cell table:style-name="ce64" office:value-type="currency" office:currency="USD" office:value="1901" calcext:value-type="currency">
            <text:p>$1,901.00</text:p>
          </table:table-cell>
          <table:table-cell table:style-name="ce64" table:formula="of:=[.E465]-[.B465]" office:value-type="currency" office:currency="USD" office:value="16" calcext:value-type="currency">
            <text:p>$16.00</text:p>
          </table:table-cell>
          <table:table-cell table:style-name="ce17" table:formula="of:=[.E465]/[.D465]" office:value-type="float" office:value="1.41493985947362" calcext:value-type="float">
            <text:p>1.4149398594736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54021-G</text:p>
          </table:table-cell>
          <table:table-cell table:style-name="ce8" office:value-type="currency" office:currency="USD" office:value="1971" calcext:value-type="currency">
            <text:p>$1,971.00</text:p>
          </table:table-cell>
          <table:table-cell table:style-name="ce64" office:value-type="currency" office:currency="USD" office:value="2576" calcext:value-type="currency">
            <text:p>$2,576.00</text:p>
          </table:table-cell>
          <table:table-cell table:style-name="ce64" table:formula="of:=[.C466]*0.54" office:value-type="currency" office:currency="USD" office:value="1391.04" calcext:value-type="currency">
            <text:p>$1,391.04</text:p>
          </table:table-cell>
          <table:table-cell table:style-name="ce64" office:value-type="currency" office:currency="USD" office:value="1983" calcext:value-type="currency">
            <text:p>$1,983.00</text:p>
          </table:table-cell>
          <table:table-cell table:style-name="ce64" table:formula="of:=[.E466]-[.B466]" office:value-type="currency" office:currency="USD" office:value="12" calcext:value-type="currency">
            <text:p>$12.00</text:p>
          </table:table-cell>
          <table:table-cell table:style-name="ce17" table:formula="of:=[.E466]/[.D466]" office:value-type="float" office:value="1.42555210489993" calcext:value-type="float">
            <text:p>1.4255521048999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63221-P</text:p>
          </table:table-cell>
          <table:table-cell table:style-name="ce8" office:value-type="currency" office:currency="USD" office:value="775" calcext:value-type="currency">
            <text:p>$775.00</text:p>
          </table:table-cell>
          <table:table-cell table:style-name="ce64" office:value-type="currency" office:currency="USD" office:value="1025" calcext:value-type="currency">
            <text:p>$1,025.00</text:p>
          </table:table-cell>
          <table:table-cell table:style-name="ce64" table:formula="of:=[.C467]*0.54" office:value-type="currency" office:currency="USD" office:value="553.5" calcext:value-type="currency">
            <text:p>$553.50</text:p>
          </table:table-cell>
          <table:table-cell table:style-name="ce64" office:value-type="currency" office:currency="USD" office:value="789" calcext:value-type="currency">
            <text:p>$789.00</text:p>
          </table:table-cell>
          <table:table-cell table:style-name="ce64" table:formula="of:=[.E467]-[.B467]" office:value-type="currency" office:currency="USD" office:value="14" calcext:value-type="currency">
            <text:p>$14.00</text:p>
          </table:table-cell>
          <table:table-cell table:style-name="ce17" table:formula="of:=[.E467]/[.D467]" office:value-type="float" office:value="1.42547425474255" calcext:value-type="float">
            <text:p>1.4254742547425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73221-P</text:p>
          </table:table-cell>
          <table:table-cell table:style-name="ce8" office:value-type="currency" office:currency="USD" office:value="821" calcext:value-type="currency">
            <text:p>$821.00</text:p>
          </table:table-cell>
          <table:table-cell table:style-name="ce64" office:value-type="currency" office:currency="USD" office:value="1087" calcext:value-type="currency">
            <text:p>$1,087.00</text:p>
          </table:table-cell>
          <table:table-cell table:style-name="ce64" table:formula="of:=[.C468]*0.54" office:value-type="currency" office:currency="USD" office:value="586.98" calcext:value-type="currency">
            <text:p>$586.98</text:p>
          </table:table-cell>
          <table:table-cell table:style-name="ce64" office:value-type="currency" office:currency="USD" office:value="837" calcext:value-type="currency">
            <text:p>$837.00</text:p>
          </table:table-cell>
          <table:table-cell table:style-name="ce64" table:formula="of:=[.E468]-[.B468]" office:value-type="currency" office:currency="USD" office:value="16" calcext:value-type="currency">
            <text:p>$16.00</text:p>
          </table:table-cell>
          <table:table-cell table:style-name="ce17" table:formula="of:=[.E468]/[.D468]" office:value-type="float" office:value="1.42594296228151" calcext:value-type="float">
            <text:p>1.4259429622815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83221-P</text:p>
          </table:table-cell>
          <table:table-cell table:style-name="ce8" office:value-type="currency" office:currency="USD" office:value="928" calcext:value-type="currency">
            <text:p>$928.00</text:p>
          </table:table-cell>
          <table:table-cell table:style-name="ce64" office:value-type="currency" office:currency="USD" office:value="1221" calcext:value-type="currency">
            <text:p>$1,221.00</text:p>
          </table:table-cell>
          <table:table-cell table:style-name="ce64" table:formula="of:=[.C469]*0.54" office:value-type="currency" office:currency="USD" office:value="659.34" calcext:value-type="currency">
            <text:p>$659.34</text:p>
          </table:table-cell>
          <table:table-cell table:style-name="ce64" office:value-type="currency" office:currency="USD" office:value="940" calcext:value-type="currency">
            <text:p>$940.00</text:p>
          </table:table-cell>
          <table:table-cell table:style-name="ce64" table:formula="of:=[.E469]-[.B469]" office:value-type="currency" office:currency="USD" office:value="12" calcext:value-type="currency">
            <text:p>$12.00</text:p>
          </table:table-cell>
          <table:table-cell table:style-name="ce17" table:formula="of:=[.E469]/[.D469]" office:value-type="float" office:value="1.42566809233476" calcext:value-type="float">
            <text:p>1.4256680923347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93221-P</text:p>
          </table:table-cell>
          <table:table-cell table:style-name="ce8" office:value-type="currency" office:currency="USD" office:value="978" calcext:value-type="currency">
            <text:p>$978.00</text:p>
          </table:table-cell>
          <table:table-cell table:style-name="ce64" office:value-type="currency" office:currency="USD" office:value="1295" calcext:value-type="currency">
            <text:p>$1,295.00</text:p>
          </table:table-cell>
          <table:table-cell table:style-name="ce64" table:formula="of:=[.C470]*0.54" office:value-type="currency" office:currency="USD" office:value="699.3" calcext:value-type="currency">
            <text:p>$699.30</text:p>
          </table:table-cell>
          <table:table-cell table:style-name="ce64" office:value-type="currency" office:currency="USD" office:value="998" calcext:value-type="currency">
            <text:p>$998.00</text:p>
          </table:table-cell>
          <table:table-cell table:style-name="ce64" table:formula="of:=[.E470]-[.B470]" office:value-type="currency" office:currency="USD" office:value="20" calcext:value-type="currency">
            <text:p>$20.00</text:p>
          </table:table-cell>
          <table:table-cell table:style-name="ce17" table:formula="of:=[.E470]/[.D470]" office:value-type="float" office:value="1.42714142714143" calcext:value-type="float">
            <text:p>1.4271414271414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03221-P</text:p>
          </table:table-cell>
          <table:table-cell table:style-name="ce8" office:value-type="currency" office:currency="USD" office:value="1060" calcext:value-type="currency">
            <text:p>$1,060.00</text:p>
          </table:table-cell>
          <table:table-cell table:style-name="ce64" office:value-type="currency" office:currency="USD" office:value="1396" calcext:value-type="currency">
            <text:p>$1,396.00</text:p>
          </table:table-cell>
          <table:table-cell table:style-name="ce64" table:formula="of:=[.C471]*0.54" office:value-type="currency" office:currency="USD" office:value="753.84" calcext:value-type="currency">
            <text:p>$753.84</text:p>
          </table:table-cell>
          <table:table-cell table:style-name="ce64" office:value-type="currency" office:currency="USD" office:value="1075" calcext:value-type="currency">
            <text:p>$1,075.00</text:p>
          </table:table-cell>
          <table:table-cell table:style-name="ce64" table:formula="of:=[.E471]-[.B471]" office:value-type="currency" office:currency="USD" office:value="15" calcext:value-type="currency">
            <text:p>$15.00</text:p>
          </table:table-cell>
          <table:table-cell table:style-name="ce17" table:formula="of:=[.E471]/[.D471]" office:value-type="float" office:value="1.42603204924122" calcext:value-type="float">
            <text:p>1.4260320492412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13221-P</text:p>
          </table:table-cell>
          <table:table-cell table:style-name="ce8" office:value-type="currency" office:currency="USD" office:value="1131" calcext:value-type="currency">
            <text:p>$1,131.00</text:p>
          </table:table-cell>
          <table:table-cell table:style-name="ce64" office:value-type="currency" office:currency="USD" office:value="1499" calcext:value-type="currency">
            <text:p>$1,499.00</text:p>
          </table:table-cell>
          <table:table-cell table:style-name="ce64" table:formula="of:=[.C472]*0.54" office:value-type="currency" office:currency="USD" office:value="809.46" calcext:value-type="currency">
            <text:p>$809.46</text:p>
          </table:table-cell>
          <table:table-cell table:style-name="ce64" office:value-type="currency" office:currency="USD" office:value="1155" calcext:value-type="currency">
            <text:p>$1,155.00</text:p>
          </table:table-cell>
          <table:table-cell table:style-name="ce64" table:formula="of:=[.E472]-[.B472]" office:value-type="currency" office:currency="USD" office:value="24" calcext:value-type="currency">
            <text:p>$24.00</text:p>
          </table:table-cell>
          <table:table-cell table:style-name="ce17" table:formula="of:=[.E472]/[.D472]" office:value-type="float" office:value="1.42687717737751" calcext:value-type="float">
            <text:p>1.4268771773775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23221-P</text:p>
          </table:table-cell>
          <table:table-cell table:style-name="ce8" office:value-type="currency" office:currency="USD" office:value="1211" calcext:value-type="currency">
            <text:p>$1,211.00</text:p>
          </table:table-cell>
          <table:table-cell table:style-name="ce64" office:value-type="currency" office:currency="USD" office:value="1589" calcext:value-type="currency">
            <text:p>$1,589.00</text:p>
          </table:table-cell>
          <table:table-cell table:style-name="ce64" table:formula="of:=[.C473]*0.54" office:value-type="currency" office:currency="USD" office:value="858.06" calcext:value-type="currency">
            <text:p>$858.06</text:p>
          </table:table-cell>
          <table:table-cell table:style-name="ce64" office:value-type="currency" office:currency="USD" office:value="1224" calcext:value-type="currency">
            <text:p>$1,224.00</text:p>
          </table:table-cell>
          <table:table-cell table:style-name="ce64" table:formula="of:=[.E473]-[.B473]" office:value-type="currency" office:currency="USD" office:value="13" calcext:value-type="currency">
            <text:p>$13.00</text:p>
          </table:table-cell>
          <table:table-cell table:style-name="ce17" table:formula="of:=[.E473]/[.D473]" office:value-type="float" office:value="1.42647367316971" calcext:value-type="float">
            <text:p>1.4264736731697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34021-P</text:p>
          </table:table-cell>
          <table:table-cell table:style-name="ce8" office:value-type="currency" office:currency="USD" office:value="1575" calcext:value-type="currency">
            <text:p>$1,575.00</text:p>
          </table:table-cell>
          <table:table-cell table:style-name="ce64" office:value-type="currency" office:currency="USD" office:value="2087" calcext:value-type="currency">
            <text:p>$2,087.00</text:p>
          </table:table-cell>
          <table:table-cell table:style-name="ce64" table:formula="of:=[.C474]*0.54" office:value-type="currency" office:currency="USD" office:value="1126.98" calcext:value-type="currency">
            <text:p>$1,126.98</text:p>
          </table:table-cell>
          <table:table-cell table:style-name="ce64" office:value-type="currency" office:currency="USD" office:value="1594" calcext:value-type="currency">
            <text:p>$1,594.00</text:p>
          </table:table-cell>
          <table:table-cell table:style-name="ce64" table:formula="of:=[.E474]-[.B474]" office:value-type="currency" office:currency="USD" office:value="19" calcext:value-type="currency">
            <text:p>$19.00</text:p>
          </table:table-cell>
          <table:table-cell table:style-name="ce17" table:formula="of:=[.E474]/[.D474]" office:value-type="float" office:value="1.41439954568848" calcext:value-type="float">
            <text:p>1.4143995456884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44021-P</text:p>
          </table:table-cell>
          <table:table-cell table:style-name="ce8" office:value-type="currency" office:currency="USD" office:value="1635" calcext:value-type="currency">
            <text:p>$1,635.00</text:p>
          </table:table-cell>
          <table:table-cell table:style-name="ce64" office:value-type="currency" office:currency="USD" office:value="2163" calcext:value-type="currency">
            <text:p>$2,163.00</text:p>
          </table:table-cell>
          <table:table-cell table:style-name="ce64" table:formula="of:=[.C475]*0.54" office:value-type="currency" office:currency="USD" office:value="1168.02" calcext:value-type="currency">
            <text:p>$1,168.02</text:p>
          </table:table-cell>
          <table:table-cell table:style-name="ce64" office:value-type="currency" office:currency="USD" office:value="1653" calcext:value-type="currency">
            <text:p>$1,653.00</text:p>
          </table:table-cell>
          <table:table-cell table:style-name="ce64" table:formula="of:=[.E475]-[.B475]" office:value-type="currency" office:currency="USD" office:value="18" calcext:value-type="currency">
            <text:p>$18.00</text:p>
          </table:table-cell>
          <table:table-cell table:style-name="ce17" table:formula="of:=[.E475]/[.D475]" office:value-type="float" office:value="1.4152154928854" calcext:value-type="float">
            <text:p>1.415215492885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54021-P</text:p>
          </table:table-cell>
          <table:table-cell table:style-name="ce8" office:value-type="currency" office:currency="USD" office:value="1694" calcext:value-type="currency">
            <text:p>$1,694.00</text:p>
          </table:table-cell>
          <table:table-cell table:style-name="ce64" office:value-type="currency" office:currency="USD" office:value="2240" calcext:value-type="currency">
            <text:p>$2,240.00</text:p>
          </table:table-cell>
          <table:table-cell table:style-name="ce64" table:formula="of:=[.C476]*0.54" office:value-type="currency" office:currency="USD" office:value="1209.6" calcext:value-type="currency">
            <text:p>$1,209.60</text:p>
          </table:table-cell>
          <table:table-cell table:style-name="ce64" office:value-type="currency" office:currency="USD" office:value="1724" calcext:value-type="currency">
            <text:p>$1,724.00</text:p>
          </table:table-cell>
          <table:table-cell table:style-name="ce64" table:formula="of:=[.E476]-[.B476]" office:value-type="currency" office:currency="USD" office:value="30" calcext:value-type="currency">
            <text:p>$30.00</text:p>
          </table:table-cell>
          <table:table-cell table:style-name="ce17" table:formula="of:=[.E476]/[.D476]" office:value-type="float" office:value="1.42526455026455" calcext:value-type="float">
            <text:p>1.4252645502645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63221-X</text:p>
          </table:table-cell>
          <table:table-cell table:style-name="ce8" office:value-type="currency" office:currency="USD" office:value="815" calcext:value-type="currency">
            <text:p>$815.00</text:p>
          </table:table-cell>
          <table:table-cell table:style-name="ce64" office:value-type="currency" office:currency="USD" office:value="1077" calcext:value-type="currency">
            <text:p>$1,077.00</text:p>
          </table:table-cell>
          <table:table-cell table:style-name="ce64" table:formula="of:=[.C477]*0.54" office:value-type="currency" office:currency="USD" office:value="581.58" calcext:value-type="currency">
            <text:p>$581.58</text:p>
          </table:table-cell>
          <table:table-cell table:style-name="ce64" office:value-type="currency" office:currency="USD" office:value="829" calcext:value-type="currency">
            <text:p>$829.00</text:p>
          </table:table-cell>
          <table:table-cell table:style-name="ce64" table:formula="of:=[.E477]-[.B477]" office:value-type="currency" office:currency="USD" office:value="14" calcext:value-type="currency">
            <text:p>$14.00</text:p>
          </table:table-cell>
          <table:table-cell table:style-name="ce17" table:formula="of:=[.E477]/[.D477]" office:value-type="float" office:value="1.42542728429451" calcext:value-type="float">
            <text:p>1.4254272842945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73221-X</text:p>
          </table:table-cell>
          <table:table-cell table:style-name="ce8" office:value-type="currency" office:currency="USD" office:value="856" calcext:value-type="currency">
            <text:p>$856.00</text:p>
          </table:table-cell>
          <table:table-cell table:style-name="ce64" office:value-type="currency" office:currency="USD" office:value="1142" calcext:value-type="currency">
            <text:p>$1,142.00</text:p>
          </table:table-cell>
          <table:table-cell table:style-name="ce64" table:formula="of:=[.C478]*0.54" office:value-type="currency" office:currency="USD" office:value="616.68" calcext:value-type="currency">
            <text:p>$616.68</text:p>
          </table:table-cell>
          <table:table-cell table:style-name="ce64" office:value-type="currency" office:currency="USD" office:value="873" calcext:value-type="currency">
            <text:p>$873.00</text:p>
          </table:table-cell>
          <table:table-cell table:style-name="ce64" table:formula="of:=[.E478]-[.B478]" office:value-type="currency" office:currency="USD" office:value="17" calcext:value-type="currency">
            <text:p>$17.00</text:p>
          </table:table-cell>
          <table:table-cell table:style-name="ce17" table:formula="of:=[.E478]/[.D478]" office:value-type="float" office:value="1.41564506713368" calcext:value-type="float">
            <text:p>1.4156450671336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083221-X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64" office:value-type="currency" office:currency="USD" office:value="1281" calcext:value-type="currency">
            <text:p>$1,281.00</text:p>
          </table:table-cell>
          <table:table-cell table:style-name="ce64" table:formula="of:=[.C479]*0.54" office:value-type="currency" office:currency="USD" office:value="691.74" calcext:value-type="currency">
            <text:p>$691.74</text:p>
          </table:table-cell>
          <table:table-cell table:style-name="ce64" office:value-type="currency" office:currency="USD" office:value="1182" calcext:value-type="currency">
            <text:p>$1,182.00</text:p>
          </table:table-cell>
          <table:table-cell table:style-name="ce64" table:formula="of:=[.E479]-[.B479]" office:value-type="currency" office:currency="USD" office:value="112" calcext:value-type="currency">
            <text:p>$112.00</text:p>
          </table:table-cell>
          <table:table-cell table:style-name="ce17" table:formula="of:=[.E479]/[.D479]" office:value-type="float" office:value="1.70873449561974" calcext:value-type="float">
            <text:p>1.7087344956197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ML093221-X</text:p>
          </table:table-cell>
          <table:table-cell table:style-name="ce8" office:value-type="currency" office:currency="USD" office:value="1020" calcext:value-type="currency">
            <text:p>$1,020.00</text:p>
          </table:table-cell>
          <table:table-cell table:style-name="ce64" office:value-type="currency" office:currency="USD" office:value="1360" calcext:value-type="currency">
            <text:p>$1,360.00</text:p>
          </table:table-cell>
          <table:table-cell table:style-name="ce64" table:formula="of:=[.C480]*0.54" office:value-type="currency" office:currency="USD" office:value="734.4" calcext:value-type="currency">
            <text:p>$734.40</text:p>
          </table:table-cell>
          <table:table-cell table:style-name="ce64" office:value-type="currency" office:currency="USD" office:value="1047" calcext:value-type="currency">
            <text:p>$1,047.00</text:p>
          </table:table-cell>
          <table:table-cell table:style-name="ce64" table:formula="of:=[.E480]-[.B480]" office:value-type="currency" office:currency="USD" office:value="27" calcext:value-type="currency">
            <text:p>$27.00</text:p>
          </table:table-cell>
          <table:table-cell table:style-name="ce17" table:formula="of:=[.E480]/[.D480]" office:value-type="float" office:value="1.42565359477124" calcext:value-type="float">
            <text:p>1.4256535947712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03221-X</text:p>
          </table:table-cell>
          <table:table-cell table:style-name="ce8" office:value-type="currency" office:currency="USD" office:value="1089" calcext:value-type="currency">
            <text:p>$1,089.00</text:p>
          </table:table-cell>
          <table:table-cell table:style-name="ce64" office:value-type="currency" office:currency="USD" office:value="1465" calcext:value-type="currency">
            <text:p>$1,465.00</text:p>
          </table:table-cell>
          <table:table-cell table:style-name="ce64" table:formula="of:=[.C481]*0.54" office:value-type="currency" office:currency="USD" office:value="791.1" calcext:value-type="currency">
            <text:p>$791.10</text:p>
          </table:table-cell>
          <table:table-cell table:style-name="ce64" office:value-type="currency" office:currency="USD" office:value="1119" calcext:value-type="currency">
            <text:p>$1,119.00</text:p>
          </table:table-cell>
          <table:table-cell table:style-name="ce64" table:formula="of:=[.E481]-[.B481]" office:value-type="currency" office:currency="USD" office:value="30" calcext:value-type="currency">
            <text:p>$30.00</text:p>
          </table:table-cell>
          <table:table-cell table:style-name="ce17" table:formula="of:=[.E481]/[.D481]" office:value-type="float" office:value="1.41448615851346" calcext:value-type="float">
            <text:p>1.4144861585134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13221-X</text:p>
          </table:table-cell>
          <table:table-cell table:style-name="ce8" office:value-type="currency" office:currency="USD" office:value="1179" calcext:value-type="currency">
            <text:p>$1,179.00</text:p>
          </table:table-cell>
          <table:table-cell table:style-name="ce64" office:value-type="currency" office:currency="USD" office:value="1575" calcext:value-type="currency">
            <text:p>$1,575.00</text:p>
          </table:table-cell>
          <table:table-cell table:style-name="ce64" table:formula="of:=[.C482]*0.5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203" calcext:value-type="currency">
            <text:p>$1,203.00</text:p>
          </table:table-cell>
          <table:table-cell table:style-name="ce64" table:formula="of:=[.E482]-[.B482]" office:value-type="currency" office:currency="USD" office:value="24" calcext:value-type="currency">
            <text:p>$24.00</text:p>
          </table:table-cell>
          <table:table-cell table:style-name="ce17" table:formula="of:=[.E482]/[.D482]" office:value-type="float" office:value="1.41446208112875" calcext:value-type="float">
            <text:p>1.4144620811287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23221-X</text:p>
          </table:table-cell>
          <table:table-cell table:style-name="ce8" office:value-type="currency" office:currency="USD" office:value="1260" calcext:value-type="currency">
            <text:p>$1,260.00</text:p>
          </table:table-cell>
          <table:table-cell table:style-name="ce64" office:value-type="currency" office:currency="USD" office:value="1669" calcext:value-type="currency">
            <text:p>$1,669.00</text:p>
          </table:table-cell>
          <table:table-cell table:style-name="ce64" table:formula="of:=[.C483]*0.54" office:value-type="currency" office:currency="USD" office:value="901.26" calcext:value-type="currency">
            <text:p>$901.26</text:p>
          </table:table-cell>
          <table:table-cell table:style-name="ce64" office:value-type="currency" office:currency="USD" office:value="1285" calcext:value-type="currency">
            <text:p>$1,285.00</text:p>
          </table:table-cell>
          <table:table-cell table:style-name="ce64" table:formula="of:=[.E483]-[.B483]" office:value-type="currency" office:currency="USD" office:value="25" calcext:value-type="currency">
            <text:p>$25.00</text:p>
          </table:table-cell>
          <table:table-cell table:style-name="ce17" table:formula="of:=[.E483]/[.D483]" office:value-type="float" office:value="1.42578168342099" calcext:value-type="float">
            <text:p>1.4257816834209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34021-X</text:p>
          </table:table-cell>
          <table:table-cell table:style-name="ce8" office:value-type="currency" office:currency="USD" office:value="1659" calcext:value-type="currency">
            <text:p>$1,659.00</text:p>
          </table:table-cell>
          <table:table-cell table:style-name="ce64" office:value-type="currency" office:currency="USD" office:value="2191" calcext:value-type="currency">
            <text:p>$2,191.00</text:p>
          </table:table-cell>
          <table:table-cell table:style-name="ce64" table:formula="of:=[.C484]*0.54" office:value-type="currency" office:currency="USD" office:value="1183.14" calcext:value-type="currency">
            <text:p>$1,183.14</text:p>
          </table:table-cell>
          <table:table-cell table:style-name="ce64" office:value-type="currency" office:currency="USD" office:value="1688" calcext:value-type="currency">
            <text:p>$1,688.00</text:p>
          </table:table-cell>
          <table:table-cell table:style-name="ce64" table:formula="of:=[.E484]-[.B484]" office:value-type="currency" office:currency="USD" office:value="29" calcext:value-type="currency">
            <text:p>$29.00</text:p>
          </table:table-cell>
          <table:table-cell table:style-name="ce17" table:formula="of:=[.E484]/[.D484]" office:value-type="float" office:value="1.42671196984296" calcext:value-type="float">
            <text:p>1.426711969842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44021-X</text:p>
          </table:table-cell>
          <table:table-cell table:style-name="ce8" office:value-type="currency" office:currency="USD" office:value="1709" calcext:value-type="currency">
            <text:p>$1,709.00</text:p>
          </table:table-cell>
          <table:table-cell table:style-name="ce64" office:value-type="currency" office:currency="USD" office:value="2272" calcext:value-type="currency">
            <text:p>$2,272.00</text:p>
          </table:table-cell>
          <table:table-cell table:style-name="ce64" table:formula="of:=[.C485]*0.54" office:value-type="currency" office:currency="USD" office:value="1226.88" calcext:value-type="currency">
            <text:p>$1,226.88</text:p>
          </table:table-cell>
          <table:table-cell table:style-name="ce64" office:value-type="currency" office:currency="USD" office:value="1735" calcext:value-type="currency">
            <text:p>$1,735.00</text:p>
          </table:table-cell>
          <table:table-cell table:style-name="ce64" table:formula="of:=[.E485]-[.B485]" office:value-type="currency" office:currency="USD" office:value="26" calcext:value-type="currency">
            <text:p>$26.00</text:p>
          </table:table-cell>
          <table:table-cell table:style-name="ce17" table:formula="of:=[.E485]/[.D485]" office:value-type="float" office:value="1.41415623369849" calcext:value-type="float">
            <text:p>1.4141562336984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ML154021-X</text:p>
          </table:table-cell>
          <table:table-cell table:style-name="ce8" office:value-type="currency" office:currency="USD" office:value="1759" calcext:value-type="currency">
            <text:p>$1,759.00</text:p>
          </table:table-cell>
          <table:table-cell table:style-name="ce64" office:value-type="currency" office:currency="USD" office:value="2351" calcext:value-type="currency">
            <text:p>$2,351.00</text:p>
          </table:table-cell>
          <table:table-cell table:style-name="ce64" table:formula="of:=[.C486]*0.54" office:value-type="currency" office:currency="USD" office:value="1269.54" calcext:value-type="currency">
            <text:p>$1,269.54</text:p>
          </table:table-cell>
          <table:table-cell table:style-name="ce64" office:value-type="currency" office:currency="USD" office:value="1796" calcext:value-type="currency">
            <text:p>$1,796.00</text:p>
          </table:table-cell>
          <table:table-cell table:style-name="ce64" table:formula="of:=[.E486]-[.B486]" office:value-type="currency" office:currency="USD" office:value="37" calcext:value-type="currency">
            <text:p>$37.00</text:p>
          </table:table-cell>
          <table:table-cell table:style-name="ce17" table:formula="of:=[.E486]/[.D486]" office:value-type="float" office:value="1.41468563416671" calcext:value-type="float">
            <text:p>1.4146856341667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MRO Telescoping Hydraulic Maintenance Lift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MR-15-AC</text:p>
          </table:table-cell>
          <table:table-cell table:style-name="ce8" office:value-type="currency" office:currency="USD" office:value="7269" calcext:value-type="currency">
            <text:p>$7,269.00</text:p>
          </table:table-cell>
          <table:table-cell table:style-name="ce64" office:value-type="currency" office:currency="USD" office:value="8295" calcext:value-type="currency">
            <text:p>$8,295.00</text:p>
          </table:table-cell>
          <table:table-cell table:style-name="ce64" table:formula="of:=[.C490]*0.75" office:value-type="currency" office:currency="USD" office:value="6221.25" calcext:value-type="currency">
            <text:p>$6,221.25</text:p>
          </table:table-cell>
          <table:table-cell table:style-name="ce64" office:value-type="currency" office:currency="USD" office:value="8046.15" calcext:value-type="currency">
            <text:p>$8,046.15</text:p>
          </table:table-cell>
          <table:table-cell table:style-name="ce64" table:formula="of:=[.E490]-[.B490]" office:value-type="currency" office:currency="USD" office:value="777.15" calcext:value-type="currency">
            <text:p>$777.15</text:p>
          </table:table-cell>
          <table:table-cell table:style-name="ce17" table:formula="of:=[.E490]/[.D490]" office:value-type="float" office:value="1.29333333333333" calcext:value-type="float">
            <text:p>1.2933333333333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MR-15-DC</text:p>
          </table:table-cell>
          <table:table-cell table:style-name="ce8" office:value-type="currency" office:currency="USD" office:value="7578" calcext:value-type="currency">
            <text:p>$7,578.00</text:p>
          </table:table-cell>
          <table:table-cell table:style-name="ce64" office:value-type="currency" office:currency="USD" office:value="8549" calcext:value-type="currency">
            <text:p>$8,549.00</text:p>
          </table:table-cell>
          <table:table-cell table:style-name="ce64" table:formula="of:=[.C491]*0.75" office:value-type="currency" office:currency="USD" office:value="6411.75" calcext:value-type="currency">
            <text:p>$6,411.75</text:p>
          </table:table-cell>
          <table:table-cell table:style-name="ce64" office:value-type="currency" office:currency="USD" office:value="8334" calcext:value-type="currency">
            <text:p>$8,334.00</text:p>
          </table:table-cell>
          <table:table-cell table:style-name="ce64" table:formula="of:=[.E491]-[.B491]" office:value-type="currency" office:currency="USD" office:value="756" calcext:value-type="currency">
            <text:p>$756.00</text:p>
          </table:table-cell>
          <table:table-cell table:style-name="ce17" table:formula="of:=[.E491]/[.D491]" office:value-type="float" office:value="1.2998011463329" calcext:value-type="float">
            <text:p>1.2998011463329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MR-20-AC</text:p>
          </table:table-cell>
          <table:table-cell table:style-name="ce8" office:value-type="currency" office:currency="USD" office:value="9591" calcext:value-type="currency">
            <text:p>$9,591.00</text:p>
          </table:table-cell>
          <table:table-cell table:style-name="ce64" office:value-type="currency" office:currency="USD" office:value="10243" calcext:value-type="currency">
            <text:p>$10,243.00</text:p>
          </table:table-cell>
          <table:table-cell table:style-name="ce64" table:formula="of:=[.C492]*0.75" office:value-type="currency" office:currency="USD" office:value="7682.25" calcext:value-type="currency">
            <text:p>$7,682.25</text:p>
          </table:table-cell>
          <table:table-cell table:style-name="ce64" office:value-type="currency" office:currency="USD" office:value="9987" calcext:value-type="currency">
            <text:p>$9,987.00</text:p>
          </table:table-cell>
          <table:table-cell table:style-name="ce64" table:formula="of:=[.E492]-[.B492]" office:value-type="currency" office:currency="USD" office:value="396" calcext:value-type="currency">
            <text:p>$396.00</text:p>
          </table:table-cell>
          <table:table-cell table:style-name="ce17" table:formula="of:=[.E492]/[.D492]" office:value-type="float" office:value="1.30000976276482" calcext:value-type="float">
            <text:p>1.3000097627648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MR-20-DC</text:p>
          </table:table-cell>
          <table:table-cell table:style-name="ce8" office:value-type="currency" office:currency="USD" office:value="9791" calcext:value-type="currency">
            <text:p>$9,791.00</text:p>
          </table:table-cell>
          <table:table-cell table:style-name="ce64" office:value-type="currency" office:currency="USD" office:value="10497" calcext:value-type="currency">
            <text:p>$10,497.00</text:p>
          </table:table-cell>
          <table:table-cell table:style-name="ce64" table:formula="of:=[.C493]*0.75" office:value-type="currency" office:currency="USD" office:value="7872.75" calcext:value-type="currency">
            <text:p>$7,872.75</text:p>
          </table:table-cell>
          <table:table-cell table:style-name="ce64" office:value-type="currency" office:currency="USD" office:value="10234" calcext:value-type="currency">
            <text:p>$10,234.00</text:p>
          </table:table-cell>
          <table:table-cell table:style-name="ce64" table:formula="of:=[.E493]-[.B493]" office:value-type="currency" office:currency="USD" office:value="443" calcext:value-type="currency">
            <text:p>$443.00</text:p>
          </table:table-cell>
          <table:table-cell table:style-name="ce17" table:formula="of:=[.E493]/[.D493]" office:value-type="float" office:value="1.29992696325934" calcext:value-type="float">
            <text:p>1.2999269632593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MR-24-AC</text:p>
          </table:table-cell>
          <table:table-cell table:style-name="ce8" office:value-type="currency" office:currency="USD" office:value="11691" calcext:value-type="currency">
            <text:p>$11,691.00</text:p>
          </table:table-cell>
          <table:table-cell table:style-name="ce64" office:value-type="currency" office:currency="USD" office:value="12442" calcext:value-type="currency">
            <text:p>$12,442.00</text:p>
          </table:table-cell>
          <table:table-cell table:style-name="ce64" table:formula="of:=[.C494]*0.75" office:value-type="currency" office:currency="USD" office:value="9331.5" calcext:value-type="currency">
            <text:p>$9,331.50</text:p>
          </table:table-cell>
          <table:table-cell table:style-name="ce64" office:value-type="currency" office:currency="USD" office:value="12130" calcext:value-type="currency">
            <text:p>$12,130.00</text:p>
          </table:table-cell>
          <table:table-cell table:style-name="ce64" table:formula="of:=[.E494]-[.B494]" office:value-type="currency" office:currency="USD" office:value="439" calcext:value-type="currency">
            <text:p>$439.00</text:p>
          </table:table-cell>
          <table:table-cell table:style-name="ce17" table:formula="of:=[.E494]/[.D494]" office:value-type="float" office:value="1.29989819428816" calcext:value-type="float">
            <text:p>1.2998981942881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MR-24-DC</text:p>
          </table:table-cell>
          <table:table-cell table:style-name="ce8" office:value-type="currency" office:currency="USD" office:value="11891" calcext:value-type="currency">
            <text:p>$11,891.00</text:p>
          </table:table-cell>
          <table:table-cell table:style-name="ce64" office:value-type="currency" office:currency="USD" office:value="12696" calcext:value-type="currency">
            <text:p>$12,696.00</text:p>
          </table:table-cell>
          <table:table-cell table:style-name="ce64" table:formula="of:=[.C495]*0.75" office:value-type="currency" office:currency="USD" office:value="9522" calcext:value-type="currency">
            <text:p>$9,522.00</text:p>
          </table:table-cell>
          <table:table-cell table:style-name="ce64" office:value-type="currency" office:currency="USD" office:value="12379" calcext:value-type="currency">
            <text:p>$12,379.00</text:p>
          </table:table-cell>
          <table:table-cell table:style-name="ce64" table:formula="of:=[.E495]-[.B495]" office:value-type="currency" office:currency="USD" office:value="488" calcext:value-type="currency">
            <text:p>$488.00</text:p>
          </table:table-cell>
          <table:table-cell table:style-name="ce17" table:formula="of:=[.E495]/[.D495]" office:value-type="float" office:value="1.30004200798152" calcext:value-type="float">
            <text:p>1.3000420079815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MR-28-AC</text:p>
          </table:table-cell>
          <table:table-cell table:style-name="ce8" office:value-type="currency" office:currency="USD" office:value="12950" calcext:value-type="currency">
            <text:p>$12,950.00</text:p>
          </table:table-cell>
          <table:table-cell table:style-name="ce64" office:value-type="currency" office:currency="USD" office:value="14394" calcext:value-type="currency">
            <text:p>$14,394.00</text:p>
          </table:table-cell>
          <table:table-cell table:style-name="ce64" table:formula="of:=[.C496]*0.75" office:value-type="currency" office:currency="USD" office:value="10795.5" calcext:value-type="currency">
            <text:p>$10,795.50</text:p>
          </table:table-cell>
          <table:table-cell table:style-name="ce64" office:value-type="currency" office:currency="USD" office:value="14034" calcext:value-type="currency">
            <text:p>$14,034.00</text:p>
          </table:table-cell>
          <table:table-cell table:style-name="ce64" table:formula="of:=[.E496]-[.B496]" office:value-type="currency" office:currency="USD" office:value="1084" calcext:value-type="currency">
            <text:p>$1,084.00</text:p>
          </table:table-cell>
          <table:table-cell table:style-name="ce17" table:formula="of:=[.E496]/[.D496]" office:value-type="float" office:value="1.29998610532166" calcext:value-type="float">
            <text:p>1.29998610532166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MR-28-DC</text:p>
          </table:table-cell>
          <table:table-cell table:style-name="ce8" office:value-type="currency" office:currency="USD" office:value="13501" calcext:value-type="currency">
            <text:p>$13,501.00</text:p>
          </table:table-cell>
          <table:table-cell table:style-name="ce64" office:value-type="currency" office:currency="USD" office:value="14648" calcext:value-type="currency">
            <text:p>$14,648.00</text:p>
          </table:table-cell>
          <table:table-cell table:style-name="ce64" table:formula="of:=[.C497]*0.75" office:value-type="currency" office:currency="USD" office:value="10986" calcext:value-type="currency">
            <text:p>$10,986.00</text:p>
          </table:table-cell>
          <table:table-cell table:style-name="ce64" office:value-type="currency" office:currency="USD" office:value="14208.56" calcext:value-type="currency">
            <text:p>$14,208.56</text:p>
          </table:table-cell>
          <table:table-cell table:style-name="ce64" table:formula="of:=[.E497]-[.B497]" office:value-type="currency" office:currency="USD" office:value="707.56" calcext:value-type="currency">
            <text:p>$707.56</text:p>
          </table:table-cell>
          <table:table-cell table:style-name="ce17" table:formula="of:=[.E497]/[.D497]" office:value-type="float" office:value="1.29333333333333" calcext:value-type="float">
            <text:p>1.2933333333333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avigator Series Ladder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NAV-7RS</text:p>
          </table:table-cell>
          <table:table-cell table:style-name="ce8" office:value-type="currency" office:currency="USD" office:value="849" calcext:value-type="currency">
            <text:p>$849.00</text:p>
          </table:table-cell>
          <table:table-cell table:style-name="ce64" office:value-type="currency" office:currency="USD" office:value="960" calcext:value-type="currency">
            <text:p>$960.00</text:p>
          </table:table-cell>
          <table:table-cell table:style-name="ce64" table:formula="of:=[.C501]*0.54" office:value-type="currency" office:currency="USD" office:value="518.4" calcext:value-type="currency">
            <text:p>$518.40</text:p>
          </table:table-cell>
          <table:table-cell table:style-name="ce64" office:value-type="currency" office:currency="USD" office:value="886.15" calcext:value-type="currency">
            <text:p>$886.15</text:p>
          </table:table-cell>
          <table:table-cell table:style-name="ce64" table:formula="of:=[.E501]-[.B501]" office:value-type="currency" office:currency="USD" office:value="37.15" calcext:value-type="currency">
            <text:p>$37.15</text:p>
          </table:table-cell>
          <table:table-cell table:style-name="ce17" table:formula="of:=[.E501]/[.D501]" office:value-type="float" office:value="1.70939429012346" calcext:value-type="float">
            <text:p>1.70939429012346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NAV-8RS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 office:value-type="currency" office:currency="USD" office:value="1060" calcext:value-type="currency">
            <text:p>$1,060.00</text:p>
          </table:table-cell>
          <table:table-cell table:style-name="ce64" table:formula="of:=[.C502]*0.54" office:value-type="currency" office:currency="USD" office:value="572.4" calcext:value-type="currency">
            <text:p>$572.40</text:p>
          </table:table-cell>
          <table:table-cell table:style-name="ce64" office:value-type="currency" office:currency="USD" office:value="957" calcext:value-type="currency">
            <text:p>$957.00</text:p>
          </table:table-cell>
          <table:table-cell table:style-name="ce64" table:formula="of:=[.E502]-[.B502]" office:value-type="currency" office:currency="USD" office:value="32" calcext:value-type="currency">
            <text:p>$32.00</text:p>
          </table:table-cell>
          <table:table-cell table:style-name="ce17" table:formula="of:=[.E502]/[.D502]" office:value-type="float" office:value="1.67190775681342" calcext:value-type="float">
            <text:p>1.6719077568134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NAV-9RS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table:formula="of:=[.C503]*0.54" office:value-type="currency" office:currency="USD" office:value="604.8" calcext:value-type="currency">
            <text:p>$604.80</text:p>
          </table:table-cell>
          <table:table-cell table:style-name="ce64" office:value-type="currency" office:currency="USD" office:value="1033.85" calcext:value-type="currency">
            <text:p>$1,033.85</text:p>
          </table:table-cell>
          <table:table-cell table:style-name="ce64" table:formula="of:=[.E503]-[.B503]" office:value-type="currency" office:currency="USD" office:value="-36.1500000000001" calcext:value-type="currency">
            <text:p>-$36.15</text:p>
          </table:table-cell>
          <table:table-cell table:style-name="ce17" table:formula="of:=[.E503]/[.D503]" office:value-type="float" office:value="1.70940806878307" calcext:value-type="float">
            <text:p>1.7094080687830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NAV-10RS</text:p>
          </table:table-cell>
          <table:table-cell table:style-name="ce8" office:value-type="currency" office:currency="USD" office:value="1050" calcext:value-type="currency">
            <text:p>$1,050.00</text:p>
          </table:table-cell>
          <table:table-cell table:style-name="ce64" office:value-type="currency" office:currency="USD" office:value="1200" calcext:value-type="currency">
            <text:p>$1,200.00</text:p>
          </table:table-cell>
          <table:table-cell table:style-name="ce64" table:formula="of:=[.C504]*0.54" office:value-type="currency" office:currency="USD" office:value="648" calcext:value-type="currency">
            <text:p>$648.00</text:p>
          </table:table-cell>
          <table:table-cell table:style-name="ce64" office:value-type="currency" office:currency="USD" office:value="1107.69" calcext:value-type="currency">
            <text:p>$1,107.69</text:p>
          </table:table-cell>
          <table:table-cell table:style-name="ce64" table:formula="of:=[.E504]-[.B504]" office:value-type="currency" office:currency="USD" office:value="57.6900000000001" calcext:value-type="currency">
            <text:p>$57.69</text:p>
          </table:table-cell>
          <table:table-cell table:style-name="ce17" table:formula="of:=[.E504]/[.D504]" office:value-type="float" office:value="1.70939814814815" calcext:value-type="float">
            <text:p>1.70939814814815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NAV-7RF</text:p>
          </table:table-cell>
          <table:table-cell table:style-name="ce8" office:value-type="currency" office:currency="USD" office:value="949" calcext:value-type="currency">
            <text:p>$949.00</text:p>
          </table:table-cell>
          <table:table-cell table:style-name="ce64" office:value-type="currency" office:currency="USD" office:value="1060" calcext:value-type="currency">
            <text:p>$1,060.00</text:p>
          </table:table-cell>
          <table:table-cell table:style-name="ce64" table:formula="of:=[.C505]*0.54" office:value-type="currency" office:currency="USD" office:value="572.4" calcext:value-type="currency">
            <text:p>$572.40</text:p>
          </table:table-cell>
          <table:table-cell table:style-name="ce64" office:value-type="currency" office:currency="USD" office:value="1028.2" calcext:value-type="currency">
            <text:p>$1,028.20</text:p>
          </table:table-cell>
          <table:table-cell table:style-name="ce64" table:formula="of:=[.E505]-[.B505]" office:value-type="currency" office:currency="USD" office:value="79.2" calcext:value-type="currency">
            <text:p>$79.20</text:p>
          </table:table-cell>
          <table:table-cell table:style-name="ce17" table:formula="of:=[.E505]/[.D505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NAV-8RF</text:p>
          </table:table-cell>
          <table:table-cell table:style-name="ce8" office:value-type="currency" office:currency="USD" office:value="1090" calcext:value-type="currency">
            <text:p>$1,090.00</text:p>
          </table:table-cell>
          <table:table-cell table:style-name="ce64" office:value-type="currency" office:currency="USD" office:value="1160" calcext:value-type="currency">
            <text:p>$1,160.00</text:p>
          </table:table-cell>
          <table:table-cell table:style-name="ce64" table:formula="of:=[.C506]*0.54" office:value-type="currency" office:currency="USD" office:value="626.4" calcext:value-type="currency">
            <text:p>$626.40</text:p>
          </table:table-cell>
          <table:table-cell table:style-name="ce64" office:value-type="currency" office:currency="USD" office:value="1125.2" calcext:value-type="currency">
            <text:p>$1,125.20</text:p>
          </table:table-cell>
          <table:table-cell table:style-name="ce64" table:formula="of:=[.E506]-[.B506]" office:value-type="currency" office:currency="USD" office:value="35.2" calcext:value-type="currency">
            <text:p>$35.20</text:p>
          </table:table-cell>
          <table:table-cell table:style-name="ce17" table:formula="of:=[.E506]/[.D506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NAV-9RF</text:p>
          </table:table-cell>
          <table:table-cell table:style-name="ce8" office:value-type="currency" office:currency="USD" office:value="1050" calcext:value-type="currency">
            <text:p>$1,050.00</text:p>
          </table:table-cell>
          <table:table-cell table:style-name="ce64" office:value-type="currency" office:currency="USD" office:value="1220" calcext:value-type="currency">
            <text:p>$1,220.00</text:p>
          </table:table-cell>
          <table:table-cell table:style-name="ce64" table:formula="of:=[.C507]*0.54" office:value-type="currency" office:currency="USD" office:value="658.8" calcext:value-type="currency">
            <text:p>$658.80</text:p>
          </table:table-cell>
          <table:table-cell table:style-name="ce64" office:value-type="currency" office:currency="USD" office:value="1101" calcext:value-type="currency">
            <text:p>$1,101.00</text:p>
          </table:table-cell>
          <table:table-cell table:style-name="ce64" table:formula="of:=[.E507]-[.B507]" office:value-type="currency" office:currency="USD" office:value="51" calcext:value-type="currency">
            <text:p>$51.00</text:p>
          </table:table-cell>
          <table:table-cell table:style-name="ce17" table:formula="of:=[.E507]/[.D507]" office:value-type="float" office:value="1.6712204007286" calcext:value-type="float">
            <text:p>1.671220400728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NAV-10RF</text:p>
          </table:table-cell>
          <table:table-cell table:style-name="ce8" office:value-type="currency" office:currency="USD" office:value="1153" calcext:value-type="currency">
            <text:p>$1,153.00</text:p>
          </table:table-cell>
          <table:table-cell table:style-name="ce64" office:value-type="currency" office:currency="USD" office:value="1300" calcext:value-type="currency">
            <text:p>$1,300.00</text:p>
          </table:table-cell>
          <table:table-cell table:style-name="ce64" table:formula="of:=[.C508]*0.54" office:value-type="currency" office:currency="USD" office:value="702" calcext:value-type="currency">
            <text:p>$702.00</text:p>
          </table:table-cell>
          <table:table-cell table:style-name="ce64" office:value-type="currency" office:currency="USD" office:value="1173" calcext:value-type="currency">
            <text:p>$1,173.00</text:p>
          </table:table-cell>
          <table:table-cell table:style-name="ce64" table:formula="of:=[.E508]-[.B508]" office:value-type="currency" office:currency="USD" office:value="20" calcext:value-type="currency">
            <text:p>$20.00</text:p>
          </table:table-cell>
          <table:table-cell table:style-name="ce17" table:formula="of:=[.E508]/[.D508]" office:value-type="float" office:value="1.67094017094017" calcext:value-type="float">
            <text:p>1.6709401709401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Order Picker Maintenance Lift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OP-10</text:p>
          </table:table-cell>
          <table:table-cell table:style-name="ce8" office:value-type="currency" office:currency="USD" office:value="5465" calcext:value-type="currency">
            <text:p>$5,465.00</text:p>
          </table:table-cell>
          <table:table-cell table:style-name="ce64" office:value-type="currency" office:currency="USD" office:value="6070" calcext:value-type="currency">
            <text:p>$6,070.00</text:p>
          </table:table-cell>
          <table:table-cell table:style-name="ce64" table:formula="of:=[.C512]*0.75" office:value-type="currency" office:currency="USD" office:value="4552.5" calcext:value-type="currency">
            <text:p>$4,552.50</text:p>
          </table:table-cell>
          <table:table-cell table:style-name="ce64" office:value-type="currency" office:currency="USD" office:value="5918" calcext:value-type="currency">
            <text:p>$5,918.00</text:p>
          </table:table-cell>
          <table:table-cell table:style-name="ce64" table:formula="of:=[.E512]-[.B512]" office:value-type="currency" office:currency="USD" office:value="453" calcext:value-type="currency">
            <text:p>$453.00</text:p>
          </table:table-cell>
          <table:table-cell table:style-name="ce17" table:formula="of:=[.E512]/[.D512]" office:value-type="float" office:value="1.29994508511807" calcext:value-type="float">
            <text:p>1.2999450851180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OP-11</text:p>
          </table:table-cell>
          <table:table-cell table:style-name="ce8" office:value-type="currency" office:currency="USD" office:value="5685" calcext:value-type="currency">
            <text:p>$5,685.00</text:p>
          </table:table-cell>
          <table:table-cell table:style-name="ce64" office:value-type="currency" office:currency="USD" office:value="6316" calcext:value-type="currency">
            <text:p>$6,316.00</text:p>
          </table:table-cell>
          <table:table-cell table:style-name="ce64" table:formula="of:=[.C513]*0.75" office:value-type="currency" office:currency="USD" office:value="4737" calcext:value-type="currency">
            <text:p>$4,737.00</text:p>
          </table:table-cell>
          <table:table-cell table:style-name="ce64" office:value-type="currency" office:currency="USD" office:value="6126.52" calcext:value-type="currency">
            <text:p>$6,126.52</text:p>
          </table:table-cell>
          <table:table-cell table:style-name="ce64" table:formula="of:=[.E513]-[.B513]" office:value-type="currency" office:currency="USD" office:value="441.52" calcext:value-type="currency">
            <text:p>$441.52</text:p>
          </table:table-cell>
          <table:table-cell table:style-name="ce17" table:formula="of:=[.E513]/[.D513]" office:value-type="float" office:value="1.29333333333333" calcext:value-type="float">
            <text:p>1.2933333333333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Power Stocker Lif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S-10</text:p>
          </table:table-cell>
          <table:table-cell table:style-name="ce8" office:value-type="currency" office:currency="USD" office:value="4950" calcext:value-type="currency">
            <text:p>$4,950.00</text:p>
          </table:table-cell>
          <table:table-cell table:style-name="ce64" office:value-type="currency" office:currency="USD" office:value="5499" calcext:value-type="currency">
            <text:p>$5,499.00</text:p>
          </table:table-cell>
          <table:table-cell table:style-name="ce64" table:formula="of:=[.C517]*0.75" office:value-type="currency" office:currency="USD" office:value="4124.25" calcext:value-type="currency">
            <text:p>$4,124.25</text:p>
          </table:table-cell>
          <table:table-cell table:style-name="ce64" office:value-type="currency" office:currency="USD" office:value="5279" calcext:value-type="currency">
            <text:p>$5,279.00</text:p>
          </table:table-cell>
          <table:table-cell table:style-name="ce64" table:formula="of:=[.E517]-[.B517]" office:value-type="currency" office:currency="USD" office:value="329" calcext:value-type="currency">
            <text:p>$329.00</text:p>
          </table:table-cell>
          <table:table-cell table:style-name="ce17" table:formula="of:=[.E517]/[.D517]" office:value-type="float" office:value="1.2799903012669" calcext:value-type="float">
            <text:p>1.279990301266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PS-12</text:p>
          </table:table-cell>
          <table:table-cell table:style-name="ce8" office:value-type="currency" office:currency="USD" office:value="7425" calcext:value-type="currency">
            <text:p>$7,425.00</text:p>
          </table:table-cell>
          <table:table-cell table:style-name="ce64" office:value-type="currency" office:currency="USD" office:value="8250" calcext:value-type="currency">
            <text:p>$8,250.00</text:p>
          </table:table-cell>
          <table:table-cell table:style-name="ce64" table:formula="of:=[.C518]*0.75" office:value-type="currency" office:currency="USD" office:value="6187.5" calcext:value-type="currency">
            <text:p>$6,187.50</text:p>
          </table:table-cell>
          <table:table-cell table:style-name="ce64" office:value-type="currency" office:currency="USD" office:value="7919" calcext:value-type="currency">
            <text:p>$7,919.00</text:p>
          </table:table-cell>
          <table:table-cell table:style-name="ce64" table:formula="of:=[.E518]-[.B518]" office:value-type="currency" office:currency="USD" office:value="494" calcext:value-type="currency">
            <text:p>$494.00</text:p>
          </table:table-cell>
          <table:table-cell table:style-name="ce17" table:formula="of:=[.E518]/[.D518]" office:value-type="float" office:value="1.27983838383838" calcext:value-type="float">
            <text:p>1.2798383838383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PS-15-B</text:p>
          </table:table-cell>
          <table:table-cell table:style-name="ce8" office:value-type="currency" office:currency="USD" office:value="9999" calcext:value-type="currency">
            <text:p>$9,999.00</text:p>
          </table:table-cell>
          <table:table-cell table:style-name="ce64" office:value-type="currency" office:currency="USD" office:value="11213" calcext:value-type="currency">
            <text:p>$11,213.00</text:p>
          </table:table-cell>
          <table:table-cell table:style-name="ce64" table:formula="of:=[.C519]*0.75" office:value-type="currency" office:currency="USD" office:value="8409.75" calcext:value-type="currency">
            <text:p>$8,409.75</text:p>
          </table:table-cell>
          <table:table-cell table:style-name="ce64" office:value-type="currency" office:currency="USD" office:value="11099" calcext:value-type="currency">
            <text:p>$11,099.00</text:p>
          </table:table-cell>
          <table:table-cell table:style-name="ce64" table:formula="of:=[.E519]-[.B519]" office:value-type="currency" office:currency="USD" office:value="1100" calcext:value-type="currency">
            <text:p>$1,100.00</text:p>
          </table:table-cell>
          <table:table-cell table:style-name="ce17" table:formula="of:=[.E519]/[.D519]" office:value-type="float" office:value="1.31977763904991" calcext:value-type="float">
            <text:p>1.31977763904991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ingle Entry Mobile Work Platform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NR3-2436</text:p>
          </table:table-cell>
          <table:table-cell table:style-name="ce8" office:value-type="currency" office:currency="USD" office:value="555" calcext:value-type="currency">
            <text:p>$555.00</text:p>
          </table:table-cell>
          <table:table-cell table:style-name="ce64" office:value-type="currency" office:currency="USD" office:value="749" calcext:value-type="currency">
            <text:p>$749.00</text:p>
          </table:table-cell>
          <table:table-cell table:style-name="ce64" table:formula="of:=[.C523]*0.6" office:value-type="currency" office:currency="USD" office:value="449.4" calcext:value-type="currency">
            <text:p>$449.40</text:p>
          </table:table-cell>
          <table:table-cell table:style-name="ce64" office:value-type="currency" office:currency="USD" office:value="726.53" calcext:value-type="currency">
            <text:p>$726.53</text:p>
          </table:table-cell>
          <table:table-cell table:style-name="ce64" table:formula="of:=[.E523]-[.B523]" office:value-type="currency" office:currency="USD" office:value="171.53" calcext:value-type="currency">
            <text:p>$171.53</text:p>
          </table:table-cell>
          <table:table-cell table:style-name="ce17" table:formula="of:=[.E523]/[.D523]" office:value-type="float" office:value="1.61666666666667" calcext:value-type="float">
            <text:p>1.61666666666667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SNR3-2448</text:p>
          </table:table-cell>
          <table:table-cell table:style-name="ce8" office:value-type="currency" office:currency="USD" office:value="605" calcext:value-type="currency">
            <text:p>$605.00</text:p>
          </table:table-cell>
          <table:table-cell table:style-name="ce64" office:value-type="currency" office:currency="USD" office:value="832" calcext:value-type="currency">
            <text:p>$832.00</text:p>
          </table:table-cell>
          <table:table-cell table:style-name="ce64" table:formula="of:=[.C524]*0.6" office:value-type="currency" office:currency="USD" office:value="499.2" calcext:value-type="currency">
            <text:p>$499.2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524]-[.B524]" office:value-type="currency" office:currency="USD" office:value="54" calcext:value-type="currency">
            <text:p>$54.00</text:p>
          </table:table-cell>
          <table:table-cell table:style-name="ce17" table:formula="of:=[.E524]/[.D524]" office:value-type="float" office:value="1.32011217948718" calcext:value-type="float">
            <text:p>1.3201121794871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NR3-3636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 office:value-type="currency" office:currency="USD" office:value="875" calcext:value-type="currency">
            <text:p>$875.00</text:p>
          </table:table-cell>
          <table:table-cell table:style-name="ce64" table:formula="of:=[.C525]*0.6" office:value-type="currency" office:currency="USD" office:value="525" calcext:value-type="currency">
            <text:p>$525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table:formula="of:=[.E525]-[.B525]" office:value-type="currency" office:currency="USD" office:value="58" calcext:value-type="currency">
            <text:p>$58.00</text:p>
          </table:table-cell>
          <table:table-cell table:style-name="ce17" table:formula="of:=[.E525]/[.D525]" office:value-type="float" office:value="1.32" calcext:value-type="float">
            <text:p>1.3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NR3-364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 office:value-type="currency" office:currency="USD" office:value="1094" calcext:value-type="currency">
            <text:p>$1,094.00</text:p>
          </table:table-cell>
          <table:table-cell table:style-name="ce64" table:formula="of:=[.C526]*0.6" office:value-type="currency" office:currency="USD" office:value="656.4" calcext:value-type="currency">
            <text:p>$656.40</text:p>
          </table:table-cell>
          <table:table-cell table:style-name="ce64" office:value-type="currency" office:currency="USD" office:value="866" calcext:value-type="currency">
            <text:p>$866.00</text:p>
          </table:table-cell>
          <table:table-cell table:style-name="ce64" table:formula="of:=[.E526]-[.B526]" office:value-type="currency" office:currency="USD" office:value="61" calcext:value-type="currency">
            <text:p>$61.00</text:p>
          </table:table-cell>
          <table:table-cell table:style-name="ce17" table:formula="of:=[.E526]/[.D526]" office:value-type="float" office:value="1.31931748933577" calcext:value-type="float">
            <text:p>1.3193174893357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NR4-2436</text:p>
          </table:table-cell>
          <table:table-cell table:style-name="ce8" office:value-type="currency" office:currency="USD" office:value="620" calcext:value-type="currency">
            <text:p>$620.00</text:p>
          </table:table-cell>
          <table:table-cell table:style-name="ce64" office:value-type="currency" office:currency="USD" office:value="851" calcext:value-type="currency">
            <text:p>$851.00</text:p>
          </table:table-cell>
          <table:table-cell table:style-name="ce64" table:formula="of:=[.C527]*0.6" office:value-type="currency" office:currency="USD" office:value="510.6" calcext:value-type="currency">
            <text:p>$510.60</text:p>
          </table:table-cell>
          <table:table-cell table:style-name="ce64" office:value-type="currency" office:currency="USD" office:value="673" calcext:value-type="currency">
            <text:p>$673.00</text:p>
          </table:table-cell>
          <table:table-cell table:style-name="ce64" table:formula="of:=[.E527]-[.B527]" office:value-type="currency" office:currency="USD" office:value="53" calcext:value-type="currency">
            <text:p>$53.00</text:p>
          </table:table-cell>
          <table:table-cell table:style-name="ce17" table:formula="of:=[.E527]/[.D527]" office:value-type="float" office:value="1.31805718762241" calcext:value-type="float">
            <text:p>1.31805718762241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NR4-2448</text:p>
          </table:table-cell>
          <table:table-cell table:style-name="ce8" office:value-type="currency" office:currency="USD" office:value="680" calcext:value-type="currency">
            <text:p>$680.00</text:p>
          </table:table-cell>
          <table:table-cell table:style-name="ce64" office:value-type="currency" office:currency="USD" office:value="949" calcext:value-type="currency">
            <text:p>$949.00</text:p>
          </table:table-cell>
          <table:table-cell table:style-name="ce64" table:formula="of:=[.C528]*0.6" office:value-type="currency" office:currency="USD" office:value="569.4" calcext:value-type="currency">
            <text:p>$569.40</text:p>
          </table:table-cell>
          <table:table-cell table:style-name="ce64" office:value-type="currency" office:currency="USD" office:value="748" calcext:value-type="currency">
            <text:p>$748.00</text:p>
          </table:table-cell>
          <table:table-cell table:style-name="ce64" table:formula="of:=[.E528]-[.B528]" office:value-type="currency" office:currency="USD" office:value="68" calcext:value-type="currency">
            <text:p>$68.00</text:p>
          </table:table-cell>
          <table:table-cell table:style-name="ce17" table:formula="of:=[.E528]/[.D528]" office:value-type="float" office:value="1.31366350544433" calcext:value-type="float">
            <text:p>1.3136635054443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NR4-3636</text:p>
          </table:table-cell>
          <table:table-cell table:style-name="ce8" office:value-type="currency" office:currency="USD" office:value="720" calcext:value-type="currency">
            <text:p>$720.00</text:p>
          </table:table-cell>
          <table:table-cell table:style-name="ce64" office:value-type="currency" office:currency="USD" office:value="994" calcext:value-type="currency">
            <text:p>$994.00</text:p>
          </table:table-cell>
          <table:table-cell table:style-name="ce64" table:formula="of:=[.C529]*0.6" office:value-type="currency" office:currency="USD" office:value="596.4" calcext:value-type="currency">
            <text:p>$596.40</text:p>
          </table:table-cell>
          <table:table-cell table:style-name="ce64" office:value-type="currency" office:currency="USD" office:value="787" calcext:value-type="currency">
            <text:p>$787.00</text:p>
          </table:table-cell>
          <table:table-cell table:style-name="ce64" table:formula="of:=[.E529]-[.B529]" office:value-type="currency" office:currency="USD" office:value="67" calcext:value-type="currency">
            <text:p>$67.00</text:p>
          </table:table-cell>
          <table:table-cell table:style-name="ce17" table:formula="of:=[.E529]/[.D529]" office:value-type="float" office:value="1.31958417169685" calcext:value-type="float">
            <text:p>1.3195841716968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NR4-3648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 office:value-type="currency" office:currency="USD" office:value="1244" calcext:value-type="currency">
            <text:p>$1,244.00</text:p>
          </table:table-cell>
          <table:table-cell table:style-name="ce64" table:formula="of:=[.C530]*0.6" office:value-type="currency" office:currency="USD" office:value="746.4" calcext:value-type="currency">
            <text:p>$746.40</text:p>
          </table:table-cell>
          <table:table-cell table:style-name="ce64" office:value-type="currency" office:currency="USD" office:value="985" calcext:value-type="currency">
            <text:p>$985.00</text:p>
          </table:table-cell>
          <table:table-cell table:style-name="ce64" table:formula="of:=[.E530]-[.B530]" office:value-type="currency" office:currency="USD" office:value="80" calcext:value-type="currency">
            <text:p>$80.00</text:p>
          </table:table-cell>
          <table:table-cell table:style-name="ce17" table:formula="of:=[.E530]/[.D530]" office:value-type="float" office:value="1.31966773847803" calcext:value-type="float">
            <text:p>1.31966773847803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3-2436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 office:value-type="currency" office:currency="USD" office:value="822" calcext:value-type="currency">
            <text:p>$822.00</text:p>
          </table:table-cell>
          <table:table-cell table:style-name="ce64" table:formula="of:=[.C531]*0.6" office:value-type="currency" office:currency="USD" office:value="493.2" calcext:value-type="currency">
            <text:p>$493.20</text:p>
          </table:table-cell>
          <table:table-cell table:style-name="ce64" office:value-type="currency" office:currency="USD" office:value="651" calcext:value-type="currency">
            <text:p>$651.00</text:p>
          </table:table-cell>
          <table:table-cell table:style-name="ce64" table:formula="of:=[.E531]-[.B531]" office:value-type="currency" office:currency="USD" office:value="52" calcext:value-type="currency">
            <text:p>$52.00</text:p>
          </table:table-cell>
          <table:table-cell table:style-name="ce17" table:formula="of:=[.E531]/[.D531]" office:value-type="float" office:value="1.31995133819951" calcext:value-type="float">
            <text:p>1.31995133819951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3-2448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914" calcext:value-type="currency">
            <text:p>$914.00</text:p>
          </table:table-cell>
          <table:table-cell table:style-name="ce64" table:formula="of:=[.C532]*0.6" office:value-type="currency" office:currency="USD" office:value="548.4" calcext:value-type="currency">
            <text:p>$548.40</text:p>
          </table:table-cell>
          <table:table-cell table:style-name="ce64" office:value-type="currency" office:currency="USD" office:value="723" calcext:value-type="currency">
            <text:p>$723.00</text:p>
          </table:table-cell>
          <table:table-cell table:style-name="ce64" table:formula="of:=[.E532]-[.B532]" office:value-type="currency" office:currency="USD" office:value="58" calcext:value-type="currency">
            <text:p>$58.00</text:p>
          </table:table-cell>
          <table:table-cell table:style-name="ce17" table:formula="of:=[.E532]/[.D532]" office:value-type="float" office:value="1.31838074398249" calcext:value-type="float">
            <text:p>1.31838074398249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3-3636</text:p>
          </table:table-cell>
          <table:table-cell table:style-name="ce8" office:value-type="currency" office:currency="USD" office:value="690" calcext:value-type="currency">
            <text:p>$690.00</text:p>
          </table:table-cell>
          <table:table-cell table:style-name="ce64" office:value-type="currency" office:currency="USD" office:value="961" calcext:value-type="currency">
            <text:p>$961.00</text:p>
          </table:table-cell>
          <table:table-cell table:style-name="ce64" table:formula="of:=[.C533]*0.6" office:value-type="currency" office:currency="USD" office:value="576.6" calcext:value-type="currency">
            <text:p>$576.6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table:formula="of:=[.E533]-[.B533]" office:value-type="currency" office:currency="USD" office:value="70" calcext:value-type="currency">
            <text:p>$70.00</text:p>
          </table:table-cell>
          <table:table-cell table:style-name="ce17" table:formula="of:=[.E533]/[.D533]" office:value-type="float" office:value="1.31807145334721" calcext:value-type="float">
            <text:p>1.31807145334721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3-3648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64" office:value-type="currency" office:currency="USD" office:value="1201" calcext:value-type="currency">
            <text:p>$1,201.00</text:p>
          </table:table-cell>
          <table:table-cell table:style-name="ce64" table:formula="of:=[.C534]*0.6" office:value-type="currency" office:currency="USD" office:value="720.6" calcext:value-type="currency">
            <text:p>$720.6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table:formula="of:=[.E534]-[.B534]" office:value-type="currency" office:currency="USD" office:value="70" calcext:value-type="currency">
            <text:p>$70.00</text:p>
          </table:table-cell>
          <table:table-cell table:style-name="ce17" table:formula="of:=[.E534]/[.D534]" office:value-type="float" office:value="1.31834582292534" calcext:value-type="float">
            <text:p>1.3183458229253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4-2436</text:p>
          </table:table-cell>
          <table:table-cell table:style-name="ce8" office:value-type="currency" office:currency="USD" office:value="680" calcext:value-type="currency">
            <text:p>$680.00</text:p>
          </table:table-cell>
          <table:table-cell table:style-name="ce64" office:value-type="currency" office:currency="USD" office:value="930" calcext:value-type="currency">
            <text:p>$930.00</text:p>
          </table:table-cell>
          <table:table-cell table:style-name="ce64" table:formula="of:=[.C535]*0.6" office:value-type="currency" office:currency="USD" office:value="558" calcext:value-type="currency">
            <text:p>$558.00</text:p>
          </table:table-cell>
          <table:table-cell table:style-name="ce64" office:value-type="currency" office:currency="USD" office:value="737" calcext:value-type="currency">
            <text:p>$737.00</text:p>
          </table:table-cell>
          <table:table-cell table:style-name="ce64" table:formula="of:=[.E535]-[.B535]" office:value-type="currency" office:currency="USD" office:value="57" calcext:value-type="currency">
            <text:p>$57.00</text:p>
          </table:table-cell>
          <table:table-cell table:style-name="ce17" table:formula="of:=[.E535]/[.D535]" office:value-type="float" office:value="1.32078853046595" calcext:value-type="float">
            <text:p>1.3207885304659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4-2448</text:p>
          </table:table-cell>
          <table:table-cell table:style-name="ce8" office:value-type="currency" office:currency="USD" office:value="745" calcext:value-type="currency">
            <text:p>$745.00</text:p>
          </table:table-cell>
          <table:table-cell table:style-name="ce64" office:value-type="currency" office:currency="USD" office:value="1034" calcext:value-type="currency">
            <text:p>$1,034.00</text:p>
          </table:table-cell>
          <table:table-cell table:style-name="ce64" table:formula="of:=[.C536]*0.6" office:value-type="currency" office:currency="USD" office:value="620.4" calcext:value-type="currency">
            <text:p>$620.40</text:p>
          </table:table-cell>
          <table:table-cell table:style-name="ce64" office:value-type="currency" office:currency="USD" office:value="818" calcext:value-type="currency">
            <text:p>$818.00</text:p>
          </table:table-cell>
          <table:table-cell table:style-name="ce64" table:formula="of:=[.E536]-[.B536]" office:value-type="currency" office:currency="USD" office:value="73" calcext:value-type="currency">
            <text:p>$73.00</text:p>
          </table:table-cell>
          <table:table-cell table:style-name="ce17" table:formula="of:=[.E536]/[.D536]" office:value-type="float" office:value="1.31850419084462" calcext:value-type="float">
            <text:p>1.3185041908446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4-3636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64" office:value-type="currency" office:currency="USD" office:value="1087" calcext:value-type="currency">
            <text:p>$1,087.00</text:p>
          </table:table-cell>
          <table:table-cell table:style-name="ce64" table:formula="of:=[.C537]*0.6" office:value-type="currency" office:currency="USD" office:value="652.2" calcext:value-type="currency">
            <text:p>$652.20</text:p>
          </table:table-cell>
          <table:table-cell table:style-name="ce64" office:value-type="currency" office:currency="USD" office:value="861" calcext:value-type="currency">
            <text:p>$861.00</text:p>
          </table:table-cell>
          <table:table-cell table:style-name="ce64" table:formula="of:=[.E537]-[.B537]" office:value-type="currency" office:currency="USD" office:value="41" calcext:value-type="currency">
            <text:p>$41.00</text:p>
          </table:table-cell>
          <table:table-cell table:style-name="ce17" table:formula="of:=[.E537]/[.D537]" office:value-type="float" office:value="1.32014719411224" calcext:value-type="float">
            <text:p>1.3201471941122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4-3648</text:p>
          </table:table-cell>
          <table:table-cell table:style-name="ce8" office:value-type="currency" office:currency="USD" office:value="980" calcext:value-type="currency">
            <text:p>$980.00</text:p>
          </table:table-cell>
          <table:table-cell table:style-name="ce64" office:value-type="currency" office:currency="USD" office:value="1359" calcext:value-type="currency">
            <text:p>$1,359.00</text:p>
          </table:table-cell>
          <table:table-cell table:style-name="ce64" table:formula="of:=[.C538]*0.6" office:value-type="currency" office:currency="USD" office:value="815.4" calcext:value-type="currency">
            <text:p>$815.40</text:p>
          </table:table-cell>
          <table:table-cell table:style-name="ce64" office:value-type="currency" office:currency="USD" office:value="1076" calcext:value-type="currency">
            <text:p>$1,076.00</text:p>
          </table:table-cell>
          <table:table-cell table:style-name="ce64" table:formula="of:=[.E538]-[.B538]" office:value-type="currency" office:currency="USD" office:value="96" calcext:value-type="currency">
            <text:p>$96.00</text:p>
          </table:table-cell>
          <table:table-cell table:style-name="ce17" table:formula="of:=[.E538]/[.D538]" office:value-type="float" office:value="1.3195977434388" calcext:value-type="float">
            <text:p>1.319597743438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5-2436</text:p>
          </table:table-cell>
          <table:table-cell table:style-name="ce8" office:value-type="currency" office:currency="USD" office:value="725" calcext:value-type="currency">
            <text:p>$725.00</text:p>
          </table:table-cell>
          <table:table-cell table:style-name="ce64" office:value-type="currency" office:currency="USD" office:value="1009" calcext:value-type="currency">
            <text:p>$1,009.00</text:p>
          </table:table-cell>
          <table:table-cell table:style-name="ce64" table:formula="of:=[.C539]*0.6" office:value-type="currency" office:currency="USD" office:value="605.4" calcext:value-type="currency">
            <text:p>$605.40</text:p>
          </table:table-cell>
          <table:table-cell table:style-name="ce64" office:value-type="currency" office:currency="USD" office:value="799" calcext:value-type="currency">
            <text:p>$799.00</text:p>
          </table:table-cell>
          <table:table-cell table:style-name="ce64" table:formula="of:=[.E539]-[.B539]" office:value-type="currency" office:currency="USD" office:value="74" calcext:value-type="currency">
            <text:p>$74.00</text:p>
          </table:table-cell>
          <table:table-cell table:style-name="ce17" table:formula="of:=[.E539]/[.D539]" office:value-type="float" office:value="1.3197885695408" calcext:value-type="float">
            <text:p>1.3197885695408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5-244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 office:value-type="currency" office:currency="USD" office:value="1122" calcext:value-type="currency">
            <text:p>$1,122.00</text:p>
          </table:table-cell>
          <table:table-cell table:style-name="ce64" table:formula="of:=[.C540]*0.6" office:value-type="currency" office:currency="USD" office:value="673.2" calcext:value-type="currency">
            <text:p>$673.20</text:p>
          </table:table-cell>
          <table:table-cell table:style-name="ce64" office:value-type="currency" office:currency="USD" office:value="888" calcext:value-type="currency">
            <text:p>$888.00</text:p>
          </table:table-cell>
          <table:table-cell table:style-name="ce64" table:formula="of:=[.E540]-[.B540]" office:value-type="currency" office:currency="USD" office:value="83" calcext:value-type="currency">
            <text:p>$83.00</text:p>
          </table:table-cell>
          <table:table-cell table:style-name="ce17" table:formula="of:=[.E540]/[.D540]" office:value-type="float" office:value="1.31907308377897" calcext:value-type="float">
            <text:p>1.31907308377897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5-3636</text:p>
          </table:table-cell>
          <table:table-cell table:style-name="ce8" office:value-type="currency" office:currency="USD" office:value="855" calcext:value-type="currency">
            <text:p>$855.00</text:p>
          </table:table-cell>
          <table:table-cell table:style-name="ce64" office:value-type="currency" office:currency="USD" office:value="1180" calcext:value-type="currency">
            <text:p>$1,180.00</text:p>
          </table:table-cell>
          <table:table-cell table:style-name="ce64" table:formula="of:=[.C541]*0.6" office:value-type="currency" office:currency="USD" office:value="708" calcext:value-type="currency">
            <text:p>$708.00</text:p>
          </table:table-cell>
          <table:table-cell table:style-name="ce64" office:value-type="currency" office:currency="USD" office:value="935" calcext:value-type="currency">
            <text:p>$935.00</text:p>
          </table:table-cell>
          <table:table-cell table:style-name="ce64" table:formula="of:=[.E541]-[.B541]" office:value-type="currency" office:currency="USD" office:value="80" calcext:value-type="currency">
            <text:p>$80.00</text:p>
          </table:table-cell>
          <table:table-cell table:style-name="ce17" table:formula="of:=[.E541]/[.D541]" office:value-type="float" office:value="1.32062146892655" calcext:value-type="float">
            <text:p>1.32062146892655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SEP5-3648</text:p>
          </table:table-cell>
          <table:table-cell table:style-name="ce8" office:value-type="currency" office:currency="USD" office:value="1005" calcext:value-type="currency">
            <text:p>$1,005.00</text:p>
          </table:table-cell>
          <table:table-cell table:style-name="ce64" office:value-type="currency" office:currency="USD" office:value="1475" calcext:value-type="currency">
            <text:p>$1,475.00</text:p>
          </table:table-cell>
          <table:table-cell table:style-name="ce64" table:formula="of:=[.C542]*0.6" office:value-type="currency" office:currency="USD" office:value="885" calcext:value-type="currency">
            <text:p>$885.00</text:p>
          </table:table-cell>
          <table:table-cell table:style-name="ce64" office:value-type="currency" office:currency="USD" office:value="1168" calcext:value-type="currency">
            <text:p>$1,168.00</text:p>
          </table:table-cell>
          <table:table-cell table:style-name="ce64" table:formula="of:=[.E542]-[.B542]" office:value-type="currency" office:currency="USD" office:value="163" calcext:value-type="currency">
            <text:p>$163.00</text:p>
          </table:table-cell>
          <table:table-cell table:style-name="ce17" table:formula="of:=[.E542]/[.D542]" office:value-type="float" office:value="1.31977401129944" calcext:value-type="float">
            <text:p>1.31977401129944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andard Rolling Ladders - Abrasive Mat Tread Model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18-R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64" office:value-type="currency" office:currency="USD" office:value="156" calcext:value-type="currency">
            <text:p>$156.00</text:p>
          </table:table-cell>
          <table:table-cell table:style-name="ce64" table:formula="of:=[.C546]*0.54" office:value-type="currency" office:currency="USD" office:value="84.24" calcext:value-type="currency">
            <text:p>$84.24</text:p>
          </table:table-cell>
          <table:table-cell table:style-name="ce64" office:value-type="currency" office:currency="USD" office:value="144" calcext:value-type="currency">
            <text:p>$144.00</text:p>
          </table:table-cell>
          <table:table-cell table:style-name="ce64" table:formula="of:=[.E546]-[.B546]" office:value-type="currency" office:currency="USD" office:value="28" calcext:value-type="currency">
            <text:p>$28.00</text:p>
          </table:table-cell>
          <table:table-cell table:style-name="ce17" table:formula="of:=[.E546]/[.D546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janeiceproducts.com</text:p>
          </table:table-cell>
        </table:table-row>
        <table:table-row table:style-name="ro2">
          <table:table-cell table:style-name="ce2" office:value-type="string" calcext:value-type="string">
            <text:p>126-R</text:p>
          </table:table-cell>
          <table:table-cell table:style-name="ce8" office:value-type="currency" office:currency="USD" office:value="123" calcext:value-type="currency">
            <text:p>$123.00</text:p>
          </table:table-cell>
          <table:table-cell table:style-name="ce64" office:value-type="currency" office:currency="USD" office:value="166" calcext:value-type="currency">
            <text:p>$166.00</text:p>
          </table:table-cell>
          <table:table-cell table:style-name="ce64" table:formula="of:=[.C547]*0.54" office:value-type="currency" office:currency="USD" office:value="89.64" calcext:value-type="currency">
            <text:p>$89.64</text:p>
          </table:table-cell>
          <table:table-cell table:style-name="ce64" office:value-type="currency" office:currency="USD" office:value="154" calcext:value-type="currency">
            <text:p>$154.00</text:p>
          </table:table-cell>
          <table:table-cell table:style-name="ce64" table:formula="of:=[.E547]-[.B547]" office:value-type="currency" office:currency="USD" office:value="31" calcext:value-type="currency">
            <text:p>$31.00</text:p>
          </table:table-cell>
          <table:table-cell table:style-name="ce17" table:formula="of:=[.E547]/[.D547]" office:value-type="float" office:value="1.71798304328425" calcext:value-type="float">
            <text:p>1.71798304328425</text:p>
          </table:table-cell>
          <table:table-cell table:style-name="ce17" office:value-type="string" calcext:value-type="string">
            <text:p>janeiceproducts.com</text:p>
          </table:table-cell>
        </table:table-row>
        <table:table-row table:style-name="ro2">
          <table:table-cell table:style-name="ce2" office:value-type="string" calcext:value-type="string">
            <text:p>218-R</text:p>
          </table:table-cell>
          <table:table-cell table:style-name="ce8" office:value-type="currency" office:currency="USD" office:value="145" calcext:value-type="currency">
            <text:p>$145.00</text:p>
          </table:table-cell>
          <table:table-cell table:style-name="ce64" office:value-type="currency" office:currency="USD" office:value="196" calcext:value-type="currency">
            <text:p>$196.00</text:p>
          </table:table-cell>
          <table:table-cell table:style-name="ce64" table:formula="of:=[.C548]*0.54" office:value-type="currency" office:currency="USD" office:value="105.84" calcext:value-type="currency">
            <text:p>$105.84</text:p>
          </table:table-cell>
          <table:table-cell table:style-name="ce64" office:value-type="currency" office:currency="USD" office:value="181" calcext:value-type="currency">
            <text:p>$181.00</text:p>
          </table:table-cell>
          <table:table-cell table:style-name="ce64" table:formula="of:=[.E548]-[.B548]" office:value-type="currency" office:currency="USD" office:value="36" calcext:value-type="currency">
            <text:p>$36.00</text:p>
          </table:table-cell>
          <table:table-cell table:style-name="ce17" table:formula="of:=[.E548]/[.D548]" office:value-type="float" office:value="1.71012849584278" calcext:value-type="float">
            <text:p>1.71012849584278</text:p>
          </table:table-cell>
          <table:table-cell table:style-name="ce17" office:value-type="string" calcext:value-type="string">
            <text:p>janeiceproducts.com</text:p>
          </table:table-cell>
        </table:table-row>
        <table:table-row table:style-name="ro2">
          <table:table-cell table:style-name="ce2" office:value-type="string" calcext:value-type="string">
            <text:p>226-R</text:p>
          </table:table-cell>
          <table:table-cell table:style-name="ce8" office:value-type="currency" office:currency="USD" office:value="160" calcext:value-type="currency">
            <text:p>$160.00</text:p>
          </table:table-cell>
          <table:table-cell table:style-name="ce64" office:value-type="currency" office:currency="USD" office:value="215" calcext:value-type="currency">
            <text:p>$215.00</text:p>
          </table:table-cell>
          <table:table-cell table:style-name="ce64" table:formula="of:=[.C549]*0.54" office:value-type="currency" office:currency="USD" office:value="116.1" calcext:value-type="currency">
            <text:p>$116.10</text:p>
          </table:table-cell>
          <table:table-cell table:style-name="ce64" office:value-type="currency" office:currency="USD" office:value="162.85" calcext:value-type="currency">
            <text:p>$162.85</text:p>
          </table:table-cell>
          <table:table-cell table:style-name="ce64" table:formula="of:=[.E549]-[.B549]" office:value-type="currency" office:currency="USD" office:value="2.84999999999999" calcext:value-type="currency">
            <text:p>$2.85</text:p>
          </table:table-cell>
          <table:table-cell table:style-name="ce17" table:formula="of:=[.E549]/[.D549]" office:value-type="float" office:value="1.40267011197244" calcext:value-type="float">
            <text:p>1.402670111972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18-R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36" calcext:value-type="currency">
            <text:p>$236.00</text:p>
          </table:table-cell>
          <table:table-cell table:style-name="ce64" table:formula="of:=[.C550]*0.54" office:value-type="currency" office:currency="USD" office:value="127.44" calcext:value-type="currency">
            <text:p>$127.44</text:p>
          </table:table-cell>
          <table:table-cell table:style-name="ce64" office:value-type="currency" office:currency="USD" office:value="178.6" calcext:value-type="currency">
            <text:p>$178.60</text:p>
          </table:table-cell>
          <table:table-cell table:style-name="ce64" table:formula="of:=[.E550]-[.B550]" office:value-type="currency" office:currency="USD" office:value="3.59999999999999" calcext:value-type="currency">
            <text:p>$3.60</text:p>
          </table:table-cell>
          <table:table-cell table:style-name="ce17" table:formula="of:=[.E550]/[.D550]" office:value-type="float" office:value="1.40144381669805" calcext:value-type="float">
            <text:p>1.401443816698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26-R</text:p>
          </table:table-cell>
          <table:table-cell table:style-name="ce8" office:value-type="currency" office:currency="USD" office:value="203" calcext:value-type="currency">
            <text:p>$203.00</text:p>
          </table:table-cell>
          <table:table-cell table:style-name="ce64" office:value-type="currency" office:currency="USD" office:value="274" calcext:value-type="currency">
            <text:p>$274.00</text:p>
          </table:table-cell>
          <table:table-cell table:style-name="ce64" table:formula="of:=[.C551]*0.54" office:value-type="currency" office:currency="USD" office:value="147.96" calcext:value-type="currency">
            <text:p>$147.96</text:p>
          </table:table-cell>
          <table:table-cell table:style-name="ce64" office:value-type="currency" office:currency="USD" office:value="208.02" calcext:value-type="currency">
            <text:p>$208.02</text:p>
          </table:table-cell>
          <table:table-cell table:style-name="ce64" table:formula="of:=[.E551]-[.B551]" office:value-type="currency" office:currency="USD" office:value="5.02000000000001" calcext:value-type="currency">
            <text:p>$5.02</text:p>
          </table:table-cell>
          <table:table-cell table:style-name="ce17" table:formula="of:=[.E551]/[.D551]" office:value-type="float" office:value="1.40592051905921" calcext:value-type="float">
            <text:p>1.405920519059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18-R</text:p>
          </table:table-cell>
          <table:table-cell table:style-name="ce8" office:value-type="currency" office:currency="USD" office:value="208" calcext:value-type="currency">
            <text:p>$208.00</text:p>
          </table:table-cell>
          <table:table-cell table:style-name="ce64" office:value-type="currency" office:currency="USD" office:value="281" calcext:value-type="currency">
            <text:p>$281.00</text:p>
          </table:table-cell>
          <table:table-cell table:style-name="ce64" table:formula="of:=[.C552]*0.54" office:value-type="currency" office:currency="USD" office:value="151.74" calcext:value-type="currency">
            <text:p>$151.74</text:p>
          </table:table-cell>
          <table:table-cell table:style-name="ce64" office:value-type="currency" office:currency="USD" office:value="213.27" calcext:value-type="currency">
            <text:p>$213.27</text:p>
          </table:table-cell>
          <table:table-cell table:style-name="ce64" table:formula="of:=[.E552]-[.B552]" office:value-type="currency" office:currency="USD" office:value="5.27000000000001" calcext:value-type="currency">
            <text:p>$5.27</text:p>
          </table:table-cell>
          <table:table-cell table:style-name="ce17" table:formula="of:=[.E552]/[.D552]" office:value-type="float" office:value="1.40549624357454" calcext:value-type="float">
            <text:p>1.4054962435745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26-R</text:p>
          </table:table-cell>
          <table:table-cell table:style-name="ce8" office:value-type="currency" office:currency="USD" office:value="244" calcext:value-type="currency">
            <text:p>$244.00</text:p>
          </table:table-cell>
          <table:table-cell table:style-name="ce64" office:value-type="currency" office:currency="USD" office:value="329" calcext:value-type="currency">
            <text:p>$329.00</text:p>
          </table:table-cell>
          <table:table-cell table:style-name="ce64" table:formula="of:=[.C553]*0.54" office:value-type="currency" office:currency="USD" office:value="177.66" calcext:value-type="currency">
            <text:p>$177.66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E553]-[.B553]" office:value-type="currency" office:currency="USD" office:value="5" calcext:value-type="currency">
            <text:p>$5.00</text:p>
          </table:table-cell>
          <table:table-cell table:style-name="ce17" table:formula="of:=[.E553]/[.D553]" office:value-type="float" office:value="1.4015535292131" calcext:value-type="float">
            <text:p>1.401553529213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18-R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554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254.26" calcext:value-type="currency">
            <text:p>$254.26</text:p>
          </table:table-cell>
          <table:table-cell table:style-name="ce64" table:formula="of:=[.E554]-[.B554]" office:value-type="currency" office:currency="USD" office:value="4.25999999999999" calcext:value-type="currency">
            <text:p>$4.26</text:p>
          </table:table-cell>
          <table:table-cell table:style-name="ce17" table:formula="of:=[.E554]/[.D554]" office:value-type="float" office:value="1.40134479717813" calcext:value-type="float">
            <text:p>1.401344797178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26-R</text:p>
          </table:table-cell>
          <table:table-cell table:style-name="ce8" office:value-type="currency" office:currency="USD" office:value="301" calcext:value-type="currency">
            <text:p>$301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555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306.77" calcext:value-type="currency">
            <text:p>$306.77</text:p>
          </table:table-cell>
          <table:table-cell table:style-name="ce64" table:formula="of:=[.E555]-[.B555]" office:value-type="currency" office:currency="USD" office:value="5.76999999999998" calcext:value-type="currency">
            <text:p>$5.77</text:p>
          </table:table-cell>
          <table:table-cell table:style-name="ce17" table:formula="of:=[.E555]/[.D555]" office:value-type="float" office:value="1.40269775948788" calcext:value-type="float">
            <text:p>1.4026977594878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18-R</text:p>
          </table:table-cell>
          <table:table-cell table:style-name="ce8" office:value-type="currency" office:currency="USD" office:value="311" calcext:value-type="currency">
            <text:p>$311.00</text:p>
          </table:table-cell>
          <table:table-cell table:style-name="ce64" office:value-type="currency" office:currency="USD" office:value="417" calcext:value-type="currency">
            <text:p>$417.00</text:p>
          </table:table-cell>
          <table:table-cell table:style-name="ce64" table:formula="of:=[.C556]*0.54" office:value-type="currency" office:currency="USD" office:value="225.18" calcext:value-type="currency">
            <text:p>$225.18</text:p>
          </table:table-cell>
          <table:table-cell table:style-name="ce64" office:value-type="currency" office:currency="USD" office:value="314.13" calcext:value-type="currency">
            <text:p>$314.13</text:p>
          </table:table-cell>
          <table:table-cell table:style-name="ce64" table:formula="of:=[.E556]-[.B556]" office:value-type="currency" office:currency="USD" office:value="3.13" calcext:value-type="currency">
            <text:p>$3.13</text:p>
          </table:table-cell>
          <table:table-cell table:style-name="ce17" table:formula="of:=[.E556]/[.D556]" office:value-type="float" office:value="1.39501731947775" calcext:value-type="float">
            <text:p>1.3950173194777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26-R</text:p>
          </table:table-cell>
          <table:table-cell table:style-name="ce8" office:value-type="currency" office:currency="USD" office:value="370" calcext:value-type="currency">
            <text:p>$370.00</text:p>
          </table:table-cell>
          <table:table-cell table:style-name="ce64" office:value-type="currency" office:currency="USD" office:value="497" calcext:value-type="currency">
            <text:p>$497.00</text:p>
          </table:table-cell>
          <table:table-cell table:style-name="ce64" table:formula="of:=[.C557]*0.54" office:value-type="currency" office:currency="USD" office:value="268.38" calcext:value-type="currency">
            <text:p>$268.38</text:p>
          </table:table-cell>
          <table:table-cell table:style-name="ce64" office:value-type="currency" office:currency="USD" office:value="376.11" calcext:value-type="currency">
            <text:p>$376.11</text:p>
          </table:table-cell>
          <table:table-cell table:style-name="ce64" table:formula="of:=[.E557]-[.B557]" office:value-type="currency" office:currency="USD" office:value="6.11000000000001" calcext:value-type="currency">
            <text:p>$6.11</text:p>
          </table:table-cell>
          <table:table-cell table:style-name="ce17" table:formula="of:=[.E557]/[.D557]" office:value-type="float" office:value="1.40140845070423" calcext:value-type="float">
            <text:p>1.4014084507042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18-R</text:p>
          </table:table-cell>
          <table:table-cell table:style-name="ce8" office:value-type="currency" office:currency="USD" office:value="375" calcext:value-type="currency">
            <text:p>$375.00</text:p>
          </table:table-cell>
          <table:table-cell table:style-name="ce64" office:value-type="currency" office:currency="USD" office:value="504" calcext:value-type="currency">
            <text:p>$504.00</text:p>
          </table:table-cell>
          <table:table-cell table:style-name="ce64" table:formula="of:=[.C558]*0.54" office:value-type="currency" office:currency="USD" office:value="272.16" calcext:value-type="currency">
            <text:p>$272.16</text:p>
          </table:table-cell>
          <table:table-cell table:style-name="ce64" office:value-type="currency" office:currency="USD" office:value="381.37" calcext:value-type="currency">
            <text:p>$381.37</text:p>
          </table:table-cell>
          <table:table-cell table:style-name="ce64" table:formula="of:=[.E558]-[.B558]" office:value-type="currency" office:currency="USD" office:value="6.37" calcext:value-type="currency">
            <text:p>$6.37</text:p>
          </table:table-cell>
          <table:table-cell table:style-name="ce17" table:formula="of:=[.E558]/[.D558]" office:value-type="float" office:value="1.40127131099353" calcext:value-type="float">
            <text:p>1.4012713109935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26-R</text:p>
          </table:table-cell>
          <table:table-cell table:style-name="ce8" office:value-type="currency" office:currency="USD" office:value="436" calcext:value-type="currency">
            <text:p>$436.00</text:p>
          </table:table-cell>
          <table:table-cell table:style-name="ce64" office:value-type="currency" office:currency="USD" office:value="586" calcext:value-type="currency">
            <text:p>$586.00</text:p>
          </table:table-cell>
          <table:table-cell table:style-name="ce64" table:formula="of:=[.C559]*0.54" office:value-type="currency" office:currency="USD" office:value="316.44" calcext:value-type="currency">
            <text:p>$316.44</text:p>
          </table:table-cell>
          <table:table-cell table:style-name="ce64" office:value-type="currency" office:currency="USD" office:value="443.35" calcext:value-type="currency">
            <text:p>$443.35</text:p>
          </table:table-cell>
          <table:table-cell table:style-name="ce64" table:formula="of:=[.E559]-[.B559]" office:value-type="currency" office:currency="USD" office:value="7.35000000000002" calcext:value-type="currency">
            <text:p>$7.35</text:p>
          </table:table-cell>
          <table:table-cell table:style-name="ce17" table:formula="of:=[.E559]/[.D559]" office:value-type="float" office:value="1.40105549235242" calcext:value-type="float">
            <text:p>1.4010554923524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18-R</text:p>
          </table:table-cell>
          <table:table-cell table:style-name="ce8" office:value-type="currency" office:currency="USD" office:value="411" calcext:value-type="currency">
            <text:p>$411.00</text:p>
          </table:table-cell>
          <table:table-cell table:style-name="ce64" office:value-type="currency" office:currency="USD" office:value="553" calcext:value-type="currency">
            <text:p>$553.00</text:p>
          </table:table-cell>
          <table:table-cell table:style-name="ce64" table:formula="of:=[.C560]*0.54" office:value-type="currency" office:currency="USD" office:value="298.62" calcext:value-type="currency">
            <text:p>$298.62</text:p>
          </table:table-cell>
          <table:table-cell table:style-name="ce64" office:value-type="currency" office:currency="USD" office:value="419.19" calcext:value-type="currency">
            <text:p>$419.19</text:p>
          </table:table-cell>
          <table:table-cell table:style-name="ce64" table:formula="of:=[.E560]-[.B560]" office:value-type="currency" office:currency="USD" office:value="8.19" calcext:value-type="currency">
            <text:p>$8.19</text:p>
          </table:table-cell>
          <table:table-cell table:style-name="ce17" table:formula="of:=[.E560]/[.D560]" office:value-type="float" office:value="1.40375728350412" calcext:value-type="float">
            <text:p>1.4037572835041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26-R</text:p>
          </table:table-cell>
          <table:table-cell table:style-name="ce8" office:value-type="currency" office:currency="USD" office:value="477" calcext:value-type="currency">
            <text:p>$477.00</text:p>
          </table:table-cell>
          <table:table-cell table:style-name="ce64" office:value-type="currency" office:currency="USD" office:value="641" calcext:value-type="currency">
            <text:p>$641.00</text:p>
          </table:table-cell>
          <table:table-cell table:style-name="ce64" table:formula="of:=[.C561]*0.54" office:value-type="currency" office:currency="USD" office:value="346.14" calcext:value-type="currency">
            <text:p>$346.14</text:p>
          </table:table-cell>
          <table:table-cell table:style-name="ce64" office:value-type="currency" office:currency="USD" office:value="485.37" calcext:value-type="currency">
            <text:p>$485.37</text:p>
          </table:table-cell>
          <table:table-cell table:style-name="ce64" table:formula="of:=[.E561]-[.B561]" office:value-type="currency" office:currency="USD" office:value="8.37" calcext:value-type="currency">
            <text:p>$8.37</text:p>
          </table:table-cell>
          <table:table-cell table:style-name="ce17" table:formula="of:=[.E561]/[.D561]" office:value-type="float" office:value="1.40223608944358" calcext:value-type="float">
            <text:p>1.4022360894435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18-R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C562]*0.54" office:value-type="currency" office:currency="USD" office:value="134.46" calcext:value-type="currency">
            <text:p>$134.46</text:p>
          </table:table-cell>
          <table:table-cell table:style-name="ce64" office:value-type="currency" office:currency="USD" office:value="189.1" calcext:value-type="currency">
            <text:p>$189.10</text:p>
          </table:table-cell>
          <table:table-cell table:style-name="ce64" table:formula="of:=[.E562]-[.B562]" office:value-type="currency" office:currency="USD" office:value="4.09999999999999" calcext:value-type="currency">
            <text:p>$4.10</text:p>
          </table:table-cell>
          <table:table-cell table:style-name="ce17" table:formula="of:=[.E562]/[.D562]" office:value-type="float" office:value="1.40636620556299" calcext:value-type="float">
            <text:p>1.4063662055629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26-R</text:p>
          </table:table-cell>
          <table:table-cell table:style-name="ce8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563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09.07" calcext:value-type="currency">
            <text:p>$209.07</text:p>
          </table:table-cell>
          <table:table-cell table:style-name="ce64" table:formula="of:=[.E563]-[.B563]" office:value-type="currency" office:currency="USD" office:value="5.06999999999999" calcext:value-type="currency">
            <text:p>$5.07</text:p>
          </table:table-cell>
          <table:table-cell table:style-name="ce17" table:formula="of:=[.E563]/[.D563]" office:value-type="float" office:value="1.40787878787879" calcext:value-type="float">
            <text:p>1.4078787878787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18-R</text:p>
          </table:table-cell>
          <table:table-cell table:style-name="ce8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564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08.02" calcext:value-type="currency">
            <text:p>$208.02</text:p>
          </table:table-cell>
          <table:table-cell table:style-name="ce64" table:formula="of:=[.E564]-[.B564]" office:value-type="currency" office:currency="USD" office:value="4.02000000000001" calcext:value-type="currency">
            <text:p>$4.02</text:p>
          </table:table-cell>
          <table:table-cell table:style-name="ce17" table:formula="of:=[.E564]/[.D564]" office:value-type="float" office:value="1.40080808080808" calcext:value-type="float">
            <text:p>1.400808080808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26-R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64" office:value-type="currency" office:currency="USD" office:value="312" calcext:value-type="currency">
            <text:p>$312.00</text:p>
          </table:table-cell>
          <table:table-cell table:style-name="ce64" table:formula="of:=[.C565]*0.54" office:value-type="currency" office:currency="USD" office:value="168.48" calcext:value-type="currency">
            <text:p>$168.48</text:p>
          </table:table-cell>
          <table:table-cell table:style-name="ce64" office:value-type="currency" office:currency="USD" office:value="236.38" calcext:value-type="currency">
            <text:p>$236.38</text:p>
          </table:table-cell>
          <table:table-cell table:style-name="ce64" table:formula="of:=[.E565]-[.B565]" office:value-type="currency" office:currency="USD" office:value="4.38" calcext:value-type="currency">
            <text:p>$4.38</text:p>
          </table:table-cell>
          <table:table-cell table:style-name="ce17" table:formula="of:=[.E565]/[.D565]" office:value-type="float" office:value="1.40301519468186" calcext:value-type="float">
            <text:p>1.403015194681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18-R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566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254.26" calcext:value-type="currency">
            <text:p>$254.26</text:p>
          </table:table-cell>
          <table:table-cell table:style-name="ce64" table:formula="of:=[.E566]-[.B566]" office:value-type="currency" office:currency="USD" office:value="4.25999999999999" calcext:value-type="currency">
            <text:p>$4.26</text:p>
          </table:table-cell>
          <table:table-cell table:style-name="ce17" table:formula="of:=[.E566]/[.D566]" office:value-type="float" office:value="1.40134479717813" calcext:value-type="float">
            <text:p>1.401344797178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26-R</text:p>
          </table:table-cell>
          <table:table-cell table:style-name="ce8" office:value-type="currency" office:currency="USD" office:value="301" calcext:value-type="currency">
            <text:p>$301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567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306.77" calcext:value-type="currency">
            <text:p>$306.77</text:p>
          </table:table-cell>
          <table:table-cell table:style-name="ce64" table:formula="of:=[.E567]-[.B567]" office:value-type="currency" office:currency="USD" office:value="5.76999999999998" calcext:value-type="currency">
            <text:p>$5.77</text:p>
          </table:table-cell>
          <table:table-cell table:style-name="ce17" table:formula="of:=[.E567]/[.D567]" office:value-type="float" office:value="1.40269775948788" calcext:value-type="float">
            <text:p>1.4026977594878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andard Rolling Ladders - Expanded Metal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18-X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64" office:value-type="currency" office:currency="USD" office:value="156" calcext:value-type="currency">
            <text:p>$156.00</text:p>
          </table:table-cell>
          <table:table-cell table:style-name="ce64" table:formula="of:=[.C571]*0.54" office:value-type="currency" office:currency="USD" office:value="84.24" calcext:value-type="currency">
            <text:p>$84.24</text:p>
          </table:table-cell>
          <table:table-cell table:style-name="ce64" office:value-type="currency" office:currency="USD" office:value="117.68" calcext:value-type="currency">
            <text:p>$117.68</text:p>
          </table:table-cell>
          <table:table-cell table:style-name="ce64" table:formula="of:=[.E571]-[.B571]" office:value-type="currency" office:currency="USD" office:value="1.68000000000001" calcext:value-type="currency">
            <text:p>$1.68</text:p>
          </table:table-cell>
          <table:table-cell table:style-name="ce17" table:formula="of:=[.E571]/[.D571]" office:value-type="float" office:value="1.39696106362773" calcext:value-type="float">
            <text:p>1.3969610636277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126-X</text:p>
          </table:table-cell>
          <table:table-cell table:style-name="ce8" office:value-type="currency" office:currency="USD" office:value="123" calcext:value-type="currency">
            <text:p>$123.00</text:p>
          </table:table-cell>
          <table:table-cell table:style-name="ce64" office:value-type="currency" office:currency="USD" office:value="166" calcext:value-type="currency">
            <text:p>$166.00</text:p>
          </table:table-cell>
          <table:table-cell table:style-name="ce64" table:formula="of:=[.C572]*0.54" office:value-type="currency" office:currency="USD" office:value="89.64" calcext:value-type="currency">
            <text:p>$89.64</text:p>
          </table:table-cell>
          <table:table-cell table:style-name="ce64" office:value-type="currency" office:currency="USD" office:value="126.09" calcext:value-type="currency">
            <text:p>$126.09</text:p>
          </table:table-cell>
          <table:table-cell table:style-name="ce64" table:formula="of:=[.E572]-[.B572]" office:value-type="currency" office:currency="USD" office:value="3.09" calcext:value-type="currency">
            <text:p>$3.09</text:p>
          </table:table-cell>
          <table:table-cell table:style-name="ce17" table:formula="of:=[.E572]/[.D572]" office:value-type="float" office:value="1.4066265060241" calcext:value-type="float">
            <text:p>1.406626506024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218-X</text:p>
          </table:table-cell>
          <table:table-cell table:style-name="ce8" office:value-type="currency" office:currency="USD" office:value="145" calcext:value-type="currency">
            <text:p>$145.00</text:p>
          </table:table-cell>
          <table:table-cell table:style-name="ce64" office:value-type="currency" office:currency="USD" office:value="196" calcext:value-type="currency">
            <text:p>$196.00</text:p>
          </table:table-cell>
          <table:table-cell table:style-name="ce64" table:formula="of:=[.C573]*0.54" office:value-type="currency" office:currency="USD" office:value="105.84" calcext:value-type="currency">
            <text:p>$105.84</text:p>
          </table:table-cell>
          <table:table-cell table:style-name="ce64" office:value-type="currency" office:currency="USD" office:value="177.75" calcext:value-type="currency">
            <text:p>$177.75</text:p>
          </table:table-cell>
          <table:table-cell table:style-name="ce64" table:formula="of:=[.E573]-[.B573]" office:value-type="currency" office:currency="USD" office:value="32.75" calcext:value-type="currency">
            <text:p>$32.75</text:p>
          </table:table-cell>
          <table:table-cell table:style-name="ce17" table:formula="of:=[.E573]/[.D573]" office:value-type="float" office:value="1.67942176870748" calcext:value-type="float">
            <text:p>1.67942176870748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226-X</text:p>
          </table:table-cell>
          <table:table-cell table:style-name="ce8" office:value-type="currency" office:currency="USD" office:value="160" calcext:value-type="currency">
            <text:p>$160.00</text:p>
          </table:table-cell>
          <table:table-cell table:style-name="ce64" office:value-type="currency" office:currency="USD" office:value="215" calcext:value-type="currency">
            <text:p>$215.00</text:p>
          </table:table-cell>
          <table:table-cell table:style-name="ce64" table:formula="of:=[.C574]*0.54" office:value-type="currency" office:currency="USD" office:value="116.1" calcext:value-type="currency">
            <text:p>$116.10</text:p>
          </table:table-cell>
          <table:table-cell table:style-name="ce64" office:value-type="currency" office:currency="USD" office:value="162.85" calcext:value-type="currency">
            <text:p>$162.85</text:p>
          </table:table-cell>
          <table:table-cell table:style-name="ce64" table:formula="of:=[.E574]-[.B574]" office:value-type="currency" office:currency="USD" office:value="2.84999999999999" calcext:value-type="currency">
            <text:p>$2.85</text:p>
          </table:table-cell>
          <table:table-cell table:style-name="ce17" table:formula="of:=[.E574]/[.D574]" office:value-type="float" office:value="1.40267011197244" calcext:value-type="float">
            <text:p>1.402670111972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18-X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36" calcext:value-type="currency">
            <text:p>$236.00</text:p>
          </table:table-cell>
          <table:table-cell table:style-name="ce64" table:formula="of:=[.C575]*0.54" office:value-type="currency" office:currency="USD" office:value="127.44" calcext:value-type="currency">
            <text:p>$127.44</text:p>
          </table:table-cell>
          <table:table-cell table:style-name="ce64" office:value-type="currency" office:currency="USD" office:value="178.6" calcext:value-type="currency">
            <text:p>$178.60</text:p>
          </table:table-cell>
          <table:table-cell table:style-name="ce64" table:formula="of:=[.E575]-[.B575]" office:value-type="currency" office:currency="USD" office:value="3.59999999999999" calcext:value-type="currency">
            <text:p>$3.60</text:p>
          </table:table-cell>
          <table:table-cell table:style-name="ce17" table:formula="of:=[.E575]/[.D575]" office:value-type="float" office:value="1.40144381669805" calcext:value-type="float">
            <text:p>1.401443816698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26-X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style-name="ce64" office:value-type="currency" office:currency="USD" office:value="274" calcext:value-type="currency">
            <text:p>$274.00</text:p>
          </table:table-cell>
          <table:table-cell table:style-name="ce64" table:formula="of:=[.C576]*0.54" office:value-type="currency" office:currency="USD" office:value="147.96" calcext:value-type="currency">
            <text:p>$147.96</text:p>
          </table:table-cell>
          <table:table-cell table:style-name="ce64" office:value-type="currency" office:currency="USD" office:value="208.02" calcext:value-type="currency">
            <text:p>$208.02</text:p>
          </table:table-cell>
          <table:table-cell table:style-name="ce64" table:formula="of:=[.E576]-[.B576]" office:value-type="currency" office:currency="USD" office:value="3.02000000000001" calcext:value-type="currency">
            <text:p>$3.02</text:p>
          </table:table-cell>
          <table:table-cell table:style-name="ce17" table:formula="of:=[.E576]/[.D576]" office:value-type="float" office:value="1.40592051905921" calcext:value-type="float">
            <text:p>1.405920519059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18-X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81" calcext:value-type="currency">
            <text:p>$281.00</text:p>
          </table:table-cell>
          <table:table-cell table:style-name="ce64" table:formula="of:=[.C577]*0.54" office:value-type="currency" office:currency="USD" office:value="151.74" calcext:value-type="currency">
            <text:p>$151.74</text:p>
          </table:table-cell>
          <table:table-cell table:style-name="ce64" office:value-type="currency" office:currency="USD" office:value="213.27" calcext:value-type="currency">
            <text:p>$213.27</text:p>
          </table:table-cell>
          <table:table-cell table:style-name="ce64" table:formula="of:=[.E577]-[.B577]" office:value-type="currency" office:currency="USD" office:value="3.27000000000001" calcext:value-type="currency">
            <text:p>$3.27</text:p>
          </table:table-cell>
          <table:table-cell table:style-name="ce17" table:formula="of:=[.E577]/[.D577]" office:value-type="float" office:value="1.40549624357454" calcext:value-type="float">
            <text:p>1.4054962435745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26-X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 office:value-type="currency" office:currency="USD" office:value="329" calcext:value-type="currency">
            <text:p>$329.00</text:p>
          </table:table-cell>
          <table:table-cell table:style-name="ce64" table:formula="of:=[.C578]*0.54" office:value-type="currency" office:currency="USD" office:value="177.66" calcext:value-type="currency">
            <text:p>$177.66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E578]-[.B578]" office:value-type="currency" office:currency="USD" office:value="4" calcext:value-type="currency">
            <text:p>$4.00</text:p>
          </table:table-cell>
          <table:table-cell table:style-name="ce17" table:formula="of:=[.E578]/[.D578]" office:value-type="float" office:value="1.4015535292131" calcext:value-type="float">
            <text:p>1.401553529213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18-X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579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254.26" calcext:value-type="currency">
            <text:p>$254.26</text:p>
          </table:table-cell>
          <table:table-cell table:style-name="ce64" table:formula="of:=[.E579]-[.B579]" office:value-type="currency" office:currency="USD" office:value="4.25999999999999" calcext:value-type="currency">
            <text:p>$4.26</text:p>
          </table:table-cell>
          <table:table-cell table:style-name="ce17" table:formula="of:=[.E579]/[.D579]" office:value-type="float" office:value="1.40134479717813" calcext:value-type="float">
            <text:p>1.401344797178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26-X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580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306.77" calcext:value-type="currency">
            <text:p>$306.77</text:p>
          </table:table-cell>
          <table:table-cell table:style-name="ce64" table:formula="of:=[.E580]-[.B580]" office:value-type="currency" office:currency="USD" office:value="7.76999999999998" calcext:value-type="currency">
            <text:p>$7.77</text:p>
          </table:table-cell>
          <table:table-cell table:style-name="ce17" table:formula="of:=[.E580]/[.D580]" office:value-type="float" office:value="1.40269775948788" calcext:value-type="float">
            <text:p>1.4026977594878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18-X</text:p>
          </table:table-cell>
          <table:table-cell table:style-name="ce8" office:value-type="currency" office:currency="USD" office:value="310" calcext:value-type="currency">
            <text:p>$310.00</text:p>
          </table:table-cell>
          <table:table-cell table:style-name="ce64" office:value-type="currency" office:currency="USD" office:value="417" calcext:value-type="currency">
            <text:p>$417.00</text:p>
          </table:table-cell>
          <table:table-cell table:style-name="ce64" table:formula="of:=[.C581]*0.54" office:value-type="currency" office:currency="USD" office:value="225.18" calcext:value-type="currency">
            <text:p>$225.18</text:p>
          </table:table-cell>
          <table:table-cell table:style-name="ce64" office:value-type="currency" office:currency="USD" office:value="314.13" calcext:value-type="currency">
            <text:p>$314.13</text:p>
          </table:table-cell>
          <table:table-cell table:style-name="ce64" table:formula="of:=[.E581]-[.B581]" office:value-type="currency" office:currency="USD" office:value="4.13" calcext:value-type="currency">
            <text:p>$4.13</text:p>
          </table:table-cell>
          <table:table-cell table:style-name="ce17" table:formula="of:=[.E581]/[.D581]" office:value-type="float" office:value="1.39501731947775" calcext:value-type="float">
            <text:p>1.3950173194777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26-X</text:p>
          </table:table-cell>
          <table:table-cell table:style-name="ce8" office:value-type="currency" office:currency="USD" office:value="370" calcext:value-type="currency">
            <text:p>$370.00</text:p>
          </table:table-cell>
          <table:table-cell table:style-name="ce64" office:value-type="currency" office:currency="USD" office:value="497" calcext:value-type="currency">
            <text:p>$497.00</text:p>
          </table:table-cell>
          <table:table-cell table:style-name="ce64" table:formula="of:=[.C582]*0.54" office:value-type="currency" office:currency="USD" office:value="268.38" calcext:value-type="currency">
            <text:p>$268.38</text:p>
          </table:table-cell>
          <table:table-cell table:style-name="ce64" office:value-type="currency" office:currency="USD" office:value="376.11" calcext:value-type="currency">
            <text:p>$376.11</text:p>
          </table:table-cell>
          <table:table-cell table:style-name="ce64" table:formula="of:=[.E582]-[.B582]" office:value-type="currency" office:currency="USD" office:value="6.11000000000001" calcext:value-type="currency">
            <text:p>$6.11</text:p>
          </table:table-cell>
          <table:table-cell table:style-name="ce17" table:formula="of:=[.E582]/[.D582]" office:value-type="float" office:value="1.40140845070423" calcext:value-type="float">
            <text:p>1.4014084507042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18-X</text:p>
          </table:table-cell>
          <table:table-cell table:style-name="ce8" office:value-type="currency" office:currency="USD" office:value="375" calcext:value-type="currency">
            <text:p>$375.00</text:p>
          </table:table-cell>
          <table:table-cell table:style-name="ce64" office:value-type="currency" office:currency="USD" office:value="504" calcext:value-type="currency">
            <text:p>$504.00</text:p>
          </table:table-cell>
          <table:table-cell table:style-name="ce64" table:formula="of:=[.C583]*0.54" office:value-type="currency" office:currency="USD" office:value="272.16" calcext:value-type="currency">
            <text:p>$272.16</text:p>
          </table:table-cell>
          <table:table-cell table:style-name="ce64" office:value-type="currency" office:currency="USD" office:value="381.37" calcext:value-type="currency">
            <text:p>$381.37</text:p>
          </table:table-cell>
          <table:table-cell table:style-name="ce64" table:formula="of:=[.E583]-[.B583]" office:value-type="currency" office:currency="USD" office:value="6.37" calcext:value-type="currency">
            <text:p>$6.37</text:p>
          </table:table-cell>
          <table:table-cell table:style-name="ce17" table:formula="of:=[.E583]/[.D583]" office:value-type="float" office:value="1.40127131099353" calcext:value-type="float">
            <text:p>1.4012713109935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26-X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 office:value-type="currency" office:currency="USD" office:value="586" calcext:value-type="currency">
            <text:p>$586.00</text:p>
          </table:table-cell>
          <table:table-cell table:style-name="ce64" table:formula="of:=[.C584]*0.54" office:value-type="currency" office:currency="USD" office:value="316.44" calcext:value-type="currency">
            <text:p>$316.44</text:p>
          </table:table-cell>
          <table:table-cell table:style-name="ce64" office:value-type="currency" office:currency="USD" office:value="443.35" calcext:value-type="currency">
            <text:p>$443.35</text:p>
          </table:table-cell>
          <table:table-cell table:style-name="ce64" table:formula="of:=[.E584]-[.B584]" office:value-type="currency" office:currency="USD" office:value="8.35000000000002" calcext:value-type="currency">
            <text:p>$8.35</text:p>
          </table:table-cell>
          <table:table-cell table:style-name="ce17" table:formula="of:=[.E584]/[.D584]" office:value-type="float" office:value="1.40105549235242" calcext:value-type="float">
            <text:p>1.4010554923524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18-X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 office:value-type="currency" office:currency="USD" office:value="553" calcext:value-type="currency">
            <text:p>$553.00</text:p>
          </table:table-cell>
          <table:table-cell table:style-name="ce64" table:formula="of:=[.C585]*0.54" office:value-type="currency" office:currency="USD" office:value="298.62" calcext:value-type="currency">
            <text:p>$298.62</text:p>
          </table:table-cell>
          <table:table-cell table:style-name="ce64" office:value-type="currency" office:currency="USD" office:value="419.19" calcext:value-type="currency">
            <text:p>$419.19</text:p>
          </table:table-cell>
          <table:table-cell table:style-name="ce64" table:formula="of:=[.E585]-[.B585]" office:value-type="currency" office:currency="USD" office:value="9.19" calcext:value-type="currency">
            <text:p>$9.19</text:p>
          </table:table-cell>
          <table:table-cell table:style-name="ce17" table:formula="of:=[.E585]/[.D585]" office:value-type="float" office:value="1.40375728350412" calcext:value-type="float">
            <text:p>1.4037572835041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F726-X</text:p>
          </table:table-cell>
          <table:table-cell table:style-name="ce8" office:value-type="currency" office:currency="USD" office:value="475" calcext:value-type="currency">
            <text:p>$475.00</text:p>
          </table:table-cell>
          <table:table-cell table:style-name="ce64" office:value-type="currency" office:currency="USD" office:value="641" calcext:value-type="currency">
            <text:p>$641.00</text:p>
          </table:table-cell>
          <table:table-cell table:style-name="ce64" table:formula="of:=[.C586]*0.54" office:value-type="currency" office:currency="USD" office:value="346.14" calcext:value-type="currency">
            <text:p>$346.14</text:p>
          </table:table-cell>
          <table:table-cell table:style-name="ce64"/>
          <table:table-cell table:style-name="ce64" table:formula="of:=[.E586]-[.B586]" office:value-type="currency" office:currency="USD" office:value="-475" calcext:value-type="currency">
            <text:p>-$475.00</text:p>
          </table:table-cell>
          <table:table-cell table:style-name="ce17" table:formula="of:=[.E586]/[.D58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218-X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C587]*0.54" office:value-type="currency" office:currency="USD" office:value="134.46" calcext:value-type="currency">
            <text:p>$134.46</text:p>
          </table:table-cell>
          <table:table-cell table:style-name="ce64" office:value-type="currency" office:currency="USD" office:value="189.1" calcext:value-type="currency">
            <text:p>$189.10</text:p>
          </table:table-cell>
          <table:table-cell table:style-name="ce64" table:formula="of:=[.E587]-[.B587]" office:value-type="currency" office:currency="USD" office:value="4.09999999999999" calcext:value-type="currency">
            <text:p>$4.10</text:p>
          </table:table-cell>
          <table:table-cell table:style-name="ce17" table:formula="of:=[.E587]/[.D587]" office:value-type="float" office:value="1.40636620556299" calcext:value-type="float">
            <text:p>1.4063662055629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26-X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588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09.07" calcext:value-type="currency">
            <text:p>$209.07</text:p>
          </table:table-cell>
          <table:table-cell table:style-name="ce64" table:formula="of:=[.E588]-[.B588]" office:value-type="currency" office:currency="USD" office:value="4.06999999999999" calcext:value-type="currency">
            <text:p>$4.07</text:p>
          </table:table-cell>
          <table:table-cell table:style-name="ce17" table:formula="of:=[.E588]/[.D588]" office:value-type="float" office:value="1.40787878787879" calcext:value-type="float">
            <text:p>1.4078787878787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18-X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589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08.02" calcext:value-type="currency">
            <text:p>$208.02</text:p>
          </table:table-cell>
          <table:table-cell table:style-name="ce64" table:formula="of:=[.E589]-[.B589]" office:value-type="currency" office:currency="USD" office:value="3.02000000000001" calcext:value-type="currency">
            <text:p>$3.02</text:p>
          </table:table-cell>
          <table:table-cell table:style-name="ce17" table:formula="of:=[.E589]/[.D589]" office:value-type="float" office:value="1.40080808080808" calcext:value-type="float">
            <text:p>1.400808080808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26-X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 office:value-type="currency" office:currency="USD" office:value="312" calcext:value-type="currency">
            <text:p>$312.00</text:p>
          </table:table-cell>
          <table:table-cell table:style-name="ce64" table:formula="of:=[.C590]*0.54" office:value-type="currency" office:currency="USD" office:value="168.48" calcext:value-type="currency">
            <text:p>$168.48</text:p>
          </table:table-cell>
          <table:table-cell table:style-name="ce64" office:value-type="currency" office:currency="USD" office:value="236.38" calcext:value-type="currency">
            <text:p>$236.38</text:p>
          </table:table-cell>
          <table:table-cell table:style-name="ce64" table:formula="of:=[.E590]-[.B590]" office:value-type="currency" office:currency="USD" office:value="6.38" calcext:value-type="currency">
            <text:p>$6.38</text:p>
          </table:table-cell>
          <table:table-cell table:style-name="ce17" table:formula="of:=[.E590]/[.D590]" office:value-type="float" office:value="1.40301519468186" calcext:value-type="float">
            <text:p>1.403015194681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18-X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591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254.26" calcext:value-type="currency">
            <text:p>$254.26</text:p>
          </table:table-cell>
          <table:table-cell table:style-name="ce64" table:formula="of:=[.E591]-[.B591]" office:value-type="currency" office:currency="USD" office:value="4.25999999999999" calcext:value-type="currency">
            <text:p>$4.26</text:p>
          </table:table-cell>
          <table:table-cell table:style-name="ce17" table:formula="of:=[.E591]/[.D591]" office:value-type="float" office:value="1.40134479717813" calcext:value-type="float">
            <text:p>1.401344797178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26-X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592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306.77" calcext:value-type="currency">
            <text:p>$306.77</text:p>
          </table:table-cell>
          <table:table-cell table:style-name="ce64" table:formula="of:=[.E592]-[.B592]" office:value-type="currency" office:currency="USD" office:value="7.76999999999998" calcext:value-type="currency">
            <text:p>$7.77</text:p>
          </table:table-cell>
          <table:table-cell table:style-name="ce17" table:formula="of:=[.E592]/[.D592]" office:value-type="float" office:value="1.40269775948788" calcext:value-type="float">
            <text:p>1.4026977594878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andard Rolling Ladders - Perfo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18-P</text:p>
          </table:table-cell>
          <table:table-cell table:style-name="ce8" office:value-type="currency" office:currency="USD" office:value="99" calcext:value-type="currency">
            <text:p>$99.00</text:p>
          </table:table-cell>
          <table:table-cell table:style-name="ce64" office:value-type="currency" office:currency="USD" office:value="142" calcext:value-type="currency">
            <text:p>$142.00</text:p>
          </table:table-cell>
          <table:table-cell table:style-name="ce64" table:formula="of:=[.C596]*0.54" office:value-type="currency" office:currency="USD" office:value="76.68" calcext:value-type="currency">
            <text:p>$76.68</text:p>
          </table:table-cell>
          <table:table-cell table:style-name="ce64" office:value-type="currency" office:currency="USD" office:value="107.16" calcext:value-type="currency">
            <text:p>$107.16</text:p>
          </table:table-cell>
          <table:table-cell table:style-name="ce64" table:formula="of:=[.E596]-[.B596]" office:value-type="currency" office:currency="USD" office:value="8.16" calcext:value-type="currency">
            <text:p>$8.16</text:p>
          </table:table-cell>
          <table:table-cell table:style-name="ce17" table:formula="of:=[.E596]/[.D596]" office:value-type="float" office:value="1.39749608763693" calcext:value-type="float">
            <text:p>1.3974960876369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126-P</text:p>
          </table:table-cell>
          <table:table-cell table:style-name="ce8" office:value-type="currency" office:currency="USD" office:value="112" calcext:value-type="currency">
            <text:p>$112.00</text:p>
          </table:table-cell>
          <table:table-cell table:style-name="ce64" office:value-type="currency" office:currency="USD" office:value="151" calcext:value-type="currency">
            <text:p>$151.00</text:p>
          </table:table-cell>
          <table:table-cell table:style-name="ce64" table:formula="of:=[.C597]*0.54" office:value-type="currency" office:currency="USD" office:value="81.54" calcext:value-type="currency">
            <text:p>$81.54</text:p>
          </table:table-cell>
          <table:table-cell table:style-name="ce64" office:value-type="currency" office:currency="USD" office:value="114.51" calcext:value-type="currency">
            <text:p>$114.51</text:p>
          </table:table-cell>
          <table:table-cell table:style-name="ce64" table:formula="of:=[.E597]-[.B597]" office:value-type="currency" office:currency="USD" office:value="2.51000000000001" calcext:value-type="currency">
            <text:p>$2.51</text:p>
          </table:table-cell>
          <table:table-cell table:style-name="ce17" table:formula="of:=[.E597]/[.D597]" office:value-type="float" office:value="1.40434142752024" calcext:value-type="float">
            <text:p>1.404341427520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218-P</text:p>
          </table:table-cell>
          <table:table-cell table:style-name="ce8" office:value-type="currency" office:currency="USD" office:value="132" calcext:value-type="currency">
            <text:p>$132.00</text:p>
          </table:table-cell>
          <table:table-cell table:style-name="ce64" office:value-type="currency" office:currency="USD" office:value="178" calcext:value-type="currency">
            <text:p>$178.00</text:p>
          </table:table-cell>
          <table:table-cell table:style-name="ce64" table:formula="of:=[.C598]*0.54" office:value-type="currency" office:currency="USD" office:value="96.12" calcext:value-type="currency">
            <text:p>$96.12</text:p>
          </table:table-cell>
          <table:table-cell table:style-name="ce64" office:value-type="currency" office:currency="USD" office:value="134.47" calcext:value-type="currency">
            <text:p>$134.47</text:p>
          </table:table-cell>
          <table:table-cell table:style-name="ce64" table:formula="of:=[.E598]-[.B598]" office:value-type="currency" office:currency="USD" office:value="2.47" calcext:value-type="currency">
            <text:p>$2.47</text:p>
          </table:table-cell>
          <table:table-cell table:style-name="ce17" table:formula="of:=[.E598]/[.D598]" office:value-type="float" office:value="1.39898044111527" calcext:value-type="float">
            <text:p>1.3989804411152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226-P</text:p>
          </table:table-cell>
          <table:table-cell table:style-name="ce8" office:value-type="currency" office:currency="USD" office:value="145" calcext:value-type="currency">
            <text:p>$145.00</text:p>
          </table:table-cell>
          <table:table-cell table:style-name="ce64" office:value-type="currency" office:currency="USD" office:value="195" calcext:value-type="currency">
            <text:p>$195.00</text:p>
          </table:table-cell>
          <table:table-cell table:style-name="ce64" table:formula="of:=[.C599]*0.54" office:value-type="currency" office:currency="USD" office:value="105.3" calcext:value-type="currency">
            <text:p>$105.30</text:p>
          </table:table-cell>
          <table:table-cell table:style-name="ce64" office:value-type="currency" office:currency="USD" office:value="148.14" calcext:value-type="currency">
            <text:p>$148.14</text:p>
          </table:table-cell>
          <table:table-cell table:style-name="ce64" table:formula="of:=[.E599]-[.B599]" office:value-type="currency" office:currency="USD" office:value="3.13999999999999" calcext:value-type="currency">
            <text:p>$3.14</text:p>
          </table:table-cell>
          <table:table-cell table:style-name="ce17" table:formula="of:=[.E599]/[.D599]" office:value-type="float" office:value="1.40683760683761" calcext:value-type="float">
            <text:p>1.4068376068376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18-P</text:p>
          </table:table-cell>
          <table:table-cell table:style-name="ce8" office:value-type="currency" office:currency="USD" office:value="159" calcext:value-type="currency">
            <text:p>$159.00</text:p>
          </table:table-cell>
          <table:table-cell table:style-name="ce64" office:value-type="currency" office:currency="USD" office:value="214" calcext:value-type="currency">
            <text:p>$214.00</text:p>
          </table:table-cell>
          <table:table-cell table:style-name="ce64" table:formula="of:=[.C600]*0.54" office:value-type="currency" office:currency="USD" office:value="115.56" calcext:value-type="currency">
            <text:p>$115.56</text:p>
          </table:table-cell>
          <table:table-cell table:style-name="ce64" office:value-type="currency" office:currency="USD" office:value="161.79" calcext:value-type="currency">
            <text:p>$161.79</text:p>
          </table:table-cell>
          <table:table-cell table:style-name="ce64" table:formula="of:=[.E600]-[.B600]" office:value-type="currency" office:currency="USD" office:value="2.78999999999999" calcext:value-type="currency">
            <text:p>$2.79</text:p>
          </table:table-cell>
          <table:table-cell table:style-name="ce17" table:formula="of:=[.E600]/[.D600]" office:value-type="float" office:value="1.40005192107996" calcext:value-type="float">
            <text:p>1.4000519210799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26-P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C601]*0.54" office:value-type="currency" office:currency="USD" office:value="134.46" calcext:value-type="currency">
            <text:p>$134.46</text:p>
          </table:table-cell>
          <table:table-cell table:style-name="ce64" office:value-type="currency" office:currency="USD" office:value="189.1" calcext:value-type="currency">
            <text:p>$189.10</text:p>
          </table:table-cell>
          <table:table-cell table:style-name="ce64" table:formula="of:=[.E601]-[.B601]" office:value-type="currency" office:currency="USD" office:value="4.09999999999999" calcext:value-type="currency">
            <text:p>$4.10</text:p>
          </table:table-cell>
          <table:table-cell table:style-name="ce17" table:formula="of:=[.E601]/[.D601]" office:value-type="float" office:value="1.40636620556299" calcext:value-type="float">
            <text:p>1.4063662055629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18-P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table:formula="of:=[.C602]*0.54" office:value-type="currency" office:currency="USD" office:value="137.7" calcext:value-type="currency">
            <text:p>$137.70</text:p>
          </table:table-cell>
          <table:table-cell table:style-name="ce64" office:value-type="currency" office:currency="USD" office:value="193.3" calcext:value-type="currency">
            <text:p>$193.30</text:p>
          </table:table-cell>
          <table:table-cell table:style-name="ce64" table:formula="of:=[.E602]-[.B602]" office:value-type="currency" office:currency="USD" office:value="4.30000000000001" calcext:value-type="currency">
            <text:p>$4.30</text:p>
          </table:table-cell>
          <table:table-cell table:style-name="ce17" table:formula="of:=[.E602]/[.D602]" office:value-type="float" office:value="1.40377632534495" calcext:value-type="float">
            <text:p>1.4037763253449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26-P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299" calcext:value-type="currency">
            <text:p>$299.00</text:p>
          </table:table-cell>
          <table:table-cell table:style-name="ce64" table:formula="of:=[.C603]*0.54" office:value-type="currency" office:currency="USD" office:value="161.46" calcext:value-type="currency">
            <text:p>$161.46</text:p>
          </table:table-cell>
          <table:table-cell table:style-name="ce64" office:value-type="currency" office:currency="USD" office:value="226.94" calcext:value-type="currency">
            <text:p>$226.94</text:p>
          </table:table-cell>
          <table:table-cell table:style-name="ce64" table:formula="of:=[.E603]-[.B603]" office:value-type="currency" office:currency="USD" office:value="4.94" calcext:value-type="currency">
            <text:p>$4.94</text:p>
          </table:table-cell>
          <table:table-cell table:style-name="ce17" table:formula="of:=[.E603]/[.D603]" office:value-type="float" office:value="1.4055493620711" calcext:value-type="float">
            <text:p>1.405549362071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18-P</text:p>
          </table:table-cell>
          <table:table-cell table:style-name="ce8" office:value-type="currency" office:currency="USD" office:value="228" calcext:value-type="currency">
            <text:p>$228.00</text:p>
          </table:table-cell>
          <table:table-cell table:style-name="ce64" office:value-type="currency" office:currency="USD" office:value="306" calcext:value-type="currency">
            <text:p>$306.00</text:p>
          </table:table-cell>
          <table:table-cell table:style-name="ce64" table:formula="of:=[.C604]*0.54" office:value-type="currency" office:currency="USD" office:value="165.24" calcext:value-type="currency">
            <text:p>$165.24</text:p>
          </table:table-cell>
          <table:table-cell table:style-name="ce64" office:value-type="currency" office:currency="USD" office:value="231.15" calcext:value-type="currency">
            <text:p>$231.15</text:p>
          </table:table-cell>
          <table:table-cell table:style-name="ce64" table:formula="of:=[.E604]-[.B604]" office:value-type="currency" office:currency="USD" office:value="3.15000000000001" calcext:value-type="currency">
            <text:p>$3.15</text:p>
          </table:table-cell>
          <table:table-cell table:style-name="ce17" table:formula="of:=[.E604]/[.D604]" office:value-type="float" office:value="1.39887436456064" calcext:value-type="float">
            <text:p>1.3988743645606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26-P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369" calcext:value-type="currency">
            <text:p>$369.00</text:p>
          </table:table-cell>
          <table:table-cell table:style-name="ce64" table:formula="of:=[.C605]*0.54" office:value-type="currency" office:currency="USD" office:value="199.26" calcext:value-type="currency">
            <text:p>$199.26</text:p>
          </table:table-cell>
          <table:table-cell table:style-name="ce64" office:value-type="currency" office:currency="USD" office:value="280.51" calcext:value-type="currency">
            <text:p>$280.51</text:p>
          </table:table-cell>
          <table:table-cell table:style-name="ce64" table:formula="of:=[.E605]-[.B605]" office:value-type="currency" office:currency="USD" office:value="5.50999999999999" calcext:value-type="currency">
            <text:p>$5.51</text:p>
          </table:table-cell>
          <table:table-cell table:style-name="ce17" table:formula="of:=[.E605]/[.D605]" office:value-type="float" office:value="1.4077587072167" calcext:value-type="float">
            <text:p>1.407758707216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18-P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80" calcext:value-type="currency">
            <text:p>$380.00</text:p>
          </table:table-cell>
          <table:table-cell table:style-name="ce64" table:formula="of:=[.C606]*0.54" office:value-type="currency" office:currency="USD" office:value="205.2" calcext:value-type="currency">
            <text:p>$205.20</text:p>
          </table:table-cell>
          <table:table-cell table:style-name="ce64" office:value-type="currency" office:currency="USD" office:value="287.85" calcext:value-type="currency">
            <text:p>$287.85</text:p>
          </table:table-cell>
          <table:table-cell table:style-name="ce64" table:formula="of:=[.E606]-[.B606]" office:value-type="currency" office:currency="USD" office:value="7.85000000000002" calcext:value-type="currency">
            <text:p>$7.85</text:p>
          </table:table-cell>
          <table:table-cell table:style-name="ce17" table:formula="of:=[.E606]/[.D606]" office:value-type="float" office:value="1.40277777777778" calcext:value-type="float">
            <text:p>1.4027777777777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26-P</text:p>
          </table:table-cell>
          <table:table-cell table:style-name="ce8" office:value-type="currency" office:currency="USD" office:value="337" calcext:value-type="currency">
            <text:p>$337.00</text:p>
          </table:table-cell>
          <table:table-cell table:style-name="ce64" office:value-type="currency" office:currency="USD" office:value="452" calcext:value-type="currency">
            <text:p>$452.00</text:p>
          </table:table-cell>
          <table:table-cell table:style-name="ce64" table:formula="of:=[.C607]*0.54" office:value-type="currency" office:currency="USD" office:value="244.08" calcext:value-type="currency">
            <text:p>$244.08</text:p>
          </table:table-cell>
          <table:table-cell table:style-name="ce64" office:value-type="currency" office:currency="USD" office:value="342.49" calcext:value-type="currency">
            <text:p>$342.49</text:p>
          </table:table-cell>
          <table:table-cell table:style-name="ce64" table:formula="of:=[.E607]-[.B607]" office:value-type="currency" office:currency="USD" office:value="5.49000000000001" calcext:value-type="currency">
            <text:p>$5.49</text:p>
          </table:table-cell>
          <table:table-cell table:style-name="ce17" table:formula="of:=[.E607]/[.D607]" office:value-type="float" office:value="1.40318747951491" calcext:value-type="float">
            <text:p>1.4031874795149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18-P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 office:value-type="currency" office:currency="USD" office:value="458" calcext:value-type="currency">
            <text:p>$458.00</text:p>
          </table:table-cell>
          <table:table-cell table:style-name="ce64" table:formula="of:=[.C608]*0.54" office:value-type="currency" office:currency="USD" office:value="247.32" calcext:value-type="currency">
            <text:p>$247.32</text:p>
          </table:table-cell>
          <table:table-cell table:style-name="ce64" office:value-type="currency" office:currency="USD" office:value="346.7" calcext:value-type="currency">
            <text:p>$346.70</text:p>
          </table:table-cell>
          <table:table-cell table:style-name="ce64" table:formula="of:=[.E608]-[.B608]" office:value-type="currency" office:currency="USD" office:value="6.69999999999999" calcext:value-type="currency">
            <text:p>$6.70</text:p>
          </table:table-cell>
          <table:table-cell table:style-name="ce17" table:formula="of:=[.E608]/[.D608]" office:value-type="float" office:value="1.40182759178392" calcext:value-type="float">
            <text:p>1.4018275917839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26-P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532" calcext:value-type="currency">
            <text:p>$532.00</text:p>
          </table:table-cell>
          <table:table-cell table:style-name="ce64" table:formula="of:=[.C609]*0.54" office:value-type="currency" office:currency="USD" office:value="287.28" calcext:value-type="currency">
            <text:p>$287.28</text:p>
          </table:table-cell>
          <table:table-cell table:style-name="ce64" office:value-type="currency" office:currency="USD" office:value="403.42" calcext:value-type="currency">
            <text:p>$403.42</text:p>
          </table:table-cell>
          <table:table-cell table:style-name="ce64" table:formula="of:=[.E609]-[.B609]" office:value-type="currency" office:currency="USD" office:value="8.42000000000002" calcext:value-type="currency">
            <text:p>$8.42</text:p>
          </table:table-cell>
          <table:table-cell table:style-name="ce17" table:formula="of:=[.E609]/[.D609]" office:value-type="float" office:value="1.40427457532721" calcext:value-type="float">
            <text:p>1.404274575327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18-P</text:p>
          </table:table-cell>
          <table:table-cell table:style-name="ce8" office:value-type="currency" office:currency="USD" office:value="375" calcext:value-type="currency">
            <text:p>$375.00</text:p>
          </table:table-cell>
          <table:table-cell table:style-name="ce64" office:value-type="currency" office:currency="USD" office:value="502" calcext:value-type="currency">
            <text:p>$502.00</text:p>
          </table:table-cell>
          <table:table-cell table:style-name="ce64" table:formula="of:=[.C610]*0.54" office:value-type="currency" office:currency="USD" office:value="271.08" calcext:value-type="currency">
            <text:p>$271.08</text:p>
          </table:table-cell>
          <table:table-cell table:style-name="ce64" office:value-type="currency" office:currency="USD" office:value="380.31" calcext:value-type="currency">
            <text:p>$380.31</text:p>
          </table:table-cell>
          <table:table-cell table:style-name="ce64" table:formula="of:=[.E610]-[.B610]" office:value-type="currency" office:currency="USD" office:value="5.31" calcext:value-type="currency">
            <text:p>$5.31</text:p>
          </table:table-cell>
          <table:table-cell table:style-name="ce17" table:formula="of:=[.E610]/[.D610]" office:value-type="float" office:value="1.40294378043382" calcext:value-type="float">
            <text:p>1.4029437804338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26-P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83" calcext:value-type="currency">
            <text:p>$583.00</text:p>
          </table:table-cell>
          <table:table-cell table:style-name="ce64" table:formula="of:=[.C611]*0.54" office:value-type="currency" office:currency="USD" office:value="314.82" calcext:value-type="currency">
            <text:p>$314.82</text:p>
          </table:table-cell>
          <table:table-cell table:style-name="ce64" office:value-type="currency" office:currency="USD" office:value="441.26" calcext:value-type="currency">
            <text:p>$441.26</text:p>
          </table:table-cell>
          <table:table-cell table:style-name="ce64" table:formula="of:=[.E611]-[.B611]" office:value-type="currency" office:currency="USD" office:value="11.26" calcext:value-type="currency">
            <text:p>$11.26</text:p>
          </table:table-cell>
          <table:table-cell table:style-name="ce17" table:formula="of:=[.E611]/[.D611]" office:value-type="float" office:value="1.40162632615463" calcext:value-type="float">
            <text:p>1.4016263261546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18-P</text:p>
          </table:table-cell>
          <table:table-cell table:style-name="ce8" office:value-type="currency" office:currency="USD" office:value="168" calcext:value-type="currency">
            <text:p>$168.00</text:p>
          </table:table-cell>
          <table:table-cell table:style-name="ce64" office:value-type="currency" office:currency="USD" office:value="227" calcext:value-type="currency">
            <text:p>$227.00</text:p>
          </table:table-cell>
          <table:table-cell table:style-name="ce64" table:formula="of:=[.C612]*0.54" office:value-type="currency" office:currency="USD" office:value="122.58" calcext:value-type="currency">
            <text:p>$122.58</text:p>
          </table:table-cell>
          <table:table-cell table:style-name="ce64" office:value-type="currency" office:currency="USD" office:value="172.29" calcext:value-type="currency">
            <text:p>$172.29</text:p>
          </table:table-cell>
          <table:table-cell table:style-name="ce64" table:formula="of:=[.E612]-[.B612]" office:value-type="currency" office:currency="USD" office:value="4.28999999999999" calcext:value-type="currency">
            <text:p>$4.29</text:p>
          </table:table-cell>
          <table:table-cell table:style-name="ce17" table:formula="of:=[.E612]/[.D612]" office:value-type="float" office:value="1.40553108174254" calcext:value-type="float">
            <text:p>1.4055310817425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26-P</text:p>
          </table:table-cell>
          <table:table-cell table:style-name="ce8" office:value-type="currency" office:currency="USD" office:value="186" calcext:value-type="currency">
            <text:p>$186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table:formula="of:=[.C613]*0.54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189.1" calcext:value-type="currency">
            <text:p>$189.10</text:p>
          </table:table-cell>
          <table:table-cell table:style-name="ce64" table:formula="of:=[.E613]-[.B613]" office:value-type="currency" office:currency="USD" office:value="3.09999999999999" calcext:value-type="currency">
            <text:p>$3.10</text:p>
          </table:table-cell>
          <table:table-cell table:style-name="ce17" table:formula="of:=[.E613]/[.D613]" office:value-type="float" office:value="1.40074074074074" calcext:value-type="float">
            <text:p>1.4007407407407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18-P</text:p>
          </table:table-cell>
          <table:table-cell table:style-name="ce8" office:value-type="currency" office:currency="USD" office:value="186" calcext:value-type="currency">
            <text:p>$186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table:formula="of:=[.C614]*0.54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189.1" calcext:value-type="currency">
            <text:p>$189.10</text:p>
          </table:table-cell>
          <table:table-cell table:style-name="ce64" table:formula="of:=[.E614]-[.B614]" office:value-type="currency" office:currency="USD" office:value="3.09999999999999" calcext:value-type="currency">
            <text:p>$3.10</text:p>
          </table:table-cell>
          <table:table-cell table:style-name="ce17" table:formula="of:=[.E614]/[.D614]" office:value-type="float" office:value="1.40074074074074" calcext:value-type="float">
            <text:p>1.4007407407407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26-P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83" calcext:value-type="currency">
            <text:p>$283.00</text:p>
          </table:table-cell>
          <table:table-cell table:style-name="ce64" table:formula="of:=[.C615]*0.54" office:value-type="currency" office:currency="USD" office:value="152.82" calcext:value-type="currency">
            <text:p>$152.82</text:p>
          </table:table-cell>
          <table:table-cell table:style-name="ce64" office:value-type="currency" office:currency="USD" office:value="214.32" calcext:value-type="currency">
            <text:p>$214.32</text:p>
          </table:table-cell>
          <table:table-cell table:style-name="ce64" table:formula="of:=[.E615]-[.B615]" office:value-type="currency" office:currency="USD" office:value="4.31999999999999" calcext:value-type="currency">
            <text:p>$4.32</text:p>
          </table:table-cell>
          <table:table-cell table:style-name="ce17" table:formula="of:=[.E615]/[.D615]" office:value-type="float" office:value="1.4024342363565" calcext:value-type="float">
            <text:p>1.402434236356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18-P</text:p>
          </table:table-cell>
          <table:table-cell table:style-name="ce8" office:value-type="currency" office:currency="USD" office:value="228" calcext:value-type="currency">
            <text:p>$228.00</text:p>
          </table:table-cell>
          <table:table-cell table:style-name="ce64" office:value-type="currency" office:currency="USD" office:value="306" calcext:value-type="currency">
            <text:p>$306.00</text:p>
          </table:table-cell>
          <table:table-cell table:style-name="ce64" table:formula="of:=[.C616]*0.54" office:value-type="currency" office:currency="USD" office:value="165.24" calcext:value-type="currency">
            <text:p>$165.24</text:p>
          </table:table-cell>
          <table:table-cell table:style-name="ce64" office:value-type="currency" office:currency="USD" office:value="232.19" calcext:value-type="currency">
            <text:p>$232.19</text:p>
          </table:table-cell>
          <table:table-cell table:style-name="ce64" table:formula="of:=[.E616]-[.B616]" office:value-type="currency" office:currency="USD" office:value="4.19" calcext:value-type="currency">
            <text:p>$4.19</text:p>
          </table:table-cell>
          <table:table-cell table:style-name="ce17" table:formula="of:=[.E616]/[.D616]" office:value-type="float" office:value="1.40516824013556" calcext:value-type="float">
            <text:p>1.4051682401355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26-P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369" calcext:value-type="currency">
            <text:p>$369.00</text:p>
          </table:table-cell>
          <table:table-cell table:style-name="ce64" table:formula="of:=[.C617]*0.54" office:value-type="currency" office:currency="USD" office:value="199.26" calcext:value-type="currency">
            <text:p>$199.26</text:p>
          </table:table-cell>
          <table:table-cell table:style-name="ce64" office:value-type="currency" office:currency="USD" office:value="279.45" calcext:value-type="currency">
            <text:p>$279.45</text:p>
          </table:table-cell>
          <table:table-cell table:style-name="ce64" table:formula="of:=[.E617]-[.B617]" office:value-type="currency" office:currency="USD" office:value="4.44999999999999" calcext:value-type="currency">
            <text:p>$4.45</text:p>
          </table:table-cell>
          <table:table-cell table:style-name="ce17" table:formula="of:=[.E617]/[.D617]" office:value-type="float" office:value="1.40243902439024" calcext:value-type="float">
            <text:p>1.402439024390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andard Rolling Ladders - Ser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18-G</text:p>
          </table:table-cell>
          <table:table-cell table:style-name="ce8" office:value-type="currency" office:currency="USD" office:value="138" calcext:value-type="currency">
            <text:p>$138.00</text:p>
          </table:table-cell>
          <table:table-cell table:style-name="ce64" office:value-type="currency" office:currency="USD" office:value="187" calcext:value-type="currency">
            <text:p>$187.00</text:p>
          </table:table-cell>
          <table:table-cell table:style-name="ce64" table:formula="of:=[.C621]*0.54" office:value-type="currency" office:currency="USD" office:value="100.98" calcext:value-type="currency">
            <text:p>$100.98</text:p>
          </table:table-cell>
          <table:table-cell table:style-name="ce64" office:value-type="currency" office:currency="USD" office:value="140.79" calcext:value-type="currency">
            <text:p>$140.79</text:p>
          </table:table-cell>
          <table:table-cell table:style-name="ce64" table:formula="of:=[.E621]-[.B621]" office:value-type="currency" office:currency="USD" office:value="2.78999999999999" calcext:value-type="currency">
            <text:p>$2.79</text:p>
          </table:table-cell>
          <table:table-cell table:style-name="ce17" table:formula="of:=[.E621]/[.D621]" office:value-type="float" office:value="1.39423648247178" calcext:value-type="float">
            <text:p>1.3942364824717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126-G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64" office:value-type="currency" office:currency="USD" office:value="200" calcext:value-type="currency">
            <text:p>$200.00</text:p>
          </table:table-cell>
          <table:table-cell table:style-name="ce64" table:formula="of:=[.C622]*0.54" office:value-type="currency" office:currency="USD" office:value="108" calcext:value-type="currency">
            <text:p>$108.00</text:p>
          </table:table-cell>
          <table:table-cell table:style-name="ce64" office:value-type="currency" office:currency="USD" office:value="151.3" calcext:value-type="currency">
            <text:p>$151.30</text:p>
          </table:table-cell>
          <table:table-cell table:style-name="ce64" table:formula="of:=[.E622]-[.B622]" office:value-type="currency" office:currency="USD" office:value="2.30000000000001" calcext:value-type="currency">
            <text:p>$2.30</text:p>
          </table:table-cell>
          <table:table-cell table:style-name="ce17" table:formula="of:=[.E622]/[.D622]" office:value-type="float" office:value="1.40092592592593" calcext:value-type="float">
            <text:p>1.4009259259259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218-G</text:p>
          </table:table-cell>
          <table:table-cell table:style-name="ce8" office:value-type="currency" office:currency="USD" office:value="174" calcext:value-type="currency">
            <text:p>$174.00</text:p>
          </table:table-cell>
          <table:table-cell table:style-name="ce64" office:value-type="currency" office:currency="USD" office:value="235" calcext:value-type="currency">
            <text:p>$235.00</text:p>
          </table:table-cell>
          <table:table-cell table:style-name="ce64" table:formula="of:=[.C623]*0.54" office:value-type="currency" office:currency="USD" office:value="126.9" calcext:value-type="currency">
            <text:p>$126.90</text:p>
          </table:table-cell>
          <table:table-cell table:style-name="ce64" office:value-type="currency" office:currency="USD" office:value="177.55" calcext:value-type="currency">
            <text:p>$177.55</text:p>
          </table:table-cell>
          <table:table-cell table:style-name="ce64" table:formula="of:=[.E623]-[.B623]" office:value-type="currency" office:currency="USD" office:value="3.55000000000001" calcext:value-type="currency">
            <text:p>$3.55</text:p>
          </table:table-cell>
          <table:table-cell table:style-name="ce17" table:formula="of:=[.E623]/[.D623]" office:value-type="float" office:value="1.39913317572892" calcext:value-type="float">
            <text:p>1.3991331757289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226-G</text:p>
          </table:table-cell>
          <table:table-cell table:style-name="ce8" office:value-type="currency" office:currency="USD" office:value="192" calcext:value-type="currency">
            <text:p>$192.00</text:p>
          </table:table-cell>
          <table:table-cell table:style-name="ce64" office:value-type="currency" office:currency="USD" office:value="258" calcext:value-type="currency">
            <text:p>$258.00</text:p>
          </table:table-cell>
          <table:table-cell table:style-name="ce64" table:formula="of:=[.C624]*0.54" office:value-type="currency" office:currency="USD" office:value="139.32" calcext:value-type="currency">
            <text:p>$139.32</text:p>
          </table:table-cell>
          <table:table-cell table:style-name="ce64" office:value-type="currency" office:currency="USD" office:value="195.4" calcext:value-type="currency">
            <text:p>$195.40</text:p>
          </table:table-cell>
          <table:table-cell table:style-name="ce64" table:formula="of:=[.E624]-[.B624]" office:value-type="currency" office:currency="USD" office:value="3.40000000000001" calcext:value-type="currency">
            <text:p>$3.40</text:p>
          </table:table-cell>
          <table:table-cell table:style-name="ce17" table:formula="of:=[.E624]/[.D624]" office:value-type="float" office:value="1.40252655756532" calcext:value-type="float">
            <text:p>1.4025265575653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18-G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83" calcext:value-type="currency">
            <text:p>$283.00</text:p>
          </table:table-cell>
          <table:table-cell table:style-name="ce64" table:formula="of:=[.C625]*0.54" office:value-type="currency" office:currency="USD" office:value="152.82" calcext:value-type="currency">
            <text:p>$152.82</text:p>
          </table:table-cell>
          <table:table-cell table:style-name="ce64" office:value-type="currency" office:currency="USD" office:value="214.32" calcext:value-type="currency">
            <text:p>$214.32</text:p>
          </table:table-cell>
          <table:table-cell table:style-name="ce64" table:formula="of:=[.E625]-[.B625]" office:value-type="currency" office:currency="USD" office:value="4.31999999999999" calcext:value-type="currency">
            <text:p>$4.32</text:p>
          </table:table-cell>
          <table:table-cell table:style-name="ce17" table:formula="of:=[.E625]/[.D625]" office:value-type="float" office:value="1.4024342363565" calcext:value-type="float">
            <text:p>1.402434236356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326-G</text:p>
          </table:table-cell>
          <table:table-cell table:style-name="ce8" office:value-type="currency" office:currency="USD" office:value="244" calcext:value-type="currency">
            <text:p>$244.00</text:p>
          </table:table-cell>
          <table:table-cell table:style-name="ce64" office:value-type="currency" office:currency="USD" office:value="328" calcext:value-type="currency">
            <text:p>$328.00</text:p>
          </table:table-cell>
          <table:table-cell table:style-name="ce64" table:formula="of:=[.C626]*0.54" office:value-type="currency" office:currency="USD" office:value="177.12" calcext:value-type="currency">
            <text:p>$177.12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E626]-[.B626]" office:value-type="currency" office:currency="USD" office:value="5" calcext:value-type="currency">
            <text:p>$5.00</text:p>
          </table:table-cell>
          <table:table-cell table:style-name="ce17" table:formula="of:=[.E626]/[.D626]" office:value-type="float" office:value="1.40582655826558" calcext:value-type="float">
            <text:p>1.4058265582655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18-G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7" calcext:value-type="currency">
            <text:p>$337.00</text:p>
          </table:table-cell>
          <table:table-cell table:style-name="ce64" table:formula="of:=[.C627]*0.54" office:value-type="currency" office:currency="USD" office:value="181.98" calcext:value-type="currency">
            <text:p>$181.98</text:p>
          </table:table-cell>
          <table:table-cell table:style-name="ce64" office:value-type="currency" office:currency="USD" office:value="254.26" calcext:value-type="currency">
            <text:p>$254.26</text:p>
          </table:table-cell>
          <table:table-cell table:style-name="ce64" table:formula="of:=[.E627]-[.B627]" office:value-type="currency" office:currency="USD" office:value="4.25999999999999" calcext:value-type="currency">
            <text:p>$4.26</text:p>
          </table:table-cell>
          <table:table-cell table:style-name="ce17" table:formula="of:=[.E627]/[.D627]" office:value-type="float" office:value="1.39718650401143" calcext:value-type="float">
            <text:p>1.3971865040114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426-G</text:p>
          </table:table-cell>
          <table:table-cell table:style-name="ce8" office:value-type="currency" office:currency="USD" office:value="294" calcext:value-type="currency">
            <text:p>$294.00</text:p>
          </table:table-cell>
          <table:table-cell table:style-name="ce64" office:value-type="currency" office:currency="USD" office:value="395" calcext:value-type="currency">
            <text:p>$395.00</text:p>
          </table:table-cell>
          <table:table-cell table:style-name="ce64" table:formula="of:=[.C628]*0.54" office:value-type="currency" office:currency="USD" office:value="213.3" calcext:value-type="currency">
            <text:p>$213.30</text:p>
          </table:table-cell>
          <table:table-cell table:style-name="ce64" office:value-type="currency" office:currency="USD" office:value="299.41" calcext:value-type="currency">
            <text:p>$299.41</text:p>
          </table:table-cell>
          <table:table-cell table:style-name="ce64" table:formula="of:=[.E628]-[.B628]" office:value-type="currency" office:currency="USD" office:value="5.41000000000003" calcext:value-type="currency">
            <text:p>$5.41</text:p>
          </table:table-cell>
          <table:table-cell table:style-name="ce17" table:formula="of:=[.E628]/[.D628]" office:value-type="float" office:value="1.4037037037037" calcext:value-type="float">
            <text:p>1.403703703703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18-G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03" calcext:value-type="currency">
            <text:p>$403.00</text:p>
          </table:table-cell>
          <table:table-cell table:style-name="ce64" table:formula="of:=[.C629]*0.54" office:value-type="currency" office:currency="USD" office:value="217.62" calcext:value-type="currency">
            <text:p>$217.62</text:p>
          </table:table-cell>
          <table:table-cell table:style-name="ce64" office:value-type="currency" office:currency="USD" office:value="304.66" calcext:value-type="currency">
            <text:p>$304.66</text:p>
          </table:table-cell>
          <table:table-cell table:style-name="ce64" table:formula="of:=[.E629]-[.B629]" office:value-type="currency" office:currency="USD" office:value="5.66000000000003" calcext:value-type="currency">
            <text:p>$5.66</text:p>
          </table:table-cell>
          <table:table-cell table:style-name="ce17" table:formula="of:=[.E629]/[.D629]" office:value-type="float" office:value="1.39996323867292" calcext:value-type="float">
            <text:p>1.3999632386729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426-G</text:p>
          </table:table-cell>
          <table:table-cell table:style-name="ce8" office:value-type="currency" office:currency="USD" office:value="362" calcext:value-type="currency">
            <text:p>$362.00</text:p>
          </table:table-cell>
          <table:table-cell table:style-name="ce64" office:value-type="currency" office:currency="USD" office:value="486" calcext:value-type="currency">
            <text:p>$486.00</text:p>
          </table:table-cell>
          <table:table-cell table:style-name="ce64" table:formula="of:=[.C630]*0.54" office:value-type="currency" office:currency="USD" office:value="262.44" calcext:value-type="currency">
            <text:p>$262.44</text:p>
          </table:table-cell>
          <table:table-cell table:style-name="ce64" office:value-type="currency" office:currency="USD" office:value="367.7" calcext:value-type="currency">
            <text:p>$367.70</text:p>
          </table:table-cell>
          <table:table-cell table:style-name="ce64" table:formula="of:=[.E630]-[.B630]" office:value-type="currency" office:currency="USD" office:value="5.69999999999999" calcext:value-type="currency">
            <text:p>$5.70</text:p>
          </table:table-cell>
          <table:table-cell table:style-name="ce17" table:formula="of:=[.E630]/[.D630]" office:value-type="float" office:value="1.40108215211096" calcext:value-type="float">
            <text:p>1.4010821521109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18-G</text:p>
          </table:table-cell>
          <table:table-cell table:style-name="ce8" office:value-type="currency" office:currency="USD" office:value="373" calcext:value-type="currency">
            <text:p>$373.00</text:p>
          </table:table-cell>
          <table:table-cell table:style-name="ce64" office:value-type="currency" office:currency="USD" office:value="501" calcext:value-type="currency">
            <text:p>$501.00</text:p>
          </table:table-cell>
          <table:table-cell table:style-name="ce64" table:formula="of:=[.C631]*0.54" office:value-type="currency" office:currency="USD" office:value="270.54" calcext:value-type="currency">
            <text:p>$270.54</text:p>
          </table:table-cell>
          <table:table-cell table:style-name="ce64" office:value-type="currency" office:currency="USD" office:value="379.26" calcext:value-type="currency">
            <text:p>$379.26</text:p>
          </table:table-cell>
          <table:table-cell table:style-name="ce64" table:formula="of:=[.E631]-[.B631]" office:value-type="currency" office:currency="USD" office:value="6.25999999999999" calcext:value-type="currency">
            <text:p>$6.26</text:p>
          </table:table-cell>
          <table:table-cell table:style-name="ce17" table:formula="of:=[.E631]/[.D631]" office:value-type="float" office:value="1.4018629407851" calcext:value-type="float">
            <text:p>1.401862940785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526-G</text:p>
          </table:table-cell>
          <table:table-cell table:style-name="ce8" office:value-type="currency" office:currency="USD" office:value="444" calcext:value-type="currency">
            <text:p>$444.00</text:p>
          </table:table-cell>
          <table:table-cell table:style-name="ce64" office:value-type="currency" office:currency="USD" office:value="597" calcext:value-type="currency">
            <text:p>$597.00</text:p>
          </table:table-cell>
          <table:table-cell table:style-name="ce64" table:formula="of:=[.C632]*0.54" office:value-type="currency" office:currency="USD" office:value="322.38" calcext:value-type="currency">
            <text:p>$322.38</text:p>
          </table:table-cell>
          <table:table-cell table:style-name="ce64" office:value-type="currency" office:currency="USD" office:value="451.76" calcext:value-type="currency">
            <text:p>$451.76</text:p>
          </table:table-cell>
          <table:table-cell table:style-name="ce64" table:formula="of:=[.E632]-[.B632]" office:value-type="currency" office:currency="USD" office:value="7.75999999999999" calcext:value-type="currency">
            <text:p>$7.76</text:p>
          </table:table-cell>
          <table:table-cell table:style-name="ce17" table:formula="of:=[.E632]/[.D632]" office:value-type="float" office:value="1.40132762578324" calcext:value-type="float">
            <text:p>1.401327625783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18-G</text:p>
          </table:table-cell>
          <table:table-cell table:style-name="ce8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605" calcext:value-type="currency">
            <text:p>$605.00</text:p>
          </table:table-cell>
          <table:table-cell table:style-name="ce64" table:formula="of:=[.C633]*0.54" office:value-type="currency" office:currency="USD" office:value="326.7" calcext:value-type="currency">
            <text:p>$326.70</text:p>
          </table:table-cell>
          <table:table-cell table:style-name="ce64" office:value-type="currency" office:currency="USD" office:value="458.06" calcext:value-type="currency">
            <text:p>$458.06</text:p>
          </table:table-cell>
          <table:table-cell table:style-name="ce64" table:formula="of:=[.E633]-[.B633]" office:value-type="currency" office:currency="USD" office:value="8.06" calcext:value-type="currency">
            <text:p>$8.06</text:p>
          </table:table-cell>
          <table:table-cell table:style-name="ce17" table:formula="of:=[.E633]/[.D633]" office:value-type="float" office:value="1.40208142026324" calcext:value-type="float">
            <text:p>1.4020814202632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626-G</text:p>
          </table:table-cell>
          <table:table-cell table:style-name="ce8" office:value-type="currency" office:currency="USD" office:value="523" calcext:value-type="currency">
            <text:p>$523.00</text:p>
          </table:table-cell>
          <table:table-cell table:style-name="ce64" office:value-type="currency" office:currency="USD" office:value="703" calcext:value-type="currency">
            <text:p>$703.00</text:p>
          </table:table-cell>
          <table:table-cell table:style-name="ce64" table:formula="of:=[.C634]*0.54" office:value-type="currency" office:currency="USD" office:value="379.62" calcext:value-type="currency">
            <text:p>$379.62</text:p>
          </table:table-cell>
          <table:table-cell table:style-name="ce64" office:value-type="currency" office:currency="USD" office:value="532.65" calcext:value-type="currency">
            <text:p>$532.65</text:p>
          </table:table-cell>
          <table:table-cell table:style-name="ce64" table:formula="of:=[.E634]-[.B634]" office:value-type="currency" office:currency="USD" office:value="9.64999999999998" calcext:value-type="currency">
            <text:p>$9.65</text:p>
          </table:table-cell>
          <table:table-cell table:style-name="ce17" table:formula="of:=[.E634]/[.D634]" office:value-type="float" office:value="1.40311363995575" calcext:value-type="float">
            <text:p>1.4031136399557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18-G</text:p>
          </table:table-cell>
          <table:table-cell table:style-name="ce8" office:value-type="currency" office:currency="USD" office:value="494" calcext:value-type="currency">
            <text:p>$494.00</text:p>
          </table:table-cell>
          <table:table-cell table:style-name="ce64" office:value-type="currency" office:currency="USD" office:value="663" calcext:value-type="currency">
            <text:p>$663.00</text:p>
          </table:table-cell>
          <table:table-cell table:style-name="ce64" table:formula="of:=[.C635]*0.54" office:value-type="currency" office:currency="USD" office:value="358.02" calcext:value-type="currency">
            <text:p>$358.02</text:p>
          </table:table-cell>
          <table:table-cell table:style-name="ce64" office:value-type="currency" office:currency="USD" office:value="502.18" calcext:value-type="currency">
            <text:p>$502.18</text:p>
          </table:table-cell>
          <table:table-cell table:style-name="ce64" table:formula="of:=[.E635]-[.B635]" office:value-type="currency" office:currency="USD" office:value="8.18000000000001" calcext:value-type="currency">
            <text:p>$8.18</text:p>
          </table:table-cell>
          <table:table-cell table:style-name="ce17" table:formula="of:=[.E635]/[.D635]" office:value-type="float" office:value="1.40265906932574" calcext:value-type="float">
            <text:p>1.4026590693257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FSH726-G</text:p>
          </table:table-cell>
          <table:table-cell table:style-name="ce8" office:value-type="currency" office:currency="USD" office:value="573" calcext:value-type="currency">
            <text:p>$573.00</text:p>
          </table:table-cell>
          <table:table-cell table:style-name="ce64" office:value-type="currency" office:currency="USD" office:value="769" calcext:value-type="currency">
            <text:p>$769.00</text:p>
          </table:table-cell>
          <table:table-cell table:style-name="ce64" table:formula="of:=[.C636]*0.54" office:value-type="currency" office:currency="USD" office:value="415.26" calcext:value-type="currency">
            <text:p>$415.26</text:p>
          </table:table-cell>
          <table:table-cell table:style-name="ce64" office:value-type="currency" office:currency="USD" office:value="582.02" calcext:value-type="currency">
            <text:p>$582.02</text:p>
          </table:table-cell>
          <table:table-cell table:style-name="ce64" table:formula="of:=[.E636]-[.B636]" office:value-type="currency" office:currency="USD" office:value="9.01999999999998" calcext:value-type="currency">
            <text:p>$9.02</text:p>
          </table:table-cell>
          <table:table-cell table:style-name="ce17" table:formula="of:=[.E636]/[.D636]" office:value-type="float" office:value="1.40157973317921" calcext:value-type="float">
            <text:p>1.401579733179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18-G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299" calcext:value-type="currency">
            <text:p>$299.00</text:p>
          </table:table-cell>
          <table:table-cell table:style-name="ce64" table:formula="of:=[.C637]*0.54" office:value-type="currency" office:currency="USD" office:value="161.46" calcext:value-type="currency">
            <text:p>$161.46</text:p>
          </table:table-cell>
          <table:table-cell table:style-name="ce64" office:value-type="currency" office:currency="USD" office:value="226.94" calcext:value-type="currency">
            <text:p>$226.94</text:p>
          </table:table-cell>
          <table:table-cell table:style-name="ce64" table:formula="of:=[.E637]-[.B637]" office:value-type="currency" office:currency="USD" office:value="4.94" calcext:value-type="currency">
            <text:p>$4.94</text:p>
          </table:table-cell>
          <table:table-cell table:style-name="ce17" table:formula="of:=[.E637]/[.D637]" office:value-type="float" office:value="1.4055493620711" calcext:value-type="float">
            <text:p>1.405549362071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226-G</text:p>
          </table:table-cell>
          <table:table-cell table:style-name="ce8" office:value-type="currency" office:currency="USD" office:value="246" calcext:value-type="currency">
            <text:p>$246.00</text:p>
          </table:table-cell>
          <table:table-cell table:style-name="ce64" office:value-type="currency" office:currency="USD" office:value="331" calcext:value-type="currency">
            <text:p>$331.00</text:p>
          </table:table-cell>
          <table:table-cell table:style-name="ce64" table:formula="of:=[.C638]*0.54" office:value-type="currency" office:currency="USD" office:value="178.74" calcext:value-type="currency">
            <text:p>$178.74</text:p>
          </table:table-cell>
          <table:table-cell table:style-name="ce64" office:value-type="currency" office:currency="USD" office:value="251.1" calcext:value-type="currency">
            <text:p>$251.10</text:p>
          </table:table-cell>
          <table:table-cell table:style-name="ce64" table:formula="of:=[.E638]-[.B638]" office:value-type="currency" office:currency="USD" office:value="5.09999999999999" calcext:value-type="currency">
            <text:p>$5.10</text:p>
          </table:table-cell>
          <table:table-cell table:style-name="ce17" table:formula="of:=[.E638]/[.D638]" office:value-type="float" office:value="1.40483383685801" calcext:value-type="float">
            <text:p>1.4048338368580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18-G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 office:value-type="currency" office:currency="USD" office:value="331" calcext:value-type="currency">
            <text:p>$331.00</text:p>
          </table:table-cell>
          <table:table-cell table:style-name="ce64" table:formula="of:=[.C639]*0.54" office:value-type="currency" office:currency="USD" office:value="178.74" calcext:value-type="currency">
            <text:p>$178.74</text:p>
          </table:table-cell>
          <table:table-cell table:style-name="ce64" office:value-type="currency" office:currency="USD" office:value="251.1" calcext:value-type="currency">
            <text:p>$251.10</text:p>
          </table:table-cell>
          <table:table-cell table:style-name="ce64" table:formula="of:=[.E639]-[.B639]" office:value-type="currency" office:currency="USD" office:value="6.09999999999999" calcext:value-type="currency">
            <text:p>$6.10</text:p>
          </table:table-cell>
          <table:table-cell table:style-name="ce17" table:formula="of:=[.E639]/[.D639]" office:value-type="float" office:value="1.40483383685801" calcext:value-type="float">
            <text:p>1.4048338368580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326-G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374" calcext:value-type="currency">
            <text:p>$374.00</text:p>
          </table:table-cell>
          <table:table-cell table:style-name="ce64" table:formula="of:=[.C640]*0.54" office:value-type="currency" office:currency="USD" office:value="201.96" calcext:value-type="currency">
            <text:p>$201.96</text:p>
          </table:table-cell>
          <table:table-cell table:style-name="ce64" office:value-type="currency" office:currency="USD" office:value="283.65" calcext:value-type="currency">
            <text:p>$283.65</text:p>
          </table:table-cell>
          <table:table-cell table:style-name="ce64" table:formula="of:=[.E640]-[.B640]" office:value-type="currency" office:currency="USD" office:value="8.64999999999998" calcext:value-type="currency">
            <text:p>$8.65</text:p>
          </table:table-cell>
          <table:table-cell table:style-name="ce17" table:formula="of:=[.E640]/[.D640]" office:value-type="float" office:value="1.40448603683898" calcext:value-type="float">
            <text:p>1.4044860368389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18-G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03" calcext:value-type="currency">
            <text:p>$403.00</text:p>
          </table:table-cell>
          <table:table-cell table:style-name="ce64" table:formula="of:=[.C641]*0.54" office:value-type="currency" office:currency="USD" office:value="217.62" calcext:value-type="currency">
            <text:p>$217.62</text:p>
          </table:table-cell>
          <table:table-cell table:style-name="ce64" office:value-type="currency" office:currency="USD" office:value="304.66" calcext:value-type="currency">
            <text:p>$304.66</text:p>
          </table:table-cell>
          <table:table-cell table:style-name="ce64" table:formula="of:=[.E641]-[.B641]" office:value-type="currency" office:currency="USD" office:value="5.66000000000003" calcext:value-type="currency">
            <text:p>$5.66</text:p>
          </table:table-cell>
          <table:table-cell table:style-name="ce17" table:formula="of:=[.E641]/[.D641]" office:value-type="float" office:value="1.39996323867292" calcext:value-type="float">
            <text:p>1.3999632386729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H426-G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 office:value-type="currency" office:currency="USD" office:value="486" calcext:value-type="currency">
            <text:p>$486.00</text:p>
          </table:table-cell>
          <table:table-cell table:style-name="ce64" table:formula="of:=[.C642]*0.54" office:value-type="currency" office:currency="USD" office:value="262.44" calcext:value-type="currency">
            <text:p>$262.44</text:p>
          </table:table-cell>
          <table:table-cell table:style-name="ce64" office:value-type="currency" office:currency="USD" office:value="367.7" calcext:value-type="currency">
            <text:p>$367.70</text:p>
          </table:table-cell>
          <table:table-cell table:style-name="ce64" table:formula="of:=[.E642]-[.B642]" office:value-type="currency" office:currency="USD" office:value="7.69999999999999" calcext:value-type="currency">
            <text:p>$7.70</text:p>
          </table:table-cell>
          <table:table-cell table:style-name="ce17" table:formula="of:=[.E642]/[.D642]" office:value-type="float" office:value="1.40108215211096" calcext:value-type="float">
            <text:p>1.4010821521109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ock Picking Ladders - Abrasive Mat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PL-6-14N-R</text:p>
          </table:table-cell>
          <table:table-cell table:style-name="ce8" office:value-type="currency" office:currency="USD" office:value="530" calcext:value-type="currency">
            <text:p>$530.00</text:p>
          </table:table-cell>
          <table:table-cell table:style-name="ce64" office:value-type="currency" office:currency="USD" office:value="754" calcext:value-type="currency">
            <text:p>$754.00</text:p>
          </table:table-cell>
          <table:table-cell table:style-name="ce64" table:formula="of:=[.C646]*0.54" office:value-type="currency" office:currency="USD" office:value="407.16" calcext:value-type="currency">
            <text:p>$407.16</text:p>
          </table:table-cell>
          <table:table-cell table:style-name="ce64" office:value-type="currency" office:currency="USD" office:value="570.49" calcext:value-type="currency">
            <text:p>$570.49</text:p>
          </table:table-cell>
          <table:table-cell table:style-name="ce64" table:formula="of:=[.E646]-[.B646]" office:value-type="currency" office:currency="USD" office:value="40.49" calcext:value-type="currency">
            <text:p>$40.49</text:p>
          </table:table-cell>
          <table:table-cell table:style-name="ce17" table:formula="of:=[.E646]/[.D646]" office:value-type="float" office:value="1.40114451321348" calcext:value-type="float">
            <text:p>1.4011445132134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7-14N-R</text:p>
          </table:table-cell>
          <table:table-cell table:style-name="ce8" office:value-type="currency" office:currency="USD" office:value="570" calcext:value-type="currency">
            <text:p>$570.00</text:p>
          </table:table-cell>
          <table:table-cell table:style-name="ce64" office:value-type="currency" office:currency="USD" office:value="804" calcext:value-type="currency">
            <text:p>$804.00</text:p>
          </table:table-cell>
          <table:table-cell table:style-name="ce64" table:formula="of:=[.C647]*0.54" office:value-type="currency" office:currency="USD" office:value="434.16" calcext:value-type="currency">
            <text:p>$434.16</text:p>
          </table:table-cell>
          <table:table-cell table:style-name="ce64" office:value-type="currency" office:currency="USD" office:value="608.3" calcext:value-type="currency">
            <text:p>$608.30</text:p>
          </table:table-cell>
          <table:table-cell table:style-name="ce64" table:formula="of:=[.E647]-[.B647]" office:value-type="currency" office:currency="USD" office:value="38.3" calcext:value-type="currency">
            <text:p>$38.30</text:p>
          </table:table-cell>
          <table:table-cell table:style-name="ce17" table:formula="of:=[.E647]/[.D647]" office:value-type="float" office:value="1.40109637000184" calcext:value-type="float">
            <text:p>1.401096370001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8-14N-R</text:p>
          </table:table-cell>
          <table:table-cell table:style-name="ce8" office:value-type="currency" office:currency="USD" office:value="688" calcext:value-type="currency">
            <text:p>$688.00</text:p>
          </table:table-cell>
          <table:table-cell table:style-name="ce64" office:value-type="currency" office:currency="USD" office:value="948" calcext:value-type="currency">
            <text:p>$948.00</text:p>
          </table:table-cell>
          <table:table-cell table:style-name="ce64" table:formula="of:=[.C648]*0.54" office:value-type="currency" office:currency="USD" office:value="511.92" calcext:value-type="currency">
            <text:p>$511.92</text:p>
          </table:table-cell>
          <table:table-cell table:style-name="ce64" office:value-type="currency" office:currency="USD" office:value="698" calcext:value-type="currency">
            <text:p>$698.00</text:p>
          </table:table-cell>
          <table:table-cell table:style-name="ce64" table:formula="of:=[.E648]-[.B648]" office:value-type="currency" office:currency="USD" office:value="10" calcext:value-type="currency">
            <text:p>$10.00</text:p>
          </table:table-cell>
          <table:table-cell table:style-name="ce17" table:formula="of:=[.E648]/[.D648]" office:value-type="float" office:value="1.36349429598375" calcext:value-type="float">
            <text:p>1.3634942959837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6-N-R</text:p>
          </table:table-cell>
          <table:table-cell table:style-name="ce8" office:value-type="currency" office:currency="USD" office:value="608" calcext:value-type="currency">
            <text:p>$608.00</text:p>
          </table:table-cell>
          <table:table-cell table:style-name="ce64" office:value-type="currency" office:currency="USD" office:value="862" calcext:value-type="currency">
            <text:p>$862.00</text:p>
          </table:table-cell>
          <table:table-cell table:style-name="ce64" table:formula="of:=[.C649]*0.54" office:value-type="currency" office:currency="USD" office:value="465.48" calcext:value-type="currency">
            <text:p>$465.48</text:p>
          </table:table-cell>
          <table:table-cell table:style-name="ce64" office:value-type="currency" office:currency="USD" office:value="615" calcext:value-type="currency">
            <text:p>$615.00</text:p>
          </table:table-cell>
          <table:table-cell table:style-name="ce64" table:formula="of:=[.E649]-[.B649]" office:value-type="currency" office:currency="USD" office:value="7" calcext:value-type="currency">
            <text:p>$7.00</text:p>
          </table:table-cell>
          <table:table-cell table:style-name="ce17" table:formula="of:=[.E649]/[.D649]" office:value-type="float" office:value="1.32121680845579" calcext:value-type="float">
            <text:p>1.3212168084557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N-R</text:p>
          </table:table-cell>
          <table:table-cell table:style-name="ce8" office:value-type="currency" office:currency="USD" office:value="666" calcext:value-type="currency">
            <text:p>$666.00</text:p>
          </table:table-cell>
          <table:table-cell table:style-name="ce64" office:value-type="currency" office:currency="USD" office:value="912" calcext:value-type="currency">
            <text:p>$912.00</text:p>
          </table:table-cell>
          <table:table-cell table:style-name="ce64" table:formula="of:=[.C650]*0.54" office:value-type="currency" office:currency="USD" office:value="492.48" calcext:value-type="currency">
            <text:p>$492.48</text:p>
          </table:table-cell>
          <table:table-cell table:style-name="ce64" office:value-type="currency" office:currency="USD" office:value="674" calcext:value-type="currency">
            <text:p>$674.00</text:p>
          </table:table-cell>
          <table:table-cell table:style-name="ce64" table:formula="of:=[.E650]-[.B650]" office:value-type="currency" office:currency="USD" office:value="8" calcext:value-type="currency">
            <text:p>$8.00</text:p>
          </table:table-cell>
          <table:table-cell table:style-name="ce17" table:formula="of:=[.E650]/[.D650]" office:value-type="float" office:value="1.36858349577648" calcext:value-type="float">
            <text:p>1.3685834957764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N-R</text:p>
          </table:table-cell>
          <table:table-cell table:style-name="ce8" office:value-type="currency" office:currency="USD" office:value="746" calcext:value-type="currency">
            <text:p>$746.00</text:p>
          </table:table-cell>
          <table:table-cell table:style-name="ce64" office:value-type="currency" office:currency="USD" office:value="1056" calcext:value-type="currency">
            <text:p>$1,056.00</text:p>
          </table:table-cell>
          <table:table-cell table:style-name="ce64" table:formula="of:=[.C651]*0.54" office:value-type="currency" office:currency="USD" office:value="570.24" calcext:value-type="currency">
            <text:p>$570.24</text:p>
          </table:table-cell>
          <table:table-cell table:style-name="ce64" office:value-type="currency" office:currency="USD" office:value="798.44" calcext:value-type="currency">
            <text:p>$798.44</text:p>
          </table:table-cell>
          <table:table-cell table:style-name="ce64" table:formula="of:=[.E651]-[.B651]" office:value-type="currency" office:currency="USD" office:value="52.4400000000001" calcext:value-type="currency">
            <text:p>$52.44</text:p>
          </table:table-cell>
          <table:table-cell table:style-name="ce17" table:formula="of:=[.E651]/[.D651]" office:value-type="float" office:value="1.40018237934905" calcext:value-type="float">
            <text:p>1.400182379349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6-14-R</text:p>
          </table:table-cell>
          <table:table-cell table:style-name="ce8" office:value-type="currency" office:currency="USD" office:value="531" calcext:value-type="currency">
            <text:p>$531.00</text:p>
          </table:table-cell>
          <table:table-cell table:style-name="ce64" office:value-type="currency" office:currency="USD" office:value="818" calcext:value-type="currency">
            <text:p>$818.00</text:p>
          </table:table-cell>
          <table:table-cell table:style-name="ce64" table:formula="of:=[.C652]*0.54" office:value-type="currency" office:currency="USD" office:value="441.72" calcext:value-type="currency">
            <text:p>$441.72</text:p>
          </table:table-cell>
          <table:table-cell table:style-name="ce64" office:value-type="currency" office:currency="USD" office:value="583" calcext:value-type="currency">
            <text:p>$583.00</text:p>
          </table:table-cell>
          <table:table-cell table:style-name="ce64" table:formula="of:=[.E652]-[.B652]" office:value-type="currency" office:currency="USD" office:value="52" calcext:value-type="currency">
            <text:p>$52.00</text:p>
          </table:table-cell>
          <table:table-cell table:style-name="ce17" table:formula="of:=[.E652]/[.D652]" office:value-type="float" office:value="1.31984062301911" calcext:value-type="float">
            <text:p>1.3198406230191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14-R</text:p>
          </table:table-cell>
          <table:table-cell table:style-name="ce8" office:value-type="currency" office:currency="USD" office:value="571" calcext:value-type="currency">
            <text:p>$571.00</text:p>
          </table:table-cell>
          <table:table-cell table:style-name="ce64" office:value-type="currency" office:currency="USD" office:value="875" calcext:value-type="currency">
            <text:p>$875.00</text:p>
          </table:table-cell>
          <table:table-cell table:style-name="ce64" table:formula="of:=[.C653]*0.54" office:value-type="currency" office:currency="USD" office:value="472.5" calcext:value-type="currency">
            <text:p>$472.50</text:p>
          </table:table-cell>
          <table:table-cell table:style-name="ce64" office:value-type="currency" office:currency="USD" office:value="629" calcext:value-type="currency">
            <text:p>$629.00</text:p>
          </table:table-cell>
          <table:table-cell table:style-name="ce64" table:formula="of:=[.E653]-[.B653]" office:value-type="currency" office:currency="USD" office:value="58" calcext:value-type="currency">
            <text:p>$58.00</text:p>
          </table:table-cell>
          <table:table-cell table:style-name="ce17" table:formula="of:=[.E653]/[.D653]" office:value-type="float" office:value="1.33121693121693" calcext:value-type="float">
            <text:p>1.3312169312169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14-R</text:p>
          </table:table-cell>
          <table:table-cell table:style-name="ce8" office:value-type="currency" office:currency="USD" office:value="696" calcext:value-type="currency">
            <text:p>$696.00</text:p>
          </table:table-cell>
          <table:table-cell table:style-name="ce64" office:value-type="currency" office:currency="USD" office:value="1000" calcext:value-type="currency">
            <text:p>$1,000.00</text:p>
          </table:table-cell>
          <table:table-cell table:style-name="ce64" table:formula="of:=[.C654]*0.54" office:value-type="currency" office:currency="USD" office:value="540" calcext:value-type="currency">
            <text:p>$540.00</text:p>
          </table:table-cell>
          <table:table-cell table:style-name="ce64" office:value-type="currency" office:currency="USD" office:value="730" calcext:value-type="currency">
            <text:p>$730.00</text:p>
          </table:table-cell>
          <table:table-cell table:style-name="ce64" table:formula="of:=[.E654]-[.B654]" office:value-type="currency" office:currency="USD" office:value="34" calcext:value-type="currency">
            <text:p>$34.00</text:p>
          </table:table-cell>
          <table:table-cell table:style-name="ce17" table:formula="of:=[.E654]/[.D654]" office:value-type="float" office:value="1.35185185185185" calcext:value-type="float">
            <text:p>1.3518518518518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9-14-R</text:p>
          </table:table-cell>
          <table:table-cell table:style-name="ce8" office:value-type="currency" office:currency="USD" office:value="778" calcext:value-type="currency">
            <text:p>$778.00</text:p>
          </table:table-cell>
          <table:table-cell table:style-name="ce64" office:value-type="currency" office:currency="USD" office:value="1069" calcext:value-type="currency">
            <text:p>$1,069.00</text:p>
          </table:table-cell>
          <table:table-cell table:style-name="ce64" table:formula="of:=[.C655]*0.54" office:value-type="currency" office:currency="USD" office:value="577.26" calcext:value-type="currency">
            <text:p>$577.26</text:p>
          </table:table-cell>
          <table:table-cell table:style-name="ce64" office:value-type="currency" office:currency="USD" office:value="787" calcext:value-type="currency">
            <text:p>$787.00</text:p>
          </table:table-cell>
          <table:table-cell table:style-name="ce64" table:formula="of:=[.E655]-[.B655]" office:value-type="currency" office:currency="USD" office:value="9" calcext:value-type="currency">
            <text:p>$9.00</text:p>
          </table:table-cell>
          <table:table-cell table:style-name="ce17" table:formula="of:=[.E655]/[.D655]" office:value-type="float" office:value="1.36333714444098" calcext:value-type="float">
            <text:p>1.3633371444409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0-14-R</text:p>
          </table:table-cell>
          <table:table-cell table:style-name="ce8" office:value-type="currency" office:currency="USD" office:value="818" calcext:value-type="currency">
            <text:p>$818.00</text:p>
          </table:table-cell>
          <table:table-cell table:style-name="ce64" office:value-type="currency" office:currency="USD" office:value="1161" calcext:value-type="currency">
            <text:p>$1,161.00</text:p>
          </table:table-cell>
          <table:table-cell table:style-name="ce64" table:formula="of:=[.C656]*0.54" office:value-type="currency" office:currency="USD" office:value="626.94" calcext:value-type="currency">
            <text:p>$626.94</text:p>
          </table:table-cell>
          <table:table-cell table:style-name="ce64" office:value-type="currency" office:currency="USD" office:value="827" calcext:value-type="currency">
            <text:p>$827.00</text:p>
          </table:table-cell>
          <table:table-cell table:style-name="ce64" table:formula="of:=[.E656]-[.B656]" office:value-type="currency" office:currency="USD" office:value="9" calcext:value-type="currency">
            <text:p>$9.00</text:p>
          </table:table-cell>
          <table:table-cell table:style-name="ce17" table:formula="of:=[.E656]/[.D656]" office:value-type="float" office:value="1.31910549653874" calcext:value-type="float">
            <text:p>1.3191054965387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1-14-R</text:p>
          </table:table-cell>
          <table:table-cell table:style-name="ce8" office:value-type="currency" office:currency="USD" office:value="892" calcext:value-type="currency">
            <text:p>$892.00</text:p>
          </table:table-cell>
          <table:table-cell table:style-name="ce64" office:value-type="currency" office:currency="USD" office:value="1258" calcext:value-type="currency">
            <text:p>$1,258.00</text:p>
          </table:table-cell>
          <table:table-cell table:style-name="ce64" table:formula="of:=[.C657]*0.54" office:value-type="currency" office:currency="USD" office:value="679.32" calcext:value-type="currency">
            <text:p>$679.32</text:p>
          </table:table-cell>
          <table:table-cell table:style-name="ce64" office:value-type="currency" office:currency="USD" office:value="903" calcext:value-type="currency">
            <text:p>$903.00</text:p>
          </table:table-cell>
          <table:table-cell table:style-name="ce64" table:formula="of:=[.E657]-[.B657]" office:value-type="currency" office:currency="USD" office:value="11" calcext:value-type="currency">
            <text:p>$11.00</text:p>
          </table:table-cell>
          <table:table-cell table:style-name="ce17" table:formula="of:=[.E657]/[.D657]" office:value-type="float" office:value="1.32927044691751" calcext:value-type="float">
            <text:p>1.3292704469175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2-14-R</text:p>
          </table:table-cell>
          <table:table-cell table:style-name="ce8" office:value-type="currency" office:currency="USD" office:value="946" calcext:value-type="currency">
            <text:p>$946.00</text:p>
          </table:table-cell>
          <table:table-cell table:style-name="ce64" office:value-type="currency" office:currency="USD" office:value="1341" calcext:value-type="currency">
            <text:p>$1,341.00</text:p>
          </table:table-cell>
          <table:table-cell table:style-name="ce64" table:formula="of:=[.C658]*0.54" office:value-type="currency" office:currency="USD" office:value="724.14" calcext:value-type="currency">
            <text:p>$724.14</text:p>
          </table:table-cell>
          <table:table-cell table:style-name="ce64" office:value-type="currency" office:currency="USD" office:value="956" calcext:value-type="currency">
            <text:p>$956.00</text:p>
          </table:table-cell>
          <table:table-cell table:style-name="ce64" table:formula="of:=[.E658]-[.B658]" office:value-type="currency" office:currency="USD" office:value="10" calcext:value-type="currency">
            <text:p>$10.00</text:p>
          </table:table-cell>
          <table:table-cell table:style-name="ce17" table:formula="of:=[.E658]/[.D658]" office:value-type="float" office:value="1.32018670422846" calcext:value-type="float">
            <text:p>1.3201867042284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6-R</text:p>
          </table:table-cell>
          <table:table-cell table:style-name="ce8" office:value-type="currency" office:currency="USD" office:value="648" calcext:value-type="currency">
            <text:p>$648.00</text:p>
          </table:table-cell>
          <table:table-cell table:style-name="ce64" office:value-type="currency" office:currency="USD" office:value="926" calcext:value-type="currency">
            <text:p>$926.00</text:p>
          </table:table-cell>
          <table:table-cell table:style-name="ce64" table:formula="of:=[.C659]*0.54" office:value-type="currency" office:currency="USD" office:value="500.04" calcext:value-type="currency">
            <text:p>$500.04</text:p>
          </table:table-cell>
          <table:table-cell table:style-name="ce64" office:value-type="currency" office:currency="USD" office:value="660" calcext:value-type="currency">
            <text:p>$660.00</text:p>
          </table:table-cell>
          <table:table-cell table:style-name="ce64" table:formula="of:=[.E659]-[.B659]" office:value-type="currency" office:currency="USD" office:value="12" calcext:value-type="currency">
            <text:p>$12.00</text:p>
          </table:table-cell>
          <table:table-cell table:style-name="ce17" table:formula="of:=[.E659]/[.D659]" office:value-type="float" office:value="1.31989440844732" calcext:value-type="float">
            <text:p>1.3198944084473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R</text:p>
          </table:table-cell>
          <table:table-cell table:style-name="ce8" office:value-type="currency" office:currency="USD" office:value="688" calcext:value-type="currency">
            <text:p>$688.00</text:p>
          </table:table-cell>
          <table:table-cell table:style-name="ce64" office:value-type="currency" office:currency="USD" office:value="983" calcext:value-type="currency">
            <text:p>$983.00</text:p>
          </table:table-cell>
          <table:table-cell table:style-name="ce64" table:formula="of:=[.C660]*0.54" office:value-type="currency" office:currency="USD" office:value="530.82" calcext:value-type="currency">
            <text:p>$530.82</text:p>
          </table:table-cell>
          <table:table-cell table:style-name="ce64" office:value-type="currency" office:currency="USD" office:value="701" calcext:value-type="currency">
            <text:p>$701.00</text:p>
          </table:table-cell>
          <table:table-cell table:style-name="ce64" table:formula="of:=[.E660]-[.B660]" office:value-type="currency" office:currency="USD" office:value="13" calcext:value-type="currency">
            <text:p>$13.00</text:p>
          </table:table-cell>
          <table:table-cell table:style-name="ce17" table:formula="of:=[.E660]/[.D660]" office:value-type="float" office:value="1.32059831958103" calcext:value-type="float">
            <text:p>1.3205983195810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R</text:p>
          </table:table-cell>
          <table:table-cell table:style-name="ce8" office:value-type="currency" office:currency="USD" office:value="778" calcext:value-type="currency">
            <text:p>$778.00</text:p>
          </table:table-cell>
          <table:table-cell table:style-name="ce64" office:value-type="currency" office:currency="USD" office:value="1108" calcext:value-type="currency">
            <text:p>$1,108.00</text:p>
          </table:table-cell>
          <table:table-cell table:style-name="ce64" table:formula="of:=[.C661]*0.54" office:value-type="currency" office:currency="USD" office:value="598.32" calcext:value-type="currency">
            <text:p>$598.32</text:p>
          </table:table-cell>
          <table:table-cell table:style-name="ce64" office:value-type="currency" office:currency="USD" office:value="790" calcext:value-type="currency">
            <text:p>$790.00</text:p>
          </table:table-cell>
          <table:table-cell table:style-name="ce64" table:formula="of:=[.E661]-[.B661]" office:value-type="currency" office:currency="USD" office:value="12" calcext:value-type="currency">
            <text:p>$12.00</text:p>
          </table:table-cell>
          <table:table-cell table:style-name="ce17" table:formula="of:=[.E661]/[.D661]" office:value-type="float" office:value="1.32036368498462" calcext:value-type="float">
            <text:p>1.3203636849846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9-R</text:p>
          </table:table-cell>
          <table:table-cell table:style-name="ce8" office:value-type="currency" office:currency="USD" office:value="828" calcext:value-type="currency">
            <text:p>$828.00</text:p>
          </table:table-cell>
          <table:table-cell table:style-name="ce64" office:value-type="currency" office:currency="USD" office:value="1177" calcext:value-type="currency">
            <text:p>$1,177.00</text:p>
          </table:table-cell>
          <table:table-cell table:style-name="ce64" table:formula="of:=[.C662]*0.54" office:value-type="currency" office:currency="USD" office:value="635.58" calcext:value-type="currency">
            <text:p>$635.58</text:p>
          </table:table-cell>
          <table:table-cell table:style-name="ce64" office:value-type="currency" office:currency="USD" office:value="839" calcext:value-type="currency">
            <text:p>$839.00</text:p>
          </table:table-cell>
          <table:table-cell table:style-name="ce64" table:formula="of:=[.E662]-[.B662]" office:value-type="currency" office:currency="USD" office:value="11" calcext:value-type="currency">
            <text:p>$11.00</text:p>
          </table:table-cell>
          <table:table-cell table:style-name="ce17" table:formula="of:=[.E662]/[.D662]" office:value-type="float" office:value="1.32005412379244" calcext:value-type="float">
            <text:p>1.320054123792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0-R</text:p>
          </table:table-cell>
          <table:table-cell table:style-name="ce8" office:value-type="currency" office:currency="USD" office:value="896" calcext:value-type="currency">
            <text:p>$896.00</text:p>
          </table:table-cell>
          <table:table-cell table:style-name="ce64" office:value-type="currency" office:currency="USD" office:value="1269" calcext:value-type="currency">
            <text:p>$1,269.00</text:p>
          </table:table-cell>
          <table:table-cell table:style-name="ce64" table:formula="of:=[.C663]*0.54" office:value-type="currency" office:currency="USD" office:value="685.26" calcext:value-type="currency">
            <text:p>$685.26</text:p>
          </table:table-cell>
          <table:table-cell table:style-name="ce64" office:value-type="currency" office:currency="USD" office:value="904" calcext:value-type="currency">
            <text:p>$904.00</text:p>
          </table:table-cell>
          <table:table-cell table:style-name="ce64" table:formula="of:=[.E663]-[.B663]" office:value-type="currency" office:currency="USD" office:value="8" calcext:value-type="currency">
            <text:p>$8.00</text:p>
          </table:table-cell>
          <table:table-cell table:style-name="ce17" table:formula="of:=[.E663]/[.D663]" office:value-type="float" office:value="1.319207308175" calcext:value-type="float">
            <text:p>1.31920730817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1-R</text:p>
          </table:table-cell>
          <table:table-cell table:style-name="ce8" office:value-type="currency" office:currency="USD" office:value="961" calcext:value-type="currency">
            <text:p>$961.00</text:p>
          </table:table-cell>
          <table:table-cell table:style-name="ce64" office:value-type="currency" office:currency="USD" office:value="1366" calcext:value-type="currency">
            <text:p>$1,366.00</text:p>
          </table:table-cell>
          <table:table-cell table:style-name="ce64" table:formula="of:=[.C664]*0.54" office:value-type="currency" office:currency="USD" office:value="737.64" calcext:value-type="currency">
            <text:p>$737.64</text:p>
          </table:table-cell>
          <table:table-cell table:style-name="ce64" office:value-type="currency" office:currency="USD" office:value="973" calcext:value-type="currency">
            <text:p>$973.00</text:p>
          </table:table-cell>
          <table:table-cell table:style-name="ce64" table:formula="of:=[.E664]-[.B664]" office:value-type="currency" office:currency="USD" office:value="12" calcext:value-type="currency">
            <text:p>$12.00</text:p>
          </table:table-cell>
          <table:table-cell table:style-name="ce17" table:formula="of:=[.E664]/[.D664]" office:value-type="float" office:value="1.31907163385934" calcext:value-type="float">
            <text:p>1.3190716338593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2-R</text:p>
          </table:table-cell>
          <table:table-cell table:style-name="ce8" office:value-type="currency" office:currency="USD" office:value="955" calcext:value-type="currency">
            <text:p>$955.00</text:p>
          </table:table-cell>
          <table:table-cell table:style-name="ce64" office:value-type="currency" office:currency="USD" office:value="1449" calcext:value-type="currency">
            <text:p>$1,449.00</text:p>
          </table:table-cell>
          <table:table-cell table:style-name="ce64" table:formula="of:=[.C665]*0.54" office:value-type="currency" office:currency="USD" office:value="782.46" calcext:value-type="currency">
            <text:p>$782.46</text:p>
          </table:table-cell>
          <table:table-cell table:style-name="ce64" office:value-type="currency" office:currency="USD" office:value="1058" calcext:value-type="currency">
            <text:p>$1,058.00</text:p>
          </table:table-cell>
          <table:table-cell table:style-name="ce64" table:formula="of:=[.E665]-[.B665]" office:value-type="currency" office:currency="USD" office:value="103" calcext:value-type="currency">
            <text:p>$103.00</text:p>
          </table:table-cell>
          <table:table-cell table:style-name="ce17" table:formula="of:=[.E665]/[.D665]" office:value-type="float" office:value="1.35214579659024" calcext:value-type="float">
            <text:p>1.3521457965902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tock Picking Ladders - Expanded Metal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PL-6-14N-X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 office:value-type="currency" office:currency="USD" office:value="754" calcext:value-type="currency">
            <text:p>$754.00</text:p>
          </table:table-cell>
          <table:table-cell table:style-name="ce64" table:formula="of:=[.C669]*0.54" office:value-type="currency" office:currency="USD" office:value="407.16" calcext:value-type="currency">
            <text:p>$407.16</text:p>
          </table:table-cell>
          <table:table-cell table:style-name="ce64" office:value-type="currency" office:currency="USD" office:value="542" calcext:value-type="currency">
            <text:p>$542.00</text:p>
          </table:table-cell>
          <table:table-cell table:style-name="ce64" table:formula="of:=[.E669]-[.B669]" office:value-type="currency" office:currency="USD" office:value="17" calcext:value-type="currency">
            <text:p>$17.00</text:p>
          </table:table-cell>
          <table:table-cell table:style-name="ce17" table:formula="of:=[.E669]/[.D669]" office:value-type="float" office:value="1.33117202082719" calcext:value-type="float">
            <text:p>1.3311720208271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14N-X</text:p>
          </table:table-cell>
          <table:table-cell table:style-name="ce8" office:value-type="currency" office:currency="USD" office:value="570" calcext:value-type="currency">
            <text:p>$570.00</text:p>
          </table:table-cell>
          <table:table-cell table:style-name="ce64" office:value-type="currency" office:currency="USD" office:value="804" calcext:value-type="currency">
            <text:p>$804.00</text:p>
          </table:table-cell>
          <table:table-cell table:style-name="ce64" table:formula="of:=[.C670]*0.54" office:value-type="currency" office:currency="USD" office:value="434.16" calcext:value-type="currency">
            <text:p>$434.16</text:p>
          </table:table-cell>
          <table:table-cell table:style-name="ce64" office:value-type="currency" office:currency="USD" office:value="573" calcext:value-type="currency">
            <text:p>$573.00</text:p>
          </table:table-cell>
          <table:table-cell table:style-name="ce64" table:formula="of:=[.E670]-[.B670]" office:value-type="currency" office:currency="USD" office:value="3" calcext:value-type="currency">
            <text:p>$3.00</text:p>
          </table:table-cell>
          <table:table-cell table:style-name="ce17" table:formula="of:=[.E670]/[.D670]" office:value-type="float" office:value="1.31978993919292" calcext:value-type="float">
            <text:p>1.319789939192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14N-X</text:p>
          </table:table-cell>
          <table:table-cell table:style-name="ce8" office:value-type="currency" office:currency="USD" office:value="690" calcext:value-type="currency">
            <text:p>$690.00</text:p>
          </table:table-cell>
          <table:table-cell table:style-name="ce64" office:value-type="currency" office:currency="USD" office:value="948" calcext:value-type="currency">
            <text:p>$948.00</text:p>
          </table:table-cell>
          <table:table-cell table:style-name="ce64" table:formula="of:=[.C671]*0.54" office:value-type="currency" office:currency="USD" office:value="511.92" calcext:value-type="currency">
            <text:p>$511.92</text:p>
          </table:table-cell>
          <table:table-cell table:style-name="ce64" office:value-type="currency" office:currency="USD" office:value="692" calcext:value-type="currency">
            <text:p>$692.00</text:p>
          </table:table-cell>
          <table:table-cell table:style-name="ce64" table:formula="of:=[.E671]-[.B671]" office:value-type="currency" office:currency="USD" office:value="2" calcext:value-type="currency">
            <text:p>$2.00</text:p>
          </table:table-cell>
          <table:table-cell table:style-name="ce17" table:formula="of:=[.E671]/[.D671]" office:value-type="float" office:value="1.35177371464291" calcext:value-type="float">
            <text:p>1.3517737146429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6-N-X</text:p>
          </table:table-cell>
          <table:table-cell table:style-name="ce8" office:value-type="currency" office:currency="USD" office:value="610" calcext:value-type="currency">
            <text:p>$610.00</text:p>
          </table:table-cell>
          <table:table-cell table:style-name="ce64" office:value-type="currency" office:currency="USD" office:value="862" calcext:value-type="currency">
            <text:p>$862.00</text:p>
          </table:table-cell>
          <table:table-cell table:style-name="ce64" table:formula="of:=[.C672]*0.54" office:value-type="currency" office:currency="USD" office:value="465.48" calcext:value-type="currency">
            <text:p>$465.48</text:p>
          </table:table-cell>
          <table:table-cell table:style-name="ce64" office:value-type="currency" office:currency="USD" office:value="615" calcext:value-type="currency">
            <text:p>$615.00</text:p>
          </table:table-cell>
          <table:table-cell table:style-name="ce64" table:formula="of:=[.E672]-[.B672]" office:value-type="currency" office:currency="USD" office:value="5" calcext:value-type="currency">
            <text:p>$5.00</text:p>
          </table:table-cell>
          <table:table-cell table:style-name="ce17" table:formula="of:=[.E672]/[.D672]" office:value-type="float" office:value="1.32121680845579" calcext:value-type="float">
            <text:p>1.3212168084557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N-X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 office:value-type="currency" office:currency="USD" office:value="912" calcext:value-type="currency">
            <text:p>$912.00</text:p>
          </table:table-cell>
          <table:table-cell table:style-name="ce64" table:formula="of:=[.C673]*0.54" office:value-type="currency" office:currency="USD" office:value="492.48" calcext:value-type="currency">
            <text:p>$492.48</text:p>
          </table:table-cell>
          <table:table-cell table:style-name="ce64" office:value-type="currency" office:currency="USD" office:value="650" calcext:value-type="currency">
            <text:p>$650.00</text:p>
          </table:table-cell>
          <table:table-cell table:style-name="ce64" table:formula="of:=[.E673]-[.B673]" office:value-type="currency" office:currency="USD" office:value="5" calcext:value-type="currency">
            <text:p>$5.00</text:p>
          </table:table-cell>
          <table:table-cell table:style-name="ce17" table:formula="of:=[.E673]/[.D673]" office:value-type="float" office:value="1.31985055230669" calcext:value-type="float">
            <text:p>1.3198505523066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N-X</text:p>
          </table:table-cell>
          <table:table-cell table:style-name="ce8" office:value-type="currency" office:currency="USD" office:value="750" calcext:value-type="currency">
            <text:p>$750.00</text:p>
          </table:table-cell>
          <table:table-cell table:style-name="ce64" office:value-type="currency" office:currency="USD" office:value="1056" calcext:value-type="currency">
            <text:p>$1,056.00</text:p>
          </table:table-cell>
          <table:table-cell table:style-name="ce64" table:formula="of:=[.C674]*0.54" office:value-type="currency" office:currency="USD" office:value="570.24" calcext:value-type="currency">
            <text:p>$570.24</text:p>
          </table:table-cell>
          <table:table-cell table:style-name="ce64" office:value-type="currency" office:currency="USD" office:value="752" calcext:value-type="currency">
            <text:p>$752.00</text:p>
          </table:table-cell>
          <table:table-cell table:style-name="ce64" table:formula="of:=[.E674]-[.B674]" office:value-type="currency" office:currency="USD" office:value="2" calcext:value-type="currency">
            <text:p>$2.00</text:p>
          </table:table-cell>
          <table:table-cell table:style-name="ce17" table:formula="of:=[.E674]/[.D674]" office:value-type="float" office:value="1.31874298540965" calcext:value-type="float">
            <text:p>1.318742985409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6-14-X</text:p>
          </table:table-cell>
          <table:table-cell table:style-name="ce8" office:value-type="currency" office:currency="USD" office:value="540" calcext:value-type="currency">
            <text:p>$540.00</text:p>
          </table:table-cell>
          <table:table-cell table:style-name="ce64" office:value-type="currency" office:currency="USD" office:value="818" calcext:value-type="currency">
            <text:p>$818.00</text:p>
          </table:table-cell>
          <table:table-cell table:style-name="ce64" table:formula="of:=[.C675]*0.54" office:value-type="currency" office:currency="USD" office:value="441.72" calcext:value-type="currency">
            <text:p>$441.72</text:p>
          </table:table-cell>
          <table:table-cell table:style-name="ce64" office:value-type="currency" office:currency="USD" office:value="542" calcext:value-type="currency">
            <text:p>$542.00</text:p>
          </table:table-cell>
          <table:table-cell table:style-name="ce64" table:formula="of:=[.E675]-[.B675]" office:value-type="currency" office:currency="USD" office:value="2" calcext:value-type="currency">
            <text:p>$2.00</text:p>
          </table:table-cell>
          <table:table-cell table:style-name="ce17" table:formula="of:=[.E675]/[.D675]" office:value-type="float" office:value="1.22702164266956" calcext:value-type="float">
            <text:p>1.2270216426695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14-X</text:p>
          </table:table-cell>
          <table:table-cell table:style-name="ce8" office:value-type="currency" office:currency="USD" office:value="620" calcext:value-type="currency">
            <text:p>$620.00</text:p>
          </table:table-cell>
          <table:table-cell table:style-name="ce64" office:value-type="currency" office:currency="USD" office:value="875" calcext:value-type="currency">
            <text:p>$875.00</text:p>
          </table:table-cell>
          <table:table-cell table:style-name="ce64" table:formula="of:=[.C676]*0.54" office:value-type="currency" office:currency="USD" office:value="472.5" calcext:value-type="currency">
            <text:p>$472.50</text:p>
          </table:table-cell>
          <table:table-cell table:style-name="ce64" office:value-type="currency" office:currency="USD" office:value="624" calcext:value-type="currency">
            <text:p>$624.00</text:p>
          </table:table-cell>
          <table:table-cell table:style-name="ce64" table:formula="of:=[.E676]-[.B676]" office:value-type="currency" office:currency="USD" office:value="4" calcext:value-type="currency">
            <text:p>$4.00</text:p>
          </table:table-cell>
          <table:table-cell table:style-name="ce17" table:formula="of:=[.E676]/[.D676]" office:value-type="float" office:value="1.32063492063492" calcext:value-type="float">
            <text:p>1.320634920634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14-X</text:p>
          </table:table-cell>
          <table:table-cell table:style-name="ce8" office:value-type="currency" office:currency="USD" office:value="710" calcext:value-type="currency">
            <text:p>$710.00</text:p>
          </table:table-cell>
          <table:table-cell table:style-name="ce64" office:value-type="currency" office:currency="USD" office:value="1000" calcext:value-type="currency">
            <text:p>$1,000.00</text:p>
          </table:table-cell>
          <table:table-cell table:style-name="ce64" table:formula="of:=[.C677]*0.54" office:value-type="currency" office:currency="USD" office:value="540" calcext:value-type="currency">
            <text:p>$540.00</text:p>
          </table:table-cell>
          <table:table-cell table:style-name="ce64" office:value-type="currency" office:currency="USD" office:value="713" calcext:value-type="currency">
            <text:p>$713.00</text:p>
          </table:table-cell>
          <table:table-cell table:style-name="ce64" table:formula="of:=[.E677]-[.B677]" office:value-type="currency" office:currency="USD" office:value="3" calcext:value-type="currency">
            <text:p>$3.00</text:p>
          </table:table-cell>
          <table:table-cell table:style-name="ce17" table:formula="of:=[.E677]/[.D677]" office:value-type="float" office:value="1.32037037037037" calcext:value-type="float">
            <text:p>1.3203703703703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9-14-X</text:p>
          </table:table-cell>
          <table:table-cell table:style-name="ce8" office:value-type="currency" office:currency="USD" office:value="760" calcext:value-type="currency">
            <text:p>$760.00</text:p>
          </table:table-cell>
          <table:table-cell table:style-name="ce64" office:value-type="currency" office:currency="USD" office:value="1069" calcext:value-type="currency">
            <text:p>$1,069.00</text:p>
          </table:table-cell>
          <table:table-cell table:style-name="ce64" table:formula="of:=[.C678]*0.54" office:value-type="currency" office:currency="USD" office:value="577.26" calcext:value-type="currency">
            <text:p>$577.26</text:p>
          </table:table-cell>
          <table:table-cell table:style-name="ce64" office:value-type="currency" office:currency="USD" office:value="762" calcext:value-type="currency">
            <text:p>$762.00</text:p>
          </table:table-cell>
          <table:table-cell table:style-name="ce64" table:formula="of:=[.E678]-[.B678]" office:value-type="currency" office:currency="USD" office:value="2" calcext:value-type="currency">
            <text:p>$2.00</text:p>
          </table:table-cell>
          <table:table-cell table:style-name="ce17" table:formula="of:=[.E678]/[.D678]" office:value-type="float" office:value="1.32002910300385" calcext:value-type="float">
            <text:p>1.3200291030038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0-14-X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64" office:value-type="currency" office:currency="USD" office:value="1161" calcext:value-type="currency">
            <text:p>$1,161.00</text:p>
          </table:table-cell>
          <table:table-cell table:style-name="ce64" table:formula="of:=[.C679]*0.54" office:value-type="currency" office:currency="USD" office:value="626.94" calcext:value-type="currency">
            <text:p>$626.94</text:p>
          </table:table-cell>
          <table:table-cell table:style-name="ce64" office:value-type="currency" office:currency="USD" office:value="827" calcext:value-type="currency">
            <text:p>$827.00</text:p>
          </table:table-cell>
          <table:table-cell table:style-name="ce64" table:formula="of:=[.E679]-[.B679]" office:value-type="currency" office:currency="USD" office:value="7" calcext:value-type="currency">
            <text:p>$7.00</text:p>
          </table:table-cell>
          <table:table-cell table:style-name="ce17" table:formula="of:=[.E679]/[.D679]" office:value-type="float" office:value="1.31910549653874" calcext:value-type="float">
            <text:p>1.3191054965387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1-14-X</text:p>
          </table:table-cell>
          <table:table-cell table:style-name="ce8" office:value-type="currency" office:currency="USD" office:value="890" calcext:value-type="currency">
            <text:p>$890.00</text:p>
          </table:table-cell>
          <table:table-cell table:style-name="ce64" office:value-type="currency" office:currency="USD" office:value="1258" calcext:value-type="currency">
            <text:p>$1,258.00</text:p>
          </table:table-cell>
          <table:table-cell table:style-name="ce64" table:formula="of:=[.C680]*0.54" office:value-type="currency" office:currency="USD" office:value="679.32" calcext:value-type="currency">
            <text:p>$679.32</text:p>
          </table:table-cell>
          <table:table-cell table:style-name="ce64" office:value-type="currency" office:currency="USD" office:value="896" calcext:value-type="currency">
            <text:p>$896.00</text:p>
          </table:table-cell>
          <table:table-cell table:style-name="ce64" table:formula="of:=[.E680]-[.B680]" office:value-type="currency" office:currency="USD" office:value="6" calcext:value-type="currency">
            <text:p>$6.00</text:p>
          </table:table-cell>
          <table:table-cell table:style-name="ce17" table:formula="of:=[.E680]/[.D680]" office:value-type="float" office:value="1.31896602484838" calcext:value-type="float">
            <text:p>1.3189660248483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2-14-X</text:p>
          </table:table-cell>
          <table:table-cell table:style-name="ce8" office:value-type="currency" office:currency="USD" office:value="1100" calcext:value-type="currency">
            <text:p>$1,100.00</text:p>
          </table:table-cell>
          <table:table-cell table:style-name="ce64" office:value-type="currency" office:currency="USD" office:value="1341" calcext:value-type="currency">
            <text:p>$1,341.00</text:p>
          </table:table-cell>
          <table:table-cell table:style-name="ce64" table:formula="of:=[.C681]*0.54" office:value-type="currency" office:currency="USD" office:value="724.14" calcext:value-type="currency">
            <text:p>$724.14</text:p>
          </table:table-cell>
          <table:table-cell table:style-name="ce64" office:value-type="currency" office:currency="USD" office:value="793.46" calcext:value-type="currency">
            <text:p>$793.46</text:p>
          </table:table-cell>
          <table:table-cell table:style-name="ce64" table:formula="of:=[.E681]-[.B681]" office:value-type="currency" office:currency="USD" office:value="-306.54" calcext:value-type="currency">
            <text:p>-$306.54</text:p>
          </table:table-cell>
          <table:table-cell table:style-name="ce17" table:formula="of:=[.E681]/[.D681]" office:value-type="float" office:value="1.09572734554092" calcext:value-type="float">
            <text:p>1.09572734554092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SPL-6-X</text:p>
          </table:table-cell>
          <table:table-cell table:style-name="ce8" office:value-type="currency" office:currency="USD" office:value="651" calcext:value-type="currency">
            <text:p>$651.00</text:p>
          </table:table-cell>
          <table:table-cell table:style-name="ce64" office:value-type="currency" office:currency="USD" office:value="926" calcext:value-type="currency">
            <text:p>$926.00</text:p>
          </table:table-cell>
          <table:table-cell table:style-name="ce64" table:formula="of:=[.C682]*0.54" office:value-type="currency" office:currency="USD" office:value="500.04" calcext:value-type="currency">
            <text:p>$500.04</text:p>
          </table:table-cell>
          <table:table-cell table:style-name="ce64" office:value-type="currency" office:currency="USD" office:value="660" calcext:value-type="currency">
            <text:p>$660.00</text:p>
          </table:table-cell>
          <table:table-cell table:style-name="ce64" table:formula="of:=[.E682]-[.B682]" office:value-type="currency" office:currency="USD" office:value="9" calcext:value-type="currency">
            <text:p>$9.00</text:p>
          </table:table-cell>
          <table:table-cell table:style-name="ce17" table:formula="of:=[.E682]/[.D682]" office:value-type="float" office:value="1.31989440844732" calcext:value-type="float">
            <text:p>1.3198944084473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X</text:p>
          </table:table-cell>
          <table:table-cell table:style-name="ce8" office:value-type="currency" office:currency="USD" office:value="695" calcext:value-type="currency">
            <text:p>$695.00</text:p>
          </table:table-cell>
          <table:table-cell table:style-name="ce64" office:value-type="currency" office:currency="USD" office:value="983" calcext:value-type="currency">
            <text:p>$983.00</text:p>
          </table:table-cell>
          <table:table-cell table:style-name="ce64" table:formula="of:=[.C683]*0.54" office:value-type="currency" office:currency="USD" office:value="530.82" calcext:value-type="currency">
            <text:p>$530.82</text:p>
          </table:table-cell>
          <table:table-cell table:style-name="ce64" office:value-type="currency" office:currency="USD" office:value="701" calcext:value-type="currency">
            <text:p>$701.00</text:p>
          </table:table-cell>
          <table:table-cell table:style-name="ce64" table:formula="of:=[.E683]-[.B683]" office:value-type="currency" office:currency="USD" office:value="6" calcext:value-type="currency">
            <text:p>$6.00</text:p>
          </table:table-cell>
          <table:table-cell table:style-name="ce17" table:formula="of:=[.E683]/[.D683]" office:value-type="float" office:value="1.32059831958103" calcext:value-type="float">
            <text:p>1.3205983195810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X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1108" calcext:value-type="currency">
            <text:p>$1,108.00</text:p>
          </table:table-cell>
          <table:table-cell table:style-name="ce64" table:formula="of:=[.C684]*0.54" office:value-type="currency" office:currency="USD" office:value="598.32" calcext:value-type="currency">
            <text:p>$598.32</text:p>
          </table:table-cell>
          <table:table-cell table:style-name="ce64" office:value-type="currency" office:currency="USD" office:value="790" calcext:value-type="currency">
            <text:p>$790.00</text:p>
          </table:table-cell>
          <table:table-cell table:style-name="ce64" table:formula="of:=[.E684]-[.B684]" office:value-type="currency" office:currency="USD" office:value="5" calcext:value-type="currency">
            <text:p>$5.00</text:p>
          </table:table-cell>
          <table:table-cell table:style-name="ce17" table:formula="of:=[.E684]/[.D684]" office:value-type="float" office:value="1.32036368498462" calcext:value-type="float">
            <text:p>1.3203636849846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9-X</text:p>
          </table:table-cell>
          <table:table-cell table:style-name="ce8" office:value-type="currency" office:currency="USD" office:value="831" calcext:value-type="currency">
            <text:p>$831.00</text:p>
          </table:table-cell>
          <table:table-cell table:style-name="ce64" office:value-type="currency" office:currency="USD" office:value="1177" calcext:value-type="currency">
            <text:p>$1,177.00</text:p>
          </table:table-cell>
          <table:table-cell table:style-name="ce64" table:formula="of:=[.C685]*0.54" office:value-type="currency" office:currency="USD" office:value="635.58" calcext:value-type="currency">
            <text:p>$635.58</text:p>
          </table:table-cell>
          <table:table-cell table:style-name="ce64" office:value-type="currency" office:currency="USD" office:value="839" calcext:value-type="currency">
            <text:p>$839.00</text:p>
          </table:table-cell>
          <table:table-cell table:style-name="ce64" table:formula="of:=[.E685]-[.B685]" office:value-type="currency" office:currency="USD" office:value="8" calcext:value-type="currency">
            <text:p>$8.00</text:p>
          </table:table-cell>
          <table:table-cell table:style-name="ce17" table:formula="of:=[.E685]/[.D685]" office:value-type="float" office:value="1.32005412379244" calcext:value-type="float">
            <text:p>1.320054123792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0-X</text:p>
          </table:table-cell>
          <table:table-cell table:style-name="ce8" office:value-type="currency" office:currency="USD" office:value="924" calcext:value-type="currency">
            <text:p>$924.00</text:p>
          </table:table-cell>
          <table:table-cell table:style-name="ce64" office:value-type="currency" office:currency="USD" office:value="1269" calcext:value-type="currency">
            <text:p>$1,269.00</text:p>
          </table:table-cell>
          <table:table-cell table:style-name="ce64" table:formula="of:=[.C686]*0.54" office:value-type="currency" office:currency="USD" office:value="685.26" calcext:value-type="currency">
            <text:p>$685.26</text:p>
          </table:table-cell>
          <table:table-cell table:style-name="ce64" office:value-type="currency" office:currency="USD" office:value="933" calcext:value-type="currency">
            <text:p>$933.00</text:p>
          </table:table-cell>
          <table:table-cell table:style-name="ce64" table:formula="of:=[.E686]-[.B686]" office:value-type="currency" office:currency="USD" office:value="9" calcext:value-type="currency">
            <text:p>$9.00</text:p>
          </table:table-cell>
          <table:table-cell table:style-name="ce17" table:formula="of:=[.E686]/[.D686]" office:value-type="float" office:value="1.36152701164522" calcext:value-type="float">
            <text:p>1.3615270116452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1-X</text:p>
          </table:table-cell>
          <table:table-cell table:style-name="ce8" office:value-type="currency" office:currency="USD" office:value="968" calcext:value-type="currency">
            <text:p>$968.00</text:p>
          </table:table-cell>
          <table:table-cell table:style-name="ce64" office:value-type="currency" office:currency="USD" office:value="1366" calcext:value-type="currency">
            <text:p>$1,366.00</text:p>
          </table:table-cell>
          <table:table-cell table:style-name="ce64" table:formula="of:=[.C687]*0.54" office:value-type="currency" office:currency="USD" office:value="737.64" calcext:value-type="currency">
            <text:p>$737.64</text:p>
          </table:table-cell>
          <table:table-cell table:style-name="ce64" office:value-type="currency" office:currency="USD" office:value="973" calcext:value-type="currency">
            <text:p>$973.00</text:p>
          </table:table-cell>
          <table:table-cell table:style-name="ce64" table:formula="of:=[.E687]-[.B687]" office:value-type="currency" office:currency="USD" office:value="5" calcext:value-type="currency">
            <text:p>$5.00</text:p>
          </table:table-cell>
          <table:table-cell table:style-name="ce17" table:formula="of:=[.E687]/[.D687]" office:value-type="float" office:value="1.31907163385934" calcext:value-type="float">
            <text:p>1.3190716338593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2-X</text:p>
          </table:table-cell>
          <table:table-cell table:style-name="ce8" office:value-type="currency" office:currency="USD" office:value="1021" calcext:value-type="currency">
            <text:p>$1,021.00</text:p>
          </table:table-cell>
          <table:table-cell table:style-name="ce64" office:value-type="currency" office:currency="USD" office:value="1449" calcext:value-type="currency">
            <text:p>$1,449.00</text:p>
          </table:table-cell>
          <table:table-cell table:style-name="ce64" table:formula="of:=[.C688]*0.54" office:value-type="currency" office:currency="USD" office:value="782.46" calcext:value-type="currency">
            <text:p>$782.46</text:p>
          </table:table-cell>
          <table:table-cell table:style-name="ce64" office:value-type="currency" office:currency="USD" office:value="1033" calcext:value-type="currency">
            <text:p>$1,033.00</text:p>
          </table:table-cell>
          <table:table-cell table:style-name="ce64" table:formula="of:=[.E688]-[.B688]" office:value-type="currency" office:currency="USD" office:value="12" calcext:value-type="currency">
            <text:p>$12.00</text:p>
          </table:table-cell>
          <table:table-cell table:style-name="ce17" table:formula="of:=[.E688]/[.D688]" office:value-type="float" office:value="1.32019528154794" calcext:value-type="float">
            <text:p>1.3201952815479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ock Picking Ladders - Perfo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PL-6-14N-P</text:p>
          </table:table-cell>
          <table:table-cell table:style-name="ce8" office:value-type="currency" office:currency="USD" office:value="484" calcext:value-type="currency">
            <text:p>$484.00</text:p>
          </table:table-cell>
          <table:table-cell table:style-name="ce64" office:value-type="currency" office:currency="USD" office:value="691" calcext:value-type="currency">
            <text:p>$691.00</text:p>
          </table:table-cell>
          <table:table-cell table:style-name="ce64" table:formula="of:=[.C692]*0.54" office:value-type="currency" office:currency="USD" office:value="373.14" calcext:value-type="currency">
            <text:p>$373.14</text:p>
          </table:table-cell>
          <table:table-cell table:style-name="ce64" office:value-type="currency" office:currency="USD" office:value="492.95" calcext:value-type="currency">
            <text:p>$492.95</text:p>
          </table:table-cell>
          <table:table-cell table:style-name="ce64" table:formula="of:=[.E692]-[.B692]" office:value-type="currency" office:currency="USD" office:value="8.94999999999999" calcext:value-type="currency">
            <text:p>$8.95</text:p>
          </table:table-cell>
          <table:table-cell table:style-name="ce17" table:formula="of:=[.E692]/[.D692]" office:value-type="float" office:value="1.32108591949402" calcext:value-type="float">
            <text:p>1.3210859194940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14N-P</text:p>
          </table:table-cell>
          <table:table-cell table:style-name="ce8" office:value-type="currency" office:currency="USD" office:value="516" calcext:value-type="currency">
            <text:p>$516.00</text:p>
          </table:table-cell>
          <table:table-cell table:style-name="ce64" office:value-type="currency" office:currency="USD" office:value="737" calcext:value-type="currency">
            <text:p>$737.00</text:p>
          </table:table-cell>
          <table:table-cell table:style-name="ce64" table:formula="of:=[.C693]*0.54" office:value-type="currency" office:currency="USD" office:value="397.98" calcext:value-type="currency">
            <text:p>$397.98</text:p>
          </table:table-cell>
          <table:table-cell table:style-name="ce64" office:value-type="currency" office:currency="USD" office:value="525" calcext:value-type="currency">
            <text:p>$525.00</text:p>
          </table:table-cell>
          <table:table-cell table:style-name="ce64" table:formula="of:=[.E693]-[.B693]" office:value-type="currency" office:currency="USD" office:value="9" calcext:value-type="currency">
            <text:p>$9.00</text:p>
          </table:table-cell>
          <table:table-cell table:style-name="ce17" table:formula="of:=[.E693]/[.D693]" office:value-type="float" office:value="1.31916176692296" calcext:value-type="float">
            <text:p>1.319161766922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14N-P</text:p>
          </table:table-cell>
          <table:table-cell table:style-name="ce8" office:value-type="currency" office:currency="USD" office:value="609" calcext:value-type="currency">
            <text:p>$609.00</text:p>
          </table:table-cell>
          <table:table-cell table:style-name="ce64" office:value-type="currency" office:currency="USD" office:value="868" calcext:value-type="currency">
            <text:p>$868.00</text:p>
          </table:table-cell>
          <table:table-cell table:style-name="ce64" table:formula="of:=[.C694]*0.54" office:value-type="currency" office:currency="USD" office:value="468.72" calcext:value-type="currency">
            <text:p>$468.72</text:p>
          </table:table-cell>
          <table:table-cell table:style-name="ce64" office:value-type="currency" office:currency="USD" office:value="618" calcext:value-type="currency">
            <text:p>$618.00</text:p>
          </table:table-cell>
          <table:table-cell table:style-name="ce64" table:formula="of:=[.E694]-[.B694]" office:value-type="currency" office:currency="USD" office:value="9" calcext:value-type="currency">
            <text:p>$9.00</text:p>
          </table:table-cell>
          <table:table-cell table:style-name="ce17" table:formula="of:=[.E694]/[.D694]" office:value-type="float" office:value="1.31848438300051" calcext:value-type="float">
            <text:p>1.3184843830005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6-N-P</text:p>
          </table:table-cell>
          <table:table-cell table:style-name="ce8" office:value-type="currency" office:currency="USD" office:value="556" calcext:value-type="currency">
            <text:p>$556.00</text:p>
          </table:table-cell>
          <table:table-cell table:style-name="ce64" office:value-type="currency" office:currency="USD" office:value="794" calcext:value-type="currency">
            <text:p>$794.00</text:p>
          </table:table-cell>
          <table:table-cell table:style-name="ce64" table:formula="of:=[.C695]*0.54" office:value-type="currency" office:currency="USD" office:value="428.76" calcext:value-type="currency">
            <text:p>$428.76</text:p>
          </table:table-cell>
          <table:table-cell table:style-name="ce64" office:value-type="currency" office:currency="USD" office:value="566" calcext:value-type="currency">
            <text:p>$566.00</text:p>
          </table:table-cell>
          <table:table-cell table:style-name="ce64" table:formula="of:=[.E695]-[.B695]" office:value-type="currency" office:currency="USD" office:value="10" calcext:value-type="currency">
            <text:p>$10.00</text:p>
          </table:table-cell>
          <table:table-cell table:style-name="ce17" table:formula="of:=[.E695]/[.D695]" office:value-type="float" office:value="1.32008582890195" calcext:value-type="float">
            <text:p>1.3200858289019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N-P</text:p>
          </table:table-cell>
          <table:table-cell table:style-name="ce8" office:value-type="currency" office:currency="USD" office:value="610" calcext:value-type="currency">
            <text:p>$610.00</text:p>
          </table:table-cell>
          <table:table-cell table:style-name="ce64" office:value-type="currency" office:currency="USD" office:value="840" calcext:value-type="currency">
            <text:p>$840.00</text:p>
          </table:table-cell>
          <table:table-cell table:style-name="ce64" table:formula="of:=[.C696]*0.54" office:value-type="currency" office:currency="USD" office:value="453.6" calcext:value-type="currency">
            <text:p>$453.60</text:p>
          </table:table-cell>
          <table:table-cell table:style-name="ce64" office:value-type="currency" office:currency="USD" office:value="620" calcext:value-type="currency">
            <text:p>$620.00</text:p>
          </table:table-cell>
          <table:table-cell table:style-name="ce64" table:formula="of:=[.E696]-[.B696]" office:value-type="currency" office:currency="USD" office:value="10" calcext:value-type="currency">
            <text:p>$10.00</text:p>
          </table:table-cell>
          <table:table-cell table:style-name="ce17" table:formula="of:=[.E696]/[.D696]" office:value-type="float" office:value="1.3668430335097" calcext:value-type="float">
            <text:p>1.366843033509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N-P</text:p>
          </table:table-cell>
          <table:table-cell table:style-name="ce8" office:value-type="currency" office:currency="USD" office:value="685" calcext:value-type="currency">
            <text:p>$685.00</text:p>
          </table:table-cell>
          <table:table-cell table:style-name="ce64" office:value-type="currency" office:currency="USD" office:value="970" calcext:value-type="currency">
            <text:p>$970.00</text:p>
          </table:table-cell>
          <table:table-cell table:style-name="ce64" table:formula="of:=[.C697]*0.54" office:value-type="currency" office:currency="USD" office:value="523.8" calcext:value-type="currency">
            <text:p>$523.80</text:p>
          </table:table-cell>
          <table:table-cell table:style-name="ce64" office:value-type="currency" office:currency="USD" office:value="734.36" calcext:value-type="currency">
            <text:p>$734.36</text:p>
          </table:table-cell>
          <table:table-cell table:style-name="ce64" table:formula="of:=[.E697]-[.B697]" office:value-type="currency" office:currency="USD" office:value="49.36" calcext:value-type="currency">
            <text:p>$49.36</text:p>
          </table:table-cell>
          <table:table-cell table:style-name="ce17" table:formula="of:=[.E697]/[.D697]" office:value-type="float" office:value="1.40198549064528" calcext:value-type="float">
            <text:p>1.4019854906452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6-14-P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64" office:value-type="currency" office:currency="USD" office:value="750" calcext:value-type="currency">
            <text:p>$750.00</text:p>
          </table:table-cell>
          <table:table-cell table:style-name="ce64" table:formula="of:=[.C698]*0.54" office:value-type="currency" office:currency="USD" office:value="405" calcext:value-type="currency">
            <text:p>$405.00</text:p>
          </table:table-cell>
          <table:table-cell table:style-name="ce64" office:value-type="currency" office:currency="USD" office:value="552" calcext:value-type="currency">
            <text:p>$552.00</text:p>
          </table:table-cell>
          <table:table-cell table:style-name="ce64" table:formula="of:=[.E698]-[.B698]" office:value-type="currency" office:currency="USD" office:value="57" calcext:value-type="currency">
            <text:p>$57.00</text:p>
          </table:table-cell>
          <table:table-cell table:style-name="ce17" table:formula="of:=[.E698]/[.D698]" office:value-type="float" office:value="1.36296296296296" calcext:value-type="float">
            <text:p>1.362962962962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7-14-P</text:p>
          </table:table-cell>
          <table:table-cell table:style-name="ce8" office:value-type="currency" office:currency="USD" office:value="565" calcext:value-type="currency">
            <text:p>$565.00</text:p>
          </table:table-cell>
          <table:table-cell table:style-name="ce64" office:value-type="currency" office:currency="USD" office:value="802" calcext:value-type="currency">
            <text:p>$802.00</text:p>
          </table:table-cell>
          <table:table-cell table:style-name="ce64" table:formula="of:=[.C699]*0.54" office:value-type="currency" office:currency="USD" office:value="433.08" calcext:value-type="currency">
            <text:p>$433.08</text:p>
          </table:table-cell>
          <table:table-cell table:style-name="ce64" office:value-type="currency" office:currency="USD" office:value="571" calcext:value-type="currency">
            <text:p>$571.00</text:p>
          </table:table-cell>
          <table:table-cell table:style-name="ce64" table:formula="of:=[.E699]-[.B699]" office:value-type="currency" office:currency="USD" office:value="6" calcext:value-type="currency">
            <text:p>$6.00</text:p>
          </table:table-cell>
          <table:table-cell table:style-name="ce17" table:formula="of:=[.E699]/[.D699]" office:value-type="float" office:value="1.3184631015055" calcext:value-type="float">
            <text:p>1.318463101505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8-14-P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 office:value-type="currency" office:currency="USD" office:value="915" calcext:value-type="currency">
            <text:p>$915.00</text:p>
          </table:table-cell>
          <table:table-cell table:style-name="ce64" table:formula="of:=[.C700]*0.54" office:value-type="currency" office:currency="USD" office:value="494.1" calcext:value-type="currency">
            <text:p>$494.10</text:p>
          </table:table-cell>
          <table:table-cell table:style-name="ce64" office:value-type="currency" office:currency="USD" office:value="618" calcext:value-type="currency">
            <text:p>$618.00</text:p>
          </table:table-cell>
          <table:table-cell table:style-name="ce64" table:formula="of:=[.E700]-[.B700]" office:value-type="currency" office:currency="USD" office:value="3" calcext:value-type="currency">
            <text:p>$3.00</text:p>
          </table:table-cell>
          <table:table-cell table:style-name="ce17" table:formula="of:=[.E700]/[.D700]" office:value-type="float" office:value="1.25075895567699" calcext:value-type="float">
            <text:p>1.2507589556769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9-14-P</text:p>
          </table:table-cell>
          <table:table-cell table:style-name="ce8" office:value-type="currency" office:currency="USD" office:value="688" calcext:value-type="currency">
            <text:p>$688.00</text:p>
          </table:table-cell>
          <table:table-cell table:style-name="ce64" office:value-type="currency" office:currency="USD" office:value="978" calcext:value-type="currency">
            <text:p>$978.00</text:p>
          </table:table-cell>
          <table:table-cell table:style-name="ce64" table:formula="of:=[.C701]*0.54" office:value-type="currency" office:currency="USD" office:value="528.12" calcext:value-type="currency">
            <text:p>$528.12</text:p>
          </table:table-cell>
          <table:table-cell table:style-name="ce64" office:value-type="currency" office:currency="USD" office:value="697" calcext:value-type="currency">
            <text:p>$697.00</text:p>
          </table:table-cell>
          <table:table-cell table:style-name="ce64" table:formula="of:=[.E701]-[.B701]" office:value-type="currency" office:currency="USD" office:value="9" calcext:value-type="currency">
            <text:p>$9.00</text:p>
          </table:table-cell>
          <table:table-cell table:style-name="ce17" table:formula="of:=[.E701]/[.D701]" office:value-type="float" office:value="1.31977580852836" calcext:value-type="float">
            <text:p>1.3197758085283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0-14-P</text:p>
          </table:table-cell>
          <table:table-cell table:style-name="ce8" office:value-type="currency" office:currency="USD" office:value="748" calcext:value-type="currency">
            <text:p>$748.00</text:p>
          </table:table-cell>
          <table:table-cell table:style-name="ce64" office:value-type="currency" office:currency="USD" office:value="1061" calcext:value-type="currency">
            <text:p>$1,061.00</text:p>
          </table:table-cell>
          <table:table-cell table:style-name="ce64" table:formula="of:=[.C702]*0.54" office:value-type="currency" office:currency="USD" office:value="572.94" calcext:value-type="currency">
            <text:p>$572.94</text:p>
          </table:table-cell>
          <table:table-cell table:style-name="ce64" office:value-type="currency" office:currency="USD" office:value="756" calcext:value-type="currency">
            <text:p>$756.00</text:p>
          </table:table-cell>
          <table:table-cell table:style-name="ce64" table:formula="of:=[.E702]-[.B702]" office:value-type="currency" office:currency="USD" office:value="8" calcext:value-type="currency">
            <text:p>$8.00</text:p>
          </table:table-cell>
          <table:table-cell table:style-name="ce17" table:formula="of:=[.E702]/[.D702]" office:value-type="float" office:value="1.31950989632422" calcext:value-type="float">
            <text:p>1.3195098963242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1-14-P</text:p>
          </table:table-cell>
          <table:table-cell table:style-name="ce8" office:value-type="currency" office:currency="USD" office:value="812" calcext:value-type="currency">
            <text:p>$812.00</text:p>
          </table:table-cell>
          <table:table-cell table:style-name="ce64" office:value-type="currency" office:currency="USD" office:value="1150" calcext:value-type="currency">
            <text:p>$1,150.00</text:p>
          </table:table-cell>
          <table:table-cell table:style-name="ce64" table:formula="of:=[.C703]*0.54" office:value-type="currency" office:currency="USD" office:value="621" calcext:value-type="currency">
            <text:p>$621.00</text:p>
          </table:table-cell>
          <table:table-cell table:style-name="ce64" office:value-type="currency" office:currency="USD" office:value="869.89" calcext:value-type="currency">
            <text:p>$869.89</text:p>
          </table:table-cell>
          <table:table-cell table:style-name="ce64" table:formula="of:=[.E703]-[.B703]" office:value-type="currency" office:currency="USD" office:value="57.89" calcext:value-type="currency">
            <text:p>$57.89</text:p>
          </table:table-cell>
          <table:table-cell table:style-name="ce17" table:formula="of:=[.E703]/[.D703]" office:value-type="float" office:value="1.40078904991948" calcext:value-type="float">
            <text:p>1.4007890499194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2-14-P</text:p>
          </table:table-cell>
          <table:table-cell table:style-name="ce8" office:value-type="currency" office:currency="USD" office:value="865" calcext:value-type="currency">
            <text:p>$865.00</text:p>
          </table:table-cell>
          <table:table-cell table:style-name="ce64" office:value-type="currency" office:currency="USD" office:value="1225" calcext:value-type="currency">
            <text:p>$1,225.00</text:p>
          </table:table-cell>
          <table:table-cell table:style-name="ce64" table:formula="of:=[.C704]*0.54" office:value-type="currency" office:currency="USD" office:value="661.5" calcext:value-type="currency">
            <text:p>$661.50</text:p>
          </table:table-cell>
          <table:table-cell table:style-name="ce64" office:value-type="currency" office:currency="USD" office:value="926.62" calcext:value-type="currency">
            <text:p>$926.62</text:p>
          </table:table-cell>
          <table:table-cell table:style-name="ce64" table:formula="of:=[.E704]-[.B704]" office:value-type="currency" office:currency="USD" office:value="61.62" calcext:value-type="currency">
            <text:p>$61.62</text:p>
          </table:table-cell>
          <table:table-cell table:style-name="ce17" table:formula="of:=[.E704]/[.D704]" office:value-type="float" office:value="1.40078609221466" calcext:value-type="float">
            <text:p>1.4007860922146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6-P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 office:value-type="currency" office:currency="USD" office:value="852" calcext:value-type="currency">
            <text:p>$852.00</text:p>
          </table:table-cell>
          <table:table-cell table:style-name="ce64" table:formula="of:=[.C705]*0.54" office:value-type="currency" office:currency="USD" office:value="460.08" calcext:value-type="currency">
            <text:p>$460.08</text:p>
          </table:table-cell>
          <table:table-cell table:style-name="ce64" office:value-type="currency" office:currency="USD" office:value="645.07" calcext:value-type="currency">
            <text:p>$645.07</text:p>
          </table:table-cell>
          <table:table-cell table:style-name="ce64" table:formula="of:=[.E705]-[.B705]" office:value-type="currency" office:currency="USD" office:value="30.07" calcext:value-type="currency">
            <text:p>$30.07</text:p>
          </table:table-cell>
          <table:table-cell table:style-name="ce17" table:formula="of:=[.E705]/[.D705]" office:value-type="float" office:value="1.40208224656581" calcext:value-type="float">
            <text:p>1.4020822465658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7-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 office:value-type="currency" office:currency="USD" office:value="904" calcext:value-type="currency">
            <text:p>$904.00</text:p>
          </table:table-cell>
          <table:table-cell table:style-name="ce64" table:formula="of:=[.C706]*0.54" office:value-type="currency" office:currency="USD" office:value="488.16" calcext:value-type="currency">
            <text:p>$488.16</text:p>
          </table:table-cell>
          <table:table-cell table:style-name="ce64" office:value-type="currency" office:currency="USD" office:value="683.93" calcext:value-type="currency">
            <text:p>$683.93</text:p>
          </table:table-cell>
          <table:table-cell table:style-name="ce64" table:formula="of:=[.E706]-[.B706]" office:value-type="currency" office:currency="USD" office:value="33.9299999999999" calcext:value-type="currency">
            <text:p>$33.93</text:p>
          </table:table-cell>
          <table:table-cell table:style-name="ce17" table:formula="of:=[.E706]/[.D706]" office:value-type="float" office:value="1.40103654539495" calcext:value-type="float">
            <text:p>1.4010365453949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8-P</text:p>
          </table:table-cell>
          <table:table-cell table:style-name="ce8" office:value-type="currency" office:currency="USD" office:value="720" calcext:value-type="currency">
            <text:p>$720.00</text:p>
          </table:table-cell>
          <table:table-cell table:style-name="ce64" office:value-type="currency" office:currency="USD" office:value="1018" calcext:value-type="currency">
            <text:p>$1,018.00</text:p>
          </table:table-cell>
          <table:table-cell table:style-name="ce64" table:formula="of:=[.C707]*0.54" office:value-type="currency" office:currency="USD" office:value="549.72" calcext:value-type="currency">
            <text:p>$549.72</text:p>
          </table:table-cell>
          <table:table-cell table:style-name="ce64" office:value-type="currency" office:currency="USD" office:value="770.08" calcext:value-type="currency">
            <text:p>$770.08</text:p>
          </table:table-cell>
          <table:table-cell table:style-name="ce64" table:formula="of:=[.E707]-[.B707]" office:value-type="currency" office:currency="USD" office:value="50.08" calcext:value-type="currency">
            <text:p>$50.08</text:p>
          </table:table-cell>
          <table:table-cell table:style-name="ce17" table:formula="of:=[.E707]/[.D707]" office:value-type="float" office:value="1.40085861893328" calcext:value-type="float">
            <text:p>1.4008586189332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9-P</text:p>
          </table:table-cell>
          <table:table-cell table:style-name="ce8" office:value-type="currency" office:currency="USD" office:value="765" calcext:value-type="currency">
            <text:p>$765.00</text:p>
          </table:table-cell>
          <table:table-cell table:style-name="ce64" office:value-type="currency" office:currency="USD" office:value="1081" calcext:value-type="currency">
            <text:p>$1,081.00</text:p>
          </table:table-cell>
          <table:table-cell table:style-name="ce64" table:formula="of:=[.C708]*0.54" office:value-type="currency" office:currency="USD" office:value="583.74" calcext:value-type="currency">
            <text:p>$583.74</text:p>
          </table:table-cell>
          <table:table-cell table:style-name="ce64" office:value-type="currency" office:currency="USD" office:value="818.41" calcext:value-type="currency">
            <text:p>$818.41</text:p>
          </table:table-cell>
          <table:table-cell table:style-name="ce64" table:formula="of:=[.E708]-[.B708]" office:value-type="currency" office:currency="USD" office:value="53.41" calcext:value-type="currency">
            <text:p>$53.41</text:p>
          </table:table-cell>
          <table:table-cell table:style-name="ce17" table:formula="of:=[.E708]/[.D708]" office:value-type="float" office:value="1.40201116935622" calcext:value-type="float">
            <text:p>1.4020111693562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0-P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64" office:value-type="currency" office:currency="USD" office:value="1164" calcext:value-type="currency">
            <text:p>$1,164.00</text:p>
          </table:table-cell>
          <table:table-cell table:style-name="ce64" table:formula="of:=[.C709]*0.54" office:value-type="currency" office:currency="USD" office:value="628.56" calcext:value-type="currency">
            <text:p>$628.56</text:p>
          </table:table-cell>
          <table:table-cell table:style-name="ce64" office:value-type="currency" office:currency="USD" office:value="880.41" calcext:value-type="currency">
            <text:p>$880.41</text:p>
          </table:table-cell>
          <table:table-cell table:style-name="ce64" table:formula="of:=[.E709]-[.B709]" office:value-type="currency" office:currency="USD" office:value="60.41" calcext:value-type="currency">
            <text:p>$60.41</text:p>
          </table:table-cell>
          <table:table-cell table:style-name="ce17" table:formula="of:=[.E709]/[.D709]" office:value-type="float" office:value="1.40067773959527" calcext:value-type="float">
            <text:p>1.4006777395952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1-P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style-name="ce64" office:value-type="currency" office:currency="USD" office:value="1252" calcext:value-type="currency">
            <text:p>$1,252.00</text:p>
          </table:table-cell>
          <table:table-cell table:style-name="ce64" table:formula="of:=[.C710]*0.54" office:value-type="currency" office:currency="USD" office:value="676.08" calcext:value-type="currency">
            <text:p>$676.08</text:p>
          </table:table-cell>
          <table:table-cell table:style-name="ce64" office:value-type="currency" office:currency="USD" office:value="1023.73" calcext:value-type="currency">
            <text:p>$1,023.73</text:p>
          </table:table-cell>
          <table:table-cell table:style-name="ce64" table:formula="of:=[.E710]-[.B710]" office:value-type="currency" office:currency="USD" office:value="138.73" calcext:value-type="currency">
            <text:p>$138.73</text:p>
          </table:table-cell>
          <table:table-cell table:style-name="ce17" table:formula="of:=[.E710]/[.D710]" office:value-type="float" office:value="1.51421429416637" calcext:value-type="float">
            <text:p>1.5142142941663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2-P</text:p>
          </table:table-cell>
          <table:table-cell table:style-name="ce8" office:value-type="currency" office:currency="USD" office:value="970" calcext:value-type="currency">
            <text:p>$970.00</text:p>
          </table:table-cell>
          <table:table-cell table:style-name="ce64" office:value-type="currency" office:currency="USD" office:value="1328" calcext:value-type="currency">
            <text:p>$1,328.00</text:p>
          </table:table-cell>
          <table:table-cell table:style-name="ce64" table:formula="of:=[.C711]*0.54" office:value-type="currency" office:currency="USD" office:value="717.12" calcext:value-type="currency">
            <text:p>$717.12</text:p>
          </table:table-cell>
          <table:table-cell table:style-name="ce64" office:value-type="currency" office:currency="USD" office:value="1013.83" calcext:value-type="currency">
            <text:p>$1,013.83</text:p>
          </table:table-cell>
          <table:table-cell table:style-name="ce64" table:formula="of:=[.E711]-[.B711]" office:value-type="currency" office:currency="USD" office:value="43.83" calcext:value-type="currency">
            <text:p>$43.83</text:p>
          </table:table-cell>
          <table:table-cell table:style-name="ce17" table:formula="of:=[.E711]/[.D711]" office:value-type="float" office:value="1.41375223114681" calcext:value-type="float">
            <text:p>1.4137522311468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ock Picking Ladders - Ser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PL-6-14N-G</text:p>
          </table:table-cell>
          <table:table-cell table:style-name="ce8" office:value-type="currency" office:currency="USD" office:value="640" calcext:value-type="currency">
            <text:p>$640.00</text:p>
          </table:table-cell>
          <table:table-cell table:style-name="ce64" office:value-type="currency" office:currency="USD" office:value="905" calcext:value-type="currency">
            <text:p>$905.00</text:p>
          </table:table-cell>
          <table:table-cell table:style-name="ce64" table:formula="of:=[.C715]*0.54" office:value-type="currency" office:currency="USD" office:value="488.7" calcext:value-type="currency">
            <text:p>$488.70</text:p>
          </table:table-cell>
          <table:table-cell table:style-name="ce64" office:value-type="currency" office:currency="USD" office:value="684.98" calcext:value-type="currency">
            <text:p>$684.98</text:p>
          </table:table-cell>
          <table:table-cell table:style-name="ce64" table:formula="of:=[.E715]-[.B715]" office:value-type="currency" office:currency="USD" office:value="44.98" calcext:value-type="currency">
            <text:p>$44.98</text:p>
          </table:table-cell>
          <table:table-cell table:style-name="ce17" table:formula="of:=[.E715]/[.D715]" office:value-type="float" office:value="1.40163699611213" calcext:value-type="float">
            <text:p>1.4016369961121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7-14N-G</text:p>
          </table:table-cell>
          <table:table-cell table:style-name="ce8" office:value-type="currency" office:currency="USD" office:value="680" calcext:value-type="currency">
            <text:p>$680.00</text:p>
          </table:table-cell>
          <table:table-cell table:style-name="ce64" office:value-type="currency" office:currency="USD" office:value="965" calcext:value-type="currency">
            <text:p>$965.00</text:p>
          </table:table-cell>
          <table:table-cell table:style-name="ce64" table:formula="of:=[.C716]*0.54" office:value-type="currency" office:currency="USD" office:value="521.1" calcext:value-type="currency">
            <text:p>$521.10</text:p>
          </table:table-cell>
          <table:table-cell table:style-name="ce64" office:value-type="currency" office:currency="USD" office:value="730.15" calcext:value-type="currency">
            <text:p>$730.15</text:p>
          </table:table-cell>
          <table:table-cell table:style-name="ce64" table:formula="of:=[.E716]-[.B716]" office:value-type="currency" office:currency="USD" office:value="50.15" calcext:value-type="currency">
            <text:p>$50.15</text:p>
          </table:table-cell>
          <table:table-cell table:style-name="ce17" table:formula="of:=[.E716]/[.D716]" office:value-type="float" office:value="1.40117060065247" calcext:value-type="float">
            <text:p>1.4011706006524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8-14N-G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64" office:value-type="currency" office:currency="USD" office:value="1138" calcext:value-type="currency">
            <text:p>$1,138.00</text:p>
          </table:table-cell>
          <table:table-cell table:style-name="ce64" table:formula="of:=[.C717]*0.54" office:value-type="currency" office:currency="USD" office:value="614.52" calcext:value-type="currency">
            <text:p>$614.52</text:p>
          </table:table-cell>
          <table:table-cell table:style-name="ce64" office:value-type="currency" office:currency="USD" office:value="861.49" calcext:value-type="currency">
            <text:p>$861.49</text:p>
          </table:table-cell>
          <table:table-cell table:style-name="ce64" table:formula="of:=[.E717]-[.B717]" office:value-type="currency" office:currency="USD" office:value="62.49" calcext:value-type="currency">
            <text:p>$62.49</text:p>
          </table:table-cell>
          <table:table-cell table:style-name="ce17" table:formula="of:=[.E717]/[.D717]" office:value-type="float" office:value="1.40189090672395" calcext:value-type="float">
            <text:p>1.4018909067239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6-N-G</text:p>
          </table:table-cell>
          <table:table-cell table:style-name="ce8" office:value-type="currency" office:currency="USD" office:value="730" calcext:value-type="currency">
            <text:p>$730.00</text:p>
          </table:table-cell>
          <table:table-cell table:style-name="ce64" office:value-type="currency" office:currency="USD" office:value="1034" calcext:value-type="currency">
            <text:p>$1,034.00</text:p>
          </table:table-cell>
          <table:table-cell table:style-name="ce64" table:formula="of:=[.C718]*0.54" office:value-type="currency" office:currency="USD" office:value="558.36" calcext:value-type="currency">
            <text:p>$558.36</text:p>
          </table:table-cell>
          <table:table-cell table:style-name="ce64" office:value-type="currency" office:currency="USD" office:value="782.69" calcext:value-type="currency">
            <text:p>$782.69</text:p>
          </table:table-cell>
          <table:table-cell table:style-name="ce64" table:formula="of:=[.E718]-[.B718]" office:value-type="currency" office:currency="USD" office:value="52.6900000000001" calcext:value-type="currency">
            <text:p>$52.69</text:p>
          </table:table-cell>
          <table:table-cell table:style-name="ce17" table:formula="of:=[.E718]/[.D718]" office:value-type="float" office:value="1.40176588580844" calcext:value-type="float">
            <text:p>1.401765885808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7-N-G</text:p>
          </table:table-cell>
          <table:table-cell table:style-name="ce8" office:value-type="currency" office:currency="USD" office:value="775" calcext:value-type="currency">
            <text:p>$775.00</text:p>
          </table:table-cell>
          <table:table-cell table:style-name="ce64" office:value-type="currency" office:currency="USD" office:value="1095" calcext:value-type="currency">
            <text:p>$1,095.00</text:p>
          </table:table-cell>
          <table:table-cell table:style-name="ce64" table:formula="of:=[.C719]*0.54" office:value-type="currency" office:currency="USD" office:value="591.3" calcext:value-type="currency">
            <text:p>$591.30</text:p>
          </table:table-cell>
          <table:table-cell table:style-name="ce64" office:value-type="currency" office:currency="USD" office:value="828.93" calcext:value-type="currency">
            <text:p>$828.93</text:p>
          </table:table-cell>
          <table:table-cell table:style-name="ce64" table:formula="of:=[.E719]-[.B719]" office:value-type="currency" office:currency="USD" office:value="53.93" calcext:value-type="currency">
            <text:p>$53.93</text:p>
          </table:table-cell>
          <table:table-cell table:style-name="ce17" table:formula="of:=[.E719]/[.D719]" office:value-type="float" office:value="1.40187721968544" calcext:value-type="float">
            <text:p>1.4018772196854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8-N-G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64" office:value-type="currency" office:currency="USD" office:value="1267" calcext:value-type="currency">
            <text:p>$1,267.00</text:p>
          </table:table-cell>
          <table:table-cell table:style-name="ce64" table:formula="of:=[.C720]*0.54" office:value-type="currency" office:currency="USD" office:value="684.18" calcext:value-type="currency">
            <text:p>$684.18</text:p>
          </table:table-cell>
          <table:table-cell table:style-name="ce64" office:value-type="currency" office:currency="USD" office:value="959.2" calcext:value-type="currency">
            <text:p>$959.20</text:p>
          </table:table-cell>
          <table:table-cell table:style-name="ce64" table:formula="of:=[.E720]-[.B720]" office:value-type="currency" office:currency="USD" office:value="64.2" calcext:value-type="currency">
            <text:p>$64.20</text:p>
          </table:table-cell>
          <table:table-cell table:style-name="ce17" table:formula="of:=[.E720]/[.D720]" office:value-type="float" office:value="1.40197024174925" calcext:value-type="float">
            <text:p>1.4019702417492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6-14-G</text:p>
          </table:table-cell>
          <table:table-cell table:style-name="ce8" office:value-type="currency" office:currency="USD" office:value="695" calcext:value-type="currency">
            <text:p>$695.00</text:p>
          </table:table-cell>
          <table:table-cell table:style-name="ce64" office:value-type="currency" office:currency="USD" office:value="982" calcext:value-type="currency">
            <text:p>$982.00</text:p>
          </table:table-cell>
          <table:table-cell table:style-name="ce64" table:formula="of:=[.C721]*0.54" office:value-type="currency" office:currency="USD" office:value="530.28" calcext:value-type="currency">
            <text:p>$530.28</text:p>
          </table:table-cell>
          <table:table-cell table:style-name="ce64" office:value-type="currency" office:currency="USD" office:value="742.77" calcext:value-type="currency">
            <text:p>$742.77</text:p>
          </table:table-cell>
          <table:table-cell table:style-name="ce64" table:formula="of:=[.E721]-[.B721]" office:value-type="currency" office:currency="USD" office:value="47.77" calcext:value-type="currency">
            <text:p>$47.77</text:p>
          </table:table-cell>
          <table:table-cell table:style-name="ce17" table:formula="of:=[.E721]/[.D721]" office:value-type="float" office:value="1.40071283095723" calcext:value-type="float">
            <text:p>1.4007128309572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7-14-G</text:p>
          </table:table-cell>
          <table:table-cell table:style-name="ce8" office:value-type="currency" office:currency="USD" office:value="740" calcext:value-type="currency">
            <text:p>$740.00</text:p>
          </table:table-cell>
          <table:table-cell table:style-name="ce64" office:value-type="currency" office:currency="USD" office:value="1050" calcext:value-type="currency">
            <text:p>$1,050.00</text:p>
          </table:table-cell>
          <table:table-cell table:style-name="ce64" table:formula="of:=[.C722]*0.54" office:value-type="currency" office:currency="USD" office:value="567" calcext:value-type="currency">
            <text:p>$567.00</text:p>
          </table:table-cell>
          <table:table-cell table:style-name="ce64" office:value-type="currency" office:currency="USD" office:value="794.24" calcext:value-type="currency">
            <text:p>$794.24</text:p>
          </table:table-cell>
          <table:table-cell table:style-name="ce64" table:formula="of:=[.E722]-[.B722]" office:value-type="currency" office:currency="USD" office:value="54.24" calcext:value-type="currency">
            <text:p>$54.24</text:p>
          </table:table-cell>
          <table:table-cell table:style-name="ce17" table:formula="of:=[.E722]/[.D722]" office:value-type="float" office:value="1.40077601410935" calcext:value-type="float">
            <text:p>1.4007760141093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8-14-G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 office:value-type="currency" office:currency="USD" office:value="1200" calcext:value-type="currency">
            <text:p>$1,200.00</text:p>
          </table:table-cell>
          <table:table-cell table:style-name="ce64" table:formula="of:=[.C723]*0.54" office:value-type="currency" office:currency="USD" office:value="648" calcext:value-type="currency">
            <text:p>$648.00</text:p>
          </table:table-cell>
          <table:table-cell table:style-name="ce64" office:value-type="currency" office:currency="USD" office:value="907.72" calcext:value-type="currency">
            <text:p>$907.72</text:p>
          </table:table-cell>
          <table:table-cell table:style-name="ce64" table:formula="of:=[.E723]-[.B723]" office:value-type="currency" office:currency="USD" office:value="37.72" calcext:value-type="currency">
            <text:p>$37.72</text:p>
          </table:table-cell>
          <table:table-cell table:style-name="ce17" table:formula="of:=[.E723]/[.D723]" office:value-type="float" office:value="1.4008024691358" calcext:value-type="float">
            <text:p>1.400802469135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9-14-G</text:p>
          </table:table-cell>
          <table:table-cell table:style-name="ce8" office:value-type="currency" office:currency="USD" office:value="910" calcext:value-type="currency">
            <text:p>$910.00</text:p>
          </table:table-cell>
          <table:table-cell table:style-name="ce64" office:value-type="currency" office:currency="USD" office:value="1283" calcext:value-type="currency">
            <text:p>$1,283.00</text:p>
          </table:table-cell>
          <table:table-cell table:style-name="ce64" table:formula="of:=[.C724]*0.54" office:value-type="currency" office:currency="USD" office:value="692.82" calcext:value-type="currency">
            <text:p>$692.82</text:p>
          </table:table-cell>
          <table:table-cell table:style-name="ce64" office:value-type="currency" office:currency="USD" office:value="970.75" calcext:value-type="currency">
            <text:p>$970.75</text:p>
          </table:table-cell>
          <table:table-cell table:style-name="ce64" table:formula="of:=[.E724]-[.B724]" office:value-type="currency" office:currency="USD" office:value="60.75" calcext:value-type="currency">
            <text:p>$60.75</text:p>
          </table:table-cell>
          <table:table-cell table:style-name="ce17" table:formula="of:=[.E724]/[.D724]" office:value-type="float" office:value="1.40115758782945" calcext:value-type="float">
            <text:p>1.4011575878294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0-14-G</text:p>
          </table:table-cell>
          <table:table-cell table:style-name="ce8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1393" calcext:value-type="currency">
            <text:p>$1,393.00</text:p>
          </table:table-cell>
          <table:table-cell table:style-name="ce64" table:formula="of:=[.C725]*0.54" office:value-type="currency" office:currency="USD" office:value="752.22" calcext:value-type="currency">
            <text:p>$752.22</text:p>
          </table:table-cell>
          <table:table-cell table:style-name="ce64" office:value-type="currency" office:currency="USD" office:value="1049.55" calcext:value-type="currency">
            <text:p>$1,049.55</text:p>
          </table:table-cell>
          <table:table-cell table:style-name="ce64" table:formula="of:=[.E725]-[.B725]" office:value-type="currency" office:currency="USD" office:value="59.55" calcext:value-type="currency">
            <text:p>$59.55</text:p>
          </table:table-cell>
          <table:table-cell table:style-name="ce17" table:formula="of:=[.E725]/[.D725]" office:value-type="float" office:value="1.39527000079764" calcext:value-type="float">
            <text:p>1.3952700007976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1-14-G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64" office:value-type="currency" office:currency="USD" office:value="1510" calcext:value-type="currency">
            <text:p>$1,510.00</text:p>
          </table:table-cell>
          <table:table-cell table:style-name="ce64" table:formula="of:=[.C726]*0.54" office:value-type="currency" office:currency="USD" office:value="815.4" calcext:value-type="currency">
            <text:p>$815.40</text:p>
          </table:table-cell>
          <table:table-cell table:style-name="ce64" office:value-type="currency" office:currency="USD" office:value="1143.05" calcext:value-type="currency">
            <text:p>$1,143.05</text:p>
          </table:table-cell>
          <table:table-cell table:style-name="ce64" table:formula="of:=[.E726]-[.B726]" office:value-type="currency" office:currency="USD" office:value="73.05" calcext:value-type="currency">
            <text:p>$73.05</text:p>
          </table:table-cell>
          <table:table-cell table:style-name="ce17" table:formula="of:=[.E726]/[.D726]" office:value-type="float" office:value="1.40182732401275" calcext:value-type="float">
            <text:p>1.4018273240127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12-14-G</text:p>
          </table:table-cell>
          <table:table-cell table:style-name="ce8" office:value-type="currency" office:currency="USD" office:value="1140" calcext:value-type="currency">
            <text:p>$1,140.00</text:p>
          </table:table-cell>
          <table:table-cell table:style-name="ce64" office:value-type="currency" office:currency="USD" office:value="1609" calcext:value-type="currency">
            <text:p>$1,609.00</text:p>
          </table:table-cell>
          <table:table-cell table:style-name="ce64" table:formula="of:=[.C727]*0.54" office:value-type="currency" office:currency="USD" office:value="868.86" calcext:value-type="currency">
            <text:p>$868.86</text:p>
          </table:table-cell>
          <table:table-cell table:style-name="ce64" office:value-type="currency" office:currency="USD" office:value="1217.63" calcext:value-type="currency">
            <text:p>$1,217.63</text:p>
          </table:table-cell>
          <table:table-cell table:style-name="ce64" table:formula="of:=[.E727]-[.B727]" office:value-type="currency" office:currency="USD" office:value="77.6300000000001" calcext:value-type="currency">
            <text:p>$77.63</text:p>
          </table:table-cell>
          <table:table-cell table:style-name="ce17" table:formula="of:=[.E727]/[.D727]" office:value-type="float" office:value="1.40141104435697" calcext:value-type="float">
            <text:p>1.4014110443569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6-G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1111" calcext:value-type="currency">
            <text:p>$1,111.00</text:p>
          </table:table-cell>
          <table:table-cell table:style-name="ce64" table:formula="of:=[.C728]*0.54" office:value-type="currency" office:currency="USD" office:value="599.94" calcext:value-type="currency">
            <text:p>$599.94</text:p>
          </table:table-cell>
          <table:table-cell table:style-name="ce64" office:value-type="currency" office:currency="USD" office:value="839.43" calcext:value-type="currency">
            <text:p>$839.43</text:p>
          </table:table-cell>
          <table:table-cell table:style-name="ce64" table:formula="of:=[.E728]-[.B728]" office:value-type="currency" office:currency="USD" office:value="54.43" calcext:value-type="currency">
            <text:p>$54.43</text:p>
          </table:table-cell>
          <table:table-cell table:style-name="ce17" table:formula="of:=[.E728]/[.D728]" office:value-type="float" office:value="1.3991899189919" calcext:value-type="float">
            <text:p>1.399189918991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7-G</text:p>
          </table:table-cell>
          <table:table-cell table:style-name="ce8" office:value-type="currency" office:currency="USD" office:value="835" calcext:value-type="currency">
            <text:p>$835.00</text:p>
          </table:table-cell>
          <table:table-cell table:style-name="ce64" office:value-type="currency" office:currency="USD" office:value="1180" calcext:value-type="currency">
            <text:p>$1,180.00</text:p>
          </table:table-cell>
          <table:table-cell table:style-name="ce64" table:formula="of:=[.C729]*0.54" office:value-type="currency" office:currency="USD" office:value="637.2" calcext:value-type="currency">
            <text:p>$637.20</text:p>
          </table:table-cell>
          <table:table-cell table:style-name="ce64" office:value-type="currency" office:currency="USD" office:value="893" calcext:value-type="currency">
            <text:p>$893.00</text:p>
          </table:table-cell>
          <table:table-cell table:style-name="ce64" table:formula="of:=[.E729]-[.B729]" office:value-type="currency" office:currency="USD" office:value="58" calcext:value-type="currency">
            <text:p>$58.00</text:p>
          </table:table-cell>
          <table:table-cell table:style-name="ce17" table:formula="of:=[.E729]/[.D729]" office:value-type="float" office:value="1.40144381669805" calcext:value-type="float">
            <text:p>1.401443816698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PL-8-G</text:p>
          </table:table-cell>
          <table:table-cell table:style-name="ce8" office:value-type="currency" office:currency="USD" office:value="938" calcext:value-type="currency">
            <text:p>$938.00</text:p>
          </table:table-cell>
          <table:table-cell table:style-name="ce64" office:value-type="currency" office:currency="USD" office:value="1330" calcext:value-type="currency">
            <text:p>$1,330.00</text:p>
          </table:table-cell>
          <table:table-cell table:style-name="ce64" table:formula="of:=[.C730]*0.54" office:value-type="currency" office:currency="USD" office:value="718.2" calcext:value-type="currency">
            <text:p>$718.20</text:p>
          </table:table-cell>
          <table:table-cell table:style-name="ce64" office:value-type="currency" office:currency="USD" office:value="948" calcext:value-type="currency">
            <text:p>$948.00</text:p>
          </table:table-cell>
          <table:table-cell table:style-name="ce64" table:formula="of:=[.E730]-[.B730]" office:value-type="currency" office:currency="USD" office:value="10" calcext:value-type="currency">
            <text:p>$10.00</text:p>
          </table:table-cell>
          <table:table-cell table:style-name="ce17" table:formula="of:=[.E730]/[.D730]" office:value-type="float" office:value="1.31996658312448" calcext:value-type="float">
            <text:p>1.3199665831244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9-G</text:p>
          </table:table-cell>
          <table:table-cell table:style-name="ce8" office:value-type="currency" office:currency="USD" office:value="998" calcext:value-type="currency">
            <text:p>$998.00</text:p>
          </table:table-cell>
          <table:table-cell table:style-name="ce64" office:value-type="currency" office:currency="USD" office:value="1413" calcext:value-type="currency">
            <text:p>$1,413.00</text:p>
          </table:table-cell>
          <table:table-cell table:style-name="ce64" table:formula="of:=[.C731]*0.54" office:value-type="currency" office:currency="USD" office:value="763.02" calcext:value-type="currency">
            <text:p>$763.02</text:p>
          </table:table-cell>
          <table:table-cell table:style-name="ce64" office:value-type="currency" office:currency="USD" office:value="1007" calcext:value-type="currency">
            <text:p>$1,007.00</text:p>
          </table:table-cell>
          <table:table-cell table:style-name="ce64" table:formula="of:=[.E731]-[.B731]" office:value-type="currency" office:currency="USD" office:value="9" calcext:value-type="currency">
            <text:p>$9.00</text:p>
          </table:table-cell>
          <table:table-cell table:style-name="ce17" table:formula="of:=[.E731]/[.D731]" office:value-type="float" office:value="1.31975570758303" calcext:value-type="float">
            <text:p>1.3197557075830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0-G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64" office:value-type="currency" office:currency="USD" office:value="1523" calcext:value-type="currency">
            <text:p>$1,523.00</text:p>
          </table:table-cell>
          <table:table-cell table:style-name="ce64" table:formula="of:=[.C732]*0.54" office:value-type="currency" office:currency="USD" office:value="822.42" calcext:value-type="currency">
            <text:p>$822.42</text:p>
          </table:table-cell>
          <table:table-cell table:style-name="ce64" office:value-type="currency" office:currency="USD" office:value="1085" calcext:value-type="currency">
            <text:p>$1,085.00</text:p>
          </table:table-cell>
          <table:table-cell table:style-name="ce64" table:formula="of:=[.E732]-[.B732]" office:value-type="currency" office:currency="USD" office:value="15" calcext:value-type="currency">
            <text:p>$15.00</text:p>
          </table:table-cell>
          <table:table-cell table:style-name="ce17" table:formula="of:=[.E732]/[.D732]" office:value-type="float" office:value="1.31927725493057" calcext:value-type="float">
            <text:p>1.3192772549305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1-G</text:p>
          </table:table-cell>
          <table:table-cell table:style-name="ce8" office:value-type="currency" office:currency="USD" office:value="1160" calcext:value-type="currency">
            <text:p>$1,160.00</text:p>
          </table:table-cell>
          <table:table-cell table:style-name="ce64" office:value-type="currency" office:currency="USD" office:value="1639" calcext:value-type="currency">
            <text:p>$1,639.00</text:p>
          </table:table-cell>
          <table:table-cell table:style-name="ce64" table:formula="of:=[.C733]*0.54" office:value-type="currency" office:currency="USD" office:value="885.06" calcext:value-type="currency">
            <text:p>$885.06</text:p>
          </table:table-cell>
          <table:table-cell table:style-name="ce64" office:value-type="currency" office:currency="USD" office:value="1239.69" calcext:value-type="currency">
            <text:p>$1,239.69</text:p>
          </table:table-cell>
          <table:table-cell table:style-name="ce64" table:formula="of:=[.E733]-[.B733]" office:value-type="currency" office:currency="USD" office:value="79.6900000000001" calcext:value-type="currency">
            <text:p>$79.69</text:p>
          </table:table-cell>
          <table:table-cell table:style-name="ce17" table:formula="of:=[.E733]/[.D733]" office:value-type="float" office:value="1.40068469934242" calcext:value-type="float">
            <text:p>1.4006846993424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PL-12-G</text:p>
          </table:table-cell>
          <table:table-cell table:style-name="ce8" office:value-type="currency" office:currency="USD" office:value="1265" calcext:value-type="currency">
            <text:p>$1,265.00</text:p>
          </table:table-cell>
          <table:table-cell table:style-name="ce64" office:value-type="currency" office:currency="USD" office:value="1739" calcext:value-type="currency">
            <text:p>$1,739.00</text:p>
          </table:table-cell>
          <table:table-cell table:style-name="ce64" table:formula="of:=[.C734]*0.54" office:value-type="currency" office:currency="USD" office:value="939.06" calcext:value-type="currency">
            <text:p>$939.06</text:p>
          </table:table-cell>
          <table:table-cell table:style-name="ce64" office:value-type="currency" office:currency="USD" office:value="1391.82" calcext:value-type="currency">
            <text:p>$1,391.82</text:p>
          </table:table-cell>
          <table:table-cell table:style-name="ce64" table:formula="of:=[.E734]-[.B734]" office:value-type="currency" office:currency="USD" office:value="126.82" calcext:value-type="currency">
            <text:p>$126.82</text:p>
          </table:table-cell>
          <table:table-cell table:style-name="ce17" table:formula="of:=[.E734]/[.D734]" office:value-type="float" office:value="1.48214171618427" calcext:value-type="float">
            <text:p>1.4821417161842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T304 Stainless Steel Ladders - Lockstep and Fold-N-Store - G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052414-G</text:p>
          </table:table-cell>
          <table:table-cell table:style-name="ce8" office:value-type="currency" office:currency="USD" office:value="1105" calcext:value-type="currency">
            <text:p>$1,105.00</text:p>
          </table:table-cell>
          <table:table-cell table:style-name="ce64" office:value-type="currency" office:currency="USD" office:value="1747" calcext:value-type="currency">
            <text:p>$1,747.00</text:p>
          </table:table-cell>
          <table:table-cell table:style-name="ce64" table:formula="of:=[.C738]*0.54" office:value-type="currency" office:currency="USD" office:value="943.38" calcext:value-type="currency">
            <text:p>$943.38</text:p>
          </table:table-cell>
          <table:table-cell table:style-name="ce64" office:value-type="currency" office:currency="USD" office:value="1612" calcext:value-type="currency">
            <text:p>$1,612.00</text:p>
          </table:table-cell>
          <table:table-cell table:style-name="ce64" table:formula="of:=[.E738]-[.B738]" office:value-type="currency" office:currency="USD" office:value="507" calcext:value-type="currency">
            <text:p>$507.00</text:p>
          </table:table-cell>
          <table:table-cell table:style-name="ce17" table:formula="of:=[.E738]/[.D738]" office:value-type="float" office:value="1.70874939048952" calcext:value-type="float">
            <text:p>1.7087493904895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62414-G</text:p>
          </table:table-cell>
          <table:table-cell table:style-name="ce8" office:value-type="currency" office:currency="USD" office:value="1285" calcext:value-type="currency">
            <text:p>$1,285.00</text:p>
          </table:table-cell>
          <table:table-cell table:style-name="ce64" office:value-type="currency" office:currency="USD" office:value="2028" calcext:value-type="currency">
            <text:p>$2,028.00</text:p>
          </table:table-cell>
          <table:table-cell table:style-name="ce64" table:formula="of:=[.C739]*0.54" office:value-type="currency" office:currency="USD" office:value="1095.12" calcext:value-type="currency">
            <text:p>$1,095.12</text:p>
          </table:table-cell>
          <table:table-cell table:style-name="ce64" office:value-type="currency" office:currency="USD" office:value="1872" calcext:value-type="currency">
            <text:p>$1,872.00</text:p>
          </table:table-cell>
          <table:table-cell table:style-name="ce64" table:formula="of:=[.E739]-[.B739]" office:value-type="currency" office:currency="USD" office:value="587" calcext:value-type="currency">
            <text:p>$587.00</text:p>
          </table:table-cell>
          <table:table-cell table:style-name="ce17" table:formula="of:=[.E739]/[.D739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72414-G</text:p>
          </table:table-cell>
          <table:table-cell table:style-name="ce8" office:value-type="currency" office:currency="USD" office:value="1460" calcext:value-type="currency">
            <text:p>$1,460.00</text:p>
          </table:table-cell>
          <table:table-cell table:style-name="ce64" office:value-type="currency" office:currency="USD" office:value="2310" calcext:value-type="currency">
            <text:p>$2,310.00</text:p>
          </table:table-cell>
          <table:table-cell table:style-name="ce64" table:formula="of:=[.C740]*0.54" office:value-type="currency" office:currency="USD" office:value="1247.4" calcext:value-type="currency">
            <text:p>$1,247.40</text:p>
          </table:table-cell>
          <table:table-cell table:style-name="ce64" office:value-type="currency" office:currency="USD" office:value="2132" calcext:value-type="currency">
            <text:p>$2,132.00</text:p>
          </table:table-cell>
          <table:table-cell table:style-name="ce64" table:formula="of:=[.E740]-[.B740]" office:value-type="currency" office:currency="USD" office:value="672" calcext:value-type="currency">
            <text:p>$672.00</text:p>
          </table:table-cell>
          <table:table-cell table:style-name="ce17" table:formula="of:=[.E740]/[.D740]" office:value-type="float" office:value="1.70915504248838" calcext:value-type="float">
            <text:p>1.70915504248838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82414-G</text:p>
          </table:table-cell>
          <table:table-cell table:style-name="ce8" office:value-type="currency" office:currency="USD" office:value="1635" calcext:value-type="currency">
            <text:p>$1,635.00</text:p>
          </table:table-cell>
          <table:table-cell table:style-name="ce64" office:value-type="currency" office:currency="USD" office:value="2592" calcext:value-type="currency">
            <text:p>$2,592.00</text:p>
          </table:table-cell>
          <table:table-cell table:style-name="ce64" table:formula="of:=[.C741]*0.54" office:value-type="currency" office:currency="USD" office:value="1399.68" calcext:value-type="currency">
            <text:p>$1,399.68</text:p>
          </table:table-cell>
          <table:table-cell table:style-name="ce64" office:value-type="currency" office:currency="USD" office:value="1644" calcext:value-type="currency">
            <text:p>$1,644.00</text:p>
          </table:table-cell>
          <table:table-cell table:style-name="ce64" table:formula="of:=[.E741]-[.B741]" office:value-type="currency" office:currency="USD" office:value="9" calcext:value-type="currency">
            <text:p>$9.00</text:p>
          </table:table-cell>
          <table:table-cell table:style-name="ce17" table:formula="of:=[.E741]/[.D741]" office:value-type="float" office:value="1.17455418381344" calcext:value-type="float">
            <text:p>1.174554183813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53214-G</text:p>
          </table:table-cell>
          <table:table-cell table:style-name="ce8" office:value-type="currency" office:currency="USD" office:value="1260" calcext:value-type="currency">
            <text:p>$1,260.00</text:p>
          </table:table-cell>
          <table:table-cell table:style-name="ce64" office:value-type="currency" office:currency="USD" office:value="2000" calcext:value-type="currency">
            <text:p>$2,000.00</text:p>
          </table:table-cell>
          <table:table-cell table:style-name="ce64" table:formula="of:=[.C742]*0.54" office:value-type="currency" office:currency="USD" office:value="1080" calcext:value-type="currency">
            <text:p>$1,080.00</text:p>
          </table:table-cell>
          <table:table-cell table:style-name="ce64" office:value-type="currency" office:currency="USD" office:value="1269" calcext:value-type="currency">
            <text:p>$1,269.00</text:p>
          </table:table-cell>
          <table:table-cell table:style-name="ce64" table:formula="of:=[.E742]-[.B742]" office:value-type="currency" office:currency="USD" office:value="9" calcext:value-type="currency">
            <text:p>$9.00</text:p>
          </table:table-cell>
          <table:table-cell table:style-name="ce17" table:formula="of:=[.E742]/[.D742]" office:value-type="float" office:value="1.175" calcext:value-type="float">
            <text:p>1.17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63214-G</text:p>
          </table:table-cell>
          <table:table-cell table:style-name="ce8" office:value-type="currency" office:currency="USD" office:value="1450" calcext:value-type="currency">
            <text:p>$1,450.00</text:p>
          </table:table-cell>
          <table:table-cell table:style-name="ce64" office:value-type="currency" office:currency="USD" office:value="2301" calcext:value-type="currency">
            <text:p>$2,301.00</text:p>
          </table:table-cell>
          <table:table-cell table:style-name="ce64" table:formula="of:=[.C743]*0.54" office:value-type="currency" office:currency="USD" office:value="1242.54" calcext:value-type="currency">
            <text:p>$1,242.54</text:p>
          </table:table-cell>
          <table:table-cell table:style-name="ce64" office:value-type="currency" office:currency="USD" office:value="1396" calcext:value-type="currency">
            <text:p>$1,396.00</text:p>
          </table:table-cell>
          <table:table-cell table:style-name="ce64" table:formula="of:=[.E743]-[.B743]" office:value-type="currency" office:currency="USD" office:value="-54" calcext:value-type="currency">
            <text:p>-$54.00</text:p>
          </table:table-cell>
          <table:table-cell table:style-name="ce17" table:formula="of:=[.E743]/[.D743]" office:value-type="float" office:value="1.12350507830734" calcext:value-type="float">
            <text:p>1.1235050783073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73214-G</text:p>
          </table:table-cell>
          <table:table-cell table:style-name="ce8" office:value-type="currency" office:currency="USD" office:value="1650" calcext:value-type="currency">
            <text:p>$1,650.00</text:p>
          </table:table-cell>
          <table:table-cell table:style-name="ce64" office:value-type="currency" office:currency="USD" office:value="2601" calcext:value-type="currency">
            <text:p>$2,601.00</text:p>
          </table:table-cell>
          <table:table-cell table:style-name="ce64" table:formula="of:=[.C744]*0.54" office:value-type="currency" office:currency="USD" office:value="1404.54" calcext:value-type="currency">
            <text:p>$1,404.54</text:p>
          </table:table-cell>
          <table:table-cell table:style-name="ce64" office:value-type="currency" office:currency="USD" office:value="1577" calcext:value-type="currency">
            <text:p>$1,577.00</text:p>
          </table:table-cell>
          <table:table-cell table:style-name="ce64" table:formula="of:=[.E744]-[.B744]" office:value-type="currency" office:currency="USD" office:value="-73" calcext:value-type="currency">
            <text:p>-$73.00</text:p>
          </table:table-cell>
          <table:table-cell table:style-name="ce17" table:formula="of:=[.E744]/[.D744]" office:value-type="float" office:value="1.12278753186097" calcext:value-type="float">
            <text:p>1.1227875318609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83214-G</text:p>
          </table:table-cell>
          <table:table-cell table:style-name="ce8" office:value-type="currency" office:currency="USD" office:value="1835" calcext:value-type="currency">
            <text:p>$1,835.00</text:p>
          </table:table-cell>
          <table:table-cell table:style-name="ce64" office:value-type="currency" office:currency="USD" office:value="2902" calcext:value-type="currency">
            <text:p>$2,902.00</text:p>
          </table:table-cell>
          <table:table-cell table:style-name="ce64" table:formula="of:=[.C745]*0.54" office:value-type="currency" office:currency="USD" office:value="1567.08" calcext:value-type="currency">
            <text:p>$1,567.08</text:p>
          </table:table-cell>
          <table:table-cell table:style-name="ce64" office:value-type="currency" office:currency="USD" office:value="2679" calcext:value-type="currency">
            <text:p>$2,679.00</text:p>
          </table:table-cell>
          <table:table-cell table:style-name="ce64" table:formula="of:=[.E745]-[.B745]" office:value-type="currency" office:currency="USD" office:value="844" calcext:value-type="currency">
            <text:p>$844.00</text:p>
          </table:table-cell>
          <table:table-cell table:style-name="ce17" table:formula="of:=[.E745]/[.D745]" office:value-type="float" office:value="1.70954897005896" calcext:value-type="float">
            <text:p>1.70954897005896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93214-G</text:p>
          </table:table-cell>
          <table:table-cell table:style-name="ce8" office:value-type="currency" office:currency="USD" office:value="2025" calcext:value-type="currency">
            <text:p>$2,025.00</text:p>
          </table:table-cell>
          <table:table-cell table:style-name="ce64" office:value-type="currency" office:currency="USD" office:value="3202" calcext:value-type="currency">
            <text:p>$3,202.00</text:p>
          </table:table-cell>
          <table:table-cell table:style-name="ce64" table:formula="of:=[.C746]*0.54" office:value-type="currency" office:currency="USD" office:value="1729.08" calcext:value-type="currency">
            <text:p>$1,729.08</text:p>
          </table:table-cell>
          <table:table-cell table:style-name="ce64" office:value-type="currency" office:currency="USD" office:value="2030" calcext:value-type="currency">
            <text:p>$2,030.00</text:p>
          </table:table-cell>
          <table:table-cell table:style-name="ce64" table:formula="of:=[.E746]-[.B746]" office:value-type="currency" office:currency="USD" office:value="5" calcext:value-type="currency">
            <text:p>$5.00</text:p>
          </table:table-cell>
          <table:table-cell table:style-name="ce17" table:formula="of:=[.E746]/[.D746]" office:value-type="float" office:value="1.17403474680177" calcext:value-type="float">
            <text:p>1.1740347468017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103214-G</text:p>
          </table:table-cell>
          <table:table-cell table:style-name="ce8" office:value-type="currency" office:currency="USD" office:value="2215" calcext:value-type="currency">
            <text:p>$2,215.00</text:p>
          </table:table-cell>
          <table:table-cell table:style-name="ce64" office:value-type="currency" office:currency="USD" office:value="3503" calcext:value-type="currency">
            <text:p>$3,503.00</text:p>
          </table:table-cell>
          <table:table-cell table:style-name="ce64" table:formula="of:=[.C747]*0.54" office:value-type="currency" office:currency="USD" office:value="1891.62" calcext:value-type="currency">
            <text:p>$1,891.62</text:p>
          </table:table-cell>
          <table:table-cell table:style-name="ce64"/>
          <table:table-cell table:style-name="ce64" table:formula="of:=[.E747]-[.B747]" office:value-type="currency" office:currency="USD" office:value="-2215" calcext:value-type="currency">
            <text:p>-$2,215.00</text:p>
          </table:table-cell>
          <table:table-cell table:style-name="ce17" table:formula="of:=[.E747]/[.D74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0113214-G</text:p>
          </table:table-cell>
          <table:table-cell table:style-name="ce8" office:value-type="currency" office:currency="USD" office:value="2405" calcext:value-type="currency">
            <text:p>$2,405.00</text:p>
          </table:table-cell>
          <table:table-cell table:style-name="ce64" office:value-type="currency" office:currency="USD" office:value="3803" calcext:value-type="currency">
            <text:p>$3,803.00</text:p>
          </table:table-cell>
          <table:table-cell table:style-name="ce64" table:formula="of:=[.C748]*0.54" office:value-type="currency" office:currency="USD" office:value="2053.62" calcext:value-type="currency">
            <text:p>$2,053.62</text:p>
          </table:table-cell>
          <table:table-cell table:style-name="ce64"/>
          <table:table-cell table:style-name="ce64" table:formula="of:=[.E748]-[.B748]" office:value-type="currency" office:currency="USD" office:value="-2405" calcext:value-type="currency">
            <text:p>-$2,405.00</text:p>
          </table:table-cell>
          <table:table-cell table:style-name="ce17" table:formula="of:=[.E748]/[.D74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0123214-G</text:p>
          </table:table-cell>
          <table:table-cell table:style-name="ce8" office:value-type="currency" office:currency="USD" office:value="2595" calcext:value-type="currency">
            <text:p>$2,595.00</text:p>
          </table:table-cell>
          <table:table-cell table:style-name="ce64" office:value-type="currency" office:currency="USD" office:value="4104" calcext:value-type="currency">
            <text:p>$4,104.00</text:p>
          </table:table-cell>
          <table:table-cell table:style-name="ce64" table:formula="of:=[.C749]*0.54" office:value-type="currency" office:currency="USD" office:value="2216.16" calcext:value-type="currency">
            <text:p>$2,216.16</text:p>
          </table:table-cell>
          <table:table-cell table:style-name="ce64"/>
          <table:table-cell table:style-name="ce64" table:formula="of:=[.E749]-[.B749]" office:value-type="currency" office:currency="USD" office:value="-2595" calcext:value-type="currency">
            <text:p>-$2,595.00</text:p>
          </table:table-cell>
          <table:table-cell table:style-name="ce17" table:formula="of:=[.E749]/[.D74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FAWL-5-G</text:p>
          </table:table-cell>
          <table:table-cell table:style-name="ce8" office:value-type="currency" office:currency="USD" office:value="1175" calcext:value-type="currency">
            <text:p>$1,175.00</text:p>
          </table:table-cell>
          <table:table-cell table:style-name="ce64" office:value-type="currency" office:currency="USD" office:value="1859" calcext:value-type="currency">
            <text:p>$1,859.00</text:p>
          </table:table-cell>
          <table:table-cell table:style-name="ce64" table:formula="of:=[.C750]*0.54" office:value-type="currency" office:currency="USD" office:value="1003.86" calcext:value-type="currency">
            <text:p>$1,003.86</text:p>
          </table:table-cell>
          <table:table-cell table:style-name="ce64" office:value-type="currency" office:currency="USD" office:value="1139" calcext:value-type="currency">
            <text:p>$1,139.00</text:p>
          </table:table-cell>
          <table:table-cell table:style-name="ce64" table:formula="of:=[.E750]-[.B750]" office:value-type="currency" office:currency="USD" office:value="-36" calcext:value-type="currency">
            <text:p>-$36.00</text:p>
          </table:table-cell>
          <table:table-cell table:style-name="ce17" table:formula="of:=[.E750]/[.D750]" office:value-type="float" office:value="1.1346203653896" calcext:value-type="float">
            <text:p>1.13462036538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FAWL-6-G</text:p>
          </table:table-cell>
          <table:table-cell table:style-name="ce8" office:value-type="currency" office:currency="USD" office:value="1365" calcext:value-type="currency">
            <text:p>$1,365.00</text:p>
          </table:table-cell>
          <table:table-cell table:style-name="ce64" office:value-type="currency" office:currency="USD" office:value="2160" calcext:value-type="currency">
            <text:p>$2,160.00</text:p>
          </table:table-cell>
          <table:table-cell table:style-name="ce64" table:formula="of:=[.C751]*0.54" office:value-type="currency" office:currency="USD" office:value="1166.4" calcext:value-type="currency">
            <text:p>$1,166.40</text:p>
          </table:table-cell>
          <table:table-cell table:style-name="ce64" office:value-type="currency" office:currency="USD" office:value="1899.95" calcext:value-type="currency">
            <text:p>$1,899.95</text:p>
          </table:table-cell>
          <table:table-cell table:style-name="ce64" table:formula="of:=[.E751]-[.B751]" office:value-type="currency" office:currency="USD" office:value="534.95" calcext:value-type="currency">
            <text:p>$534.95</text:p>
          </table:table-cell>
          <table:table-cell table:style-name="ce17" table:formula="of:=[.E751]/[.D751]" office:value-type="float" office:value="1.62890089163237" calcext:value-type="float">
            <text:p>1.62890089163237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SSFAWL-7-G</text:p>
          </table:table-cell>
          <table:table-cell table:style-name="ce8" office:value-type="currency" office:currency="USD" office:value="1555" calcext:value-type="currency">
            <text:p>$1,555.00</text:p>
          </table:table-cell>
          <table:table-cell table:style-name="ce64" office:value-type="currency" office:currency="USD" office:value="2460" calcext:value-type="currency">
            <text:p>$2,460.00</text:p>
          </table:table-cell>
          <table:table-cell table:style-name="ce64" table:formula="of:=[.C752]*0.54" office:value-type="currency" office:currency="USD" office:value="1328.4" calcext:value-type="currency">
            <text:p>$1,328.40</text:p>
          </table:table-cell>
          <table:table-cell table:style-name="ce64"/>
          <table:table-cell table:style-name="ce64" table:formula="of:=[.E752]-[.B752]" office:value-type="currency" office:currency="USD" office:value="-1555" calcext:value-type="currency">
            <text:p>-$1,555.00</text:p>
          </table:table-cell>
          <table:table-cell table:style-name="ce17" table:formula="of:=[.E752]/[.D75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FAWL-8-G</text:p>
          </table:table-cell>
          <table:table-cell table:style-name="ce8" office:value-type="currency" office:currency="USD" office:value="1743" calcext:value-type="currency">
            <text:p>$1,743.00</text:p>
          </table:table-cell>
          <table:table-cell table:style-name="ce64" office:value-type="currency" office:currency="USD" office:value="2761" calcext:value-type="currency">
            <text:p>$2,761.00</text:p>
          </table:table-cell>
          <table:table-cell table:style-name="ce64" table:formula="of:=[.C753]*0.54" office:value-type="currency" office:currency="USD" office:value="1490.94" calcext:value-type="currency">
            <text:p>$1,490.94</text:p>
          </table:table-cell>
          <table:table-cell table:style-name="ce64" office:value-type="currency" office:currency="USD" office:value="1803.23" calcext:value-type="currency">
            <text:p>$1,803.23</text:p>
          </table:table-cell>
          <table:table-cell table:style-name="ce64" table:formula="of:=[.E753]-[.B753]" office:value-type="currency" office:currency="USD" office:value="60.23" calcext:value-type="currency">
            <text:p>$60.23</text:p>
          </table:table-cell>
          <table:table-cell table:style-name="ce17" table:formula="of:=[.E753]/[.D753]" office:value-type="float" office:value="1.20945846244651" calcext:value-type="float">
            <text:p>1.20945846244651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SSFAWL-9-G</text:p>
          </table:table-cell>
          <table:table-cell table:style-name="ce8" office:value-type="currency" office:currency="USD" office:value="1935" calcext:value-type="currency">
            <text:p>$1,935.00</text:p>
          </table:table-cell>
          <table:table-cell table:style-name="ce64" office:value-type="currency" office:currency="USD" office:value="3061" calcext:value-type="currency">
            <text:p>$3,061.00</text:p>
          </table:table-cell>
          <table:table-cell table:style-name="ce64" table:formula="of:=[.C754]*0.54" office:value-type="currency" office:currency="USD" office:value="1652.94" calcext:value-type="currency">
            <text:p>$1,652.94</text:p>
          </table:table-cell>
          <table:table-cell table:style-name="ce64" office:value-type="currency" office:currency="USD" office:value="2599.95" calcext:value-type="currency">
            <text:p>$2,599.95</text:p>
          </table:table-cell>
          <table:table-cell table:style-name="ce64" table:formula="of:=[.E754]-[.B754]" office:value-type="currency" office:currency="USD" office:value="664.95" calcext:value-type="currency">
            <text:p>$664.95</text:p>
          </table:table-cell>
          <table:table-cell table:style-name="ce17" table:formula="of:=[.E754]/[.D754]" office:value-type="float" office:value="1.57292460706378" calcext:value-type="float">
            <text:p>1.57292460706378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SSFAWL-10-G</text:p>
          </table:table-cell>
          <table:table-cell table:style-name="ce8" office:value-type="currency" office:currency="USD" office:value="2125" calcext:value-type="currency">
            <text:p>$2,125.00</text:p>
          </table:table-cell>
          <table:table-cell table:style-name="ce64" office:value-type="currency" office:currency="USD" office:value="3362" calcext:value-type="currency">
            <text:p>$3,362.00</text:p>
          </table:table-cell>
          <table:table-cell table:style-name="ce64" table:formula="of:=[.C755]*0.54" office:value-type="currency" office:currency="USD" office:value="1815.48" calcext:value-type="currency">
            <text:p>$1,815.48</text:p>
          </table:table-cell>
          <table:table-cell table:style-name="ce64" office:value-type="currency" office:currency="USD" office:value="1963.95" calcext:value-type="currency">
            <text:p>$1,963.95</text:p>
          </table:table-cell>
          <table:table-cell table:style-name="ce64" table:formula="of:=[.E755]-[.B755]" office:value-type="currency" office:currency="USD" office:value="-161.05" calcext:value-type="currency">
            <text:p>-$161.05</text:p>
          </table:table-cell>
          <table:table-cell table:style-name="ce17" table:formula="of:=[.E755]/[.D755]" office:value-type="float" office:value="1.08178002511732" calcext:value-type="float">
            <text:p>1.08178002511732</text:p>
          </table:table-cell>
          <table:table-cell table:style-name="ce17" office:value-type="string" calcext:value-type="string">
            <text:p>foodservicedirect.com</text:p>
          </table:table-cell>
        </table:table-row>
        <table:table-row table:style-name="ro2">
          <table:table-cell table:style-name="ce2" office:value-type="string" calcext:value-type="string">
            <text:p>SSFAWL-11-G</text:p>
          </table:table-cell>
          <table:table-cell table:style-name="ce8" office:value-type="currency" office:currency="USD" office:value="2268" calcext:value-type="currency">
            <text:p>$2,268.00</text:p>
          </table:table-cell>
          <table:table-cell table:style-name="ce64" office:value-type="currency" office:currency="USD" office:value="3662" calcext:value-type="currency">
            <text:p>$3,662.00</text:p>
          </table:table-cell>
          <table:table-cell table:style-name="ce64" table:formula="of:=[.C756]*0.54" office:value-type="currency" office:currency="USD" office:value="1977.48" calcext:value-type="currency">
            <text:p>$1,977.48</text:p>
          </table:table-cell>
          <table:table-cell table:style-name="ce64" office:value-type="currency" office:currency="USD" office:value="2276" calcext:value-type="currency">
            <text:p>$2,276.00</text:p>
          </table:table-cell>
          <table:table-cell table:style-name="ce64" table:formula="of:=[.E756]-[.B756]" office:value-type="currency" office:currency="USD" office:value="8" calcext:value-type="currency">
            <text:p>$8.00</text:p>
          </table:table-cell>
          <table:table-cell table:style-name="ce17" table:formula="of:=[.E756]/[.D756]" office:value-type="float" office:value="1.15095980743168" calcext:value-type="float">
            <text:p>1.1509598074316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FAWL-12-G</text:p>
          </table:table-cell>
          <table:table-cell table:style-name="ce8" office:value-type="currency" office:currency="USD" office:value="2457" calcext:value-type="currency">
            <text:p>$2,457.00</text:p>
          </table:table-cell>
          <table:table-cell table:style-name="ce64" office:value-type="currency" office:currency="USD" office:value="3963" calcext:value-type="currency">
            <text:p>$3,963.00</text:p>
          </table:table-cell>
          <table:table-cell table:style-name="ce64" table:formula="of:=[.C757]*0.54" office:value-type="currency" office:currency="USD" office:value="2140.02" calcext:value-type="currency">
            <text:p>$2,140.02</text:p>
          </table:table-cell>
          <table:table-cell table:style-name="ce64" office:value-type="currency" office:currency="USD" office:value="2462" calcext:value-type="currency">
            <text:p>$2,462.00</text:p>
          </table:table-cell>
          <table:table-cell table:style-name="ce64" table:formula="of:=[.E757]-[.B757]" office:value-type="currency" office:currency="USD" office:value="5" calcext:value-type="currency">
            <text:p>$5.00</text:p>
          </table:table-cell>
          <table:table-cell table:style-name="ce17" table:formula="of:=[.E757]/[.D757]" office:value-type="float" office:value="1.15045653778937" calcext:value-type="float">
            <text:p>1.1504565377893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T304 Stainless Steel Ladders - Lockstep and Fold-N-Store - P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052414-P</text:p>
          </table:table-cell>
          <table:table-cell table:style-name="ce8" office:value-type="currency" office:currency="USD" office:value="1005" calcext:value-type="currency">
            <text:p>$1,005.00</text:p>
          </table:table-cell>
          <table:table-cell table:style-name="ce64" office:value-type="currency" office:currency="USD" office:value="1588" calcext:value-type="currency">
            <text:p>$1,588.00</text:p>
          </table:table-cell>
          <table:table-cell table:style-name="ce64" table:formula="of:=[.C761]*0.54" office:value-type="currency" office:currency="USD" office:value="857.52" calcext:value-type="currency">
            <text:p>$857.52</text:p>
          </table:table-cell>
          <table:table-cell table:style-name="ce64" office:value-type="currency" office:currency="USD" office:value="1466" calcext:value-type="currency">
            <text:p>$1,466.00</text:p>
          </table:table-cell>
          <table:table-cell table:style-name="ce64" table:formula="of:=[.E761]-[.B761]" office:value-type="currency" office:currency="USD" office:value="461" calcext:value-type="currency">
            <text:p>$461.00</text:p>
          </table:table-cell>
          <table:table-cell table:style-name="ce17" table:formula="of:=[.E761]/[.D761]" office:value-type="float" office:value="1.70958111764157" calcext:value-type="float">
            <text:p>1.7095811176415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62414-P</text:p>
          </table:table-cell>
          <table:table-cell table:style-name="ce8" office:value-type="currency" office:currency="USD" office:value="1165" calcext:value-type="currency">
            <text:p>$1,165.00</text:p>
          </table:table-cell>
          <table:table-cell table:style-name="ce64" office:value-type="currency" office:currency="USD" office:value="1844" calcext:value-type="currency">
            <text:p>$1,844.00</text:p>
          </table:table-cell>
          <table:table-cell table:style-name="ce64" table:formula="of:=[.C762]*0.54" office:value-type="currency" office:currency="USD" office:value="995.76" calcext:value-type="currency">
            <text:p>$995.76</text:p>
          </table:table-cell>
          <table:table-cell table:style-name="ce64" office:value-type="currency" office:currency="USD" office:value="1702" calcext:value-type="currency">
            <text:p>$1,702.00</text:p>
          </table:table-cell>
          <table:table-cell table:style-name="ce64" table:formula="of:=[.E762]-[.B762]" office:value-type="currency" office:currency="USD" office:value="537" calcext:value-type="currency">
            <text:p>$537.00</text:p>
          </table:table-cell>
          <table:table-cell table:style-name="ce17" table:formula="of:=[.E762]/[.D762]" office:value-type="float" office:value="1.70924720816261" calcext:value-type="float">
            <text:p>1.7092472081626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72414-P</text:p>
          </table:table-cell>
          <table:table-cell table:style-name="ce8" office:value-type="currency" office:currency="USD" office:value="1330" calcext:value-type="currency">
            <text:p>$1,330.00</text:p>
          </table:table-cell>
          <table:table-cell table:style-name="ce64" office:value-type="currency" office:currency="USD" office:value="2100" calcext:value-type="currency">
            <text:p>$2,100.00</text:p>
          </table:table-cell>
          <table:table-cell table:style-name="ce64" table:formula="of:=[.C763]*0.54" office:value-type="currency" office:currency="USD" office:value="1134" calcext:value-type="currency">
            <text:p>$1,134.00</text:p>
          </table:table-cell>
          <table:table-cell table:style-name="ce64" office:value-type="currency" office:currency="USD" office:value="1939" calcext:value-type="currency">
            <text:p>$1,939.00</text:p>
          </table:table-cell>
          <table:table-cell table:style-name="ce64" table:formula="of:=[.E763]-[.B763]" office:value-type="currency" office:currency="USD" office:value="609" calcext:value-type="currency">
            <text:p>$609.00</text:p>
          </table:table-cell>
          <table:table-cell table:style-name="ce17" table:formula="of:=[.E763]/[.D763]" office:value-type="float" office:value="1.70987654320988" calcext:value-type="float">
            <text:p>1.70987654320988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82414-P</text:p>
          </table:table-cell>
          <table:table-cell table:style-name="ce8" office:value-type="currency" office:currency="USD" office:value="1490" calcext:value-type="currency">
            <text:p>$1,490.00</text:p>
          </table:table-cell>
          <table:table-cell table:style-name="ce64" office:value-type="currency" office:currency="USD" office:value="2356" calcext:value-type="currency">
            <text:p>$2,356.00</text:p>
          </table:table-cell>
          <table:table-cell table:style-name="ce64" table:formula="of:=[.C764]*0.54" office:value-type="currency" office:currency="USD" office:value="1272.24" calcext:value-type="currency">
            <text:p>$1,272.24</text:p>
          </table:table-cell>
          <table:table-cell table:style-name="ce64" office:value-type="currency" office:currency="USD" office:value="2175" calcext:value-type="currency">
            <text:p>$2,175.00</text:p>
          </table:table-cell>
          <table:table-cell table:style-name="ce64" table:formula="of:=[.E764]-[.B764]" office:value-type="currency" office:currency="USD" office:value="685" calcext:value-type="currency">
            <text:p>$685.00</text:p>
          </table:table-cell>
          <table:table-cell table:style-name="ce17" table:formula="of:=[.E764]/[.D764]" office:value-type="float" office:value="1.70958309752877" calcext:value-type="float">
            <text:p>1.70958309752877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53214-P</text:p>
          </table:table-cell>
          <table:table-cell table:style-name="ce8" office:value-type="currency" office:currency="USD" office:value="1150" calcext:value-type="currency">
            <text:p>$1,150.00</text:p>
          </table:table-cell>
          <table:table-cell table:style-name="ce64" office:value-type="currency" office:currency="USD" office:value="1818" calcext:value-type="currency">
            <text:p>$1,818.00</text:p>
          </table:table-cell>
          <table:table-cell table:style-name="ce64" table:formula="of:=[.C765]*0.54" office:value-type="currency" office:currency="USD" office:value="981.72" calcext:value-type="currency">
            <text:p>$981.72</text:p>
          </table:table-cell>
          <table:table-cell table:style-name="ce64" office:value-type="currency" office:currency="USD" office:value="1103" calcext:value-type="currency">
            <text:p>$1,103.00</text:p>
          </table:table-cell>
          <table:table-cell table:style-name="ce64" table:formula="of:=[.E765]-[.B765]" office:value-type="currency" office:currency="USD" office:value="-47" calcext:value-type="currency">
            <text:p>-$47.00</text:p>
          </table:table-cell>
          <table:table-cell table:style-name="ce17" table:formula="of:=[.E765]/[.D765]" office:value-type="float" office:value="1.1235382797539" calcext:value-type="float">
            <text:p>1.1235382797539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63214-P</text:p>
          </table:table-cell>
          <table:table-cell table:style-name="ce8" office:value-type="currency" office:currency="USD" office:value="1320" calcext:value-type="currency">
            <text:p>$1,320.00</text:p>
          </table:table-cell>
          <table:table-cell table:style-name="ce64" office:value-type="currency" office:currency="USD" office:value="2092" calcext:value-type="currency">
            <text:p>$2,092.00</text:p>
          </table:table-cell>
          <table:table-cell table:style-name="ce64" table:formula="of:=[.C766]*0.54" office:value-type="currency" office:currency="USD" office:value="1129.68" calcext:value-type="currency">
            <text:p>$1,129.68</text:p>
          </table:table-cell>
          <table:table-cell table:style-name="ce64" office:value-type="currency" office:currency="USD" office:value="1326" calcext:value-type="currency">
            <text:p>$1,326.00</text:p>
          </table:table-cell>
          <table:table-cell table:style-name="ce64" table:formula="of:=[.E766]-[.B766]" office:value-type="currency" office:currency="USD" office:value="6" calcext:value-type="currency">
            <text:p>$6.00</text:p>
          </table:table-cell>
          <table:table-cell table:style-name="ce17" table:formula="of:=[.E766]/[.D766]" office:value-type="float" office:value="1.17378372636499" calcext:value-type="float">
            <text:p>1.1737837263649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73214-P</text:p>
          </table:table-cell>
          <table:table-cell table:style-name="ce8" office:value-type="currency" office:currency="USD" office:value="1465" calcext:value-type="currency">
            <text:p>$1,465.00</text:p>
          </table:table-cell>
          <table:table-cell table:style-name="ce64" office:value-type="currency" office:currency="USD" office:value="2365" calcext:value-type="currency">
            <text:p>$2,365.00</text:p>
          </table:table-cell>
          <table:table-cell table:style-name="ce64" table:formula="of:=[.C767]*0.54" office:value-type="currency" office:currency="USD" office:value="1277.1" calcext:value-type="currency">
            <text:p>$1,277.10</text:p>
          </table:table-cell>
          <table:table-cell table:style-name="ce64" office:value-type="currency" office:currency="USD" office:value="1469" calcext:value-type="currency">
            <text:p>$1,469.00</text:p>
          </table:table-cell>
          <table:table-cell table:style-name="ce64" table:formula="of:=[.E767]-[.B767]" office:value-type="currency" office:currency="USD" office:value="4" calcext:value-type="currency">
            <text:p>$4.00</text:p>
          </table:table-cell>
          <table:table-cell table:style-name="ce17" table:formula="of:=[.E767]/[.D767]" office:value-type="float" office:value="1.15026231305301" calcext:value-type="float">
            <text:p>1.1502623130530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083214-P</text:p>
          </table:table-cell>
          <table:table-cell table:style-name="ce8" office:value-type="currency" office:currency="USD" office:value="1670" calcext:value-type="currency">
            <text:p>$1,670.00</text:p>
          </table:table-cell>
          <table:table-cell table:style-name="ce64" office:value-type="currency" office:currency="USD" office:value="2638" calcext:value-type="currency">
            <text:p>$2,638.00</text:p>
          </table:table-cell>
          <table:table-cell table:style-name="ce64" table:formula="of:=[.C768]*0.54" office:value-type="currency" office:currency="USD" office:value="1424.52" calcext:value-type="currency">
            <text:p>$1,424.52</text:p>
          </table:table-cell>
          <table:table-cell table:style-name="ce64" office:value-type="currency" office:currency="USD" office:value="2279.95" calcext:value-type="currency">
            <text:p>$2,279.95</text:p>
          </table:table-cell>
          <table:table-cell table:style-name="ce64" table:formula="of:=[.E768]-[.B768]" office:value-type="currency" office:currency="USD" office:value="609.95" calcext:value-type="currency">
            <text:p>$609.95</text:p>
          </table:table-cell>
          <table:table-cell table:style-name="ce17" table:formula="of:=[.E768]/[.D768]" office:value-type="float" office:value="1.60050402942746" calcext:value-type="float">
            <text:p>1.60050402942746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SS093214-P</text:p>
          </table:table-cell>
          <table:table-cell table:style-name="ce8" office:value-type="currency" office:currency="USD" office:value="1940" calcext:value-type="currency">
            <text:p>$1,940.00</text:p>
          </table:table-cell>
          <table:table-cell table:style-name="ce64" office:value-type="currency" office:currency="USD" office:value="2911" calcext:value-type="currency">
            <text:p>$2,911.00</text:p>
          </table:table-cell>
          <table:table-cell table:style-name="ce64" table:formula="of:=[.C769]*0.54" office:value-type="currency" office:currency="USD" office:value="1571.94" calcext:value-type="currency">
            <text:p>$1,571.94</text:p>
          </table:table-cell>
          <table:table-cell table:style-name="ce64" office:value-type="currency" office:currency="USD" office:value="2687" calcext:value-type="currency">
            <text:p>$2,687.00</text:p>
          </table:table-cell>
          <table:table-cell table:style-name="ce64" table:formula="of:=[.E769]-[.B769]" office:value-type="currency" office:currency="USD" office:value="747" calcext:value-type="currency">
            <text:p>$747.00</text:p>
          </table:table-cell>
          <table:table-cell table:style-name="ce17" table:formula="of:=[.E769]/[.D769]" office:value-type="float" office:value="1.70935277427892" calcext:value-type="float">
            <text:p>1.70935277427892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SS0103214-P</text:p>
          </table:table-cell>
          <table:table-cell table:style-name="ce8" office:value-type="currency" office:currency="USD" office:value="2010" calcext:value-type="currency">
            <text:p>$2,010.00</text:p>
          </table:table-cell>
          <table:table-cell table:style-name="ce64" office:value-type="currency" office:currency="USD" office:value="3184" calcext:value-type="currency">
            <text:p>$3,184.00</text:p>
          </table:table-cell>
          <table:table-cell table:style-name="ce64" table:formula="of:=[.C770]*0.54" office:value-type="currency" office:currency="USD" office:value="1719.36" calcext:value-type="currency">
            <text:p>$1,719.36</text:p>
          </table:table-cell>
          <table:table-cell table:style-name="ce64"/>
          <table:table-cell table:style-name="ce64" table:formula="of:=[.E770]-[.B770]" office:value-type="currency" office:currency="USD" office:value="-2010" calcext:value-type="currency">
            <text:p>-$2,010.00</text:p>
          </table:table-cell>
          <table:table-cell table:style-name="ce17" table:formula="of:=[.E770]/[.D77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0113214-P</text:p>
          </table:table-cell>
          <table:table-cell table:style-name="ce8" office:value-type="currency" office:currency="USD" office:value="2185" calcext:value-type="currency">
            <text:p>$2,185.00</text:p>
          </table:table-cell>
          <table:table-cell table:style-name="ce64" office:value-type="currency" office:currency="USD" office:value="3458" calcext:value-type="currency">
            <text:p>$3,458.00</text:p>
          </table:table-cell>
          <table:table-cell table:style-name="ce64" table:formula="of:=[.C771]*0.54" office:value-type="currency" office:currency="USD" office:value="1867.32" calcext:value-type="currency">
            <text:p>$1,867.32</text:p>
          </table:table-cell>
          <table:table-cell table:style-name="ce64"/>
          <table:table-cell table:style-name="ce64" table:formula="of:=[.E771]-[.B771]" office:value-type="currency" office:currency="USD" office:value="-2185" calcext:value-type="currency">
            <text:p>-$2,185.00</text:p>
          </table:table-cell>
          <table:table-cell table:style-name="ce17" table:formula="of:=[.E771]/[.D77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0123214-P</text:p>
          </table:table-cell>
          <table:table-cell table:style-name="ce8" office:value-type="currency" office:currency="USD" office:value="2355" calcext:value-type="currency">
            <text:p>$2,355.00</text:p>
          </table:table-cell>
          <table:table-cell table:style-name="ce64" office:value-type="currency" office:currency="USD" office:value="3731" calcext:value-type="currency">
            <text:p>$3,731.00</text:p>
          </table:table-cell>
          <table:table-cell table:style-name="ce64" table:formula="of:=[.C772]*0.54" office:value-type="currency" office:currency="USD" office:value="2014.74" calcext:value-type="currency">
            <text:p>$2,014.74</text:p>
          </table:table-cell>
          <table:table-cell table:style-name="ce64"/>
          <table:table-cell table:style-name="ce64" table:formula="of:=[.E772]-[.B772]" office:value-type="currency" office:currency="USD" office:value="-2355" calcext:value-type="currency">
            <text:p>-$2,355.00</text:p>
          </table:table-cell>
          <table:table-cell table:style-name="ce17" table:formula="of:=[.E772]/[.D77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FAWL-5-P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64" office:value-type="currency" office:currency="USD" office:value="1690" calcext:value-type="currency">
            <text:p>$1,690.00</text:p>
          </table:table-cell>
          <table:table-cell table:style-name="ce64" table:formula="of:=[.C773]*0.54" office:value-type="currency" office:currency="USD" office:value="912.6" calcext:value-type="currency">
            <text:p>$912.60</text:p>
          </table:table-cell>
          <table:table-cell table:style-name="ce64" office:value-type="currency" office:currency="USD" office:value="1639.3" calcext:value-type="currency">
            <text:p>$1,639.30</text:p>
          </table:table-cell>
          <table:table-cell table:style-name="ce64" table:formula="of:=[.E773]-[.B773]" office:value-type="currency" office:currency="USD" office:value="569.3" calcext:value-type="currency">
            <text:p>$569.30</text:p>
          </table:table-cell>
          <table:table-cell table:style-name="ce17" table:formula="of:=[.E773]/[.D773]" office:value-type="float" office:value="1.7962962962963" calcext:value-type="float">
            <text:p>1.796296296296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SSFAWL-6-P</text:p>
          </table:table-cell>
          <table:table-cell table:style-name="ce8" office:value-type="currency" office:currency="USD" office:value="1240" calcext:value-type="currency">
            <text:p>$1,240.00</text:p>
          </table:table-cell>
          <table:table-cell table:style-name="ce64" office:value-type="currency" office:currency="USD" office:value="1964" calcext:value-type="currency">
            <text:p>$1,964.00</text:p>
          </table:table-cell>
          <table:table-cell table:style-name="ce64" table:formula="of:=[.C774]*0.54" office:value-type="currency" office:currency="USD" office:value="1060.56" calcext:value-type="currency">
            <text:p>$1,060.56</text:p>
          </table:table-cell>
          <table:table-cell table:style-name="ce64" office:value-type="currency" office:currency="USD" office:value="1245" calcext:value-type="currency">
            <text:p>$1,245.00</text:p>
          </table:table-cell>
          <table:table-cell table:style-name="ce64" table:formula="of:=[.E774]-[.B774]" office:value-type="currency" office:currency="USD" office:value="5" calcext:value-type="currency">
            <text:p>$5.00</text:p>
          </table:table-cell>
          <table:table-cell table:style-name="ce17" table:formula="of:=[.E774]/[.D774]" office:value-type="float" office:value="1.17390812400996" calcext:value-type="float">
            <text:p>1.173908124009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FAWL-7-P</text:p>
          </table:table-cell>
          <table:table-cell table:style-name="ce8" office:value-type="currency" office:currency="USD" office:value="1415" calcext:value-type="currency">
            <text:p>$1,415.00</text:p>
          </table:table-cell>
          <table:table-cell table:style-name="ce64" office:value-type="currency" office:currency="USD" office:value="2237" calcext:value-type="currency">
            <text:p>$2,237.00</text:p>
          </table:table-cell>
          <table:table-cell table:style-name="ce64" table:formula="of:=[.C775]*0.54" office:value-type="currency" office:currency="USD" office:value="1207.98" calcext:value-type="currency">
            <text:p>$1,207.98</text:p>
          </table:table-cell>
          <table:table-cell table:style-name="ce64" office:value-type="currency" office:currency="USD" office:value="1639.3" calcext:value-type="currency">
            <text:p>$1,639.30</text:p>
          </table:table-cell>
          <table:table-cell table:style-name="ce64" table:formula="of:=[.E775]-[.B775]" office:value-type="currency" office:currency="USD" office:value="224.3" calcext:value-type="currency">
            <text:p>$224.30</text:p>
          </table:table-cell>
          <table:table-cell table:style-name="ce17" table:formula="of:=[.E775]/[.D775]" office:value-type="float" office:value="1.35705889170351" calcext:value-type="float">
            <text:p>1.35705889170351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SSFAWL-8-P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 office:value-type="currency" office:currency="USD" office:value="2510" calcext:value-type="currency">
            <text:p>$2,510.00</text:p>
          </table:table-cell>
          <table:table-cell table:style-name="ce64" table:formula="of:=[.C776]*0.54" office:value-type="currency" office:currency="USD" office:value="1355.4" calcext:value-type="currency">
            <text:p>$1,355.40</text:p>
          </table:table-cell>
          <table:table-cell table:style-name="ce64"/>
          <table:table-cell table:style-name="ce64" table:formula="of:=[.E776]-[.B776]" office:value-type="currency" office:currency="USD" office:value="-1585" calcext:value-type="currency">
            <text:p>-$1,585.00</text:p>
          </table:table-cell>
          <table:table-cell table:style-name="ce17" table:formula="of:=[.E776]/[.D77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SSFAWL-9-P</text:p>
          </table:table-cell>
          <table:table-cell table:style-name="ce8" office:value-type="currency" office:currency="USD" office:value="1775" calcext:value-type="currency">
            <text:p>$1,775.00</text:p>
          </table:table-cell>
          <table:table-cell table:style-name="ce64" office:value-type="currency" office:currency="USD" office:value="2783" calcext:value-type="currency">
            <text:p>$2,783.00</text:p>
          </table:table-cell>
          <table:table-cell table:style-name="ce64" table:formula="of:=[.C777]*0.54" office:value-type="currency" office:currency="USD" office:value="1502.82" calcext:value-type="currency">
            <text:p>$1,502.82</text:p>
          </table:table-cell>
          <table:table-cell table:style-name="ce64" office:value-type="currency" office:currency="USD" office:value="2349.95" calcext:value-type="currency">
            <text:p>$2,349.95</text:p>
          </table:table-cell>
          <table:table-cell table:style-name="ce64" table:formula="of:=[.E777]-[.B777]" office:value-type="currency" office:currency="USD" office:value="574.95" calcext:value-type="currency">
            <text:p>$574.95</text:p>
          </table:table-cell>
          <table:table-cell table:style-name="ce17" table:formula="of:=[.E777]/[.D777]" office:value-type="float" office:value="1.56369358938529" calcext:value-type="float">
            <text:p>1.56369358938529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SSFAWL-10-P</text:p>
          </table:table-cell>
          <table:table-cell table:style-name="ce8" office:value-type="currency" office:currency="USD" office:value="1899" calcext:value-type="currency">
            <text:p>$1,899.00</text:p>
          </table:table-cell>
          <table:table-cell table:style-name="ce64" office:value-type="currency" office:currency="USD" office:value="3056" calcext:value-type="currency">
            <text:p>$3,056.00</text:p>
          </table:table-cell>
          <table:table-cell table:style-name="ce64" table:formula="of:=[.C778]*0.54" office:value-type="currency" office:currency="USD" office:value="1650.24" calcext:value-type="currency">
            <text:p>$1,650.24</text:p>
          </table:table-cell>
          <table:table-cell table:style-name="ce64" office:value-type="currency" office:currency="USD" office:value="1900" calcext:value-type="currency">
            <text:p>$1,900.00</text:p>
          </table:table-cell>
          <table:table-cell table:style-name="ce64" table:formula="of:=[.E778]-[.B778]" office:value-type="currency" office:currency="USD" office:value="1" calcext:value-type="currency">
            <text:p>$1.00</text:p>
          </table:table-cell>
          <table:table-cell table:style-name="ce17" table:formula="of:=[.E778]/[.D778]" office:value-type="float" office:value="1.1513476827613" calcext:value-type="float">
            <text:p>1.151347682761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FAWL-11-P</text:p>
          </table:table-cell>
          <table:table-cell table:style-name="ce8" office:value-type="currency" office:currency="USD" office:value="2110" calcext:value-type="currency">
            <text:p>$2,110.00</text:p>
          </table:table-cell>
          <table:table-cell table:style-name="ce64" office:value-type="currency" office:currency="USD" office:value="3329" calcext:value-type="currency">
            <text:p>$3,329.00</text:p>
          </table:table-cell>
          <table:table-cell table:style-name="ce64" table:formula="of:=[.C779]*0.54" office:value-type="currency" office:currency="USD" office:value="1797.66" calcext:value-type="currency">
            <text:p>$1,797.66</text:p>
          </table:table-cell>
          <table:table-cell table:style-name="ce64" office:value-type="currency" office:currency="USD" office:value="2799.95" calcext:value-type="currency">
            <text:p>$2,799.95</text:p>
          </table:table-cell>
          <table:table-cell table:style-name="ce64" table:formula="of:=[.E779]-[.B779]" office:value-type="currency" office:currency="USD" office:value="689.95" calcext:value-type="currency">
            <text:p>$689.95</text:p>
          </table:table-cell>
          <table:table-cell table:style-name="ce17" table:formula="of:=[.E779]/[.D779]" office:value-type="float" office:value="1.55755259615278" calcext:value-type="float">
            <text:p>1.55755259615278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SSFAWL-12-P</text:p>
          </table:table-cell>
          <table:table-cell table:style-name="ce8" office:value-type="currency" office:currency="USD" office:value="2295" calcext:value-type="currency">
            <text:p>$2,295.00</text:p>
          </table:table-cell>
          <table:table-cell table:style-name="ce64" office:value-type="currency" office:currency="USD" office:value="3603" calcext:value-type="currency">
            <text:p>$3,603.00</text:p>
          </table:table-cell>
          <table:table-cell table:style-name="ce64" table:formula="of:=[.C780]*0.54" office:value-type="currency" office:currency="USD" office:value="1945.62" calcext:value-type="currency">
            <text:p>$1,945.62</text:p>
          </table:table-cell>
          <table:table-cell table:style-name="ce64" office:value-type="currency" office:currency="USD" office:value="2899.95" calcext:value-type="currency">
            <text:p>$2,899.95</text:p>
          </table:table-cell>
          <table:table-cell table:style-name="ce64" table:formula="of:=[.E780]-[.B780]" office:value-type="currency" office:currency="USD" office:value="604.95" calcext:value-type="currency">
            <text:p>$604.95</text:p>
          </table:table-cell>
          <table:table-cell table:style-name="ce17" table:formula="of:=[.E780]/[.D780]" office:value-type="float" office:value="1.49050174237518" calcext:value-type="float">
            <text:p>1.49050174237518</text:p>
          </table:table-cell>
          <table:table-cell table:style-name="ce17" office:value-type="string" calcext:value-type="string">
            <text:p>ebay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T304 Stainless Steel Ladders - Spring Loaded Caster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1N-P</text:p>
          </table:table-cell>
          <table:table-cell table:style-name="ce8" office:value-type="currency" office:currency="USD" office:value="396" calcext:value-type="currency">
            <text:p>$396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table:formula="of:=[.C784]*0.54" office:value-type="currency" office:currency="USD" office:value="322.92" calcext:value-type="currency">
            <text:p>$322.92</text:p>
          </table:table-cell>
          <table:table-cell table:style-name="ce64" office:value-type="currency" office:currency="USD" office:value="401.95" calcext:value-type="currency">
            <text:p>$401.95</text:p>
          </table:table-cell>
          <table:table-cell table:style-name="ce64" table:formula="of:=[.E784]-[.B784]" office:value-type="currency" office:currency="USD" office:value="5.94999999999999" calcext:value-type="currency">
            <text:p>$5.95</text:p>
          </table:table-cell>
          <table:table-cell table:style-name="ce17" table:formula="of:=[.E784]/[.D784]" office:value-type="float" office:value="1.2447355382138" calcext:value-type="float">
            <text:p>1.244735538213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2N-P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64" office:value-type="currency" office:currency="USD" office:value="751" calcext:value-type="currency">
            <text:p>$751.00</text:p>
          </table:table-cell>
          <table:table-cell table:style-name="ce64" table:formula="of:=[.C785]*0.54" office:value-type="currency" office:currency="USD" office:value="405.54" calcext:value-type="currency">
            <text:p>$405.54</text:p>
          </table:table-cell>
          <table:table-cell table:style-name="ce64" office:value-type="currency" office:currency="USD" office:value="506" calcext:value-type="currency">
            <text:p>$506.00</text:p>
          </table:table-cell>
          <table:table-cell table:style-name="ce64" table:formula="of:=[.E785]-[.B785]" office:value-type="currency" office:currency="USD" office:value="10" calcext:value-type="currency">
            <text:p>$10.00</text:p>
          </table:table-cell>
          <table:table-cell table:style-name="ce17" table:formula="of:=[.E785]/[.D785]" office:value-type="float" office:value="1.24771909059526" calcext:value-type="float">
            <text:p>1.2477190905952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3N-P</text:p>
          </table:table-cell>
          <table:table-cell table:style-name="ce8" office:value-type="currency" office:currency="USD" office:value="568" calcext:value-type="currency">
            <text:p>$568.00</text:p>
          </table:table-cell>
          <table:table-cell table:style-name="ce64" office:value-type="currency" office:currency="USD" office:value="905" calcext:value-type="currency">
            <text:p>$905.00</text:p>
          </table:table-cell>
          <table:table-cell table:style-name="ce64" table:formula="of:=[.C786]*0.54" office:value-type="currency" office:currency="USD" office:value="488.7" calcext:value-type="currency">
            <text:p>$488.70</text:p>
          </table:table-cell>
          <table:table-cell table:style-name="ce64" office:value-type="currency" office:currency="USD" office:value="574" calcext:value-type="currency">
            <text:p>$574.00</text:p>
          </table:table-cell>
          <table:table-cell table:style-name="ce64" table:formula="of:=[.E786]-[.B786]" office:value-type="currency" office:currency="USD" office:value="6" calcext:value-type="currency">
            <text:p>$6.00</text:p>
          </table:table-cell>
          <table:table-cell table:style-name="ce17" table:formula="of:=[.E786]/[.D786]" office:value-type="float" office:value="1.17454471045631" calcext:value-type="float">
            <text:p>1.1745447104563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220-P</text:p>
          </table:table-cell>
          <table:table-cell table:style-name="ce8" office:value-type="currency" office:currency="USD" office:value="590" calcext:value-type="currency">
            <text:p>$590.00</text:p>
          </table:table-cell>
          <table:table-cell table:style-name="ce64" office:value-type="currency" office:currency="USD" office:value="905" calcext:value-type="currency">
            <text:p>$905.00</text:p>
          </table:table-cell>
          <table:table-cell table:style-name="ce64" table:formula="of:=[.C787]*0.54" office:value-type="currency" office:currency="USD" office:value="488.7" calcext:value-type="currency">
            <text:p>$488.70</text:p>
          </table:table-cell>
          <table:table-cell table:style-name="ce64" office:value-type="currency" office:currency="USD" office:value="649.9" calcext:value-type="currency">
            <text:p>$649.90</text:p>
          </table:table-cell>
          <table:table-cell table:style-name="ce64" table:formula="of:=[.E787]-[.B787]" office:value-type="currency" office:currency="USD" office:value="59.9" calcext:value-type="currency">
            <text:p>$59.90</text:p>
          </table:table-cell>
          <table:table-cell table:style-name="ce17" table:formula="of:=[.E787]/[.D787]" office:value-type="float" office:value="1.32985471659505" calcext:value-type="float">
            <text:p>1.3298547165950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320-P</text:p>
          </table:table-cell>
          <table:table-cell table:style-name="ce8" office:value-type="currency" office:currency="USD" office:value="717" calcext:value-type="currency">
            <text:p>$717.00</text:p>
          </table:table-cell>
          <table:table-cell table:style-name="ce64" office:value-type="currency" office:currency="USD" office:value="1059" calcext:value-type="currency">
            <text:p>$1,059.00</text:p>
          </table:table-cell>
          <table:table-cell table:style-name="ce64" table:formula="of:=[.C788]*0.54" office:value-type="currency" office:currency="USD" office:value="571.86" calcext:value-type="currency">
            <text:p>$571.86</text:p>
          </table:table-cell>
          <table:table-cell table:style-name="ce64" office:value-type="currency" office:currency="USD" office:value="729" calcext:value-type="currency">
            <text:p>$729.00</text:p>
          </table:table-cell>
          <table:table-cell table:style-name="ce64" table:formula="of:=[.E788]-[.B788]" office:value-type="currency" office:currency="USD" office:value="12" calcext:value-type="currency">
            <text:p>$12.00</text:p>
          </table:table-cell>
          <table:table-cell table:style-name="ce17" table:formula="of:=[.E788]/[.D788]" office:value-type="float" office:value="1.27478753541077" calcext:value-type="float">
            <text:p>1.2747875354107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420-P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 office:value-type="currency" office:currency="USD" office:value="1229" calcext:value-type="currency">
            <text:p>$1,229.00</text:p>
          </table:table-cell>
          <table:table-cell table:style-name="ce64" table:formula="of:=[.C789]*0.54" office:value-type="currency" office:currency="USD" office:value="663.66" calcext:value-type="currency">
            <text:p>$663.66</text:p>
          </table:table-cell>
          <table:table-cell table:style-name="ce64" office:value-type="currency" office:currency="USD" office:value="879.96" calcext:value-type="currency">
            <text:p>$879.96</text:p>
          </table:table-cell>
          <table:table-cell table:style-name="ce64" table:formula="of:=[.E789]-[.B789]" office:value-type="currency" office:currency="USD" office:value="4.96000000000004" calcext:value-type="currency">
            <text:p>$4.96</text:p>
          </table:table-cell>
          <table:table-cell table:style-name="ce17" table:formula="of:=[.E789]/[.D789]" office:value-type="float" office:value="1.32591989874333" calcext:value-type="float">
            <text:p>1.3259198987433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520-P</text:p>
          </table:table-cell>
          <table:table-cell table:style-name="ce8" office:value-type="currency" office:currency="USD" office:value="920" calcext:value-type="currency">
            <text:p>$920.00</text:p>
          </table:table-cell>
          <table:table-cell table:style-name="ce64" office:value-type="currency" office:currency="USD" office:value="1417" calcext:value-type="currency">
            <text:p>$1,417.00</text:p>
          </table:table-cell>
          <table:table-cell table:style-name="ce64" table:formula="of:=[.C790]*0.54" office:value-type="currency" office:currency="USD" office:value="765.18" calcext:value-type="currency">
            <text:p>$765.18</text:p>
          </table:table-cell>
          <table:table-cell table:style-name="ce64" office:value-type="currency" office:currency="USD" office:value="1071.6" calcext:value-type="currency">
            <text:p>$1,071.60</text:p>
          </table:table-cell>
          <table:table-cell table:style-name="ce64" table:formula="of:=[.E790]-[.B790]" office:value-type="currency" office:currency="USD" office:value="151.6" calcext:value-type="currency">
            <text:p>$151.60</text:p>
          </table:table-cell>
          <table:table-cell table:style-name="ce17" table:formula="of:=[.E790]/[.D790]" office:value-type="float" office:value="1.40045479495021" calcext:value-type="float">
            <text:p>1.400454794950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624-P</text:p>
          </table:table-cell>
          <table:table-cell table:style-name="ce8" office:value-type="currency" office:currency="USD" office:value="1060" calcext:value-type="currency">
            <text:p>$1,060.00</text:p>
          </table:table-cell>
          <table:table-cell table:style-name="ce64" office:value-type="currency" office:currency="USD" office:value="1588" calcext:value-type="currency">
            <text:p>$1,588.00</text:p>
          </table:table-cell>
          <table:table-cell table:style-name="ce64" table:formula="of:=[.C791]*0.54" office:value-type="currency" office:currency="USD" office:value="857.52" calcext:value-type="currency">
            <text:p>$857.52</text:p>
          </table:table-cell>
          <table:table-cell table:style-name="ce64" office:value-type="currency" office:currency="USD" office:value="1200.83" calcext:value-type="currency">
            <text:p>$1,200.83</text:p>
          </table:table-cell>
          <table:table-cell table:style-name="ce64" table:formula="of:=[.E791]-[.B791]" office:value-type="currency" office:currency="USD" office:value="140.83" calcext:value-type="currency">
            <text:p>$140.83</text:p>
          </table:table-cell>
          <table:table-cell table:style-name="ce17" table:formula="of:=[.E791]/[.D791]" office:value-type="float" office:value="1.40035217837485" calcext:value-type="float">
            <text:p>1.4003521783748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724-P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767" calcext:value-type="currency">
            <text:p>$1,767.00</text:p>
          </table:table-cell>
          <table:table-cell table:style-name="ce64" table:formula="of:=[.C792]*0.54" office:value-type="currency" office:currency="USD" office:value="954.18" calcext:value-type="currency">
            <text:p>$954.18</text:p>
          </table:table-cell>
          <table:table-cell table:style-name="ce64" office:value-type="currency" office:currency="USD" office:value="1336.35" calcext:value-type="currency">
            <text:p>$1,336.35</text:p>
          </table:table-cell>
          <table:table-cell table:style-name="ce64" table:formula="of:=[.E792]-[.B792]" office:value-type="currency" office:currency="USD" office:value="216.35" calcext:value-type="currency">
            <text:p>$216.35</text:p>
          </table:table-cell>
          <table:table-cell table:style-name="ce17" table:formula="of:=[.E792]/[.D792]" office:value-type="float" office:value="1.40052191410426" calcext:value-type="float">
            <text:p>1.4005219141042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2N30-P</text:p>
          </table:table-cell>
          <table:table-cell table:style-name="ce8" office:value-type="currency" office:currency="USD" office:value="568" calcext:value-type="currency">
            <text:p>$568.00</text:p>
          </table:table-cell>
          <table:table-cell table:style-name="ce64" office:value-type="currency" office:currency="USD" office:value="837" calcext:value-type="currency">
            <text:p>$837.00</text:p>
          </table:table-cell>
          <table:table-cell table:style-name="ce64" table:formula="of:=[.C793]*0.54" office:value-type="currency" office:currency="USD" office:value="451.98" calcext:value-type="currency">
            <text:p>$451.98</text:p>
          </table:table-cell>
          <table:table-cell table:style-name="ce64" office:value-type="currency" office:currency="USD" office:value="580" calcext:value-type="currency">
            <text:p>$580.00</text:p>
          </table:table-cell>
          <table:table-cell table:style-name="ce64" table:formula="of:=[.E793]-[.B793]" office:value-type="currency" office:currency="USD" office:value="12" calcext:value-type="currency">
            <text:p>$12.00</text:p>
          </table:table-cell>
          <table:table-cell table:style-name="ce17" table:formula="of:=[.E793]/[.D793]" office:value-type="float" office:value="1.28324262135493" calcext:value-type="float">
            <text:p>1.2832426213549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3N30-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 office:value-type="currency" office:currency="USD" office:value="1024" calcext:value-type="currency">
            <text:p>$1,024.00</text:p>
          </table:table-cell>
          <table:table-cell table:style-name="ce64" table:formula="of:=[.C794]*0.54" office:value-type="currency" office:currency="USD" office:value="552.96" calcext:value-type="currency">
            <text:p>$552.96</text:p>
          </table:table-cell>
          <table:table-cell table:style-name="ce64" office:value-type="currency" office:currency="USD" office:value="774.29" calcext:value-type="currency">
            <text:p>$774.29</text:p>
          </table:table-cell>
          <table:table-cell table:style-name="ce64" table:formula="of:=[.E794]-[.B794]" office:value-type="currency" office:currency="USD" office:value="124.29" calcext:value-type="currency">
            <text:p>$124.29</text:p>
          </table:table-cell>
          <table:table-cell table:style-name="ce17" table:formula="of:=[.E794]/[.D794]" office:value-type="float" office:value="1.40026403356481" calcext:value-type="float">
            <text:p>1.4002640335648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230-P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table:formula="of:=[.C795]*0.54" office:value-type="currency" office:currency="USD" office:value="534.6" calcext:value-type="currency">
            <text:p>$534.60</text:p>
          </table:table-cell>
          <table:table-cell table:style-name="ce64" office:value-type="currency" office:currency="USD" office:value="748.02" calcext:value-type="currency">
            <text:p>$748.02</text:p>
          </table:table-cell>
          <table:table-cell table:style-name="ce64" table:formula="of:=[.E795]-[.B795]" office:value-type="currency" office:currency="USD" office:value="73.02" calcext:value-type="currency">
            <text:p>$73.02</text:p>
          </table:table-cell>
          <table:table-cell table:style-name="ce17" table:formula="of:=[.E795]/[.D795]" office:value-type="float" office:value="1.39921436588103" calcext:value-type="float">
            <text:p>1.3992143658810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330-P</text:p>
          </table:table-cell>
          <table:table-cell table:style-name="ce8" office:value-type="currency" office:currency="USD" office:value="750" calcext:value-type="currency">
            <text:p>$750.00</text:p>
          </table:table-cell>
          <table:table-cell table:style-name="ce64" office:value-type="currency" office:currency="USD" office:value="1178" calcext:value-type="currency">
            <text:p>$1,178.00</text:p>
          </table:table-cell>
          <table:table-cell table:style-name="ce64" table:formula="of:=[.C796]*0.54" office:value-type="currency" office:currency="USD" office:value="636.12" calcext:value-type="currency">
            <text:p>$636.12</text:p>
          </table:table-cell>
          <table:table-cell table:style-name="ce64" office:value-type="currency" office:currency="USD" office:value="890.91" calcext:value-type="currency">
            <text:p>$890.91</text:p>
          </table:table-cell>
          <table:table-cell table:style-name="ce64" table:formula="of:=[.E796]-[.B796]" office:value-type="currency" office:currency="USD" office:value="140.91" calcext:value-type="currency">
            <text:p>$140.91</text:p>
          </table:table-cell>
          <table:table-cell table:style-name="ce17" table:formula="of:=[.E796]/[.D796]" office:value-type="float" office:value="1.4005376344086" calcext:value-type="float">
            <text:p>1.400537634408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430-P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 office:value-type="currency" office:currency="USD" office:value="1383" calcext:value-type="currency">
            <text:p>$1,383.00</text:p>
          </table:table-cell>
          <table:table-cell table:style-name="ce64" table:formula="of:=[.C797]*0.54" office:value-type="currency" office:currency="USD" office:value="746.82" calcext:value-type="currency">
            <text:p>$746.82</text:p>
          </table:table-cell>
          <table:table-cell table:style-name="ce64" office:value-type="currency" office:currency="USD" office:value="1045.34" calcext:value-type="currency">
            <text:p>$1,045.34</text:p>
          </table:table-cell>
          <table:table-cell table:style-name="ce64" table:formula="of:=[.E797]-[.B797]" office:value-type="currency" office:currency="USD" office:value="120.34" calcext:value-type="currency">
            <text:p>$120.34</text:p>
          </table:table-cell>
          <table:table-cell table:style-name="ce17" table:formula="of:=[.E797]/[.D797]" office:value-type="float" office:value="1.39972148576632" calcext:value-type="float">
            <text:p>1.3997214857663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530-P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 office:value-type="currency" office:currency="USD" office:value="1605" calcext:value-type="currency">
            <text:p>$1,605.00</text:p>
          </table:table-cell>
          <table:table-cell table:style-name="ce64" table:formula="of:=[.C798]*0.54" office:value-type="currency" office:currency="USD" office:value="866.7" calcext:value-type="currency">
            <text:p>$866.70</text:p>
          </table:table-cell>
          <table:table-cell table:style-name="ce64" office:value-type="currency" office:currency="USD" office:value="1213.42" calcext:value-type="currency">
            <text:p>$1,213.42</text:p>
          </table:table-cell>
          <table:table-cell table:style-name="ce64" table:formula="of:=[.E798]-[.B798]" office:value-type="currency" office:currency="USD" office:value="188.42" calcext:value-type="currency">
            <text:p>$188.42</text:p>
          </table:table-cell>
          <table:table-cell table:style-name="ce17" table:formula="of:=[.E798]/[.D798]" office:value-type="float" office:value="1.40004615207107" calcext:value-type="float">
            <text:p>1.4000461520710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630-P</text:p>
          </table:table-cell>
          <table:table-cell table:style-name="ce8" office:value-type="currency" office:currency="USD" office:value="1225" calcext:value-type="currency">
            <text:p>$1,225.00</text:p>
          </table:table-cell>
          <table:table-cell table:style-name="ce64" office:value-type="currency" office:currency="USD" office:value="1827" calcext:value-type="currency">
            <text:p>$1,827.00</text:p>
          </table:table-cell>
          <table:table-cell table:style-name="ce64" table:formula="of:=[.C799]*0.54" office:value-type="currency" office:currency="USD" office:value="986.58" calcext:value-type="currency">
            <text:p>$986.58</text:p>
          </table:table-cell>
          <table:table-cell table:style-name="ce64" office:value-type="currency" office:currency="USD" office:value="1381.54" calcext:value-type="currency">
            <text:p>$1,381.54</text:p>
          </table:table-cell>
          <table:table-cell table:style-name="ce64" table:formula="of:=[.E799]-[.B799]" office:value-type="currency" office:currency="USD" office:value="156.54" calcext:value-type="currency">
            <text:p>$156.54</text:p>
          </table:table-cell>
          <table:table-cell table:style-name="ce17" table:formula="of:=[.E799]/[.D799]" office:value-type="float" office:value="1.40033246163514" calcext:value-type="float">
            <text:p>1.4003324616351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730-P</text:p>
          </table:table-cell>
          <table:table-cell table:style-name="ce8" office:value-type="currency" office:currency="USD" office:value="1399" calcext:value-type="currency">
            <text:p>$1,399.00</text:p>
          </table:table-cell>
          <table:table-cell table:style-name="ce64" office:value-type="currency" office:currency="USD" office:value="2049" calcext:value-type="currency">
            <text:p>$2,049.00</text:p>
          </table:table-cell>
          <table:table-cell table:style-name="ce64" table:formula="of:=[.C800]*0.54" office:value-type="currency" office:currency="USD" office:value="1106.46" calcext:value-type="currency">
            <text:p>$1,106.46</text:p>
          </table:table-cell>
          <table:table-cell table:style-name="ce64" office:value-type="currency" office:currency="USD" office:value="1549.62" calcext:value-type="currency">
            <text:p>$1,549.62</text:p>
          </table:table-cell>
          <table:table-cell table:style-name="ce64" table:formula="of:=[.E800]-[.B800]" office:value-type="currency" office:currency="USD" office:value="150.62" calcext:value-type="currency">
            <text:p>$150.62</text:p>
          </table:table-cell>
          <table:table-cell table:style-name="ce17" table:formula="of:=[.E800]/[.D800]" office:value-type="float" office:value="1.4005205791443" calcext:value-type="float">
            <text:p>1.400520579144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1N-G</text:p>
          </table:table-cell>
          <table:table-cell table:style-name="ce8" office:value-type="currency" office:currency="USD" office:value="454" calcext:value-type="currency">
            <text:p>$454.00</text:p>
          </table:table-cell>
          <table:table-cell table:style-name="ce64" office:value-type="currency" office:currency="USD" office:value="657" calcext:value-type="currency">
            <text:p>$657.00</text:p>
          </table:table-cell>
          <table:table-cell table:style-name="ce64" table:formula="of:=[.C801]*0.54" office:value-type="currency" office:currency="USD" office:value="354.78" calcext:value-type="currency">
            <text:p>$354.78</text:p>
          </table:table-cell>
          <table:table-cell table:style-name="ce64" office:value-type="currency" office:currency="USD" office:value="496.92" calcext:value-type="currency">
            <text:p>$496.92</text:p>
          </table:table-cell>
          <table:table-cell table:style-name="ce64" table:formula="of:=[.E801]-[.B801]" office:value-type="currency" office:currency="USD" office:value="42.92" calcext:value-type="currency">
            <text:p>$42.92</text:p>
          </table:table-cell>
          <table:table-cell table:style-name="ce17" table:formula="of:=[.E801]/[.D801]" office:value-type="float" office:value="1.4006426517842" calcext:value-type="float">
            <text:p>1.4006426517842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2N-G</text:p>
          </table:table-cell>
          <table:table-cell table:style-name="ce8" office:value-type="currency" office:currency="USD" office:value="560" calcext:value-type="currency">
            <text:p>$560.00</text:p>
          </table:table-cell>
          <table:table-cell table:style-name="ce64" office:value-type="currency" office:currency="USD" office:value="826" calcext:value-type="currency">
            <text:p>$826.00</text:p>
          </table:table-cell>
          <table:table-cell table:style-name="ce64" table:formula="of:=[.C802]*0.54" office:value-type="currency" office:currency="USD" office:value="446.04" calcext:value-type="currency">
            <text:p>$446.04</text:p>
          </table:table-cell>
          <table:table-cell table:style-name="ce64" office:value-type="currency" office:currency="USD" office:value="624.05" calcext:value-type="currency">
            <text:p>$624.05</text:p>
          </table:table-cell>
          <table:table-cell table:style-name="ce64" table:formula="of:=[.E802]-[.B802]" office:value-type="currency" office:currency="USD" office:value="64.05" calcext:value-type="currency">
            <text:p>$64.05</text:p>
          </table:table-cell>
          <table:table-cell table:style-name="ce17" table:formula="of:=[.E802]/[.D802]" office:value-type="float" office:value="1.39908976773384" calcext:value-type="float">
            <text:p>1.399089767733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3N-G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995" calcext:value-type="currency">
            <text:p>$995.00</text:p>
          </table:table-cell>
          <table:table-cell table:style-name="ce64" table:formula="of:=[.C803]*0.54" office:value-type="currency" office:currency="USD" office:value="537.3" calcext:value-type="currency">
            <text:p>$537.30</text:p>
          </table:table-cell>
          <table:table-cell table:style-name="ce64" office:value-type="currency" office:currency="USD" office:value="713.15" calcext:value-type="currency">
            <text:p>$713.15</text:p>
          </table:table-cell>
          <table:table-cell table:style-name="ce64" table:formula="of:=[.E803]-[.B803]" office:value-type="currency" office:currency="USD" office:value="48.15" calcext:value-type="currency">
            <text:p>$48.15</text:p>
          </table:table-cell>
          <table:table-cell table:style-name="ce17" table:formula="of:=[.E803]/[.D803]" office:value-type="float" office:value="1.32728457100316" calcext:value-type="float">
            <text:p>1.3272845710031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220-G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995" calcext:value-type="currency">
            <text:p>$995.00</text:p>
          </table:table-cell>
          <table:table-cell table:style-name="ce64" table:formula="of:=[.C804]*0.54" office:value-type="currency" office:currency="USD" office:value="537.3" calcext:value-type="currency">
            <text:p>$537.30</text:p>
          </table:table-cell>
          <table:table-cell table:style-name="ce64" office:value-type="currency" office:currency="USD" office:value="713.15" calcext:value-type="currency">
            <text:p>$713.15</text:p>
          </table:table-cell>
          <table:table-cell table:style-name="ce64" table:formula="of:=[.E804]-[.B804]" office:value-type="currency" office:currency="USD" office:value="48.15" calcext:value-type="currency">
            <text:p>$48.15</text:p>
          </table:table-cell>
          <table:table-cell table:style-name="ce17" table:formula="of:=[.E804]/[.D804]" office:value-type="float" office:value="1.32728457100316" calcext:value-type="float">
            <text:p>1.3272845710031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320-G</text:p>
          </table:table-cell>
          <table:table-cell table:style-name="ce8" office:value-type="currency" office:currency="USD" office:value="795" calcext:value-type="currency">
            <text:p>$795.00</text:p>
          </table:table-cell>
          <table:table-cell table:style-name="ce64" office:value-type="currency" office:currency="USD" office:value="1164" calcext:value-type="currency">
            <text:p>$1,164.00</text:p>
          </table:table-cell>
          <table:table-cell table:style-name="ce64" table:formula="of:=[.C805]*0.54" office:value-type="currency" office:currency="USD" office:value="628.56" calcext:value-type="currency">
            <text:p>$628.56</text:p>
          </table:table-cell>
          <table:table-cell table:style-name="ce64" office:value-type="currency" office:currency="USD" office:value="832.78" calcext:value-type="currency">
            <text:p>$832.78</text:p>
          </table:table-cell>
          <table:table-cell table:style-name="ce64" table:formula="of:=[.E805]-[.B805]" office:value-type="currency" office:currency="USD" office:value="37.78" calcext:value-type="currency">
            <text:p>$37.78</text:p>
          </table:table-cell>
          <table:table-cell table:style-name="ce17" table:formula="of:=[.E805]/[.D805]" office:value-type="float" office:value="1.32490136184294" calcext:value-type="float">
            <text:p>1.3249013618429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420-G</text:p>
          </table:table-cell>
          <table:table-cell table:style-name="ce8" office:value-type="currency" office:currency="USD" office:value="850" calcext:value-type="currency">
            <text:p>$850.00</text:p>
          </table:table-cell>
          <table:table-cell table:style-name="ce64" office:value-type="currency" office:currency="USD" office:value="1352" calcext:value-type="currency">
            <text:p>$1,352.00</text:p>
          </table:table-cell>
          <table:table-cell table:style-name="ce64" table:formula="of:=[.C806]*0.54" office:value-type="currency" office:currency="USD" office:value="730.08" calcext:value-type="currency">
            <text:p>$730.08</text:p>
          </table:table-cell>
          <table:table-cell table:style-name="ce64" office:value-type="currency" office:currency="USD" office:value="1022.22" calcext:value-type="currency">
            <text:p>$1,022.22</text:p>
          </table:table-cell>
          <table:table-cell table:style-name="ce64" table:formula="of:=[.E806]-[.B806]" office:value-type="currency" office:currency="USD" office:value="172.22" calcext:value-type="currency">
            <text:p>$172.22</text:p>
          </table:table-cell>
          <table:table-cell table:style-name="ce17" table:formula="of:=[.E806]/[.D806]" office:value-type="float" office:value="1.40014792899408" calcext:value-type="float">
            <text:p>1.4001479289940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520-G</text:p>
          </table:table-cell>
          <table:table-cell table:style-name="ce8" office:value-type="currency" office:currency="USD" office:value="1075" calcext:value-type="currency">
            <text:p>$1,075.00</text:p>
          </table:table-cell>
          <table:table-cell table:style-name="ce64" office:value-type="currency" office:currency="USD" office:value="1559" calcext:value-type="currency">
            <text:p>$1,559.00</text:p>
          </table:table-cell>
          <table:table-cell table:style-name="ce64" table:formula="of:=[.C807]*0.54" office:value-type="currency" office:currency="USD" office:value="841.86" calcext:value-type="currency">
            <text:p>$841.86</text:p>
          </table:table-cell>
          <table:table-cell table:style-name="ce64" office:value-type="currency" office:currency="USD" office:value="1178.77" calcext:value-type="currency">
            <text:p>$1,178.77</text:p>
          </table:table-cell>
          <table:table-cell table:style-name="ce64" table:formula="of:=[.E807]-[.B807]" office:value-type="currency" office:currency="USD" office:value="103.77" calcext:value-type="currency">
            <text:p>$103.77</text:p>
          </table:table-cell>
          <table:table-cell table:style-name="ce17" table:formula="of:=[.E807]/[.D807]" office:value-type="float" office:value="1.40019718242938" calcext:value-type="float">
            <text:p>1.4001971824293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624-G</text:p>
          </table:table-cell>
          <table:table-cell table:style-name="ce8" office:value-type="currency" office:currency="USD" office:value="1175" calcext:value-type="currency">
            <text:p>$1,175.00</text:p>
          </table:table-cell>
          <table:table-cell table:style-name="ce64" office:value-type="currency" office:currency="USD" office:value="1747" calcext:value-type="currency">
            <text:p>$1,747.00</text:p>
          </table:table-cell>
          <table:table-cell table:style-name="ce64" table:formula="of:=[.C808]*0.54" office:value-type="currency" office:currency="USD" office:value="943.38" calcext:value-type="currency">
            <text:p>$943.38</text:p>
          </table:table-cell>
          <table:table-cell table:style-name="ce64" office:value-type="currency" office:currency="USD" office:value="1318.48" calcext:value-type="currency">
            <text:p>$1,318.48</text:p>
          </table:table-cell>
          <table:table-cell table:style-name="ce64" table:formula="of:=[.E808]-[.B808]" office:value-type="currency" office:currency="USD" office:value="143.48" calcext:value-type="currency">
            <text:p>$143.48</text:p>
          </table:table-cell>
          <table:table-cell table:style-name="ce17" table:formula="of:=[.E808]/[.D808]" office:value-type="float" office:value="1.39761283894083" calcext:value-type="float">
            <text:p>1.39761283894083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724-G</text:p>
          </table:table-cell>
          <table:table-cell table:style-name="ce8" office:value-type="currency" office:currency="USD" office:value="1375" calcext:value-type="currency">
            <text:p>$1,375.00</text:p>
          </table:table-cell>
          <table:table-cell table:style-name="ce64" office:value-type="currency" office:currency="USD" office:value="1944" calcext:value-type="currency">
            <text:p>$1,944.00</text:p>
          </table:table-cell>
          <table:table-cell table:style-name="ce64" table:formula="of:=[.C809]*0.54" office:value-type="currency" office:currency="USD" office:value="1049.76" calcext:value-type="currency">
            <text:p>$1,049.76</text:p>
          </table:table-cell>
          <table:table-cell table:style-name="ce64" office:value-type="currency" office:currency="USD" office:value="1469.78" calcext:value-type="currency">
            <text:p>$1,469.78</text:p>
          </table:table-cell>
          <table:table-cell table:style-name="ce64" table:formula="of:=[.E809]-[.B809]" office:value-type="currency" office:currency="USD" office:value="94.78" calcext:value-type="currency">
            <text:p>$94.78</text:p>
          </table:table-cell>
          <table:table-cell table:style-name="ce17" table:formula="of:=[.E809]/[.D809]" office:value-type="float" office:value="1.40011050144795" calcext:value-type="float">
            <text:p>1.4001105014479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2N30-G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 office:value-type="currency" office:currency="USD" office:value="920" calcext:value-type="currency">
            <text:p>$920.00</text:p>
          </table:table-cell>
          <table:table-cell table:style-name="ce64" table:formula="of:=[.C810]*0.54" office:value-type="currency" office:currency="USD" office:value="496.8" calcext:value-type="currency">
            <text:p>$496.80</text:p>
          </table:table-cell>
          <table:table-cell table:style-name="ce64" office:value-type="currency" office:currency="USD" office:value="695.48" calcext:value-type="currency">
            <text:p>$695.48</text:p>
          </table:table-cell>
          <table:table-cell table:style-name="ce64" table:formula="of:=[.E810]-[.B810]" office:value-type="currency" office:currency="USD" office:value="70.48" calcext:value-type="currency">
            <text:p>$70.48</text:p>
          </table:table-cell>
          <table:table-cell table:style-name="ce17" table:formula="of:=[.E810]/[.D810]" office:value-type="float" office:value="1.39991948470209" calcext:value-type="float">
            <text:p>1.39991948470209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3N30-G</text:p>
          </table:table-cell>
          <table:table-cell table:style-name="ce8" office:value-type="currency" office:currency="USD" office:value="765" calcext:value-type="currency">
            <text:p>$765.00</text:p>
          </table:table-cell>
          <table:table-cell table:style-name="ce64" office:value-type="currency" office:currency="USD" office:value="1127" calcext:value-type="currency">
            <text:p>$1,127.00</text:p>
          </table:table-cell>
          <table:table-cell table:style-name="ce64" table:formula="of:=[.C811]*0.54" office:value-type="currency" office:currency="USD" office:value="608.58" calcext:value-type="currency">
            <text:p>$608.58</text:p>
          </table:table-cell>
          <table:table-cell table:style-name="ce64" office:value-type="currency" office:currency="USD" office:value="852.03" calcext:value-type="currency">
            <text:p>$852.03</text:p>
          </table:table-cell>
          <table:table-cell table:style-name="ce64" table:formula="of:=[.E811]-[.B811]" office:value-type="currency" office:currency="USD" office:value="87.03" calcext:value-type="currency">
            <text:p>$87.03</text:p>
          </table:table-cell>
          <table:table-cell table:style-name="ce17" table:formula="of:=[.E811]/[.D811]" office:value-type="float" office:value="1.40002957704821" calcext:value-type="float">
            <text:p>1.4000295770482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230-G</text:p>
          </table:table-cell>
          <table:table-cell table:style-name="ce8" office:value-type="currency" office:currency="USD" office:value="725" calcext:value-type="currency">
            <text:p>$725.00</text:p>
          </table:table-cell>
          <table:table-cell table:style-name="ce64" office:value-type="currency" office:currency="USD" office:value="1089" calcext:value-type="currency">
            <text:p>$1,089.00</text:p>
          </table:table-cell>
          <table:table-cell table:style-name="ce64" table:formula="of:=[.C812]*0.54" office:value-type="currency" office:currency="USD" office:value="588.06" calcext:value-type="currency">
            <text:p>$588.06</text:p>
          </table:table-cell>
          <table:table-cell table:style-name="ce64" office:value-type="currency" office:currency="USD" office:value="823.66" calcext:value-type="currency">
            <text:p>$823.66</text:p>
          </table:table-cell>
          <table:table-cell table:style-name="ce64" table:formula="of:=[.E812]-[.B812]" office:value-type="currency" office:currency="USD" office:value="98.66" calcext:value-type="currency">
            <text:p>$98.66</text:p>
          </table:table-cell>
          <table:table-cell table:style-name="ce17" table:formula="of:=[.E812]/[.D812]" office:value-type="float" office:value="1.40063939053838" calcext:value-type="float">
            <text:p>1.40063939053838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330-G</text:p>
          </table:table-cell>
          <table:table-cell table:style-name="ce8" office:value-type="currency" office:currency="USD" office:value="865" calcext:value-type="currency">
            <text:p>$865.00</text:p>
          </table:table-cell>
          <table:table-cell table:style-name="ce64" office:value-type="currency" office:currency="USD" office:value="1296" calcext:value-type="currency">
            <text:p>$1,296.00</text:p>
          </table:table-cell>
          <table:table-cell table:style-name="ce64" table:formula="of:=[.C813]*0.54" office:value-type="currency" office:currency="USD" office:value="699.84" calcext:value-type="currency">
            <text:p>$699.84</text:p>
          </table:table-cell>
          <table:table-cell table:style-name="ce64" office:value-type="currency" office:currency="USD" office:value="890.91" calcext:value-type="currency">
            <text:p>$890.91</text:p>
          </table:table-cell>
          <table:table-cell table:style-name="ce64" table:formula="of:=[.E813]-[.B813]" office:value-type="currency" office:currency="USD" office:value="25.91" calcext:value-type="currency">
            <text:p>$25.91</text:p>
          </table:table-cell>
          <table:table-cell table:style-name="ce17" table:formula="of:=[.E813]/[.D813]" office:value-type="float" office:value="1.2730195473251" calcext:value-type="float">
            <text:p>1.2730195473251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430-G</text:p>
          </table:table-cell>
          <table:table-cell table:style-name="ce8" office:value-type="currency" office:currency="USD" office:value="1130" calcext:value-type="currency">
            <text:p>$1,130.00</text:p>
          </table:table-cell>
          <table:table-cell table:style-name="ce64" office:value-type="currency" office:currency="USD" office:value="1521" calcext:value-type="currency">
            <text:p>$1,521.00</text:p>
          </table:table-cell>
          <table:table-cell table:style-name="ce64" table:formula="of:=[.C814]*0.54" office:value-type="currency" office:currency="USD" office:value="821.34" calcext:value-type="currency">
            <text:p>$821.34</text:p>
          </table:table-cell>
          <table:table-cell table:style-name="ce64" office:value-type="currency" office:currency="USD" office:value="1150.4" calcext:value-type="currency">
            <text:p>$1,150.40</text:p>
          </table:table-cell>
          <table:table-cell table:style-name="ce64" table:formula="of:=[.E814]-[.B814]" office:value-type="currency" office:currency="USD" office:value="20.4000000000001" calcext:value-type="currency">
            <text:p>$20.40</text:p>
          </table:table-cell>
          <table:table-cell table:style-name="ce17" table:formula="of:=[.E814]/[.D814]" office:value-type="float" office:value="1.40063798183456" calcext:value-type="float">
            <text:p>1.40063798183456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530-G</text:p>
          </table:table-cell>
          <table:table-cell table:style-name="ce8" office:value-type="currency" office:currency="USD" office:value="1225" calcext:value-type="currency">
            <text:p>$1,225.00</text:p>
          </table:table-cell>
          <table:table-cell table:style-name="ce64" office:value-type="currency" office:currency="USD" office:value="1765" calcext:value-type="currency">
            <text:p>$1,765.00</text:p>
          </table:table-cell>
          <table:table-cell table:style-name="ce64" table:formula="of:=[.C815]*0.54" office:value-type="currency" office:currency="USD" office:value="953.1" calcext:value-type="currency">
            <text:p>$953.10</text:p>
          </table:table-cell>
          <table:table-cell table:style-name="ce64" office:value-type="currency" office:currency="USD" office:value="1334.25" calcext:value-type="currency">
            <text:p>$1,334.25</text:p>
          </table:table-cell>
          <table:table-cell table:style-name="ce64" table:formula="of:=[.E815]-[.B815]" office:value-type="currency" office:currency="USD" office:value="109.25" calcext:value-type="currency">
            <text:p>$109.25</text:p>
          </table:table-cell>
          <table:table-cell table:style-name="ce17" table:formula="of:=[.E815]/[.D815]" office:value-type="float" office:value="1.39990557129367" calcext:value-type="float">
            <text:p>1.39990557129367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630-G</text:p>
          </table:table-cell>
          <table:table-cell table:style-name="ce8" office:value-type="currency" office:currency="USD" office:value="1509" calcext:value-type="currency">
            <text:p>$1,509.00</text:p>
          </table:table-cell>
          <table:table-cell table:style-name="ce64" office:value-type="currency" office:currency="USD" office:value="2010" calcext:value-type="currency">
            <text:p>$2,010.00</text:p>
          </table:table-cell>
          <table:table-cell table:style-name="ce64" table:formula="of:=[.C816]*0.54" office:value-type="currency" office:currency="USD" office:value="1085.4" calcext:value-type="currency">
            <text:p>$1,085.40</text:p>
          </table:table-cell>
          <table:table-cell table:style-name="ce64" office:value-type="currency" office:currency="USD" office:value="1518.12" calcext:value-type="currency">
            <text:p>$1,518.12</text:p>
          </table:table-cell>
          <table:table-cell table:style-name="ce64" table:formula="of:=[.E816]-[.B816]" office:value-type="currency" office:currency="USD" office:value="9.11999999999989" calcext:value-type="currency">
            <text:p>$9.12</text:p>
          </table:table-cell>
          <table:table-cell table:style-name="ce17" table:formula="of:=[.E816]/[.D816]" office:value-type="float" office:value="1.39867330016584" calcext:value-type="float">
            <text:p>1.39867330016584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SS730-G</text:p>
          </table:table-cell>
          <table:table-cell table:style-name="ce8" office:value-type="currency" office:currency="USD" office:value="1600" calcext:value-type="currency">
            <text:p>$1,600.00</text:p>
          </table:table-cell>
          <table:table-cell table:style-name="ce64" office:value-type="currency" office:currency="USD" office:value="2254" calcext:value-type="currency">
            <text:p>$2,254.00</text:p>
          </table:table-cell>
          <table:table-cell table:style-name="ce64" table:formula="of:=[.C817]*0.54" office:value-type="currency" office:currency="USD" office:value="1217.16" calcext:value-type="currency">
            <text:p>$1,217.16</text:p>
          </table:table-cell>
          <table:table-cell table:style-name="ce64" office:value-type="currency" office:currency="USD" office:value="1701.97" calcext:value-type="currency">
            <text:p>$1,701.97</text:p>
          </table:table-cell>
          <table:table-cell table:style-name="ce64" table:formula="of:=[.E817]-[.B817]" office:value-type="currency" office:currency="USD" office:value="101.97" calcext:value-type="currency">
            <text:p>$101.97</text:p>
          </table:table-cell>
          <table:table-cell table:style-name="ce17" table:formula="of:=[.E817]/[.D817]" office:value-type="float" office:value="1.39831246508265" calcext:value-type="float">
            <text:p>1.39831246508265</text:p>
          </table:table-cell>
          <table:table-cell table:style-name="ce17" office:value-type="string" calcext:value-type="string">
            <text:p>custommh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304 Stainless Steel Tilt and Roll Ladd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TR220-P</text:p>
          </table:table-cell>
          <table:table-cell table:style-name="ce8" office:value-type="currency" office:currency="USD" office:value="598" calcext:value-type="currency">
            <text:p>$598.00</text:p>
          </table:table-cell>
          <table:table-cell table:style-name="ce63"/>
          <table:table-cell table:style-name="ce64" table:formula="of:=[.C821]*0.54" office:value-type="currency" office:currency="USD" office:value="0" calcext:value-type="currency">
            <text:p>$0.00</text:p>
          </table:table-cell>
          <table:table-cell table:style-name="ce64" office:value-type="currency" office:currency="USD" office:value="607" calcext:value-type="currency">
            <text:p>$607.00</text:p>
          </table:table-cell>
          <table:table-cell table:style-name="ce64" table:formula="of:=[.E821]-[.B821]" office:value-type="currency" office:currency="USD" office:value="9" calcext:value-type="currency">
            <text:p>$9.00</text:p>
          </table:table-cell>
          <table:table-cell table:style-name="ce17" table:formula="of:=[.E821]/[.D821]" office:value-type="string" office:string-value="" calcext:value-type="error">
            <text:p>#DIV/0!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STR320-P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style-name="ce63"/>
          <table:table-cell table:style-name="ce64" table:formula="of:=[.C822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2]-[.B822]" office:value-type="currency" office:currency="USD" office:value="-683" calcext:value-type="currency">
            <text:p>-$683.00</text:p>
          </table:table-cell>
          <table:table-cell table:style-name="ce17" table:formula="of:=[.E822]/[.D8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420-P</text:p>
          </table:table-cell>
          <table:table-cell table:style-name="ce8" office:value-type="currency" office:currency="USD" office:value="792" calcext:value-type="currency">
            <text:p>$792.00</text:p>
          </table:table-cell>
          <table:table-cell table:style-name="ce63"/>
          <table:table-cell table:style-name="ce64" table:formula="of:=[.C823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3]-[.B823]" office:value-type="currency" office:currency="USD" office:value="-792" calcext:value-type="currency">
            <text:p>-$792.00</text:p>
          </table:table-cell>
          <table:table-cell table:style-name="ce17" table:formula="of:=[.E823]/[.D8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520-P</text:p>
          </table:table-cell>
          <table:table-cell table:style-name="ce8" office:value-type="currency" office:currency="USD" office:value="913" calcext:value-type="currency">
            <text:p>$913.00</text:p>
          </table:table-cell>
          <table:table-cell table:style-name="ce63"/>
          <table:table-cell table:style-name="ce64" table:formula="of:=[.C824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4]-[.B824]" office:value-type="currency" office:currency="USD" office:value="-913" calcext:value-type="currency">
            <text:p>-$913.00</text:p>
          </table:table-cell>
          <table:table-cell table:style-name="ce17" table:formula="of:=[.E824]/[.D82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624-P</text:p>
          </table:table-cell>
          <table:table-cell table:style-name="ce8" office:value-type="currency" office:currency="USD" office:value="1053" calcext:value-type="currency">
            <text:p>$1,053.00</text:p>
          </table:table-cell>
          <table:table-cell table:style-name="ce63"/>
          <table:table-cell table:style-name="ce64" table:formula="of:=[.C825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5]-[.B825]" office:value-type="currency" office:currency="USD" office:value="-1053" calcext:value-type="currency">
            <text:p>-$1,053.00</text:p>
          </table:table-cell>
          <table:table-cell table:style-name="ce17" table:formula="of:=[.E825]/[.D8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230-P</text:p>
          </table:table-cell>
          <table:table-cell table:style-name="ce8" office:value-type="currency" office:currency="USD" office:value="656" calcext:value-type="currency">
            <text:p>$656.00</text:p>
          </table:table-cell>
          <table:table-cell table:style-name="ce63"/>
          <table:table-cell table:style-name="ce64" table:formula="of:=[.C826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6]-[.B826]" office:value-type="currency" office:currency="USD" office:value="-656" calcext:value-type="currency">
            <text:p>-$656.00</text:p>
          </table:table-cell>
          <table:table-cell table:style-name="ce17" table:formula="of:=[.E826]/[.D82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330-P</text:p>
          </table:table-cell>
          <table:table-cell table:style-name="ce8" office:value-type="currency" office:currency="USD" office:value="772" calcext:value-type="currency">
            <text:p>$772.00</text:p>
          </table:table-cell>
          <table:table-cell table:style-name="ce63"/>
          <table:table-cell table:style-name="ce64" table:formula="of:=[.C827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7]-[.B827]" office:value-type="currency" office:currency="USD" office:value="-772" calcext:value-type="currency">
            <text:p>-$772.00</text:p>
          </table:table-cell>
          <table:table-cell table:style-name="ce17" table:formula="of:=[.E827]/[.D8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430-P</text:p>
          </table:table-cell>
          <table:table-cell table:style-name="ce8" office:value-type="currency" office:currency="USD" office:value="919" calcext:value-type="currency">
            <text:p>$919.00</text:p>
          </table:table-cell>
          <table:table-cell table:style-name="ce63"/>
          <table:table-cell table:style-name="ce64" table:formula="of:=[.C828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8]-[.B828]" office:value-type="currency" office:currency="USD" office:value="-919" calcext:value-type="currency">
            <text:p>-$919.00</text:p>
          </table:table-cell>
          <table:table-cell table:style-name="ce17" table:formula="of:=[.E828]/[.D8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530-P</text:p>
          </table:table-cell>
          <table:table-cell table:style-name="ce8" office:value-type="currency" office:currency="USD" office:value="1035" calcext:value-type="currency">
            <text:p>$1,035.00</text:p>
          </table:table-cell>
          <table:table-cell table:style-name="ce63"/>
          <table:table-cell table:style-name="ce64" table:formula="of:=[.C829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29]-[.B829]" office:value-type="currency" office:currency="USD" office:value="-1035" calcext:value-type="currency">
            <text:p>-$1,035.00</text:p>
          </table:table-cell>
          <table:table-cell table:style-name="ce17" table:formula="of:=[.E829]/[.D8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630-P</text:p>
          </table:table-cell>
          <table:table-cell table:style-name="ce8" office:value-type="currency" office:currency="USD" office:value="1176" calcext:value-type="currency">
            <text:p>$1,176.00</text:p>
          </table:table-cell>
          <table:table-cell table:style-name="ce63"/>
          <table:table-cell table:style-name="ce64" table:formula="of:=[.C830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0]-[.B830]" office:value-type="currency" office:currency="USD" office:value="-1176" calcext:value-type="currency">
            <text:p>-$1,176.00</text:p>
          </table:table-cell>
          <table:table-cell table:style-name="ce17" table:formula="of:=[.E830]/[.D8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220-G</text:p>
          </table:table-cell>
          <table:table-cell table:style-name="ce8" office:value-type="currency" office:currency="USD" office:value="664" calcext:value-type="currency">
            <text:p>$664.00</text:p>
          </table:table-cell>
          <table:table-cell table:style-name="ce63"/>
          <table:table-cell table:style-name="ce64" table:formula="of:=[.C831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1]-[.B831]" office:value-type="currency" office:currency="USD" office:value="-664" calcext:value-type="currency">
            <text:p>-$664.00</text:p>
          </table:table-cell>
          <table:table-cell table:style-name="ce17" table:formula="of:=[.E831]/[.D8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320-G</text:p>
          </table:table-cell>
          <table:table-cell table:style-name="ce8" office:value-type="currency" office:currency="USD" office:value="748" calcext:value-type="currency">
            <text:p>$748.00</text:p>
          </table:table-cell>
          <table:table-cell table:style-name="ce63"/>
          <table:table-cell table:style-name="ce64" table:formula="of:=[.C832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2]-[.B832]" office:value-type="currency" office:currency="USD" office:value="-748" calcext:value-type="currency">
            <text:p>-$748.00</text:p>
          </table:table-cell>
          <table:table-cell table:style-name="ce17" table:formula="of:=[.E832]/[.D8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420-G</text:p>
          </table:table-cell>
          <table:table-cell table:style-name="ce8" office:value-type="currency" office:currency="USD" office:value="896" calcext:value-type="currency">
            <text:p>$896.00</text:p>
          </table:table-cell>
          <table:table-cell table:style-name="ce63"/>
          <table:table-cell table:style-name="ce64" table:formula="of:=[.C833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3]-[.B833]" office:value-type="currency" office:currency="USD" office:value="-896" calcext:value-type="currency">
            <text:p>-$896.00</text:p>
          </table:table-cell>
          <table:table-cell table:style-name="ce17" table:formula="of:=[.E833]/[.D8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520-G</text:p>
          </table:table-cell>
          <table:table-cell table:style-name="ce8" office:value-type="currency" office:currency="USD" office:value="998" calcext:value-type="currency">
            <text:p>$998.00</text:p>
          </table:table-cell>
          <table:table-cell table:style-name="ce63"/>
          <table:table-cell table:style-name="ce64" table:formula="of:=[.C834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4]-[.B834]" office:value-type="currency" office:currency="USD" office:value="-998" calcext:value-type="currency">
            <text:p>-$998.00</text:p>
          </table:table-cell>
          <table:table-cell table:style-name="ce17" table:formula="of:=[.E834]/[.D8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624-G</text:p>
          </table:table-cell>
          <table:table-cell table:style-name="ce8" office:value-type="currency" office:currency="USD" office:value="1158" calcext:value-type="currency">
            <text:p>$1,158.00</text:p>
          </table:table-cell>
          <table:table-cell table:style-name="ce63"/>
          <table:table-cell table:style-name="ce64" table:formula="of:=[.C835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5]-[.B835]" office:value-type="currency" office:currency="USD" office:value="-1158" calcext:value-type="currency">
            <text:p>-$1,158.00</text:p>
          </table:table-cell>
          <table:table-cell table:style-name="ce17" table:formula="of:=[.E835]/[.D8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230-G</text:p>
          </table:table-cell>
          <table:table-cell table:style-name="ce8" office:value-type="currency" office:currency="USD" office:value="698" calcext:value-type="currency">
            <text:p>$698.00</text:p>
          </table:table-cell>
          <table:table-cell table:style-name="ce63"/>
          <table:table-cell table:style-name="ce64" table:formula="of:=[.C836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6]-[.B836]" office:value-type="currency" office:currency="USD" office:value="-698" calcext:value-type="currency">
            <text:p>-$698.00</text:p>
          </table:table-cell>
          <table:table-cell table:style-name="ce17" table:formula="of:=[.E836]/[.D83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330-G</text:p>
          </table:table-cell>
          <table:table-cell table:style-name="ce8" office:value-type="currency" office:currency="USD" office:value="858" calcext:value-type="currency">
            <text:p>$858.00</text:p>
          </table:table-cell>
          <table:table-cell table:style-name="ce63"/>
          <table:table-cell table:style-name="ce64" table:formula="of:=[.C837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7]-[.B837]" office:value-type="currency" office:currency="USD" office:value="-858" calcext:value-type="currency">
            <text:p>-$858.00</text:p>
          </table:table-cell>
          <table:table-cell table:style-name="ce17" table:formula="of:=[.E837]/[.D8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430-G</text:p>
          </table:table-cell>
          <table:table-cell table:style-name="ce8" office:value-type="currency" office:currency="USD" office:value="1011" calcext:value-type="currency">
            <text:p>$1,011.00</text:p>
          </table:table-cell>
          <table:table-cell table:style-name="ce63"/>
          <table:table-cell table:style-name="ce64" table:formula="of:=[.C838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8]-[.B838]" office:value-type="currency" office:currency="USD" office:value="-1011" calcext:value-type="currency">
            <text:p>-$1,011.00</text:p>
          </table:table-cell>
          <table:table-cell table:style-name="ce17" table:formula="of:=[.E838]/[.D8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530-G</text:p>
          </table:table-cell>
          <table:table-cell table:style-name="ce8" office:value-type="currency" office:currency="USD" office:value="1136" calcext:value-type="currency">
            <text:p>$1,136.00</text:p>
          </table:table-cell>
          <table:table-cell table:style-name="ce63"/>
          <table:table-cell table:style-name="ce64" table:formula="of:=[.C839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39]-[.B839]" office:value-type="currency" office:currency="USD" office:value="-1136" calcext:value-type="currency">
            <text:p>-$1,136.00</text:p>
          </table:table-cell>
          <table:table-cell table:style-name="ce17" table:formula="of:=[.E839]/[.D8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TR630-G</text:p>
          </table:table-cell>
          <table:table-cell table:style-name="ce8" office:value-type="currency" office:currency="USD" office:value="1334" calcext:value-type="currency">
            <text:p>$1,334.00</text:p>
          </table:table-cell>
          <table:table-cell table:style-name="ce63"/>
          <table:table-cell table:style-name="ce64" table:formula="of:=[.C840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40]-[.B840]" office:value-type="currency" office:currency="USD" office:value="-1334" calcext:value-type="currency">
            <text:p>-$1,334.00</text:p>
          </table:table-cell>
          <table:table-cell table:style-name="ce17" table:formula="of:=[.E840]/[.D84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Tank Top Lift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TT-913</text:p>
          </table:table-cell>
          <table:table-cell table:style-name="ce8" office:value-type="currency" office:currency="USD" office:value="6870" calcext:value-type="currency">
            <text:p>$6,870.00</text:p>
          </table:table-cell>
          <table:table-cell table:style-name="ce64" office:value-type="currency" office:currency="USD" office:value="7634" calcext:value-type="currency">
            <text:p>$7,634.00</text:p>
          </table:table-cell>
          <table:table-cell table:style-name="ce64" table:formula="of:=[.C844]*0.75" office:value-type="currency" office:currency="USD" office:value="5725.5" calcext:value-type="currency">
            <text:p>$5,725.50</text:p>
          </table:table-cell>
          <table:table-cell table:style-name="ce64" office:value-type="currency" office:currency="USD" office:value="6369" calcext:value-type="currency">
            <text:p>$6,369.00</text:p>
          </table:table-cell>
          <table:table-cell table:style-name="ce64" table:formula="of:=[.E844]-[.B844]" office:value-type="currency" office:currency="USD" office:value="-501" calcext:value-type="currency">
            <text:p>-$501.00</text:p>
          </table:table-cell>
          <table:table-cell table:style-name="ce17" table:formula="of:=[.E844]/[.D844]" office:value-type="float" office:value="1.11239193083573" calcext:value-type="float">
            <text:p>1.11239193083573</text:p>
          </table:table-cell>
          <table:table-cell table:style-name="ce17" office:value-type="string" calcext:value-type="string">
            <text:p>industrialproducts.com</text:p>
          </table:table-cell>
        </table:table-row>
        <table:table-row table:style-name="ro2">
          <table:table-cell table:style-name="ce2" office:value-type="string" calcext:value-type="string">
            <text:p>TT-913F</text:p>
          </table:table-cell>
          <table:table-cell table:style-name="ce8" office:value-type="currency" office:currency="USD" office:value="5660" calcext:value-type="currency">
            <text:p>$5,660.00</text:p>
          </table:table-cell>
          <table:table-cell table:style-name="ce64" office:value-type="currency" office:currency="USD" office:value="6286" calcext:value-type="currency">
            <text:p>$6,286.00</text:p>
          </table:table-cell>
          <table:table-cell table:style-name="ce64" table:formula="of:=[.C845]*0.75" office:value-type="currency" office:currency="USD" office:value="4714.5" calcext:value-type="currency">
            <text:p>$4,714.50</text:p>
          </table:table-cell>
          <table:table-cell table:style-name="ce64" office:value-type="currency" office:currency="USD" office:value="6128" calcext:value-type="currency">
            <text:p>$6,128.00</text:p>
          </table:table-cell>
          <table:table-cell table:style-name="ce64" table:formula="of:=[.E845]-[.B845]" office:value-type="currency" office:currency="USD" office:value="468" calcext:value-type="currency">
            <text:p>$468.00</text:p>
          </table:table-cell>
          <table:table-cell table:style-name="ce17" table:formula="of:=[.E845]/[.D845]" office:value-type="float" office:value="1.29981970516492" calcext:value-type="float">
            <text:p>1.29981970516492</text:p>
          </table:table-cell>
          <table:table-cell table:style-name="ce17" office:value-type="string" calcext:value-type="string">
            <text:p>toolfetch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Tilt and Roll Ladders - Abrasive Mat Tread Model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218TR-R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C849]*0.54" office:value-type="currency" office:currency="USD" office:value="134.46" calcext:value-type="currency">
            <text:p>$134.46</text:p>
          </table:table-cell>
          <table:table-cell table:style-name="ce64" office:value-type="currency" office:currency="USD" office:value="192.55" calcext:value-type="currency">
            <text:p>$192.55</text:p>
          </table:table-cell>
          <table:table-cell table:style-name="ce64" table:formula="of:=[.E849]-[.B849]" office:value-type="currency" office:currency="USD" office:value="7.55000000000001" calcext:value-type="currency">
            <text:p>$7.55</text:p>
          </table:table-cell>
          <table:table-cell table:style-name="ce17" table:formula="of:=[.E849]/[.D849]" office:value-type="float" office:value="1.43202439387178" calcext:value-type="float">
            <text:p>1.43202439387178</text:p>
          </table:table-cell>
          <table:table-cell table:style-name="ce17" office:value-type="string" calcext:value-type="string">
            <text:p>foodservicedirect.com</text:p>
          </table:table-cell>
        </table:table-row>
        <table:table-row table:style-name="ro2">
          <table:table-cell table:style-name="ce2" office:value-type="string" calcext:value-type="string">
            <text:p>H318TR-R</text:p>
          </table:table-cell>
          <table:table-cell table:style-name="ce8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850]*0.54" office:value-type="currency" office:currency="USD" office:value="148.5" calcext:value-type="currency">
            <text:p>$148.50</text:p>
          </table:table-cell>
          <table:table-cell table:style-name="ce64"/>
          <table:table-cell table:style-name="ce64" table:formula="of:=[.E850]-[.B850]" office:value-type="currency" office:currency="USD" office:value="-204" calcext:value-type="currency">
            <text:p>-$204.00</text:p>
          </table:table-cell>
          <table:table-cell table:style-name="ce17" table:formula="of:=[.E850]/[.D85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418TR-R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851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287.05" calcext:value-type="currency">
            <text:p>$287.05</text:p>
          </table:table-cell>
          <table:table-cell table:style-name="ce64" table:formula="of:=[.E851]-[.B851]" office:value-type="currency" office:currency="USD" office:value="37.05" calcext:value-type="currency">
            <text:p>$37.05</text:p>
          </table:table-cell>
          <table:table-cell table:style-name="ce17" table:formula="of:=[.E851]/[.D851]" office:value-type="float" office:value="1.58206569664903" calcext:value-type="float">
            <text:p>1.58206569664903</text:p>
          </table:table-cell>
          <table:table-cell table:style-name="ce17" office:value-type="string" calcext:value-type="string">
            <text:p>foodservicedirect.com</text:p>
          </table:table-cell>
        </table:table-row>
        <table:table-row table:style-name="ro2">
          <table:table-cell table:style-name="ce2" office:value-type="string" calcext:value-type="string">
            <text:p>H226TR-R</text:p>
          </table:table-cell>
          <table:table-cell table:style-name="ce8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852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35.65" calcext:value-type="currency">
            <text:p>$235.65</text:p>
          </table:table-cell>
          <table:table-cell table:style-name="ce64" table:formula="of:=[.E852]-[.B852]" office:value-type="currency" office:currency="USD" office:value="31.65" calcext:value-type="currency">
            <text:p>$31.65</text:p>
          </table:table-cell>
          <table:table-cell table:style-name="ce17" table:formula="of:=[.E852]/[.D852]" office:value-type="float" office:value="1.58686868686869" calcext:value-type="float">
            <text:p>1.58686868686869</text:p>
          </table:table-cell>
          <table:table-cell table:style-name="ce17" office:value-type="string" calcext:value-type="string">
            <text:p>foodservicedirect.com</text:p>
          </table:table-cell>
        </table:table-row>
        <table:table-row table:style-name="ro2">
          <table:table-cell table:style-name="ce2" office:value-type="string" calcext:value-type="string">
            <text:p>H326TR-R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 office:value-type="currency" office:currency="USD" office:value="311" calcext:value-type="currency">
            <text:p>$311.00</text:p>
          </table:table-cell>
          <table:table-cell table:style-name="ce64" table:formula="of:=[.C853]*0.54" office:value-type="currency" office:currency="USD" office:value="167.94" calcext:value-type="currency">
            <text:p>$167.94</text:p>
          </table:table-cell>
          <table:table-cell table:style-name="ce64"/>
          <table:table-cell table:style-name="ce64" table:formula="of:=[.E853]-[.B853]" office:value-type="currency" office:currency="USD" office:value="-230" calcext:value-type="currency">
            <text:p>-$230.00</text:p>
          </table:table-cell>
          <table:table-cell table:style-name="ce17" table:formula="of:=[.E853]/[.D85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426TR-R</text:p>
          </table:table-cell>
          <table:table-cell table:style-name="ce8" office:value-type="currency" office:currency="USD" office:value="301" calcext:value-type="currency">
            <text:p>$301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854]*0.54" office:value-type="currency" office:currency="USD" office:value="218.7" calcext:value-type="currency">
            <text:p>$218.70</text:p>
          </table:table-cell>
          <table:table-cell table:style-name="ce64"/>
          <table:table-cell table:style-name="ce64" table:formula="of:=[.E854]-[.B854]" office:value-type="currency" office:currency="USD" office:value="-301" calcext:value-type="currency">
            <text:p>-$301.00</text:p>
          </table:table-cell>
          <table:table-cell table:style-name="ce17" table:formula="of:=[.E854]/[.D85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FSTR418-R</text:p>
          </table:table-cell>
          <table:table-cell table:style-name="ce8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855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334.26" calcext:value-type="currency">
            <text:p>$334.26</text:p>
          </table:table-cell>
          <table:table-cell table:style-name="ce64" table:formula="of:=[.E855]-[.B855]" office:value-type="currency" office:currency="USD" office:value="84.26" calcext:value-type="currency">
            <text:p>$84.26</text:p>
          </table:table-cell>
          <table:table-cell table:style-name="ce17" table:formula="of:=[.E855]/[.D855]" office:value-type="float" office:value="1.8422619047619" calcext:value-type="float">
            <text:p>1.8422619047619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FSTR518-R</text:p>
          </table:table-cell>
          <table:table-cell table:style-name="ce8" office:value-type="currency" office:currency="USD" office:value="311" calcext:value-type="currency">
            <text:p>$311.00</text:p>
          </table:table-cell>
          <table:table-cell table:style-name="ce64" office:value-type="currency" office:currency="USD" office:value="417" calcext:value-type="currency">
            <text:p>$417.00</text:p>
          </table:table-cell>
          <table:table-cell table:style-name="ce64" table:formula="of:=[.C856]*0.54" office:value-type="currency" office:currency="USD" office:value="225.18" calcext:value-type="currency">
            <text:p>$225.18</text:p>
          </table:table-cell>
          <table:table-cell table:style-name="ce64" office:value-type="currency" office:currency="USD" office:value="356.25" calcext:value-type="currency">
            <text:p>$356.25</text:p>
          </table:table-cell>
          <table:table-cell table:style-name="ce64" table:formula="of:=[.E856]-[.B856]" office:value-type="currency" office:currency="USD" office:value="45.25" calcext:value-type="currency">
            <text:p>$45.25</text:p>
          </table:table-cell>
          <table:table-cell table:style-name="ce17" table:formula="of:=[.E856]/[.D856]" office:value-type="float" office:value="1.58206767918998" calcext:value-type="float">
            <text:p>1.58206767918998</text:p>
          </table:table-cell>
          <table:table-cell table:style-name="ce17" office:value-type="string" calcext:value-type="string">
            <text:p>foodservicedirect.com</text:p>
          </table:table-cell>
        </table:table-row>
        <table:table-row table:style-name="ro2">
          <table:table-cell table:style-name="ce2" office:value-type="string" calcext:value-type="string">
            <text:p>FSTR618-R</text:p>
          </table:table-cell>
          <table:table-cell table:style-name="ce8" office:value-type="currency" office:currency="USD" office:value="375" calcext:value-type="currency">
            <text:p>$375.00</text:p>
          </table:table-cell>
          <table:table-cell table:style-name="ce64" office:value-type="currency" office:currency="USD" office:value="505" calcext:value-type="currency">
            <text:p>$505.00</text:p>
          </table:table-cell>
          <table:table-cell table:style-name="ce64" table:formula="of:=[.C857]*0.54" office:value-type="currency" office:currency="USD" office:value="272.7" calcext:value-type="currency">
            <text:p>$272.70</text:p>
          </table:table-cell>
          <table:table-cell table:style-name="ce64" office:value-type="currency" office:currency="USD" office:value="503.19" calcext:value-type="currency">
            <text:p>$503.19</text:p>
          </table:table-cell>
          <table:table-cell table:style-name="ce64" table:formula="of:=[.E857]-[.B857]" office:value-type="currency" office:currency="USD" office:value="128.19" calcext:value-type="currency">
            <text:p>$128.19</text:p>
          </table:table-cell>
          <table:table-cell table:style-name="ce17" table:formula="of:=[.E857]/[.D857]" office:value-type="float" office:value="1.84521452145215" calcext:value-type="float">
            <text:p>1.84521452145215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FSTR426-R</text:p>
          </table:table-cell>
          <table:table-cell table:style-name="ce8" office:value-type="currency" office:currency="USD" office:value="301" calcext:value-type="currency">
            <text:p>$301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858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345.75" calcext:value-type="currency">
            <text:p>$345.75</text:p>
          </table:table-cell>
          <table:table-cell table:style-name="ce64" table:formula="of:=[.E858]-[.B858]" office:value-type="currency" office:currency="USD" office:value="44.75" calcext:value-type="currency">
            <text:p>$44.75</text:p>
          </table:table-cell>
          <table:table-cell table:style-name="ce17" table:formula="of:=[.E858]/[.D858]" office:value-type="float" office:value="1.58093278463649" calcext:value-type="float">
            <text:p>1.58093278463649</text:p>
          </table:table-cell>
          <table:table-cell table:style-name="ce17" office:value-type="string" calcext:value-type="string">
            <text:p>foodservicedirect.com</text:p>
          </table:table-cell>
        </table:table-row>
        <table:table-row table:style-name="ro2">
          <table:table-cell table:style-name="ce2" office:value-type="string" calcext:value-type="string">
            <text:p>FSTR526-R</text:p>
          </table:table-cell>
          <table:table-cell table:style-name="ce8" office:value-type="currency" office:currency="USD" office:value="370" calcext:value-type="currency">
            <text:p>$370.00</text:p>
          </table:table-cell>
          <table:table-cell table:style-name="ce64" office:value-type="currency" office:currency="USD" office:value="497" calcext:value-type="currency">
            <text:p>$497.00</text:p>
          </table:table-cell>
          <table:table-cell table:style-name="ce64" table:formula="of:=[.C859]*0.54" office:value-type="currency" office:currency="USD" office:value="268.38" calcext:value-type="currency">
            <text:p>$268.38</text:p>
          </table:table-cell>
          <table:table-cell table:style-name="ce64" office:value-type="currency" office:currency="USD" office:value="469.42" calcext:value-type="currency">
            <text:p>$469.42</text:p>
          </table:table-cell>
          <table:table-cell table:style-name="ce64" table:formula="of:=[.E859]-[.B859]" office:value-type="currency" office:currency="USD" office:value="99.42" calcext:value-type="currency">
            <text:p>$99.42</text:p>
          </table:table-cell>
          <table:table-cell table:style-name="ce17" table:formula="of:=[.E859]/[.D859]" office:value-type="float" office:value="1.7490871152843" calcext:value-type="float">
            <text:p>1.7490871152843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FSTR626-R</text:p>
          </table:table-cell>
          <table:table-cell table:style-name="ce8" office:value-type="currency" office:currency="USD" office:value="436" calcext:value-type="currency">
            <text:p>$436.00</text:p>
          </table:table-cell>
          <table:table-cell table:style-name="ce64" office:value-type="currency" office:currency="USD" office:value="586" calcext:value-type="currency">
            <text:p>$586.00</text:p>
          </table:table-cell>
          <table:table-cell table:style-name="ce64" table:formula="of:=[.C860]*0.54" office:value-type="currency" office:currency="USD" office:value="316.44" calcext:value-type="currency">
            <text:p>$316.44</text:p>
          </table:table-cell>
          <table:table-cell table:style-name="ce64" office:value-type="currency" office:currency="USD" office:value="583.21" calcext:value-type="currency">
            <text:p>$583.21</text:p>
          </table:table-cell>
          <table:table-cell table:style-name="ce64" table:formula="of:=[.E860]-[.B860]" office:value-type="currency" office:currency="USD" office:value="147.21" calcext:value-type="currency">
            <text:p>$147.21</text:p>
          </table:table-cell>
          <table:table-cell table:style-name="ce17" table:formula="of:=[.E860]/[.D860]" office:value-type="float" office:value="1.84303501453672" calcext:value-type="float">
            <text:p>1.84303501453672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ilt and Roll Ladders - Perforated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TR-2-P</text:p>
          </table:table-cell>
          <table:table-cell table:style-name="ce8" office:value-type="currency" office:currency="USD" office:value="295" calcext:value-type="currency">
            <text:p>$295.00</text:p>
          </table:table-cell>
          <table:table-cell table:style-name="ce64" office:value-type="currency" office:currency="USD" office:value="358" calcext:value-type="currency">
            <text:p>$358.00</text:p>
          </table:table-cell>
          <table:table-cell table:style-name="ce64" table:formula="of:=[.C864]*0.54" office:value-type="currency" office:currency="USD" office:value="193.32" calcext:value-type="currency">
            <text:p>$193.32</text:p>
          </table:table-cell>
          <table:table-cell table:style-name="ce64" office:value-type="currency" office:currency="USD" office:value="301.95" calcext:value-type="currency">
            <text:p>$301.95</text:p>
          </table:table-cell>
          <table:table-cell table:style-name="ce64" table:formula="of:=[.E864]-[.B864]" office:value-type="currency" office:currency="USD" office:value="6.94999999999999" calcext:value-type="currency">
            <text:p>$6.95</text:p>
          </table:table-cell>
          <table:table-cell table:style-name="ce17" table:formula="of:=[.E864]/[.D864]" office:value-type="float" office:value="1.56191806331471" calcext:value-type="float">
            <text:p>1.5619180633147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3-P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table:formula="of:=[.C865]*0.54" office:value-type="currency" office:currency="USD" office:value="192.78" calcext:value-type="currency">
            <text:p>$192.78</text:p>
          </table:table-cell>
          <table:table-cell table:style-name="ce64" office:value-type="currency" office:currency="USD" office:value="298.95" calcext:value-type="currency">
            <text:p>$298.95</text:p>
          </table:table-cell>
          <table:table-cell table:style-name="ce64" table:formula="of:=[.E865]-[.B865]" office:value-type="currency" office:currency="USD" office:value="8.94999999999999" calcext:value-type="currency">
            <text:p>$8.95</text:p>
          </table:table-cell>
          <table:table-cell table:style-name="ce17" table:formula="of:=[.E865]/[.D865]" office:value-type="float" office:value="1.55073140367258" calcext:value-type="float">
            <text:p>1.5507314036725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4-P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64" office:value-type="currency" office:currency="USD" office:value="413" calcext:value-type="currency">
            <text:p>$413.00</text:p>
          </table:table-cell>
          <table:table-cell table:style-name="ce64" table:formula="of:=[.C866]*0.54" office:value-type="currency" office:currency="USD" office:value="223.02" calcext:value-type="currency">
            <text:p>$223.02</text:p>
          </table:table-cell>
          <table:table-cell table:style-name="ce64" office:value-type="currency" office:currency="USD" office:value="347.95" calcext:value-type="currency">
            <text:p>$347.95</text:p>
          </table:table-cell>
          <table:table-cell table:style-name="ce64" table:formula="of:=[.E866]-[.B866]" office:value-type="currency" office:currency="USD" office:value="8.94999999999999" calcext:value-type="currency">
            <text:p>$8.95</text:p>
          </table:table-cell>
          <table:table-cell table:style-name="ce17" table:formula="of:=[.E866]/[.D866]" office:value-type="float" office:value="1.56017397542821" calcext:value-type="float">
            <text:p>1.5601739754282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5-P</text:p>
          </table:table-cell>
          <table:table-cell table:style-name="ce8" office:value-type="currency" office:currency="USD" office:value="374" calcext:value-type="currency">
            <text:p>$374.00</text:p>
          </table:table-cell>
          <table:table-cell table:style-name="ce64" office:value-type="currency" office:currency="USD" office:value="466" calcext:value-type="currency">
            <text:p>$466.00</text:p>
          </table:table-cell>
          <table:table-cell table:style-name="ce64" table:formula="of:=[.C867]*0.54" office:value-type="currency" office:currency="USD" office:value="251.64" calcext:value-type="currency">
            <text:p>$251.64</text:p>
          </table:table-cell>
          <table:table-cell table:style-name="ce64" office:value-type="currency" office:currency="USD" office:value="385.95" calcext:value-type="currency">
            <text:p>$385.95</text:p>
          </table:table-cell>
          <table:table-cell table:style-name="ce64" table:formula="of:=[.E867]-[.B867]" office:value-type="currency" office:currency="USD" office:value="11.95" calcext:value-type="currency">
            <text:p>$11.95</text:p>
          </table:table-cell>
          <table:table-cell table:style-name="ce17" table:formula="of:=[.E867]/[.D867]" office:value-type="float" office:value="1.53373867429661" calcext:value-type="float">
            <text:p>1.5337386742966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6-P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20" calcext:value-type="currency">
            <text:p>$520.00</text:p>
          </table:table-cell>
          <table:table-cell table:style-name="ce64" table:formula="of:=[.C868]*0.54" office:value-type="currency" office:currency="USD" office:value="280.8" calcext:value-type="currency">
            <text:p>$280.80</text:p>
          </table:table-cell>
          <table:table-cell table:style-name="ce64" office:value-type="currency" office:currency="USD" office:value="430.95" calcext:value-type="currency">
            <text:p>$430.95</text:p>
          </table:table-cell>
          <table:table-cell table:style-name="ce64" table:formula="of:=[.E868]-[.B868]" office:value-type="currency" office:currency="USD" office:value="10.95" calcext:value-type="currency">
            <text:p>$10.95</text:p>
          </table:table-cell>
          <table:table-cell table:style-name="ce17" table:formula="of:=[.E868]/[.D868]" office:value-type="float" office:value="1.53472222222222" calcext:value-type="float">
            <text:p>1.5347222222222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2NS-P</text:p>
          </table:table-cell>
          <table:table-cell table:style-name="ce8" office:value-type="currency" office:currency="USD" office:value="355" calcext:value-type="currency">
            <text:p>$355.00</text:p>
          </table:table-cell>
          <table:table-cell table:style-name="ce64" office:value-type="currency" office:currency="USD" office:value="444" calcext:value-type="currency">
            <text:p>$444.00</text:p>
          </table:table-cell>
          <table:table-cell table:style-name="ce64" table:formula="of:=[.C869]*0.54" office:value-type="currency" office:currency="USD" office:value="239.76" calcext:value-type="currency">
            <text:p>$239.76</text:p>
          </table:table-cell>
          <table:table-cell table:style-name="ce64" office:value-type="currency" office:currency="USD" office:value="361.95" calcext:value-type="currency">
            <text:p>$361.95</text:p>
          </table:table-cell>
          <table:table-cell table:style-name="ce64" table:formula="of:=[.E869]-[.B869]" office:value-type="currency" office:currency="USD" office:value="6.94999999999999" calcext:value-type="currency">
            <text:p>$6.95</text:p>
          </table:table-cell>
          <table:table-cell table:style-name="ce17" table:formula="of:=[.E869]/[.D869]" office:value-type="float" office:value="1.50963463463463" calcext:value-type="float">
            <text:p>1.5096346346346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3NS-P</text:p>
          </table:table-cell>
          <table:table-cell table:style-name="ce8" office:value-type="currency" office:currency="USD" office:value="391" calcext:value-type="currency">
            <text:p>$391.00</text:p>
          </table:table-cell>
          <table:table-cell table:style-name="ce64" office:value-type="currency" office:currency="USD" office:value="494" calcext:value-type="currency">
            <text:p>$494.00</text:p>
          </table:table-cell>
          <table:table-cell table:style-name="ce64" table:formula="of:=[.C870]*0.54" office:value-type="currency" office:currency="USD" office:value="266.76" calcext:value-type="currency">
            <text:p>$266.76</text:p>
          </table:table-cell>
          <table:table-cell table:style-name="ce64" office:value-type="currency" office:currency="USD" office:value="400.95" calcext:value-type="currency">
            <text:p>$400.95</text:p>
          </table:table-cell>
          <table:table-cell table:style-name="ce64" table:formula="of:=[.E870]-[.B870]" office:value-type="currency" office:currency="USD" office:value="9.94999999999999" calcext:value-type="currency">
            <text:p>$9.95</text:p>
          </table:table-cell>
          <table:table-cell table:style-name="ce17" table:formula="of:=[.E870]/[.D870]" office:value-type="float" office:value="1.50303643724696" calcext:value-type="float">
            <text:p>1.503036437246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4NS-P</text:p>
          </table:table-cell>
          <table:table-cell table:style-name="ce8" office:value-type="currency" office:currency="USD" office:value="476" calcext:value-type="currency">
            <text:p>$476.00</text:p>
          </table:table-cell>
          <table:table-cell table:style-name="ce64" office:value-type="currency" office:currency="USD" office:value="594" calcext:value-type="currency">
            <text:p>$594.00</text:p>
          </table:table-cell>
          <table:table-cell table:style-name="ce64" table:formula="of:=[.C871]*0.54" office:value-type="currency" office:currency="USD" office:value="320.76" calcext:value-type="currency">
            <text:p>$320.76</text:p>
          </table:table-cell>
          <table:table-cell table:style-name="ce64" office:value-type="currency" office:currency="USD" office:value="482.95" calcext:value-type="currency">
            <text:p>$482.95</text:p>
          </table:table-cell>
          <table:table-cell table:style-name="ce64" table:formula="of:=[.E871]-[.B871]" office:value-type="currency" office:currency="USD" office:value="6.94999999999999" calcext:value-type="currency">
            <text:p>$6.95</text:p>
          </table:table-cell>
          <table:table-cell table:style-name="ce17" table:formula="of:=[.E871]/[.D871]" office:value-type="float" office:value="1.50564284823544" calcext:value-type="float">
            <text:p>1.505642848235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5NS-P</text:p>
          </table:table-cell>
          <table:table-cell table:style-name="ce8" office:value-type="currency" office:currency="USD" office:value="538" calcext:value-type="currency">
            <text:p>$538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table:formula="of:=[.C872]*0.54" office:value-type="currency" office:currency="USD" office:value="362.88" calcext:value-type="currency">
            <text:p>$362.88</text:p>
          </table:table-cell>
          <table:table-cell table:style-name="ce64" office:value-type="currency" office:currency="USD" office:value="544" calcext:value-type="currency">
            <text:p>$544.00</text:p>
          </table:table-cell>
          <table:table-cell table:style-name="ce64" table:formula="of:=[.E872]-[.B872]" office:value-type="currency" office:currency="USD" office:value="6" calcext:value-type="currency">
            <text:p>$6.00</text:p>
          </table:table-cell>
          <table:table-cell table:style-name="ce17" table:formula="of:=[.E872]/[.D872]" office:value-type="float" office:value="1.49911816578483" calcext:value-type="float">
            <text:p>1.4991181657848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6NS-P</text:p>
          </table:table-cell>
          <table:table-cell table:style-name="ce8" office:value-type="currency" office:currency="USD" office:value="546" calcext:value-type="currency">
            <text:p>$546.00</text:p>
          </table:table-cell>
          <table:table-cell table:style-name="ce64" office:value-type="currency" office:currency="USD" office:value="751" calcext:value-type="currency">
            <text:p>$751.00</text:p>
          </table:table-cell>
          <table:table-cell table:style-name="ce64" table:formula="of:=[.C873]*0.54" office:value-type="currency" office:currency="USD" office:value="405.54" calcext:value-type="currency">
            <text:p>$405.54</text:p>
          </table:table-cell>
          <table:table-cell table:style-name="ce64" office:value-type="currency" office:currency="USD" office:value="607" calcext:value-type="currency">
            <text:p>$607.00</text:p>
          </table:table-cell>
          <table:table-cell table:style-name="ce64" table:formula="of:=[.E873]-[.B873]" office:value-type="currency" office:currency="USD" office:value="61" calcext:value-type="currency">
            <text:p>$61.00</text:p>
          </table:table-cell>
          <table:table-cell table:style-name="ce17" table:formula="of:=[.E873]/[.D873]" office:value-type="float" office:value="1.49676973911328" calcext:value-type="float">
            <text:p>1.4967697391132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218TR-P</text:p>
          </table:table-cell>
          <table:table-cell table:style-name="ce8" office:value-type="currency" office:currency="USD" office:value="208" calcext:value-type="currency">
            <text:p>$208.00</text:p>
          </table:table-cell>
          <table:table-cell table:style-name="ce64" office:value-type="currency" office:currency="USD" office:value="227" calcext:value-type="currency">
            <text:p>$227.00</text:p>
          </table:table-cell>
          <table:table-cell table:style-name="ce64" table:formula="of:=[.C874]*0.54" office:value-type="currency" office:currency="USD" office:value="122.58" calcext:value-type="currency">
            <text:p>$122.58</text:p>
          </table:table-cell>
          <table:table-cell table:style-name="ce64" office:value-type="currency" office:currency="USD" office:value="227" calcext:value-type="currency">
            <text:p>$227.00</text:p>
          </table:table-cell>
          <table:table-cell table:style-name="ce64" table:formula="of:=[.E874]-[.B874]" office:value-type="currency" office:currency="USD" office:value="19" calcext:value-type="currency">
            <text:p>$19.00</text:p>
          </table:table-cell>
          <table:table-cell table:style-name="ce17" table:formula="of:=[.E874]/[.D874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318TR-P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table:formula="of:=[.C875]*0.54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table:formula="of:=[.E875]-[.B875]" office:value-type="currency" office:currency="USD" office:value="19" calcext:value-type="currency">
            <text:p>$19.00</text:p>
          </table:table-cell>
          <table:table-cell table:style-name="ce17" table:formula="of:=[.E875]/[.D875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418TR-P</text:p>
          </table:table-cell>
          <table:table-cell table:style-name="ce8" office:value-type="currency" office:currency="USD" office:value="285" calcext:value-type="currency">
            <text:p>$285.00</text:p>
          </table:table-cell>
          <table:table-cell table:style-name="ce64" office:value-type="currency" office:currency="USD" office:value="306" calcext:value-type="currency">
            <text:p>$306.00</text:p>
          </table:table-cell>
          <table:table-cell table:style-name="ce64" table:formula="of:=[.C876]*0.54" office:value-type="currency" office:currency="USD" office:value="165.24" calcext:value-type="currency">
            <text:p>$165.24</text:p>
          </table:table-cell>
          <table:table-cell table:style-name="ce64" office:value-type="currency" office:currency="USD" office:value="306" calcext:value-type="currency">
            <text:p>$306.00</text:p>
          </table:table-cell>
          <table:table-cell table:style-name="ce64" table:formula="of:=[.E876]-[.B876]" office:value-type="currency" office:currency="USD" office:value="21" calcext:value-type="currency">
            <text:p>$21.00</text:p>
          </table:table-cell>
          <table:table-cell table:style-name="ce17" table:formula="of:=[.E876]/[.D876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226TR-P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table:formula="of:=[.C877]*0.54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table:formula="of:=[.E877]-[.B877]" office:value-type="currency" office:currency="USD" office:value="19" calcext:value-type="currency">
            <text:p>$19.00</text:p>
          </table:table-cell>
          <table:table-cell table:style-name="ce17" table:formula="of:=[.E877]/[.D877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326TR-P</text:p>
          </table:table-cell>
          <table:table-cell table:style-name="ce8" office:value-type="currency" office:currency="USD" office:value="264" calcext:value-type="currency">
            <text:p>$264.00</text:p>
          </table:table-cell>
          <table:table-cell table:style-name="ce64" office:value-type="currency" office:currency="USD" office:value="283" calcext:value-type="currency">
            <text:p>$283.00</text:p>
          </table:table-cell>
          <table:table-cell table:style-name="ce64" table:formula="of:=[.C878]*0.54" office:value-type="currency" office:currency="USD" office:value="152.82" calcext:value-type="currency">
            <text:p>$152.82</text:p>
          </table:table-cell>
          <table:table-cell table:style-name="ce64" office:value-type="currency" office:currency="USD" office:value="283" calcext:value-type="currency">
            <text:p>$283.00</text:p>
          </table:table-cell>
          <table:table-cell table:style-name="ce64" table:formula="of:=[.E878]-[.B878]" office:value-type="currency" office:currency="USD" office:value="19" calcext:value-type="currency">
            <text:p>$19.00</text:p>
          </table:table-cell>
          <table:table-cell table:style-name="ce17" table:formula="of:=[.E878]/[.D878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426TR-P</text:p>
          </table:table-cell>
          <table:table-cell table:style-name="ce8" office:value-type="currency" office:currency="USD" office:value="350" calcext:value-type="currency">
            <text:p>$350.00</text:p>
          </table:table-cell>
          <table:table-cell table:style-name="ce64" office:value-type="currency" office:currency="USD" office:value="369" calcext:value-type="currency">
            <text:p>$369.00</text:p>
          </table:table-cell>
          <table:table-cell table:style-name="ce64" table:formula="of:=[.C879]*0.54" office:value-type="currency" office:currency="USD" office:value="199.26" calcext:value-type="currency">
            <text:p>$199.26</text:p>
          </table:table-cell>
          <table:table-cell table:style-name="ce64" office:value-type="currency" office:currency="USD" office:value="369" calcext:value-type="currency">
            <text:p>$369.00</text:p>
          </table:table-cell>
          <table:table-cell table:style-name="ce64" table:formula="of:=[.E879]-[.B879]" office:value-type="currency" office:currency="USD" office:value="19" calcext:value-type="currency">
            <text:p>$19.00</text:p>
          </table:table-cell>
          <table:table-cell table:style-name="ce17" table:formula="of:=[.E879]/[.D879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418-P</text:p>
          </table:table-cell>
          <table:table-cell table:style-name="ce8" office:value-type="currency" office:currency="USD" office:value="285" calcext:value-type="currency">
            <text:p>$285.00</text:p>
          </table:table-cell>
          <table:table-cell table:style-name="ce64" office:value-type="currency" office:currency="USD" office:value="306" calcext:value-type="currency">
            <text:p>$306.00</text:p>
          </table:table-cell>
          <table:table-cell table:style-name="ce64" table:formula="of:=[.C880]*0.54" office:value-type="currency" office:currency="USD" office:value="165.24" calcext:value-type="currency">
            <text:p>$165.24</text:p>
          </table:table-cell>
          <table:table-cell table:style-name="ce64" office:value-type="currency" office:currency="USD" office:value="306" calcext:value-type="currency">
            <text:p>$306.00</text:p>
          </table:table-cell>
          <table:table-cell table:style-name="ce64" table:formula="of:=[.E880]-[.B880]" office:value-type="currency" office:currency="USD" office:value="21" calcext:value-type="currency">
            <text:p>$21.00</text:p>
          </table:table-cell>
          <table:table-cell table:style-name="ce17" table:formula="of:=[.E880]/[.D880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519-P</text:p>
          </table:table-cell>
          <table:table-cell table:style-name="ce8" office:value-type="currency" office:currency="USD" office:value="361" calcext:value-type="currency">
            <text:p>$361.00</text:p>
          </table:table-cell>
          <table:table-cell table:style-name="ce64" office:value-type="currency" office:currency="USD" office:value="380" calcext:value-type="currency">
            <text:p>$380.00</text:p>
          </table:table-cell>
          <table:table-cell table:style-name="ce64" table:formula="of:=[.C881]*0.54" office:value-type="currency" office:currency="USD" office:value="205.2" calcext:value-type="currency">
            <text:p>$205.20</text:p>
          </table:table-cell>
          <table:table-cell table:style-name="ce64"/>
          <table:table-cell table:style-name="ce64" table:formula="of:=[.E881]-[.B881]" office:value-type="currency" office:currency="USD" office:value="-361" calcext:value-type="currency">
            <text:p>-$361.00</text:p>
          </table:table-cell>
          <table:table-cell table:style-name="ce17" table:formula="of:=[.E881]/[.D88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FSTR618-P</text:p>
          </table:table-cell>
          <table:table-cell table:style-name="ce8" office:value-type="currency" office:currency="USD" office:value="440" calcext:value-type="currency">
            <text:p>$440.00</text:p>
          </table:table-cell>
          <table:table-cell table:style-name="ce64" office:value-type="currency" office:currency="USD" office:value="459" calcext:value-type="currency">
            <text:p>$459.00</text:p>
          </table:table-cell>
          <table:table-cell table:style-name="ce64" table:formula="of:=[.C882]*0.54" office:value-type="currency" office:currency="USD" office:value="247.86" calcext:value-type="currency">
            <text:p>$247.86</text:p>
          </table:table-cell>
          <table:table-cell table:style-name="ce64" office:value-type="currency" office:currency="USD" office:value="459" calcext:value-type="currency">
            <text:p>$459.00</text:p>
          </table:table-cell>
          <table:table-cell table:style-name="ce64" table:formula="of:=[.E882]-[.B882]" office:value-type="currency" office:currency="USD" office:value="19" calcext:value-type="currency">
            <text:p>$19.00</text:p>
          </table:table-cell>
          <table:table-cell table:style-name="ce17" table:formula="of:=[.E882]/[.D882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426-P</text:p>
          </table:table-cell>
          <table:table-cell table:style-name="ce8" office:value-type="currency" office:currency="USD" office:value="350" calcext:value-type="currency">
            <text:p>$350.00</text:p>
          </table:table-cell>
          <table:table-cell table:style-name="ce64" office:value-type="currency" office:currency="USD" office:value="369" calcext:value-type="currency">
            <text:p>$369.00</text:p>
          </table:table-cell>
          <table:table-cell table:style-name="ce64" table:formula="of:=[.C883]*0.54" office:value-type="currency" office:currency="USD" office:value="199.26" calcext:value-type="currency">
            <text:p>$199.26</text:p>
          </table:table-cell>
          <table:table-cell table:style-name="ce64" office:value-type="currency" office:currency="USD" office:value="369" calcext:value-type="currency">
            <text:p>$369.00</text:p>
          </table:table-cell>
          <table:table-cell table:style-name="ce64" table:formula="of:=[.E883]-[.B883]" office:value-type="currency" office:currency="USD" office:value="19" calcext:value-type="currency">
            <text:p>$19.00</text:p>
          </table:table-cell>
          <table:table-cell table:style-name="ce17" table:formula="of:=[.E883]/[.D883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526-P</text:p>
          </table:table-cell>
          <table:table-cell table:style-name="ce8" office:value-type="currency" office:currency="USD" office:value="433" calcext:value-type="currency">
            <text:p>$433.00</text:p>
          </table:table-cell>
          <table:table-cell table:style-name="ce64" office:value-type="currency" office:currency="USD" office:value="452" calcext:value-type="currency">
            <text:p>$452.00</text:p>
          </table:table-cell>
          <table:table-cell table:style-name="ce64" table:formula="of:=[.C884]*0.54" office:value-type="currency" office:currency="USD" office:value="244.08" calcext:value-type="currency">
            <text:p>$244.08</text:p>
          </table:table-cell>
          <table:table-cell table:style-name="ce64" office:value-type="currency" office:currency="USD" office:value="452" calcext:value-type="currency">
            <text:p>$452.00</text:p>
          </table:table-cell>
          <table:table-cell table:style-name="ce64" table:formula="of:=[.E884]-[.B884]" office:value-type="currency" office:currency="USD" office:value="19" calcext:value-type="currency">
            <text:p>$19.00</text:p>
          </table:table-cell>
          <table:table-cell table:style-name="ce17" table:formula="of:=[.E884]/[.D884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626-P</text:p>
          </table:table-cell>
          <table:table-cell table:style-name="ce8" office:value-type="currency" office:currency="USD" office:value="513" calcext:value-type="currency">
            <text:p>$513.00</text:p>
          </table:table-cell>
          <table:table-cell table:style-name="ce64" office:value-type="currency" office:currency="USD" office:value="532" calcext:value-type="currency">
            <text:p>$532.00</text:p>
          </table:table-cell>
          <table:table-cell table:style-name="ce64" table:formula="of:=[.C885]*0.54" office:value-type="currency" office:currency="USD" office:value="287.28" calcext:value-type="currency">
            <text:p>$287.28</text:p>
          </table:table-cell>
          <table:table-cell table:style-name="ce64" office:value-type="currency" office:currency="USD" office:value="532" calcext:value-type="currency">
            <text:p>$532.00</text:p>
          </table:table-cell>
          <table:table-cell table:style-name="ce64" table:formula="of:=[.E885]-[.B885]" office:value-type="currency" office:currency="USD" office:value="19" calcext:value-type="currency">
            <text:p>$19.00</text:p>
          </table:table-cell>
          <table:table-cell table:style-name="ce17" table:formula="of:=[.E885]/[.D885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ilt and Roll Ladders - Serrated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TR-2-G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402" calcext:value-type="currency">
            <text:p>$402.00</text:p>
          </table:table-cell>
          <table:table-cell table:style-name="ce64" table:formula="of:=[.C889]*0.54" office:value-type="currency" office:currency="USD" office:value="217.08" calcext:value-type="currency">
            <text:p>$217.08</text:p>
          </table:table-cell>
          <table:table-cell table:style-name="ce64" office:value-type="currency" office:currency="USD" office:value="324.95" calcext:value-type="currency">
            <text:p>$324.95</text:p>
          </table:table-cell>
          <table:table-cell table:style-name="ce64" table:formula="of:=[.E889]-[.B889]" office:value-type="currency" office:currency="USD" office:value="4.94999999999999" calcext:value-type="currency">
            <text:p>$4.95</text:p>
          </table:table-cell>
          <table:table-cell table:style-name="ce17" table:formula="of:=[.E889]/[.D889]" office:value-type="float" office:value="1.49691358024691" calcext:value-type="float">
            <text:p>1.4969135802469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3-G</text:p>
          </table:table-cell>
          <table:table-cell table:style-name="ce8" office:value-type="currency" office:currency="USD" office:value="386" calcext:value-type="currency">
            <text:p>$386.00</text:p>
          </table:table-cell>
          <table:table-cell table:style-name="ce64" office:value-type="currency" office:currency="USD" office:value="472" calcext:value-type="currency">
            <text:p>$472.00</text:p>
          </table:table-cell>
          <table:table-cell table:style-name="ce64" table:formula="of:=[.C890]*0.54" office:value-type="currency" office:currency="USD" office:value="254.88" calcext:value-type="currency">
            <text:p>$254.88</text:p>
          </table:table-cell>
          <table:table-cell table:style-name="ce64" office:value-type="currency" office:currency="USD" office:value="393.95" calcext:value-type="currency">
            <text:p>$393.95</text:p>
          </table:table-cell>
          <table:table-cell table:style-name="ce64" table:formula="of:=[.E890]-[.B890]" office:value-type="currency" office:currency="USD" office:value="7.94999999999999" calcext:value-type="currency">
            <text:p>$7.95</text:p>
          </table:table-cell>
          <table:table-cell table:style-name="ce17" table:formula="of:=[.E890]/[.D890]" office:value-type="float" office:value="1.54562931575643" calcext:value-type="float">
            <text:p>1.5456293157564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4-G</text:p>
          </table:table-cell>
          <table:table-cell table:style-name="ce8" office:value-type="currency" office:currency="USD" office:value="434" calcext:value-type="currency">
            <text:p>$434.00</text:p>
          </table:table-cell>
          <table:table-cell table:style-name="ce64" office:value-type="currency" office:currency="USD" office:value="545" calcext:value-type="currency">
            <text:p>$545.00</text:p>
          </table:table-cell>
          <table:table-cell table:style-name="ce64" table:formula="of:=[.C891]*0.54" office:value-type="currency" office:currency="USD" office:value="294.3" calcext:value-type="currency">
            <text:p>$294.30</text:p>
          </table:table-cell>
          <table:table-cell table:style-name="ce64" office:value-type="currency" office:currency="USD" office:value="444.95" calcext:value-type="currency">
            <text:p>$444.95</text:p>
          </table:table-cell>
          <table:table-cell table:style-name="ce64" table:formula="of:=[.E891]-[.B891]" office:value-type="currency" office:currency="USD" office:value="10.95" calcext:value-type="currency">
            <text:p>$10.95</text:p>
          </table:table-cell>
          <table:table-cell table:style-name="ce17" table:formula="of:=[.E891]/[.D891]" office:value-type="float" office:value="1.51189262657153" calcext:value-type="float">
            <text:p>1.5118926265715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5-G</text:p>
          </table:table-cell>
          <table:table-cell table:style-name="ce8" office:value-type="currency" office:currency="USD" office:value="490" calcext:value-type="currency">
            <text:p>$490.00</text:p>
          </table:table-cell>
          <table:table-cell table:style-name="ce64" office:value-type="currency" office:currency="USD" office:value="615" calcext:value-type="currency">
            <text:p>$615.00</text:p>
          </table:table-cell>
          <table:table-cell table:style-name="ce64" table:formula="of:=[.C892]*0.54" office:value-type="currency" office:currency="USD" office:value="332.1" calcext:value-type="currency">
            <text:p>$332.10</text:p>
          </table:table-cell>
          <table:table-cell table:style-name="ce64" office:value-type="currency" office:currency="USD" office:value="497.95" calcext:value-type="currency">
            <text:p>$497.95</text:p>
          </table:table-cell>
          <table:table-cell table:style-name="ce64" table:formula="of:=[.E892]-[.B892]" office:value-type="currency" office:currency="USD" office:value="7.94999999999999" calcext:value-type="currency">
            <text:p>$7.95</text:p>
          </table:table-cell>
          <table:table-cell table:style-name="ce17" table:formula="of:=[.E892]/[.D892]" office:value-type="float" office:value="1.4993977717555" calcext:value-type="float">
            <text:p>1.499397771755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6-G</text:p>
          </table:table-cell>
          <table:table-cell table:style-name="ce8" office:value-type="currency" office:currency="USD" office:value="543" calcext:value-type="currency">
            <text:p>$543.00</text:p>
          </table:table-cell>
          <table:table-cell table:style-name="ce64" office:value-type="currency" office:currency="USD" office:value="686" calcext:value-type="currency">
            <text:p>$686.00</text:p>
          </table:table-cell>
          <table:table-cell table:style-name="ce64" table:formula="of:=[.C893]*0.54" office:value-type="currency" office:currency="USD" office:value="370.44" calcext:value-type="currency">
            <text:p>$370.44</text:p>
          </table:table-cell>
          <table:table-cell table:style-name="ce64" office:value-type="currency" office:currency="USD" office:value="555" calcext:value-type="currency">
            <text:p>$555.00</text:p>
          </table:table-cell>
          <table:table-cell table:style-name="ce64" table:formula="of:=[.E893]-[.B893]" office:value-type="currency" office:currency="USD" office:value="12" calcext:value-type="currency">
            <text:p>$12.00</text:p>
          </table:table-cell>
          <table:table-cell table:style-name="ce17" table:formula="of:=[.E893]/[.D893]" office:value-type="float" office:value="1.49821833495303" calcext:value-type="float">
            <text:p>1.4982183349530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2NS-G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 office:value-type="currency" office:currency="USD" office:value="602" calcext:value-type="currency">
            <text:p>$602.00</text:p>
          </table:table-cell>
          <table:table-cell table:style-name="ce64" table:formula="of:=[.C894]*0.54" office:value-type="currency" office:currency="USD" office:value="325.08" calcext:value-type="currency">
            <text:p>$325.08</text:p>
          </table:table-cell>
          <table:table-cell table:style-name="ce64" office:value-type="currency" office:currency="USD" office:value="486.95" calcext:value-type="currency">
            <text:p>$486.95</text:p>
          </table:table-cell>
          <table:table-cell table:style-name="ce64" table:formula="of:=[.E894]-[.B894]" office:value-type="currency" office:currency="USD" office:value="6.94999999999999" calcext:value-type="currency">
            <text:p>$6.95</text:p>
          </table:table-cell>
          <table:table-cell table:style-name="ce17" table:formula="of:=[.E894]/[.D894]" office:value-type="float" office:value="1.4979389688692" calcext:value-type="float">
            <text:p>1.49793896886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3NS-G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 office:value-type="currency" office:currency="USD" office:value="653" calcext:value-type="currency">
            <text:p>$653.00</text:p>
          </table:table-cell>
          <table:table-cell table:style-name="ce64" table:formula="of:=[.C895]*0.54" office:value-type="currency" office:currency="USD" office:value="352.62" calcext:value-type="currency">
            <text:p>$352.62</text:p>
          </table:table-cell>
          <table:table-cell table:style-name="ce64" office:value-type="currency" office:currency="USD" office:value="529" calcext:value-type="currency">
            <text:p>$529.00</text:p>
          </table:table-cell>
          <table:table-cell table:style-name="ce64" table:formula="of:=[.E895]-[.B895]" office:value-type="currency" office:currency="USD" office:value="9" calcext:value-type="currency">
            <text:p>$9.00</text:p>
          </table:table-cell>
          <table:table-cell table:style-name="ce17" table:formula="of:=[.E895]/[.D895]" office:value-type="float" office:value="1.50019851398106" calcext:value-type="float">
            <text:p>1.5001985139810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4NS-G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 office:value-type="currency" office:currency="USD" office:value="784" calcext:value-type="currency">
            <text:p>$784.00</text:p>
          </table:table-cell>
          <table:table-cell table:style-name="ce64" table:formula="of:=[.C896]*0.54" office:value-type="currency" office:currency="USD" office:value="423.36" calcext:value-type="currency">
            <text:p>$423.36</text:p>
          </table:table-cell>
          <table:table-cell table:style-name="ce64" office:value-type="currency" office:currency="USD" office:value="633" calcext:value-type="currency">
            <text:p>$633.00</text:p>
          </table:table-cell>
          <table:table-cell table:style-name="ce64" table:formula="of:=[.E896]-[.B896]" office:value-type="currency" office:currency="USD" office:value="3" calcext:value-type="currency">
            <text:p>$3.00</text:p>
          </table:table-cell>
          <table:table-cell table:style-name="ce17" table:formula="of:=[.E896]/[.D896]" office:value-type="float" office:value="1.49518140589569" calcext:value-type="float">
            <text:p>1.4951814058956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218TR-G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 office:value-type="currency" office:currency="USD" office:value="299" calcext:value-type="currency">
            <text:p>$299.00</text:p>
          </table:table-cell>
          <table:table-cell table:style-name="ce64" table:formula="of:=[.C897]*0.54" office:value-type="currency" office:currency="USD" office:value="161.46" calcext:value-type="currency">
            <text:p>$161.46</text:p>
          </table:table-cell>
          <table:table-cell table:style-name="ce64"/>
          <table:table-cell table:style-name="ce64" table:formula="of:=[.E897]-[.B897]" office:value-type="currency" office:currency="USD" office:value="-245" calcext:value-type="currency">
            <text:p>-$245.00</text:p>
          </table:table-cell>
          <table:table-cell table:style-name="ce17" table:formula="of:=[.E897]/[.D89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H318TR-G</text:p>
          </table:table-cell>
          <table:table-cell table:style-name="ce8" office:value-type="currency" office:currency="USD" office:value="270" calcext:value-type="currency">
            <text:p>$270.00</text:p>
          </table:table-cell>
          <table:table-cell table:style-name="ce64" office:value-type="currency" office:currency="USD" office:value="331" calcext:value-type="currency">
            <text:p>$331.00</text:p>
          </table:table-cell>
          <table:table-cell table:style-name="ce64" table:formula="of:=[.C898]*0.54" office:value-type="currency" office:currency="USD" office:value="178.74" calcext:value-type="currency">
            <text:p>$178.74</text:p>
          </table:table-cell>
          <table:table-cell table:style-name="ce64" office:value-type="currency" office:currency="USD" office:value="292" calcext:value-type="currency">
            <text:p>$292.00</text:p>
          </table:table-cell>
          <table:table-cell table:style-name="ce64" table:formula="of:=[.E898]-[.B898]" office:value-type="currency" office:currency="USD" office:value="22" calcext:value-type="currency">
            <text:p>$22.00</text:p>
          </table:table-cell>
          <table:table-cell table:style-name="ce17" table:formula="of:=[.E898]/[.D898]" office:value-type="float" office:value="1.6336578270113" calcext:value-type="float">
            <text:p>1.6336578270113</text:p>
          </table:table-cell>
          <table:table-cell table:style-name="ce17" office:value-type="string" calcext:value-type="string">
            <text:p>zoro.com</text:p>
          </table:table-cell>
        </table:table-row>
        <table:table-row table:style-name="ro2">
          <table:table-cell table:style-name="ce2" office:value-type="string" calcext:value-type="string">
            <text:p>H418TR-G</text:p>
          </table:table-cell>
          <table:table-cell table:style-name="ce8" office:value-type="currency" office:currency="USD" office:value="326" calcext:value-type="currency">
            <text:p>$326.00</text:p>
          </table:table-cell>
          <table:table-cell table:style-name="ce64" office:value-type="currency" office:currency="USD" office:value="403" calcext:value-type="currency">
            <text:p>$403.00</text:p>
          </table:table-cell>
          <table:table-cell table:style-name="ce64" table:formula="of:=[.C899]*0.54" office:value-type="currency" office:currency="USD" office:value="217.62" calcext:value-type="currency">
            <text:p>$217.62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E899]-[.B899]" office:value-type="currency" office:currency="USD" office:value="10" calcext:value-type="currency">
            <text:p>$10.00</text:p>
          </table:table-cell>
          <table:table-cell table:style-name="ce17" table:formula="of:=[.E899]/[.D899]" office:value-type="float" office:value="1.54397573752412" calcext:value-type="float">
            <text:p>1.54397573752412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L-5NS-G</text:p>
          </table:table-cell>
          <table:table-cell table:style-name="ce8" office:value-type="currency" office:currency="USD" office:value="710" calcext:value-type="currency">
            <text:p>$710.00</text:p>
          </table:table-cell>
          <table:table-cell table:style-name="ce64" office:value-type="currency" office:currency="USD" office:value="888" calcext:value-type="currency">
            <text:p>$888.00</text:p>
          </table:table-cell>
          <table:table-cell table:style-name="ce64" table:formula="of:=[.C900]*0.54" office:value-type="currency" office:currency="USD" office:value="479.52" calcext:value-type="currency">
            <text:p>$479.52</text:p>
          </table:table-cell>
          <table:table-cell table:style-name="ce64" office:value-type="currency" office:currency="USD" office:value="718" calcext:value-type="currency">
            <text:p>$718.00</text:p>
          </table:table-cell>
          <table:table-cell table:style-name="ce64" table:formula="of:=[.E900]-[.B900]" office:value-type="currency" office:currency="USD" office:value="8" calcext:value-type="currency">
            <text:p>$8.00</text:p>
          </table:table-cell>
          <table:table-cell table:style-name="ce17" table:formula="of:=[.E900]/[.D900]" office:value-type="float" office:value="1.49733066399733" calcext:value-type="float">
            <text:p>1.4973306639973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6NS-G</text:p>
          </table:table-cell>
          <table:table-cell table:style-name="ce8" office:value-type="currency" office:currency="USD" office:value="795" calcext:value-type="currency">
            <text:p>$795.00</text:p>
          </table:table-cell>
          <table:table-cell table:style-name="ce64" office:value-type="currency" office:currency="USD" office:value="992" calcext:value-type="currency">
            <text:p>$992.00</text:p>
          </table:table-cell>
          <table:table-cell table:style-name="ce64" table:formula="of:=[.C901]*0.54" office:value-type="currency" office:currency="USD" office:value="535.68" calcext:value-type="currency">
            <text:p>$535.68</text:p>
          </table:table-cell>
          <table:table-cell table:style-name="ce64" office:value-type="currency" office:currency="USD" office:value="808" calcext:value-type="currency">
            <text:p>$808.00</text:p>
          </table:table-cell>
          <table:table-cell table:style-name="ce64" table:formula="of:=[.E901]-[.B901]" office:value-type="currency" office:currency="USD" office:value="13" calcext:value-type="currency">
            <text:p>$13.00</text:p>
          </table:table-cell>
          <table:table-cell table:style-name="ce17" table:formula="of:=[.E901]/[.D901]" office:value-type="float" office:value="1.50836320191159" calcext:value-type="float">
            <text:p>1.5083632019115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226TR-G</text:p>
          </table:table-cell>
          <table:table-cell table:style-name="ce8" office:value-type="currency" office:currency="USD" office:value="270" calcext:value-type="currency">
            <text:p>$270.00</text:p>
          </table:table-cell>
          <table:table-cell table:style-name="ce64" office:value-type="currency" office:currency="USD" office:value="331" calcext:value-type="currency">
            <text:p>$331.00</text:p>
          </table:table-cell>
          <table:table-cell table:style-name="ce64" table:formula="of:=[.C902]*0.54" office:value-type="currency" office:currency="USD" office:value="178.74" calcext:value-type="currency">
            <text:p>$178.74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E902]-[.B902]" office:value-type="currency" office:currency="USD" office:value="5" calcext:value-type="currency">
            <text:p>$5.00</text:p>
          </table:table-cell>
          <table:table-cell table:style-name="ce17" table:formula="of:=[.E902]/[.D902]" office:value-type="float" office:value="1.53854761105516" calcext:value-type="float">
            <text:p>1.5385476110551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326TR-G</text:p>
          </table:table-cell>
          <table:table-cell table:style-name="ce8" office:value-type="currency" office:currency="USD" office:value="300" calcext:value-type="currency">
            <text:p>$300.00</text:p>
          </table:table-cell>
          <table:table-cell table:style-name="ce64" office:value-type="currency" office:currency="USD" office:value="374" calcext:value-type="currency">
            <text:p>$374.00</text:p>
          </table:table-cell>
          <table:table-cell table:style-name="ce64" table:formula="of:=[.C903]*0.54" office:value-type="currency" office:currency="USD" office:value="201.96" calcext:value-type="currency">
            <text:p>$201.96</text:p>
          </table:table-cell>
          <table:table-cell table:style-name="ce64" office:value-type="currency" office:currency="USD" office:value="311" calcext:value-type="currency">
            <text:p>$311.00</text:p>
          </table:table-cell>
          <table:table-cell table:style-name="ce64" table:formula="of:=[.E903]-[.B903]" office:value-type="currency" office:currency="USD" office:value="11" calcext:value-type="currency">
            <text:p>$11.00</text:p>
          </table:table-cell>
          <table:table-cell table:style-name="ce17" table:formula="of:=[.E903]/[.D903]" office:value-type="float" office:value="1.53990889285007" calcext:value-type="float">
            <text:p>1.5399088928500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426TR-G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486" calcext:value-type="currency">
            <text:p>$486.00</text:p>
          </table:table-cell>
          <table:table-cell table:style-name="ce64" table:formula="of:=[.C904]*0.54" office:value-type="currency" office:currency="USD" office:value="262.44" calcext:value-type="currency">
            <text:p>$262.44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E904]-[.B904]" office:value-type="currency" office:currency="USD" office:value="6" calcext:value-type="currency">
            <text:p>$6.00</text:p>
          </table:table-cell>
          <table:table-cell table:style-name="ce17" table:formula="of:=[.E904]/[.D904]" office:value-type="float" office:value="1.54320987654321" calcext:value-type="float">
            <text:p>1.5432098765432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5" office:value-type="string" calcext:value-type="string">
            <text:p>H526TR-G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905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05]-[.B905]" office:value-type="currency" office:currency="USD" office:value="-520" calcext:value-type="currency">
            <text:p>-$520.00</text:p>
          </table:table-cell>
          <table:table-cell table:style-name="ce17" table:formula="of:=[.E905]/[.D9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H626TR-G</text:p>
          </table:table-cell>
          <table:table-cell table:style-name="ce8" office:value-type="currency" office:currency="USD" office:value="607" calcext:value-type="currency">
            <text:p>$607.00</text:p>
          </table:table-cell>
          <table:table-cell table:style-name="ce64"/>
          <table:table-cell table:style-name="ce64" table:formula="of:=[.C906]*0.54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06]-[.B906]" office:value-type="currency" office:currency="USD" office:value="-607" calcext:value-type="currency">
            <text:p>-$607.00</text:p>
          </table:table-cell>
          <table:table-cell table:style-name="ce17" table:formula="of:=[.E906]/[.D90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FSTR418-G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 office:value-type="currency" office:currency="USD" office:value="403" calcext:value-type="currency">
            <text:p>$403.00</text:p>
          </table:table-cell>
          <table:table-cell table:style-name="ce64" table:formula="of:=[.C907]*0.54" office:value-type="currency" office:currency="USD" office:value="217.62" calcext:value-type="currency">
            <text:p>$217.62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E907]-[.B907]" office:value-type="currency" office:currency="USD" office:value="6" calcext:value-type="currency">
            <text:p>$6.00</text:p>
          </table:table-cell>
          <table:table-cell table:style-name="ce17" table:formula="of:=[.E907]/[.D907]" office:value-type="float" office:value="1.54397573752412" calcext:value-type="float">
            <text:p>1.54397573752412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518-G</text:p>
          </table:table-cell>
          <table:table-cell table:style-name="ce8" office:value-type="currency" office:currency="USD" office:value="406" calcext:value-type="currency">
            <text:p>$406.00</text:p>
          </table:table-cell>
          <table:table-cell table:style-name="ce64" office:value-type="currency" office:currency="USD" office:value="501" calcext:value-type="currency">
            <text:p>$501.00</text:p>
          </table:table-cell>
          <table:table-cell table:style-name="ce64" table:formula="of:=[.C908]*0.54" office:value-type="currency" office:currency="USD" office:value="270.54" calcext:value-type="currency">
            <text:p>$270.54</text:p>
          </table:table-cell>
          <table:table-cell table:style-name="ce64" office:value-type="currency" office:currency="USD" office:value="417" calcext:value-type="currency">
            <text:p>$417.00</text:p>
          </table:table-cell>
          <table:table-cell table:style-name="ce64" table:formula="of:=[.E908]-[.B908]" office:value-type="currency" office:currency="USD" office:value="11" calcext:value-type="currency">
            <text:p>$11.00</text:p>
          </table:table-cell>
          <table:table-cell table:style-name="ce17" table:formula="of:=[.E908]/[.D908]" office:value-type="float" office:value="1.54136172100244" calcext:value-type="float">
            <text:p>1.54136172100244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618-G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64" office:value-type="currency" office:currency="USD" office:value="805" calcext:value-type="currency">
            <text:p>$805.00</text:p>
          </table:table-cell>
          <table:table-cell table:style-name="ce64" table:formula="of:=[.C909]*0.54" office:value-type="currency" office:currency="USD" office:value="434.7" calcext:value-type="currency">
            <text:p>$434.70</text:p>
          </table:table-cell>
          <table:table-cell table:style-name="ce64" office:value-type="currency" office:currency="USD" office:value="505" calcext:value-type="currency">
            <text:p>$505.00</text:p>
          </table:table-cell>
          <table:table-cell table:style-name="ce64" table:formula="of:=[.E909]-[.B909]" office:value-type="currency" office:currency="USD" office:value="9" calcext:value-type="currency">
            <text:p>$9.00</text:p>
          </table:table-cell>
          <table:table-cell table:style-name="ce17" table:formula="of:=[.E909]/[.D909]" office:value-type="float" office:value="1.16172072693812" calcext:value-type="float">
            <text:p>1.16172072693812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426-G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486" calcext:value-type="currency">
            <text:p>$486.00</text:p>
          </table:table-cell>
          <table:table-cell table:style-name="ce64" table:formula="of:=[.C910]*0.54" office:value-type="currency" office:currency="USD" office:value="262.44" calcext:value-type="currency">
            <text:p>$262.44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E910]-[.B910]" office:value-type="currency" office:currency="USD" office:value="10" calcext:value-type="currency">
            <text:p>$10.00</text:p>
          </table:table-cell>
          <table:table-cell table:style-name="ce17" table:formula="of:=[.E910]/[.D910]" office:value-type="float" office:value="1.54320987654321" calcext:value-type="float">
            <text:p>1.54320987654321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526-G</text:p>
          </table:table-cell>
          <table:table-cell table:style-name="ce8" office:value-type="currency" office:currency="USD" office:value="486" calcext:value-type="currency">
            <text:p>$486.00</text:p>
          </table:table-cell>
          <table:table-cell table:style-name="ce64" office:value-type="currency" office:currency="USD" office:value="596" calcext:value-type="currency">
            <text:p>$596.00</text:p>
          </table:table-cell>
          <table:table-cell table:style-name="ce64" table:formula="of:=[.C911]*0.54" office:value-type="currency" office:currency="USD" office:value="321.84" calcext:value-type="currency">
            <text:p>$321.84</text:p>
          </table:table-cell>
          <table:table-cell table:style-name="ce64" office:value-type="currency" office:currency="USD" office:value="497" calcext:value-type="currency">
            <text:p>$497.00</text:p>
          </table:table-cell>
          <table:table-cell table:style-name="ce64" table:formula="of:=[.E911]-[.B911]" office:value-type="currency" office:currency="USD" office:value="11" calcext:value-type="currency">
            <text:p>$11.00</text:p>
          </table:table-cell>
          <table:table-cell table:style-name="ce17" table:formula="of:=[.E911]/[.D911]" office:value-type="float" office:value="1.54424558786975" calcext:value-type="float">
            <text:p>1.5442455878697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626-G</text:p>
          </table:table-cell>
          <table:table-cell table:style-name="ce8" office:value-type="currency" office:currency="USD" office:value="579" calcext:value-type="currency">
            <text:p>$579.00</text:p>
          </table:table-cell>
          <table:table-cell table:style-name="ce64" office:value-type="currency" office:currency="USD" office:value="703" calcext:value-type="currency">
            <text:p>$703.00</text:p>
          </table:table-cell>
          <table:table-cell table:style-name="ce64" table:formula="of:=[.C912]*0.54" office:value-type="currency" office:currency="USD" office:value="379.62" calcext:value-type="currency">
            <text:p>$379.62</text:p>
          </table:table-cell>
          <table:table-cell table:style-name="ce64" office:value-type="currency" office:currency="USD" office:value="586" calcext:value-type="currency">
            <text:p>$586.00</text:p>
          </table:table-cell>
          <table:table-cell table:style-name="ce64" table:formula="of:=[.E912]-[.B912]" office:value-type="currency" office:currency="USD" office:value="7" calcext:value-type="currency">
            <text:p>$7.00</text:p>
          </table:table-cell>
          <table:table-cell table:style-name="ce17" table:formula="of:=[.E912]/[.D912]" office:value-type="float" office:value="1.54364891206996" calcext:value-type="float">
            <text:p>1.54364891206996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Tilt and Roll Ladders Expanded Metal Tread Model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L-2NS-X</text:p>
          </table:table-cell>
          <table:table-cell table:style-name="ce8" office:value-type="currency" office:currency="USD" office:value="388" calcext:value-type="currency">
            <text:p>$388.00</text:p>
          </table:table-cell>
          <table:table-cell table:style-name="ce64" office:value-type="currency" office:currency="USD" office:value="493" calcext:value-type="currency">
            <text:p>$493.00</text:p>
          </table:table-cell>
          <table:table-cell table:style-name="ce64" table:formula="of:=[.C916]*0.54" office:value-type="currency" office:currency="USD" office:value="266.22" calcext:value-type="currency">
            <text:p>$266.22</text:p>
          </table:table-cell>
          <table:table-cell table:style-name="ce64" office:value-type="currency" office:currency="USD" office:value="398.95" calcext:value-type="currency">
            <text:p>$398.95</text:p>
          </table:table-cell>
          <table:table-cell table:style-name="ce64" table:formula="of:=[.E916]-[.B916]" office:value-type="currency" office:currency="USD" office:value="10.95" calcext:value-type="currency">
            <text:p>$10.95</text:p>
          </table:table-cell>
          <table:table-cell table:style-name="ce17" table:formula="of:=[.E916]/[.D916]" office:value-type="float" office:value="1.49857260912028" calcext:value-type="float">
            <text:p>1.4985726091202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3NS-X</text:p>
          </table:table-cell>
          <table:table-cell table:style-name="ce8" office:value-type="currency" office:currency="USD" office:value="428" calcext:value-type="currency">
            <text:p>$428.00</text:p>
          </table:table-cell>
          <table:table-cell table:style-name="ce64" office:value-type="currency" office:currency="USD" office:value="544" calcext:value-type="currency">
            <text:p>$544.00</text:p>
          </table:table-cell>
          <table:table-cell table:style-name="ce64" table:formula="of:=[.C917]*0.54" office:value-type="currency" office:currency="USD" office:value="293.76" calcext:value-type="currency">
            <text:p>$293.76</text:p>
          </table:table-cell>
          <table:table-cell table:style-name="ce64" office:value-type="currency" office:currency="USD" office:value="438.95" calcext:value-type="currency">
            <text:p>$438.95</text:p>
          </table:table-cell>
          <table:table-cell table:style-name="ce64" table:formula="of:=[.E917]-[.B917]" office:value-type="currency" office:currency="USD" office:value="10.95" calcext:value-type="currency">
            <text:p>$10.95</text:p>
          </table:table-cell>
          <table:table-cell table:style-name="ce17" table:formula="of:=[.E917]/[.D917]" office:value-type="float" office:value="1.4942470043573" calcext:value-type="float">
            <text:p>1.494247004357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4NS-X</text:p>
          </table:table-cell>
          <table:table-cell table:style-name="ce8" office:value-type="currency" office:currency="USD" office:value="518" calcext:value-type="currency">
            <text:p>$518.00</text:p>
          </table:table-cell>
          <table:table-cell table:style-name="ce64" office:value-type="currency" office:currency="USD" office:value="653" calcext:value-type="currency">
            <text:p>$653.00</text:p>
          </table:table-cell>
          <table:table-cell table:style-name="ce64" table:formula="of:=[.C918]*0.54" office:value-type="currency" office:currency="USD" office:value="352.62" calcext:value-type="currency">
            <text:p>$352.62</text:p>
          </table:table-cell>
          <table:table-cell table:style-name="ce64" office:value-type="currency" office:currency="USD" office:value="529" calcext:value-type="currency">
            <text:p>$529.00</text:p>
          </table:table-cell>
          <table:table-cell table:style-name="ce64" table:formula="of:=[.E918]-[.B918]" office:value-type="currency" office:currency="USD" office:value="11" calcext:value-type="currency">
            <text:p>$11.00</text:p>
          </table:table-cell>
          <table:table-cell table:style-name="ce17" table:formula="of:=[.E918]/[.D918]" office:value-type="float" office:value="1.50019851398106" calcext:value-type="float">
            <text:p>1.5001985139810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5NS-X</text:p>
          </table:table-cell>
          <table:table-cell table:style-name="ce8" office:value-type="currency" office:currency="USD" office:value="606" calcext:value-type="currency">
            <text:p>$606.00</text:p>
          </table:table-cell>
          <table:table-cell table:style-name="ce64" office:value-type="currency" office:currency="USD" office:value="740" calcext:value-type="currency">
            <text:p>$740.00</text:p>
          </table:table-cell>
          <table:table-cell table:style-name="ce64" table:formula="of:=[.C919]*0.54" office:value-type="currency" office:currency="USD" office:value="399.6" calcext:value-type="currency">
            <text:p>$399.60</text:p>
          </table:table-cell>
          <table:table-cell table:style-name="ce64" office:value-type="currency" office:currency="USD" office:value="620" calcext:value-type="currency">
            <text:p>$620.00</text:p>
          </table:table-cell>
          <table:table-cell table:style-name="ce64" table:formula="of:=[.E919]-[.B919]" office:value-type="currency" office:currency="USD" office:value="14" calcext:value-type="currency">
            <text:p>$14.00</text:p>
          </table:table-cell>
          <table:table-cell table:style-name="ce17" table:formula="of:=[.E919]/[.D919]" office:value-type="float" office:value="1.55155155155155" calcext:value-type="float">
            <text:p>1.5515515515515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L-6NS-X</text:p>
          </table:table-cell>
          <table:table-cell table:style-name="ce8" office:value-type="currency" office:currency="USD" office:value="656" calcext:value-type="currency">
            <text:p>$656.00</text:p>
          </table:table-cell>
          <table:table-cell table:style-name="ce64" office:value-type="currency" office:currency="USD" office:value="826" calcext:value-type="currency">
            <text:p>$826.00</text:p>
          </table:table-cell>
          <table:table-cell table:style-name="ce64" table:formula="of:=[.C920]*0.54" office:value-type="currency" office:currency="USD" office:value="446.04" calcext:value-type="currency">
            <text:p>$446.04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table:formula="of:=[.E920]-[.B920]" office:value-type="currency" office:currency="USD" office:value="16" calcext:value-type="currency">
            <text:p>$16.00</text:p>
          </table:table-cell>
          <table:table-cell table:style-name="ce17" table:formula="of:=[.E920]/[.D920]" office:value-type="float" office:value="1.50659133709981" calcext:value-type="float">
            <text:p>1.5065913370998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H218TR-X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C921]*0.54" office:value-type="currency" office:currency="USD" office:value="134.46" calcext:value-type="currency">
            <text:p>$134.46</text:p>
          </table:table-cell>
          <table:table-cell table:style-name="ce64" office:value-type="currency" office:currency="USD" office:value="249" calcext:value-type="currency">
            <text:p>$249.00</text:p>
          </table:table-cell>
          <table:table-cell table:style-name="ce64" table:formula="of:=[.E921]-[.B921]" office:value-type="currency" office:currency="USD" office:value="60" calcext:value-type="currency">
            <text:p>$60.00</text:p>
          </table:table-cell>
          <table:table-cell table:style-name="ce17" table:formula="of:=[.E921]/[.D921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318TR-X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922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E922]-[.B922]" office:value-type="currency" office:currency="USD" office:value="45" calcext:value-type="currency">
            <text:p>$45.00</text:p>
          </table:table-cell>
          <table:table-cell table:style-name="ce17" table:formula="of:=[.E922]/[.D922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418TR-X</text:p>
          </table:table-cell>
          <table:table-cell table:style-name="ce8" office:value-type="currency" office:currency="USD" office:value="276" calcext:value-type="currency">
            <text:p>$276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923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E923]-[.B923]" office:value-type="currency" office:currency="USD" office:value="60" calcext:value-type="currency">
            <text:p>$60.00</text:p>
          </table:table-cell>
          <table:table-cell table:style-name="ce17" table:formula="of:=[.E923]/[.D923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226TR-X</text:p>
          </table:table-cell>
          <table:table-cell table:style-name="ce8" office:value-type="currency" office:currency="USD" office:value="246" calcext:value-type="currency">
            <text:p>$246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924]*0.54" office:value-type="currency" office:currency="USD" office:value="148.5" calcext:value-type="currency">
            <text:p>$148.5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E924]-[.B924]" office:value-type="currency" office:currency="USD" office:value="29" calcext:value-type="currency">
            <text:p>$29.00</text:p>
          </table:table-cell>
          <table:table-cell table:style-name="ce17" table:formula="of:=[.E924]/[.D924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326TR-X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12" calcext:value-type="currency">
            <text:p>$312.00</text:p>
          </table:table-cell>
          <table:table-cell table:style-name="ce64" table:formula="of:=[.C925]*0.54" office:value-type="currency" office:currency="USD" office:value="168.48" calcext:value-type="currency">
            <text:p>$168.48</text:p>
          </table:table-cell>
          <table:table-cell table:style-name="ce64" office:value-type="currency" office:currency="USD" office:value="312" calcext:value-type="currency">
            <text:p>$312.00</text:p>
          </table:table-cell>
          <table:table-cell table:style-name="ce64" table:formula="of:=[.E925]-[.B925]" office:value-type="currency" office:currency="USD" office:value="32" calcext:value-type="currency">
            <text:p>$32.00</text:p>
          </table:table-cell>
          <table:table-cell table:style-name="ce17" table:formula="of:=[.E925]/[.D925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H426TR-X</text:p>
          </table:table-cell>
          <table:table-cell table:style-name="ce8" office:value-type="currency" office:currency="USD" office:value="376" calcext:value-type="currency">
            <text:p>$376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926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E926]-[.B926]" office:value-type="currency" office:currency="USD" office:value="29" calcext:value-type="currency">
            <text:p>$29.00</text:p>
          </table:table-cell>
          <table:table-cell table:style-name="ce17" table:formula="of:=[.E926]/[.D926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TR-2-X</text:p>
          </table:table-cell>
          <table:table-cell table:style-name="ce8" office:value-type="currency" office:currency="USD" office:value="276" calcext:value-type="currency">
            <text:p>$276.00</text:p>
          </table:table-cell>
          <table:table-cell table:style-name="ce64" office:value-type="currency" office:currency="USD" office:value="383" calcext:value-type="currency">
            <text:p>$383.00</text:p>
          </table:table-cell>
          <table:table-cell table:style-name="ce64" table:formula="of:=[.C927]*0.54" office:value-type="currency" office:currency="USD" office:value="206.82" calcext:value-type="currency">
            <text:p>$206.82</text:p>
          </table:table-cell>
          <table:table-cell table:style-name="ce64" office:value-type="currency" office:currency="USD" office:value="312.95" calcext:value-type="currency">
            <text:p>$312.95</text:p>
          </table:table-cell>
          <table:table-cell table:style-name="ce64" table:formula="of:=[.E927]-[.B927]" office:value-type="currency" office:currency="USD" office:value="36.95" calcext:value-type="currency">
            <text:p>$36.95</text:p>
          </table:table-cell>
          <table:table-cell table:style-name="ce17" table:formula="of:=[.E927]/[.D927]" office:value-type="float" office:value="1.51315153273378" calcext:value-type="float">
            <text:p>1.5131515327337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3-X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93" calcext:value-type="currency">
            <text:p>$393.00</text:p>
          </table:table-cell>
          <table:table-cell table:style-name="ce64" table:formula="of:=[.C928]*0.54" office:value-type="currency" office:currency="USD" office:value="212.22" calcext:value-type="currency">
            <text:p>$212.22</text:p>
          </table:table-cell>
          <table:table-cell table:style-name="ce64" office:value-type="currency" office:currency="USD" office:value="318.95" calcext:value-type="currency">
            <text:p>$318.95</text:p>
          </table:table-cell>
          <table:table-cell table:style-name="ce64" table:formula="of:=[.E928]-[.B928]" office:value-type="currency" office:currency="USD" office:value="3.94999999999999" calcext:value-type="currency">
            <text:p>$3.95</text:p>
          </table:table-cell>
          <table:table-cell table:style-name="ce17" table:formula="of:=[.E928]/[.D928]" office:value-type="float" office:value="1.50292149656017" calcext:value-type="float">
            <text:p>1.5029214965601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4-X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 office:value-type="currency" office:currency="USD" office:value="454" calcext:value-type="currency">
            <text:p>$454.00</text:p>
          </table:table-cell>
          <table:table-cell table:style-name="ce64" table:formula="of:=[.C929]*0.54" office:value-type="currency" office:currency="USD" office:value="245.16" calcext:value-type="currency">
            <text:p>$245.16</text:p>
          </table:table-cell>
          <table:table-cell table:style-name="ce64" office:value-type="currency" office:currency="USD" office:value="369.95" calcext:value-type="currency">
            <text:p>$369.95</text:p>
          </table:table-cell>
          <table:table-cell table:style-name="ce64" table:formula="of:=[.E929]-[.B929]" office:value-type="currency" office:currency="USD" office:value="4.94999999999999" calcext:value-type="currency">
            <text:p>$4.95</text:p>
          </table:table-cell>
          <table:table-cell table:style-name="ce17" table:formula="of:=[.E929]/[.D929]" office:value-type="float" office:value="1.50901452112906" calcext:value-type="float">
            <text:p>1.5090145211290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5-X</text:p>
          </table:table-cell>
          <table:table-cell table:style-name="ce8" office:value-type="currency" office:currency="USD" office:value="413" calcext:value-type="currency">
            <text:p>$413.00</text:p>
          </table:table-cell>
          <table:table-cell table:style-name="ce64" office:value-type="currency" office:currency="USD" office:value="513" calcext:value-type="currency">
            <text:p>$513.00</text:p>
          </table:table-cell>
          <table:table-cell table:style-name="ce64" table:formula="of:=[.C930]*0.54" office:value-type="currency" office:currency="USD" office:value="277.02" calcext:value-type="currency">
            <text:p>$277.02</text:p>
          </table:table-cell>
          <table:table-cell table:style-name="ce64" office:value-type="currency" office:currency="USD" office:value="418.95" calcext:value-type="currency">
            <text:p>$418.95</text:p>
          </table:table-cell>
          <table:table-cell table:style-name="ce64" table:formula="of:=[.E930]-[.B930]" office:value-type="currency" office:currency="USD" office:value="5.94999999999999" calcext:value-type="currency">
            <text:p>$5.95</text:p>
          </table:table-cell>
          <table:table-cell table:style-name="ce17" table:formula="of:=[.E930]/[.D930]" office:value-type="float" office:value="1.51234567901235" calcext:value-type="float">
            <text:p>1.5123456790123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R-6-X</text:p>
          </table:table-cell>
          <table:table-cell table:style-name="ce8" office:value-type="currency" office:currency="USD" office:value="466" calcext:value-type="currency">
            <text:p>$466.00</text:p>
          </table:table-cell>
          <table:table-cell table:style-name="ce64" office:value-type="currency" office:currency="USD" office:value="572" calcext:value-type="currency">
            <text:p>$572.00</text:p>
          </table:table-cell>
          <table:table-cell table:style-name="ce64" table:formula="of:=[.C931]*0.54" office:value-type="currency" office:currency="USD" office:value="308.88" calcext:value-type="currency">
            <text:p>$308.88</text:p>
          </table:table-cell>
          <table:table-cell table:style-name="ce64" office:value-type="currency" office:currency="USD" office:value="472.95" calcext:value-type="currency">
            <text:p>$472.95</text:p>
          </table:table-cell>
          <table:table-cell table:style-name="ce64" table:formula="of:=[.E931]-[.B931]" office:value-type="currency" office:currency="USD" office:value="6.94999999999999" calcext:value-type="currency">
            <text:p>$6.95</text:p>
          </table:table-cell>
          <table:table-cell table:style-name="ce17" table:formula="of:=[.E931]/[.D931]" office:value-type="float" office:value="1.53117715617716" calcext:value-type="float">
            <text:p>1.5311771561771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FSTR418-X</text:p>
          </table:table-cell>
          <table:table-cell table:style-name="ce8" office:value-type="currency" office:currency="USD" office:value="287" calcext:value-type="currency">
            <text:p>$287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C932]*0.54" office:value-type="currency" office:currency="USD" office:value="181.44" calcext:value-type="currency">
            <text:p>$181.44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E932]-[.B932]" office:value-type="currency" office:currency="USD" office:value="49" calcext:value-type="currency">
            <text:p>$49.00</text:p>
          </table:table-cell>
          <table:table-cell table:style-name="ce17" table:formula="of:=[.E932]/[.D932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518-X</text:p>
          </table:table-cell>
          <table:table-cell table:style-name="ce8" office:value-type="currency" office:currency="USD" office:value="355" calcext:value-type="currency">
            <text:p>$355.00</text:p>
          </table:table-cell>
          <table:table-cell table:style-name="ce64" office:value-type="currency" office:currency="USD" office:value="417" calcext:value-type="currency">
            <text:p>$417.00</text:p>
          </table:table-cell>
          <table:table-cell table:style-name="ce64" table:formula="of:=[.C933]*0.54" office:value-type="currency" office:currency="USD" office:value="225.18" calcext:value-type="currency">
            <text:p>$225.18</text:p>
          </table:table-cell>
          <table:table-cell table:style-name="ce64" office:value-type="currency" office:currency="USD" office:value="417" calcext:value-type="currency">
            <text:p>$417.00</text:p>
          </table:table-cell>
          <table:table-cell table:style-name="ce64" table:formula="of:=[.E933]-[.B933]" office:value-type="currency" office:currency="USD" office:value="62" calcext:value-type="currency">
            <text:p>$62.00</text:p>
          </table:table-cell>
          <table:table-cell table:style-name="ce17" table:formula="of:=[.E933]/[.D933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618-X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05" calcext:value-type="currency">
            <text:p>$505.00</text:p>
          </table:table-cell>
          <table:table-cell table:style-name="ce64" table:formula="of:=[.C934]*0.54" office:value-type="currency" office:currency="USD" office:value="272.7" calcext:value-type="currency">
            <text:p>$272.70</text:p>
          </table:table-cell>
          <table:table-cell table:style-name="ce64" office:value-type="currency" office:currency="USD" office:value="505" calcext:value-type="currency">
            <text:p>$505.00</text:p>
          </table:table-cell>
          <table:table-cell table:style-name="ce64" table:formula="of:=[.E934]-[.B934]" office:value-type="currency" office:currency="USD" office:value="75" calcext:value-type="currency">
            <text:p>$75.00</text:p>
          </table:table-cell>
          <table:table-cell table:style-name="ce17" table:formula="of:=[.E934]/[.D934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426-X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935]*0.54" office:value-type="currency" office:currency="USD" office:value="218.7" calcext:value-type="currency">
            <text:p>$218.7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E935]-[.B935]" office:value-type="currency" office:currency="USD" office:value="65" calcext:value-type="currency">
            <text:p>$65.00</text:p>
          </table:table-cell>
          <table:table-cell table:style-name="ce17" table:formula="of:=[.E935]/[.D935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526-X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497" calcext:value-type="currency">
            <text:p>$497.00</text:p>
          </table:table-cell>
          <table:table-cell table:style-name="ce64" table:formula="of:=[.C936]*0.54" office:value-type="currency" office:currency="USD" office:value="268.38" calcext:value-type="currency">
            <text:p>$268.38</text:p>
          </table:table-cell>
          <table:table-cell table:style-name="ce64" office:value-type="currency" office:currency="USD" office:value="497" calcext:value-type="currency">
            <text:p>$497.00</text:p>
          </table:table-cell>
          <table:table-cell table:style-name="ce64" table:formula="of:=[.E936]-[.B936]" office:value-type="currency" office:currency="USD" office:value="77" calcext:value-type="currency">
            <text:p>$77.00</text:p>
          </table:table-cell>
          <table:table-cell table:style-name="ce17" table:formula="of:=[.E936]/[.D936]" office:value-type="float" office:value="1.85185185185185" calcext:value-type="float">
            <text:p>1.8518518518518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FSTR626-X</text:p>
          </table:table-cell>
          <table:table-cell table:style-name="ce8" office:value-type="currency" office:currency="USD" office:value="490" calcext:value-type="currency">
            <text:p>$490.00</text:p>
          </table:table-cell>
          <table:table-cell table:style-name="ce64" office:value-type="currency" office:currency="USD" office:value="586" calcext:value-type="currency">
            <text:p>$586.00</text:p>
          </table:table-cell>
          <table:table-cell table:style-name="ce64" table:formula="of:=[.C937]*0.54" office:value-type="currency" office:currency="USD" office:value="316.44" calcext:value-type="currency">
            <text:p>$316.44</text:p>
          </table:table-cell>
          <table:table-cell table:style-name="ce64" office:value-type="currency" office:currency="USD" office:value="583.21" calcext:value-type="currency">
            <text:p>$583.21</text:p>
          </table:table-cell>
          <table:table-cell table:style-name="ce64" table:formula="of:=[.E937]-[.B937]" office:value-type="currency" office:currency="USD" office:value="93.21" calcext:value-type="currency">
            <text:p>$93.21</text:p>
          </table:table-cell>
          <table:table-cell table:style-name="ce17" table:formula="of:=[.E937]/[.D937]" office:value-type="float" office:value="1.84303501453672" calcext:value-type="float">
            <text:p>1.84303501453672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ruck Dock Access Ladd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TA-5-24</text:p>
          </table:table-cell>
          <table:table-cell table:style-name="ce8" office:value-type="currency" office:currency="USD" office:value="470" calcext:value-type="currency">
            <text:p>$470.00</text:p>
          </table:table-cell>
          <table:table-cell table:style-name="ce64" office:value-type="currency" office:currency="USD" office:value="613" calcext:value-type="currency">
            <text:p>$613.00</text:p>
          </table:table-cell>
          <table:table-cell table:style-name="ce64" table:formula="of:=[.C941]*0.54" office:value-type="currency" office:currency="USD" office:value="331.02" calcext:value-type="currency">
            <text:p>$331.02</text:p>
          </table:table-cell>
          <table:table-cell table:style-name="ce64" office:value-type="currency" office:currency="USD" office:value="474.95" calcext:value-type="currency">
            <text:p>$474.95</text:p>
          </table:table-cell>
          <table:table-cell table:style-name="ce64" table:formula="of:=[.E941]-[.B941]" office:value-type="currency" office:currency="USD" office:value="4.94999999999999" calcext:value-type="currency">
            <text:p>$4.95</text:p>
          </table:table-cell>
          <table:table-cell table:style-name="ce17" table:formula="of:=[.E941]/[.D941]" office:value-type="float" office:value="1.43480756449761" calcext:value-type="float">
            <text:p>1.4348075644976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TA-5-36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C942]*0.54" office:value-type="currency" office:currency="USD" office:value="355.86" calcext:value-type="currency">
            <text:p>$355.86</text:p>
          </table:table-cell>
          <table:table-cell table:style-name="ce64" office:value-type="currency" office:currency="USD" office:value="508" calcext:value-type="currency">
            <text:p>$508.00</text:p>
          </table:table-cell>
          <table:table-cell table:style-name="ce64" table:formula="of:=[.E942]-[.B942]" office:value-type="currency" office:currency="USD" office:value="10" calcext:value-type="currency">
            <text:p>$10.00</text:p>
          </table:table-cell>
          <table:table-cell table:style-name="ce17" table:formula="of:=[.E942]/[.D942]" office:value-type="float" office:value="1.42752767942449" calcext:value-type="float">
            <text:p>1.4275276794244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W-TA-5-24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664" calcext:value-type="currency">
            <text:p>$664.00</text:p>
          </table:table-cell>
          <table:table-cell table:style-name="ce64" table:formula="of:=[.C943]*0.54" office:value-type="currency" office:currency="USD" office:value="358.56" calcext:value-type="currency">
            <text:p>$358.56</text:p>
          </table:table-cell>
          <table:table-cell table:style-name="ce64" office:value-type="currency" office:currency="USD" office:value="512" calcext:value-type="currency">
            <text:p>$512.00</text:p>
          </table:table-cell>
          <table:table-cell table:style-name="ce64" table:formula="of:=[.E943]-[.B943]" office:value-type="currency" office:currency="USD" office:value="14" calcext:value-type="currency">
            <text:p>$14.00</text:p>
          </table:table-cell>
          <table:table-cell table:style-name="ce17" table:formula="of:=[.E943]/[.D943]" office:value-type="float" office:value="1.42793395805444" calcext:value-type="float">
            <text:p>1.427933958054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SW-TA-5-36</text:p>
          </table:table-cell>
          <table:table-cell table:style-name="ce8" office:value-type="currency" office:currency="USD" office:value="537" calcext:value-type="currency">
            <text:p>$537.00</text:p>
          </table:table-cell>
          <table:table-cell table:style-name="ce64" office:value-type="currency" office:currency="USD" office:value="711" calcext:value-type="currency">
            <text:p>$711.00</text:p>
          </table:table-cell>
          <table:table-cell table:style-name="ce64" table:formula="of:=[.C944]*0.54" office:value-type="currency" office:currency="USD" office:value="383.94" calcext:value-type="currency">
            <text:p>$383.94</text:p>
          </table:table-cell>
          <table:table-cell table:style-name="ce64" office:value-type="currency" office:currency="USD" office:value="544" calcext:value-type="currency">
            <text:p>$544.00</text:p>
          </table:table-cell>
          <table:table-cell table:style-name="ce64" table:formula="of:=[.E944]-[.B944]" office:value-type="currency" office:currency="USD" office:value="7" calcext:value-type="currency">
            <text:p>$7.00</text:p>
          </table:table-cell>
          <table:table-cell table:style-name="ce17" table:formula="of:=[.E944]/[.D944]" office:value-type="float" office:value="1.41688805542533" calcext:value-type="float">
            <text:p>1.4168880554253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Weight Actuated Lockstep Ladders - Abrasive Mat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A052414R</text:p>
          </table:table-cell>
          <table:table-cell table:style-name="ce8" office:value-type="currency" office:currency="USD" office:value="535" calcext:value-type="currency">
            <text:p>$535.00</text:p>
          </table:table-cell>
          <table:table-cell table:style-name="ce64" office:value-type="currency" office:currency="USD" office:value="585" calcext:value-type="currency">
            <text:p>$585.00</text:p>
          </table:table-cell>
          <table:table-cell table:style-name="ce64" table:formula="of:=[.C948]*0.54" office:value-type="currency" office:currency="USD" office:value="315.9" calcext:value-type="currency">
            <text:p>$315.90</text:p>
          </table:table-cell>
          <table:table-cell table:style-name="ce64" office:value-type="currency" office:currency="USD" office:value="540" calcext:value-type="currency">
            <text:p>$540.00</text:p>
          </table:table-cell>
          <table:table-cell table:style-name="ce64" table:formula="of:=[.E948]-[.B948]" office:value-type="currency" office:currency="USD" office:value="5" calcext:value-type="currency">
            <text:p>$5.00</text:p>
          </table:table-cell>
          <table:table-cell table:style-name="ce17" table:formula="of:=[.E948]/[.D948]" office:value-type="float" office:value="1.70940170940171" calcext:value-type="float">
            <text:p>1.70940170940171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WA062414R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64" office:value-type="currency" office:currency="USD" office:value="701" calcext:value-type="currency">
            <text:p>$701.00</text:p>
          </table:table-cell>
          <table:table-cell table:style-name="ce64" table:formula="of:=[.C949]*0.54" office:value-type="currency" office:currency="USD" office:value="378.54" calcext:value-type="currency">
            <text:p>$378.54</text:p>
          </table:table-cell>
          <table:table-cell table:style-name="ce64" office:value-type="currency" office:currency="USD" office:value="501" calcext:value-type="currency">
            <text:p>$501.00</text:p>
          </table:table-cell>
          <table:table-cell table:style-name="ce64" table:formula="of:=[.E949]-[.B949]" office:value-type="currency" office:currency="USD" office:value="6" calcext:value-type="currency">
            <text:p>$6.00</text:p>
          </table:table-cell>
          <table:table-cell table:style-name="ce17" table:formula="of:=[.E949]/[.D949]" office:value-type="float" office:value="1.32350610239341" calcext:value-type="float">
            <text:p>1.3235061023934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2414R</text:p>
          </table:table-cell>
          <table:table-cell table:style-name="ce8" office:value-type="currency" office:currency="USD" office:value="537" calcext:value-type="currency">
            <text:p>$537.0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table:formula="of:=[.C950]*0.54" office:value-type="currency" office:currency="USD" office:value="410.4" calcext:value-type="currency">
            <text:p>$410.40</text:p>
          </table:table-cell>
          <table:table-cell table:style-name="ce64" office:value-type="currency" office:currency="USD" office:value="542.36" calcext:value-type="currency">
            <text:p>$542.36</text:p>
          </table:table-cell>
          <table:table-cell table:style-name="ce64" table:formula="of:=[.E950]-[.B950]" office:value-type="currency" office:currency="USD" office:value="5.36000000000001" calcext:value-type="currency">
            <text:p>$5.36</text:p>
          </table:table-cell>
          <table:table-cell table:style-name="ce17" table:formula="of:=[.E950]/[.D950]" office:value-type="float" office:value="1.32153996101365" calcext:value-type="float">
            <text:p>1.32153996101365</text:p>
          </table:table-cell>
          <table:table-cell table:style-name="ce17" office:value-type="string" calcext:value-type="string">
            <text:p>octopart.com</text:p>
          </table:table-cell>
        </table:table-row>
        <table:table-row table:style-name="ro2">
          <table:table-cell table:style-name="ce2" office:value-type="string" calcext:value-type="string">
            <text:p>WA082414R</text:p>
          </table:table-cell>
          <table:table-cell table:style-name="ce8" office:value-type="currency" office:currency="USD" office:value="848" calcext:value-type="currency">
            <text:p>$848.00</text:p>
          </table:table-cell>
          <table:table-cell table:style-name="ce64" office:value-type="currency" office:currency="USD" office:value="924" calcext:value-type="currency">
            <text:p>$924.00</text:p>
          </table:table-cell>
          <table:table-cell table:style-name="ce64" table:formula="of:=[.C951]*0.54" office:value-type="currency" office:currency="USD" office:value="498.96" calcext:value-type="currency">
            <text:p>$498.96</text:p>
          </table:table-cell>
          <table:table-cell table:style-name="ce64" office:value-type="currency" office:currency="USD" office:value="853" calcext:value-type="currency">
            <text:p>$853.00</text:p>
          </table:table-cell>
          <table:table-cell table:style-name="ce64" table:formula="of:=[.E951]-[.B951]" office:value-type="currency" office:currency="USD" office:value="5" calcext:value-type="currency">
            <text:p>$5.00</text:p>
          </table:table-cell>
          <table:table-cell table:style-name="ce17" table:formula="of:=[.E951]/[.D951]" office:value-type="float" office:value="1.70955587622254" calcext:value-type="float">
            <text:p>1.70955587622254</text:p>
          </table:table-cell>
          <table:table-cell table:style-name="ce17" office:value-type="string" calcext:value-type="string">
            <text:p>materialhandlingsolutions.com</text:p>
          </table:table-cell>
        </table:table-row>
        <table:table-row table:style-name="ro2">
          <table:table-cell table:style-name="ce2" office:value-type="string" calcext:value-type="string">
            <text:p>WA053214R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64" office:value-type="currency" office:currency="USD" office:value="636" calcext:value-type="currency">
            <text:p>$636.00</text:p>
          </table:table-cell>
          <table:table-cell table:style-name="ce64" table:formula="of:=[.C952]*0.54" office:value-type="currency" office:currency="USD" office:value="343.44" calcext:value-type="currency">
            <text:p>$343.44</text:p>
          </table:table-cell>
          <table:table-cell table:style-name="ce64" office:value-type="currency" office:currency="USD" office:value="470" calcext:value-type="currency">
            <text:p>$470.00</text:p>
          </table:table-cell>
          <table:table-cell table:style-name="ce64" table:formula="of:=[.E952]-[.B952]" office:value-type="currency" office:currency="USD" office:value="5" calcext:value-type="currency">
            <text:p>$5.00</text:p>
          </table:table-cell>
          <table:table-cell table:style-name="ce17" table:formula="of:=[.E952]/[.D952]" office:value-type="float" office:value="1.36850687165153" calcext:value-type="float">
            <text:p>1.36850687165153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063214R</text:p>
          </table:table-cell>
          <table:table-cell table:style-name="ce8" office:value-type="currency" office:currency="USD" office:value="547" calcext:value-type="currency">
            <text:p>$547.00</text:p>
          </table:table-cell>
          <table:table-cell table:style-name="ce64" office:value-type="currency" office:currency="USD" office:value="776" calcext:value-type="currency">
            <text:p>$776.00</text:p>
          </table:table-cell>
          <table:table-cell table:style-name="ce64" table:formula="of:=[.C953]*0.54" office:value-type="currency" office:currency="USD" office:value="419.04" calcext:value-type="currency">
            <text:p>$419.04</text:p>
          </table:table-cell>
          <table:table-cell table:style-name="ce64" office:value-type="currency" office:currency="USD" office:value="553" calcext:value-type="currency">
            <text:p>$553.00</text:p>
          </table:table-cell>
          <table:table-cell table:style-name="ce64" table:formula="of:=[.E953]-[.B953]" office:value-type="currency" office:currency="USD" office:value="6" calcext:value-type="currency">
            <text:p>$6.00</text:p>
          </table:table-cell>
          <table:table-cell table:style-name="ce17" table:formula="of:=[.E953]/[.D953]" office:value-type="float" office:value="1.319683085147" calcext:value-type="float">
            <text:p>1.31968308514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3214R</text:p>
          </table:table-cell>
          <table:table-cell table:style-name="ce8" office:value-type="currency" office:currency="USD" office:value="750" calcext:value-type="currency">
            <text:p>$750.00</text:p>
          </table:table-cell>
          <table:table-cell table:style-name="ce64" office:value-type="currency" office:currency="USD" office:value="840" calcext:value-type="currency">
            <text:p>$840.00</text:p>
          </table:table-cell>
          <table:table-cell table:style-name="ce64" table:formula="of:=[.C954]*0.54" office:value-type="currency" office:currency="USD" office:value="453.6" calcext:value-type="currency">
            <text:p>$453.60</text:p>
          </table:table-cell>
          <table:table-cell table:style-name="ce64" office:value-type="currency" office:currency="USD" office:value="755" calcext:value-type="currency">
            <text:p>$755.00</text:p>
          </table:table-cell>
          <table:table-cell table:style-name="ce64" table:formula="of:=[.E954]-[.B954]" office:value-type="currency" office:currency="USD" office:value="5" calcext:value-type="currency">
            <text:p>$5.00</text:p>
          </table:table-cell>
          <table:table-cell table:style-name="ce17" table:formula="of:=[.E954]/[.D954]" office:value-type="float" office:value="1.66446208112875" calcext:value-type="float">
            <text:p>1.6644620811287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3214R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64" office:value-type="currency" office:currency="USD" office:value="985" calcext:value-type="currency">
            <text:p>$985.00</text:p>
          </table:table-cell>
          <table:table-cell table:style-name="ce64" table:formula="of:=[.C955]*0.54" office:value-type="currency" office:currency="USD" office:value="531.9" calcext:value-type="currency">
            <text:p>$531.90</text:p>
          </table:table-cell>
          <table:table-cell table:style-name="ce64" office:value-type="currency" office:currency="USD" office:value="884" calcext:value-type="currency">
            <text:p>$884.00</text:p>
          </table:table-cell>
          <table:table-cell table:style-name="ce64" table:formula="of:=[.E955]-[.B955]" office:value-type="currency" office:currency="USD" office:value="5" calcext:value-type="currency">
            <text:p>$5.00</text:p>
          </table:table-cell>
          <table:table-cell table:style-name="ce17" table:formula="of:=[.E955]/[.D955]" office:value-type="float" office:value="1.66196653506298" calcext:value-type="float">
            <text:p>1.6619665350629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93214R</text:p>
          </table:table-cell>
          <table:table-cell table:style-name="ce8" office:value-type="currency" office:currency="USD" office:value="780" calcext:value-type="currency">
            <text:p>$780.00</text:p>
          </table:table-cell>
          <table:table-cell table:style-name="ce64" office:value-type="currency" office:currency="USD" office:value="1064" calcext:value-type="currency">
            <text:p>$1,064.00</text:p>
          </table:table-cell>
          <table:table-cell table:style-name="ce64" table:formula="of:=[.C956]*0.54" office:value-type="currency" office:currency="USD" office:value="574.56" calcext:value-type="currency">
            <text:p>$574.56</text:p>
          </table:table-cell>
          <table:table-cell table:style-name="ce64" office:value-type="currency" office:currency="USD" office:value="786.5" calcext:value-type="currency">
            <text:p>$786.50</text:p>
          </table:table-cell>
          <table:table-cell table:style-name="ce64" table:formula="of:=[.E956]-[.B956]" office:value-type="currency" office:currency="USD" office:value="6.5" calcext:value-type="currency">
            <text:p>$6.50</text:p>
          </table:table-cell>
          <table:table-cell table:style-name="ce17" table:formula="of:=[.E956]/[.D956]" office:value-type="float" office:value="1.36887357282094" calcext:value-type="float">
            <text:p>1.3688735728209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103214R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 office:value-type="currency" office:currency="USD" office:value="1169" calcext:value-type="currency">
            <text:p>$1,169.00</text:p>
          </table:table-cell>
          <table:table-cell table:style-name="ce64" table:formula="of:=[.C957]*0.54" office:value-type="currency" office:currency="USD" office:value="631.26" calcext:value-type="currency">
            <text:p>$631.26</text:p>
          </table:table-cell>
          <table:table-cell table:style-name="ce64" office:value-type="currency" office:currency="USD" office:value="877" calcext:value-type="currency">
            <text:p>$877.00</text:p>
          </table:table-cell>
          <table:table-cell table:style-name="ce64" table:formula="of:=[.E957]-[.B957]" office:value-type="currency" office:currency="USD" office:value="7" calcext:value-type="currency">
            <text:p>$7.00</text:p>
          </table:table-cell>
          <table:table-cell table:style-name="ce17" table:formula="of:=[.E957]/[.D957]" office:value-type="float" office:value="1.38928492221905" calcext:value-type="float">
            <text:p>1.3892849222190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13214R</text:p>
          </table:table-cell>
          <table:table-cell table:style-name="ce8" office:value-type="currency" office:currency="USD" office:value="909" calcext:value-type="currency">
            <text:p>$909.00</text:p>
          </table:table-cell>
          <table:table-cell table:style-name="ce64" office:value-type="currency" office:currency="USD" office:value="1281" calcext:value-type="currency">
            <text:p>$1,281.00</text:p>
          </table:table-cell>
          <table:table-cell table:style-name="ce64" table:formula="of:=[.C958]*0.54" office:value-type="currency" office:currency="USD" office:value="691.74" calcext:value-type="currency">
            <text:p>$691.74</text:p>
          </table:table-cell>
          <table:table-cell table:style-name="ce64" office:value-type="currency" office:currency="USD" office:value="914" calcext:value-type="currency">
            <text:p>$914.00</text:p>
          </table:table-cell>
          <table:table-cell table:style-name="ce64" table:formula="of:=[.E958]-[.B958]" office:value-type="currency" office:currency="USD" office:value="5" calcext:value-type="currency">
            <text:p>$5.00</text:p>
          </table:table-cell>
          <table:table-cell table:style-name="ce17" table:formula="of:=[.E958]/[.D958]" office:value-type="float" office:value="1.32130569289039" calcext:value-type="float">
            <text:p>1.3213056928903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23214R</text:p>
          </table:table-cell>
          <table:table-cell table:style-name="ce8" office:value-type="currency" office:currency="USD" office:value="979" calcext:value-type="currency">
            <text:p>$979.00</text:p>
          </table:table-cell>
          <table:table-cell table:style-name="ce64" office:value-type="currency" office:currency="USD" office:value="1377" calcext:value-type="currency">
            <text:p>$1,377.00</text:p>
          </table:table-cell>
          <table:table-cell table:style-name="ce64" table:formula="of:=[.C959]*0.54" office:value-type="currency" office:currency="USD" office:value="743.58" calcext:value-type="currency">
            <text:p>$743.58</text:p>
          </table:table-cell>
          <table:table-cell table:style-name="ce64" office:value-type="currency" office:currency="USD" office:value="983" calcext:value-type="currency">
            <text:p>$983.00</text:p>
          </table:table-cell>
          <table:table-cell table:style-name="ce64" table:formula="of:=[.E959]-[.B959]" office:value-type="currency" office:currency="USD" office:value="4" calcext:value-type="currency">
            <text:p>$4.00</text:p>
          </table:table-cell>
          <table:table-cell table:style-name="ce17" table:formula="of:=[.E959]/[.D959]" office:value-type="float" office:value="1.32198283977514" calcext:value-type="float">
            <text:p>1.3219828397751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34014R</text:p>
          </table:table-cell>
          <table:table-cell table:style-name="ce8" office:value-type="currency" office:currency="USD" office:value="1357" calcext:value-type="currency">
            <text:p>$1,357.00</text:p>
          </table:table-cell>
          <table:table-cell table:style-name="ce64" office:value-type="currency" office:currency="USD" office:value="1909" calcext:value-type="currency">
            <text:p>$1,909.00</text:p>
          </table:table-cell>
          <table:table-cell table:style-name="ce64" table:formula="of:=[.C960]*0.54" office:value-type="currency" office:currency="USD" office:value="1030.86" calcext:value-type="currency">
            <text:p>$1,030.86</text:p>
          </table:table-cell>
          <table:table-cell table:style-name="ce64" office:value-type="currency" office:currency="USD" office:value="1362" calcext:value-type="currency">
            <text:p>$1,362.00</text:p>
          </table:table-cell>
          <table:table-cell table:style-name="ce64" table:formula="of:=[.E960]-[.B960]" office:value-type="currency" office:currency="USD" office:value="5" calcext:value-type="currency">
            <text:p>$5.00</text:p>
          </table:table-cell>
          <table:table-cell table:style-name="ce17" table:formula="of:=[.E960]/[.D960]" office:value-type="float" office:value="1.32122693673244" calcext:value-type="float">
            <text:p>1.321226936732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44014R</text:p>
          </table:table-cell>
          <table:table-cell table:style-name="ce8" office:value-type="currency" office:currency="USD" office:value="1780" calcext:value-type="currency">
            <text:p>$1,780.00</text:p>
          </table:table-cell>
          <table:table-cell table:style-name="ce64" office:value-type="currency" office:currency="USD" office:value="1991" calcext:value-type="currency">
            <text:p>$1,991.00</text:p>
          </table:table-cell>
          <table:table-cell table:style-name="ce64" table:formula="of:=[.C961]*0.54" office:value-type="currency" office:currency="USD" office:value="1075.14" calcext:value-type="currency">
            <text:p>$1,075.14</text:p>
          </table:table-cell>
          <table:table-cell table:style-name="ce64" office:value-type="currency" office:currency="USD" office:value="1790" calcext:value-type="currency">
            <text:p>$1,790.00</text:p>
          </table:table-cell>
          <table:table-cell table:style-name="ce64" table:formula="of:=[.E961]-[.B961]" office:value-type="currency" office:currency="USD" office:value="10" calcext:value-type="currency">
            <text:p>$10.00</text:p>
          </table:table-cell>
          <table:table-cell table:style-name="ce17" table:formula="of:=[.E961]/[.D961]" office:value-type="float" office:value="1.6648994549547" calcext:value-type="float">
            <text:p>1.664899454954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54014R</text:p>
          </table:table-cell>
          <table:table-cell table:style-name="ce8" office:value-type="currency" office:currency="USD" office:value="1850" calcext:value-type="currency">
            <text:p>$1,850.00</text:p>
          </table:table-cell>
          <table:table-cell table:style-name="ce64" office:value-type="currency" office:currency="USD" office:value="2071" calcext:value-type="currency">
            <text:p>$2,071.00</text:p>
          </table:table-cell>
          <table:table-cell table:style-name="ce64" table:formula="of:=[.C962]*0.54" office:value-type="currency" office:currency="USD" office:value="1118.34" calcext:value-type="currency">
            <text:p>$1,118.34</text:p>
          </table:table-cell>
          <table:table-cell table:style-name="ce64" office:value-type="currency" office:currency="USD" office:value="1862" calcext:value-type="currency">
            <text:p>$1,862.00</text:p>
          </table:table-cell>
          <table:table-cell table:style-name="ce64" table:formula="of:=[.E962]-[.B962]" office:value-type="currency" office:currency="USD" office:value="12" calcext:value-type="currency">
            <text:p>$12.00</text:p>
          </table:table-cell>
          <table:table-cell table:style-name="ce17" table:formula="of:=[.E962]/[.D962]" office:value-type="float" office:value="1.66496772001359" calcext:value-type="float">
            <text:p>1.6649677200135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Weight Actuated Lockstep Ladders - Expanded Metal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A052414X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 office:value-type="currency" office:currency="USD" office:value="585" calcext:value-type="currency">
            <text:p>$585.00</text:p>
          </table:table-cell>
          <table:table-cell table:style-name="ce64" table:formula="of:=[.C966]*0.54" office:value-type="currency" office:currency="USD" office:value="315.9" calcext:value-type="currency">
            <text:p>$315.90</text:p>
          </table:table-cell>
          <table:table-cell table:style-name="ce64" office:value-type="currency" office:currency="USD" office:value="438.95" calcext:value-type="currency">
            <text:p>$438.95</text:p>
          </table:table-cell>
          <table:table-cell table:style-name="ce64" table:formula="of:=[.E966]-[.B966]" office:value-type="currency" office:currency="USD" office:value="3.94999999999999" calcext:value-type="currency">
            <text:p>$3.95</text:p>
          </table:table-cell>
          <table:table-cell table:style-name="ce17" table:formula="of:=[.E966]/[.D966]" office:value-type="float" office:value="1.38952200063311" calcext:value-type="float">
            <text:p>1.3895220006331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62414X</text:p>
          </table:table-cell>
          <table:table-cell table:style-name="ce8" office:value-type="currency" office:currency="USD" office:value="523" calcext:value-type="currency">
            <text:p>$523.00</text:p>
          </table:table-cell>
          <table:table-cell table:style-name="ce64" office:value-type="currency" office:currency="USD" office:value="701" calcext:value-type="currency">
            <text:p>$701.00</text:p>
          </table:table-cell>
          <table:table-cell table:style-name="ce64" table:formula="of:=[.C967]*0.54" office:value-type="currency" office:currency="USD" office:value="378.54" calcext:value-type="currency">
            <text:p>$378.54</text:p>
          </table:table-cell>
          <table:table-cell table:style-name="ce64" office:value-type="currency" office:currency="USD" office:value="526" calcext:value-type="currency">
            <text:p>$526.00</text:p>
          </table:table-cell>
          <table:table-cell table:style-name="ce64" table:formula="of:=[.E967]-[.B967]" office:value-type="currency" office:currency="USD" office:value="3" calcext:value-type="currency">
            <text:p>$3.00</text:p>
          </table:table-cell>
          <table:table-cell table:style-name="ce17" table:formula="of:=[.E967]/[.D967]" office:value-type="float" office:value="1.38954932107571" calcext:value-type="float">
            <text:p>1.3895493210757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2414X</text:p>
          </table:table-cell>
          <table:table-cell table:style-name="ce8" office:value-type="currency" office:currency="USD" office:value="567" calcext:value-type="currency">
            <text:p>$567.0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table:formula="of:=[.C968]*0.54" office:value-type="currency" office:currency="USD" office:value="410.4" calcext:value-type="currency">
            <text:p>$410.40</text:p>
          </table:table-cell>
          <table:table-cell table:style-name="ce64" office:value-type="currency" office:currency="USD" office:value="570" calcext:value-type="currency">
            <text:p>$570.00</text:p>
          </table:table-cell>
          <table:table-cell table:style-name="ce64" table:formula="of:=[.E968]-[.B968]" office:value-type="currency" office:currency="USD" office:value="3" calcext:value-type="currency">
            <text:p>$3.00</text:p>
          </table:table-cell>
          <table:table-cell table:style-name="ce17" table:formula="of:=[.E968]/[.D968]" office:value-type="float" office:value="1.38888888888889" calcext:value-type="float">
            <text:p>1.3888888888888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2414X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64" office:value-type="currency" office:currency="USD" office:value="924" calcext:value-type="currency">
            <text:p>$924.00</text:p>
          </table:table-cell>
          <table:table-cell table:style-name="ce64" table:formula="of:=[.C969]*0.54" office:value-type="currency" office:currency="USD" office:value="498.96" calcext:value-type="currency">
            <text:p>$498.96</text:p>
          </table:table-cell>
          <table:table-cell table:style-name="ce64" office:value-type="currency" office:currency="USD" office:value="692" calcext:value-type="currency">
            <text:p>$692.00</text:p>
          </table:table-cell>
          <table:table-cell table:style-name="ce64" table:formula="of:=[.E969]-[.B969]" office:value-type="currency" office:currency="USD" office:value="3" calcext:value-type="currency">
            <text:p>$3.00</text:p>
          </table:table-cell>
          <table:table-cell table:style-name="ce17" table:formula="of:=[.E969]/[.D969]" office:value-type="float" office:value="1.38688472021805" calcext:value-type="float">
            <text:p>1.3868847202180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53214X</text:p>
          </table:table-cell>
          <table:table-cell table:style-name="ce8" office:value-type="currency" office:currency="USD" office:value="474" calcext:value-type="currency">
            <text:p>$474.00</text:p>
          </table:table-cell>
          <table:table-cell table:style-name="ce64" office:value-type="currency" office:currency="USD" office:value="636" calcext:value-type="currency">
            <text:p>$636.00</text:p>
          </table:table-cell>
          <table:table-cell table:style-name="ce64" table:formula="of:=[.C970]*0.54" office:value-type="currency" office:currency="USD" office:value="343.44" calcext:value-type="currency">
            <text:p>$343.44</text:p>
          </table:table-cell>
          <table:table-cell table:style-name="ce64" office:value-type="currency" office:currency="USD" office:value="487.75" calcext:value-type="currency">
            <text:p>$487.75</text:p>
          </table:table-cell>
          <table:table-cell table:style-name="ce64" table:formula="of:=[.E970]-[.B970]" office:value-type="currency" office:currency="USD" office:value="13.75" calcext:value-type="currency">
            <text:p>$13.75</text:p>
          </table:table-cell>
          <table:table-cell table:style-name="ce17" table:formula="of:=[.E970]/[.D970]" office:value-type="float" office:value="1.42018984393198" calcext:value-type="float">
            <text:p>1.42018984393198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063214X</text:p>
          </table:table-cell>
          <table:table-cell table:style-name="ce8" office:value-type="currency" office:currency="USD" office:value="580" calcext:value-type="currency">
            <text:p>$580.00</text:p>
          </table:table-cell>
          <table:table-cell table:style-name="ce64" office:value-type="currency" office:currency="USD" office:value="776" calcext:value-type="currency">
            <text:p>$776.00</text:p>
          </table:table-cell>
          <table:table-cell table:style-name="ce64" table:formula="of:=[.C971]*0.54" office:value-type="currency" office:currency="USD" office:value="419.04" calcext:value-type="currency">
            <text:p>$419.04</text:p>
          </table:table-cell>
          <table:table-cell table:style-name="ce64" office:value-type="currency" office:currency="USD" office:value="583" calcext:value-type="currency">
            <text:p>$583.00</text:p>
          </table:table-cell>
          <table:table-cell table:style-name="ce64" table:formula="of:=[.E971]-[.B971]" office:value-type="currency" office:currency="USD" office:value="3" calcext:value-type="currency">
            <text:p>$3.00</text:p>
          </table:table-cell>
          <table:table-cell table:style-name="ce17" table:formula="of:=[.E971]/[.D971]" office:value-type="float" office:value="1.39127529591447" calcext:value-type="float">
            <text:p>1.3912752959144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3214X</text:p>
          </table:table-cell>
          <table:table-cell table:style-name="ce8" office:value-type="currency" office:currency="USD" office:value="627" calcext:value-type="currency">
            <text:p>$627.00</text:p>
          </table:table-cell>
          <table:table-cell table:style-name="ce64" office:value-type="currency" office:currency="USD" office:value="840" calcext:value-type="currency">
            <text:p>$840.00</text:p>
          </table:table-cell>
          <table:table-cell table:style-name="ce64" table:formula="of:=[.C972]*0.54" office:value-type="currency" office:currency="USD" office:value="453.6" calcext:value-type="currency">
            <text:p>$453.60</text:p>
          </table:table-cell>
          <table:table-cell table:style-name="ce64" office:value-type="currency" office:currency="USD" office:value="630" calcext:value-type="currency">
            <text:p>$630.00</text:p>
          </table:table-cell>
          <table:table-cell table:style-name="ce64" table:formula="of:=[.E972]-[.B972]" office:value-type="currency" office:currency="USD" office:value="3" calcext:value-type="currency">
            <text:p>$3.00</text:p>
          </table:table-cell>
          <table:table-cell table:style-name="ce17" table:formula="of:=[.E972]/[.D972]" office:value-type="float" office:value="1.38888888888889" calcext:value-type="float">
            <text:p>1.3888888888888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3214X</text:p>
          </table:table-cell>
          <table:table-cell table:style-name="ce8" office:value-type="currency" office:currency="USD" office:value="735" calcext:value-type="currency">
            <text:p>$735.00</text:p>
          </table:table-cell>
          <table:table-cell table:style-name="ce64" office:value-type="currency" office:currency="USD" office:value="985" calcext:value-type="currency">
            <text:p>$985.00</text:p>
          </table:table-cell>
          <table:table-cell table:style-name="ce64" table:formula="of:=[.C973]*0.54" office:value-type="currency" office:currency="USD" office:value="531.9" calcext:value-type="currency">
            <text:p>$531.90</text:p>
          </table:table-cell>
          <table:table-cell table:style-name="ce64" office:value-type="currency" office:currency="USD" office:value="738" calcext:value-type="currency">
            <text:p>$738.00</text:p>
          </table:table-cell>
          <table:table-cell table:style-name="ce64" table:formula="of:=[.E973]-[.B973]" office:value-type="currency" office:currency="USD" office:value="3" calcext:value-type="currency">
            <text:p>$3.00</text:p>
          </table:table-cell>
          <table:table-cell table:style-name="ce17" table:formula="of:=[.E973]/[.D973]" office:value-type="float" office:value="1.38747884940778" calcext:value-type="float">
            <text:p>1.3874788494077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93214X</text:p>
          </table:table-cell>
          <table:table-cell table:style-name="ce8" office:value-type="currency" office:currency="USD" office:value="794" calcext:value-type="currency">
            <text:p>$794.00</text:p>
          </table:table-cell>
          <table:table-cell table:style-name="ce64" office:value-type="currency" office:currency="USD" office:value="1064" calcext:value-type="currency">
            <text:p>$1,064.00</text:p>
          </table:table-cell>
          <table:table-cell table:style-name="ce64" table:formula="of:=[.C974]*0.54" office:value-type="currency" office:currency="USD" office:value="574.56" calcext:value-type="currency">
            <text:p>$574.56</text:p>
          </table:table-cell>
          <table:table-cell table:style-name="ce64" office:value-type="currency" office:currency="USD" office:value="797" calcext:value-type="currency">
            <text:p>$797.00</text:p>
          </table:table-cell>
          <table:table-cell table:style-name="ce64" table:formula="of:=[.E974]-[.B974]" office:value-type="currency" office:currency="USD" office:value="3" calcext:value-type="currency">
            <text:p>$3.00</text:p>
          </table:table-cell>
          <table:table-cell table:style-name="ce17" table:formula="of:=[.E974]/[.D974]" office:value-type="float" office:value="1.38714842662211" calcext:value-type="float">
            <text:p>1.3871484266221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03214X</text:p>
          </table:table-cell>
          <table:table-cell table:style-name="ce8" office:value-type="currency" office:currency="USD" office:value="874" calcext:value-type="currency">
            <text:p>$874.00</text:p>
          </table:table-cell>
          <table:table-cell table:style-name="ce64" office:value-type="currency" office:currency="USD" office:value="1169" calcext:value-type="currency">
            <text:p>$1,169.00</text:p>
          </table:table-cell>
          <table:table-cell table:style-name="ce64" table:formula="of:=[.C975]*0.54" office:value-type="currency" office:currency="USD" office:value="631.26" calcext:value-type="currency">
            <text:p>$631.26</text:p>
          </table:table-cell>
          <table:table-cell table:style-name="ce64" office:value-type="currency" office:currency="USD" office:value="877" calcext:value-type="currency">
            <text:p>$877.00</text:p>
          </table:table-cell>
          <table:table-cell table:style-name="ce64" table:formula="of:=[.E975]-[.B975]" office:value-type="currency" office:currency="USD" office:value="3" calcext:value-type="currency">
            <text:p>$3.00</text:p>
          </table:table-cell>
          <table:table-cell table:style-name="ce17" table:formula="of:=[.E975]/[.D975]" office:value-type="float" office:value="1.38928492221905" calcext:value-type="float">
            <text:p>1.3892849222190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13214X</text:p>
          </table:table-cell>
          <table:table-cell table:style-name="ce8" office:value-type="currency" office:currency="USD" office:value="957" calcext:value-type="currency">
            <text:p>$957.00</text:p>
          </table:table-cell>
          <table:table-cell table:style-name="ce64" office:value-type="currency" office:currency="USD" office:value="1281" calcext:value-type="currency">
            <text:p>$1,281.00</text:p>
          </table:table-cell>
          <table:table-cell table:style-name="ce64" table:formula="of:=[.C976]*0.54" office:value-type="currency" office:currency="USD" office:value="691.74" calcext:value-type="currency">
            <text:p>$691.74</text:p>
          </table:table-cell>
          <table:table-cell table:style-name="ce64" office:value-type="currency" office:currency="USD" office:value="960" calcext:value-type="currency">
            <text:p>$960.00</text:p>
          </table:table-cell>
          <table:table-cell table:style-name="ce64" table:formula="of:=[.E976]-[.B976]" office:value-type="currency" office:currency="USD" office:value="3" calcext:value-type="currency">
            <text:p>$3.00</text:p>
          </table:table-cell>
          <table:table-cell table:style-name="ce17" table:formula="of:=[.E976]/[.D976]" office:value-type="float" office:value="1.38780466649319" calcext:value-type="float">
            <text:p>1.3878046664931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23214X</text:p>
          </table:table-cell>
          <table:table-cell table:style-name="ce8" office:value-type="currency" office:currency="USD" office:value="1029" calcext:value-type="currency">
            <text:p>$1,029.00</text:p>
          </table:table-cell>
          <table:table-cell table:style-name="ce64" office:value-type="currency" office:currency="USD" office:value="1377" calcext:value-type="currency">
            <text:p>$1,377.00</text:p>
          </table:table-cell>
          <table:table-cell table:style-name="ce64" table:formula="of:=[.C977]*0.54" office:value-type="currency" office:currency="USD" office:value="743.58" calcext:value-type="currency">
            <text:p>$743.58</text:p>
          </table:table-cell>
          <table:table-cell table:style-name="ce64" office:value-type="currency" office:currency="USD" office:value="1057" calcext:value-type="currency">
            <text:p>$1,057.00</text:p>
          </table:table-cell>
          <table:table-cell table:style-name="ce64" table:formula="of:=[.E977]-[.B977]" office:value-type="currency" office:currency="USD" office:value="28" calcext:value-type="currency">
            <text:p>$28.00</text:p>
          </table:table-cell>
          <table:table-cell table:style-name="ce17" table:formula="of:=[.E977]/[.D977]" office:value-type="float" office:value="1.42150138519056" calcext:value-type="float">
            <text:p>1.42150138519056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134014X</text:p>
          </table:table-cell>
          <table:table-cell table:style-name="ce8" office:value-type="currency" office:currency="USD" office:value="1427" calcext:value-type="currency">
            <text:p>$1,427.00</text:p>
          </table:table-cell>
          <table:table-cell table:style-name="ce64" office:value-type="currency" office:currency="USD" office:value="1909" calcext:value-type="currency">
            <text:p>$1,909.00</text:p>
          </table:table-cell>
          <table:table-cell table:style-name="ce64" table:formula="of:=[.C978]*0.54" office:value-type="currency" office:currency="USD" office:value="1030.86" calcext:value-type="currency">
            <text:p>$1,030.86</text:p>
          </table:table-cell>
          <table:table-cell table:style-name="ce64" office:value-type="currency" office:currency="USD" office:value="1430" calcext:value-type="currency">
            <text:p>$1,430.00</text:p>
          </table:table-cell>
          <table:table-cell table:style-name="ce64" table:formula="of:=[.E978]-[.B978]" office:value-type="currency" office:currency="USD" office:value="3" calcext:value-type="currency">
            <text:p>$3.00</text:p>
          </table:table-cell>
          <table:table-cell table:style-name="ce17" table:formula="of:=[.E978]/[.D978]" office:value-type="float" office:value="1.38719127718604" calcext:value-type="float">
            <text:p>1.3871912771860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44014X</text:p>
          </table:table-cell>
          <table:table-cell table:style-name="ce8" office:value-type="currency" office:currency="USD" office:value="1488" calcext:value-type="currency">
            <text:p>$1,488.00</text:p>
          </table:table-cell>
          <table:table-cell table:style-name="ce64" office:value-type="currency" office:currency="USD" office:value="1991" calcext:value-type="currency">
            <text:p>$1,991.00</text:p>
          </table:table-cell>
          <table:table-cell table:style-name="ce64" table:formula="of:=[.C979]*0.54" office:value-type="currency" office:currency="USD" office:value="1075.14" calcext:value-type="currency">
            <text:p>$1,075.14</text:p>
          </table:table-cell>
          <table:table-cell table:style-name="ce64" office:value-type="currency" office:currency="USD" office:value="1491" calcext:value-type="currency">
            <text:p>$1,491.00</text:p>
          </table:table-cell>
          <table:table-cell table:style-name="ce64" table:formula="of:=[.E979]-[.B979]" office:value-type="currency" office:currency="USD" office:value="3" calcext:value-type="currency">
            <text:p>$3.00</text:p>
          </table:table-cell>
          <table:table-cell table:style-name="ce17" table:formula="of:=[.E979]/[.D979]" office:value-type="float" office:value="1.38679613817735" calcext:value-type="float">
            <text:p>1.3867961381773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54014X</text:p>
          </table:table-cell>
          <table:table-cell table:style-name="ce8" office:value-type="currency" office:currency="USD" office:value="1548" calcext:value-type="currency">
            <text:p>$1,548.00</text:p>
          </table:table-cell>
          <table:table-cell table:style-name="ce64" office:value-type="currency" office:currency="USD" office:value="2071" calcext:value-type="currency">
            <text:p>$2,071.00</text:p>
          </table:table-cell>
          <table:table-cell table:style-name="ce64" table:formula="of:=[.C980]*0.54" office:value-type="currency" office:currency="USD" office:value="1118.34" calcext:value-type="currency">
            <text:p>$1,118.34</text:p>
          </table:table-cell>
          <table:table-cell table:style-name="ce64" office:value-type="currency" office:currency="USD" office:value="1551" calcext:value-type="currency">
            <text:p>$1,551.00</text:p>
          </table:table-cell>
          <table:table-cell table:style-name="ce64" table:formula="of:=[.E980]-[.B980]" office:value-type="currency" office:currency="USD" office:value="3" calcext:value-type="currency">
            <text:p>$3.00</text:p>
          </table:table-cell>
          <table:table-cell table:style-name="ce17" table:formula="of:=[.E980]/[.D980]" office:value-type="float" office:value="1.38687697837867" calcext:value-type="float">
            <text:p>1.3868769783786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Weight Actuated Lockstep Ladders - Perforated Trea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A052414P</text:p>
          </table:table-cell>
          <table:table-cell table:style-name="ce8" office:value-type="currency" office:currency="USD" office:value="414" calcext:value-type="currency">
            <text:p>$414.00</text:p>
          </table:table-cell>
          <table:table-cell table:style-name="ce64" office:value-type="currency" office:currency="USD" office:value="557" calcext:value-type="currency">
            <text:p>$557.00</text:p>
          </table:table-cell>
          <table:table-cell table:style-name="ce64" table:formula="of:=[.C984]*0.54" office:value-type="currency" office:currency="USD" office:value="300.78" calcext:value-type="currency">
            <text:p>$300.78</text:p>
          </table:table-cell>
          <table:table-cell table:style-name="ce64" office:value-type="currency" office:currency="USD" office:value="417.95" calcext:value-type="currency">
            <text:p>$417.95</text:p>
          </table:table-cell>
          <table:table-cell table:style-name="ce64" table:formula="of:=[.E984]-[.B984]" office:value-type="currency" office:currency="USD" office:value="3.94999999999999" calcext:value-type="currency">
            <text:p>$3.95</text:p>
          </table:table-cell>
          <table:table-cell table:style-name="ce17" table:formula="of:=[.E984]/[.D984]" office:value-type="float" office:value="1.3895538267172" calcext:value-type="float">
            <text:p>1.389553826717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62414P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667" calcext:value-type="currency">
            <text:p>$667.00</text:p>
          </table:table-cell>
          <table:table-cell table:style-name="ce64" table:formula="of:=[.C985]*0.54" office:value-type="currency" office:currency="USD" office:value="360.18" calcext:value-type="currency">
            <text:p>$360.18</text:p>
          </table:table-cell>
          <table:table-cell table:style-name="ce64" office:value-type="currency" office:currency="USD" office:value="501" calcext:value-type="currency">
            <text:p>$501.00</text:p>
          </table:table-cell>
          <table:table-cell table:style-name="ce64" table:formula="of:=[.E985]-[.B985]" office:value-type="currency" office:currency="USD" office:value="3" calcext:value-type="currency">
            <text:p>$3.00</text:p>
          </table:table-cell>
          <table:table-cell table:style-name="ce17" table:formula="of:=[.E985]/[.D985]" office:value-type="float" office:value="1.39097118107613" calcext:value-type="float">
            <text:p>1.3909711810761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2414P</text:p>
          </table:table-cell>
          <table:table-cell table:style-name="ce8" office:value-type="currency" office:currency="USD" office:value="540" calcext:value-type="currency">
            <text:p>$540.00</text:p>
          </table:table-cell>
          <table:table-cell table:style-name="ce64" office:value-type="currency" office:currency="USD" office:value="723" calcext:value-type="currency">
            <text:p>$723.00</text:p>
          </table:table-cell>
          <table:table-cell table:style-name="ce64" table:formula="of:=[.C986]*0.54" office:value-type="currency" office:currency="USD" office:value="390.42" calcext:value-type="currency">
            <text:p>$390.42</text:p>
          </table:table-cell>
          <table:table-cell table:style-name="ce64" office:value-type="currency" office:currency="USD" office:value="543" calcext:value-type="currency">
            <text:p>$543.00</text:p>
          </table:table-cell>
          <table:table-cell table:style-name="ce64" table:formula="of:=[.E986]-[.B986]" office:value-type="currency" office:currency="USD" office:value="3" calcext:value-type="currency">
            <text:p>$3.00</text:p>
          </table:table-cell>
          <table:table-cell table:style-name="ce17" table:formula="of:=[.E986]/[.D986]" office:value-type="float" office:value="1.39080989703396" calcext:value-type="float">
            <text:p>1.390809897033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2414P</text:p>
          </table:table-cell>
          <table:table-cell table:style-name="ce8" office:value-type="currency" office:currency="USD" office:value="657" calcext:value-type="currency">
            <text:p>$657.00</text:p>
          </table:table-cell>
          <table:table-cell table:style-name="ce64" office:value-type="currency" office:currency="USD" office:value="880" calcext:value-type="currency">
            <text:p>$880.00</text:p>
          </table:table-cell>
          <table:table-cell table:style-name="ce64" table:formula="of:=[.C987]*0.54" office:value-type="currency" office:currency="USD" office:value="475.2" calcext:value-type="currency">
            <text:p>$475.20</text:p>
          </table:table-cell>
          <table:table-cell table:style-name="ce64" office:value-type="currency" office:currency="USD" office:value="660" calcext:value-type="currency">
            <text:p>$660.00</text:p>
          </table:table-cell>
          <table:table-cell table:style-name="ce64" table:formula="of:=[.E987]-[.B987]" office:value-type="currency" office:currency="USD" office:value="3" calcext:value-type="currency">
            <text:p>$3.00</text:p>
          </table:table-cell>
          <table:table-cell table:style-name="ce17" table:formula="of:=[.E987]/[.D987]" office:value-type="float" office:value="1.38888888888889" calcext:value-type="float">
            <text:p>1.3888888888888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53214P</text:p>
          </table:table-cell>
          <table:table-cell table:style-name="ce8" office:value-type="currency" office:currency="USD" office:value="449" calcext:value-type="currency">
            <text:p>$449.00</text:p>
          </table:table-cell>
          <table:table-cell table:style-name="ce64" office:value-type="currency" office:currency="USD" office:value="605" calcext:value-type="currency">
            <text:p>$605.00</text:p>
          </table:table-cell>
          <table:table-cell table:style-name="ce64" table:formula="of:=[.C988]*0.54" office:value-type="currency" office:currency="USD" office:value="326.7" calcext:value-type="currency">
            <text:p>$326.70</text:p>
          </table:table-cell>
          <table:table-cell table:style-name="ce64" office:value-type="currency" office:currency="USD" office:value="487.75" calcext:value-type="currency">
            <text:p>$487.75</text:p>
          </table:table-cell>
          <table:table-cell table:style-name="ce64" table:formula="of:=[.E988]-[.B988]" office:value-type="currency" office:currency="USD" office:value="38.75" calcext:value-type="currency">
            <text:p>$38.75</text:p>
          </table:table-cell>
          <table:table-cell table:style-name="ce17" table:formula="of:=[.E988]/[.D988]" office:value-type="float" office:value="1.49295990205081" calcext:value-type="float">
            <text:p>1.49295990205081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063214P</text:p>
          </table:table-cell>
          <table:table-cell table:style-name="ce8" office:value-type="currency" office:currency="USD" office:value="550" calcext:value-type="currency">
            <text:p>$550.00</text:p>
          </table:table-cell>
          <table:table-cell table:style-name="ce64" office:value-type="currency" office:currency="USD" office:value="739" calcext:value-type="currency">
            <text:p>$739.00</text:p>
          </table:table-cell>
          <table:table-cell table:style-name="ce64" table:formula="of:=[.C989]*0.54" office:value-type="currency" office:currency="USD" office:value="399.06" calcext:value-type="currency">
            <text:p>$399.06</text:p>
          </table:table-cell>
          <table:table-cell table:style-name="ce64" office:value-type="currency" office:currency="USD" office:value="553" calcext:value-type="currency">
            <text:p>$553.00</text:p>
          </table:table-cell>
          <table:table-cell table:style-name="ce64" table:formula="of:=[.E989]-[.B989]" office:value-type="currency" office:currency="USD" office:value="3" calcext:value-type="currency">
            <text:p>$3.00</text:p>
          </table:table-cell>
          <table:table-cell table:style-name="ce17" table:formula="of:=[.E989]/[.D989]" office:value-type="float" office:value="1.38575652784043" calcext:value-type="float">
            <text:p>1.3857565278404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3214P</text:p>
          </table:table-cell>
          <table:table-cell table:style-name="ce8" office:value-type="currency" office:currency="USD" office:value="597" calcext:value-type="currency">
            <text:p>$597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990]*0.54" office:value-type="currency" office:currency="USD" office:value="432" calcext:value-type="currency">
            <text:p>$432.00</text:p>
          </table:table-cell>
          <table:table-cell table:style-name="ce64" office:value-type="currency" office:currency="USD" office:value="600" calcext:value-type="currency">
            <text:p>$600.00</text:p>
          </table:table-cell>
          <table:table-cell table:style-name="ce64" table:formula="of:=[.E990]-[.B990]" office:value-type="currency" office:currency="USD" office:value="3" calcext:value-type="currency">
            <text:p>$3.00</text:p>
          </table:table-cell>
          <table:table-cell table:style-name="ce17" table:formula="of:=[.E990]/[.D990]" office:value-type="float" office:value="1.38888888888889" calcext:value-type="float">
            <text:p>1.3888888888888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3214P</text:p>
          </table:table-cell>
          <table:table-cell table:style-name="ce8" office:value-type="currency" office:currency="USD" office:value="700" calcext:value-type="currency">
            <text:p>$700.00</text:p>
          </table:table-cell>
          <table:table-cell table:style-name="ce64" office:value-type="currency" office:currency="USD" office:value="938" calcext:value-type="currency">
            <text:p>$938.00</text:p>
          </table:table-cell>
          <table:table-cell table:style-name="ce64" table:formula="of:=[.C991]*0.54" office:value-type="currency" office:currency="USD" office:value="506.52" calcext:value-type="currency">
            <text:p>$506.52</text:p>
          </table:table-cell>
          <table:table-cell table:style-name="ce64" office:value-type="currency" office:currency="USD" office:value="755.5" calcext:value-type="currency">
            <text:p>$755.50</text:p>
          </table:table-cell>
          <table:table-cell table:style-name="ce64" table:formula="of:=[.E991]-[.B991]" office:value-type="currency" office:currency="USD" office:value="55.5" calcext:value-type="currency">
            <text:p>$55.50</text:p>
          </table:table-cell>
          <table:table-cell table:style-name="ce17" table:formula="of:=[.E991]/[.D991]" office:value-type="float" office:value="1.49155018558004" calcext:value-type="float">
            <text:p>1.4915501855800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093214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 office:value-type="currency" office:currency="USD" office:value="1013" calcext:value-type="currency">
            <text:p>$1,013.00</text:p>
          </table:table-cell>
          <table:table-cell table:style-name="ce64" table:formula="of:=[.C992]*0.54" office:value-type="currency" office:currency="USD" office:value="547.02" calcext:value-type="currency">
            <text:p>$547.02</text:p>
          </table:table-cell>
          <table:table-cell table:style-name="ce64" office:value-type="currency" office:currency="USD" office:value="816.5" calcext:value-type="currency">
            <text:p>$816.50</text:p>
          </table:table-cell>
          <table:table-cell table:style-name="ce64" table:formula="of:=[.E992]-[.B992]" office:value-type="currency" office:currency="USD" office:value="61.5" calcext:value-type="currency">
            <text:p>$61.50</text:p>
          </table:table-cell>
          <table:table-cell table:style-name="ce17" table:formula="of:=[.E992]/[.D992]" office:value-type="float" office:value="1.49263281050053" calcext:value-type="float">
            <text:p>1.49263281050053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103214P</text:p>
          </table:table-cell>
          <table:table-cell table:style-name="ce8" office:value-type="currency" office:currency="USD" office:value="831" calcext:value-type="currency">
            <text:p>$831.00</text:p>
          </table:table-cell>
          <table:table-cell table:style-name="ce64" office:value-type="currency" office:currency="USD" office:value="1113" calcext:value-type="currency">
            <text:p>$1,113.00</text:p>
          </table:table-cell>
          <table:table-cell table:style-name="ce64" table:formula="of:=[.C993]*0.54" office:value-type="currency" office:currency="USD" office:value="601.02" calcext:value-type="currency">
            <text:p>$601.02</text:p>
          </table:table-cell>
          <table:table-cell table:style-name="ce64" office:value-type="currency" office:currency="USD" office:value="898" calcext:value-type="currency">
            <text:p>$898.00</text:p>
          </table:table-cell>
          <table:table-cell table:style-name="ce64" table:formula="of:=[.E993]-[.B993]" office:value-type="currency" office:currency="USD" office:value="67" calcext:value-type="currency">
            <text:p>$67.00</text:p>
          </table:table-cell>
          <table:table-cell table:style-name="ce17" table:formula="of:=[.E993]/[.D993]" office:value-type="float" office:value="1.49412665135936" calcext:value-type="float">
            <text:p>1.49412665135936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WA113214P</text:p>
          </table:table-cell>
          <table:table-cell table:style-name="ce8" office:value-type="currency" office:currency="USD" office:value="911" calcext:value-type="currency">
            <text:p>$911.00</text:p>
          </table:table-cell>
          <table:table-cell table:style-name="ce64" office:value-type="currency" office:currency="USD" office:value="1220" calcext:value-type="currency">
            <text:p>$1,220.00</text:p>
          </table:table-cell>
          <table:table-cell table:style-name="ce64" table:formula="of:=[.C994]*0.54" office:value-type="currency" office:currency="USD" office:value="658.8" calcext:value-type="currency">
            <text:p>$658.80</text:p>
          </table:table-cell>
          <table:table-cell table:style-name="ce64" office:value-type="currency" office:currency="USD" office:value="914" calcext:value-type="currency">
            <text:p>$914.00</text:p>
          </table:table-cell>
          <table:table-cell table:style-name="ce64" table:formula="of:=[.E994]-[.B994]" office:value-type="currency" office:currency="USD" office:value="3" calcext:value-type="currency">
            <text:p>$3.00</text:p>
          </table:table-cell>
          <table:table-cell table:style-name="ce17" table:formula="of:=[.E994]/[.D994]" office:value-type="float" office:value="1.38737097753491" calcext:value-type="float">
            <text:p>1.3873709775349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23214P</text:p>
          </table:table-cell>
          <table:table-cell table:style-name="ce8" office:value-type="currency" office:currency="USD" office:value="980" calcext:value-type="currency">
            <text:p>$980.00</text:p>
          </table:table-cell>
          <table:table-cell table:style-name="ce64" office:value-type="currency" office:currency="USD" office:value="1311" calcext:value-type="currency">
            <text:p>$1,311.00</text:p>
          </table:table-cell>
          <table:table-cell table:style-name="ce64" table:formula="of:=[.C995]*0.54" office:value-type="currency" office:currency="USD" office:value="707.94" calcext:value-type="currency">
            <text:p>$707.94</text:p>
          </table:table-cell>
          <table:table-cell table:style-name="ce64" office:value-type="currency" office:currency="USD" office:value="983" calcext:value-type="currency">
            <text:p>$983.00</text:p>
          </table:table-cell>
          <table:table-cell table:style-name="ce64" table:formula="of:=[.E995]-[.B995]" office:value-type="currency" office:currency="USD" office:value="3" calcext:value-type="currency">
            <text:p>$3.00</text:p>
          </table:table-cell>
          <table:table-cell table:style-name="ce17" table:formula="of:=[.E995]/[.D995]" office:value-type="float" office:value="1.38853575161737" calcext:value-type="float">
            <text:p>1.3885357516173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34014P</text:p>
          </table:table-cell>
          <table:table-cell table:style-name="ce8" office:value-type="currency" office:currency="USD" office:value="1358" calcext:value-type="currency">
            <text:p>$1,358.00</text:p>
          </table:table-cell>
          <table:table-cell table:style-name="ce64" office:value-type="currency" office:currency="USD" office:value="1818" calcext:value-type="currency">
            <text:p>$1,818.00</text:p>
          </table:table-cell>
          <table:table-cell table:style-name="ce64" table:formula="of:=[.C996]*0.54" office:value-type="currency" office:currency="USD" office:value="981.72" calcext:value-type="currency">
            <text:p>$981.72</text:p>
          </table:table-cell>
          <table:table-cell table:style-name="ce64" office:value-type="currency" office:currency="USD" office:value="1362" calcext:value-type="currency">
            <text:p>$1,362.00</text:p>
          </table:table-cell>
          <table:table-cell table:style-name="ce64" table:formula="of:=[.E996]-[.B996]" office:value-type="currency" office:currency="USD" office:value="4" calcext:value-type="currency">
            <text:p>$4.00</text:p>
          </table:table-cell>
          <table:table-cell table:style-name="ce17" table:formula="of:=[.E996]/[.D996]" office:value-type="float" office:value="1.38736095831805" calcext:value-type="float">
            <text:p>1.3873609583180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44014P</text:p>
          </table:table-cell>
          <table:table-cell table:style-name="ce8" office:value-type="currency" office:currency="USD" office:value="1417" calcext:value-type="currency">
            <text:p>$1,417.00</text:p>
          </table:table-cell>
          <table:table-cell table:style-name="ce64" office:value-type="currency" office:currency="USD" office:value="1896" calcext:value-type="currency">
            <text:p>$1,896.00</text:p>
          </table:table-cell>
          <table:table-cell table:style-name="ce64" table:formula="of:=[.C997]*0.54" office:value-type="currency" office:currency="USD" office:value="1023.84" calcext:value-type="currency">
            <text:p>$1,023.84</text:p>
          </table:table-cell>
          <table:table-cell table:style-name="ce64" office:value-type="currency" office:currency="USD" office:value="1420" calcext:value-type="currency">
            <text:p>$1,420.00</text:p>
          </table:table-cell>
          <table:table-cell table:style-name="ce64" table:formula="of:=[.E997]-[.B997]" office:value-type="currency" office:currency="USD" office:value="3" calcext:value-type="currency">
            <text:p>$3.00</text:p>
          </table:table-cell>
          <table:table-cell table:style-name="ce17" table:formula="of:=[.E997]/[.D997]" office:value-type="float" office:value="1.38693545866542" calcext:value-type="float">
            <text:p>1.3869354586654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54014P</text:p>
          </table:table-cell>
          <table:table-cell table:style-name="ce8" office:value-type="currency" office:currency="USD" office:value="1474" calcext:value-type="currency">
            <text:p>$1,474.00</text:p>
          </table:table-cell>
          <table:table-cell table:style-name="ce64" office:value-type="currency" office:currency="USD" office:value="1973" calcext:value-type="currency">
            <text:p>$1,973.00</text:p>
          </table:table-cell>
          <table:table-cell table:style-name="ce64" table:formula="of:=[.C998]*0.54" office:value-type="currency" office:currency="USD" office:value="1065.42" calcext:value-type="currency">
            <text:p>$1,065.42</text:p>
          </table:table-cell>
          <table:table-cell table:style-name="ce64" office:value-type="currency" office:currency="USD" office:value="1477" calcext:value-type="currency">
            <text:p>$1,477.00</text:p>
          </table:table-cell>
          <table:table-cell table:style-name="ce64" table:formula="of:=[.E998]-[.B998]" office:value-type="currency" office:currency="USD" office:value="3" calcext:value-type="currency">
            <text:p>$3.00</text:p>
          </table:table-cell>
          <table:table-cell table:style-name="ce17" table:formula="of:=[.E998]/[.D998]" office:value-type="float" office:value="1.38630774717952" calcext:value-type="float">
            <text:p>1.3863077471795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Weight Actuated Lockstep Ladders - Serrated Gra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A052414G</text:p>
          </table:table-cell>
          <table:table-cell table:style-name="ce8" office:value-type="currency" office:currency="USD" office:value="524" calcext:value-type="currency">
            <text:p>$524.00</text:p>
          </table:table-cell>
          <table:table-cell table:style-name="ce64" office:value-type="currency" office:currency="USD" office:value="702" calcext:value-type="currency">
            <text:p>$702.00</text:p>
          </table:table-cell>
          <table:table-cell table:style-name="ce64" table:formula="of:=[.C1002]*0.54" office:value-type="currency" office:currency="USD" office:value="379.08" calcext:value-type="currency">
            <text:p>$379.08</text:p>
          </table:table-cell>
          <table:table-cell table:style-name="ce64" office:value-type="currency" office:currency="USD" office:value="527" calcext:value-type="currency">
            <text:p>$527.00</text:p>
          </table:table-cell>
          <table:table-cell table:style-name="ce64" table:formula="of:=[.E1002]-[.B1002]" office:value-type="currency" office:currency="USD" office:value="3" calcext:value-type="currency">
            <text:p>$3.00</text:p>
          </table:table-cell>
          <table:table-cell table:style-name="ce17" table:formula="of:=[.E1002]/[.D1002]" office:value-type="float" office:value="1.39020787168935" calcext:value-type="float">
            <text:p>1.3902078716893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62414G</text:p>
          </table:table-cell>
          <table:table-cell table:style-name="ce8" office:value-type="currency" office:currency="USD" office:value="619" calcext:value-type="currency">
            <text:p>$619.00</text:p>
          </table:table-cell>
          <table:table-cell table:style-name="ce64" office:value-type="currency" office:currency="USD" office:value="841" calcext:value-type="currency">
            <text:p>$841.00</text:p>
          </table:table-cell>
          <table:table-cell table:style-name="ce64" table:formula="of:=[.C1003]*0.54" office:value-type="currency" office:currency="USD" office:value="454.14" calcext:value-type="currency">
            <text:p>$454.14</text:p>
          </table:table-cell>
          <table:table-cell table:style-name="ce64" office:value-type="currency" office:currency="USD" office:value="623.98" calcext:value-type="currency">
            <text:p>$623.98</text:p>
          </table:table-cell>
          <table:table-cell table:style-name="ce64" table:formula="of:=[.E1003]-[.B1003]" office:value-type="currency" office:currency="USD" office:value="4.98000000000002" calcext:value-type="currency">
            <text:p>$4.98</text:p>
          </table:table-cell>
          <table:table-cell table:style-name="ce17" table:formula="of:=[.E1003]/[.D1003]" office:value-type="float" office:value="1.37398159157969" calcext:value-type="float">
            <text:p>1.37398159157969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WA072414G</text:p>
          </table:table-cell>
          <table:table-cell table:style-name="ce8" office:value-type="currency" office:currency="USD" office:value="681" calcext:value-type="currency">
            <text:p>$681.00</text:p>
          </table:table-cell>
          <table:table-cell table:style-name="ce64" office:value-type="currency" office:currency="USD" office:value="912" calcext:value-type="currency">
            <text:p>$912.00</text:p>
          </table:table-cell>
          <table:table-cell table:style-name="ce64" table:formula="of:=[.C1004]*0.54" office:value-type="currency" office:currency="USD" office:value="492.48" calcext:value-type="currency">
            <text:p>$492.48</text:p>
          </table:table-cell>
          <table:table-cell table:style-name="ce64" office:value-type="currency" office:currency="USD" office:value="684" calcext:value-type="currency">
            <text:p>$684.00</text:p>
          </table:table-cell>
          <table:table-cell table:style-name="ce64" table:formula="of:=[.E1004]-[.B1004]" office:value-type="currency" office:currency="USD" office:value="3" calcext:value-type="currency">
            <text:p>$3.00</text:p>
          </table:table-cell>
          <table:table-cell table:style-name="ce17" table:formula="of:=[.E1004]/[.D1004]" office:value-type="float" office:value="1.38888888888889" calcext:value-type="float">
            <text:p>1.3888888888888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2414G</text:p>
          </table:table-cell>
          <table:table-cell table:style-name="ce8" office:value-type="currency" office:currency="USD" office:value="828" calcext:value-type="currency">
            <text:p>$828.00</text:p>
          </table:table-cell>
          <table:table-cell table:style-name="ce64" office:value-type="currency" office:currency="USD" office:value="1109" calcext:value-type="currency">
            <text:p>$1,109.00</text:p>
          </table:table-cell>
          <table:table-cell table:style-name="ce64" table:formula="of:=[.C1005]*0.54" office:value-type="currency" office:currency="USD" office:value="598.86" calcext:value-type="currency">
            <text:p>$598.86</text:p>
          </table:table-cell>
          <table:table-cell table:style-name="ce64" office:value-type="currency" office:currency="USD" office:value="831" calcext:value-type="currency">
            <text:p>$831.00</text:p>
          </table:table-cell>
          <table:table-cell table:style-name="ce64" table:formula="of:=[.E1005]-[.B1005]" office:value-type="currency" office:currency="USD" office:value="3" calcext:value-type="currency">
            <text:p>$3.00</text:p>
          </table:table-cell>
          <table:table-cell table:style-name="ce17" table:formula="of:=[.E1005]/[.D1005]" office:value-type="float" office:value="1.3876365093678" calcext:value-type="float">
            <text:p>1.387636509367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53214G</text:p>
          </table:table-cell>
          <table:table-cell table:style-name="ce8" office:value-type="currency" office:currency="USD" office:value="569" calcext:value-type="currency">
            <text:p>$569.00</text:p>
          </table:table-cell>
          <table:table-cell table:style-name="ce64" office:value-type="currency" office:currency="USD" office:value="763" calcext:value-type="currency">
            <text:p>$763.00</text:p>
          </table:table-cell>
          <table:table-cell table:style-name="ce64" table:formula="of:=[.C1006]*0.54" office:value-type="currency" office:currency="USD" office:value="412.02" calcext:value-type="currency">
            <text:p>$412.02</text:p>
          </table:table-cell>
          <table:table-cell table:style-name="ce64" office:value-type="currency" office:currency="USD" office:value="572" calcext:value-type="currency">
            <text:p>$572.00</text:p>
          </table:table-cell>
          <table:table-cell table:style-name="ce64" table:formula="of:=[.E1006]-[.B1006]" office:value-type="currency" office:currency="USD" office:value="3" calcext:value-type="currency">
            <text:p>$3.00</text:p>
          </table:table-cell>
          <table:table-cell table:style-name="ce17" table:formula="of:=[.E1006]/[.D1006]" office:value-type="float" office:value="1.38828212222708" calcext:value-type="float">
            <text:p>1.3882821222270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63214G</text:p>
          </table:table-cell>
          <table:table-cell table:style-name="ce8" office:value-type="currency" office:currency="USD" office:value="695" calcext:value-type="currency">
            <text:p>$695.00</text:p>
          </table:table-cell>
          <table:table-cell table:style-name="ce64" office:value-type="currency" office:currency="USD" office:value="931" calcext:value-type="currency">
            <text:p>$931.00</text:p>
          </table:table-cell>
          <table:table-cell table:style-name="ce64" table:formula="of:=[.C1007]*0.54" office:value-type="currency" office:currency="USD" office:value="502.74" calcext:value-type="currency">
            <text:p>$502.74</text:p>
          </table:table-cell>
          <table:table-cell table:style-name="ce64" office:value-type="currency" office:currency="USD" office:value="698" calcext:value-type="currency">
            <text:p>$698.00</text:p>
          </table:table-cell>
          <table:table-cell table:style-name="ce64" table:formula="of:=[.E1007]-[.B1007]" office:value-type="currency" office:currency="USD" office:value="3" calcext:value-type="currency">
            <text:p>$3.00</text:p>
          </table:table-cell>
          <table:table-cell table:style-name="ce17" table:formula="of:=[.E1007]/[.D1007]" office:value-type="float" office:value="1.38839161395552" calcext:value-type="float">
            <text:p>1.3883916139555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73214G</text:p>
          </table:table-cell>
          <table:table-cell table:style-name="ce8" office:value-type="currency" office:currency="USD" office:value="752" calcext:value-type="currency">
            <text:p>$752.00</text:p>
          </table:table-cell>
          <table:table-cell table:style-name="ce64" office:value-type="currency" office:currency="USD" office:value="1008" calcext:value-type="currency">
            <text:p>$1,008.00</text:p>
          </table:table-cell>
          <table:table-cell table:style-name="ce64" table:formula="of:=[.C1008]*0.54" office:value-type="currency" office:currency="USD" office:value="544.32" calcext:value-type="currency">
            <text:p>$544.32</text:p>
          </table:table-cell>
          <table:table-cell table:style-name="ce64" office:value-type="currency" office:currency="USD" office:value="755" calcext:value-type="currency">
            <text:p>$755.00</text:p>
          </table:table-cell>
          <table:table-cell table:style-name="ce64" table:formula="of:=[.E1008]-[.B1008]" office:value-type="currency" office:currency="USD" office:value="3" calcext:value-type="currency">
            <text:p>$3.00</text:p>
          </table:table-cell>
          <table:table-cell table:style-name="ce17" table:formula="of:=[.E1008]/[.D1008]" office:value-type="float" office:value="1.38705173427396" calcext:value-type="float">
            <text:p>1.3870517342739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83214G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64" office:value-type="currency" office:currency="USD" office:value="1181" calcext:value-type="currency">
            <text:p>$1,181.00</text:p>
          </table:table-cell>
          <table:table-cell table:style-name="ce64" table:formula="of:=[.C1009]*0.54" office:value-type="currency" office:currency="USD" office:value="637.74" calcext:value-type="currency">
            <text:p>$637.74</text:p>
          </table:table-cell>
          <table:table-cell table:style-name="ce64" office:value-type="currency" office:currency="USD" office:value="884" calcext:value-type="currency">
            <text:p>$884.00</text:p>
          </table:table-cell>
          <table:table-cell table:style-name="ce64" table:formula="of:=[.E1009]-[.B1009]" office:value-type="currency" office:currency="USD" office:value="3" calcext:value-type="currency">
            <text:p>$3.00</text:p>
          </table:table-cell>
          <table:table-cell table:style-name="ce17" table:formula="of:=[.E1009]/[.D1009]" office:value-type="float" office:value="1.38614482390943" calcext:value-type="float">
            <text:p>1.3861448239094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093214G</text:p>
          </table:table-cell>
          <table:table-cell table:style-name="ce8" office:value-type="currency" office:currency="USD" office:value="954" calcext:value-type="currency">
            <text:p>$954.00</text:p>
          </table:table-cell>
          <table:table-cell table:style-name="ce64" office:value-type="currency" office:currency="USD" office:value="1277" calcext:value-type="currency">
            <text:p>$1,277.00</text:p>
          </table:table-cell>
          <table:table-cell table:style-name="ce64" table:formula="of:=[.C1010]*0.54" office:value-type="currency" office:currency="USD" office:value="689.58" calcext:value-type="currency">
            <text:p>$689.58</text:p>
          </table:table-cell>
          <table:table-cell table:style-name="ce64" office:value-type="currency" office:currency="USD" office:value="957" calcext:value-type="currency">
            <text:p>$957.00</text:p>
          </table:table-cell>
          <table:table-cell table:style-name="ce64" table:formula="of:=[.E1010]-[.B1010]" office:value-type="currency" office:currency="USD" office:value="3" calcext:value-type="currency">
            <text:p>$3.00</text:p>
          </table:table-cell>
          <table:table-cell table:style-name="ce17" table:formula="of:=[.E1010]/[.D1010]" office:value-type="float" office:value="1.38780127033847" calcext:value-type="float">
            <text:p>1.3878012703384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03214G</text:p>
          </table:table-cell>
          <table:table-cell table:style-name="ce8" office:value-type="currency" office:currency="USD" office:value="1048" calcext:value-type="currency">
            <text:p>$1,048.00</text:p>
          </table:table-cell>
          <table:table-cell table:style-name="ce64" office:value-type="currency" office:currency="USD" office:value="1403" calcext:value-type="currency">
            <text:p>$1,403.00</text:p>
          </table:table-cell>
          <table:table-cell table:style-name="ce64" table:formula="of:=[.C1011]*0.54" office:value-type="currency" office:currency="USD" office:value="757.62" calcext:value-type="currency">
            <text:p>$757.62</text:p>
          </table:table-cell>
          <table:table-cell table:style-name="ce64" office:value-type="currency" office:currency="USD" office:value="1051" calcext:value-type="currency">
            <text:p>$1,051.00</text:p>
          </table:table-cell>
          <table:table-cell table:style-name="ce64" table:formula="of:=[.E1011]-[.B1011]" office:value-type="currency" office:currency="USD" office:value="3" calcext:value-type="currency">
            <text:p>$3.00</text:p>
          </table:table-cell>
          <table:table-cell table:style-name="ce17" table:formula="of:=[.E1011]/[.D1011]" office:value-type="float" office:value="1.38723898524326" calcext:value-type="float">
            <text:p>1.3872389852432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13214G</text:p>
          </table:table-cell>
          <table:table-cell table:style-name="ce8" office:value-type="currency" office:currency="USD" office:value="1149" calcext:value-type="currency">
            <text:p>$1,149.00</text:p>
          </table:table-cell>
          <table:table-cell table:style-name="ce64" office:value-type="currency" office:currency="USD" office:value="1538" calcext:value-type="currency">
            <text:p>$1,538.00</text:p>
          </table:table-cell>
          <table:table-cell table:style-name="ce64" table:formula="of:=[.C1012]*0.54" office:value-type="currency" office:currency="USD" office:value="830.52" calcext:value-type="currency">
            <text:p>$830.52</text:p>
          </table:table-cell>
          <table:table-cell table:style-name="ce64" office:value-type="currency" office:currency="USD" office:value="1152" calcext:value-type="currency">
            <text:p>$1,152.00</text:p>
          </table:table-cell>
          <table:table-cell table:style-name="ce64" table:formula="of:=[.E1012]-[.B1012]" office:value-type="currency" office:currency="USD" office:value="3" calcext:value-type="currency">
            <text:p>$3.00</text:p>
          </table:table-cell>
          <table:table-cell table:style-name="ce17" table:formula="of:=[.E1012]/[.D1012]" office:value-type="float" office:value="1.38708279150412" calcext:value-type="float">
            <text:p>1.3870827915041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23214G</text:p>
          </table:table-cell>
          <table:table-cell table:style-name="ce8" office:value-type="currency" office:currency="USD" office:value="1234" calcext:value-type="currency">
            <text:p>$1,234.00</text:p>
          </table:table-cell>
          <table:table-cell table:style-name="ce64" office:value-type="currency" office:currency="USD" office:value="1652" calcext:value-type="currency">
            <text:p>$1,652.00</text:p>
          </table:table-cell>
          <table:table-cell table:style-name="ce64" table:formula="of:=[.C1013]*0.54" office:value-type="currency" office:currency="USD" office:value="892.08" calcext:value-type="currency">
            <text:p>$892.08</text:p>
          </table:table-cell>
          <table:table-cell table:style-name="ce64" office:value-type="currency" office:currency="USD" office:value="1237" calcext:value-type="currency">
            <text:p>$1,237.00</text:p>
          </table:table-cell>
          <table:table-cell table:style-name="ce64" table:formula="of:=[.E1013]-[.B1013]" office:value-type="currency" office:currency="USD" office:value="3" calcext:value-type="currency">
            <text:p>$3.00</text:p>
          </table:table-cell>
          <table:table-cell table:style-name="ce17" table:formula="of:=[.E1013]/[.D1013]" office:value-type="float" office:value="1.3866469374944" calcext:value-type="float">
            <text:p>1.386646937494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34014G</text:p>
          </table:table-cell>
          <table:table-cell table:style-name="ce8" office:value-type="currency" office:currency="USD" office:value="1712" calcext:value-type="currency">
            <text:p>$1,712.00</text:p>
          </table:table-cell>
          <table:table-cell table:style-name="ce64" office:value-type="currency" office:currency="USD" office:value="2290" calcext:value-type="currency">
            <text:p>$2,290.00</text:p>
          </table:table-cell>
          <table:table-cell table:style-name="ce64" table:formula="of:=[.C1014]*0.54" office:value-type="currency" office:currency="USD" office:value="1236.6" calcext:value-type="currency">
            <text:p>$1,236.60</text:p>
          </table:table-cell>
          <table:table-cell table:style-name="ce64" office:value-type="currency" office:currency="USD" office:value="1715" calcext:value-type="currency">
            <text:p>$1,715.00</text:p>
          </table:table-cell>
          <table:table-cell table:style-name="ce64" table:formula="of:=[.E1014]-[.B1014]" office:value-type="currency" office:currency="USD" office:value="3" calcext:value-type="currency">
            <text:p>$3.00</text:p>
          </table:table-cell>
          <table:table-cell table:style-name="ce17" table:formula="of:=[.E1014]/[.D1014]" office:value-type="float" office:value="1.38686721656154" calcext:value-type="float">
            <text:p>1.3868672165615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44014G</text:p>
          </table:table-cell>
          <table:table-cell table:style-name="ce8" office:value-type="currency" office:currency="USD" office:value="1787" calcext:value-type="currency">
            <text:p>$1,787.00</text:p>
          </table:table-cell>
          <table:table-cell table:style-name="ce64" office:value-type="currency" office:currency="USD" office:value="2389" calcext:value-type="currency">
            <text:p>$2,389.00</text:p>
          </table:table-cell>
          <table:table-cell table:style-name="ce64" table:formula="of:=[.C1015]*0.54" office:value-type="currency" office:currency="USD" office:value="1290.06" calcext:value-type="currency">
            <text:p>$1,290.06</text:p>
          </table:table-cell>
          <table:table-cell table:style-name="ce64" office:value-type="currency" office:currency="USD" office:value="1790" calcext:value-type="currency">
            <text:p>$1,790.00</text:p>
          </table:table-cell>
          <table:table-cell table:style-name="ce64" table:formula="of:=[.E1015]-[.B1015]" office:value-type="currency" office:currency="USD" office:value="3" calcext:value-type="currency">
            <text:p>$3.00</text:p>
          </table:table-cell>
          <table:table-cell table:style-name="ce17" table:formula="of:=[.E1015]/[.D1015]" office:value-type="float" office:value="1.38753236283584" calcext:value-type="float">
            <text:p>1.3875323628358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WA154014G</text:p>
          </table:table-cell>
          <table:table-cell table:style-name="ce8" office:value-type="currency" office:currency="USD" office:value="1859" calcext:value-type="currency">
            <text:p>$1,859.00</text:p>
          </table:table-cell>
          <table:table-cell table:style-name="ce64" office:value-type="currency" office:currency="USD" office:value="2486" calcext:value-type="currency">
            <text:p>$2,486.00</text:p>
          </table:table-cell>
          <table:table-cell table:style-name="ce64" table:formula="of:=[.C1016]*0.54" office:value-type="currency" office:currency="USD" office:value="1342.44" calcext:value-type="currency">
            <text:p>$1,342.44</text:p>
          </table:table-cell>
          <table:table-cell table:style-name="ce64" office:value-type="currency" office:currency="USD" office:value="1862" calcext:value-type="currency">
            <text:p>$1,862.00</text:p>
          </table:table-cell>
          <table:table-cell table:style-name="ce64" table:formula="of:=[.E1016]-[.B1016]" office:value-type="currency" office:currency="USD" office:value="3" calcext:value-type="currency">
            <text:p>$3.00</text:p>
          </table:table-cell>
          <table:table-cell table:style-name="ce17" table:formula="of:=[.E1016]/[.D1016]" office:value-type="float" office:value="1.38702660826555" calcext:value-type="float">
            <text:p>1.3870266082655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Wheelbarrow Style Aluminum Ladd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LWB5-G</text:p>
          </table:table-cell>
          <table:table-cell table:style-name="ce8" office:value-type="currency" office:currency="USD" office:value="735" calcext:value-type="currency">
            <text:p>$735.00</text:p>
          </table:table-cell>
          <table:table-cell table:style-name="ce64" office:value-type="currency" office:currency="USD" office:value="1099" calcext:value-type="currency">
            <text:p>$1,099.00</text:p>
          </table:table-cell>
          <table:table-cell table:style-name="ce64" table:formula="of:=[.C1020]*0.54" office:value-type="currency" office:currency="USD" office:value="593.46" calcext:value-type="currency">
            <text:p>$593.46</text:p>
          </table:table-cell>
          <table:table-cell table:style-name="ce64" office:value-type="currency" office:currency="USD" office:value="681" calcext:value-type="currency">
            <text:p>$681.00</text:p>
          </table:table-cell>
          <table:table-cell table:style-name="ce64" table:formula="of:=[.E1020]-[.B1020]" office:value-type="currency" office:currency="USD" office:value="-54" calcext:value-type="currency">
            <text:p>-$54.00</text:p>
          </table:table-cell>
          <table:table-cell table:style-name="ce17" table:formula="of:=[.E1020]/[.D1020]" office:value-type="float" office:value="1.14750783540592" calcext:value-type="float">
            <text:p>1.147507835405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6-G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 office:value-type="currency" office:currency="USD" office:value="1231" calcext:value-type="currency">
            <text:p>$1,231.00</text:p>
          </table:table-cell>
          <table:table-cell table:style-name="ce64" table:formula="of:=[.C1021]*0.54" office:value-type="currency" office:currency="USD" office:value="664.74" calcext:value-type="currency">
            <text:p>$664.74</text:p>
          </table:table-cell>
          <table:table-cell table:style-name="ce64" office:value-type="currency" office:currency="USD" office:value="774" calcext:value-type="currency">
            <text:p>$774.00</text:p>
          </table:table-cell>
          <table:table-cell table:style-name="ce64" table:formula="of:=[.E1021]-[.B1021]" office:value-type="currency" office:currency="USD" office:value="-51" calcext:value-type="currency">
            <text:p>-$51.00</text:p>
          </table:table-cell>
          <table:table-cell table:style-name="ce17" table:formula="of:=[.E1021]/[.D1021]" office:value-type="float" office:value="1.16436501489304" calcext:value-type="float">
            <text:p>1.1643650148930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7-G</text:p>
          </table:table-cell>
          <table:table-cell table:style-name="ce8" office:value-type="currency" office:currency="USD" office:value="915" calcext:value-type="currency">
            <text:p>$915.00</text:p>
          </table:table-cell>
          <table:table-cell table:style-name="ce64" office:value-type="currency" office:currency="USD" office:value="1363" calcext:value-type="currency">
            <text:p>$1,363.00</text:p>
          </table:table-cell>
          <table:table-cell table:style-name="ce64" table:formula="of:=[.C1022]*0.54" office:value-type="currency" office:currency="USD" office:value="736.02" calcext:value-type="currency">
            <text:p>$736.02</text:p>
          </table:table-cell>
          <table:table-cell table:style-name="ce64" office:value-type="currency" office:currency="USD" office:value="864" calcext:value-type="currency">
            <text:p>$864.00</text:p>
          </table:table-cell>
          <table:table-cell table:style-name="ce64" table:formula="of:=[.E1022]-[.B1022]" office:value-type="currency" office:currency="USD" office:value="-51" calcext:value-type="currency">
            <text:p>-$51.00</text:p>
          </table:table-cell>
          <table:table-cell table:style-name="ce17" table:formula="of:=[.E1022]/[.D1022]" office:value-type="float" office:value="1.17388114453412" calcext:value-type="float">
            <text:p>1.1738811445341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8-G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 office:value-type="currency" office:currency="USD" office:value="1495" calcext:value-type="currency">
            <text:p>$1,495.00</text:p>
          </table:table-cell>
          <table:table-cell table:style-name="ce64" table:formula="of:=[.C1023]*0.54" office:value-type="currency" office:currency="USD" office:value="807.3" calcext:value-type="currency">
            <text:p>$807.30</text:p>
          </table:table-cell>
          <table:table-cell table:style-name="ce64" office:value-type="currency" office:currency="USD" office:value="947" calcext:value-type="currency">
            <text:p>$947.00</text:p>
          </table:table-cell>
          <table:table-cell table:style-name="ce64" table:formula="of:=[.E1023]-[.B1023]" office:value-type="currency" office:currency="USD" office:value="-52" calcext:value-type="currency">
            <text:p>-$52.00</text:p>
          </table:table-cell>
          <table:table-cell table:style-name="ce17" table:formula="of:=[.E1023]/[.D1023]" office:value-type="float" office:value="1.17304595565465" calcext:value-type="float">
            <text:p>1.173045955654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9-G</text:p>
          </table:table-cell>
          <table:table-cell table:style-name="ce8" office:value-type="currency" office:currency="USD" office:value="1085" calcext:value-type="currency">
            <text:p>$1,085.00</text:p>
          </table:table-cell>
          <table:table-cell table:style-name="ce64" office:value-type="currency" office:currency="USD" office:value="1627" calcext:value-type="currency">
            <text:p>$1,627.00</text:p>
          </table:table-cell>
          <table:table-cell table:style-name="ce64" table:formula="of:=[.C1024]*0.54" office:value-type="currency" office:currency="USD" office:value="878.58" calcext:value-type="currency">
            <text:p>$878.58</text:p>
          </table:table-cell>
          <table:table-cell table:style-name="ce64" office:value-type="currency" office:currency="USD" office:value="998" calcext:value-type="currency">
            <text:p>$998.00</text:p>
          </table:table-cell>
          <table:table-cell table:style-name="ce64" table:formula="of:=[.E1024]-[.B1024]" office:value-type="currency" office:currency="USD" office:value="-87" calcext:value-type="currency">
            <text:p>-$87.00</text:p>
          </table:table-cell>
          <table:table-cell table:style-name="ce17" table:formula="of:=[.E1024]/[.D1024]" office:value-type="float" office:value="1.13592387716543" calcext:value-type="float">
            <text:p>1.1359238771654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10-G</text:p>
          </table:table-cell>
          <table:table-cell table:style-name="ce8" office:value-type="currency" office:currency="USD" office:value="1175" calcext:value-type="currency">
            <text:p>$1,175.00</text:p>
          </table:table-cell>
          <table:table-cell table:style-name="ce64" office:value-type="currency" office:currency="USD" office:value="1759" calcext:value-type="currency">
            <text:p>$1,759.00</text:p>
          </table:table-cell>
          <table:table-cell table:style-name="ce64" table:formula="of:=[.C1025]*0.54" office:value-type="currency" office:currency="USD" office:value="949.86" calcext:value-type="currency">
            <text:p>$949.86</text:p>
          </table:table-cell>
          <table:table-cell table:style-name="ce64" office:value-type="currency" office:currency="USD" office:value="1115" calcext:value-type="currency">
            <text:p>$1,115.00</text:p>
          </table:table-cell>
          <table:table-cell table:style-name="ce64" table:formula="of:=[.E1025]-[.B1025]" office:value-type="currency" office:currency="USD" office:value="-60" calcext:value-type="currency">
            <text:p>-$60.00</text:p>
          </table:table-cell>
          <table:table-cell table:style-name="ce17" table:formula="of:=[.E1025]/[.D1025]" office:value-type="float" office:value="1.17385720000842" calcext:value-type="float">
            <text:p>1.1738572000084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530-G</text:p>
          </table:table-cell>
          <table:table-cell table:style-name="ce8" office:value-type="currency" office:currency="USD" office:value="765" calcext:value-type="currency">
            <text:p>$765.00</text:p>
          </table:table-cell>
          <table:table-cell table:style-name="ce64" office:value-type="currency" office:currency="USD" office:value="1143" calcext:value-type="currency">
            <text:p>$1,143.00</text:p>
          </table:table-cell>
          <table:table-cell table:style-name="ce64" table:formula="of:=[.C1026]*0.54" office:value-type="currency" office:currency="USD" office:value="617.22" calcext:value-type="currency">
            <text:p>$617.22</text:p>
          </table:table-cell>
          <table:table-cell table:style-name="ce64" office:value-type="currency" office:currency="USD" office:value="725" calcext:value-type="currency">
            <text:p>$725.00</text:p>
          </table:table-cell>
          <table:table-cell table:style-name="ce64" table:formula="of:=[.E1026]-[.B1026]" office:value-type="currency" office:currency="USD" office:value="-40" calcext:value-type="currency">
            <text:p>-$40.00</text:p>
          </table:table-cell>
          <table:table-cell table:style-name="ce17" table:formula="of:=[.E1026]/[.D1026]" office:value-type="float" office:value="1.17462169080717" calcext:value-type="float">
            <text:p>1.1746216908071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630-G</text:p>
          </table:table-cell>
          <table:table-cell table:style-name="ce8" office:value-type="currency" office:currency="USD" office:value="866" calcext:value-type="currency">
            <text:p>$866.00</text:p>
          </table:table-cell>
          <table:table-cell table:style-name="ce64" office:value-type="currency" office:currency="USD" office:value="1293" calcext:value-type="currency">
            <text:p>$1,293.00</text:p>
          </table:table-cell>
          <table:table-cell table:style-name="ce64" table:formula="of:=[.C1027]*0.54" office:value-type="currency" office:currency="USD" office:value="698.22" calcext:value-type="currency">
            <text:p>$698.22</text:p>
          </table:table-cell>
          <table:table-cell table:style-name="ce64" office:value-type="currency" office:currency="USD" office:value="820" calcext:value-type="currency">
            <text:p>$820.00</text:p>
          </table:table-cell>
          <table:table-cell table:style-name="ce64" table:formula="of:=[.E1027]-[.B1027]" office:value-type="currency" office:currency="USD" office:value="-46" calcext:value-type="currency">
            <text:p>-$46.00</text:p>
          </table:table-cell>
          <table:table-cell table:style-name="ce17" table:formula="of:=[.E1027]/[.D1027]" office:value-type="float" office:value="1.17441494084959" calcext:value-type="float">
            <text:p>1.1744149408495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730-G</text:p>
          </table:table-cell>
          <table:table-cell table:style-name="ce8" office:value-type="currency" office:currency="USD" office:value="965" calcext:value-type="currency">
            <text:p>$965.00</text:p>
          </table:table-cell>
          <table:table-cell table:style-name="ce64" office:value-type="currency" office:currency="USD" office:value="1442" calcext:value-type="currency">
            <text:p>$1,442.00</text:p>
          </table:table-cell>
          <table:table-cell table:style-name="ce64" table:formula="of:=[.C1028]*0.54" office:value-type="currency" office:currency="USD" office:value="778.68" calcext:value-type="currency">
            <text:p>$778.68</text:p>
          </table:table-cell>
          <table:table-cell table:style-name="ce64" office:value-type="currency" office:currency="USD" office:value="914" calcext:value-type="currency">
            <text:p>$914.00</text:p>
          </table:table-cell>
          <table:table-cell table:style-name="ce64" table:formula="of:=[.E1028]-[.B1028]" office:value-type="currency" office:currency="USD" office:value="-51" calcext:value-type="currency">
            <text:p>-$51.00</text:p>
          </table:table-cell>
          <table:table-cell table:style-name="ce17" table:formula="of:=[.E1028]/[.D1028]" office:value-type="float" office:value="1.17378127086865" calcext:value-type="float">
            <text:p>1.173781270868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830-G</text:p>
          </table:table-cell>
          <table:table-cell table:style-name="ce8" office:value-type="currency" office:currency="USD" office:value="1065" calcext:value-type="currency">
            <text:p>$1,065.00</text:p>
          </table:table-cell>
          <table:table-cell table:style-name="ce64" office:value-type="currency" office:currency="USD" office:value="1592" calcext:value-type="currency">
            <text:p>$1,592.00</text:p>
          </table:table-cell>
          <table:table-cell table:style-name="ce64" table:formula="of:=[.C1029]*0.54" office:value-type="currency" office:currency="USD" office:value="859.68" calcext:value-type="currency">
            <text:p>$859.68</text:p>
          </table:table-cell>
          <table:table-cell table:style-name="ce64" office:value-type="currency" office:currency="USD" office:value="985" calcext:value-type="currency">
            <text:p>$985.00</text:p>
          </table:table-cell>
          <table:table-cell table:style-name="ce64" table:formula="of:=[.E1029]-[.B1029]" office:value-type="currency" office:currency="USD" office:value="-80" calcext:value-type="currency">
            <text:p>-$80.00</text:p>
          </table:table-cell>
          <table:table-cell table:style-name="ce17" table:formula="of:=[.E1029]/[.D1029]" office:value-type="float" office:value="1.14577517215708" calcext:value-type="float">
            <text:p>1.14577517215708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930-G</text:p>
          </table:table-cell>
          <table:table-cell table:style-name="ce8" office:value-type="currency" office:currency="USD" office:value="1165" calcext:value-type="currency">
            <text:p>$1,165.00</text:p>
          </table:table-cell>
          <table:table-cell table:style-name="ce64" office:value-type="currency" office:currency="USD" office:value="1741" calcext:value-type="currency">
            <text:p>$1,741.00</text:p>
          </table:table-cell>
          <table:table-cell table:style-name="ce64" table:formula="of:=[.C1030]*0.54" office:value-type="currency" office:currency="USD" office:value="940.14" calcext:value-type="currency">
            <text:p>$940.14</text:p>
          </table:table-cell>
          <table:table-cell table:style-name="ce64" office:value-type="currency" office:currency="USD" office:value="1104" calcext:value-type="currency">
            <text:p>$1,104.00</text:p>
          </table:table-cell>
          <table:table-cell table:style-name="ce64" table:formula="of:=[.E1030]-[.B1030]" office:value-type="currency" office:currency="USD" office:value="-61" calcext:value-type="currency">
            <text:p>-$61.00</text:p>
          </table:table-cell>
          <table:table-cell table:style-name="ce17" table:formula="of:=[.E1030]/[.D1030]" office:value-type="float" office:value="1.1742931903759" calcext:value-type="float">
            <text:p>1.174293190375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1030-G</text:p>
          </table:table-cell>
          <table:table-cell table:style-name="ce8" office:value-type="currency" office:currency="USD" office:value="1265" calcext:value-type="currency">
            <text:p>$1,265.00</text:p>
          </table:table-cell>
          <table:table-cell table:style-name="ce64" office:value-type="currency" office:currency="USD" office:value="1891" calcext:value-type="currency">
            <text:p>$1,891.00</text:p>
          </table:table-cell>
          <table:table-cell table:style-name="ce64" table:formula="of:=[.C1031]*0.54" office:value-type="currency" office:currency="USD" office:value="1021.14" calcext:value-type="currency">
            <text:p>$1,021.14</text:p>
          </table:table-cell>
          <table:table-cell table:style-name="ce64" office:value-type="currency" office:currency="USD" office:value="1191" calcext:value-type="currency">
            <text:p>$1,191.00</text:p>
          </table:table-cell>
          <table:table-cell table:style-name="ce64" table:formula="of:=[.E1031]-[.B1031]" office:value-type="currency" office:currency="USD" office:value="-74" calcext:value-type="currency">
            <text:p>-$74.00</text:p>
          </table:table-cell>
          <table:table-cell table:style-name="ce17" table:formula="of:=[.E1031]/[.D1031]" office:value-type="float" office:value="1.16634349844292" calcext:value-type="float">
            <text:p>1.1663434984429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ALWB5-R</text:p>
          </table:table-cell>
          <table:table-cell table:style-name="ce8" office:value-type="currency" office:currency="USD" office:value="713" calcext:value-type="currency">
            <text:p>$713.00</text:p>
          </table:table-cell>
          <table:table-cell table:style-name="ce64" office:value-type="currency" office:currency="USD" office:value="1047" calcext:value-type="currency">
            <text:p>$1,047.00</text:p>
          </table:table-cell>
          <table:table-cell table:style-name="ce64" table:formula="of:=[.C1032]*0.54" office:value-type="currency" office:currency="USD" office:value="565.38" calcext:value-type="currency">
            <text:p>$565.38</text:p>
          </table:table-cell>
          <table:table-cell table:style-name="ce64" office:value-type="currency" office:currency="USD" office:value="905" calcext:value-type="currency">
            <text:p>$905.00</text:p>
          </table:table-cell>
          <table:table-cell table:style-name="ce64" table:formula="of:=[.E1032]-[.B1032]" office:value-type="currency" office:currency="USD" office:value="192" calcext:value-type="currency">
            <text:p>$192.00</text:p>
          </table:table-cell>
          <table:table-cell table:style-name="ce17" table:formula="of:=[.E1032]/[.D1032]" office:value-type="float" office:value="1.60069333899324" calcext:value-type="float">
            <text:p>1.6006933389932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6-R</text:p>
          </table:table-cell>
          <table:table-cell table:style-name="ce8" office:value-type="currency" office:currency="USD" office:value="798" calcext:value-type="currency">
            <text:p>$798.00</text:p>
          </table:table-cell>
          <table:table-cell table:style-name="ce64" office:value-type="currency" office:currency="USD" office:value="1172" calcext:value-type="currency">
            <text:p>$1,172.00</text:p>
          </table:table-cell>
          <table:table-cell table:style-name="ce64" table:formula="of:=[.C1033]*0.54" office:value-type="currency" office:currency="USD" office:value="632.88" calcext:value-type="currency">
            <text:p>$632.88</text:p>
          </table:table-cell>
          <table:table-cell table:style-name="ce64" office:value-type="currency" office:currency="USD" office:value="1013" calcext:value-type="currency">
            <text:p>$1,013.00</text:p>
          </table:table-cell>
          <table:table-cell table:style-name="ce64" table:formula="of:=[.E1033]-[.B1033]" office:value-type="currency" office:currency="USD" office:value="215" calcext:value-type="currency">
            <text:p>$215.00</text:p>
          </table:table-cell>
          <table:table-cell table:style-name="ce17" table:formula="of:=[.E1033]/[.D1033]" office:value-type="float" office:value="1.60061939072178" calcext:value-type="float">
            <text:p>1.60061939072178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7-R</text:p>
          </table:table-cell>
          <table:table-cell table:style-name="ce8" office:value-type="currency" office:currency="USD" office:value="884" calcext:value-type="currency">
            <text:p>$884.00</text:p>
          </table:table-cell>
          <table:table-cell table:style-name="ce64" office:value-type="currency" office:currency="USD" office:value="1298" calcext:value-type="currency">
            <text:p>$1,298.00</text:p>
          </table:table-cell>
          <table:table-cell table:style-name="ce64" table:formula="of:=[.C1034]*0.54" office:value-type="currency" office:currency="USD" office:value="700.92" calcext:value-type="currency">
            <text:p>$700.92</text:p>
          </table:table-cell>
          <table:table-cell table:style-name="ce64" office:value-type="currency" office:currency="USD" office:value="1124" calcext:value-type="currency">
            <text:p>$1,124.00</text:p>
          </table:table-cell>
          <table:table-cell table:style-name="ce64" table:formula="of:=[.E1034]-[.B1034]" office:value-type="currency" office:currency="USD" office:value="240" calcext:value-type="currency">
            <text:p>$240.00</text:p>
          </table:table-cell>
          <table:table-cell table:style-name="ce17" table:formula="of:=[.E1034]/[.D1034]" office:value-type="float" office:value="1.60360668835245" calcext:value-type="float">
            <text:p>1.60360668835245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8-R</text:p>
          </table:table-cell>
          <table:table-cell table:style-name="ce8" office:value-type="currency" office:currency="USD" office:value="969" calcext:value-type="currency">
            <text:p>$969.00</text:p>
          </table:table-cell>
          <table:table-cell table:style-name="ce64" office:value-type="currency" office:currency="USD" office:value="1424" calcext:value-type="currency">
            <text:p>$1,424.00</text:p>
          </table:table-cell>
          <table:table-cell table:style-name="ce64" table:formula="of:=[.C1035]*0.54" office:value-type="currency" office:currency="USD" office:value="768.96" calcext:value-type="currency">
            <text:p>$768.96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table:formula="of:=[.E1035]-[.B1035]" office:value-type="currency" office:currency="USD" office:value="263" calcext:value-type="currency">
            <text:p>$263.00</text:p>
          </table:table-cell>
          <table:table-cell table:style-name="ce17" table:formula="of:=[.E1035]/[.D1035]" office:value-type="float" office:value="1.60216396171452" calcext:value-type="float">
            <text:p>1.60216396171452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9-R</text:p>
          </table:table-cell>
          <table:table-cell table:style-name="ce8" office:value-type="currency" office:currency="USD" office:value="1054" calcext:value-type="currency">
            <text:p>$1,054.00</text:p>
          </table:table-cell>
          <table:table-cell table:style-name="ce64" office:value-type="currency" office:currency="USD" office:value="1549" calcext:value-type="currency">
            <text:p>$1,549.00</text:p>
          </table:table-cell>
          <table:table-cell table:style-name="ce64" table:formula="of:=[.C1036]*0.54" office:value-type="currency" office:currency="USD" office:value="836.46" calcext:value-type="currency">
            <text:p>$836.46</text:p>
          </table:table-cell>
          <table:table-cell table:style-name="ce64" office:value-type="currency" office:currency="USD" office:value="1341" calcext:value-type="currency">
            <text:p>$1,341.00</text:p>
          </table:table-cell>
          <table:table-cell table:style-name="ce64" table:formula="of:=[.E1036]-[.B1036]" office:value-type="currency" office:currency="USD" office:value="287" calcext:value-type="currency">
            <text:p>$287.00</text:p>
          </table:table-cell>
          <table:table-cell table:style-name="ce17" table:formula="of:=[.E1036]/[.D1036]" office:value-type="float" office:value="1.60318485044114" calcext:value-type="float">
            <text:p>1.6031848504411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10-R</text:p>
          </table:table-cell>
          <table:table-cell table:style-name="ce8" office:value-type="currency" office:currency="USD" office:value="1140" calcext:value-type="currency">
            <text:p>$1,140.00</text:p>
          </table:table-cell>
          <table:table-cell table:style-name="ce64" office:value-type="currency" office:currency="USD" office:value="1675" calcext:value-type="currency">
            <text:p>$1,675.00</text:p>
          </table:table-cell>
          <table:table-cell table:style-name="ce64" table:formula="of:=[.C1037]*0.54" office:value-type="currency" office:currency="USD" office:value="904.5" calcext:value-type="currency">
            <text:p>$904.50</text:p>
          </table:table-cell>
          <table:table-cell table:style-name="ce64" office:value-type="currency" office:currency="USD" office:value="1449" calcext:value-type="currency">
            <text:p>$1,449.00</text:p>
          </table:table-cell>
          <table:table-cell table:style-name="ce64" table:formula="of:=[.E1037]-[.B1037]" office:value-type="currency" office:currency="USD" office:value="309" calcext:value-type="currency">
            <text:p>$309.00</text:p>
          </table:table-cell>
          <table:table-cell table:style-name="ce17" table:formula="of:=[.E1037]/[.D1037]" office:value-type="float" office:value="1.60199004975124" calcext:value-type="float">
            <text:p>1.6019900497512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530-R</text:p>
          </table:table-cell>
          <table:table-cell table:style-name="ce8" office:value-type="currency" office:currency="USD" office:value="741" calcext:value-type="currency">
            <text:p>$741.00</text:p>
          </table:table-cell>
          <table:table-cell table:style-name="ce64" office:value-type="currency" office:currency="USD" office:value="1089" calcext:value-type="currency">
            <text:p>$1,089.00</text:p>
          </table:table-cell>
          <table:table-cell table:style-name="ce64" table:formula="of:=[.C1038]*0.54" office:value-type="currency" office:currency="USD" office:value="588.06" calcext:value-type="currency">
            <text:p>$588.06</text:p>
          </table:table-cell>
          <table:table-cell table:style-name="ce64" office:value-type="currency" office:currency="USD" office:value="983" calcext:value-type="currency">
            <text:p>$983.00</text:p>
          </table:table-cell>
          <table:table-cell table:style-name="ce64" table:formula="of:=[.E1038]-[.B1038]" office:value-type="currency" office:currency="USD" office:value="242" calcext:value-type="currency">
            <text:p>$242.00</text:p>
          </table:table-cell>
          <table:table-cell table:style-name="ce17" table:formula="of:=[.E1038]/[.D1038]" office:value-type="float" office:value="1.6715981362446" calcext:value-type="float">
            <text:p>1.6715981362446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630-R</text:p>
          </table:table-cell>
          <table:table-cell table:style-name="ce8" office:value-type="currency" office:currency="USD" office:value="838" calcext:value-type="currency">
            <text:p>$838.00</text:p>
          </table:table-cell>
          <table:table-cell table:style-name="ce64" office:value-type="currency" office:currency="USD" office:value="1231" calcext:value-type="currency">
            <text:p>$1,231.00</text:p>
          </table:table-cell>
          <table:table-cell table:style-name="ce64" table:formula="of:=[.C1039]*0.54" office:value-type="currency" office:currency="USD" office:value="664.74" calcext:value-type="currency">
            <text:p>$664.74</text:p>
          </table:table-cell>
          <table:table-cell table:style-name="ce64" office:value-type="currency" office:currency="USD" office:value="1066" calcext:value-type="currency">
            <text:p>$1,066.00</text:p>
          </table:table-cell>
          <table:table-cell table:style-name="ce64" table:formula="of:=[.E1039]-[.B1039]" office:value-type="currency" office:currency="USD" office:value="228" calcext:value-type="currency">
            <text:p>$228.00</text:p>
          </table:table-cell>
          <table:table-cell table:style-name="ce17" table:formula="of:=[.E1039]/[.D1039]" office:value-type="float" office:value="1.60363450371574" calcext:value-type="float">
            <text:p>1.60363450371574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730-R</text:p>
          </table:table-cell>
          <table:table-cell table:style-name="ce8" office:value-type="currency" office:currency="USD" office:value="935" calcext:value-type="currency">
            <text:p>$935.00</text:p>
          </table:table-cell>
          <table:table-cell table:style-name="ce64" office:value-type="currency" office:currency="USD" office:value="1373" calcext:value-type="currency">
            <text:p>$1,373.00</text:p>
          </table:table-cell>
          <table:table-cell table:style-name="ce64" table:formula="of:=[.C1040]*0.54" office:value-type="currency" office:currency="USD" office:value="741.42" calcext:value-type="currency">
            <text:p>$741.42</text:p>
          </table:table-cell>
          <table:table-cell table:style-name="ce64" office:value-type="currency" office:currency="USD" office:value="1187" calcext:value-type="currency">
            <text:p>$1,187.00</text:p>
          </table:table-cell>
          <table:table-cell table:style-name="ce64" table:formula="of:=[.E1040]-[.B1040]" office:value-type="currency" office:currency="USD" office:value="252" calcext:value-type="currency">
            <text:p>$252.00</text:p>
          </table:table-cell>
          <table:table-cell table:style-name="ce17" table:formula="of:=[.E1040]/[.D1040]" office:value-type="float" office:value="1.60098189959807" calcext:value-type="float">
            <text:p>1.60098189959807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830-R</text:p>
          </table:table-cell>
          <table:table-cell table:style-name="ce8" office:value-type="currency" office:currency="USD" office:value="1032" calcext:value-type="currency">
            <text:p>$1,032.00</text:p>
          </table:table-cell>
          <table:table-cell table:style-name="ce64" office:value-type="currency" office:currency="USD" office:value="1516" calcext:value-type="currency">
            <text:p>$1,516.00</text:p>
          </table:table-cell>
          <table:table-cell table:style-name="ce64" table:formula="of:=[.C1041]*0.54" office:value-type="currency" office:currency="USD" office:value="818.64" calcext:value-type="currency">
            <text:p>$818.64</text:p>
          </table:table-cell>
          <table:table-cell table:style-name="ce64" office:value-type="currency" office:currency="USD" office:value="1310" calcext:value-type="currency">
            <text:p>$1,310.00</text:p>
          </table:table-cell>
          <table:table-cell table:style-name="ce64" table:formula="of:=[.E1041]-[.B1041]" office:value-type="currency" office:currency="USD" office:value="278" calcext:value-type="currency">
            <text:p>$278.00</text:p>
          </table:table-cell>
          <table:table-cell table:style-name="ce17" table:formula="of:=[.E1041]/[.D1041]" office:value-type="float" office:value="1.60021499071631" calcext:value-type="float">
            <text:p>1.60021499071631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930-R</text:p>
          </table:table-cell>
          <table:table-cell table:style-name="ce8" office:value-type="currency" office:currency="USD" office:value="1129" calcext:value-type="currency">
            <text:p>$1,129.00</text:p>
          </table:table-cell>
          <table:table-cell table:style-name="ce64" office:value-type="currency" office:currency="USD" office:value="1658" calcext:value-type="currency">
            <text:p>$1,658.00</text:p>
          </table:table-cell>
          <table:table-cell table:style-name="ce64" table:formula="of:=[.C1042]*0.54" office:value-type="currency" office:currency="USD" office:value="895.32" calcext:value-type="currency">
            <text:p>$895.32</text:p>
          </table:table-cell>
          <table:table-cell table:style-name="ce64" office:value-type="currency" office:currency="USD" office:value="1434" calcext:value-type="currency">
            <text:p>$1,434.00</text:p>
          </table:table-cell>
          <table:table-cell table:style-name="ce64" table:formula="of:=[.E1042]-[.B1042]" office:value-type="currency" office:currency="USD" office:value="305" calcext:value-type="currency">
            <text:p>$305.00</text:p>
          </table:table-cell>
          <table:table-cell table:style-name="ce17" table:formula="of:=[.E1042]/[.D1042]" office:value-type="float" office:value="1.60166197560649" calcext:value-type="float">
            <text:p>1.60166197560649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2">
          <table:table-cell table:style-name="ce2" office:value-type="string" calcext:value-type="string">
            <text:p>ALWB1030-R</text:p>
          </table:table-cell>
          <table:table-cell table:style-name="ce8" office:value-type="currency" office:currency="USD" office:value="1225" calcext:value-type="currency">
            <text:p>$1,225.00</text:p>
          </table:table-cell>
          <table:table-cell table:style-name="ce64" office:value-type="currency" office:currency="USD" office:value="1801" calcext:value-type="currency">
            <text:p>$1,801.00</text:p>
          </table:table-cell>
          <table:table-cell table:style-name="ce64" table:formula="of:=[.C1043]*0.54" office:value-type="currency" office:currency="USD" office:value="972.54" calcext:value-type="currency">
            <text:p>$972.54</text:p>
          </table:table-cell>
          <table:table-cell table:style-name="ce64" office:value-type="currency" office:currency="USD" office:value="1556" calcext:value-type="currency">
            <text:p>$1,556.00</text:p>
          </table:table-cell>
          <table:table-cell table:style-name="ce64" table:formula="of:=[.E1043]-[.B1043]" office:value-type="currency" office:currency="USD" office:value="331" calcext:value-type="currency">
            <text:p>$331.00</text:p>
          </table:table-cell>
          <table:table-cell table:style-name="ce17" table:formula="of:=[.E1043]/[.D1043]" office:value-type="float" office:value="1.59993419293808" calcext:value-type="float">
            <text:p>1.59993419293808</text:p>
          </table:table-cell>
          <table:table-cell table:style-name="ce17" office:value-type="string" calcext:value-type="string">
            <text:p>graingerindustrialsupply.com</text:p>
          </table:table-cell>
        </table:table-row>
        <table:table-row table:style-name="ro10">
          <table:table-cell table:style-name="ce6" office:value-type="string" calcext:value-type="string">
            <text:p>58 items found</text:p>
          </table:table-cell>
          <table:table-cell table:number-columns-repeated="7"/>
        </table:table-row>
        <table:table-row table:style-name="ro11">
          <table:table-cell table:style-name="ce6" office:value-type="string" calcext:value-type="string">
            <text:p>868 individual models</text:p>
          </table:table-cell>
          <table:table-cell table:number-columns-repeated="7"/>
        </table:table-row>
        <table:table-row table:style-name="ro2" table:number-rows-repeated="104753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9:56:33.7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14T11:48:38.106000000</dc:date>
    <meta:editing-duration>PT19H58M56S</meta:editing-duration>
    <meta:editing-cycles>282</meta:editing-cycles>
    <meta:print-date>2017-05-01T13:14:12.854000000</meta:print-date>
    <meta:document-statistic meta:table-count="13" meta:cell-count="14332" meta:object-count="0"/>
  </office:meta>
</office:document-meta>
</file>